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style:page-number="auto"/>
      <style:text-properties style:font-name="Arial" fo:font-size="15pt" style:font-size-asian="15pt" style:font-name-complex="Arial" style:font-size-complex="15pt"/>
    </style:style>
    <style:style style:name="P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style>
    <style:style style:name="P5"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4.069cm"/>
        </style:tab-stops>
      </style:paragraph-properties>
    </style:style>
    <style:style style:name="P6"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26ce5f"/>
    </style:style>
    <style:style style:name="P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299a87"/>
    </style:style>
    <style:style style:name="P8" style:family="paragraph" style:parent-style-name="Základný_20_text_20__28_3_29_" style:master-page-name="">
      <style:paragraph-properties fo:margin-left="0cm" fo:margin-right="0cm" fo:line-height="150%" fo:text-align="start" style:justify-single-word="false" fo:text-indent="0cm" style:auto-text-indent="false" style:page-number="auto"/>
    </style:style>
    <style:style style:name="P9" style:family="paragraph" style:parent-style-name="Základný_20_text_20__28_5_29_" style:master-page-name="">
      <style:paragraph-properties fo:margin-left="0cm" fo:margin-right="0cm" fo:line-height="150%" fo:text-align="start" style:justify-single-word="false" fo:text-indent="0cm" style:auto-text-indent="false" style:page-number="auto"/>
    </style:style>
    <style:style style:name="P10"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11" style:family="paragraph" style:parent-style-name="Iné" style:master-page-name="">
      <style:paragraph-properties fo:margin-left="0cm" fo:margin-right="0cm" fo:line-height="150%" fo:text-align="start" style:justify-single-word="false" fo:text-indent="0cm" style:auto-text-indent="false" style:page-number="auto"/>
    </style:style>
    <style:style style:name="P12"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0.406cm"/>
        </style:tab-stops>
      </style:paragraph-properties>
    </style:style>
    <style:style style:name="P13"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0.579cm"/>
        </style:tab-stops>
      </style:paragraph-properties>
    </style:style>
    <style:style style:name="P14"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1.353cm"/>
        </style:tab-stops>
      </style:paragraph-properties>
    </style:style>
    <style:style style:name="P15"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1.632cm"/>
          <style:tab-stop style:position="2.508cm"/>
        </style:tab-stops>
      </style:paragraph-properties>
      <style:text-properties officeooo:paragraph-rsid="00299a87"/>
    </style:style>
    <style:style style:name="P16" style:family="paragraph" style:parent-style-name="Iné" style:master-page-name="">
      <style:paragraph-properties fo:margin-left="0cm" fo:margin-right="0cm" fo:line-height="150%" fo:text-align="start" style:justify-single-word="false" fo:text-indent="0cm" style:auto-text-indent="false" style:page-number="auto"/>
      <style:text-properties officeooo:paragraph-rsid="002bee8d"/>
    </style:style>
    <style:style style:name="P17"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4.445cm"/>
        </style:tab-stops>
      </style:paragraph-properties>
      <style:text-properties officeooo:paragraph-rsid="004f1578"/>
    </style:style>
    <style:style style:name="P18" style:family="paragraph" style:parent-style-name="Iné" style:master-page-name="">
      <style:paragraph-properties fo:margin-left="0cm" fo:margin-right="0cm" fo:line-height="150%" fo:text-align="start" style:justify-single-word="false" fo:text-indent="0cm" style:auto-text-indent="false" style:page-number="auto">
        <style:tab-stops>
          <style:tab-stop style:position="4.44cm"/>
        </style:tab-stops>
      </style:paragraph-properties>
      <style:text-properties officeooo:paragraph-rsid="004f1578"/>
    </style:style>
    <style:style style:name="P19" style:family="paragraph" style:parent-style-name="Iné" style:master-page-name="">
      <style:paragraph-properties fo:margin-left="0cm" fo:margin-right="0cm" fo:line-height="150%" fo:text-align="start" style:justify-single-word="false" fo:text-indent="0cm" style:auto-text-indent="false" style:page-number="auto"/>
      <style:text-properties officeooo:paragraph-rsid="004f1578"/>
    </style:style>
    <style:style style:name="P20" style:family="paragraph" style:parent-style-name="Názov_20_obrázka" style:master-page-name="">
      <style:paragraph-properties fo:margin-left="0cm" fo:margin-right="0cm" fo:line-height="150%" fo:text-align="start" style:justify-single-word="false" fo:text-indent="0cm" style:auto-text-indent="false" style:page-number="auto"/>
    </style:style>
    <style:style style:name="P21" style:family="paragraph" style:parent-style-name="Názov_20_obrázka" style:master-page-name="">
      <style:paragraph-properties fo:margin-left="0cm" fo:margin-right="0cm" fo:line-height="150%" fo:text-align="start" style:justify-single-word="false" fo:text-indent="0cm" style:auto-text-indent="false" style:page-number="auto"/>
      <style:text-properties officeooo:paragraph-rsid="00306446"/>
    </style:style>
    <style:style style:name="P22" style:family="paragraph" style:parent-style-name="Názov_20_tabuľky" style:master-page-name="">
      <style:paragraph-properties fo:margin-left="0cm" fo:margin-right="0cm" fo:line-height="150%" fo:text-align="start" style:justify-single-word="false" fo:text-indent="0cm" style:auto-text-indent="false" style:page-number="auto"/>
    </style:style>
    <style:style style:name="P23" style:family="paragraph" style:parent-style-name="Názov_20_tabuľky" style:master-page-name="">
      <style:paragraph-properties fo:margin-left="0cm" fo:margin-right="0cm" fo:line-height="150%" fo:text-align="start" style:justify-single-word="false" fo:text-indent="0cm" style:auto-text-indent="false" style:page-number="auto"/>
      <style:text-properties officeooo:paragraph-rsid="002bee8d"/>
    </style:style>
    <style:style style:name="P24" style:family="paragraph" style:parent-style-name="Základný_20_text_20__28_9_29_" style:master-page-name="">
      <style:paragraph-properties fo:margin-left="0cm" fo:margin-right="0cm" fo:line-height="150%" fo:text-align="start" style:justify-single-word="false" fo:text-indent="0cm" style:auto-text-indent="false" style:page-number="auto"/>
    </style:style>
    <style:style style:name="P25"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2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37cm"/>
        </style:tab-stops>
      </style:paragraph-properties>
    </style:style>
    <style:style style:name="P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84cm"/>
        </style:tab-stops>
      </style:paragraph-properties>
    </style:style>
    <style:style style:name="P2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03cm"/>
        </style:tab-stops>
      </style:paragraph-properties>
    </style:style>
    <style:style style:name="P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89cm"/>
        </style:tab-stops>
      </style:paragraph-properties>
    </style:style>
    <style:style style:name="P3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77cm"/>
        </style:tab-stops>
      </style:paragraph-properties>
    </style:style>
    <style:style style:name="P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96cm"/>
        </style:tab-stops>
      </style:paragraph-properties>
    </style:style>
    <style:style style:name="P3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4.902cm"/>
        </style:tab-stops>
      </style:paragraph-properties>
    </style:style>
    <style:style style:name="P3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4.902cm"/>
        </style:tab-stops>
      </style:paragraph-properties>
      <style:text-properties officeooo:paragraph-rsid="0026c11d"/>
    </style:style>
    <style:style style:name="P3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3.45cm" style:type="center"/>
          <style:tab-stop style:position="3.708cm"/>
          <style:tab-stop style:position="5.35cm" style:type="center"/>
          <style:tab-stop style:position="6.239cm"/>
          <style:tab-stop style:position="7.585cm" style:type="right"/>
        </style:tab-stops>
      </style:paragraph-properties>
    </style:style>
    <style:style style:name="P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3.45cm" style:type="center"/>
          <style:tab-stop style:position="3.695cm"/>
          <style:tab-stop style:position="5.35cm" style:type="center"/>
          <style:tab-stop style:position="6.239cm"/>
          <style:tab-stop style:position="7.585cm" style:type="right"/>
        </style:tab-stops>
      </style:paragraph-properties>
    </style:style>
    <style:style style:name="P3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09cm"/>
        </style:tab-stops>
      </style:paragraph-properties>
    </style:style>
    <style:style style:name="P3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4cm"/>
        </style:tab-stops>
      </style:paragraph-properties>
    </style:style>
    <style:style style:name="P3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3.041cm"/>
        </style:tab-stops>
      </style:paragraph-properties>
    </style:style>
    <style:style style:name="P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2.545cm"/>
        </style:tab-stops>
      </style:paragraph-properties>
    </style:style>
    <style:style style:name="P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2.826cm"/>
        </style:tab-stops>
      </style:paragraph-properties>
    </style:style>
    <style:style style:name="P4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82cm"/>
        </style:tab-stops>
      </style:paragraph-properties>
    </style:style>
    <style:style style:name="P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89cm"/>
        </style:tab-stops>
      </style:paragraph-properties>
    </style:style>
    <style:style style:name="P4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75cm"/>
        </style:tab-stops>
      </style:paragraph-properties>
    </style:style>
    <style:style style:name="P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55cm"/>
        </style:tab-stops>
      </style:paragraph-properties>
    </style:style>
    <style:style style:name="P4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43cm"/>
        </style:tab-stops>
      </style:paragraph-properties>
    </style:style>
    <style:style style:name="P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36cm"/>
        </style:tab-stops>
      </style:paragraph-properties>
    </style:style>
    <style:style style:name="P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56cm"/>
        </style:tab-stops>
      </style:paragraph-properties>
    </style:style>
    <style:style style:name="P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45cm"/>
        </style:tab-stops>
      </style:paragraph-properties>
    </style:style>
    <style:style style:name="P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5cm"/>
        </style:tab-stops>
      </style:paragraph-properties>
    </style:style>
    <style:style style:name="P5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26c11d"/>
    </style:style>
    <style:style style:name="P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64cm"/>
        </style:tab-stops>
      </style:paragraph-properties>
    </style:style>
    <style:style style:name="P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3.45cm" style:type="center"/>
          <style:tab-stop style:position="3.752cm"/>
          <style:tab-stop style:position="5.35cm" style:type="center"/>
          <style:tab-stop style:position="6.355cm"/>
          <style:tab-stop style:position="7.906cm" style:type="right"/>
        </style:tab-stops>
      </style:paragraph-properties>
    </style:style>
    <style:style style:name="P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13cm"/>
        </style:tab-stops>
      </style:paragraph-properties>
    </style:style>
    <style:style style:name="P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96cm"/>
        </style:tab-stops>
      </style:paragraph-properties>
    </style:style>
    <style:style style:name="P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2.813cm"/>
        </style:tab-stops>
      </style:paragraph-properties>
      <style:text-properties officeooo:paragraph-rsid="00283ab5"/>
    </style:style>
    <style:style style:name="P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92cm"/>
        </style:tab-stops>
      </style:paragraph-properties>
    </style:style>
    <style:style style:name="P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2.147cm" style:type="center"/>
          <style:tab-stop style:position="3.575cm" style:type="center"/>
          <style:tab-stop style:position="4.247cm"/>
          <style:tab-stop style:position="5.046cm"/>
          <style:tab-stop style:position="6.013cm" style:type="right"/>
          <style:tab-stop style:position="6.588cm" style:type="right"/>
          <style:tab-stop style:position="7.239cm" style:type="right"/>
        </style:tab-stops>
      </style:paragraph-properties>
      <style:text-properties officeooo:paragraph-rsid="004659f4"/>
    </style:style>
    <style:style style:name="P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3cm"/>
        </style:tab-stops>
      </style:paragraph-properties>
    </style:style>
    <style:style style:name="P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53cm"/>
        </style:tab-stops>
      </style:paragraph-properties>
    </style:style>
    <style:style style:name="P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3.471cm"/>
          <style:tab-stop style:position="4.697cm" style:type="right"/>
          <style:tab-stop style:position="5.465cm" style:type="right"/>
          <style:tab-stop style:position="6.666cm" style:type="right"/>
          <style:tab-stop style:position="7.37cm" style:type="right"/>
        </style:tab-stops>
      </style:paragraph-properties>
      <style:text-properties officeooo:paragraph-rsid="004f1578"/>
    </style:style>
    <style:style style:name="P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4.697cm" style:type="right"/>
          <style:tab-stop style:position="5.465cm" style:type="right"/>
          <style:tab-stop style:position="6.666cm" style:type="right"/>
          <style:tab-stop style:position="7.37cm" style:type="right"/>
        </style:tab-stops>
      </style:paragraph-properties>
      <style:text-properties officeooo:paragraph-rsid="004f1578"/>
    </style:style>
    <style:style style:name="P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63cm"/>
        </style:tab-stops>
      </style:paragraph-properties>
    </style:style>
    <style:style style:name="P63" style:family="paragraph" style:parent-style-name="Základný_20_text">
      <style:paragraph-properties fo:margin-left="0cm" fo:margin-right="0cm" fo:line-height="150%" fo:text-align="start" style:justify-single-word="false" fo:text-indent="0cm" style:auto-text-indent="false"/>
    </style:style>
    <style:style style:name="P64" style:family="paragraph" style:parent-style-name="Základný_20_text">
      <style:paragraph-properties fo:margin-left="0cm" fo:margin-right="0cm" fo:line-height="150%" fo:text-align="start" style:justify-single-word="false" fo:text-indent="0cm" style:auto-text-indent="false">
        <style:tab-stops>
          <style:tab-stop style:position="0.437cm"/>
        </style:tab-stops>
      </style:paragraph-properties>
    </style:style>
    <style:style style:name="P65" style:family="paragraph" style:parent-style-name="Základný_20_text">
      <style:paragraph-properties fo:margin-left="0cm" fo:margin-right="0cm" fo:line-height="150%" fo:text-align="start" style:justify-single-word="false" fo:text-indent="0cm" style:auto-text-indent="false">
        <style:tab-stops>
          <style:tab-stop style:position="0.445cm"/>
        </style:tab-stops>
      </style:paragraph-properties>
    </style:style>
    <style:style style:name="P66" style:family="paragraph" style:parent-style-name="Základný_20_text">
      <style:paragraph-properties fo:margin-left="0cm" fo:margin-right="0cm" fo:line-height="150%" fo:text-align="start" style:justify-single-word="false" fo:text-indent="0cm" style:auto-text-indent="false">
        <style:tab-stops>
          <style:tab-stop style:position="0.45cm"/>
        </style:tab-stops>
      </style:paragraph-properties>
    </style:style>
    <style:style style:name="P67" style:family="paragraph" style:parent-style-name="Základný_20_text">
      <style:paragraph-properties fo:margin-left="0cm" fo:margin-right="0cm" fo:line-height="150%" fo:text-align="start" style:justify-single-word="false" fo:text-indent="0cm" style:auto-text-indent="false">
        <style:tab-stops>
          <style:tab-stop style:position="0.584cm"/>
        </style:tab-stops>
      </style:paragraph-properties>
    </style:style>
    <style:style style:name="P68" style:family="paragraph" style:parent-style-name="Základný_20_text">
      <style:paragraph-properties fo:margin-left="0cm" fo:margin-right="0cm" fo:line-height="150%" fo:text-align="start" style:justify-single-word="false" fo:text-indent="0cm" style:auto-text-indent="false">
        <style:tab-stops>
          <style:tab-stop style:position="0.603cm"/>
        </style:tab-stops>
      </style:paragraph-properties>
    </style:style>
    <style:style style:name="P69" style:family="paragraph" style:parent-style-name="Základný_20_text">
      <style:paragraph-properties fo:margin-left="0cm" fo:margin-right="0cm" fo:line-height="150%" fo:text-align="start" style:justify-single-word="false" fo:text-indent="0cm" style:auto-text-indent="false">
        <style:tab-stops>
          <style:tab-stop style:position="0.589cm"/>
        </style:tab-stops>
      </style:paragraph-properties>
    </style:style>
    <style:style style:name="P70" style:family="paragraph" style:parent-style-name="Základný_20_text">
      <style:paragraph-properties fo:margin-left="0cm" fo:margin-right="0cm" fo:line-height="150%" fo:text-align="start" style:justify-single-word="false" fo:text-indent="0cm" style:auto-text-indent="false">
        <style:tab-stops>
          <style:tab-stop style:position="0.577cm"/>
        </style:tab-stops>
      </style:paragraph-properties>
    </style:style>
    <style:style style:name="P71" style:family="paragraph" style:parent-style-name="Základný_20_text">
      <style:paragraph-properties fo:margin-left="0cm" fo:margin-right="0cm" fo:line-height="150%" fo:text-align="start" style:justify-single-word="false" fo:text-indent="0cm" style:auto-text-indent="false">
        <style:tab-stops>
          <style:tab-stop style:position="0.596cm"/>
        </style:tab-stops>
      </style:paragraph-properties>
    </style:style>
    <style:style style:name="P72" style:family="paragraph" style:parent-style-name="Základný_20_text">
      <style:paragraph-properties fo:margin-left="0cm" fo:margin-right="0cm" fo:line-height="150%" fo:text-align="start" style:justify-single-word="false" fo:text-indent="0cm" style:auto-text-indent="false">
        <style:tab-stops>
          <style:tab-stop style:position="0.743cm"/>
        </style:tab-stops>
      </style:paragraph-properties>
    </style:style>
    <style:style style:name="P73" style:family="paragraph" style:parent-style-name="Základný_20_text">
      <style:paragraph-properties fo:margin-left="0cm" fo:margin-right="0cm" fo:line-height="150%" fo:text-align="start" style:justify-single-word="false" fo:text-indent="0cm" style:auto-text-indent="false">
        <style:tab-stops>
          <style:tab-stop style:position="0.736cm"/>
        </style:tab-stops>
      </style:paragraph-properties>
    </style:style>
    <style:style style:name="P74" style:family="paragraph" style:parent-style-name="Základný_20_text">
      <style:paragraph-properties fo:margin-left="0cm" fo:margin-right="0cm" fo:line-height="150%" fo:text-align="start" style:justify-single-word="false" fo:text-indent="0cm" style:auto-text-indent="false">
        <style:tab-stops>
          <style:tab-stop style:position="0.489cm"/>
        </style:tab-stops>
      </style:paragraph-properties>
    </style:style>
    <style:style style:name="P75" style:family="paragraph" style:parent-style-name="Základný_20_text">
      <style:paragraph-properties fo:margin-left="0cm" fo:margin-right="0cm" fo:line-height="150%" fo:text-align="start" style:justify-single-word="false" fo:text-indent="0cm" style:auto-text-indent="false"/>
      <style:text-properties officeooo:paragraph-rsid="0026c11d"/>
    </style:style>
    <style:style style:name="P76" style:family="paragraph" style:parent-style-name="Základný_20_text">
      <style:paragraph-properties fo:margin-left="0cm" fo:margin-right="0cm" fo:line-height="150%" fo:text-align="start" style:justify-single-word="false" fo:text-indent="0cm" style:auto-text-indent="false">
        <style:tab-stops>
          <style:tab-stop style:position="0.564cm"/>
        </style:tab-stops>
      </style:paragraph-properties>
    </style:style>
    <style:style style:name="P77" style:family="paragraph" style:parent-style-name="Základný_20_text">
      <style:paragraph-properties fo:margin-left="0cm" fo:margin-right="0cm" fo:line-height="150%" fo:text-align="start" style:justify-single-word="false" fo:text-indent="0cm" style:auto-text-indent="false">
        <style:tab-stops>
          <style:tab-stop style:position="3.45cm" style:type="center"/>
          <style:tab-stop style:position="3.752cm"/>
          <style:tab-stop style:position="5.35cm" style:type="center"/>
          <style:tab-stop style:position="6.355cm"/>
          <style:tab-stop style:position="7.906cm" style:type="right"/>
        </style:tab-stops>
      </style:paragraph-properties>
    </style:style>
    <style:style style:name="P78" style:family="paragraph" style:parent-style-name="Základný_20_text">
      <style:paragraph-properties fo:margin-left="0cm" fo:margin-right="0cm" fo:line-height="150%" fo:text-align="start" style:justify-single-word="false" fo:text-indent="0cm" style:auto-text-indent="false">
        <style:tab-stops>
          <style:tab-stop style:position="0.609cm"/>
        </style:tab-stops>
      </style:paragraph-properties>
    </style:style>
    <style:style style:name="P79" style:family="paragraph" style:parent-style-name="Základný_20_text">
      <style:paragraph-properties fo:margin-left="0cm" fo:margin-right="0cm" fo:line-height="150%" fo:text-align="start" style:justify-single-word="false" fo:text-indent="0cm" style:auto-text-indent="false">
        <style:tab-stops>
          <style:tab-stop style:position="0.513cm"/>
        </style:tab-stops>
      </style:paragraph-properties>
    </style:style>
    <style:style style:name="P80" style:family="paragraph" style:parent-style-name="Základný_20_text">
      <style:paragraph-properties fo:margin-left="0cm" fo:margin-right="0cm" fo:line-height="150%" fo:text-align="start" style:justify-single-word="false" fo:text-indent="0cm" style:auto-text-indent="false">
        <style:tab-stops>
          <style:tab-stop style:position="0.496cm"/>
        </style:tab-stops>
      </style:paragraph-properties>
    </style:style>
    <style:style style:name="P81" style:family="paragraph" style:parent-style-name="Základný_20_text">
      <style:paragraph-properties fo:margin-left="0cm" fo:margin-right="0cm" fo:line-height="150%" fo:text-align="start" style:justify-single-word="false" fo:text-indent="0cm" style:auto-text-indent="false">
        <style:tab-stops>
          <style:tab-stop style:position="2.813cm"/>
        </style:tab-stops>
      </style:paragraph-properties>
      <style:text-properties officeooo:paragraph-rsid="00283ab5"/>
    </style:style>
    <style:style style:name="P82" style:family="paragraph" style:parent-style-name="Základný_20_text">
      <style:paragraph-properties fo:margin-left="0cm" fo:margin-right="0cm" fo:line-height="150%" fo:text-align="start" style:justify-single-word="false" fo:text-indent="0cm" style:auto-text-indent="false">
        <style:tab-stops>
          <style:tab-stop style:position="0.492cm"/>
        </style:tab-stops>
      </style:paragraph-properties>
    </style:style>
    <style:style style:name="P83" style:family="paragraph" style:parent-style-name="Základný_20_text">
      <style:paragraph-properties fo:margin-left="0cm" fo:margin-right="0cm" fo:line-height="150%" fo:text-align="start" style:justify-single-word="false" fo:text-indent="0cm" style:auto-text-indent="false">
        <style:tab-stops>
          <style:tab-stop style:position="0.476cm"/>
          <style:tab-stop style:position="2.147cm" style:type="center"/>
          <style:tab-stop style:position="3.575cm" style:type="center"/>
          <style:tab-stop style:position="4.247cm"/>
          <style:tab-stop style:position="5.046cm"/>
          <style:tab-stop style:position="6.013cm" style:type="right"/>
          <style:tab-stop style:position="6.588cm" style:type="right"/>
          <style:tab-stop style:position="7.239cm" style:type="right"/>
        </style:tab-stops>
      </style:paragraph-properties>
      <style:text-properties officeooo:paragraph-rsid="004659f4"/>
    </style:style>
    <style:style style:name="P84" style:family="paragraph" style:parent-style-name="Základný_20_text">
      <style:paragraph-properties fo:margin-left="0cm" fo:margin-right="0cm" fo:line-height="150%" fo:text-align="start" style:justify-single-word="false" fo:text-indent="0cm" style:auto-text-indent="false">
        <style:tab-stops>
          <style:tab-stop style:position="0.73cm"/>
        </style:tab-stops>
      </style:paragraph-properties>
    </style:style>
    <style:style style:name="P85" style:family="paragraph" style:parent-style-name="Základný_20_text">
      <style:paragraph-properties fo:margin-left="0cm" fo:margin-right="0cm" fo:line-height="150%" fo:text-align="start" style:justify-single-word="false" fo:text-indent="0cm" style:auto-text-indent="false">
        <style:tab-stops>
          <style:tab-stop style:position="0.653cm"/>
        </style:tab-stops>
      </style:paragraph-properties>
    </style:style>
    <style:style style:name="P86" style:family="paragraph" style:parent-style-name="Základný_20_text">
      <style:paragraph-properties fo:margin-left="0cm" fo:margin-right="0cm" fo:line-height="150%" fo:text-align="start" style:justify-single-word="false" fo:text-indent="0cm" style:auto-text-indent="false">
        <style:tab-stops>
          <style:tab-stop style:position="4.697cm" style:type="right"/>
          <style:tab-stop style:position="5.465cm" style:type="right"/>
          <style:tab-stop style:position="6.666cm" style:type="right"/>
          <style:tab-stop style:position="7.945cm" style:type="right"/>
        </style:tab-stops>
      </style:paragraph-properties>
      <style:text-properties officeooo:paragraph-rsid="004f1578"/>
    </style:style>
    <style:style style:name="P87" style:family="paragraph" style:parent-style-name="Iné">
      <style:paragraph-properties fo:margin-left="0cm" fo:margin-right="0cm" fo:line-height="150%" fo:text-align="start" style:justify-single-word="false" fo:text-indent="0cm" style:auto-text-indent="false"/>
    </style:style>
    <style:style style:name="P88" style:family="paragraph" style:parent-style-name="Iné">
      <style:paragraph-properties fo:margin-left="0cm" fo:margin-right="0cm" fo:line-height="150%" fo:text-align="start" style:justify-single-word="false" fo:text-indent="0cm" style:auto-text-indent="false"/>
      <style:text-properties officeooo:paragraph-rsid="002bee8d"/>
    </style:style>
    <style:style style:name="P89" style:family="paragraph" style:parent-style-name="Základný_20_text_20__28_2_29_">
      <style:paragraph-properties fo:margin-left="0cm" fo:margin-right="0cm" fo:line-height="150%" fo:text-align="start" style:justify-single-word="false" fo:text-indent="0cm" style:auto-text-indent="false"/>
    </style:style>
    <style:style style:name="P90" style:family="paragraph" style:parent-style-name="Názov_20_tabuľky">
      <style:paragraph-properties fo:margin-left="0cm" fo:margin-right="0cm" fo:line-height="150%" fo:text-align="start" style:justify-single-word="false" fo:text-indent="0cm" style:auto-text-indent="false"/>
    </style:style>
    <style:style style:name="P91" style:family="paragraph" style:parent-style-name="Názov_20_tabuľky">
      <style:paragraph-properties fo:margin-left="0cm" fo:margin-right="0cm" fo:line-height="150%" fo:text-align="start" style:justify-single-word="false" fo:text-indent="0cm" style:auto-text-indent="false"/>
      <style:text-properties officeooo:paragraph-rsid="002bee8d"/>
    </style:style>
    <style:style style:name="P92" style:family="paragraph" style:parent-style-name="Hlavička_20_alebo_20_päta">
      <style:paragraph-properties fo:margin-left="0cm" fo:margin-right="0cm" fo:line-height="150%" fo:text-align="start" style:justify-single-word="false" fo:text-indent="0cm" style:auto-text-indent="false"/>
    </style:style>
    <style:style style:name="P93" style:family="paragraph" style:parent-style-name="Názov_20_obrázka">
      <style:paragraph-properties fo:margin-left="0cm" fo:margin-right="0cm" fo:line-height="150%" fo:text-align="start" style:justify-single-word="false" fo:text-indent="0cm" style:auto-text-indent="false"/>
    </style:style>
    <style:style style:name="P94"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ab-stops>
          <style:tab-stop style:position="1.469cm"/>
        </style:tab-stops>
      </style:paragraph-properties>
    </style:style>
    <style:style style:name="P95" style:family="paragraph" style:parent-style-name="Iné" style:master-page-name="">
      <style:paragraph-properties fo:margin-left="0cm" fo:margin-right="0cm" fo:line-height="150%" fo:text-align="start" style:justify-single-word="false" fo:text-indent="0.635cm" style:auto-text-indent="false" style:page-number="auto"/>
    </style:style>
    <style:style style:name="P96" style:family="paragraph" style:parent-style-name="Footnote" style:master-page-name="">
      <style:paragraph-properties fo:margin-left="0cm" fo:margin-right="0cm" fo:line-height="150%" fo:text-align="start" style:justify-single-word="false" fo:text-indent="0.635cm" style:auto-text-indent="false" style:page-number="auto"/>
    </style:style>
    <style:style style:name="P97"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9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664cm" style:leader-style="dotted" style:leader-text="."/>
        </style:tab-stops>
      </style:paragraph-properties>
    </style:style>
    <style:style style:name="P9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664cm" style:leader-style="dotted" style:leader-text="."/>
          <style:tab-stop style:position="5.997cm"/>
        </style:tab-stops>
      </style:paragraph-properties>
    </style:style>
    <style:style style:name="P10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4cm"/>
        </style:tab-stops>
      </style:paragraph-properties>
    </style:style>
    <style:style style:name="P10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38cm"/>
        </style:tab-stops>
      </style:paragraph-properties>
    </style:style>
    <style:style style:name="P10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58cm"/>
        </style:tab-stops>
      </style:paragraph-properties>
    </style:style>
    <style:style style:name="P10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44cm"/>
        </style:tab-stops>
      </style:paragraph-properties>
    </style:style>
    <style:style style:name="P10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36cm"/>
        </style:tab-stops>
      </style:paragraph-properties>
    </style:style>
    <style:style style:name="P10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65cm"/>
        </style:tab-stops>
      </style:paragraph-properties>
    </style:style>
    <style:style style:name="P10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82cm"/>
        </style:tab-stops>
      </style:paragraph-properties>
    </style:style>
    <style:style style:name="P10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09cm"/>
        </style:tab-stops>
      </style:paragraph-properties>
    </style:style>
    <style:style style:name="P10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29cm"/>
        </style:tab-stops>
      </style:paragraph-properties>
    </style:style>
    <style:style style:name="P10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15cm"/>
        </style:tab-stops>
      </style:paragraph-properties>
    </style:style>
    <style:style style:name="P11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95cm"/>
        </style:tab-stops>
      </style:paragraph-properties>
    </style:style>
    <style:style style:name="P11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94cm"/>
        </style:tab-stops>
      </style:paragraph-properties>
    </style:style>
    <style:style style:name="P11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42cm"/>
        </style:tab-stops>
      </style:paragraph-properties>
    </style:style>
    <style:style style:name="P11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19cm"/>
        </style:tab-stops>
      </style:paragraph-properties>
    </style:style>
    <style:style style:name="P11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7cm"/>
        </style:tab-stops>
      </style:paragraph-properties>
    </style:style>
    <style:style style:name="P11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45cm"/>
        </style:tab-stops>
      </style:paragraph-properties>
    </style:style>
    <style:style style:name="P11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02cm"/>
        </style:tab-stops>
      </style:paragraph-properties>
    </style:style>
    <style:style style:name="P1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31cm"/>
        </style:tab-stops>
      </style:paragraph-properties>
    </style:style>
    <style:style style:name="P11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056cm"/>
        </style:tab-stops>
      </style:paragraph-properties>
    </style:style>
    <style:style style:name="P1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75cm"/>
        </style:tab-stops>
      </style:paragraph-properties>
    </style:style>
    <style:style style:name="P12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45cm"/>
          <style:tab-stop style:position="6.89cm"/>
        </style:tab-stops>
      </style:paragraph-properties>
    </style:style>
    <style:style style:name="P1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52cm"/>
        </style:tab-stops>
      </style:paragraph-properties>
    </style:style>
    <style:style style:name="P1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67cm"/>
        </style:tab-stops>
      </style:paragraph-properties>
    </style:style>
    <style:style style:name="P1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731cm" style:type="center"/>
          <style:tab-stop style:position="8.112cm" style:type="right"/>
        </style:tab-stops>
      </style:paragraph-properties>
    </style:style>
    <style:style style:name="P12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731cm" style:type="center"/>
          <style:tab-stop style:position="6.385cm"/>
        </style:tab-stops>
      </style:paragraph-properties>
    </style:style>
    <style:style style:name="P12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12cm"/>
        </style:tab-stops>
      </style:paragraph-properties>
    </style:style>
    <style:style style:name="P12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68cm"/>
        </style:tab-stops>
      </style:paragraph-properties>
    </style:style>
    <style:style style:name="P1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07cm"/>
        </style:tab-stops>
      </style:paragraph-properties>
    </style:style>
    <style:style style:name="P12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88cm"/>
        </style:tab-stops>
      </style:paragraph-properties>
    </style:style>
    <style:style style:name="P1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58cm"/>
        </style:tab-stops>
      </style:paragraph-properties>
    </style:style>
    <style:style style:name="P13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14cm"/>
        </style:tab-stops>
      </style:paragraph-properties>
    </style:style>
    <style:style style:name="P13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87cm"/>
        </style:tab-stops>
      </style:paragraph-properties>
    </style:style>
    <style:style style:name="P13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07cm"/>
        </style:tab-stops>
      </style:paragraph-properties>
    </style:style>
    <style:style style:name="P13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51cm"/>
        </style:tab-stops>
      </style:paragraph-properties>
    </style:style>
    <style:style style:name="P13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63cm"/>
        </style:tab-stops>
      </style:paragraph-properties>
    </style:style>
    <style:style style:name="P1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11cm"/>
        </style:tab-stops>
      </style:paragraph-properties>
    </style:style>
    <style:style style:name="P13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35cm"/>
        </style:tab-stops>
      </style:paragraph-properties>
    </style:style>
    <style:style style:name="P1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75cm"/>
          <style:tab-stop style:position="3.434cm" style:type="center"/>
          <style:tab-stop style:position="3.918cm"/>
          <style:tab-stop style:position="6.909cm" style:type="right"/>
        </style:tab-stops>
      </style:paragraph-properties>
    </style:style>
    <style:style style:name="P13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09cm"/>
          <style:tab-stop style:position="3.455cm" style:type="center"/>
          <style:tab-stop style:position="3.928cm"/>
          <style:tab-stop style:position="6.805cm" style:type="right"/>
        </style:tab-stops>
      </style:paragraph-properties>
    </style:style>
    <style:style style:name="P13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463cm"/>
        </style:tab-stops>
      </style:paragraph-properties>
    </style:style>
    <style:style style:name="P14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37cm"/>
        </style:tab-stops>
      </style:paragraph-properties>
    </style:style>
    <style:style style:name="P14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6cm"/>
        </style:tab-stops>
      </style:paragraph-properties>
    </style:style>
    <style:style style:name="P14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89cm"/>
        </style:tab-stops>
      </style:paragraph-properties>
    </style:style>
    <style:style style:name="P14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94cm"/>
        </style:tab-stops>
      </style:paragraph-properties>
    </style:style>
    <style:style style:name="P14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8.045cm"/>
        </style:tab-stops>
      </style:paragraph-properties>
    </style:style>
    <style:style style:name="P14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084cm" style:type="center"/>
          <style:tab-stop style:position="5.988cm" style:type="right"/>
          <style:tab-stop style:position="6.639cm" style:type="right"/>
          <style:tab-stop style:position="7.832cm" style:type="right"/>
        </style:tab-stops>
      </style:paragraph-properties>
    </style:style>
    <style:style style:name="P14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35cm"/>
        </style:tab-stops>
      </style:paragraph-properties>
    </style:style>
    <style:style style:name="P14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31cm"/>
        </style:tab-stops>
      </style:paragraph-properties>
    </style:style>
    <style:style style:name="P14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893cm"/>
        </style:tab-stops>
      </style:paragraph-properties>
    </style:style>
    <style:style style:name="P14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37cm"/>
        </style:tab-stops>
      </style:paragraph-properties>
    </style:style>
    <style:style style:name="P15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27cm"/>
        </style:tab-stops>
      </style:paragraph-properties>
    </style:style>
    <style:style style:name="P15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255cm" style:leader-style="dotted" style:leader-text="."/>
          <style:tab-stop style:position="7.865cm" style:leader-style="dotted" style:leader-text="."/>
          <style:tab-stop style:position="7.869cm" style:leader-style="dotted" style:leader-text="."/>
        </style:tab-stops>
      </style:paragraph-properties>
    </style:style>
    <style:style style:name="P15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31cm"/>
          <style:tab-stop style:position="7.08cm"/>
        </style:tab-stops>
      </style:paragraph-properties>
    </style:style>
    <style:style style:name="P15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8cm"/>
        </style:tab-stops>
      </style:paragraph-properties>
    </style:style>
    <style:style style:name="P15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66cm"/>
        </style:tab-stops>
      </style:paragraph-properties>
    </style:style>
    <style:style style:name="P15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2cm"/>
        </style:tab-stops>
      </style:paragraph-properties>
    </style:style>
    <style:style style:name="P15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9cm"/>
        </style:tab-stops>
      </style:paragraph-properties>
    </style:style>
    <style:style style:name="P15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35cm"/>
        </style:tab-stops>
      </style:paragraph-properties>
    </style:style>
    <style:style style:name="P15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29cm"/>
        </style:tab-stops>
      </style:paragraph-properties>
    </style:style>
    <style:style style:name="P15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36cm"/>
        </style:tab-stops>
      </style:paragraph-properties>
    </style:style>
    <style:style style:name="P16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46cm"/>
        </style:tab-stops>
      </style:paragraph-properties>
    </style:style>
    <style:style style:name="P16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049cm"/>
        </style:tab-stops>
      </style:paragraph-properties>
    </style:style>
    <style:style style:name="P16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14cm"/>
        </style:tab-stops>
      </style:paragraph-properties>
    </style:style>
    <style:style style:name="P16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8cm"/>
        </style:tab-stops>
      </style:paragraph-properties>
    </style:style>
    <style:style style:name="P16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868cm"/>
        </style:tab-stops>
      </style:paragraph-properties>
    </style:style>
    <style:style style:name="P16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27cm"/>
        </style:tab-stops>
      </style:paragraph-properties>
    </style:style>
    <style:style style:name="P16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48cm"/>
        </style:tab-stops>
      </style:paragraph-properties>
    </style:style>
    <style:style style:name="P16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6cm"/>
        </style:tab-stops>
      </style:paragraph-properties>
    </style:style>
    <style:style style:name="P1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6c11d"/>
    </style:style>
    <style:style style:name="P1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83ab5"/>
    </style:style>
    <style:style style:name="P17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784cm"/>
        </style:tab-stops>
      </style:paragraph-properties>
      <style:text-properties officeooo:paragraph-rsid="00283ab5"/>
    </style:style>
    <style:style style:name="P17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323cm"/>
        </style:tab-stops>
      </style:paragraph-properties>
      <style:text-properties officeooo:paragraph-rsid="00283ab5"/>
    </style:style>
    <style:style style:name="P17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54cm"/>
        </style:tab-stops>
      </style:paragraph-properties>
    </style:style>
    <style:style style:name="P17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355cm"/>
        </style:tab-stops>
      </style:paragraph-properties>
    </style:style>
    <style:style style:name="P17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37cm"/>
        </style:tab-stops>
      </style:paragraph-properties>
    </style:style>
    <style:style style:name="P17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4005a"/>
    </style:style>
    <style:style style:name="P17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821cm"/>
          <style:tab-stop style:position="4.355cm"/>
          <style:tab-stop style:position="5.33cm"/>
        </style:tab-stops>
      </style:paragraph-properties>
      <style:text-properties officeooo:paragraph-rsid="0034005a"/>
    </style:style>
    <style:style style:name="P17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715cm"/>
          <style:tab-stop style:position="4.614cm"/>
          <style:tab-stop style:position="5.225cm"/>
        </style:tab-stops>
      </style:paragraph-properties>
      <style:text-properties officeooo:paragraph-rsid="0034005a"/>
    </style:style>
    <style:style style:name="P17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78cm"/>
        </style:tab-stops>
      </style:paragraph-properties>
    </style:style>
    <style:style style:name="P17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65cm"/>
        </style:tab-stops>
      </style:paragraph-properties>
    </style:style>
    <style:style style:name="P18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51cm"/>
        </style:tab-stops>
      </style:paragraph-properties>
    </style:style>
    <style:style style:name="P18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78cm"/>
        </style:tab-stops>
      </style:paragraph-properties>
    </style:style>
    <style:style style:name="P18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08cm"/>
        </style:tab-stops>
      </style:paragraph-properties>
    </style:style>
    <style:style style:name="P18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22cm"/>
        </style:tab-stops>
      </style:paragraph-properties>
    </style:style>
    <style:style style:name="P18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63cm" style:type="center"/>
          <style:tab-stop style:position="3.692cm" style:type="center"/>
          <style:tab-stop style:position="4.447cm"/>
          <style:tab-stop style:position="5.362cm"/>
        </style:tab-stops>
      </style:paragraph-properties>
      <style:text-properties officeooo:paragraph-rsid="004659f4"/>
    </style:style>
    <style:style style:name="P18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93cm"/>
        </style:tab-stops>
      </style:paragraph-properties>
    </style:style>
    <style:style style:name="P18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4e2e81"/>
    </style:style>
    <style:style style:name="P18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89cm"/>
        </style:tab-stops>
      </style:paragraph-properties>
    </style:style>
    <style:style style:name="P18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42cm"/>
        </style:tab-stops>
      </style:paragraph-properties>
    </style:style>
    <style:style style:name="P189" style:family="paragraph" style:parent-style-name="Obsah" style:master-page-name="">
      <style:paragraph-properties fo:margin-left="0cm" fo:margin-right="0cm" fo:line-height="150%" fo:text-align="start" style:justify-single-word="false" fo:text-indent="0.635cm" style:auto-text-indent="false" style:page-number="auto">
        <style:tab-stops>
          <style:tab-stop style:position="5.768cm" style:type="center"/>
          <style:tab-stop style:position="6.777cm" style:type="right"/>
        </style:tab-stops>
      </style:paragraph-properties>
      <style:text-properties officeooo:paragraph-rsid="00283ab5"/>
    </style:style>
    <style:style style:name="P190" style:family="paragraph" style:parent-style-name="Obsah" style:master-page-name="">
      <style:paragraph-properties fo:margin-left="0cm" fo:margin-right="0cm" fo:line-height="150%" fo:text-align="start" style:justify-single-word="false" fo:text-indent="0.635cm" style:auto-text-indent="false" style:page-number="auto">
        <style:tab-stops>
          <style:tab-stop style:position="6.662cm" style:type="right"/>
          <style:tab-stop style:position="6.853cm" style:type="right"/>
        </style:tab-stops>
      </style:paragraph-properties>
      <style:text-properties officeooo:paragraph-rsid="00283ab5"/>
    </style:style>
    <style:style style:name="P191" style:family="paragraph" style:parent-style-name="Obsah" style:master-page-name="">
      <style:paragraph-properties fo:margin-left="0cm" fo:margin-right="0cm" fo:line-height="150%" fo:text-align="start" style:justify-single-word="false" fo:text-indent="0.635cm" style:auto-text-indent="false" style:page-number="auto">
        <style:tab-stops>
          <style:tab-stop style:position="6.662cm" style:type="right"/>
          <style:tab-stop style:position="6.826cm" style:type="right"/>
        </style:tab-stops>
      </style:paragraph-properties>
      <style:text-properties officeooo:paragraph-rsid="00283ab5"/>
    </style:style>
    <style:style style:name="P192" style:family="paragraph" style:parent-style-name="Obsah" style:master-page-name="">
      <style:paragraph-properties fo:margin-left="0cm" fo:margin-right="0cm" fo:line-height="150%" fo:text-align="start" style:justify-single-word="false" fo:text-indent="0.635cm" style:auto-text-indent="false" style:page-number="auto">
        <style:tab-stops>
          <style:tab-stop style:position="1.309cm"/>
          <style:tab-stop style:position="3.455cm" style:type="center"/>
          <style:tab-stop style:position="3.785cm"/>
          <style:tab-stop style:position="6.168cm" style:type="right"/>
        </style:tab-stops>
      </style:paragraph-properties>
      <style:text-properties officeooo:paragraph-rsid="00283ab5"/>
    </style:style>
    <style:style style:name="P193" style:family="paragraph" style:parent-style-name="Obsah" style:master-page-name="">
      <style:paragraph-properties fo:margin-left="0cm" fo:margin-right="0cm" fo:line-height="150%" fo:text-align="start" style:justify-single-word="false" fo:text-indent="0.635cm" style:auto-text-indent="false" style:page-number="auto">
        <style:tab-stops>
          <style:tab-stop style:position="4.463cm"/>
          <style:tab-stop style:position="6.445cm" style:type="center"/>
        </style:tab-stops>
      </style:paragraph-properties>
      <style:text-properties officeooo:paragraph-rsid="00283ab5"/>
    </style:style>
    <style:style style:name="P194" style:family="paragraph" style:parent-style-name="Obsah" style:master-page-name="">
      <style:paragraph-properties fo:margin-left="0cm" fo:margin-right="0cm" fo:line-height="150%" fo:text-align="start" style:justify-single-word="false" fo:text-indent="0.635cm" style:auto-text-indent="false" style:page-number="auto">
        <style:tab-stops>
          <style:tab-stop style:position="6.325cm"/>
        </style:tab-stops>
      </style:paragraph-properties>
      <style:text-properties officeooo:paragraph-rsid="00283ab5"/>
    </style:style>
    <style:style style:name="P195" style:family="paragraph" style:parent-style-name="Názov_20_tabuľky" style:master-page-name="">
      <style:paragraph-properties fo:margin-left="0cm" fo:margin-right="0cm" fo:line-height="150%" fo:text-align="start" style:justify-single-word="false" fo:text-indent="0.635cm" style:auto-text-indent="false" style:page-number="auto"/>
    </style:style>
    <style:style style:name="P196" style:family="paragraph" style:parent-style-name="Základný_20_text">
      <style:paragraph-properties fo:margin-left="0cm" fo:margin-right="0cm" fo:line-height="150%" fo:text-align="start" style:justify-single-word="false" fo:text-indent="0.635cm" style:auto-text-indent="false"/>
    </style:style>
    <style:style style:name="P197" style:family="paragraph" style:parent-style-name="Základný_20_text">
      <style:paragraph-properties fo:margin-left="0cm" fo:margin-right="0cm" fo:line-height="150%" fo:text-align="start" style:justify-single-word="false" fo:text-indent="0.635cm" style:auto-text-indent="false">
        <style:tab-stops>
          <style:tab-stop style:position="0.868cm"/>
        </style:tab-stops>
      </style:paragraph-properties>
    </style:style>
    <style:style style:name="P198" style:family="paragraph" style:parent-style-name="Základný_20_text">
      <style:paragraph-properties fo:margin-left="0cm" fo:margin-right="0cm" fo:line-height="150%" fo:text-align="start" style:justify-single-word="false" fo:text-indent="0.635cm" style:auto-text-indent="false"/>
      <style:text-properties officeooo:paragraph-rsid="00190c3c"/>
    </style:style>
    <style:style style:name="P199" style:family="paragraph" style:parent-style-name="Základný_20_text">
      <style:paragraph-properties fo:margin-left="0cm" fo:margin-right="0cm" fo:line-height="150%" fo:text-align="start" style:justify-single-word="false" fo:text-indent="0.635cm" style:auto-text-indent="false">
        <style:tab-stops>
          <style:tab-stop style:position="1.127cm"/>
        </style:tab-stops>
      </style:paragraph-properties>
    </style:style>
    <style:style style:name="P200" style:family="paragraph" style:parent-style-name="Základný_20_text">
      <style:paragraph-properties fo:margin-left="0cm" fo:margin-right="0cm" fo:line-height="150%" fo:text-align="start" style:justify-single-word="false" fo:text-indent="0.635cm" style:auto-text-indent="false">
        <style:tab-stops>
          <style:tab-stop style:position="1.148cm"/>
        </style:tab-stops>
      </style:paragraph-properties>
    </style:style>
    <style:style style:name="P201" style:family="paragraph" style:parent-style-name="Základný_20_text">
      <style:paragraph-properties fo:margin-left="0cm" fo:margin-right="0cm" fo:line-height="150%" fo:text-align="start" style:justify-single-word="false" fo:text-indent="0.635cm" style:auto-text-indent="false">
        <style:tab-stops>
          <style:tab-stop style:position="1.295cm"/>
        </style:tab-stops>
      </style:paragraph-properties>
    </style:style>
    <style:style style:name="P202" style:family="paragraph" style:parent-style-name="Základný_20_text">
      <style:paragraph-properties fo:margin-left="0cm" fo:margin-right="0cm" fo:line-height="150%" fo:text-align="start" style:justify-single-word="false" fo:text-indent="0.635cm" style:auto-text-indent="false">
        <style:tab-stops>
          <style:tab-stop style:position="1.27cm"/>
        </style:tab-stops>
      </style:paragraph-properties>
    </style:style>
    <style:style style:name="P203" style:family="paragraph" style:parent-style-name="Základný_20_text">
      <style:paragraph-properties fo:margin-left="0cm" fo:margin-right="0cm" fo:line-height="150%" fo:text-align="start" style:justify-single-word="false" fo:text-indent="0.635cm" style:auto-text-indent="false">
        <style:tab-stops>
          <style:tab-stop style:position="1.36cm"/>
        </style:tab-stops>
      </style:paragraph-properties>
    </style:style>
    <style:style style:name="P204" style:family="paragraph" style:parent-style-name="Základný_20_text">
      <style:paragraph-properties fo:margin-left="0cm" fo:margin-right="0cm" fo:line-height="150%" fo:text-align="start" style:justify-single-word="false" fo:text-indent="0.635cm" style:auto-text-indent="false">
        <style:tab-stops>
          <style:tab-stop style:position="1.275cm"/>
        </style:tab-stops>
      </style:paragraph-properties>
    </style:style>
    <style:style style:name="P205" style:family="paragraph" style:parent-style-name="Základný_20_text">
      <style:paragraph-properties fo:margin-left="0cm" fo:margin-right="0cm" fo:line-height="150%" fo:text-align="start" style:justify-single-word="false" fo:text-indent="0.635cm" style:auto-text-indent="false">
        <style:tab-stops>
          <style:tab-stop style:position="1.282cm"/>
        </style:tab-stops>
      </style:paragraph-properties>
    </style:style>
    <style:style style:name="P206" style:family="paragraph" style:parent-style-name="Základný_20_text">
      <style:paragraph-properties fo:margin-left="0cm" fo:margin-right="0cm" fo:line-height="150%" fo:text-align="start" style:justify-single-word="false" fo:text-indent="0.635cm" style:auto-text-indent="false"/>
      <style:text-properties officeooo:paragraph-rsid="0026c11d"/>
    </style:style>
    <style:style style:name="P207" style:family="paragraph" style:parent-style-name="Základný_20_text">
      <style:paragraph-properties fo:margin-left="0cm" fo:margin-right="0cm" fo:line-height="150%" fo:text-align="start" style:justify-single-word="false" fo:text-indent="0.635cm" style:auto-text-indent="false">
        <style:tab-stops>
          <style:tab-stop style:position="1.207cm"/>
        </style:tab-stops>
      </style:paragraph-properties>
    </style:style>
    <style:style style:name="P208" style:family="paragraph" style:parent-style-name="Základný_20_text">
      <style:paragraph-properties fo:margin-left="0cm" fo:margin-right="0cm" fo:line-height="150%" fo:text-align="start" style:justify-single-word="false" fo:text-indent="0.635cm" style:auto-text-indent="false"/>
      <style:text-properties officeooo:paragraph-rsid="00283ab5"/>
    </style:style>
    <style:style style:name="P209" style:family="paragraph" style:parent-style-name="Základný_20_text">
      <style:paragraph-properties fo:margin-left="0cm" fo:margin-right="0cm" fo:line-height="150%" fo:text-align="start" style:justify-single-word="false" fo:text-indent="0.635cm" style:auto-text-indent="false">
        <style:tab-stops>
          <style:tab-stop style:position="3.784cm"/>
        </style:tab-stops>
      </style:paragraph-properties>
      <style:text-properties officeooo:paragraph-rsid="00283ab5"/>
    </style:style>
    <style:style style:name="P210" style:family="paragraph" style:parent-style-name="Základný_20_text">
      <style:paragraph-properties fo:margin-left="0cm" fo:margin-right="0cm" fo:line-height="150%" fo:text-align="start" style:justify-single-word="false" fo:text-indent="0.635cm" style:auto-text-indent="false">
        <style:tab-stops>
          <style:tab-stop style:position="1.231cm"/>
        </style:tab-stops>
      </style:paragraph-properties>
    </style:style>
    <style:style style:name="P211" style:family="paragraph" style:parent-style-name="Základný_20_text">
      <style:paragraph-properties fo:margin-left="0cm" fo:margin-right="0cm" fo:line-height="150%" fo:text-align="start" style:justify-single-word="false" fo:text-indent="0.635cm" style:auto-text-indent="false">
        <style:tab-stops>
          <style:tab-stop style:position="1.154cm"/>
        </style:tab-stops>
      </style:paragraph-properties>
    </style:style>
    <style:style style:name="P212" style:family="paragraph" style:parent-style-name="Základný_20_text">
      <style:paragraph-properties fo:margin-left="0cm" fo:margin-right="0cm" fo:line-height="150%" fo:text-align="start" style:justify-single-word="false" fo:text-indent="0.635cm" style:auto-text-indent="false">
        <style:tab-stops>
          <style:tab-stop style:position="2.355cm"/>
        </style:tab-stops>
      </style:paragraph-properties>
    </style:style>
    <style:style style:name="P213" style:family="paragraph" style:parent-style-name="Základný_20_text">
      <style:paragraph-properties fo:margin-left="0cm" fo:margin-right="0cm" fo:line-height="150%" fo:text-align="start" style:justify-single-word="false" fo:text-indent="0.635cm" style:auto-text-indent="false">
        <style:tab-stops>
          <style:tab-stop style:position="1.337cm"/>
        </style:tab-stops>
      </style:paragraph-properties>
    </style:style>
    <style:style style:name="P214" style:family="paragraph" style:parent-style-name="Základný_20_text">
      <style:paragraph-properties fo:margin-left="0cm" fo:margin-right="0cm" fo:line-height="150%" fo:text-align="start" style:justify-single-word="false" fo:text-indent="0.635cm" style:auto-text-indent="false">
        <style:tab-stops>
          <style:tab-stop style:position="1.238cm"/>
        </style:tab-stops>
      </style:paragraph-properties>
    </style:style>
    <style:style style:name="P215" style:family="paragraph" style:parent-style-name="Základný_20_text">
      <style:paragraph-properties fo:margin-left="0cm" fo:margin-right="0cm" fo:line-height="150%" fo:text-align="start" style:justify-single-word="false" fo:text-indent="0.635cm" style:auto-text-indent="false">
        <style:tab-stops>
          <style:tab-stop style:position="1.078cm"/>
        </style:tab-stops>
      </style:paragraph-properties>
    </style:style>
    <style:style style:name="P216" style:family="paragraph" style:parent-style-name="Základný_20_text">
      <style:paragraph-properties fo:margin-left="0cm" fo:margin-right="0cm" fo:line-height="150%" fo:text-align="start" style:justify-single-word="false" fo:text-indent="0.635cm" style:auto-text-indent="false">
        <style:tab-stops>
          <style:tab-stop style:position="1.415cm"/>
        </style:tab-stops>
      </style:paragraph-properties>
    </style:style>
    <style:style style:name="P217" style:family="paragraph" style:parent-style-name="Základný_20_text">
      <style:paragraph-properties fo:margin-left="0cm" fo:margin-right="0cm" fo:line-height="150%" fo:text-align="start" style:justify-single-word="false" fo:text-indent="0.635cm" style:auto-text-indent="false">
        <style:tab-stops>
          <style:tab-stop style:position="1.365cm"/>
        </style:tab-stops>
      </style:paragraph-properties>
    </style:style>
    <style:style style:name="P218" style:family="paragraph" style:parent-style-name="Základný_20_text">
      <style:paragraph-properties fo:margin-left="0cm" fo:margin-right="0cm" fo:line-height="150%" fo:text-align="start" style:justify-single-word="false" fo:text-indent="0.635cm" style:auto-text-indent="false">
        <style:tab-stops>
          <style:tab-stop style:position="1.288cm"/>
        </style:tab-stops>
      </style:paragraph-properties>
    </style:style>
    <style:style style:name="P219" style:family="paragraph" style:parent-style-name="Základný_20_text">
      <style:paragraph-properties fo:margin-left="0cm" fo:margin-right="0cm" fo:line-height="150%" fo:text-align="start" style:justify-single-word="false" fo:text-indent="0.635cm" style:auto-text-indent="false">
        <style:tab-stops>
          <style:tab-stop style:position="3.51cm"/>
        </style:tab-stops>
      </style:paragraph-properties>
      <style:text-properties officeooo:paragraph-rsid="004297d8"/>
    </style:style>
    <style:style style:name="P220" style:family="paragraph" style:parent-style-name="Základný_20_text">
      <style:paragraph-properties fo:margin-left="0cm" fo:margin-right="0cm" fo:line-height="150%" fo:text-align="start" style:justify-single-word="false" fo:text-indent="0.635cm" style:auto-text-indent="false">
        <style:tab-stops>
          <style:tab-stop style:position="2.078cm"/>
        </style:tab-stops>
      </style:paragraph-properties>
    </style:style>
    <style:style style:name="P221" style:family="paragraph" style:parent-style-name="Základný_20_text">
      <style:paragraph-properties fo:margin-left="0cm" fo:margin-right="0cm" fo:line-height="150%" fo:text-align="start" style:justify-single-word="false" fo:text-indent="0.635cm" style:auto-text-indent="false">
        <style:tab-stops>
          <style:tab-stop style:position="1.408cm"/>
        </style:tab-stops>
      </style:paragraph-properties>
    </style:style>
    <style:style style:name="P222" style:family="paragraph" style:parent-style-name="Základný_20_text">
      <style:paragraph-properties fo:margin-left="0cm" fo:margin-right="0cm" fo:line-height="150%" fo:text-align="start" style:justify-single-word="false" fo:text-indent="0.635cm" style:auto-text-indent="false">
        <style:tab-stops>
          <style:tab-stop style:position="7.22cm"/>
        </style:tab-stops>
      </style:paragraph-properties>
    </style:style>
    <style:style style:name="P223" style:family="paragraph" style:parent-style-name="Základný_20_text">
      <style:paragraph-properties fo:margin-left="0cm" fo:margin-right="0cm" fo:line-height="150%" fo:text-align="start" style:justify-single-word="false" fo:text-indent="0.635cm" style:auto-text-indent="false">
        <style:tab-stops>
          <style:tab-stop style:position="1.993cm"/>
        </style:tab-stops>
      </style:paragraph-properties>
    </style:style>
    <style:style style:name="P224" style:family="paragraph" style:parent-style-name="Základný_20_text">
      <style:paragraph-properties fo:margin-left="0cm" fo:margin-right="0cm" fo:line-height="150%" fo:text-align="start" style:justify-single-word="false" fo:text-indent="0.635cm" style:auto-text-indent="false"/>
      <style:text-properties officeooo:paragraph-rsid="004e2e81"/>
    </style:style>
    <style:style style:name="P225" style:family="paragraph" style:parent-style-name="Základný_20_text">
      <style:paragraph-properties fo:margin-left="0cm" fo:margin-right="0cm" fo:line-height="150%" fo:text-align="start" style:justify-single-word="false" fo:text-indent="0.635cm" style:auto-text-indent="false"/>
      <style:text-properties officeooo:paragraph-rsid="004f1578"/>
    </style:style>
    <style:style style:name="P226" style:family="paragraph" style:parent-style-name="Základný_20_text">
      <style:paragraph-properties fo:margin-left="0cm" fo:margin-right="0cm" fo:line-height="150%" fo:text-align="start" style:justify-single-word="false" fo:text-indent="0.635cm" style:auto-text-indent="false">
        <style:tab-stops>
          <style:tab-stop style:position="1.489cm"/>
        </style:tab-stops>
      </style:paragraph-properties>
    </style:style>
    <style:style style:name="P227" style:family="paragraph" style:parent-style-name="Základný_20_text">
      <style:paragraph-properties fo:margin-left="0cm" fo:margin-right="0cm" fo:line-height="150%" fo:text-align="start" style:justify-single-word="false" fo:text-indent="0.635cm" style:auto-text-indent="false">
        <style:tab-stops>
          <style:tab-stop style:position="1.242cm"/>
        </style:tab-stops>
      </style:paragraph-properties>
    </style:style>
    <style:style style:name="P228" style:family="paragraph" style:parent-style-name="Základný_20_text_20__28_2_29_">
      <style:paragraph-properties fo:margin-left="0cm" fo:margin-right="0cm" fo:line-height="150%" fo:text-align="start" style:justify-single-word="false" fo:text-indent="0.635cm" style:auto-text-indent="false">
        <style:tab-stops>
          <style:tab-stop style:position="1.469cm"/>
        </style:tab-stops>
      </style:paragraph-properties>
    </style:style>
    <style:style style:name="P229" style:family="paragraph" style:parent-style-name="Názov_20_tabuľky">
      <style:paragraph-properties fo:margin-left="0cm" fo:margin-right="0cm" fo:line-height="150%" fo:text-align="start" style:justify-single-word="false" fo:text-indent="0.635cm" style:auto-text-indent="false"/>
    </style:style>
    <style:style style:name="P230" style:family="paragraph" style:parent-style-name="Názov_20_tabuľky">
      <style:paragraph-properties fo:margin-left="0cm" fo:margin-right="0cm" fo:line-height="150%" fo:text-align="start" style:justify-single-word="false" fo:text-indent="0.635cm" style:auto-text-indent="false"/>
      <style:text-properties officeooo:paragraph-rsid="0023d376"/>
    </style:style>
    <style:style style:name="P231" style:family="paragraph" style:parent-style-name="Iné" style:master-page-name="">
      <style:paragraph-properties fo:margin-left="0.635cm" fo:margin-right="0cm" fo:line-height="150%" fo:text-align="start" style:justify-single-word="false" fo:text-indent="-0.635cm" style:auto-text-indent="false" style:page-number="auto"/>
    </style:style>
    <style:style style:name="P232"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021cm"/>
        </style:tab-stops>
      </style:paragraph-properties>
    </style:style>
    <style:style style:name="P233" style:family="paragraph" style:parent-style-name="Základný_20_text">
      <style:paragraph-properties fo:margin-left="0.635cm" fo:margin-right="0cm" fo:line-height="150%" fo:text-align="start" style:justify-single-word="false" fo:text-indent="-0.635cm" style:auto-text-indent="false">
        <style:tab-stops>
          <style:tab-stop style:position="-2.021cm"/>
        </style:tab-stops>
      </style:paragraph-properties>
    </style:style>
    <style:style style:name="P234" style:family="paragraph" style:parent-style-name="Základný_20_text_20__2b__20_DropCap1">
      <style:paragraph-properties fo:line-height="150%"/>
    </style:style>
    <style:style style:name="P235" style:family="paragraph" style:parent-style-name="Názov_20_tabuľky">
      <style:paragraph-properties fo:margin-left="0cm" fo:margin-right="0cm" fo:line-height="150%" fo:text-align="start" style:justify-single-word="false" fo:text-indent="0cm" style:auto-text-indent="false"/>
    </style:style>
    <style:style style:name="P236" style:family="paragraph" style:parent-style-name="Základný_20_text_20__28_6_29_" style:master-page-name="PageStyle0">
      <style:paragraph-properties fo:margin-left="0cm" fo:margin-right="0cm" fo:line-height="150%" fo:text-align="start" style:justify-single-word="false" fo:text-indent="0cm" style:auto-text-indent="false" style:page-number="auto"/>
    </style:style>
    <style:style style:name="P237" style:family="paragraph" style:parent-style-name="Záhlavie_20__23_4" style:master-page-name="">
      <style:paragraph-properties fo:margin-left="0cm" fo:margin-right="0cm" fo:line-height="150%" fo:text-align="start" style:justify-single-word="false" fo:text-indent="0cm" style:auto-text-indent="false" style:page-number="auto"/>
    </style:style>
    <style:style style:name="P238" style:family="paragraph" style:parent-style-name="Záhlavie_20__23_4" style:master-page-name="">
      <style:paragraph-properties fo:margin-left="0cm" fo:margin-right="0cm" fo:line-height="150%" fo:text-align="start" style:justify-single-word="false" fo:text-indent="0cm" style:auto-text-indent="false" style:page-number="auto">
        <style:tab-stops>
          <style:tab-stop style:position="1.207cm"/>
        </style:tab-stops>
      </style:paragraph-properties>
    </style:style>
    <style:style style:name="P239" style:family="paragraph" style:parent-style-name="Záhlavie_20__23_4">
      <style:paragraph-properties fo:margin-left="0cm" fo:margin-right="0cm" fo:line-height="150%" fo:text-align="start" style:justify-single-word="false" fo:text-indent="0cm" style:auto-text-indent="false"/>
    </style:style>
    <style:style style:name="P240" style:family="paragraph" style:parent-style-name="Záhlavie_20__23_4" style:master-page-name="">
      <style:paragraph-properties fo:margin-left="0cm" fo:margin-right="0cm" fo:line-height="150%" fo:text-align="start" style:justify-single-word="false" fo:text-indent="0.635cm" style:auto-text-indent="false" style:page-number="auto"/>
    </style:style>
    <style:style style:name="P24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12cm"/>
        </style:tab-stops>
      </style:paragraph-properties>
      <style:text-properties officeooo:paragraph-rsid="005e957a"/>
    </style:style>
    <style:style style:name="P2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5e957a"/>
    </style:style>
    <style:style style:name="P24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38cm"/>
        </style:tab-stops>
      </style:paragraph-properties>
      <style:text-properties officeooo:paragraph-rsid="005e957a"/>
    </style:style>
    <style:style style:name="P2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89cm"/>
        </style:tab-stops>
      </style:paragraph-properties>
      <style:text-properties officeooo:paragraph-rsid="005e957a"/>
    </style:style>
    <style:style style:name="P245" style:family="paragraph" style:parent-style-name="Standard">
      <style:paragraph-properties fo:margin-left="0cm" fo:margin-right="0cm" fo:line-height="150%" fo:text-align="start" style:justify-single-word="false" fo:text-indent="0cm" style:auto-text-indent="false" style:writing-mode="page"/>
      <style:text-properties officeooo:paragraph-rsid="005cce22"/>
    </style:style>
    <style:style style:name="P246" style:family="paragraph" style:parent-style-name="Standard" style:list-style-name="">
      <style:paragraph-properties fo:line-height="150%" style:writing-mode="page"/>
      <style:text-properties style:font-name="Arial" fo:font-size="15pt" officeooo:paragraph-rsid="005cce22" style:font-size-asian="15pt" style:font-size-complex="15pt"/>
    </style:style>
    <style:style style:name="P247" style:family="paragraph" style:parent-style-name="Standard" style:list-style-name="">
      <style:paragraph-properties fo:line-height="150%" style:writing-mode="page">
        <style:tab-stops>
          <style:tab-stop style:position="0.66cm"/>
        </style:tab-stops>
      </style:paragraph-properties>
      <style:text-properties style:font-name="Arial" fo:font-size="15pt" officeooo:paragraph-rsid="005cce22" style:font-size-asian="15pt" style:font-size-complex="15pt"/>
    </style:style>
    <style:style style:name="P248" style:family="paragraph" style:parent-style-name="Standard" style:list-style-name="">
      <style:paragraph-properties fo:line-height="150%" style:writing-mode="page">
        <style:tab-stops>
          <style:tab-stop style:position="0.667cm"/>
        </style:tab-stops>
      </style:paragraph-properties>
      <style:text-properties style:font-name="Arial" fo:font-size="15pt" officeooo:paragraph-rsid="005cce22" style:font-size-asian="15pt" style:font-size-complex="15pt"/>
    </style:style>
    <style:style style:name="P249" style:family="paragraph" style:parent-style-name="Standard">
      <style:paragraph-properties fo:line-height="150%" style:writing-mode="page"/>
      <style:text-properties style:font-name="Arial" fo:font-size="15pt" officeooo:paragraph-rsid="005cce22" style:font-size-asian="15pt" style:font-size-complex="15pt"/>
    </style:style>
    <style:style style:name="P250" style:family="paragraph" style:parent-style-name="Standard" style:list-style-name="">
      <style:paragraph-properties fo:line-height="150%" style:writing-mode="page"/>
      <style:text-properties style:font-name="Arial" fo:font-size="15pt" officeooo:rsid="000ebba1" officeooo:paragraph-rsid="005cce22" style:font-size-asian="15pt" style:font-size-complex="15pt"/>
    </style:style>
    <style:style style:name="P251" style:family="paragraph" style:parent-style-name="Standard">
      <style:paragraph-properties fo:line-height="150%" style:writing-mode="page"/>
      <style:text-properties style:font-name="Arial" fo:font-size="15pt" officeooo:rsid="00126db6" officeooo:paragraph-rsid="005cce22" style:font-size-asian="15pt" style:font-size-complex="15pt"/>
    </style:style>
    <style:style style:name="P252" style:family="paragraph" style:parent-style-name="Standard">
      <style:paragraph-properties fo:line-height="150%" style:writing-mode="page"/>
      <style:text-properties style:font-name="Arial" fo:font-size="15pt" officeooo:rsid="0010e262" officeooo:paragraph-rsid="005cce22" style:font-size-asian="15pt" style:font-size-complex="15pt"/>
    </style:style>
    <style:style style:name="P253" style:family="paragraph" style:parent-style-name="Standard" style:list-style-name="" style:master-page-name="PageStyle0">
      <style:paragraph-properties fo:line-height="150%" style:page-number="auto" style:writing-mode="page"/>
      <style:text-properties style:font-name="Arial" fo:font-size="15pt" officeooo:paragraph-rsid="005cce22" style:font-size-asian="15pt" style:font-size-complex="15pt"/>
    </style:style>
    <style:style style:name="P254"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55"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56"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57"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58"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59"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0"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1"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2"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3"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4"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5"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66"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7"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8"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69"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70"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71"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72"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73" style:family="paragraph" style:parent-style-name="Standard" style:list-style-name="" style:master-page-name="">
      <style:paragraph-properties fo:line-height="150%" style:page-number="auto" style:writing-mode="page"/>
      <style:text-properties style:font-name="Arial" fo:font-size="15pt" officeooo:paragraph-rsid="005cce22" style:font-size-asian="15pt" style:font-size-complex="15pt"/>
    </style:style>
    <style:style style:name="P274"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75"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76"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77"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78"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79"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0"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1"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2"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3"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4"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5"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6"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7"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8"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89"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0"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1"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2"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3"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4"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5"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6"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7"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298" style:family="paragraph" style:parent-style-name="Standard" style:master-page-name="">
      <style:paragraph-properties fo:line-height="150%" style:page-number="auto" style:writing-mode="page"/>
      <style:text-properties style:font-name="Arial" fo:font-size="15pt" officeooo:rsid="0010e262" officeooo:paragraph-rsid="005cce22" style:font-size-asian="15pt" style:font-size-complex="15pt"/>
    </style:style>
    <style:style style:name="P299"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00" style:family="paragraph" style:parent-style-name="Standard" style:list-style-name="" style:master-page-name="">
      <style:paragraph-properties fo:line-height="150%" style:page-number="auto" style:writing-mode="page">
        <style:tab-stops>
          <style:tab-stop style:position="0.66cm"/>
        </style:tab-stops>
      </style:paragraph-properties>
      <style:text-properties style:font-name="Arial" fo:font-size="15pt" officeooo:paragraph-rsid="005cce22" style:font-size-asian="15pt" style:font-size-complex="15pt"/>
    </style:style>
    <style:style style:name="P301" style:family="paragraph" style:parent-style-name="Standard" style:list-style-name="" style:master-page-name="">
      <style:paragraph-properties fo:line-height="150%" style:page-number="auto" style:writing-mode="page">
        <style:tab-stops>
          <style:tab-stop style:position="0.66cm"/>
        </style:tab-stops>
      </style:paragraph-properties>
      <style:text-properties style:font-name="Arial" fo:font-size="15pt" officeooo:paragraph-rsid="005cce22" style:font-size-asian="15pt" style:font-size-complex="15pt"/>
    </style:style>
    <style:style style:name="P302" style:family="paragraph" style:parent-style-name="Standard" style:list-style-name="" style:master-page-name="">
      <style:paragraph-properties fo:line-height="150%" style:page-number="auto" style:writing-mode="page">
        <style:tab-stops>
          <style:tab-stop style:position="0.66cm"/>
        </style:tab-stops>
      </style:paragraph-properties>
      <style:text-properties style:font-name="Arial" fo:font-size="15pt" officeooo:paragraph-rsid="005cce22" style:font-size-asian="15pt" style:font-size-complex="15pt"/>
    </style:style>
    <style:style style:name="P303" style:family="paragraph" style:parent-style-name="Standard" style:list-style-name="" style:master-page-name="">
      <style:paragraph-properties fo:line-height="150%" style:page-number="auto" style:writing-mode="page">
        <style:tab-stops>
          <style:tab-stop style:position="0.66cm"/>
        </style:tab-stops>
      </style:paragraph-properties>
      <style:text-properties style:font-name="Arial" fo:font-size="15pt" officeooo:paragraph-rsid="005cce22" style:font-size-asian="15pt" style:font-size-complex="15pt"/>
    </style:style>
    <style:style style:name="P304" style:family="paragraph" style:parent-style-name="Standard" style:list-style-name="" style:master-page-name="">
      <style:paragraph-properties fo:line-height="150%" style:page-number="auto" style:writing-mode="page">
        <style:tab-stops>
          <style:tab-stop style:position="0.667cm"/>
        </style:tab-stops>
      </style:paragraph-properties>
      <style:text-properties style:font-name="Arial" fo:font-size="15pt" officeooo:paragraph-rsid="005cce22" style:font-size-asian="15pt" style:font-size-complex="15pt"/>
    </style:style>
    <style:style style:name="P305" style:family="paragraph" style:parent-style-name="Standard" style:list-style-name="" style:master-page-name="">
      <style:paragraph-properties fo:line-height="150%" style:page-number="auto" style:writing-mode="page">
        <style:tab-stops>
          <style:tab-stop style:position="0.667cm"/>
        </style:tab-stops>
      </style:paragraph-properties>
      <style:text-properties style:font-name="Arial" fo:font-size="15pt" officeooo:paragraph-rsid="005cce22" style:font-size-asian="15pt" style:font-size-complex="15pt"/>
    </style:style>
    <style:style style:name="P306" style:family="paragraph" style:parent-style-name="Standard" style:list-style-name="" style:master-page-name="">
      <style:paragraph-properties fo:line-height="150%" style:page-number="auto" style:writing-mode="page">
        <style:tab-stops>
          <style:tab-stop style:position="0.667cm"/>
        </style:tab-stops>
      </style:paragraph-properties>
      <style:text-properties style:font-name="Arial" fo:font-size="15pt" officeooo:paragraph-rsid="005cce22" style:font-size-asian="15pt" style:font-size-complex="15pt"/>
    </style:style>
    <style:style style:name="P307" style:family="paragraph" style:parent-style-name="Standard" style:list-style-name="" style:master-page-name="">
      <style:paragraph-properties fo:line-height="150%" style:page-number="auto" style:writing-mode="page">
        <style:tab-stops>
          <style:tab-stop style:position="0.667cm"/>
        </style:tab-stops>
      </style:paragraph-properties>
      <style:text-properties style:font-name="Arial" fo:font-size="15pt" officeooo:paragraph-rsid="005cce22" style:font-size-asian="15pt" style:font-size-complex="15pt"/>
    </style:style>
    <style:style style:name="P308"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09"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0"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1"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2"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3"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4"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5"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6"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7"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8"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19"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0"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1"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2"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3"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4"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5"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6"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7"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8"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29"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P330" style:family="paragraph" style:parent-style-name="Standard" style:master-page-name="">
      <style:paragraph-properties fo:line-height="150%" style:page-number="auto" style:writing-mode="page"/>
      <style:text-properties style:font-name="Arial" fo:font-size="15pt" officeooo:paragraph-rsid="005cce22" style:font-size-asian="15pt" style:font-size-complex="15pt"/>
    </style:style>
    <style:style style:name="T1" style:family="text">
      <style:text-properties fo:color="#000000" style:text-position="25% 58%" style:font-name="Arial" fo:font-size="15pt" fo:background-color="#80ffff" loext:char-shading-value="0" style:font-size-asian="15pt" style:font-name-complex="Arial" style:font-size-complex="15pt"/>
    </style:style>
    <style:style style:name="T2" style:family="text">
      <style:text-properties fo:color="#000000" style:font-name="Arial" fo:font-size="15pt" fo:background-color="#80ffff" loext:char-shading-value="0" style:font-size-asian="15pt" style:font-name-complex="Arial" style:font-size-complex="15pt"/>
    </style:style>
    <style:style style:name="T3" style:family="text">
      <style:text-properties fo:color="#000000" style:font-name="Arial" fo:font-size="15pt" officeooo:rsid="0014ef0c" fo:background-color="#80ffff" loext:char-shading-value="0" style:font-size-asian="15pt" style:font-name-complex="Arial" style:font-size-complex="15pt"/>
    </style:style>
    <style:style style:name="T4" style:family="text">
      <style:text-properties fo:color="#000000" style:font-name="Arial" fo:font-size="15pt" officeooo:rsid="00190c3c" fo:background-color="#80ffff" loext:char-shading-value="0" style:font-size-asian="15pt" style:font-name-complex="Arial" style:font-size-complex="15pt"/>
    </style:style>
    <style:style style:name="T5" style:family="text">
      <style:text-properties fo:color="#000000" style:font-name="Arial" fo:font-size="15pt" officeooo:rsid="001af334" fo:background-color="#80ffff" loext:char-shading-value="0" style:font-size-asian="15pt" style:font-name-complex="Arial" style:font-size-complex="15pt"/>
    </style:style>
    <style:style style:name="T6" style:family="text">
      <style:text-properties fo:color="#000000" style:font-name="Arial" fo:font-size="15pt" officeooo:rsid="001d1e5f" fo:background-color="#80ffff" loext:char-shading-value="0" style:font-size-asian="15pt" style:font-name-complex="Arial" style:font-size-complex="15pt"/>
    </style:style>
    <style:style style:name="T7" style:family="text">
      <style:text-properties fo:color="#000000" style:font-name="Arial" fo:font-size="15pt" officeooo:rsid="001de798" fo:background-color="#80ffff" loext:char-shading-value="0" style:font-size-asian="15pt" style:font-name-complex="Arial" style:font-size-complex="15pt"/>
    </style:style>
    <style:style style:name="T8" style:family="text">
      <style:text-properties fo:color="#000000" style:font-name="Arial" fo:font-size="15pt" officeooo:rsid="001f8a46" fo:background-color="#80ffff" loext:char-shading-value="0" style:font-size-asian="15pt" style:font-name-complex="Arial" style:font-size-complex="15pt"/>
    </style:style>
    <style:style style:name="T9" style:family="text">
      <style:text-properties fo:color="#000000" style:font-name="Arial" fo:font-size="15pt" officeooo:rsid="0020229a" fo:background-color="#80ffff" loext:char-shading-value="0" style:font-size-asian="15pt" style:font-name-complex="Arial" style:font-size-complex="15pt"/>
    </style:style>
    <style:style style:name="T10" style:family="text">
      <style:text-properties fo:color="#000000" style:font-name="Arial" fo:font-size="15pt" officeooo:rsid="0022857a" fo:background-color="#80ffff" loext:char-shading-value="0" style:font-size-asian="15pt" style:font-name-complex="Arial" style:font-size-complex="15pt"/>
    </style:style>
    <style:style style:name="T11" style:family="text">
      <style:text-properties fo:color="#000000" style:font-name="Arial" fo:font-size="15pt" officeooo:rsid="0023d376" fo:background-color="#80ffff" loext:char-shading-value="0" style:font-size-asian="15pt" style:font-name-complex="Arial" style:font-size-complex="15pt"/>
    </style:style>
    <style:style style:name="T12" style:family="text">
      <style:text-properties fo:color="#000000" style:font-name="Arial" fo:font-size="15pt" officeooo:rsid="00260240" fo:background-color="#80ffff" loext:char-shading-value="0" style:font-size-asian="15pt" style:font-name-complex="Arial" style:font-size-complex="15pt"/>
    </style:style>
    <style:style style:name="T13" style:family="text">
      <style:text-properties fo:color="#000000" style:font-name="Arial" fo:font-size="15pt" officeooo:rsid="0026c11d" fo:background-color="#80ffff" loext:char-shading-value="0" style:font-size-asian="15pt" style:font-name-complex="Arial" style:font-size-complex="15pt"/>
    </style:style>
    <style:style style:name="T14" style:family="text">
      <style:text-properties fo:color="#000000" style:font-name="Arial" fo:font-size="15pt" officeooo:rsid="0026ce5f" fo:background-color="#80ffff" loext:char-shading-value="0" style:font-size-asian="15pt" style:font-name-complex="Arial" style:font-size-complex="15pt"/>
    </style:style>
    <style:style style:name="T15" style:family="text">
      <style:text-properties fo:color="#000000" style:font-name="Arial" fo:font-size="15pt" officeooo:rsid="00283ab5" fo:background-color="#80ffff" loext:char-shading-value="0" style:font-size-asian="15pt" style:font-name-complex="Arial" style:font-size-complex="15pt"/>
    </style:style>
    <style:style style:name="T16" style:family="text">
      <style:text-properties fo:color="#000000" style:font-name="Arial" fo:font-size="15pt" officeooo:rsid="00285593" fo:background-color="#80ffff" loext:char-shading-value="0" style:font-size-asian="15pt" style:font-name-complex="Arial" style:font-size-complex="15pt"/>
    </style:style>
    <style:style style:name="T17" style:family="text">
      <style:text-properties fo:color="#000000" style:font-name="Arial" fo:font-size="15pt" officeooo:rsid="00299a87" fo:background-color="#80ffff" loext:char-shading-value="0" style:font-size-asian="15pt" style:font-name-complex="Arial" style:font-size-complex="15pt"/>
    </style:style>
    <style:style style:name="T18" style:family="text">
      <style:text-properties fo:color="#000000" style:font-name="Arial" fo:font-size="15pt" officeooo:rsid="002bee8d" fo:background-color="#80ffff" loext:char-shading-value="0" style:font-size-asian="15pt" style:font-name-complex="Arial" style:font-size-complex="15pt"/>
    </style:style>
    <style:style style:name="T19" style:family="text">
      <style:text-properties fo:color="#000000" style:font-name="Arial" fo:font-size="15pt" officeooo:rsid="002d65ce" fo:background-color="#80ffff" loext:char-shading-value="0" style:font-size-asian="15pt" style:font-name-complex="Arial" style:font-size-complex="15pt"/>
    </style:style>
    <style:style style:name="T20" style:family="text">
      <style:text-properties fo:color="#000000" style:font-name="Arial" fo:font-size="15pt" officeooo:rsid="00306446" fo:background-color="#80ffff" loext:char-shading-value="0" style:font-size-asian="15pt" style:font-name-complex="Arial" style:font-size-complex="15pt"/>
    </style:style>
    <style:style style:name="T21" style:family="text">
      <style:text-properties fo:color="#000000" style:font-name="Arial" fo:font-size="15pt" officeooo:rsid="00322a3f" fo:background-color="#80ffff" loext:char-shading-value="0" style:font-size-asian="15pt" style:font-name-complex="Arial" style:font-size-complex="15pt"/>
    </style:style>
    <style:style style:name="T22" style:family="text">
      <style:text-properties fo:color="#000000" style:font-name="Arial" fo:font-size="15pt" officeooo:rsid="0034005a" fo:background-color="#80ffff" loext:char-shading-value="0" style:font-size-asian="15pt" style:font-name-complex="Arial" style:font-size-complex="15pt"/>
    </style:style>
    <style:style style:name="T23" style:family="text">
      <style:text-properties fo:color="#000000" style:font-name="Arial" fo:font-size="15pt" officeooo:rsid="00375148" fo:background-color="#80ffff" loext:char-shading-value="0" style:font-size-asian="15pt" style:font-name-complex="Arial" style:font-size-complex="15pt"/>
    </style:style>
    <style:style style:name="T24" style:family="text">
      <style:text-properties fo:color="#000000" style:font-name="Arial" fo:font-size="15pt" officeooo:rsid="0038509d" fo:background-color="#80ffff" loext:char-shading-value="0" style:font-size-asian="15pt" style:font-name-complex="Arial" style:font-size-complex="15pt"/>
    </style:style>
    <style:style style:name="T25" style:family="text">
      <style:text-properties fo:color="#000000" style:font-name="Arial" fo:font-size="15pt" officeooo:rsid="003956b5" fo:background-color="#80ffff" loext:char-shading-value="0" style:font-size-asian="15pt" style:font-name-complex="Arial" style:font-size-complex="15pt"/>
    </style:style>
    <style:style style:name="T26" style:family="text">
      <style:text-properties fo:color="#000000" style:font-name="Arial" fo:font-size="15pt" officeooo:rsid="003c4e4c" fo:background-color="#80ffff" loext:char-shading-value="0" style:font-size-asian="15pt" style:font-name-complex="Arial" style:font-size-complex="15pt"/>
    </style:style>
    <style:style style:name="T27" style:family="text">
      <style:text-properties fo:color="#000000" style:font-name="Arial" fo:font-size="15pt" officeooo:rsid="003e1a95" fo:background-color="#80ffff" loext:char-shading-value="0" style:font-size-asian="15pt" style:font-name-complex="Arial" style:font-size-complex="15pt"/>
    </style:style>
    <style:style style:name="T28" style:family="text">
      <style:text-properties fo:color="#000000" style:font-name="Arial" fo:font-size="15pt" officeooo:rsid="003fcb84" fo:background-color="#80ffff" loext:char-shading-value="0" style:font-size-asian="15pt" style:font-name-complex="Arial" style:font-size-complex="15pt"/>
    </style:style>
    <style:style style:name="T29" style:family="text">
      <style:text-properties fo:color="#000000" style:font-name="Arial" fo:font-size="15pt" officeooo:rsid="0041bc6d" fo:background-color="#80ffff" loext:char-shading-value="0" style:font-size-asian="15pt" style:font-name-complex="Arial" style:font-size-complex="15pt"/>
    </style:style>
    <style:style style:name="T30" style:family="text">
      <style:text-properties fo:color="#000000" style:font-name="Arial" fo:font-size="15pt" officeooo:rsid="004297d8" fo:background-color="#80ffff" loext:char-shading-value="0" style:font-size-asian="15pt" style:font-name-complex="Arial" style:font-size-complex="15pt"/>
    </style:style>
    <style:style style:name="T31" style:family="text">
      <style:text-properties fo:color="#000000" style:font-name="Arial" fo:font-size="15pt" officeooo:rsid="0043c4a8" fo:background-color="#80ffff" loext:char-shading-value="0" style:font-size-asian="15pt" style:font-name-complex="Arial" style:font-size-complex="15pt"/>
    </style:style>
    <style:style style:name="T32" style:family="text">
      <style:text-properties fo:color="#000000" style:font-name="Arial" fo:font-size="15pt" officeooo:rsid="00451e9e" fo:background-color="#80ffff" loext:char-shading-value="0" style:font-size-asian="15pt" style:font-name-complex="Arial" style:font-size-complex="15pt"/>
    </style:style>
    <style:style style:name="T33" style:family="text">
      <style:text-properties fo:color="#000000" style:font-name="Arial" fo:font-size="15pt" officeooo:rsid="0049e801" fo:background-color="#80ffff" loext:char-shading-value="0" style:font-size-asian="15pt" style:font-name-complex="Arial" style:font-size-complex="15pt"/>
    </style:style>
    <style:style style:name="T34" style:family="text">
      <style:text-properties fo:color="#000000" style:font-name="Arial" fo:font-size="15pt" officeooo:rsid="004c7426" fo:background-color="#80ffff" loext:char-shading-value="0" style:font-size-asian="15pt" style:font-name-complex="Arial" style:font-size-complex="15pt"/>
    </style:style>
    <style:style style:name="T35" style:family="text">
      <style:text-properties fo:color="#000000" style:font-name="Arial" fo:font-size="15pt" officeooo:rsid="004e2e81" fo:background-color="#80ffff" loext:char-shading-value="0" style:font-size-asian="15pt" style:font-name-complex="Arial" style:font-size-complex="15pt"/>
    </style:style>
    <style:style style:name="T36" style:family="text">
      <style:text-properties fo:color="#000000" style:font-name="Arial" fo:font-size="15pt" officeooo:rsid="004f1578" fo:background-color="#80ffff" loext:char-shading-value="0" style:font-size-asian="15pt" style:font-name-complex="Arial" style:font-size-complex="15pt"/>
    </style:style>
    <style:style style:name="T37" style:family="text">
      <style:text-properties fo:color="#000000" style:font-name="Arial" fo:font-size="15pt" officeooo:rsid="00506a04" fo:background-color="#80ffff" loext:char-shading-value="0" style:font-size-asian="15pt" style:font-name-complex="Arial" style:font-size-complex="15pt"/>
    </style:style>
    <style:style style:name="T38" style:family="text">
      <style:text-properties fo:color="#000000" style:font-name="Arial" fo:font-size="15pt" officeooo:rsid="0053c217" fo:background-color="#80ffff" loext:char-shading-value="0" style:font-size-asian="15pt" style:font-name-complex="Arial" style:font-size-complex="15pt"/>
    </style:style>
    <style:style style:name="T39" style:family="text">
      <style:text-properties fo:color="#000000" style:font-name="Arial" fo:font-size="15pt" officeooo:rsid="00548689" fo:background-color="#80ffff" loext:char-shading-value="0" style:font-size-asian="15pt" style:font-name-complex="Arial" style:font-size-complex="15pt"/>
    </style:style>
    <style:style style:name="T40" style:family="text">
      <style:text-properties fo:color="#000000" style:font-name="Arial" fo:font-size="15pt" officeooo:rsid="00554aae" fo:background-color="#80ffff" loext:char-shading-value="0" style:font-size-asian="15pt" style:font-name-complex="Arial" style:font-size-complex="15pt"/>
    </style:style>
    <style:style style:name="T41" style:family="text">
      <style:text-properties fo:color="#000000" style:font-name="Arial" fo:font-size="15pt" officeooo:rsid="0056f502" fo:background-color="#80ffff" loext:char-shading-value="0" style:font-size-asian="15pt" style:font-name-complex="Arial" style:font-size-complex="15pt"/>
    </style:style>
    <style:style style:name="T42" style:family="text">
      <style:text-properties fo:color="#000000" style:font-name="Arial" fo:font-size="15pt" officeooo:rsid="00576082" fo:background-color="#80ffff" loext:char-shading-value="0" style:font-size-asian="15pt" style:font-name-complex="Arial" style:font-size-complex="15pt"/>
    </style:style>
    <style:style style:name="T43" style:family="text">
      <style:text-properties fo:color="#000000" style:font-name="Arial" fo:font-size="15pt" officeooo:rsid="005b1294" fo:background-color="#80ffff" loext:char-shading-value="0" style:font-size-asian="15pt" style:font-name-complex="Arial" style:font-size-complex="15pt"/>
    </style:style>
    <style:style style:name="T44" style:family="text">
      <style:text-properties fo:color="#000000" style:font-name="Arial" fo:font-size="15pt" officeooo:rsid="005c2994" fo:background-color="#80ffff" loext:char-shading-value="0" style:font-size-asian="15pt" style:font-name-complex="Arial" style:font-size-complex="15pt"/>
    </style:style>
    <style:style style:name="T45" style:family="text">
      <style:text-properties fo:color="#000000" style:font-name="Arial" fo:font-size="15pt" officeooo:rsid="005f2a99" fo:background-color="#80ffff" loext:char-shading-value="0" style:font-size-asian="15pt" style:font-name-complex="Arial" style:font-size-complex="15pt"/>
    </style:style>
    <style:style style:name="T46" style:family="text">
      <style:text-properties fo:color="#000000" style:font-name="Arial" fo:font-size="15pt" fo:language="en" fo:country="US" style:font-size-asian="15pt" style:language-asian="en" style:country-asian="US" style:font-name-complex="Arial" style:font-size-complex="15pt" style:language-complex="en" style:country-complex="US"/>
    </style:style>
    <style:style style:name="T47" style:family="text">
      <style:text-properties fo:color="#000000" style:font-name="Arial" fo:font-size="15pt" fo:language="en" fo:country="US" fo:background-color="#cccccc" loext:char-shading-value="0" style:font-name-asian="Lucida Sans Unicode" style:font-size-asian="15pt" style:font-name-complex="Times New Roman" style:font-size-complex="10pt"/>
    </style:style>
    <style:style style:name="T48" style:family="text">
      <style:text-properties fo:color="#000000" style:font-name="Arial" fo:font-size="15pt" fo:language="en" fo:country="US" officeooo:rsid="00306446" fo:background-color="#cccccc" loext:char-shading-value="0" style:font-name-asian="Lucida Sans Unicode" style:font-size-asian="15pt" style:font-name-complex="Times New Roman" style:font-size-complex="10pt"/>
    </style:style>
    <style:style style:name="T49" style:family="text">
      <style:text-properties fo:color="#000000" style:font-name="Arial" fo:font-size="15pt" fo:language="en" fo:country="US" fo:background-color="#80ffff" loext:char-shading-value="0" style:font-name-asian="Lucida Sans Unicode" style:font-size-asian="15pt" style:font-name-complex="Times New Roman" style:font-size-complex="10pt"/>
    </style:style>
    <style:style style:name="T50" style:family="text">
      <style:text-properties fo:color="#000000" style:font-name="Arial" fo:font-size="15pt" fo:language="en" fo:country="US" officeooo:rsid="00306446" fo:background-color="#80ffff" loext:char-shading-value="0" style:font-name-asian="Lucida Sans Unicode" style:font-size-asian="15pt" style:font-name-complex="Times New Roman" style:font-size-complex="10pt"/>
    </style:style>
    <style:style style:name="T51" style:family="text">
      <style:text-properties fo:color="#000000" style:font-name="Arial" fo:font-size="15pt" officeooo:rsid="001d1e5f" fo:background-color="#ffff00" loext:char-shading-value="0" style:font-size-asian="15pt" style:font-name-complex="Arial" style:font-size-complex="15pt"/>
    </style:style>
    <style:style style:name="T52" style:family="text">
      <style:text-properties fo:color="#000000" style:font-name="Arial" fo:font-size="15pt" officeooo:rsid="004e2e81" fo:background-color="#fff200" loext:char-shading-value="0" style:font-size-asian="15pt" style:font-name-complex="Arial" style:font-size-complex="15pt"/>
    </style:style>
    <style:style style:name="T53" style:family="text">
      <style:text-properties fo:color="#000000" style:font-name="Arial" fo:font-size="15pt" officeooo:rsid="001d1e5f" fo:background-color="transparent" loext:char-shading-value="0" style:font-size-asian="15pt" style:font-name-complex="Arial" style:font-size-complex="15pt"/>
    </style:style>
    <style:style style:name="T54" style:family="text">
      <style:text-properties fo:color="#000000" style:font-name="Arial" fo:font-size="15pt" officeooo:rsid="001d1e5f" fo:background-color="transparent" loext:char-shading-value="0" style:font-size-asian="15pt" style:font-name-complex="Arial" style:font-size-complex="15pt"/>
    </style:style>
    <style:style style:name="T55" style:family="text">
      <style:text-properties fo:color="#000000" style:font-name="Arial" fo:font-size="15pt" fo:background-color="#cccccc" loext:char-shading-value="0" style:font-name-asian="Lucida Sans Unicode" style:font-size-asian="15pt" style:font-name-complex="Times New Roman" style:font-size-complex="10pt"/>
    </style:style>
    <style:style style:name="T56" style:family="text">
      <style:text-properties fo:color="#000000" style:font-name="Arial" fo:font-size="15pt" officeooo:rsid="00306446" fo:background-color="#cccccc" loext:char-shading-value="0" style:font-name-asian="Lucida Sans Unicode" style:font-size-asian="15pt" style:font-name-complex="Times New Roman" style:font-size-complex="10pt"/>
    </style:style>
    <style:style style:name="T57" style:family="text">
      <style:text-properties fo:color="#000000" style:font-name="Arial1" fo:font-size="15pt" officeooo:rsid="00322a3f" fo:background-color="#80ffff" loext:char-shading-value="0" style:font-name-asian="Arial1" style:font-size-asian="15pt" style:font-name-complex="Arial1" style:font-size-complex="15pt"/>
    </style:style>
    <style:style style:name="T58" style:family="text">
      <style:text-properties fo:color="#000000" style:text-position="0% 100%" style:font-name="Arial" fo:font-size="15pt" fo:letter-spacing="normal" fo:language="sk" fo:country="SK" officeooo:rsid="0034005a" fo:background-color="#80ffff" loext:char-shading-value="0" style:font-name-asian="Microsoft Sans Serif" style:font-size-asian="15pt" style:language-asian="sk" style:country-asian="SK" style:font-name-complex="Arial" style:font-size-complex="15pt" style:language-complex="sk" style:country-complex="SK" style:text-scale="100%"/>
    </style:style>
    <style:style style:name="T59" style:family="text">
      <style:text-properties style:font-name="Arial" fo:font-size="15pt" style:font-size-asian="15pt" style:font-name-complex="Arial" style:font-size-complex="15pt"/>
    </style:style>
    <style:style style:name="T60" style:family="text">
      <style:text-properties style:font-name="Arial" fo:font-size="15pt" officeooo:rsid="0014ef0c" style:font-size-asian="15pt" style:font-name-complex="Arial" style:font-size-complex="15pt"/>
    </style:style>
    <style:style style:name="T61" style:family="text">
      <style:text-properties style:font-name="Arial" fo:font-size="15pt" officeooo:rsid="00190c3c" style:font-size-asian="15pt" style:font-name-complex="Arial" style:font-size-complex="15pt"/>
    </style:style>
    <style:style style:name="T62" style:family="text">
      <style:text-properties style:font-name="Arial" fo:font-size="15pt" officeooo:rsid="001af334" style:font-size-asian="15pt" style:font-name-complex="Arial" style:font-size-complex="15pt"/>
    </style:style>
    <style:style style:name="T63" style:family="text">
      <style:text-properties style:font-name="Arial" fo:font-size="15pt" officeooo:rsid="001d1e5f" style:font-size-asian="15pt" style:font-name-complex="Arial" style:font-size-complex="15pt"/>
    </style:style>
    <style:style style:name="T64" style:family="text">
      <style:text-properties style:font-name="Arial" fo:font-size="15pt" officeooo:rsid="001de798" style:font-size-asian="15pt" style:font-name-complex="Arial" style:font-size-complex="15pt"/>
    </style:style>
    <style:style style:name="T65" style:family="text">
      <style:text-properties style:font-name="Arial" fo:font-size="15pt" officeooo:rsid="001f8a46" style:font-size-asian="15pt" style:font-name-complex="Arial" style:font-size-complex="15pt"/>
    </style:style>
    <style:style style:name="T66" style:family="text">
      <style:text-properties style:font-name="Arial" fo:font-size="15pt" officeooo:rsid="0020229a" style:font-size-asian="15pt" style:font-name-complex="Arial" style:font-size-complex="15pt"/>
    </style:style>
    <style:style style:name="T67" style:family="text">
      <style:text-properties style:font-name="Arial" fo:font-size="15pt" officeooo:rsid="0022857a" style:font-size-asian="15pt" style:font-name-complex="Arial" style:font-size-complex="15pt"/>
    </style:style>
    <style:style style:name="T68" style:family="text">
      <style:text-properties style:font-name="Arial" fo:font-size="15pt" officeooo:rsid="0023d376" style:font-size-asian="15pt" style:font-name-complex="Arial" style:font-size-complex="15pt"/>
    </style:style>
    <style:style style:name="T69" style:family="text">
      <style:text-properties style:font-name="Arial" fo:font-size="15pt" officeooo:rsid="0026c11d" style:font-size-asian="15pt" style:font-name-complex="Arial" style:font-size-complex="15pt"/>
    </style:style>
    <style:style style:name="T70" style:family="text">
      <style:text-properties style:font-name="Arial" fo:font-size="15pt" officeooo:rsid="0026ce5f" style:font-size-asian="15pt" style:font-name-complex="Arial" style:font-size-complex="15pt"/>
    </style:style>
    <style:style style:name="T71" style:family="text">
      <style:text-properties style:font-name="Arial" fo:font-size="15pt" officeooo:rsid="00283ab5" style:font-size-asian="15pt" style:font-name-complex="Arial" style:font-size-complex="15pt"/>
    </style:style>
    <style:style style:name="T72" style:family="text">
      <style:text-properties style:font-name="Arial" fo:font-size="15pt" officeooo:rsid="00285593" style:font-size-asian="15pt" style:font-name-complex="Arial" style:font-size-complex="15pt"/>
    </style:style>
    <style:style style:name="T73" style:family="text">
      <style:text-properties style:font-name="Arial" fo:font-size="15pt" officeooo:rsid="00299a87" style:font-size-asian="15pt" style:font-name-complex="Arial" style:font-size-complex="15pt"/>
    </style:style>
    <style:style style:name="T74" style:family="text">
      <style:text-properties style:font-name="Arial" fo:font-size="15pt" officeooo:rsid="002bee8d" style:font-size-asian="15pt" style:font-name-complex="Arial" style:font-size-complex="15pt"/>
    </style:style>
    <style:style style:name="T75" style:family="text">
      <style:text-properties style:font-name="Arial" fo:font-size="15pt" officeooo:rsid="002d65ce" style:font-size-asian="15pt" style:font-name-complex="Arial" style:font-size-complex="15pt"/>
    </style:style>
    <style:style style:name="T76" style:family="text">
      <style:text-properties style:font-name="Arial" fo:font-size="15pt" officeooo:rsid="00306446" style:font-size-asian="15pt" style:font-name-complex="Arial" style:font-size-complex="15pt"/>
    </style:style>
    <style:style style:name="T77" style:family="text">
      <style:text-properties style:font-name="Arial" fo:font-size="15pt" officeooo:rsid="00322a3f" style:font-size-asian="15pt" style:font-name-complex="Arial" style:font-size-complex="15pt"/>
    </style:style>
    <style:style style:name="T78" style:family="text">
      <style:text-properties style:font-name="Arial" fo:font-size="15pt" officeooo:rsid="0034005a" style:font-size-asian="15pt" style:font-name-complex="Arial" style:font-size-complex="15pt"/>
    </style:style>
    <style:style style:name="T79" style:family="text">
      <style:text-properties style:font-name="Arial" fo:font-size="15pt" officeooo:rsid="00375148" style:font-size-asian="15pt" style:font-name-complex="Arial" style:font-size-complex="15pt"/>
    </style:style>
    <style:style style:name="T80" style:family="text">
      <style:text-properties style:font-name="Arial" fo:font-size="15pt" officeooo:rsid="0038509d" style:font-size-asian="15pt" style:font-name-complex="Arial" style:font-size-complex="15pt"/>
    </style:style>
    <style:style style:name="T81" style:family="text">
      <style:text-properties style:font-name="Arial" fo:font-size="15pt" officeooo:rsid="003956b5" style:font-size-asian="15pt" style:font-name-complex="Arial" style:font-size-complex="15pt"/>
    </style:style>
    <style:style style:name="T82" style:family="text">
      <style:text-properties style:font-name="Arial" fo:font-size="15pt" officeooo:rsid="003c4e4c" style:font-size-asian="15pt" style:font-name-complex="Arial" style:font-size-complex="15pt"/>
    </style:style>
    <style:style style:name="T83" style:family="text">
      <style:text-properties style:font-name="Arial" fo:font-size="15pt" officeooo:rsid="003e1a95" style:font-size-asian="15pt" style:font-name-complex="Arial" style:font-size-complex="15pt"/>
    </style:style>
    <style:style style:name="T84" style:family="text">
      <style:text-properties style:font-name="Arial" fo:font-size="15pt" officeooo:rsid="003fcb84" style:font-size-asian="15pt" style:font-name-complex="Arial" style:font-size-complex="15pt"/>
    </style:style>
    <style:style style:name="T85" style:family="text">
      <style:text-properties style:font-name="Arial" fo:font-size="15pt" officeooo:rsid="0041bc6d" style:font-size-asian="15pt" style:font-name-complex="Arial" style:font-size-complex="15pt"/>
    </style:style>
    <style:style style:name="T86" style:family="text">
      <style:text-properties style:font-name="Arial" fo:font-size="15pt" officeooo:rsid="004297d8" style:font-size-asian="15pt" style:font-name-complex="Arial" style:font-size-complex="15pt"/>
    </style:style>
    <style:style style:name="T87" style:family="text">
      <style:text-properties style:font-name="Arial" fo:font-size="15pt" officeooo:rsid="0043c4a8" style:font-size-asian="15pt" style:font-name-complex="Arial" style:font-size-complex="15pt"/>
    </style:style>
    <style:style style:name="T88" style:family="text">
      <style:text-properties style:font-name="Arial" fo:font-size="15pt" officeooo:rsid="00451e9e" style:font-size-asian="15pt" style:font-name-complex="Arial" style:font-size-complex="15pt"/>
    </style:style>
    <style:style style:name="T89" style:family="text">
      <style:text-properties style:font-name="Arial" fo:font-size="15pt" officeooo:rsid="004659f4" style:font-size-asian="15pt" style:font-name-complex="Arial" style:font-size-complex="15pt"/>
    </style:style>
    <style:style style:name="T90" style:family="text">
      <style:text-properties style:font-name="Arial" fo:font-size="15pt" officeooo:rsid="0049e801" style:font-size-asian="15pt" style:font-name-complex="Arial" style:font-size-complex="15pt"/>
    </style:style>
    <style:style style:name="T91" style:family="text">
      <style:text-properties style:font-name="Arial" fo:font-size="15pt" officeooo:rsid="004c7426" style:font-size-asian="15pt" style:font-name-complex="Arial" style:font-size-complex="15pt"/>
    </style:style>
    <style:style style:name="T92" style:family="text">
      <style:text-properties style:font-name="Arial" fo:font-size="15pt" officeooo:rsid="004e2e81" style:font-size-asian="15pt" style:font-name-complex="Arial" style:font-size-complex="15pt"/>
    </style:style>
    <style:style style:name="T93" style:family="text">
      <style:text-properties style:font-name="Arial" fo:font-size="15pt" officeooo:rsid="004f1578" style:font-size-asian="15pt" style:font-name-complex="Arial" style:font-size-complex="15pt"/>
    </style:style>
    <style:style style:name="T94" style:family="text">
      <style:text-properties style:font-name="Arial" fo:font-size="15pt" officeooo:rsid="00506a04" style:font-size-asian="15pt" style:font-name-complex="Arial" style:font-size-complex="15pt"/>
    </style:style>
    <style:style style:name="T95" style:family="text">
      <style:text-properties style:font-name="Arial" fo:font-size="15pt" officeooo:rsid="0053c217" style:font-size-asian="15pt" style:font-name-complex="Arial" style:font-size-complex="15pt"/>
    </style:style>
    <style:style style:name="T96" style:family="text">
      <style:text-properties style:font-name="Arial" fo:font-size="15pt" officeooo:rsid="00548689" style:font-size-asian="15pt" style:font-name-complex="Arial" style:font-size-complex="15pt"/>
    </style:style>
    <style:style style:name="T97" style:family="text">
      <style:text-properties style:font-name="Arial" fo:font-size="15pt" officeooo:rsid="00554aae" style:font-size-asian="15pt" style:font-name-complex="Arial" style:font-size-complex="15pt"/>
    </style:style>
    <style:style style:name="T98" style:family="text">
      <style:text-properties style:font-name="Arial" fo:font-size="15pt" officeooo:rsid="0056f502" style:font-size-asian="15pt" style:font-name-complex="Arial" style:font-size-complex="15pt"/>
    </style:style>
    <style:style style:name="T99" style:family="text">
      <style:text-properties style:font-name="Arial" fo:font-size="15pt" officeooo:rsid="00576082" style:font-size-asian="15pt" style:font-name-complex="Arial" style:font-size-complex="15pt"/>
    </style:style>
    <style:style style:name="T100" style:family="text">
      <style:text-properties style:font-name="Arial" fo:font-size="15pt" officeooo:rsid="00593138" style:font-size-asian="15pt" style:font-name-complex="Arial" style:font-size-complex="15pt"/>
    </style:style>
    <style:style style:name="T101" style:family="text">
      <style:text-properties style:font-name="Arial" fo:font-size="15pt" officeooo:rsid="005b1294" style:font-size-asian="15pt" style:font-name-complex="Arial" style:font-size-complex="15pt"/>
    </style:style>
    <style:style style:name="T102" style:family="text">
      <style:text-properties style:font-name="Arial" fo:font-size="15pt" officeooo:rsid="005c2994" style:font-size-asian="15pt" style:font-name-complex="Arial" style:font-size-complex="15pt"/>
    </style:style>
    <style:style style:name="T103" style:family="text">
      <style:text-properties style:font-name="Arial" fo:font-size="15pt" officeooo:rsid="005f2a99" style:font-size-asian="15pt" style:font-name-complex="Arial" style:font-size-complex="15pt"/>
    </style:style>
    <style:style style:name="T104" style:family="text">
      <style:text-properties style:font-name="Arial" fo:font-size="15pt" fo:background-color="#80ffff" loext:char-shading-value="0" style:font-size-asian="15pt" style:font-name-complex="Arial" style:font-size-complex="15pt"/>
    </style:style>
    <style:style style:name="T105" style:family="text">
      <style:text-properties style:font-name="Arial" fo:font-size="15pt" officeooo:rsid="0026c11d" fo:background-color="#80ffff" loext:char-shading-value="0" style:font-size-asian="15pt" style:font-name-complex="Arial" style:font-size-complex="15pt"/>
    </style:style>
    <style:style style:name="T106" style:family="text">
      <style:text-properties style:font-name="Arial" fo:font-size="15pt" officeooo:rsid="00283ab5" fo:background-color="#80ffff" loext:char-shading-value="0" style:font-size-asian="15pt" style:font-name-complex="Arial" style:font-size-complex="15pt"/>
    </style:style>
    <style:style style:name="T107" style:family="text">
      <style:text-properties style:font-name="Arial" fo:font-size="15pt" officeooo:rsid="00299a87" fo:background-color="#80ffff" loext:char-shading-value="0" style:font-size-asian="15pt" style:font-name-complex="Arial" style:font-size-complex="15pt"/>
    </style:style>
    <style:style style:name="T108" style:family="text">
      <style:text-properties style:font-name="Arial" fo:font-size="15pt" officeooo:rsid="00306446" fo:background-color="#80ffff" loext:char-shading-value="0" style:font-size-asian="15pt" style:font-name-complex="Arial" style:font-size-complex="15pt"/>
    </style:style>
    <style:style style:name="T109" style:family="text">
      <style:text-properties style:font-name="Arial" fo:font-size="15pt" officeooo:rsid="0034005a" fo:background-color="#80ffff" loext:char-shading-value="0" style:font-size-asian="15pt" style:font-name-complex="Arial" style:font-size-complex="15pt"/>
    </style:style>
    <style:style style:name="T110" style:family="text">
      <style:text-properties style:font-name="Arial" fo:font-size="15pt" officeooo:rsid="004297d8" fo:background-color="#80ffff" loext:char-shading-value="0" style:font-size-asian="15pt" style:font-name-complex="Arial" style:font-size-complex="15pt"/>
    </style:style>
    <style:style style:name="T111" style:family="text">
      <style:text-properties style:font-name="Arial" fo:font-size="15pt" officeooo:rsid="004659f4" fo:background-color="#80ffff" loext:char-shading-value="0" style:font-size-asian="15pt" style:font-name-complex="Arial" style:font-size-complex="15pt"/>
    </style:style>
    <style:style style:name="T112" style:family="text">
      <style:text-properties style:font-name="Arial" fo:font-size="15pt" officeooo:rsid="004f1578" fo:background-color="#80ffff" loext:char-shading-value="0" style:font-size-asian="15pt" style:font-name-complex="Arial" style:font-size-complex="15pt"/>
    </style:style>
    <style:style style:name="T113" style:family="text">
      <style:text-properties style:font-name="Arial" fo:font-size="15pt" officeooo:rsid="001d1e5f" fo:background-color="#ffff00" loext:char-shading-value="0" style:font-size-asian="15pt" style:font-name-complex="Arial" style:font-size-complex="15pt"/>
    </style:style>
    <style:style style:name="T114" style:family="text">
      <style:text-properties style:font-name="Arial" fo:font-size="15pt" officeooo:rsid="0038509d" style:font-name-asian="Microsoft Sans Serif" style:font-size-asian="15pt" style:font-name-complex="Arial" style:font-size-complex="15pt"/>
    </style:style>
    <style:style style:name="T115" style:family="text">
      <style:text-properties style:font-name="Arial" fo:font-size="15pt" fo:background-color="#fff200" loext:char-shading-value="0" style:font-size-asian="15pt" style:font-name-complex="Arial" style:font-size-complex="15pt"/>
    </style:style>
    <style:style style:name="T116" style:family="text">
      <style:text-properties style:font-name="Arial" fo:font-size="15pt" officeooo:rsid="004e2e81" fo:background-color="#fff200" loext:char-shading-value="0" style:font-size-asian="15pt" style:font-name-complex="Arial" style:font-size-complex="15pt"/>
    </style:style>
    <style:style style:name="T117" style:family="text">
      <style:text-properties style:font-name="Arial" fo:font-size="15pt" fo:language="en" fo:country="US" fo:background-color="#cccccc" loext:char-shading-value="0" style:font-name-asian="Lucida Sans Unicode" style:font-size-asian="15pt" style:font-name-complex="Times New Roman" style:font-size-complex="10pt"/>
    </style:style>
    <style:style style:name="T118" style:family="text">
      <style:text-properties style:font-name="Arial" fo:font-size="15pt" fo:language="en" fo:country="US" officeooo:rsid="003c4e4c" fo:background-color="#cccccc" loext:char-shading-value="0" style:font-name-asian="Lucida Sans Unicode" style:font-size-asian="15pt" style:font-name-complex="Times New Roman" style:font-size-complex="10pt"/>
    </style:style>
    <style:style style:name="T119" style:family="text">
      <style:text-properties style:font-name="Arial" fo:font-size="15pt" fo:language="en" fo:country="US" officeooo:rsid="004e2e81" fo:background-color="#cccccc" loext:char-shading-value="0" style:font-name-asian="Lucida Sans Unicode" style:font-size-asian="15pt" style:font-name-complex="Times New Roman" style:font-size-complex="10pt"/>
    </style:style>
    <style:style style:name="T120" style:family="text">
      <style:text-properties style:font-name="Arial" fo:font-size="15pt" fo:language="en" fo:country="US" style:font-name-asian="Lucida Sans Unicode" style:font-size-asian="15pt" style:font-name-complex="Times New Roman" style:font-size-complex="10pt"/>
    </style:style>
    <style:style style:name="T121" style:family="text">
      <style:text-properties style:font-name="Arial" fo:font-size="15pt" fo:language="en" fo:country="US" officeooo:rsid="003c4e4c" style:font-name-asian="Lucida Sans Unicode" style:font-size-asian="15pt" style:font-name-complex="Times New Roman" style:font-size-complex="10pt"/>
    </style:style>
    <style:style style:name="T122" style:family="text">
      <style:text-properties style:font-name="Arial" fo:font-size="15pt" fo:language="en" fo:country="US" officeooo:rsid="004e2e81" style:font-name-asian="Lucida Sans Unicode" style:font-size-asian="15pt" style:font-name-complex="Times New Roman" style:font-size-complex="10pt"/>
    </style:style>
    <style:style style:name="T123" style:family="text">
      <style:text-properties style:font-name="Arial" fo:font-size="15pt" fo:language="en" fo:country="US" fo:background-color="transparent" loext:char-shading-value="0" style:font-name-asian="Lucida Sans Unicode" style:font-size-asian="15pt" style:font-name-complex="Times New Roman" style:font-size-complex="10pt"/>
    </style:style>
    <style:style style:name="T124" style:family="text">
      <style:text-properties style:font-name="Arial" fo:font-size="15pt" fo:language="en" fo:country="US" fo:background-color="transparent" loext:char-shading-value="0" style:font-name-asian="Lucida Sans Unicode" style:font-size-asian="15pt" style:font-name-complex="Times New Roman" style:font-size-complex="10pt"/>
    </style:style>
    <style:style style:name="T125" style:family="text">
      <style:text-properties style:font-name="Arial" fo:font-size="15pt" fo:background-color="#cccccc" loext:char-shading-value="0" style:font-name-asian="Lucida Sans Unicode" style:font-size-asian="15pt" style:font-name-complex="Times New Roman" style:font-size-complex="10pt"/>
    </style:style>
    <style:style style:name="T126" style:family="text">
      <style:text-properties style:font-name="Arial" fo:font-size="15pt" officeooo:rsid="003c4e4c" fo:background-color="#cccccc" loext:char-shading-value="0" style:font-name-asian="Lucida Sans Unicode" style:font-size-asian="15pt" style:font-name-complex="Times New Roman" style:font-size-complex="10pt"/>
    </style:style>
    <style:style style:name="T127" style:family="text">
      <style:text-properties style:font-name="Arial" fo:font-size="15pt" officeooo:rsid="004e2e81" fo:background-color="#cccccc" loext:char-shading-value="0" style:font-name-asian="Lucida Sans Unicode" style:font-size-asian="15pt" style:font-name-complex="Times New Roman" style:font-size-complex="10pt"/>
    </style:style>
    <style:style style:name="T128" style:family="text">
      <style:text-properties style:font-name="Arial" fo:font-size="15pt" officeooo:rsid="003c4e4c" fo:background-color="#cccccc" loext:char-shading-value="0" style:font-size-asian="15pt" style:font-name-complex="Arial" style:font-size-complex="15pt"/>
    </style:style>
    <style:style style:name="T129" style:family="text">
      <style:text-properties style:font-name="Arial" fo:font-size="15pt" fo:background-color="transparent" loext:char-shading-value="0" style:font-size-asian="15pt" style:font-name-complex="Arial" style:font-size-complex="15pt"/>
    </style:style>
    <style:style style:name="T130" style:family="text">
      <style:text-properties style:font-name="Arial" fo:font-size="15pt" officeooo:rsid="001d1e5f" fo:background-color="transparent" loext:char-shading-value="0" style:font-size-asian="15pt" style:font-name-complex="Arial" style:font-size-complex="15pt"/>
    </style:style>
    <style:style style:name="T131" style:family="text">
      <style:text-properties style:font-name="Arial" fo:font-size="15pt" officeooo:rsid="001d1e5f" fo:background-color="transparent" loext:char-shading-value="0" style:font-size-asian="15pt" style:font-name-complex="Arial" style:font-size-complex="15pt"/>
    </style:style>
    <style:style style:name="T132" style:family="text">
      <style:text-properties style:font-name="Arial" fo:font-size="15pt" fo:background-color="transparent" loext:char-shading-value="0" style:font-size-asian="15pt" style:font-name-complex="Arial" style:font-size-complex="15pt"/>
    </style:style>
    <style:style style:name="T133" style:family="text">
      <style:text-properties style:font-name="Arial" fo:font-size="15pt" fo:background-color="transparent" loext:char-shading-value="0" style:font-name-asian="Lucida Sans Unicode" style:font-size-asian="15pt" style:font-name-complex="Times New Roman" style:font-size-complex="10pt"/>
    </style:style>
    <style:style style:name="T134" style:family="text">
      <style:text-properties style:font-name="Arial" fo:font-size="15pt" fo:background-color="transparent" loext:char-shading-value="0" style:font-name-asian="Lucida Sans Unicode" style:font-size-asian="15pt" style:font-name-complex="Times New Roman" style:font-size-complex="10pt"/>
    </style:style>
    <style:style style:name="T135" style:family="text">
      <style:text-properties style:font-name="Arial1" fo:font-size="15pt" officeooo:rsid="00322a3f" style:font-name-asian="Arial1" style:font-size-asian="15pt" style:font-name-complex="Arial1" style:font-size-complex="15pt"/>
    </style:style>
    <style:style style:name="T136" style:family="text">
      <style:text-properties style:font-name="Arial1" fo:font-size="15pt" officeooo:rsid="0038509d" style:font-name-asian="Arial1" style:font-size-asian="15pt" style:font-name-complex="Arial1" style:font-size-complex="15pt"/>
    </style:style>
    <style:style style:name="T137" style:family="text">
      <style:text-properties style:font-name="Arial1" fo:font-size="15pt" officeooo:rsid="0038509d" style:font-name-asian="Microsoft Sans Serif" style:font-size-asian="15pt" style:font-name-complex="Arial" style:font-size-complex="15pt"/>
    </style:style>
    <style:style style:name="T138" style:family="text">
      <style:text-properties officeooo:rsid="000ebba1"/>
    </style:style>
    <style:style style:name="T139" style:family="text">
      <style:text-properties officeooo:rsid="000ef612"/>
    </style:style>
    <style:style style:name="T140" style:family="text">
      <style:text-properties officeooo:rsid="00126db6"/>
    </style:style>
    <style:style style:name="T141" style:family="text">
      <style:text-properties officeooo:rsid="0010e262"/>
    </style:style>
    <style:style style:name="T142" style:family="text">
      <style:text-properties officeooo:rsid="0013c767"/>
    </style:style>
    <style:style style:name="T143" style:family="text">
      <style:text-properties officeooo:rsid="0013c767" style:font-name-asian="Courier New" style:font-name-complex="Courier New"/>
    </style:style>
    <style:style style:name="T144" style:family="text">
      <style:text-properties officeooo:rsid="00156d14"/>
    </style:style>
    <style:style style:name="Sect1" style:family="section">
      <style:section-properties fo:margin-left="0.635cm" fo:margin-right="10.562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236"><text:span text:style-name="CharStyle4"><text:span text:style-name="T59">ĽUDOVÁ </text:span></text:span><text:span text:style-name="CharStyle6"><text:span text:style-name="T59">ZDRAVOVEDA.</text:span></text:span></text:p>
        <text:p text:style-name="P4"><text:span text:style-name="CharStyle8"><text:span text:style-name="T59">Napísal </text:span></text:span><text:span text:style-name="CharStyle9"><text:span text:style-name="T59">Dr. V. Šrobár, praktický lekár v Ružomberku.</text:span></text:span></text:p>
        <text:p text:style-name="P25"><text:span text:style-name="CharStyle18"><text:span text:style-name="T59"/></text:span></text:p>
        <text:p text:style-name="P63"><text:span text:style-name="CharStyle18"><text:span text:style-name="T59"/></text:span></text:p>
        <text:p text:style-name="P9"><text:span text:style-name="CharStyle20"><text:span text:style-name="T59">Predmluva.</text:span></text:span></text:p>
        <text:p text:style-name="P97"><text:span text:style-name="CharStyle21"><text:span text:style-name="T59"/></text:span></text:p>
        <text:p text:style-name="P196"><text:span text:style-name="CharStyle21"><text:span text:style-name="T59">Cie</text:span></text:span><text:span text:style-name="CharStyle21"><text:span text:style-name="T3">ľ</text:span></text:span><text:span text:style-name="CharStyle21"><text:span text:style-name="T59">om „Ľudovej </text:span></text:span><text:span text:style-name="CharStyle21"><text:span text:style-name="T2">z</text:span></text:span><text:span text:style-name="CharStyle21"><text:span text:style-name="T59">dravovedy</text:span></text:span><text:span text:style-name="CharStyle21"><text:span text:style-name="T2">“</text:span></text:span><text:span text:style-name="CharStyle11"><text:span text:style-name="T59"> je stručne a srozumiteľne oboznámiť čitateľa s pravidlami a predpismi n</text:span></text:span><text:span text:style-name="CharStyle11"><text:span text:style-name="T3">a</text:span></text:span><text:span text:style-name="CharStyle11"><text:span text:style-name="T59">uky o zdraví; poučiť ho, ako žiť v prírode i v príbytku; ako zariadiť svoju domácnosť; ako stavať do</text:span></text:span><text:span text:style-name="CharStyle11"><text:span text:style-name="T2">m</text:span></text:span><text:span text:style-name="CharStyle11"><text:span text:style-name="T59">; ako zakladať dedinu a mest</text:span></text:span><text:span text:style-name="CharStyle11"><text:span text:style-name="T2">o</text:span></text:span><text:span text:style-name="CharStyle11"><text:span text:style-name="T59">; ako sa živiť a šati</text:span></text:span><text:span text:style-name="CharStyle11"><text:span text:style-name="T2">ť</text:span></text:span><text:span text:style-name="CharStyle11"><text:span text:style-name="T59">; ako vychovávať det</text:span></text:span><text:span text:style-name="CharStyle11"><text:span text:style-name="T2">i</text:span></text:span><text:span text:style-name="CharStyle11"><text:span text:style-name="T59">; ako pracovať a odpočinku užívať, aby človek vo všetkých neprajných okolnostiach svoje zdravie neporušen</text:span></text:span><text:span text:style-name="CharStyle11"><text:span text:style-name="T3">e</text:span></text:span><text:span text:style-name="CharStyle11"><text:span text:style-name="T59"> zachoval a</text:span></text:span><text:span text:style-name="CharStyle11"><text:span text:style-name="T2"> </text:span></text:span><text:span text:style-name="CharStyle11"><text:span text:style-name="T59">aby si zabezpečil silný, pokojný a blažený život. V práci tejto poukazujem na príčiny poznaných nákazlivých nemocí a upozorňujem na hubite</text:span></text:span><text:span text:style-name="CharStyle11"><text:span text:style-name="T2">ľov</text:span></text:span><text:span text:style-name="CharStyle11"><text:span text:style-name="T59"> nášho zdravia i ako im vzrast zabrániť a ako ich nivočiť. Čitateľ sa </text:span></text:span><text:span text:style-name="CharStyle11"><text:span text:style-name="T60">ď</text:span></text:span><text:span text:style-name="CharStyle11"><text:span text:style-name="T59">alej soznámi s jedmi, s ich účinkami a prí­znakmi rôznych otráv. N</text:span></text:span><text:span text:style-name="CharStyle11"><text:span text:style-name="T60">a</text:span></text:span><text:span text:style-name="CharStyle11"><text:span text:style-name="T59">jde tu návod, ako po­máhať pri úrazoch, zlomeninách a v takých nešťastiach, ke</text:span></text:span><text:span text:style-name="CharStyle11"><text:span text:style-name="T60">ď</text:span></text:span><text:span text:style-name="CharStyle11"><text:span text:style-name="T59"> človek ztráca povedomie. Dorasta­júcej mládeži venoval som kapitolu „O pohlavnej dospelosti a o pohlavných nemociach“.</text:span></text:span></text:p>
        <text:p text:style-name="P97"><text:span text:style-name="CharStyle11"><text:span text:style-name="T59">Poneváč badáme všetci, že je u nás ešte mnoho povery a čarodejstva i v takých veciach, o ktorých nás veda poučuje zreteľne a jasne, po­kúsil som sa v tejto skromnej práci osvietiť príčiny</text:span></text:span><text:span text:style-name="CharStyle8"><text:span text:style-name="T59"> </text:span></text:span><text:span text:style-name="CharStyle11"><text:span text:style-name="T59">nemocí, ktoré práve nevedomá myseľ </text:span></text:span><text:soft-page-break/><text:span text:style-name="CharStyle11"><text:span text:style-name="T59">prostého ľudu zahaľuje rúchom tajomnosti a povery.</text:span></text:span></text:p>
        <text:p text:style-name="P97"><text:span text:style-name="CharStyle11"><text:span text:style-name="T59">Ve</text:span></text:span><text:span text:style-name="CharStyle11"><text:span text:style-name="T60">ď</text:span></text:span><text:span text:style-name="CharStyle11"><text:span text:style-name="T59"> práve nevedomosť a neznalosť mnohých vecí a okolností vzbudzuje v človeku strach a bezradnosť. Ke</text:span></text:span><text:span text:style-name="CharStyle11"><text:span text:style-name="T60">ď</text:span></text:span><text:span text:style-name="CharStyle11"><text:span text:style-name="T59"> poznáme silu a zbraň nepriateľa — prestaneme sa ho báť a lepšie sa proti nemu obránime. Tak je i s nepriateľmi nášho zdravia, s nemocami a s ich príčinami.</text:span></text:span></text:p>
        <text:p text:style-name="P97"><text:span text:style-name="CharStyle11"><text:span text:style-name="T59">Do rámca „Zdravovedy“ nepatrí podrobný opis liekov a liečenia — no predsa u niektorých ťažších nemocí bolo mi označiť prvú pomoc a po­ukázať, čo škodí a čo osoží nemocnému.</text:span></text:span></text:p>
        <text:p text:style-name="P97"><text:span text:style-name="CharStyle11"><text:span text:style-name="T59">Možno, že mi za chybu pripíšu, že som sa miesty priobšírne a rozvl</text:span></text:span><text:span text:style-name="CharStyle11"><text:span text:style-name="T3">a</text:span></text:span><text:span text:style-name="CharStyle11"><text:span text:style-name="T59">čne rozpísal. Na ta­kýchto miestach viedla ma snaha, aby ma čitateľ dobre rozumel, a preto som stručnosť obetoval podrobnejšiemu výkladu.</text:span></text:span></text:p>
        <text:p text:style-name="P97"><text:span text:style-name="CharStyle11"><text:span text:style-name="T59">Ešte jedno mi možno vytýkať, že je práca málo ľudová a viac vedecká, — to nie je vinou spisovateľa, ale skorej leží to v povahe samého predmetu, ktorý som sa snažil, nakoľko len možno, úplne podať slovenskému čitateľovi.</text:span></text:span></text:p>
        <text:p text:style-name="P97"><text:span text:style-name="CharStyle11"><text:span text:style-name="T59">Ešte pár slov o pôvode práce.</text:span></text:span></text:p>
        <text:p text:style-name="P97"><text:span text:style-name="CharStyle11"><text:span text:style-name="T59">Ako praktický lekár mávam dosť príležitosti poznávať život slovenského ľudu. I vídaval som celkom zblízka jeho radosti, jeho biedy a jeho boje s macošskými pomerami spoločenskými a prí­rodnými: ve</text:span></text:span><text:span text:style-name="CharStyle11"><text:span text:style-name="T60">ď</text:span></text:span><text:span text:style-name="CharStyle11"><text:span text:style-name="T59"> slovenský život je taký ťažký, taký tvrdý a toľme zaslúžený! Žijeme ako pastorkovia v svojej domovine a od prírody nášho kraja musíme si krvopotne vymáhať každý kúsok chleba. Na slovenský národ sa nikdy Šťastena neusmievala, nám sa nikdy </text:span></text:span><text:soft-page-break/><text:span text:style-name="CharStyle11"><text:span text:style-name="T59">náhodou darov nedostávalo, ale všetko, čo máme a čo sme, je prácou umu a mozoľnej ruky slovenskej. Preto nám je všetko, čo máme, také drahé a vzácne, a preto si máme brat­sky pomáhať a v láske nažívať.</text:span></text:span></text:p>
        <text:p text:style-name="P97"><text:span text:style-name="CharStyle11"><text:span text:style-name="T59">Pospolitý život nás učí, že len zdraví a mocní ľudia zdolajú všetky prekážky; nemocní a slabí podliehajú v boji o život. Rodina, z ktorej lekár nevychodí a kde je choroba stálym hosťom, podobá sa domu, ktorého fundamenty začaly práchniveť. A národ, v ktorom pustošia nemoce, v ktorom smrť svojou neúprosnou kosou často kosí, podobá sa rieke, ktorej pramene vysychajú.</text:span></text:span></text:p>
        <text:p text:style-name="P97"><text:span text:style-name="CharStyle11"><text:span text:style-name="T59">Zdravá krv z tela slovenského národa hynie ťažkou prácou v Amerike, doma nás oslabujú ne­moce, bieda a útisk.</text:span></text:span></text:p>
        <text:p text:style-name="P97"><text:span text:style-name="CharStyle11"><text:span text:style-name="T59">Vidiac takýto neutešený stav slovenského ľudu, pred pár rokmi umienil som si pomáhať tam, kde môžem a viem, a kde je pomoc najsúrnejšia: ratovať zdravie slovenskému ľudu. Vtedy som vy­zval slovenských lekárov, aby sme spoločne na­písali srozumite</text:span></text:span><text:span text:style-name="CharStyle11"><text:span text:style-name="T2">ľ</text:span></text:span><text:span text:style-name="CharStyle11"><text:span text:style-name="T59">ne a nakrátko zdravovedu pre ľud. Ale plán náš sa neuskutočnil, jednak pre politický boj posledných rokov, ktorý sily naše toľme vy­čerpával, jednak pre nedostatok času u praktických lekárov.</text:span></text:span></text:p>
        <text:p text:style-name="P97"><text:span text:style-name="CharStyle11"><text:span text:style-name="T59">Roku 1906 slovenská ľudová strana kandido­vala ma v okrese ružomberskom za vyslanca na snem. Za túto odvahu nameraly mi uhorské súdy jeden rok štátneho väzenia. Túto dlhú dobu jedného roku venoval som ukončeniu prípravy a napísaniu tejto práce. Myslím, že som takto dobre naložil so svobodným časom väzenského života.</text:span></text:span></text:p>
        <text:p text:style-name="P97"><text:soft-page-break/><text:span text:style-name="CharStyle11"><text:span text:style-name="T59">Predkladajúc svoju prácu ctenému čitateľovi, prosím o láskavú shovievavos</text:span></text:span><text:span text:style-name="CharStyle11"><text:span text:style-name="T3">ť</text:span></text:span><text:span text:style-name="CharStyle11"><text:span text:style-name="T59"> v posudzovaní. Sla­biny diela znám dobre, a predsa nebolo v mojej moci im vyhnúť. Pripomeňme si, že slovenská literatúra dosial nemá v našom jazyku odborníkom napísanej zdravovedy. I bolo mi zápasiť ako s terminol</text:span></text:span><text:span text:style-name="CharStyle11"><text:span text:style-name="T3">o</text:span></text:span><text:span text:style-name="CharStyle11"><text:span text:style-name="T59">giou, tak so spracovaním obšírnej látky novodobej zdravovedy. Kde sa mi nedostávalo slo­venského názvu, tam som použil slova z dokonalej a ustálenej českej terminol</text:span></text:span><text:span text:style-name="CharStyle11"><text:span text:style-name="T3">o</text:span></text:span><text:span text:style-name="CharStyle11"><text:span text:style-name="T59">gie chemickej, lekár­skej a technickej. V zátvorkách uvádzam zväčša takéto názvy latinsky. Na konci diela je označená odborná literatúra, z ktorej som čerpal látku k tomuto dielu.</text:span></text:span></text:p>
        <text:p text:style-name="P97"><text:span text:style-name="CharStyle11"><text:span text:style-name="T59">Ďakujem druhom-lekárom, ktorí láskav</text:span></text:span><text:span text:style-name="CharStyle11"><text:span text:style-name="T3">e</text:span></text:span><text:span text:style-name="CharStyle11"><text:span text:style-name="T59"> prezreli prácu v rukopise, menovite však Dušanovi Makovickému, ktorý veľmi svedomit</text:span></text:span><text:span text:style-name="CharStyle11"><text:span text:style-name="T3">e</text:span></text:span><text:span text:style-name="CharStyle11"><text:span text:style-name="T59"> prečítal ruko­pis a opatril ho hojnými poznámkami a pokynmi. A prosím ho, aby prepáčil, že som miestami po­držal pôvodnú osnovu rukopisu.</text:span></text:span></text:p>
        <text:p text:style-name="P97"><text:span text:style-name="CharStyle11"><text:span text:style-name="T59">Nakonec označím ešte svoje stanovisko k pred­metu. Osnovu práce úmyselne som pretkal </text:span></text:span><text:span text:style-name="CharStyle11"><text:span text:style-name="T2">n</text:span></text:span><text:span text:style-name="CharStyle11"><text:span text:style-name="T59">arážkami sociálno-politickými. Prácu hľadel som napísať v duchu čistého humanismu, v duchu a dľa tradícií nášho velikého Štúra</text:span></text:span><text:span text:style-name="CharStyle21"><text:span text:style-name="T2">,</text:span></text:span><text:span text:style-name="CharStyle11"><text:span text:style-name="T59"> ktorého ideálom bol</text:span></text:span><text:span text:style-name="CharStyle11"><text:span text:style-name="T2">o</text:span></text:span><text:span text:style-name="CharStyle11"><text:span text:style-name="T59">: mravný, vzdelaný a zdravý slovenský národ. Nakoľko sa mi podarilo priblížiť sa k tomuto vznešenému ideálu, to nech posúdi láskavý čitateľ.</text:span></text:span></text:p>
        <text:p text:style-name="P97"><text:span text:style-name="CharStyle11"><text:span text:style-name="T59"/></text:span></text:p>
        <text:p text:style-name="P196"><text:span text:style-name="CharStyle11"><text:span text:style-name="T59">V Segedíne, 11. septembra 1908.</text:span></text:span></text:p>
        <text:p text:style-name="P25"><text:soft-page-break/><text:span text:style-name="CharStyle27"><text:span text:style-name="T59"/></text:span></text:p>
        <text:p text:style-name="P63"><text:span text:style-name="CharStyle27"><text:span text:style-name="T59">Pôvodca.</text:span></text:span></text:p>
        <text:h text:style-name="P237" text:outline-level="4"><text:span text:style-name="CharStyle29"><text:span text:style-name="T2"/></text:span></text:h>
        <text:h text:style-name="P239" text:outline-level="4"><text:span text:style-name="CharStyle29"><text:span text:style-name="T2"/></text:span></text:h>
        <text:h text:style-name="P239" text:outline-level="4"><text:bookmark-start text:name="bookmark2"/><text:span text:style-name="CharStyle29"><text:span text:style-name="T2">I</text:span></text:span><text:span text:style-name="CharStyle29"><text:span text:style-name="T59">. O vzduchu.</text:span></text:span><text:bookmark-end text:name="bookmark2"/></text:h>
        <text:p text:style-name="P26"><text:span text:style-name="CharStyle12"><text:span text:style-name="T59"/></text:span></text:p>
        <text:p text:style-name="P64"><text:span text:style-name="CharStyle12"><text:span text:style-name="T59">1. O vzduchu vo všeobecnosti.</text:span></text:span></text:p>
        <text:p text:style-name="P97"><text:span text:style-name="CharStyle11"><text:span text:style-name="T59"/></text:span></text:p>
        <text:p text:style-name="P196"><text:span text:style-name="CharStyle11"><text:span text:style-name="T59">Vzduch, či povetrie, obkľuču</text:span></text:span><text:span text:style-name="CharStyle11"><text:span text:style-name="T2">je</text:span></text:span><text:span text:style-name="CharStyle11"><text:span text:style-name="T59"> našu zem vo výške asi 10 kilometrov. Čistý vzduch je úplne priezračný, neviditeľný; preto však môžeme ho mera</text:span></text:span><text:span text:style-name="CharStyle11"><text:span text:style-name="T2">ť</text:span></text:span><text:span text:style-name="CharStyle11"><text:span text:style-name="T59"> i vážiť, cítime jeho osviežujúcu prítomnosť i hynieme bez neho. Vzduch je tedy teleso. Sú telesá tvrdé (ľad), tekuté (voda) a plynné (para). Vzduch je plynn</text:span></text:span><text:span text:style-name="CharStyle21"><text:span text:style-name="T2">é</text:span></text:span><text:span text:style-name="CharStyle11"><text:span text:style-name="T59"> teleso.</text:span></text:span></text:p>
        <text:p text:style-name="P97"><text:span text:style-name="CharStyle11"><text:span text:style-name="T59">Vzduch vdychujeme do</text:span></text:span><text:span text:style-name="CharStyle11"><text:span text:style-name="T2"> </text:span></text:span><text:span text:style-name="CharStyle11"><text:span text:style-name="T59">pľúc neustále: od prvého vykríknutia, ke</text:span></text:span><text:span text:style-name="CharStyle11"><text:span text:style-name="T61">ď</text:span></text:span><text:span text:style-name="CharStyle11"><text:span text:style-name="T59"> na svet prichodíme, až do po­sledného dychu života, ke</text:span></text:span><text:span text:style-name="CharStyle11"><text:span text:style-name="T61">ď</text:span></text:span><text:span text:style-name="CharStyle11"><text:span text:style-name="T59"> umierame. Potreba dýchať je taká všeobecná, že považujeme za živé, čo dýcha, a za neživé, čo nedýcha. Vzduchu však nevyhnuteľne potrebuje k životu nielen človek a živočíchy, ale i všetky rastliny. Skorej vydržíme bez jedla a nápoja, ako bez povetria. Potrebujeme ho ustavične, v bdení i v spánku. Zdravý a do­spelý človek dýcha za minútu 16—18 ráz. V cho­robe a ťažkej práci častejšie, lebo tieto trovia, rozrušujú živé telo, a preto treba pribrať mnoho čistého vzduchu, aby sa telo pri sile udržalo. Dýchame preto tak často, lebo vzduch je najpotreb­nejším </text:span></text:span><text:soft-page-break/><text:span text:style-name="CharStyle11"><text:span text:style-name="T59">pokrmom tela. Pravda, je najlacnejší pokrm — veď ho máme obyčajne nadostač a zadarmo. Uvidíme však neskoršie, že milliony ľudí musia hynúť preto, že sa im tohoto pokrmu nedostáva.</text:span></text:span></text:p>
        <text:p text:style-name="P97"><text:span text:style-name="CharStyle11"><text:span text:style-name="T59">Vzduch, ako každé teleso v prírode, má isté fy</text:span></text:span><text:span text:style-name="CharStyle11"><text:span text:style-name="T61">s</text:span></text:span><text:span text:style-name="CharStyle11"><text:span text:style-name="T59">ikálne (prírodné) vlastnost</text:span></text:span><text:span text:style-name="CharStyle21"><text:span text:style-name="T2">i</text:span></text:span><text:span text:style-name="CharStyle11"><text:span text:style-name="T59">: je vlhký alebo suchý, teplý alebo studený, hustý alebo zriedený, stojací alebo vetrom veje. Všetky tieto jeho vlast­nosti rozmanitým spôsobom účinkujú na zdravie živo­číšstva. Vzduch s</text:span></text:span><text:span text:style-name="CharStyle11"><text:span text:style-name="T61">b</text:span></text:span><text:span text:style-name="CharStyle11"><text:span text:style-name="T59">iera všetky </text:span></text:span><text:span text:style-name="CharStyle11"><text:span text:style-name="T2">je</text:span></text:span><text:span text:style-name="CharStyle11"><text:span text:style-name="T59">dovaté plyny, ktoré sa vyparujú z tela človeka, zo zvierat, z rastlín a pôdy. Zapáchajúcimi plyn</text:span></text:span><text:span text:style-name="CharStyle11"><text:span text:style-name="T4">am</text:span></text:span><text:span text:style-name="CharStyle11"><text:span text:style-name="T59">i naplnený vzduch budí v nás ošklivosť, nemoce, až smrť. Nečistým vzduchom môžu sa prenášať nákazlivé nemoce.</text:span></text:span></text:p>
        <text:p text:style-name="P97"><text:span text:style-name="CharStyle11"><text:span text:style-name="T59">Povetrie dýchame do pľúc, ale všetko povetrie nie je pokrmom pre nás. V pľúcach nachodí sa krv, ktorá veľmi dychtiv</text:span></text:span><text:span text:style-name="CharStyle11"><text:span text:style-name="T4">e</text:span></text:span><text:span text:style-name="CharStyle11"><text:span text:style-name="T59"> pohlcuje do seba len menšiu čiastku povetria, ktorú menujeme: kyslí­kom (grécky: oxygen). Denne naberajú pľúca asi 10.000 litrov vzduchu, ktorý, ak nemá škodiť, musí by</text:span></text:span><text:span text:style-name="CharStyle11"><text:span text:style-name="T61">ť</text:span></text:span><text:span text:style-name="CharStyle11"><text:span text:style-name="T59"> čistý a čerstvý.</text:span></text:span></text:p>
        <text:p text:style-name="P164"><text:span text:style-name="CharStyle12"><text:span text:style-name="T59"/></text:span></text:p>
        <text:p text:style-name="P197"><text:span text:style-name="CharStyle12"><text:span text:style-name="T59">2. Z čoho pozostáva povetrie (vzduch)?</text:span></text:span></text:p>
        <text:p text:style-name="P97"><text:span text:style-name="CharStyle11"><text:span text:style-name="T59"/></text:span></text:p>
        <text:p text:style-name="P196"><text:span text:style-name="CharStyle11"><text:span text:style-name="T59">Každé teleso možno rozložiť varením alebo pálením na čiastočky najmenšie, ktoré viac neroz­lúči a nezničí ani vriaca voda, ani žhavý plameň ohňa. Tieto nezničiteľné a nerozlučiteľné najmenšie čiastočky menujeme: </text:span></text:span><text:soft-page-break/><text:span text:style-name="CharStyle11"><text:span text:style-name="T59">prvkami. Vodu premeníme varom na paru, elektrickým prúdom na plynné prvky: na kyslík a vodík. Všetky tvrdé, husté telesá primeraným žiarom dajú sa premeniť na tekuté telesá a plynné na prvky.</text:span></text:span></text:p>
        <text:p text:style-name="P97"><text:span text:style-name="CharStyle11"><text:span text:style-name="T59">Povedali sme, že je vzduch plynné teleso. Môžeme doložiť, že ešte i plynné telesá možno </text:span></text:span><text:span text:style-name="CharStyle11"><text:span text:style-name="T2">ď</text:span></text:span><text:span text:style-name="CharStyle11"><text:span text:style-name="T59">alej rozložiť na čiastky, z ktorých sa skladajú. Keď na príklad zapálime sviečku v izbe, plameňom sviečky hneď sa začne premieňať složenie vzduch</text:span></text:span><text:span text:style-name="CharStyle11"><text:span text:style-name="T2">u</text:span></text:span><text:span text:style-name="CharStyle11"><text:span text:style-name="T59">: plameň pohlcuje z povetria kyslík</text:span></text:span><text:span text:style-name="CharStyle21"><text:span text:style-name="T2">,</text:span></text:span><text:span text:style-name="CharStyle11"><text:span text:style-name="T59"> a spálený knôt a loj dáva uhlík i utvorí sa nové plynné teles</text:span></text:span><text:span text:style-name="CharStyle11"><text:span text:style-name="T2">o</text:span></text:span><text:span text:style-name="CharStyle11"><text:span text:style-name="T59">: kyselina uhličitá (jedna čiastočka uhlíku a dve čiastočky kyslíku; v lučbe toto utvorené teleso označujem</text:span></text:span><text:span text:style-name="CharStyle11"><text:span text:style-name="T2">e</text:span></text:span><text:span text:style-name="CharStyle11"><text:span text:style-name="T59">: </text:span></text:span><text:span text:style-name="CharStyle11"><text:span text:style-name="T61">equation</text:span></text:span><text:span text:style-name="CharStyle11"><text:span text:style-name="T59">; </text:span></text:span><text:span text:style-name="CharStyle11"><text:span text:style-name="T61">C </text:span></text:span><text:span text:style-name="CharStyle11"><text:span text:style-name="T59">značí latinsky karbo </text:span></text:span><text:span text:style-name="CharStyle11"><text:span text:style-name="T2">—</text:span></text:span><text:span text:style-name="CharStyle11"><text:span text:style-name="T59"> uhlík, </text:span></text:span><text:span text:style-name="CharStyle11"><text:span text:style-name="T2">O</text:span></text:span><text:span text:style-name="CharStyle11"><text:span text:style-name="T59"> </text:span></text:span><text:span text:style-name="CharStyle11"><text:span text:style-name="T2">=</text:span></text:span><text:span text:style-name="CharStyle11"><text:span text:style-name="T59"> oxygen </text:span></text:span><text:span text:style-name="CharStyle11"><text:span text:style-name="T2">=</text:span></text:span><text:span text:style-name="CharStyle11"><text:span text:style-name="T59"> kyslík). Vzduch pozostáva z týchto čiastok: zo 78 8 častí dusíku</text:span></text:span><text:span text:style-name="CharStyle21"><text:span text:style-name="T2">,</text:span></text:span><text:span text:style-name="CharStyle11"><text:span text:style-name="T59"> z 20 7 častí kyslíku</text:span></text:span><text:span text:style-name="CharStyle21"><text:span text:style-name="T2">, </text:span></text:span><text:span text:style-name="CharStyle11"><text:span text:style-name="T59">z malinkej čiastky o</text:span></text:span><text:span text:style-name="CharStyle21"><text:span text:style-name="T4">z</text:span></text:span><text:span text:style-name="CharStyle21"><text:span text:style-name="T59">on</text:span></text:span><text:span text:style-name="CharStyle21"><text:span text:style-name="T2">u</text:span></text:span><text:span text:style-name="CharStyle11"><text:span text:style-name="T59"> a arg</text:span></text:span><text:span text:style-name="CharStyle21"><text:span text:style-name="T4">o</text:span></text:span><text:span text:style-name="CharStyle21"><text:span text:style-name="T59">nu</text:span></text:span><text:span text:style-name="CharStyle21"><text:span text:style-name="T2">,</text:span></text:span><text:span text:style-name="CharStyle11"><text:span text:style-name="T59"> i z vodnej pary, ktorej pri vysokej teplote vzduchu pribýva, pri nízkej ubýva. S týmito čiastkami vzduchu je stále smiešaná ešte kyselina uhličitá, asi v 0 25 až </text:span></text:span><text:span text:style-name="CharStyle11"><text:span text:style-name="T61">0</text:span></text:span><text:span text:style-name="CharStyle11"><text:span text:style-name="T2"> 35 </text:span></text:span><text:span text:style-name="CharStyle11"><text:span text:style-name="T4">promile.</text:span></text:span><text:span text:style-name="CharStyle11"><text:span text:style-name="T59"> Alebo, ináče rečeno, v 1000 litroch po­vetria je:</text:span></text:span></text:p>
        <text:p text:style-name="P98"><text:span text:style-name="CharStyle11"><text:span text:style-name="T59">kyslíku 207 litrov,</text:span></text:span></text:p>
        <text:p text:style-name="P99"><text:span text:style-name="CharStyle11"><text:span text:style-name="T59">dusíku 780 </text:span></text:span><text:span text:style-name="CharStyle11"><text:span text:style-name="T61">litrov,</text:span></text:span></text:p>
        <text:p text:style-name="P98"><text:span text:style-name="CharStyle11"><text:span text:style-name="T59">kyseliny uhličitej </text:span></text:span><text:span text:style-name="CharStyle11"><text:span text:style-name="T61">2 1/2</text:span></text:span><text:span text:style-name="CharStyle11"><text:span text:style-name="T59">—</text:span></text:span><text:span text:style-name="CharStyle11"><text:span text:style-name="T2"> </text:span></text:span><text:span text:style-name="CharStyle11"><text:span text:style-name="T4">3 1/2</text:span></text:span><text:span text:style-name="CharStyle11"><text:span text:style-name="T59"> decilitra,</text:span></text:span></text:p>
        <text:p text:style-name="P97"><text:span text:style-name="CharStyle11"><text:span text:style-name="T59">vodnej pary nestále množstvo.</text:span></text:span></text:p>
        <text:p text:style-name="P97"><text:span text:style-name="CharStyle11"><text:span text:style-name="T59">Vzduch, ktorý </text:span></text:span><text:span text:style-name="CharStyle11"><text:span text:style-name="T2">je</text:span></text:span><text:span text:style-name="CharStyle11"><text:span text:style-name="T59"> takto složený, môžeme nazvať čistým vzduchom, zdraviu plne neškodným.</text:span></text:span></text:p>
        <text:p text:style-name="P97"><text:span text:style-name="CharStyle11"><text:span text:style-name="T59">Vo vzduchu nachodia sa ďale</text:span></text:span><text:span text:style-name="CharStyle11"><text:span text:style-name="T2">j</text:span></text:span><text:span text:style-name="CharStyle11"><text:span text:style-name="T59">: čpavok (ammoniak); kyselin</text:span></text:span><text:span text:style-name="CharStyle11"><text:span text:style-name="T2">y</text:span></text:span><text:span text:style-name="CharStyle11"><text:span text:style-name="T59">: dusíková a </text:span></text:span><text:soft-page-break/><text:span text:style-name="CharStyle11"><text:span text:style-name="T59">dusičn</text:span></text:span><text:span text:style-name="CharStyle21"><text:span text:style-name="T2">á</text:span></text:span><text:span text:style-name="CharStyle21"><text:span text:style-name="T59">; sírovodík a výpary z ľudí a zvierat. Ale tieto všetky plyny</text:span></text:span><text:span text:style-name="CharStyle26"><text:span text:style-name="T59"> </text:span></text:span><text:span text:style-name="CharStyle11"><text:span text:style-name="T59">nemajú významu pre ľudské zdravie, iba ke</text:span></text:span><text:span text:style-name="CharStyle11"><text:span text:style-name="T61">ď</text:span></text:span><text:span text:style-name="CharStyle11"><text:span text:style-name="T59"> ich je v povetrí veľmi mnoho, na pr. v továrňach a rôz­nych priemyselných okresoch, o čom prehovoríme neskoršie.</text:span></text:span></text:p>
        <text:p text:style-name="P97"><text:span text:style-name="CharStyle11"><text:span text:style-name="T59">Vzduch môže byť značne znečistený ešte sme­ťami a prachom. </text:span></text:span><text:span text:style-name="CharStyle21"><text:span text:style-name="T2">K</text:span></text:span><text:span text:style-name="CharStyle11"><text:span text:style-name="T59"> síce bu</text:span></text:span><text:span text:style-name="CharStyle11"><text:span text:style-name="T61">ď</text:span></text:span><text:span text:style-name="CharStyle11"><text:span text:style-name="T59"> prachom z úlomkov živočíšneho tela: vláskami, chlpami, šupinami z kožky, </text:span></text:span><text:span text:style-name="CharStyle11"><text:span text:style-name="T61">ď</text:span></text:span><text:span text:style-name="CharStyle11"><text:span text:style-name="T59">alej vláknami rastlín, kúsočkami uhlia at</text:span></text:span><text:span text:style-name="CharStyle11"><text:span text:style-name="T61">ď.,</text:span></text:span><text:span text:style-name="CharStyle11"><text:span text:style-name="T59"> alebo prachom z úlomkov skál, vápna, kre­meňa, železa at</text:span></text:span><text:span text:style-name="CharStyle11"><text:span text:style-name="T61">ď</text:span></text:span><text:span text:style-name="CharStyle11"><text:span text:style-name="T59">. Zo </text:span></text:span><text:span text:style-name="CharStyle21"><text:span text:style-name="T2">ž</text:span></text:span><text:span text:style-name="CharStyle21"><text:span text:style-name="T59">ivých bytností môžu sa nachodi</text:span></text:span><text:span text:style-name="CharStyle11"><text:span text:style-name="T4">ť</text:span></text:span><text:span text:style-name="CharStyle11"><text:span text:style-name="T59"> vo vzduch</text:span></text:span><text:span text:style-name="CharStyle11"><text:span text:style-name="T2">u</text:span></text:span><text:span text:style-name="CharStyle11"><text:span text:style-name="T59">: vajíčka najmenších zvierat, zrnká tráv, pliesne, kvasničky a bakt</text:span></text:span><text:span text:style-name="CharStyle21"><text:span text:style-name="T4">e</text:span></text:span><text:span text:style-name="CharStyle21"><text:span text:style-name="T59">rie.</text:span></text:span></text:p>
        <text:p text:style-name="P97"><text:span text:style-name="CharStyle11"><text:span text:style-name="T59">Bakt</text:span></text:span><text:span text:style-name="CharStyle11"><text:span text:style-name="T4">e</text:span></text:span><text:span text:style-name="CharStyle11"><text:span text:style-name="T59">rie (gréck</text:span></text:span><text:span text:style-name="CharStyle11"><text:span text:style-name="T2">y</text:span></text:span><text:span text:style-name="CharStyle11"><text:span text:style-name="T59">: paličky) sú najnižšie živočíchy a delíme ich dľa toho, ako účinkujú na zdravie ľud­ské</text:span></text:span><text:span text:style-name="CharStyle11"><text:span text:style-name="T2">:</text:span></text:span><text:span text:style-name="CharStyle11"><text:span text:style-name="T59"> na choroboplodné</text:span></text:span><text:span text:style-name="CharStyle21"><text:span text:style-name="T2">,</text:span></text:span><text:span text:style-name="CharStyle11"><text:span text:style-name="T59"> t. j. na také, ktoré zapríčiňujú choroby, a na neškodné. (Vi</text:span></text:span><text:span text:style-name="CharStyle11"><text:span text:style-name="T2">ď</text:span></text:span><text:span text:style-name="CharStyle11"><text:span text:style-name="T59"> zvláštnu kapitolu o bakt</text:span></text:span><text:span text:style-name="CharStyle11"><text:span text:style-name="T4">e</text:span></text:span><text:span text:style-name="CharStyle11"><text:span text:style-name="T59">ri</text:span></text:span><text:span text:style-name="CharStyle11"><text:span text:style-name="T4">a</text:span></text:span><text:span text:style-name="CharStyle11"><text:span text:style-name="T59">ch.) Koľko môže byť týchto bakt</text:span></text:span><text:span text:style-name="CharStyle11"><text:span text:style-name="T4">e</text:span></text:span><text:span text:style-name="CharStyle11"><text:span text:style-name="T59">rií vo vzduchu, najlepšie poznáme z tohot</text:span></text:span><text:span text:style-name="CharStyle11"><text:span text:style-name="T2">o</text:span></text:span><text:span text:style-name="CharStyle11"><text:span text:style-name="T59">: V Paríži, v hlavnej ulici</text:span></text:span><text:span text:style-name="CharStyle21"><text:span text:style-name="T2">,</text:span></text:span><text:span text:style-name="CharStyle11"><text:span text:style-name="T59"> našlo sa ich v litre povetria 34.80</text:span></text:span><text:span text:style-name="CharStyle11"><text:span text:style-name="T2">0</text:span></text:span><text:span text:style-name="CharStyle11"><text:span text:style-name="T59">; v lesíku na jar 4940, v lete 6500, v zime 2600. V povetrí na tichom mori niet bakt</text:span></text:span><text:span text:style-name="CharStyle11"><text:span text:style-name="T4">e</text:span></text:span><text:span text:style-name="CharStyle11"><text:span text:style-name="T59">rií, podobne na vysokých horách. V hore sa preto voľne cítime, lebo tam je vzduch čistý, a preto, že dýchame častejšie.</text:span></text:span></text:p>
        <text:p text:style-name="P97"><text:span text:style-name="CharStyle11"><text:span text:style-name="T59">V príbytku, kde spolu býva mnoho ľudí, alebo kde nemocný leží, vzduch je nakazený bakt</text:span></text:span><text:span text:style-name="CharStyle11"><text:span text:style-name="T4">e</text:span></text:span><text:span text:style-name="CharStyle11"><text:span text:style-name="T59">riami. Ako v príbytkovom, tak i vo voľnom vzduchu bakt</text:span></text:span><text:span text:style-name="CharStyle11"><text:span text:style-name="T4">e</text:span></text:span><text:span text:style-name="CharStyle11"><text:span text:style-name="T59">rie sú obyčajne prilepené na kvapôčkach vodnej pary, alebo na prachu.</text:span></text:span></text:p>
        <text:p text:style-name="P97"><text:span text:style-name="CharStyle11"><text:span text:style-name="T59">Izbu možno zbaviť nečistého vzduchu vetraním a stieraním prachu s náradia vlhkou handrou, prachovkou.</text:span></text:span></text:p>
        <text:p text:style-name="P97"><text:soft-page-break/><text:span text:style-name="CharStyle11"><text:span text:style-name="T59">Povetrie je tedy potrebným pokrmom človeka. Dodať treba, že nie všetko povetrie, ale len jeho kyslík. Dusík, ač ho je veľmi mnoho, zdá sa, že je iba na to, aby rozrie</text:span></text:span><text:span text:style-name="CharStyle11"><text:span text:style-name="T61">ď</text:span></text:span><text:span text:style-name="CharStyle11"><text:span text:style-name="T59">oval kyslík vo vzduchu. Dusík pre život nemá veľkého významu. Kyslíku potrebujem denne asi 600 litrov; tento kyslík váži bezmála 1 kilogramm. Kyslíku je v povetrí nad zemou asi 20 procent; stúpajúc do výšky, ubýva ho; podobne sa spotrebuje i v izbách, kde ľudia, zvieratá dýchajú a ke</text:span></text:span><text:span text:style-name="CharStyle11"><text:span text:style-name="T61">ď</text:span></text:span><text:span text:style-name="CharStyle11"><text:span text:style-name="T59"> obloky a dvere tesne zavreme. V zavretých izbách môže sa spotrebovať kyslík tak, že ho je iba 11%. </text:span></text:span><text:span text:style-name="CharStyle11"><text:span text:style-name="T2">V</text:span></text:span><text:span text:style-name="CharStyle11"><text:span text:style-name="T59"> takomto povetrí ľudia rýchle dýchajú, cítia klopanie srdca, mdlobu, ustalos</text:span></text:span><text:span text:style-name="CharStyle11"><text:span text:style-name="T4">ť</text:span></text:span><text:span text:style-name="CharStyle11"><text:span text:style-name="T59"> a bolenie hlavy. V povetrí, majúcom len 7% kyslíku, ľudia a živočíchy okamžite umierajú.</text:span></text:span></text:p>
        <text:p text:style-name="P97"><text:span text:style-name="CharStyle11"><text:span text:style-name="T59">Nielen nedostatok kyslíku, ale i prítomnosť kyseliny uhličitej vo vzduchu ohrožuje nám zdravie. Vzduch, vydychovaný z pľúc, má málo kyslíku, a miesto kyslíku je v ňom kyselina uhličitá. Ky­selina uhličitá povstáva všade tam, kde sa dýcha, kde niečo hnije, tlie, horí. A poneváč na povrchu zeme stále dýchajú a umierajú nielen živočíchy, ale i rastliny, mala by nás kyselina uhličitá týmto ohromným množstvom — usmrcovať. O to sa však postarala príroda tak, že rastliny za dňa dýchajú do seba kyselinu uhličitú z povetria a vydávajú zo seba životu potrebný kyslík. A tak je rovnováha</text:span></text:span><text:span text:style-name="CharStyle26"><text:span text:style-name="T59"> </text:span></text:span><text:span text:style-name="CharStyle11"><text:span text:style-name="T59">zachovaná. V príbytkoch, kde je mnoho ľudí, kde sa boja izbu vetrať, kde okrem </text:span></text:span><text:span text:style-name="CharStyle11"><text:span text:style-name="T2">ľ</text:span></text:span><text:span text:style-name="CharStyle11"><text:span text:style-name="T59">udí sú ešte zvie­ratá a kde smeti a odpadky hnijú a tlejú, tam sa môže nahromadiť kyseliny uhličitej až 1—4%. Ale pri toľkomto množstve kyseliny ľudí rozbolí hlava, je im nevoľno, </text:span></text:span><text:soft-page-break/><text:span text:style-name="CharStyle11"><text:span text:style-name="T59">omdlievajú. To sú prvé znaky otravy kyselinou uhličitou. Svetlo zhasína pri 2</text:span></text:span><text:span text:style-name="CharStyle11"><text:span text:style-name="T2"> </text:span></text:span><text:span text:style-name="CharStyle11"><text:span text:style-name="T59">2% kyseliny uhličitej vo vzduchu. Okamžitá je smrť pri 15</text:span></text:span><text:span text:style-name="CharStyle11"><text:span text:style-name="T2">%</text:span></text:span><text:span text:style-name="CharStyle11"><text:span text:style-name="T59">. </text:span></text:span><text:span text:style-name="CharStyle11"><text:span text:style-name="T2">D</text:span></text:span><text:span text:style-name="CharStyle11"><text:span text:style-name="T59">o starých, nevetraných a dlho zavretých studní, jám, do pivníc, hlavne ak tam kysne víno, do hrobiek a jaskýň máme vstupovať len tak, ak svetlo v nich horí bez zhasínania. Sú ľudia, ktorí zavoňajú kyselinu uhličitú už </text:span></text:span><text:span text:style-name="CharStyle11"><text:span text:style-name="T61">1 promile </text:span></text:span><text:span text:style-name="CharStyle11"><text:span text:style-name="T59">a hne</text:span></text:span><text:span text:style-name="CharStyle11"><text:span text:style-name="T61">ď</text:span></text:span><text:span text:style-name="CharStyle11"><text:span text:style-name="T59"> sa cítia nevo</text:span></text:span><text:span text:style-name="CharStyle11"><text:span text:style-name="T2">ľ</text:span></text:span><text:span text:style-name="CharStyle11"><text:span text:style-name="T59">ne.</text:span></text:span></text:p>
        <text:p text:style-name="P97"><text:span text:style-name="CharStyle11"><text:span text:style-name="T59">Preto treba, aby sme častým vetraním zbavili naše príbytky tohoto jedovatého plynu.</text:span></text:span></text:p>
        <text:p text:style-name="P48"><text:span text:style-name="CharStyle12"><text:span text:style-name="T59"/></text:span></text:p>
        <text:p text:style-name="P65"><text:span text:style-name="CharStyle12"><text:span text:style-name="T59">3. O dýchaní.</text:span></text:span></text:p>
        <text:p text:style-name="P97"><text:span text:style-name="CharStyle11"><text:span text:style-name="T59"/></text:span></text:p>
        <text:p text:style-name="P196"><text:span text:style-name="CharStyle11"><text:span text:style-name="T59">Ke</text:span></text:span><text:span text:style-name="CharStyle11"><text:span text:style-name="T61">ď</text:span></text:span><text:span text:style-name="CharStyle11"><text:span text:style-name="T59"> rastlinka tlie a hnije, ke</text:span></text:span><text:span text:style-name="CharStyle11"><text:span text:style-name="T61">ď</text:span></text:span><text:span text:style-name="CharStyle11"><text:span text:style-name="T59"> telo živočíchov hnije, alebo ke</text:span></text:span><text:span text:style-name="CharStyle11"><text:span text:style-name="T61">ď</text:span></text:span><text:span text:style-name="CharStyle11"><text:span text:style-name="T59"> sviečka horí, deje sa to isté, ako ke</text:span></text:span><text:span text:style-name="CharStyle11"><text:span text:style-name="T61">ď</text:span></text:span><text:span text:style-name="CharStyle11"><text:span text:style-name="T59"> človek dýcha. Dýchanie je tlenie, horenie. K tleniu, hnitiu, horeniu a dýchaniu potrebný kyslili berie sa z povetria, a miesto neho tvorí sa kyselina uhličitá. Rovnako dýchať treba malilinkej rastlinke, ako najdokonalejšiemu živočíchu. Len dýchacie ústroje sú rozličné. Vyššie živočíchy dý­chajú pľúcami, v ktorých krv, či vlastne červené farbivo hämoglobín, pohlcuje kyslík a roznáša ho po celom tele, do všetkých údov.</text:span></text:span></text:p>
        <text:p text:style-name="P97"><text:span text:style-name="CharStyle30"><text:span text:style-name="T59">Krv stretá sa tedy v pľúcach s povetrím, vezme z neho kyslík a roznesie ho do všetkých údov. Odo­berúc údom kyselinu uhličitú, krv sa potom vracia nazpäť do pľúc. Krv kyslíkom nasýtená je farby svetlo-červenej, krv presýtená </text:span></text:span><text:soft-page-break/><text:span text:style-name="CharStyle30"><text:span text:style-name="T59">kyselinou uhličitou je tmav</text:span></text:span><text:span text:style-name="CharStyle21"><text:span text:style-name="T59">o-</text:span></text:span><text:span text:style-name="CharStyle21"><text:span text:style-name="T2">č</text:span></text:span><text:span text:style-name="CharStyle21"><text:span text:style-name="T59">erv</text:span></text:span><text:span text:style-name="CharStyle21"><text:span text:style-name="T2">e</text:span></text:span><text:span text:style-name="CharStyle21"><text:span text:style-name="T59">ná. V </text:span></text:span><text:span text:style-name="CharStyle21"><text:span text:style-name="T61">ž</text:span></text:span><text:span text:style-name="CharStyle21"><text:span text:style-name="T2">i</text:span></text:span><text:span text:style-name="CharStyle21"><text:span text:style-name="T59">lách koluje krv bohatá na kyselinu uhličitú (44—52%), v tepnách bohatá na kyslík.</text:span></text:span></text:p>
        <text:p text:style-name="P97"><text:span text:style-name="CharStyle11"><text:span text:style-name="T59">Dýchanie môžeme s času na čas riadiť i svobodnou vôľou, ale okrem toho máme v predĺženej mozgovej míche (špiku) zvláštny stred (centrum), ktorý stále núti dýchať. Tento stred podráždi sa pribývaním kyseliny uhličitej v krvi, a nervy, vy­chádzajúce z tohto stredu do prsných svalov, stiahnu a hne</text:span></text:span><text:span text:style-name="CharStyle11"><text:span text:style-name="T61">ď</text:span></text:span><text:span text:style-name="CharStyle11"><text:span text:style-name="T59"> roztiahnu hr</text:span></text:span><text:span text:style-name="CharStyle11"><text:span text:style-name="T4">uď</text:span></text:span><text:span text:style-name="CharStyle11"><text:span text:style-name="T59"> a bránicu; tak sa z pľúc vytlačí kyselina uhličitá a tlakom povetria vbehne čerstvý vzduch. To je práca dýchacieho stredu (centra). Vo vdýchnutom povetrí je asi 21% kyslíku a asi 0</text:span></text:span><text:span text:style-name="CharStyle11"><text:span text:style-name="T2"> </text:span></text:span><text:span text:style-name="CharStyle11"><text:span text:style-name="T59">04 </text:span></text:span><text:span text:style-name="CharStyle11"><text:span text:style-name="T61">promile</text:span></text:span><text:span text:style-name="CharStyle11"><text:span text:style-name="T59"> kyseliny uhličite</text:span></text:span><text:span text:style-name="CharStyle11"><text:span text:style-name="T2">j</text:span></text:span><text:span text:style-name="CharStyle11"><text:span text:style-name="T59">; vo vy­dýchnutom iba 16% kyslíku a až 4% kyseliny uhličitej. Nový kyslík roznesie krv do všetkých čiastočiek tela, osvieži, nakŕmi ich, čiže spáli sa (oxyduje), a novoutvorená kyselina uhličitá vracia sa žilami do srdca a odtiaľ do pľúc, kde nastane zase nové dýchnutie. Tak sa to opakuje za hodinu asi 1000 ráz, cez deň 24.000 ráz.</text:span></text:span></text:p>
        <text:p text:style-name="P97"><text:span text:style-name="CharStyle11"><text:span text:style-name="T59">Dýchanie sa mení okrem toho dľa okolia, v ktorom žijeme; </text:span></text:span><text:span text:style-name="CharStyle11"><text:span text:style-name="T61">ď</text:span></text:span><text:span text:style-name="CharStyle11"><text:span text:style-name="T59">alej dľa veku, pohlavia, spánku, pokrmu, práce, nemoce a dľa povetria.</text:span></text:span></text:p>
        <text:p text:style-name="P97"><text:span text:style-name="CharStyle11"><text:span text:style-name="T59">Dýchame len vtedy výdatne, ke</text:span></text:span><text:span text:style-name="CharStyle11"><text:span text:style-name="T61">ď</text:span></text:span><text:span text:style-name="CharStyle11"><text:span text:style-name="T59"> sme v čistom povetrí a ke</text:span></text:span><text:span text:style-name="CharStyle11"><text:span text:style-name="T61">ď</text:span></text:span><text:span text:style-name="CharStyle11"><text:span text:style-name="T59"> dýchame zhlboka. Prečo? V pľúcach</text:span></text:span><text:span text:style-name="CharStyle26"><text:span text:style-name="T59"> </text:span></text:span><text:span text:style-name="CharStyle11"><text:span text:style-name="T59">je asi </text:span></text:span><text:span text:style-name="CharStyle11"><text:span text:style-name="T2">3 </text:span></text:span><text:span text:style-name="CharStyle11"><text:span text:style-name="T4">1/2</text:span></text:span><text:span text:style-name="CharStyle11"><text:span text:style-name="T2">—</text:span></text:span><text:span text:style-name="CharStyle11"><text:span text:style-name="T59">4 litre vzduchu. Vydýchnutím obnoví sa ho len asi </text:span></text:span><text:span text:style-name="CharStyle11"><text:span text:style-name="T61">1/2</text:span></text:span><text:span text:style-name="CharStyle11"><text:span text:style-name="T59"> litra. Tak isté čiastky pľúc ne­dostanú čistého vzduchu, neprevetrajú sa a v týchto čiastkach pľúc ľahko povstávajú nemoce, menovite v hrotoch (vo vrcholcoch) pľúc je častá suchá nemoc.</text:span></text:span></text:p>
        <text:p text:style-name="P97"><text:soft-page-break/><text:span text:style-name="CharStyle11"><text:span text:style-name="T59">Dýchať máme s narovnanými prsami a nie zohnutí. Takto sa plnšie dýcha. Dýchajme nosom a nie otvorenými ústami, a to preto, lebo na ste­nách dierok nosových sa usadí prach a vzduch sa oteplí. Vzduch dýchaný nech nie je ani veľmi studený, ani príliš horúci. V oboch prípadoch dráždi a studený vzduch môže zapríčiniť nachlad­nutie, katarrh pľúc.</text:span></text:span></text:p>
        <text:p text:style-name="P49"><text:span text:style-name="CharStyle12"><text:span text:style-name="T59"/></text:span></text:p>
        <text:p text:style-name="P66"><text:span text:style-name="CharStyle12"><text:span text:style-name="T59">4. Regulovanie tepla.</text:span></text:span></text:p>
        <text:p text:style-name="P97"><text:span text:style-name="CharStyle11"><text:span text:style-name="T59"/></text:span></text:p>
        <text:p text:style-name="P198"><text:span text:style-name="CharStyle11"><text:span text:style-name="T59">Zdravý človek má stále rovnakú teplotu tela, a síce 36—37 stupňov d</text:span></text:span><text:span text:style-name="CharStyle11"><text:span text:style-name="T2">ľ</text:span></text:span><text:span text:style-name="CharStyle11"><text:span text:style-name="T59">a Celsiusa (36—37</text:span></text:span><text:span text:style-name="CharStyle11"><text:span text:style-name="T2">°</text:span></text:span><text:span text:style-name="CharStyle11"><text:span text:style-name="T59"> </text:span></text:span><text:span text:style-name="CharStyle11"><text:span text:style-name="T2">C</text:span></text:span><text:span text:style-name="CharStyle11"><text:span text:style-name="T59">.). Pri tomto stupni človek cíti sa práve dobre: ani mu je nie zima, ani teplo. Ale telo naše je stále obkľúčené povetrím nestálej teploty. V zime, za mrazu a studeného vetra, býva i 25 stupňov zimy (—25° </text:span></text:span><text:span text:style-name="CharStyle11"><text:span text:style-name="T2">C</text:span></text:span><text:span text:style-name="CharStyle11"><text:span text:style-name="T59">.), v lete zase i 25 stupňov tepla (</text:span></text:span><text:span text:style-name="CharStyle11"><text:span text:style-name="T4">+</text:span></text:span><text:span text:style-name="CharStyle11"><text:span text:style-name="T59">25</text:span></text:span><text:span text:style-name="CharStyle11"><text:span text:style-name="T2">°</text:span></text:span><text:span text:style-name="CharStyle11"><text:span text:style-name="T59"> C.). V zime, akonáhle vyjdeme z izby, tvár a telo zbledne, po chrbte nabehne</text:span></text:span><text:span text:style-name="CharStyle11"><text:span text:style-name="T2">,</text:span></text:span><text:span text:style-name="CharStyle11"><text:span text:style-name="T59"> „husacia koža“, skrčíme sa; v lete a v teplej izbe tvár i koža sa rozčervena</text:span></text:span><text:span text:style-name="CharStyle11"><text:span text:style-name="T2">jú</text:span></text:span><text:span text:style-name="CharStyle11"><text:span text:style-name="T59">, roztiahneme akosi údy, celé telo. Ako horúca voda na studenom povetrí sa parí a chladne, to jest svoju teplotu oddáva studenšiemu povetriu, práve tak i ľudské telo stále sa parí a ztráca svoju teplotu v chladnejšom povetrí a priberá v horúcom povetrí. Ale človek nemá mať ani menej, ani viacej teploty, ako 36—37° C. Čo sa tedy stane? Telo samo reguluje, riadi teplotu. Ako? Ke</text:span></text:span><text:span text:style-name="CharStyle11"><text:span text:style-name="T61">ď</text:span></text:span><text:span text:style-name="CharStyle11"><text:span text:style-name="T59"> sme v ho­rúcej izbe, v lete na slnku, ke</text:span></text:span><text:span text:style-name="CharStyle11"><text:span text:style-name="T61">ď</text:span></text:span><text:span text:style-name="CharStyle11"><text:span text:style-name="T59"> sa z chuti na­jeme, vtedy vždy pocítime horúčosť v tele. Lebo vtedy pribudlo </text:span></text:span><text:soft-page-break/><text:span text:style-name="CharStyle11"><text:span text:style-name="T59">telu teploty. Aby sme však telo neprehnali, tu sa začne regulácia teploty: koža sa roztiahne, údy sa rozšíria, šatstvo uvoľníme, alebo složíme s tela, koža sa začervená, čerstvejšie dýchame, na čelo a po tele vystúpi pot. Vo vše­tkých týchto prípadoch nastane vyparovanie tepla z tela. Telo kožou zbavuje sa zbytočnej horúčosti. V zime, v chladnej izbe, o hlade robíme pravý opak tohoto. Telo prikrývame, krčíme sa, koža bledne a vraští sa. Tu krv, kolujúca v žilách kože, ako nositeľka tepla, vlieva sa do vnútra tela, žily sa zužujú, aby v nich čím najmenej teplej krvi prúdilo pod studenou kožou, aby telo čím najmenej tepla ztratilo. Ke</text:span></text:span><text:span text:style-name="CharStyle11"><text:span text:style-name="T61">ď</text:span></text:span><text:span text:style-name="CharStyle11"><text:span text:style-name="T59"> sa tedy žily zužujú a rozširujú, ke</text:span></text:span><text:span text:style-name="CharStyle11"><text:span text:style-name="T61">ď</text:span></text:span><text:span text:style-name="CharStyle11"><text:span text:style-name="T59"> bledneme a červenáme sa, ke</text:span></text:span><text:span text:style-name="CharStyle11"><text:span text:style-name="T61">ď</text:span></text:span><text:span text:style-name="CharStyle11"><text:span text:style-name="T59"> sa koža vraští a rozťahuje, ke</text:span></text:span><text:span text:style-name="CharStyle11"><text:span text:style-name="T61">ď</text:span></text:span><text:span text:style-name="CharStyle11"><text:span text:style-name="T59"> krv uteká zpod po­vrchu tela do vnútra, ke</text:span></text:span><text:span text:style-name="CharStyle11"><text:span text:style-name="T61">ď</text:span></text:span><text:span text:style-name="CharStyle11"><text:span text:style-name="T59"> sa potíme a ke</text:span></text:span><text:span text:style-name="CharStyle11"><text:span text:style-name="T61">ď</text:span></text:span><text:span text:style-name="CharStyle11"><text:span text:style-name="T59"> z tela nášho, ako z rozpáleného železa, horúčosť sála, — takéto premeny menujeme regulovaním telesnej teploty.</text:span></text:span></text:p>
        <text:p text:style-name="P97"><text:span text:style-name="CharStyle11"><text:span text:style-name="T59">Okolie, v ktorom žijeme a pracujeme, je oby­čajne vždy chladnejšie, ako naše telo. Čímže tedy človek nahrádza túto ohromnú ztratu tepla, ktorú mu odberá povetrie? Nuž pokrmom. Vieme, že v lete je potrava iná, ako v zime. Národy, žijúce</text:span></text:span><text:span text:style-name="CharStyle26"><text:span text:style-name="T59"> </text:span></text:span><text:span text:style-name="CharStyle11"><text:span text:style-name="T59">v kraji horúcom, okolo rovníka, požívajú ve</text:span></text:span><text:span text:style-name="CharStyle21"><text:span text:style-name="T2">ľ</text:span></text:span><text:span text:style-name="CharStyle21"><text:span text:style-name="T59">m</text:span></text:span><text:span text:style-name="CharStyle21"><text:span text:style-name="T2">i </text:span></text:span><text:span text:style-name="CharStyle21"><text:span text:style-name="T59">málo mastných pokrmov, a čím ideme vyššie k pol­noci, do krajín večitého ľadu a snehu, pozorujeme, že ľudia tým viacej mastnoty potrebujú. Tamhore je hlavným pokrmom rybací tuk (sadlo). To je preto, lebo mastnota vydá viac tepla, ako pokrm zo zelenín a chleba. V lete žiada sa nám hlú­pejšieho, v zime mastnejšieho pokrmu. Lebo v lete málo, v zime veľmi mnoho tepla ztrácame. </text:span></text:span><text:soft-page-break/><text:span text:style-name="CharStyle21"><text:span text:style-name="T59">Človek tedy vie regulovať nielen stratu tepla, ale i jeho výrobu.</text:span></text:span></text:p>
        <text:p text:style-name="P26"><text:span text:style-name="CharStyle12"><text:span text:style-name="T59"/></text:span></text:p>
        <text:p text:style-name="P64"><text:span text:style-name="CharStyle12"><text:span text:style-name="T59">5. O vetraní.</text:span></text:span></text:p>
        <text:p text:style-name="P97"><text:span text:style-name="CharStyle11"><text:span text:style-name="T59"/></text:span></text:p>
        <text:p text:style-name="P196"><text:span text:style-name="CharStyle11"><text:span text:style-name="T59">Už vieme, aké má byt povetrie, aby ľudskému zdraviu neškodilo. Vieme, koľko čiastok má byt v ňom kyslíku (20</text:span></text:span><text:span text:style-name="CharStyle11"><text:span text:style-name="T1"> </text:span></text:span><text:span text:style-name="CharStyle11"><text:span text:style-name="T59">8</text:span></text:span><text:span text:style-name="CharStyle11"><text:span text:style-name="T2">%</text:span></text:span><text:span text:style-name="CharStyle11"><text:span text:style-name="T59">), koľko dusíku (78</text:span></text:span><text:span text:style-name="CharStyle11"><text:span text:style-name="T2"> </text:span></text:span><text:span text:style-name="CharStyle11"><text:span text:style-name="T59">8%), koľko môže</text:span></text:span><text:span text:style-name="CharStyle11"><text:span text:style-name="T2"> </text:span></text:span><text:span text:style-name="CharStyle11"><text:span text:style-name="T59">by</text:span></text:span><text:span text:style-name="CharStyle11"><text:span text:style-name="T61">ť</text:span></text:span><text:span text:style-name="CharStyle11"><text:span text:style-name="T59"> neškodnej kyseliny uhličitej (0</text:span></text:span><text:span text:style-name="CharStyle11"><text:span text:style-name="T2"> </text:span></text:span><text:span text:style-name="CharStyle11"><text:span text:style-name="T59">04</text:span></text:span><text:span text:style-name="CharStyle11"><text:span text:style-name="T2"> </text:span></text:span><text:span text:style-name="CharStyle11"><text:span text:style-name="T4">promile)</text:span></text:span><text:span text:style-name="CharStyle11"><text:span text:style-name="T2"> </text:span></text:span><text:span text:style-name="CharStyle11"><text:span text:style-name="T59">a koľko vodnej pary. Takýto je vzduch vonku. A aký v izbách a budovách, kde bývame, kde pra­cujeme a kde spíme? Nuž i tu má byť povetrie pri­bližne také, ako vonku. Len vtedy je bývanie </text:span></text:span><text:span text:style-name="CharStyle21"><text:span text:style-name="T2">z</text:span></text:span><text:span text:style-name="CharStyle21"><text:span text:style-name="T59">dravé.</text:span></text:span></text:p>
        <text:p text:style-name="P97"><text:span text:style-name="CharStyle11"><text:span text:style-name="T59">Povetrie v príbytku stále sa znečisťuje. Do­spelý človek vydýcha za hodinu asi 20 litrov kyseliny uhličitej. Deti toľko litrov, koľko majú rokov. Povetrie znečisťuje sa prachom, výparmi z tela človeka a živočíchov, hnitím a kysnutím všelijakých odpadkov (smetí, omrvín z jedla, ne­čistej bielizne a šatstva); znečisťuje sa blatom a hnojom, nanoseným na podošvách obuv</text:span></text:span><text:span text:style-name="CharStyle11"><text:span text:style-name="T2">i</text:span></text:span><text:span text:style-name="CharStyle11"><text:span text:style-name="T59">; </text:span></text:span><text:span text:style-name="CharStyle11"><text:span text:style-name="T61">ď</text:span></text:span><text:span text:style-name="CharStyle11"><text:span text:style-name="T59">alej výparmi z vlhkých stien a zeme, výparmi pliesne a h</text:span></text:span><text:span text:style-name="CharStyle21"><text:span text:style-name="T2">ú</text:span></text:span><text:span text:style-name="CharStyle21"><text:span text:style-name="T59">b</text:span></text:span><text:span text:style-name="CharStyle21"><text:span text:style-name="T2">.</text:span></text:span></text:p>
        <text:p text:style-name="P97"><text:span text:style-name="CharStyle11"><text:span text:style-name="T59">Teraz poďme na dedinu, do hociktorého ga­zdovského bývania. Je večer 9 hodín. Tu na pravo je dosť hodné bývanie, murované. Obloky, dvere i strechu, zdá sa, že nedávno obnovili. Práve zahášajú lampu, ba len priťahujú, aby sa petroleja mnoho nespálilo. Počkáme chvíľu, kým zaspia, a potom potichúčky vojdeme, aby nás nikto nezbadal. O chvíľu vyjde mesiačik, i ten nám posvieti. </text:span></text:span><text:soft-page-break/><text:span text:style-name="CharStyle11"><text:span text:style-name="T59">Sto­jíme v pitvore; ticho je. Po</text:span></text:span><text:span text:style-name="CharStyle11"><text:span text:style-name="T2">ď</text:span></text:span><text:span text:style-name="CharStyle11"><text:span text:style-name="T59">me ďalej. Otvorme ticho dvere a sadnime si ku sporáku. Je ešte teplý a rúra zatiahnutá — hja, zima je, škoda tepla. Dvere tiež dobre priliehajú, sú zánovné. Obloky zdnuká i zvonku zavreté, ba i rezu je nasypané do tretiny spodných tabúľ. Koľkože je tu ľudí? Hľa, tam je otec a mať, tu syn a nevesta, na jednej lavici dievka, na druhej parobok, za sporákom dvaja žiačkovia a v kolíske dieťatko. Na zemi pri sporáku teliatko a dvoje jahniatok. Nad posteľou starých je dlhá žrď, obvešaná bie­lizňou, plienkami, onucami a starým šatstvom. Na zemi je obuv mladých, za pecou kapce. Tu pri dverách na stene almaria s misami, hrnčekami a lyžicami. Riad, hľa, ešte neumyli. Zem je vyložená doskami, ale veru ju už dávno nemyli, je zalepená blatom a mokrá okolo teliatka a jahniatok. Čeliadka naša pokojne dýcha — odpočíva, ukonaná ťažkou dennou prácou.</text:span></text:span></text:p>
        <text:p text:style-name="P97"><text:span text:style-name="CharStyle11"><text:span text:style-name="T59">Kým nás nezbadajú, vytiahnime kus papieru a počítajme. Dospelých je tu: otec, mať, syn, ne­vesta, 19-ročný syn, 17-ročná dievka — šesť. Dvaja</text:span></text:span><text:span text:style-name="CharStyle26"><text:span text:style-name="T104"> </text:span></text:span><text:span text:style-name="CharStyle11"><text:span text:style-name="T59">žiačkovia — rátajme ich za jedného — sedem. Die­ťatko a na zemi tri zvieratká — tiež za jedného — spolu osem dospelých. Ale horí tu lampa, parí sa šatstvo, ľudské a zvieracie telo, vyparujú sa vlhké steny a nečistá zem — toto všetko zkazí povetria za dvoch ľudí. Budeme tedy rátať, ako by tu bolo 10 dospelých ľudí. Izba má asi 8 metrov dĺžky, asi 5 metrov šírky a 2 </text:span></text:span><text:span text:style-name="CharStyle11"><text:span text:style-name="T61">1/2</text:span></text:span><text:span text:style-name="CharStyle11"><text:span text:style-name="T59"> metra výšky. To je práve 100 kubických metrov priestoru. Koľko litrov po­vetria by sa sem vzmestilo, keby izba bola celkom prázdna? Kubický meter má 1000 litrov, tedy </text:span></text:span><text:soft-page-break/><text:span text:style-name="CharStyle11"><text:span text:style-name="T59">100 </text:span></text:span><text:span text:style-name="CharStyle11"><text:span text:style-name="T2">X</text:span></text:span><text:span text:style-name="CharStyle11"><text:span text:style-name="T59">1000 </text:span></text:span><text:span text:style-name="CharStyle11"><text:span text:style-name="T2">=</text:span></text:span><text:span text:style-name="CharStyle11"><text:span text:style-name="T59"> 100.000. V izbe je tedy stotisíc litrov vzduchu. Vyššie sme čítali, že dospelý človek vy­dýcha za hodinu 20 litrov jedovatého plynu, ky­seliny uhličitej. Vieme už, že za čerstvé povetrie považujeme to, ke</text:span></text:span><text:span text:style-name="CharStyle11"><text:span text:style-name="T61">ď</text:span></text:span><text:span text:style-name="CharStyle11"><text:span text:style-name="T59"> na 1000 litrov povetria pri­padne asi </text:span></text:span><text:span text:style-name="CharStyle11"><text:span text:style-name="T4">1/2</text:span></text:span><text:span text:style-name="CharStyle11"><text:span text:style-name="T59"> decilitra kyseliny uhličitej. Počítajme tedy, ako to bude v tejto izbe s tým „čistým“ po­vetrím o hodinu, o dve, o tri, až do rána. Pred­pokladáme, že povetrie tejto izby kazí sa kyse­linou uhličitou a výparmi tak, ako keby dýchalo desať dospelých ľudí. Predpokladáme </text:span></text:span><text:span text:style-name="CharStyle11"><text:span text:style-name="T61">ď</text:span></text:span><text:span text:style-name="CharStyle11"><text:span text:style-name="T59">alej, že si táto rodina poriadne prevetrala izbu pred spaním. Mali tedy v každých 1000 litroch vzduchu </text:span></text:span><text:span text:style-name="CharStyle11"><text:span text:style-name="T4">1/2</text:span></text:span><text:span text:style-name="CharStyle11"><text:span text:style-name="T59"> dec</text:span></text:span><text:span text:style-name="CharStyle11"><text:span text:style-name="T61">i</text:span></text:span><text:span text:style-name="CharStyle11"><text:span text:style-name="T2"> </text:span></text:span><text:span text:style-name="CharStyle11"><text:span text:style-name="T59">kyseliny uhličitej. Koľkože jej bude o hodinu, o dve, o tri — až do 6. hodiny rána, ke</text:span></text:span><text:span text:style-name="CharStyle11"><text:span text:style-name="T61">ď</text:span></text:span><text:span text:style-name="CharStyle11"><text:span text:style-name="T59"> sa prebudia? Pamätajme si, že dospelý človek za hodinu vydýcha 20 litrov kyseliny uhličitej. Tedy:</text:span></text:span></text:p>
        <text:p text:style-name="P97"><text:span text:style-name="CharStyle11"><text:span text:style-name="T2"/></text:span></text:p>
        <text:p text:style-name="P196"><text:span text:style-name="CharStyle11"><text:span text:style-name="T2">Č</text:span></text:span><text:span text:style-name="CharStyle11"><text:span text:style-name="T59">o nás učia tieto počty? Už o 10. hodine, ke</text:span></text:span><text:span text:style-name="CharStyle11"><text:span text:style-name="T62">ď</text:span></text:span><text:span text:style-name="CharStyle11"><text:span text:style-name="T59"> percento kyseliny uhličitej vystúpilo na 0 2%, človek v izbe s takýmto povetrím začal by sa cítiť nepokojným, chytro by dýchal, hlava by ho začala boleť, pot by mu vysadol na čelo a zbledol by. I utekal by k dverám a utekal by, ako bez roz­umu, na čisté povetrie. O 7. hodine padol by na zem. Srdce prestávalo by klopať a dýchanie by bolo sotva badateľné. Telo by belaselo a chladlo. O pár hodín nastúpila by smrť v úplnom bez­vedomí. A každý človek, ktorý by sa tu octnul, klesal by na zem mŕtvy.</text:span></text:span></text:p>
        <text:p text:style-name="P97"><text:span text:style-name="CharStyle11"><text:span text:style-name="T59">Ale v tejto izbe nikto ani do rána neumre, lebo na šťastie povetrie zvonku </text:span></text:span><text:soft-page-break/><text:span text:style-name="CharStyle11"><text:span text:style-name="T59">má stály prístup do izby. Obyvatelia tohoto domu síce všetko pozavierali a poupchávali, aby im zimného povetria nevošlo, predsa však neupchali všetky dierky izby.</text:span></text:span><text:span text:style-name="CharStyle26"><text:span text:style-name="T59"> </text:span></text:span><text:span text:style-name="CharStyle11"><text:span text:style-name="T59">Predne f</text:span></text:span><text:span text:style-name="CharStyle11"><text:span text:style-name="T2">u</text:span></text:span><text:span text:style-name="CharStyle11"><text:span text:style-name="T59">čí málinko, ale st</text:span></text:span><text:span text:style-name="CharStyle21"><text:span text:style-name="T2">á</text:span></text:span><text:span text:style-name="CharStyle21"><text:span text:style-name="T59">le pomedzi</text:span></text:span><text:span text:style-name="CharStyle11"><text:span text:style-name="T59"> dvere a rám dver</text:span></text:span><text:span text:style-name="CharStyle11"><text:span text:style-name="T2">í</text:span></text:span><text:span text:style-name="CharStyle11"><text:span text:style-name="T59">; potom je tisíce neviditeľných dieročiek v múr</text:span></text:span><text:span text:style-name="CharStyle11"><text:span text:style-name="T2">e</text:span></text:span><text:span text:style-name="CharStyle11"><text:span text:style-name="T59">: hľa, priložme k nemu ruku a cítime, ako „ťahá</text:span></text:span><text:span text:style-name="CharStyle11"><text:span text:style-name="T2">“</text:span></text:span><text:span text:style-name="CharStyle11"><text:span text:style-name="T59"> z neho. Tu je drevená povala, tu malinké škáročky medzi oblokmi a rámami. Izba sa predsa len neustále prirodzeným spôsobom vetrá.</text:span></text:span></text:p>
        <text:p text:style-name="P97"><text:span text:style-name="CharStyle11"><text:span text:style-name="T59">Ale pozrime zase našu rodinku, či na nej badať pribývanie otravného plynu. Sotva minú dve hodiny, okolo 11. v noci, začne sa dieťatko v kolíske prehadzovať, potom srdito plakať. Pre­budí sa unavená matka, vezme ho k sebe a núka mu papu. Dieťatko chytí prsník, ale nechá ho tak a plače. Mať uloží ho do kolísky a kolíše. Dieťa len plače. Vezme ho na ruky a čičíka. Na chvíľu sa utíši. Ale medzitým mladší žiačik za pecou kričí: „Mama, vody!“ Mať drieme a akosi sa jej nechce. Chlapec kričí znovu. Dievka na lavici volá zdesene zo sna: sníva sa jej, že ju pridúša nejaké strašidl</text:span></text:span><text:span text:style-name="CharStyle11"><text:span text:style-name="T2">o</text:span></text:span><text:span text:style-name="CharStyle11"><text:span text:style-name="T59">; hádže sa, až skríkne a zdesená sadne si. Mať sa obz</text:span></text:span><text:span text:style-name="CharStyle11"><text:span text:style-name="T2">re</text:span></text:span><text:span text:style-name="CharStyle11"><text:span text:style-name="T59"> a zavolá na ňu: „Podajže Jankovi za pecou vody.“ Dievča, ako opité, vstáva a ide k dverám tackajúc sa. Pri dverách sa potkne na teľa a jahňatá, ktoré už pred hodným časom prešly k dverám a tam priložily pysky ku škáre.</text:span></text:span><text:span text:style-name="CharStyle11"><text:span text:style-name="T2"> </text:span></text:span><text:span text:style-name="CharStyle11"><text:span text:style-name="T59">Dievka otvorí dvere, vyjde von, </text:span></text:span><text:span text:style-name="CharStyle11"><text:span text:style-name="T2">p</text:span></text:span><text:span text:style-name="CharStyle11"><text:span text:style-name="T59">richýliac dvere, hľadá hrnček a krhlu. Vydýchne niekoľko ráz zhlboka a nesie bračekovi vody. Napojí ešte i dru­hého, i matke podá hrnček čerstvej vody. Svetlo lampy, ktoré už len-len že kmitalo, trochu sa roz­svieti — a celá čeľad spí </text:span></text:span><text:span text:style-name="CharStyle11"><text:span text:style-name="T62">ď</text:span></text:span><text:span text:style-name="CharStyle11"><text:span text:style-name="T59">alej. Ale o </text:span></text:span><text:soft-page-break/><text:span text:style-name="CharStyle11"><text:span text:style-name="T59">hodinu, o dve opakuje sa všetko toto znova. Až pred svi­taním vyjde mladý gazda prihodiť statku — i začnú na deň zvoniť. Mať budí starších chystať raňajk</text:span></text:span><text:span text:style-name="CharStyle11"><text:span text:style-name="T2">y</text:span></text:span><text:span text:style-name="CharStyle11"><text:span text:style-name="T59">: škrabať zemiaky, oheň rozkladať. A už sa dvere stále otvárajú. A my sme sa už tiež dávno vy­tratili z izby, ešte kedysi okolo 12. hodiny.</text:span></text:span></text:p>
        <text:p text:style-name="P97"><text:span text:style-name="CharStyle11"><text:span text:style-name="T59">A teraz si odpovieme na otázku: prečože sa začaly deti budiť, kričať a stonať? Po dvoch ho­dinách odpočinku útle dieťatko začalo cítiť otravu nahromadenej kyseliny uhličite</text:span></text:span><text:span text:style-name="CharStyle11"><text:span text:style-name="T2">j</text:span></text:span><text:span text:style-name="CharStyle11"><text:span text:style-name="T59">: stalo sa nepokoj­ným, srdiečko mu prudšie bilo a hlavička ho za­čala boleť. Teliatko a jahniatka už predtým šly ta, kde zacítily čerstvejšie povetrie, k dverám. Janík sa prebudil a pocítil sucho i mdlobu — i žiadal čerstvej vody. Dievka, ležiac na nízkej lavici, ťažko snívala, lebo natrávená krv rozbúrila jej pohyb srdca. Lampa, nemajúc dostatok kyslíku, zhasínala. Ke</text:span></text:span><text:span text:style-name="CharStyle11"><text:span text:style-name="T62">ď</text:span></text:span><text:span text:style-name="CharStyle11"><text:span text:style-name="T59"> dievka vyšla von, otvorenými dvermi razom sa nahrnul čerstvý vzduch do izby a ako ťažší, studenejší vytlačil z izby všetky jedovaté pary a plyny. Izba sa prevetrala. A ľudia v izbe usínali a budili sa znova, až ich hlas zvona zo­budil k tvrdej práci a ťažkému životu.</text:span></text:span></text:p>
        <text:p text:style-name="P97"><text:span text:style-name="CharStyle11"><text:span text:style-name="T59">A pozrime si týchto ľudí pri dennom svetle: všetci sú bledí, ustatí, akoby omámení. Miesto veselosti sedí im na tvári mrzutosť a hnev. Starý otec hreší syna, že je lenivec, ma</text:span></text:span><text:span text:style-name="CharStyle11"><text:span text:style-name="T62">ť</text:span></text:span><text:span text:style-name="CharStyle11"><text:span text:style-name="T59"> nevestu a deti. Všetci sú takí, ako by boli od úmornej práce práve pred chvíľou vstali a nová práca sa im protiví. Lebo ich spánok nebol spánkom odpočinku a osvieženia, ale umorujúcou otravou. </text:span></text:span><text:span text:style-name="CharStyle11"><text:span text:style-name="T2">A</text:span></text:span><text:span text:style-name="CharStyle11"><text:span text:style-name="T59"> ak treba ísť do </text:span></text:span><text:span text:style-name="CharStyle11"><text:span text:style-name="T2">ť</text:span></text:span><text:span text:style-name="CharStyle11"><text:span text:style-name="T59">ažšej roboty </text:span></text:span><text:span text:style-name="CharStyle11"><text:span text:style-name="T2">—</text:span></text:span><text:span text:style-name="CharStyle11"><text:span text:style-name="T59"> bez fľaše pálenky do práce sa nepriber</text:span></text:span><text:span text:style-name="CharStyle11"><text:span text:style-name="T5">ú</text:span></text:span><text:span text:style-name="CharStyle11"><text:span text:style-name="T59">. Ve</text:span></text:span><text:span text:style-name="CharStyle11"><text:span text:style-name="T62">ď</text:span></text:span><text:span text:style-name="CharStyle11"><text:span text:style-name="T59"> umorené </text:span></text:span><text:soft-page-break/><text:span text:style-name="CharStyle11"><text:span text:style-name="T59">telo treba dač</text:span></text:span><text:span text:style-name="CharStyle11"><text:span text:style-name="T2">í</text:span></text:span><text:span text:style-name="CharStyle11"><text:span text:style-name="T59">m rozkývať, aspoň okamžite podráždiť, krv rozprúdiť. A tak miesto jednej užívajú dve otravy, miesto jedného zla páchajú dvoje. Taký veliký sociálny význam má u biedneho človeka zlý, nevetraný príbytok.</text:span></text:span></text:p>
        <text:p text:style-name="P25"><text:span text:style-name="CharStyle11"><text:span text:style-name="T59">Z tohoto príkladu naučili sme sa, že každý príbytok má takzvané prirodzené vetranie (ventiláciu); vzduch sa totiž silou tlačí stenami, povalou, škárami i neviditeľnými dieročkami (pórami) pev­ných predmetov. Ale toto vetranie, ako sme vi­deli, nestačí. Na izbách majú byť ventilátory (otvory, diery), ktorými prúdi stále povetrie, a síce na osobu za hodinu asi 30—100 litrov vzduchu. Ak prijde menej, ako 30 litrov, už povstáva v izbe neznesiteľný zápach. Preplnené izby, pracovne, školy, dielne preto páchnu nepríjemne a ľudia v nich pracujúci sú bledí a unavení. Vídať i na malých žiakoch, že v prvé mesiace školy začnú blednúť, lebo naše školy sú bez stálej ventilácie.</text:span></text:span></text:p>
        <text:p text:style-name="P97"><text:span text:style-name="CharStyle11"><text:span text:style-name="T59">Vetrať možno všelijako. Akokoľvek vetráme, len nech sa dostane do príbytku mnoho čerstvého povetria a staré nech vyjde.</text:span></text:span></text:p>
        <text:p text:style-name="P97"><text:span text:style-name="CharStyle11"><text:span text:style-name="T59">Ďalej požadujeme od dobrej ventilácie, aby sa povetrie v príbytku často obnovovalo.</text:span></text:span></text:p>
        <text:p text:style-name="P97"><text:span text:style-name="CharStyle11"><text:span text:style-name="T59">Akože v našich dedinách príbytky vetrajú?</text:span></text:span></text:p>
        <text:p text:style-name="P97"><text:span text:style-name="CharStyle11"><text:span text:style-name="T59">Vyššie sme videli, že temer nijako. V zime prijde toľko vzduchu do príbytku, koľko sa ho pre­tlačí stenami, povalou a škárami dverí a oblokov. Toto menujeme prirodzeným vetraním a vieme už, že ono nestačí obnoviť zkazený vzduch v byte.</text:span></text:span></text:p>
        <text:p text:style-name="P97"><text:soft-page-break/><text:span text:style-name="CharStyle11"><text:span text:style-name="T59">Dosť dobrým vetraním v zime je i sporák</text:span></text:span><text:span text:style-name="CharStyle21"><text:span text:style-name="T2">, </text:span></text:span><text:span text:style-name="CharStyle21"><text:span text:style-name="T59">ak rúru nezavrú. Ale i to je málo.</text:span></text:span></text:p>
        <text:p text:style-name="P97"><text:span text:style-name="CharStyle11"><text:span text:style-name="T59">Voľakedy býval</text:span></text:span><text:span text:style-name="CharStyle11"><text:span text:style-name="T5">y</text:span></text:span><text:span text:style-name="CharStyle11"><text:span text:style-name="T59"> v izbách kozuby — tieto vetraly hojne, ak ich nezapchali, ale mal</text:span></text:span><text:span text:style-name="CharStyle11"><text:span text:style-name="T5">y</text:span></text:span><text:span text:style-name="CharStyle11"><text:span text:style-name="T59"> chybu, že sa veľmi mnoho paliva spálilo, a dnes je i toto drahé.</text:span></text:span></text:p>
        <text:p text:style-name="P97"><text:span text:style-name="CharStyle11"><text:span text:style-name="T59">Vetrať možno i tak, že otvoríme obloky alebo dvere</text:span></text:span><text:span text:style-name="CharStyle21"><text:span text:style-name="T2">,</text:span></text:span><text:span text:style-name="CharStyle11"><text:span text:style-name="T59"> ale v zime je to nepríjemné, lebo ľahko možno nachladnúť.</text:span></text:span></text:p>
        <text:p text:style-name="P97"><text:span text:style-name="CharStyle11"><text:span text:style-name="T59">V niektorých hostincoch vídame na vyšnej tabuli obloka plechové vrtiace sa koliesko. Takáto ventilácia málo stojí. Lepšie je, ke</text:span></text:span><text:span text:style-name="CharStyle11"><text:span text:style-name="T62">ď</text:span></text:span><text:span text:style-name="CharStyle11"><text:span text:style-name="T59"> spravíme miesto dvoch vyšných tabúľ jednu a keď sa táto môže točiť hore a dolu tak, že prechýlením hornej polovice do izby otvoríme časť, alebo, dľa potreby, polovicu, až celý otvor vyšnej tabule. (Obr. 1.)</text:span></text:span></text:p>
        <text:p text:style-name="P97"><text:span text:style-name="CharStyle11"><text:span text:style-name="T59">Dobre vystavené do</text:span></text:span><text:span text:style-name="CharStyle11"><text:span text:style-name="T2">m</text:span></text:span><text:span text:style-name="CharStyle11"><text:span text:style-name="T59">y obyčajne mávajú zvláštne komíny na vetranie. Komín ide až nad strechu domu. V takýchto prípadoch je ventilácia ve</text:span></text:span><text:span text:style-name="CharStyle11"><text:span text:style-name="T5">ľ</text:span></text:span><text:span text:style-name="CharStyle11"><text:span text:style-name="T59">mi dobrá a jednoduchá: do steny pri komíne urobíme dva otvory, jeden hore pod povalou druhý dolu nad zemou. V lete necháme stále otvorený horný, v zime spodný otvor.</text:span></text:span></text:p>
        <text:p text:style-name="P97"><text:span text:style-name="CharStyle11"><text:span text:style-name="T59">Ešte lepší spôsob ventilácie dá sa previes</text:span></text:span><text:span text:style-name="CharStyle11"><text:span text:style-name="T2">ť </text:span></text:span><text:span text:style-name="CharStyle11"><text:span text:style-name="T59">tam, kde sú pece železné s plášťom. Čerstvé po­vetrie vedieme rúrou popod zem od spodku do pece a pod plášť. Tu sa zohreje, vystúpi k povale a ako príjemné teplo rozchodí sa po príbytku; druhým otvorom, do ventilačného komína, sa od­vádza zkazené povetrie. </text:span></text:span><text:span text:style-name="CharStyle11"><text:span text:style-name="T62">(</text:span></text:span><text:span text:style-name="CharStyle11"><text:span text:style-name="T59">Obr. 2. a) a 2. b).</text:span></text:span><text:span text:style-name="CharStyle11"><text:span text:style-name="T5">)</text:span></text:span></text:p>
        <text:p text:style-name="P97"><text:span text:style-name="CharStyle11"><text:span text:style-name="T59">Veľké a nádherné budovy majú zvláštne stroje, ktorými izby celej budovy </text:span></text:span><text:soft-page-break/><text:span text:style-name="CharStyle11"><text:span text:style-name="T59">vetrajú.</text:span></text:span></text:p>
        <text:p text:style-name="P165"><text:span text:style-name="CharStyle12"><text:span text:style-name="T59"/></text:span></text:p>
        <text:p text:style-name="P199"><text:span text:style-name="CharStyle12"><text:span text:style-name="T59">6. Podnebie (klima) a akk</text:span></text:span><text:span text:style-name="CharStyle12"><text:span text:style-name="T2">l</text:span></text:span><text:span text:style-name="CharStyle12"><text:span text:style-name="T59">imatisácia.</text:span></text:span></text:p>
        <text:p text:style-name="P97"><text:span text:style-name="CharStyle11"><text:span text:style-name="T59"/></text:span></text:p>
        <text:p text:style-name="P196"><text:span text:style-name="CharStyle11"><text:span text:style-name="T59">Každý väčší kraj na našej zemi má svoju vlastnú povahu: je suchý alebo vlhký, hornatý alebo rovinný, teplý alebo studený, veterný alebo bezveterný. Všetky tieto vlastnosti kraja menu­jeme: klima (podnebie).</text:span></text:span></text:p>
        <text:p text:style-name="P97"><text:span text:style-name="CharStyle11"><text:span text:style-name="T59">Kraje pri mori ležiace majú pomorské klima</text:span></text:span><text:span text:style-name="CharStyle21"><text:span text:style-name="T2">. </text:span></text:span><text:span text:style-name="CharStyle11"><text:span text:style-name="T59">Toto klima je mierne a dosť stále, lebo teplota vzduchu neklesá tak strmo, ako u nás, na horných krajoch. Zimy sú tam veľmi mierne a leto nebýva také suché a horúce, ako u nás, lebo povetrie nad pomorským krajom reguluje more, ktoré v zime</text:span></text:span><text:span text:style-name="CharStyle39"><text:span text:style-name="T2"> </text:span></text:span><text:span text:style-name="CharStyle11"><text:span text:style-name="T59">i v lete udržuje teplotu kraja v rovnováhe. Do pomorských krajov chodia bohatí ľudia od nás liečiť choroby pľúc a nervositu, alebo sa zotaviť po ťažkých chorobách.</text:span></text:span></text:p>
        <text:p text:style-name="P97"><text:span text:style-name="CharStyle11"><text:span text:style-name="T59">Naše klima je suchozemské. </text:span></text:span><text:span text:style-name="CharStyle11"><text:span text:style-name="T2">A</text:span></text:span><text:span text:style-name="CharStyle11"><text:span text:style-name="T59"> toto je zase hôrne a rovinné. Hôrne klima je studené a drsné v zime, a pre lesy veľmi príjemné v lete. Náš podtatranský kraj je v zime pridrsný, studený, veterný, v lete však je pravým rajom. Dolinami vinú sa bystré rieky a potoky, vôkol vypínajú sa k modrej oblohe naše čarokrásne Tatry, lesnaté vrchy a kvetúce poľany. Kúzlo nášho slovenského kraja ročne vábi na tisíce cestovateľov, ktorí z </text:span></text:span><text:span text:style-name="CharStyle11"><text:span text:style-name="T2">ď</text:span></text:span><text:span text:style-name="CharStyle11"><text:span text:style-name="T59">a­lekých krajov prichádzajú obdivovať velebu našich Tatier. Klima Tatier obdarúva naše slovenské dievčatá ružovými lícami, veselou náladou a krásnou slovenskou piesňou. </text:span></text:span><text:soft-page-break/><text:span text:style-name="CharStyle11"><text:span text:style-name="T59">Drsné klima tatranské učí Slo­váka skromnosti, pracovitosti a vytrvalosti. A keby vlasť naša nenakladala tak macošsky so Slovákom, dnes by stál v prvom rade medzi vzdelanými národami Eur</text:span></text:span><text:span text:style-name="CharStyle11"><text:span text:style-name="T5">o</text:span></text:span><text:span text:style-name="CharStyle11"><text:span text:style-name="T59">py. Preto milujme naše Tatry, i keď nás osud do cudziny zaženie.</text:span></text:span></text:p>
        <text:p text:style-name="P97"><text:span text:style-name="CharStyle11"><text:span text:style-name="T59">Klima rovín a nížin je veľmi rozličné. Ne­úrodná púšť Sahary, zlatoklasé roviny Dolnej zeme a roviny nekonečného snehu a ľadu ukazujú túto nesmiernu rozmanitosť.</text:span></text:span></text:p>
        <text:p text:style-name="P97"><text:span text:style-name="CharStyle11"><text:span text:style-name="T59">Najpríhodnejšie klima pre človeka je klima mierne. Pred úpalom rovníkovým práve tak, ako pred mrazom polnočných krajov ukrýva sa človek jednako.</text:span></text:span></text:p>
        <text:p text:style-name="P97"><text:span text:style-name="CharStyle11"><text:span text:style-name="T59">Človek však navykne na podnebie, či akklimatisuje sa. Slovák zpod Tatier prejde tisíce míľ suchou zemou i morom a usadí sa na rovinách Mississippi. V cudzom kraji osvojí si nové oby­čaje, mení svoju povahu. Vyžije tam ako človek, snáď i zbohatne — ale americký Slovák je už nie viac našským Slovákom. A v ďalších pokoleniach tratí úplne svoju podtatranskú povahu — akklimatisuje sa. Taká je sila kraja na nás, kde sme sa zrodili a vyrástli. Nie je ďaleký čas, že sy­novia naši vydobyjú si toľko práv v svojom kraji slovenskom, že ani jednej slovenskej duši nebude sa treba učiť v cudzine — zdomácneniu, akklimatisácii.</text:span></text:span></text:p>
        <text:p text:style-name="P48"><text:span text:style-name="CharStyle12"><text:span text:style-name="T59"/></text:span></text:p>
        <text:p text:style-name="P65"><text:span text:style-name="CharStyle12"><text:span text:style-name="T59">7. Poučenie,</text:span></text:span></text:p>
        <text:p text:style-name="P97"><text:span text:style-name="CharStyle11"><text:span text:style-name="T59"/></text:span></text:p>
        <text:p text:style-name="P196"><text:soft-page-break/><text:span text:style-name="CharStyle11"><text:span text:style-name="T59">Ke</text:span></text:span><text:span text:style-name="CharStyle11"><text:span text:style-name="T62">ď</text:span></text:span><text:span text:style-name="CharStyle11"><text:span text:style-name="T59"> si sadneme k obloku, ktorým slniečko svieti do našej izby, v tejto osvetlenej časti po­vetria vidíme vznášať sa nesmierny počet „prachu“. Zdá sa nám, že tento „prach“ je iba tam, kde slnko osvetľuje izbu; vezmime však zrkadlo a osvieťme inú časť povetria v izbe, a uvidíme, že všetko povetrie v každej izbe je plné tohto prach</text:span></text:span><text:span text:style-name="CharStyle11"><text:span text:style-name="T2">u</text:span></text:span><text:span text:style-name="CharStyle11"><text:span text:style-name="T59">: je v ňom na tisíce a tisíce zŕn, mŕv, práškov, jadier, semien, choroboplodných zárodkov všeli­jakých húb, pliesní, bakt</text:span></text:span><text:span text:style-name="CharStyle11"><text:span text:style-name="T5">e</text:span></text:span><text:span text:style-name="CharStyle11"><text:span text:style-name="T59">rií, živočíchov, rastlín, vlákien zo šatstva, nábytku, kremeňa a skál, šupín a srsti. Nehovoríme ani o výparoch a jedovatých plynoch. My toto stále do seba dýchame. Preto izba má sa často a vytrvale vetrať. Povetrie nesmie</text:span></text:span><text:span text:style-name="CharStyle26"><text:span text:style-name="T59"> </text:span></text:span><text:span text:style-name="CharStyle21"><text:span text:style-name="T59">byť ani ve</text:span></text:span><text:span text:style-name="CharStyle21"><text:span text:style-name="T2">ľ</text:span></text:span><text:span text:style-name="CharStyle21"><text:span text:style-name="T59">mi vlhké, ani suché, ani pristudené, ani teplé, lebo to i toto je škodlivé. Dýchajme vždy nosom a hlboko</text:span></text:span><text:span text:style-name="CharStyle21"><text:span text:style-name="T2">,</text:span></text:span><text:span text:style-name="CharStyle21"><text:span text:style-name="T59"> aby sa p</text:span></text:span><text:span text:style-name="CharStyle21"><text:span text:style-name="T2">ľ</text:span></text:span><text:span text:style-name="CharStyle21"><text:span text:style-name="T59">úca dokonale vetraly. Neprechádzajme razom zo studené</text:span></text:span><text:span text:style-name="CharStyle21"><text:span text:style-name="T5">k</text:span></text:span><text:span text:style-name="CharStyle21"><text:span text:style-name="T59">o do teplého povetria. Hlaďme, aby povetrie v izbe bolo asi také čisté, ako vonku.</text:span></text:span></text:p>
        <text:h text:style-name="P237" text:outline-level="4"><text:span text:style-name="CharStyle29"><text:span text:style-name="T59"/></text:span></text:h>
        <text:h text:style-name="P239" text:outline-level="4"><text:span text:style-name="CharStyle29"><text:span text:style-name="T59"/></text:span></text:h>
        <text:h text:style-name="P239" text:outline-level="4"><text:bookmark-start text:name="bookmark4"/><text:span text:style-name="CharStyle29"><text:span text:style-name="T59">II. Odev a šatstvo (kroj).</text:span></text:span><text:bookmark-end text:name="bookmark4"/></text:h>
        <text:p text:style-name="P25"><text:span text:style-name="CharStyle12"><text:span text:style-name="T59"/></text:span></text:p>
        <text:p text:style-name="P63"><text:span text:style-name="CharStyle12"><text:span text:style-name="T59">8. Všeobecná časť.</text:span></text:span></text:p>
        <text:p text:style-name="P97"><text:span text:style-name="CharStyle11"><text:span text:style-name="T59"/></text:span></text:p>
        <text:p text:style-name="P196"><text:span text:style-name="CharStyle11"><text:span text:style-name="T59">Zdravý človek stále zachováva teplotu tela v jednej miere, medzi 36. a 37. stupňom tepla d</text:span></text:span><text:span text:style-name="CharStyle11"><text:span text:style-name="T6">ľ</text:span></text:span><text:span text:style-name="CharStyle11"><text:span text:style-name="T59">a Celsiusa. Už vieme, že zachovávanie tejto stálej teploty </text:span></text:span><text:soft-page-break/><text:span text:style-name="CharStyle11"><text:span text:style-name="T59">napomáha zčiastky regulácia kože tým, že sa koža tela sťahuje a rozťahuje, bledne a červená sa d</text:span></text:span><text:span text:style-name="CharStyle11"><text:span text:style-name="T6">ľ</text:span></text:span><text:span text:style-name="CharStyle11"><text:span text:style-name="T59">a toho, či treba zbytok tepla z tela oddať a či telo pred ochladnut</text:span></text:span><text:span text:style-name="CharStyle11"><text:span text:style-name="T2">í</text:span></text:span><text:span text:style-name="CharStyle11"><text:span text:style-name="T59">m ochrániť. Krv je nositeľkou tepla. Ale samo regulovanie tepla ko</text:span></text:span><text:span text:style-name="CharStyle11"><text:span text:style-name="T63">ž</text:span></text:span><text:span text:style-name="CharStyle11"><text:span text:style-name="T59">ou by nezabránilo, aby sme v zime nezamrzli, v lete úpalom slnka nezahynuli. Druhým dôležitým regulátorom tepla je odev.</text:span></text:span></text:p>
        <text:p text:style-name="P97"><text:span text:style-name="CharStyle21"><text:span text:style-name="T59">Odev je nie iba na to, aby zakryla našu na­hotu, ale aby udržovala i teplotu tela v stálej, jednomernej teplote.</text:span></text:span></text:p>
        <text:p text:style-name="P97"><text:span text:style-name="CharStyle11"><text:span text:style-name="T59">Živočíchy majú perie a srsť, hustejšiu v zime a redšiu v lete. Človek si pripravuje proti úpalu a zime odev.</text:span></text:span></text:p>
        <text:p text:style-name="P97"><text:span text:style-name="CharStyle11"><text:span text:style-name="T59">Látku na odev berieme bu</text:span></text:span><text:span text:style-name="CharStyle11"><text:span text:style-name="T63">ď</text:span></text:span><text:span text:style-name="CharStyle11"><text:span text:style-name="T59"> z ríše rastlinnej, alebo živočíšnej. Rastliny dávajú bavlnu</text:span></text:span><text:span text:style-name="CharStyle21"><text:span text:style-name="T2">,</text:span></text:span><text:span text:style-name="CharStyle21"><text:span text:style-name="T59"> ľan, ko­nope, kaučuk at</text:span></text:span><text:span text:style-name="CharStyle21"><text:span text:style-name="T63">ď</text:span></text:span><text:span text:style-name="CharStyle21"><text:span text:style-name="T59">., živočíchy vlnu a hodváb.</text:span></text:span></text:p>
        <text:p text:style-name="P97"><text:span text:style-name="CharStyle11"><text:span text:style-name="T59">Telo ztráca teplotu trojakým spôsobo</text:span></text:span><text:span text:style-name="CharStyle11"><text:span text:style-name="T2">m</text:span></text:span><text:span text:style-name="CharStyle11"><text:span text:style-name="T59">: vy­parovaním, odvádzaním a v</text:span></text:span><text:span text:style-name="CharStyle11"><text:span text:style-name="T2">yž</text:span></text:span><text:span text:style-name="CharStyle11"><text:span text:style-name="T59">iarovaním (sálaním) tepla. Pec hreje a ochladzuje sa trojakým spô­sobom. Plameň ohňa cítime do diaľky — to je vyžiarovanie, sálanie tepla; položme nejakú stenu pred pec — a za stenou predsa pocítime teplé povetri</text:span></text:span><text:span text:style-name="CharStyle11"><text:span text:style-name="T2">e:</text:span></text:span><text:span text:style-name="CharStyle11"><text:span text:style-name="T59"> pec odovzdáva teplo okoliu tak, že ohrieva povetrie, čo je okolo pece; polejme pec vodou</text:span></text:span><text:span text:style-name="CharStyle11"><text:span text:style-name="T2"> </text:span></text:span><text:span text:style-name="CharStyle11"><text:span text:style-name="T59">— bude sa voda odparovať, pec ztratí teplo vypa­rením vody. Podobne je i s ľudským telom. Odev chráni človeka, aby sa razom neochladil, alebo aby sa neprehrial. Ako sa to deje?</text:span></text:span></text:p>
        <text:p text:style-name="P97"><text:span text:style-name="CharStyle11"><text:span text:style-name="T59">Medzi kožou a odevou je stále malá vrstva povetria, ktorá sa oteplieva teplotou tela, a síce výšspomenutým trojakým spôsobom. Táto vrstva povetria </text:span></text:span><text:soft-page-break/><text:span text:style-name="CharStyle11"><text:span text:style-name="T59">odovzdáva teplotu odevi a odev okolitému povetriu. Vrstva povetria nad kožou a medzi šatmi je nielen oteplená, ale stálym výparom kože i pa­rami nasýtená, vlhká. Vlhké povetrie chytro odo­berá teplotu tela, rýchlejšie, ako suché, teplé po­vetrie. (V daždi preto sa ľahko nachladíme, lebo mokré šaty a vlhký vzduch dobre odvádzajú teplotu tela.) Preto dobrá odev má chytro odberať vlhkosť tela, ale i chytro </text:span></text:span><text:span text:style-name="CharStyle11"><text:span text:style-name="T63">ď</text:span></text:span><text:span text:style-name="CharStyle11"><text:span text:style-name="T59">alej oddať okolitému povetriu. Takúto vlastnosť má ľanové, hodvabné a bavlnené šatstvo. Vlna, naopak, drží vlhkosť dlho. Gummové, kaučukové a remenné čiastky odevi zadržujú na dlho nielen vlhkosť, ale i teplotu tela. V takejto odevi sa ľahko a skoro spotí telo, čo je veľmi škodlivé zdraviu.</text:span></text:span></text:p>
        <text:p text:style-name="P97"><text:span text:style-name="CharStyle11"><text:span text:style-name="T59">Odev, ak má byť zdraviu oso</text:span></text:span><text:span text:style-name="CharStyle21"><text:span text:style-name="T2">ž</text:span></text:span><text:span text:style-name="CharStyle21"><text:span text:style-name="T59">ná</text:span></text:span><text:span text:style-name="CharStyle21"><text:span text:style-name="T2">,</text:span></text:span><text:span text:style-name="CharStyle21"><text:span text:style-name="T59"> musí tedy ležať na tele v</text:span></text:span><text:span text:style-name="CharStyle21"><text:span text:style-name="T6">oľ</text:span></text:span><text:span text:style-name="CharStyle21"><text:span text:style-name="T59">ne, aby medzi telom a odevou bola vždy vrstva povetria. Obyčajne mávame viac šiat na sebe, menovite v zimnom čase, aby sme telo obklopili viacerými vrstvami povetria a aby sa telo naše razom neochládzalo a razom neprehrievalo.</text:span></text:span></text:p>
        <text:p text:style-name="P166"><text:span text:style-name="CharStyle12"><text:span text:style-name="T59"/></text:span></text:p>
        <text:p text:style-name="P200"><text:span text:style-name="CharStyle12"><text:span text:style-name="T59">9.<text:tab/>Primerané a neprimerané šatstvo.</text:span></text:span></text:p>
        <text:p text:style-name="P97"><text:span text:style-name="CharStyle11"><text:span text:style-name="T2"/></text:span></text:p>
        <text:p text:style-name="P196"><text:span text:style-name="CharStyle11"><text:span text:style-name="T2">I</text:span></text:span><text:span text:style-name="CharStyle11"><text:span text:style-name="T59"> chudobný človek má obyčajne štvorakú ode</text:span></text:span><text:span text:style-name="CharStyle11"><text:span text:style-name="T2">v</text:span></text:span><text:span text:style-name="CharStyle11"><text:span text:style-name="T59">: sviatočný oblek na leto a na zimu a dva obleky do práce v lete a v zime. Bohatší ľudia v mestách majú i viac oblekov. Nedá sa určiť, koľko má mať človek šiat. Ale zbytočné a drahé parádenie sa mnohých dám treba odsúdiť. Dámy majú vedieť, že nie sú na </text:span></text:span><text:soft-page-break/><text:span text:style-name="CharStyle11"><text:span text:style-name="T59">svete len pre parádu. V jednom z amerických štátov vyniesli zákon, že sa muž môže rozviesť so ženou-parádnicou. Parádenie sa žien v chudobných rodinách býva príčinou mno­hých vád a často i dlhov a biedy. </text:span></text:span><text:span text:style-name="CharStyle21"><text:span text:style-name="T6">Š</text:span></text:span><text:span text:style-name="CharStyle21"><text:span text:style-name="T59">at</text:span></text:span><text:span text:style-name="CharStyle21"><text:span text:style-name="T6">y</text:span></text:span><text:span text:style-name="CharStyle21"><text:span text:style-name="T59"> potrebu­jeme na ochranu tela a do práce, a nie na parádu a zahálku.</text:span></text:span></text:p>
        <text:p text:style-name="P97"><text:span text:style-name="CharStyle11"><text:span text:style-name="T59">Chyba je tedy, ke</text:span></text:span><text:span text:style-name="CharStyle11"><text:span text:style-name="T2">ď</text:span></text:span><text:span text:style-name="CharStyle11"><text:span text:style-name="T59"> ženské viac držia na módu, ako na svoje zdravie a praktičnos</text:span></text:span><text:span text:style-name="CharStyle11"><text:span text:style-name="T2">ť</text:span></text:span><text:span text:style-name="CharStyle11"><text:span text:style-name="T59"> obleku. Chyba je v tom, že ľudí ženie skorej novota, ako potreba.</text:span></text:span></text:p>
        <text:p text:style-name="P97"><text:span text:style-name="CharStyle11"><text:span text:style-name="T59">Akáže má byť odev?</text:span></text:span></text:p>
        <text:p text:style-name="P100"><text:span text:style-name="CharStyle11"><text:span text:style-name="T59">1. Odev má byť vždy vo</text:span></text:span><text:span text:style-name="CharStyle21"><text:span text:style-name="T6">ľ</text:span></text:span><text:span text:style-name="CharStyle21"><text:span text:style-name="T59">ná, nesmie priliehať, nesmie tlačiť telo. Úzke kabáty, úzke nohavice, tesné vesty a šnurova</text:span></text:span><text:span text:style-name="CharStyle21"><text:span text:style-name="T63">č</text:span></text:span><text:span text:style-name="CharStyle21"><text:span text:style-name="T59">ky sú dvojakým spôsobom</text:span></text:span><text:span text:style-name="CharStyle26"><text:span text:style-name="T104"> </text:span></text:span><text:span text:style-name="CharStyle11"><text:span text:style-name="T59">škodliv</text:span></text:span><text:span text:style-name="CharStyle11"><text:span text:style-name="T2">é</text:span></text:span><text:span text:style-name="CharStyle11"><text:span text:style-name="T59">: zabraňujú voľne dýchať a ľahko sa v nich telo ochladí a spotí.</text:span></text:span></text:p>
        <text:p text:style-name="P101"><text:span text:style-name="CharStyle11"><text:span text:style-name="T59">2. Oblek nech je primeraný práci a počasiu. Pri práci vyrába telo viac tepla, ako v odpočinku, odev môže by</text:span></text:span><text:span text:style-name="CharStyle11"><text:span text:style-name="T63">ť</text:span></text:span><text:span text:style-name="CharStyle11"><text:span text:style-name="T59"> teda ľahšia. Po práci a v zime teplejšia. Ale ani v zime nesmieme sa babuši</text:span></text:span><text:span text:style-name="CharStyle11"><text:span text:style-name="T63">ť</text:span></text:span><text:span text:style-name="CharStyle11"><text:span text:style-name="T59">, aby telo nezmľandravelo.</text:span></text:span></text:p>
        <text:p text:style-name="P102"><text:span text:style-name="CharStyle11"><text:span text:style-name="T59">3. Oblek nech je vždy čistý. Nečistý oblek predne nepríjemne zapácha, oškliví sa, a v ňom sa zalíhajú všelijaké bakt</text:span></text:span><text:span text:style-name="CharStyle11"><text:span text:style-name="T6">e</text:span></text:span><text:span text:style-name="CharStyle11"><text:span text:style-name="T59">rie, choroboplodné zá­rodky ťažkých nemocí a hmyz. Na špinavej bie­lizni našly sa zárodky cholery, horúčky, záškrtu, šarlachu, sypan</text:span></text:span><text:span text:style-name="CharStyle11"><text:span text:style-name="T6">íc</text:span></text:span><text:span text:style-name="CharStyle11"><text:span text:style-name="T59"> a kiahní. Menovite vlhká bie</text:span></text:span><text:span text:style-name="CharStyle21"><text:span text:style-name="T6">li</text:span></text:span><text:span text:style-name="CharStyle21"><text:span text:style-name="T59">ze</text:span></text:span><text:span text:style-name="CharStyle21"><text:span text:style-name="T63">ň</text:span></text:span><text:span text:style-name="CharStyle21"><text:span text:style-name="T59">, presiaknutá potom a zašpinená mastnotou a šupi­nami kože, ktorá sa stále derie, je zdraviu nebez­pečná.</text:span></text:span></text:p>
        <text:p text:style-name="P103"><text:span text:style-name="CharStyle11"><text:span text:style-name="T59">4. Šatstvo, ktoré farbí ko</text:span></text:span><text:span text:style-name="CharStyle21"><text:span text:style-name="T6">ž</text:span></text:span><text:span text:style-name="CharStyle21"><text:span text:style-name="T59">u, nemá sa nosiť. U nás sú celé dediny (Dubová, Žažkov, Komiatná, Sliače), kde ženy a deti obliekajú sa do šiat farbu </text:span></text:span><text:soft-page-break/><text:span text:style-name="CharStyle21"><text:span text:style-name="T59">púšťajúcich.</text:span></text:span></text:p>
        <text:p text:style-name="P104"><text:span text:style-name="CharStyle11"><text:span text:style-name="T59">5. Klobúk nech je ľahký a nech netlačí. Ťažký klobúk tlačí a zapríčiňuje bolenie hlavy, a ešte väčšmi úzky klobúk. Hlava je pokrytá vlasmi, preto nepotrebuje toľkej ochrany proti zime a ho­rúčosti, ako ostatné čiastky tela. Čierny klobúk nemal by sa nosiť v lete, lebo je teplejší, ako i každý čierny oblek. Klobúk má ľahko prepúšťať výpary a povetrie, ináče zapríčiňuje prekrvenie a bolenie hlavy. Ťažké čierne sedliacke klo­búky sú neprimerané do práce a na leto, a majú len jednu prednosť: trvajú dlho. Rozumní a zá­možnejší sedliaci ich preto opúšťajú.</text:span></text:span></text:p>
        <text:p text:style-name="P105"><text:span text:style-name="CharStyle11"><text:span text:style-name="T59">6. Hrdlo nech je vždy voľné. Na hrdle sú dô­ležité žily a tepny, ktoré odvádzajú a privádzajú krv ku mozgu. Ak hrdlo stiahneme, obmedzíme obeh krvi a obťažíme voľné dýchanie. Preto treba odhodiť tesné a tvrdé goliere, ktoré stískajú hrdlo. Sedliacka košeľa je preto omnoho zdravšia, ako terajšie tvrdé a vysoké goliere mestských fičúrov.</text:span></text:span></text:p>
        <text:p text:style-name="P105"><text:span text:style-name="CharStyle11"><text:span text:style-name="T59">7. Hr</text:span></text:span><text:span text:style-name="CharStyle21"><text:span text:style-name="T6">uď</text:span></text:span><text:span text:style-name="CharStyle21"><text:span text:style-name="T59"> (prse) potrebuje najväčšiu voľnosť. V prsiach sú pľúca a srdce — dôležité ústroje tela. A pohybujú sa neustále. Košele, vesty a kabáty nesmú prekážať tomuto voľnému pohybu. Nie na­darmo hrešíme na dámske šnurovačky, tesné jubky a blúsy, ktoré nivočia zdravie paničiek a slečien nielen tým, že obmedzujú pohyb svalov prsných, pľúc a srdca, ale často zapríčiňujú choroby žalúdka a pečene. Úzka šnurovačka menovite zarezáva sa do pečieň a spôsobuje ťažkú chorobu.</text:span></text:span></text:p>
        <text:p text:style-name="P105"><text:soft-page-break/><text:span text:style-name="CharStyle11"><text:span text:style-name="T59">8. Rukavice majú byť tiež voľné. Tesná ruka­vica ruší obeh krvi a spôsobuje kŕče ruky.</text:span></text:span></text:p>
        <text:p text:style-name="P106"><text:span text:style-name="CharStyle11"><text:span text:style-name="T59">9. Nohavice u detí nesvobodno vešať na tkanice, prevesené čez prse. Tkanice tlačia na kľúčovú kosť, stláčajú hrudník a tak splošťujú kosti hrudníka. Tým trpia pľúca. Najlepšie je zavesiť nohavičky na vestu. Remeň nohavíc u dospelých má tiež zlé následky. Lepšie je nosiť nohavice u dospelých na trakoch.</text:span></text:span></text:p>
        <text:p text:style-name="P107"><text:span text:style-name="CharStyle11"><text:span text:style-name="T59">10. Punčochy (štrimfle) nemajú sa tuho podväzova</text:span></text:span><text:span text:style-name="CharStyle11"><text:span text:style-name="T6">ť</text:span></text:span><text:span text:style-name="CharStyle11"><text:span text:style-name="T59"> pod kolenom a nie gummou alebo tkanicou,</text:span></text:span><text:span text:style-name="CharStyle26"><text:span text:style-name="T59"> </text:span></text:span><text:span text:style-name="CharStyle11"><text:span text:style-name="T59">radšej pripä</text:span></text:span><text:span text:style-name="CharStyle11"><text:span text:style-name="T63">ť</text:span></text:span><text:span text:style-name="CharStyle11"><text:span text:style-name="T59"> na nohavicu alebo na vestu. Mnoho ráz zapríčiňujú tkanice a gummové obväzky nabehnutie žíl na nohe (varices).</text:span></text:span></text:p>
        <text:p text:style-name="P108"><text:span text:style-name="CharStyle11"><text:span text:style-name="T59">11. Obuv nech má podobu našej nohy, nech je nie ani veľmi úzka, ani veľmi široká. Naši obuvníci, zdá sa, nemajú inej starosti, len aby</text:span></text:span><text:span text:style-name="CharStyle37"><text:span text:style-name="T59"> </text:span></text:span><text:span text:style-name="CharStyle11"><text:span text:style-name="T59">nám nohy kaličili. Čižmy i topánky robia tak, </text:span></text:span><text:span text:style-name="CharStyle11"><text:span text:style-name="T63">ť</text:span></text:span><text:span text:style-name="CharStyle11"><text:span text:style-name="T59">e sú najdlhšie v prostriedku, kde</text:span></text:span><text:span text:style-name="CharStyle11"><text:span text:style-name="T2">žt</text:span></text:span><text:span text:style-name="CharStyle11"><text:span text:style-name="T59">o </text:span></text:span><text:span text:style-name="CharStyle11"><text:span text:style-name="T6">ľ</text:span></text:span><text:span text:style-name="CharStyle11"><text:span text:style-name="T59">udská noha najdlhšia je pri palci nohy. Z toho nasledujú oká, otlaky, vra</text:span></text:span><text:span text:style-name="CharStyle11"><text:span text:style-name="T6">s</text:span></text:span><text:span text:style-name="CharStyle11"><text:span text:style-name="T59">tenie nechtov do mäsa prstov at</text:span></text:span><text:span text:style-name="CharStyle11"><text:span text:style-name="T63">ď</text:span></text:span><text:span text:style-name="CharStyle11"><text:span text:style-name="T59">. Kopyto si má každý človek namaľovať na papier tak, že šl</text:span></text:span><text:span text:style-name="CharStyle11"><text:span text:style-name="T2">ia</text:span></text:span><text:span text:style-name="CharStyle11"><text:span text:style-name="T59">pne nohou, ceruzou občiara šľapaj a obuvník pridá 2 cm. na dĺžke. (Obr. 3. a</text:span></text:span><text:span text:style-name="CharStyle11"><text:span text:style-name="T2"> </text:span></text:span><text:span text:style-name="CharStyle11"><text:span text:style-name="T59">4.) Pysky nemajú byť špicaté, ale okrúhle. Podpätky nemajú by</text:span></text:span><text:span text:style-name="CharStyle11"><text:span text:style-name="T63">ť</text:span></text:span><text:span text:style-name="CharStyle11"><text:span text:style-name="T59"> vysoké, ako to naše slečinky nosi</text:span></text:span><text:span text:style-name="CharStyle11"><text:span text:style-name="T2">a</text:span></text:span><text:span text:style-name="CharStyle11"><text:span text:style-name="T59">: preto mávajú pokrivené prsty na nohe. (Obr. 5.) Veľmi dôležité pre takých, ktorí majú čaptavé nohy (pedes valgi), aby nosili topánky s vysokou klenbou a na šnurovanie. Ktorí majú pekárske nohy (pedes vari), nech nosia obuv bez klenby. Nosme obuv zhotovenú zvlášť pre pravú a zvlášť </text:span></text:span><text:soft-page-break/><text:span text:style-name="CharStyle11"><text:span text:style-name="T59">pre ľavú nohu. Ale i punčochy</text:span></text:span><text:span text:style-name="CharStyle40"><text:span text:style-name="T59"> </text:span></text:span><text:span text:style-name="CharStyle11"><text:span text:style-name="T59">pre deti majú by</text:span></text:span><text:span text:style-name="CharStyle11"><text:span text:style-name="T63">ť</text:span></text:span><text:span text:style-name="CharStyle11"><text:span text:style-name="T59"> takéto. Nohy trpievajú potom; tomuto odpomôžeme, ke</text:span></text:span><text:span text:style-name="CharStyle11"><text:span text:style-name="T63">ď</text:span></text:span><text:span text:style-name="CharStyle11"><text:span text:style-name="T59"> budem</text:span></text:span><text:span text:style-name="CharStyle11"><text:span text:style-name="T2">e</text:span></text:span><text:span text:style-name="CharStyle11"><text:span text:style-name="T59"> nosi</text:span></text:span><text:span text:style-name="CharStyle11"><text:span text:style-name="T2">ť</text:span></text:span><text:span text:style-name="CharStyle11"><text:span text:style-name="T59"> bavlnené alebo polobavlnené onucky, alebo punčochy a keď nohy umyjeme každý večer studenou vodou.</text:span></text:span></text:p>
        <text:p text:style-name="P109"><text:span text:style-name="CharStyle11"><text:span text:style-name="T59">12. Bielizeň</text:span></text:span><text:span text:style-name="CharStyle21"><text:span text:style-name="T59"> nech je vždy čistá. Košeľu treba dva razy do týždňa meniť, gäte 1—2 razy; pun­čochy a onuce ešte častejšie, lebo noha sa najviac potí. Okrem toho mokrú a vlhkú bielizeň treba</text:span></text:span><text:span text:style-name="CharStyle26"><text:span text:style-name="T59"> </text:span></text:span><text:span text:style-name="CharStyle21"><text:span text:style-name="T59">hne</text:span></text:span><text:span text:style-name="CharStyle21"><text:span text:style-name="T2">ď</text:span></text:span><text:span text:style-name="CharStyle21"><text:span text:style-name="T59"> </text:span></text:span><text:span text:style-name="CharStyle21"><text:span text:style-name="T2">pr</text:span></text:span><text:span text:style-name="CharStyle21"><text:span text:style-name="T59">e</text:span></text:span><text:span text:style-name="CharStyle21"><text:span text:style-name="T2">m</text:span></text:span><text:span text:style-name="CharStyle21"><text:span text:style-name="T59">en</text:span></text:span><text:span text:style-name="CharStyle21"><text:span text:style-name="T2">i</text:span></text:span><text:span text:style-name="CharStyle21"><text:span text:style-name="T59">ť</text:span></text:span><text:span text:style-name="CharStyle21"><text:span text:style-name="T2">.</text:span></text:span><text:span text:style-name="CharStyle11"><text:span text:style-name="T59"> Obliečky na perinách nech sú čisté; za mesiac 1</text:span></text:span><text:span text:style-name="CharStyle11"><text:span text:style-name="T2">—</text:span></text:span><text:span text:style-name="CharStyle11"><text:span text:style-name="T59">2 razy ich treba premeniť. Strožiak, nabytý slamou alebo srs</text:span></text:span><text:span text:style-name="CharStyle11"><text:span text:style-name="T63">ť</text:span></text:span><text:span text:style-name="CharStyle11"><text:span text:style-name="T59">ou, je lepší, ako perina.</text:span></text:span></text:p>
        <text:p text:style-name="P241"><text:span text:style-name="CharStyle11"><text:span text:style-name="T2">13</text:span></text:span><text:span text:style-name="CharStyle11"><text:span text:style-name="T59">. Koža je regulátorom tepla. Cez kožu pre­niká okrem toho všelijaká nákaza do celého tela: jedy nemusíme práve poži</text:span></text:span><text:span text:style-name="CharStyle11"><text:span text:style-name="T2">ť</text:span></text:span><text:span text:style-name="CharStyle11"><text:span text:style-name="T59"> ústami, aby sme sa otrávili, otráviť nás môže i jed, ktorý je nalepený na </text:span></text:span><text:span text:style-name="CharStyle11"><text:span text:style-name="T132">koži. </text:span></text:span><text:span text:style-name="Predvolené_20_písmo_20_odseku"><text:span text:style-name="T124">\</text:span></text:span><text:span text:style-name="Predvolené_20_písmo_20_odseku"><text:span text:style-name="T134">footnote</text:span></text:span><text:span text:style-name="Predvolené_20_písmo_20_odseku"><text:span text:style-name="T124">{</text:span></text:span><text:span text:style-name="CharStyle42"><text:span text:style-name="T131">Tak p</text:span></text:span><text:span text:style-name="CharStyle42"><text:span text:style-name="T54">ovs</text:span></text:span><text:span text:style-name="CharStyle42"><text:span text:style-name="T131">táva otrava naliepa</text:span></text:span><text:span text:style-name="CharStyle42"><text:span text:style-name="T54">n</text:span></text:span><text:span text:style-name="CharStyle42"><text:span text:style-name="T131">ím f</text:span></text:span><text:span text:style-name="CharStyle42"><text:span text:style-name="T54">l</text:span></text:span><text:span text:style-name="CharStyle42"><text:span text:style-name="T131">a</text:span></text:span><text:span text:style-name="CharStyle42"><text:span text:style-name="T54">js</text:span></text:span><text:span text:style-name="CharStyle42"><text:span text:style-name="T131">t</text:span></text:span><text:span text:style-name="CharStyle42"><text:span text:style-name="T54">ra</text:span></text:span><text:span text:style-name="CharStyle42"><text:span text:style-name="T131"> zo španiel­skych mušiek (Kantharidový f</text:span></text:span><text:span text:style-name="CharStyle42"><text:span text:style-name="T54">l</text:span></text:span><text:span text:style-name="CharStyle42"><text:span text:style-name="T131">aj</text:span></text:span><text:span text:style-name="CharStyle42"><text:span text:style-name="T54">s</text:span></text:span><text:span text:style-name="CharStyle42"><text:span text:style-name="T131">ter), natieraním naftalovou masťou, peruviánskym balsamom, terpentí</text:span></text:span><text:span text:style-name="CharStyle42"><text:span text:style-name="T54">n</text:span></text:span><text:span text:style-name="CharStyle42"><text:span text:style-name="T131">ovým olejom, dechťom a inými — menovite u detí, ktoré majú tenkú a jemnú kožu a ak sú choré na obličky.</text:span></text:span><text:span text:style-name="Predvolené_20_písmo_20_odseku"><text:span text:style-name="T124">}</text:span></text:span><text:span text:style-name="CharStyle11"><text:span text:style-name="T132">Koža sa stále znečisťuje potom, m</text:span></text:span><text:span text:style-name="CharStyle11"><text:span text:style-name="T59">asťou, prachom. Táto špina začne hniť a zapáchať a stane sa tak výživou pre bakt</text:span></text:span><text:span text:style-name="CharStyle11"><text:span text:style-name="T6">e</text:span></text:span><text:span text:style-name="CharStyle11"><text:span text:style-name="T59">rie (zárodky chorôb). Preto telo treba umývať mydlom a vodou. Kúpe</text:span></text:span><text:span text:style-name="CharStyle21"><text:span text:style-name="T2">l </text:span></text:span><text:span text:style-name="CharStyle21"><text:span text:style-name="T59">j</text:span></text:span><text:span text:style-name="CharStyle21"><text:span text:style-name="T2">e</text:span></text:span><text:span text:style-name="CharStyle21"><text:span text:style-name="T59"> taký potrebný zdraviu človeka</text:span></text:span><text:span text:style-name="CharStyle21"><text:span text:style-name="T2">,</text:span></text:span><text:span text:style-name="CharStyle21"><text:span text:style-name="T59"> ako pokrm. V pokročilých krajinách zaria</text:span></text:span><text:span text:style-name="CharStyle11"><text:span text:style-name="T2">ď</text:span></text:span><text:span text:style-name="CharStyle11"><text:span text:style-name="T59">uje štát po obciach ľu­dové kúpele, menovite pri školách pre deti. U nás rozmnožujú žandárske kasárne...</text:span></text:span></text:p>
        <text:p text:style-name="P27"><text:span text:style-name="CharStyle12"><text:span text:style-name="T59"/></text:span></text:p>
        <text:p text:style-name="P67"><text:span text:style-name="CharStyle12"><text:span text:style-name="T59">10. O krojoch.</text:span></text:span></text:p>
        <text:p text:style-name="P97"><text:soft-page-break/><text:span text:style-name="CharStyle11"><text:span text:style-name="T59">Slovenský </text:span></text:span><text:span text:style-name="CharStyle11"><text:span text:style-name="T63">ľ</text:span></text:span><text:span text:style-name="CharStyle11"><text:span text:style-name="T59">ud na dedine má svoj zvláštny oblek — kroj. Obyvatelia istej dediny, kraja, okolia pridŕžajú sa tejto odevi za dlhé časy tak húževnat</text:span></text:span><text:span text:style-name="CharStyle11"><text:span text:style-name="T6">e</text:span></text:span><text:span text:style-name="CharStyle11"><text:span text:style-name="T59">, ako kňaz reverendy, vojak, úradník, železničiar, žandár, horár a poštár svojej rovno­šaty. Kroj od obyčajnej odevi líši sa práve svojou stálosťou, určitosťou, tým, že nepodlieha chvíľko­vej móde.</text:span></text:span></text:p>
        <text:p text:style-name="P97"><text:span text:style-name="CharStyle11"><text:span text:style-name="T59">Kroj slovenského ľudu v posledných časoch počína sa rýchle meniť a tratiť. Sú už celé dediny a kraje, ktoré v posledných 10—15 rokoch úplne alebo čiastočne opustily svoj starodávny, rázovitý odev — kroj. </text:span></text:span><text:span text:style-name="CharStyle11"><text:span text:style-name="T2">A</text:span></text:span><text:span text:style-name="CharStyle11"><text:span text:style-name="T59"> iste príde doba, že aj na Slovensku úplne vymizne slovenský kroj.</text:span></text:span></text:p>
        <text:p text:style-name="P97"><text:span text:style-name="CharStyle11"><text:span text:style-name="T59">Na otázku, či je pre slovenský národ osožné a či škodlivé, že opúšťa svoj kroj, možno odpo­vedať dvojako.</text:span></text:span></text:p>
        <text:p text:style-name="P97"><text:span text:style-name="CharStyle11"><text:span text:style-name="T59">So stanoviska kultúrno-histo</text:span></text:span><text:span text:style-name="CharStyle11"><text:span text:style-name="T2">ric</text:span></text:span><text:span text:style-name="CharStyle11"><text:span text:style-name="T59">kého je veľká škoda, že sa kusy slovenskej odevi tratia, lebo pre kultúrne dejiny Slovákov každý kúsok odevi má svoju značnú cenu. A preto slovenské kroje treba zachrániť pred úplným zaniknutím — v museumoch slovenských.</text:span></text:span></text:p>
        <text:p text:style-name="P97"><text:span text:style-name="CharStyle21"><text:span text:style-name="T59">So stanoviska sociálno-hospodárskeho treba si želať</text:span></text:span><text:span text:style-name="CharStyle21"><text:span text:style-name="T2">,</text:span></text:span><text:span text:style-name="CharStyle21"><text:span text:style-name="T59"> aby kroje čím skôr vymi</text:span></text:span><text:span text:style-name="CharStyle21"><text:span text:style-name="T2">z</text:span></text:span><text:span text:style-name="CharStyle21"><text:span text:style-name="T59">ly. Mnohí Slováci sná</text:span></text:span><text:span text:style-name="CharStyle21"><text:span text:style-name="T63">ď</text:span></text:span><text:span text:style-name="CharStyle21"><text:span text:style-name="T59"> sa i nahnevajú pre tieto slová.</text:span></text:span></text:p>
        <text:p text:style-name="P97"><text:span text:style-name="CharStyle11"><text:span text:style-name="T59">Na opúšťanie kroja pozerajme len tak, ako je to v skutočnosti, a nie tak, ako by sa nám chcelo.</text:span></text:span></text:p>
        <text:p text:style-name="P97"><text:span text:style-name="CharStyle11"><text:span text:style-name="T59">Kedy opúšťa Slovák svoj obľúbený kroj? — 1. Ke</text:span></text:span><text:span text:style-name="CharStyle11"><text:span text:style-name="T63">ď</text:span></text:span><text:span text:style-name="CharStyle11"><text:span text:style-name="T59"> ide do Ameriky za robotníka do baní, do fabrík, ku strojom. 2. Ke</text:span></text:span><text:span text:style-name="CharStyle11"><text:span text:style-name="T63">ď</text:span></text:span><text:span text:style-name="CharStyle11"><text:span text:style-name="T59"> opúšťa poľnú prácu a ide do </text:span></text:span><text:soft-page-break/><text:span text:style-name="CharStyle11"><text:span text:style-name="T59">blízkeho mesta za fabrického robotníka. 3. Ke</text:span></text:span><text:span text:style-name="CharStyle11"><text:span text:style-name="T63">ď</text:span></text:span><text:span text:style-name="CharStyle11"><text:span text:style-name="T59"> ide na remeslo, do škôl, alebo do istej služby, kde musí nosiť rovnošatu. Vo všetkých týchto prí­padoch kroj je prekážkou v práci, bráni zručnosti, šikovnosti, obratnosti. Okrem tohto povaha i strih jednotlivých čiastok odevi hrozí nebezpečím, že robotník príde k úrazu, ba môže mu zapríčiniť</text:span></text:span><text:span text:style-name="CharStyle26"><text:span text:style-name="T59"> </text:span></text:span><text:span text:style-name="CharStyle11"><text:span text:style-name="T59">smrteľné nešťastie. Vo fabrikách pracujú stroje, ktoré sa rýchlo točia, ktoré majú všelijaké kolieska, zuby, remene a háky. Ako môže pri nich bez nebezpečia obstáť robotník, ktorý má široký rukáv, veľký klobúk, širokú kabanicu, veľký kožuch, vlnené, nepoddajné nohavice a ťažký opasok? — V každej minúte číha na jeho kus odevi dajaký hák, ozubené koleso, aby ho zachytily a smrteľne ranily.</text:span></text:span></text:p>
        <text:p text:style-name="P97"><text:span text:style-name="CharStyle11"><text:span text:style-name="T59">Kroj vyrástol pri poľnej a hospodárshej práci, tam je na mieste. Fabriky majú svoje kroje.</text:span></text:span></text:p>
        <text:p text:style-name="P97"><text:span text:style-name="CharStyle11"><text:span text:style-name="T59">Dvadsiate stoletie chvatom mení tvárnosť slo­venského hornatého kraj</text:span></text:span><text:span text:style-name="CharStyle11"><text:span text:style-name="T2">a</text:span></text:span><text:span text:style-name="CharStyle11"><text:span text:style-name="T59">: kde pred krátkou dobou slovenský roľník za pluhom voľne kráčal a pokriko­val na svoje sivone,— dnes už hučia stroje fabrík a čmudia vysoké komíny. Deti roľníckej rodiny opúšťajú nevýnosnú poľnú prácu a húfom sa berú do fabrík, odhadzujúc svoj stoletý kroj. Dospelí mužovia, ženy i deti, ak niet na blízku fabriky, utekajú z tej istej príčiny do Ameriky. A tiež sa preobliekajú, chystajúc sa na vlak.</text:span></text:span></text:p>
        <text:p text:style-name="P97"><text:span text:style-name="CharStyle11"><text:span text:style-name="T59">Krásny, rázovitý slovenský kroj hynie, ale hynie s ním i bieda roľníckeho tvrdého života </text:span></text:span><text:span text:style-name="CharStyle11"><text:span text:style-name="T2">a </text:span></text:span><text:span text:style-name="CharStyle11"><text:span text:style-name="T59">neraz i stopy politického otroctva.</text:span></text:span></text:p>
        <text:p text:style-name="P97"><text:soft-page-break/><text:span text:style-name="CharStyle11"><text:span text:style-name="T59">Hynie tvrdý, veľký a ťažký klobúk, hynie opálajúca sa halena, hynie sto rokov trvajúci opasok a tvrdé, nemotorné vlnené nohavice — hynú títo svedkovia ťažkého, biedneho a otrockého života minulosti v slovenskom ľude.</text:span></text:span></text:p>
        <text:p text:style-name="P97"><text:span text:style-name="CharStyle11"><text:span text:style-name="T59">A Slovák skladá si zase nový kroj, ešte len pár rokov starý, neurčitý a ešte nevkusný. Otročí ešte i v tomto novom kroji, — ved Slovák tisíc­ročnú povahu svoju nemohol razom s novou odevou premeniť.</text:span></text:span></text:p>
        <text:p text:style-name="P10"><text:span text:style-name="CharStyle39"><text:span text:style-name="T59"/></text:span></text:p>
        <text:h text:style-name="P237" text:outline-level="4"><text:bookmark-start text:name="bookmark6"/><text:span text:style-name="CharStyle29"><text:span text:style-name="T59">III. </text:span></text:span><text:span text:style-name="CharStyle29"><text:span text:style-name="T2">O</text:span></text:span><text:span text:style-name="CharStyle29"><text:span text:style-name="T59"> vode.</text:span></text:span><text:bookmark-end text:name="bookmark6"/></text:h>
        <text:p text:style-name="P27"><text:span text:style-name="CharStyle12"><text:span text:style-name="T59"/></text:span></text:p>
        <text:p text:style-name="P67"><text:span text:style-name="CharStyle12"><text:span text:style-name="T59">11. Úvod.</text:span></text:span></text:p>
        <text:p text:style-name="P97"><text:span text:style-name="CharStyle11"><text:span text:style-name="T59"/></text:span></text:p>
        <text:p text:style-name="P196"><text:span text:style-name="CharStyle11"><text:span text:style-name="T59">Polovica ľudského tela je z vody. Človek tratí denne dýchaním, potením, vyparovaním a inými cestami asi 3 litre vody. Túto ztratu vody pociťujeme ako smäd</text:span></text:span><text:span text:style-name="CharStyle21"><text:span text:style-name="T2">,</text:span></text:span><text:span text:style-name="CharStyle11"><text:span text:style-name="T59"> žížeň. Tieto 3 litre vody treba stále nahradzovať. Ak ztratí človek </text:span></text:span><text:span text:style-name="CharStyle11"><text:span text:style-name="T63">1/5</text:span></text:span><text:span text:style-name="CharStyle11"><text:span text:style-name="T59"> vody svojho tela — umiera. Pracujúci človek, ktorý váži 80 kilogrammov, nevydrží bez vody ani nie celé 3 dni. Lebo človek môže ztratiť len asi 8 kilo vody a za 3 dni ztratil by do 9 kilo. Tretieho dňa by tedy umrel bez vody.</text:span></text:span></text:p>
        <text:p text:style-name="P97"><text:span text:style-name="CharStyle11"><text:span text:style-name="T59">Voda je tedy veľmi dôležitý pokrm tela. Ale nie je jedno, akú vodu požívame.</text:span></text:span></text:p>
        <text:p text:style-name="P97"><text:span text:style-name="CharStyle11"><text:span text:style-name="T59">Voda môže byť plná choroboplodných zárod­kov a jedov. Takáto voda nesmie sa piť.</text:span></text:span></text:p>
        <text:p text:style-name="P28"><text:span text:style-name="CharStyle12"><text:span text:style-name="T59"/></text:span></text:p>
        <text:p text:style-name="P68"><text:soft-page-break/><text:span text:style-name="CharStyle12"><text:span text:style-name="T59">12. Aká </text:span></text:span><text:span text:style-name="CharStyle12"><text:span text:style-name="T2">m</text:span></text:span><text:span text:style-name="CharStyle12"><text:span text:style-name="T59">á byť pitná voda?</text:span></text:span></text:p>
        <text:p text:style-name="P110"><text:span text:style-name="CharStyle11"><text:span text:style-name="T59"/></text:span></text:p>
        <text:p text:style-name="P201"><text:span text:style-name="CharStyle11"><text:span text:style-name="T59">1. Chladná (asi 10° C.), priezračná, bez farby a zápachu a má byť chuti príjemnej, občerstvu­júcej. Nesmie obsahovať látky, ktoré budia ošklivosť.</text:span></text:span></text:p>
        <text:p text:style-name="P111"><text:span text:style-name="CharStyle11"><text:span text:style-name="T59">2. Pitná voda má byt vždy rovnakej teploty. Voda, ktorá je v zime veľmi studená a v lete veľmi teplá, je škodlivá zdraviu, lebo dostáva prítok s povrchu zeme</text:span></text:span><text:span text:style-name="CharStyle21"><text:span text:style-name="T2">,</text:span></text:span><text:span text:style-name="CharStyle21"><text:span text:style-name="T59"> z potoka</text:span></text:span><text:span text:style-name="CharStyle21"><text:span text:style-name="T2">,</text:span></text:span><text:span text:style-name="CharStyle21"><text:span text:style-name="T59"> z rieky, z močiara alebo z jazera. Všetky tieto pramene bývajú zne­čistené zárodkami choroboplodnými.</text:span></text:span></text:p>
        <text:p text:style-name="P106"><text:span text:style-name="CharStyle11"><text:span text:style-name="T59">3. Voda nechutná, lúh</text:span></text:span><text:span text:style-name="CharStyle11"><text:span text:style-name="T2">ov</text:span></text:span><text:span text:style-name="CharStyle11"><text:span text:style-name="T59">itá, nasladkastá, hni­lobou alebo neurčite zapáchajúca nikdy sa nemá piť. Podobne i voda farbistá alebo mútna.</text:span></text:span></text:p>
        <text:p text:style-name="P106"><text:span text:style-name="CharStyle11"><text:span text:style-name="T59">4. Voda má mať istú tvrdosť. Veľmi tvrdá voda zase je nesúca na varenie (čaj, kávu, stru­koviny).</text:span></text:span></text:p>
        <text:p text:style-name="P106"><text:span text:style-name="CharStyle11"><text:span text:style-name="T59">5. Voda, ktorá obsahuje mnoho bakt</text:span></text:span><text:span text:style-name="CharStyle11"><text:span text:style-name="T6">e</text:span></text:span><text:span text:style-name="CharStyle11"><text:span text:style-name="T59">rií (zá­rodkov nemocí), nemáva nijakej určitej chuti, nemá čerstvosti, je nateplastá a preto nemá sa nikdy požíva</text:span></text:span><text:span text:style-name="CharStyle21"><text:span text:style-name="T2">ť</text:span></text:span><text:span text:style-name="CharStyle21"><text:span text:style-name="T59">.</text:span></text:span></text:p>
        <text:p text:style-name="P106"><text:span text:style-name="CharStyle11"><text:span text:style-name="T59">6. Kraj, kde niet zdravej pitnej vody, ne­súci je, aby na ňom ľudia žili, a v kraji bez dobrej pitnej vody ľudia žijú v stálom boji s nemocami a smrťou.</text:span></text:span></text:p>
        <text:p text:style-name="P97"><text:span text:style-name="CharStyle11"><text:span text:style-name="T59">Okrem pitnej vody potrebujeme ešte takzvanú úžitkovú vod</text:span></text:span><text:span text:style-name="CharStyle11"><text:span text:style-name="T2">u</text:span></text:span><text:span text:style-name="CharStyle11"><text:span text:style-name="T59">: na varenie, na pranie a na kúpele. Na takýto cieľ hodí sa i menej „zdravá“ voda.</text:span></text:span></text:p>
        <text:p text:style-name="P97"><text:span text:style-name="CharStyle21"><text:span text:style-name="T59">V</text:span></text:span><text:span text:style-name="CharStyle21"><text:span text:style-name="T2">a</text:span></text:span><text:span text:style-name="CharStyle21"><text:span text:style-name="T59">rením sa očísťa každá voda, lebo varom vyhubia sa choroboplodné zárodky.</text:span></text:span></text:p>
        <text:p text:style-name="P112"><text:span text:style-name="CharStyle12"><text:span text:style-name="T59">13. Dažďová, potočná a riečna voda.</text:span></text:span></text:p>
        <text:p text:style-name="P97"><text:soft-page-break/><text:span text:style-name="CharStyle11"><text:span text:style-name="T59">Odkiaľ sa berie voda na zemi? Voda mora, jazier, riek, močiarov, potokov a studieň stále sa odparuje a touto parou naplňuje, nasyťuje sa po­vetrie nad povrchom zeme. Túto vodnú paru preháňa vietor a para koluje nad suchou zemou bud ako neviditeľná para, bu</text:span></text:span><text:span text:style-name="CharStyle11"><text:span text:style-name="T63">ď</text:span></text:span><text:span text:style-name="CharStyle11"><text:span text:style-name="T59"> ako hmla, bu</text:span></text:span><text:span text:style-name="CharStyle11"><text:span text:style-name="T63">ď</text:span></text:span><text:span text:style-name="CharStyle11"><text:span text:style-name="T59"> ako </text:span></text:span><text:span text:style-name="CharStyle43"><text:span text:style-name="T59">oblak, alebo ke</text:span></text:span><text:span text:style-name="CharStyle43"><text:span text:style-name="T63">ď</text:span></text:span><text:span text:style-name="CharStyle43"><text:span text:style-name="T59"> náhle ochladne, ako kvapky da</text:span></text:span><text:span text:style-name="CharStyle43"><text:span text:style-name="T2">ž</text:span></text:span><text:span text:style-name="CharStyle43"><text:span text:style-name="T6">ď</text:span></text:span><text:span text:style-name="CharStyle43"><text:span text:style-name="T59">a, snehu a ľadovca</text:span></text:span><text:span text:style-name="CharStyle43"><text:span text:style-name="T2">.</text:span></text:span><text:span text:style-name="CharStyle44"><text:span text:style-name="T59"> Sneh a ľadovec roztajú </text:span></text:span><text:span text:style-name="CharStyle11"><text:span text:style-name="T59">a rozpustia sa na slnku a zčiastky vsiaknu do zeme, zčiastky stekajú po zemi do potokov a riek</text:span></text:span><text:span text:style-name="CharStyle11"><text:span text:style-name="T2">. </text:span></text:span><text:span text:style-name="CharStyle11"><text:span text:style-name="T59">Podobne i dážď. Vsiaknutá voda tratí sa pórami (drobnučkými dieročkami) a puklinami zeme do hĺbky. Voda táto, prechodiac pórami a pieskom zeme, od „nečistoty“ (m</text:span></text:span><text:span text:style-name="CharStyle11"><text:span text:style-name="T6">ú</text:span></text:span><text:span text:style-name="CharStyle11"><text:span text:style-name="T59">lu, blata, bakt</text:span></text:span><text:span text:style-name="CharStyle11"><text:span text:style-name="T6">e</text:span></text:span><text:span text:style-name="CharStyle11"><text:span text:style-name="T59">rií) sa očistí, precedí, či filtruje a menuje sa podzemnou vodou. (Obr. 6.) Podzemno</text:span></text:span><text:span text:style-name="CharStyle11"><text:span text:style-name="T2">u v</text:span></text:span><text:span text:style-name="CharStyle11"><text:span text:style-name="T59">odou voláme ju preto, lebo tečie v hlbokých piesočnatých vrstvách, asi na 4 metre h</text:span></text:span><text:span text:style-name="CharStyle11"><text:span text:style-name="T6">l</text:span></text:span><text:span text:style-name="CharStyle11"><text:span text:style-name="T59">bky pod povrchom zeme. Voda, ktorá tečie na povrchu zeme (potok, rieka, močiar, riava, da­žďová, snehová a ľadovcová voda) volá sa po­vrchovou vodou.</text:span></text:span></text:p>
        <text:p text:style-name="P97"><text:span text:style-name="CharStyle11"><text:span text:style-name="T59">Je prirodzená vec, že podzemná a povrchová voda nie sú rovnaké.</text:span></text:span></text:p>
        <text:p text:style-name="P97"><text:span text:style-name="CharStyle21"><text:span text:style-name="T63">D</text:span></text:span><text:span text:style-name="CharStyle21"><text:span text:style-name="T59">a</text:span></text:span><text:span text:style-name="CharStyle21"><text:span text:style-name="T6">žď</text:span></text:span><text:span text:style-name="CharStyle21"><text:span text:style-name="T59">ová voda splavuje so sebou prach z po­vetria, so striech, s ciest, z dvorov a s povrchu zeme; shrnie ďalej bakt</text:span></text:span><text:span text:style-name="CharStyle11"><text:span text:style-name="T6">e</text:span></text:span><text:span text:style-name="CharStyle11"><text:span text:style-name="T59">rie hnilobné a chorobo­plodné, smetie hnijúce predmety a telá drobných a väčších živočíchov, všetku nahromadenú špinu na povrchu zemskom a obyčajne steká s hnojovkou. Vstrebáva do seba mnoho plynov a povetria. Preto da</text:span></text:span><text:span text:style-name="CharStyle21"><text:span text:style-name="T2">ž</text:span></text:span><text:span text:style-name="CharStyle21"><text:span text:style-name="T6">ď</text:span></text:span><text:span text:style-name="CharStyle21"><text:span text:style-name="T59">ová voda v teplom čase ľahko tlie a nahn</text:span></text:span><text:span text:style-name="CharStyle21"><text:span text:style-name="T2">í</text:span></text:span><text:span text:style-name="CharStyle21"><text:span text:style-name="T59">va. Takúto vodu nemáme nikdy piť.</text:span></text:span></text:p>
        <text:p text:style-name="P97"><text:span text:style-name="CharStyle11"><text:span text:style-name="T59">Avšak dažďová voda, zachytená do čistej nádoby, na konci da</text:span></text:span><text:span text:style-name="CharStyle11"><text:span text:style-name="T63">žď</text:span></text:span><text:span text:style-name="CharStyle11"><text:span text:style-name="T59">ovej doby</text:span></text:span><text:span text:style-name="CharStyle21"><text:span text:style-name="T2">,</text:span></text:span><text:span text:style-name="CharStyle11"><text:span text:style-name="T59"> </text:span></text:span><text:soft-page-break/><text:span text:style-name="CharStyle11"><text:span text:style-name="T59">môže by</text:span></text:span><text:span text:style-name="CharStyle11"><text:span text:style-name="T63">ť</text:span></text:span><text:span text:style-name="CharStyle11"><text:span text:style-name="T59"> zdraviu úplne neškodná.</text:span></text:span></text:p>
        <text:p text:style-name="P97"><text:span text:style-name="CharStyle21"><text:span text:style-name="T59">Riečn</text:span></text:span><text:span text:style-name="CharStyle21"><text:span text:style-name="T6">a</text:span></text:span><text:span text:style-name="CharStyle21"><text:span text:style-name="T59"> a potočná voda pri prameni môže by</text:span></text:span><text:span text:style-name="CharStyle21"><text:span text:style-name="T63">ť</text:span></text:span><text:span text:style-name="CharStyle21"><text:span text:style-name="T59"> zdravá a pitná. Akonáhle však vteká do nej iná povrchová alebo dažďová voda, voda z dedín,</text:span></text:span><text:span text:style-name="CharStyle39"><text:span text:style-name="T59"> </text:span></text:span><text:span text:style-name="CharStyle11"><text:span text:style-name="T2">z</text:span></text:span><text:span text:style-name="CharStyle11"><text:span text:style-name="T59"> miest, alebo z fabrík vytekajúca, vtedy je už zdraviu škodlivá.</text:span></text:span></text:p>
        <text:p text:style-name="P97"><text:span text:style-name="CharStyle11"><text:span text:style-name="T59">Riečna a potočná voda býva obyčajne mäkšia, ako pramenitá voda. — Voda dostáva tvrdosť z vápenitých a iných minerálnych látok, ktoré sa v nej rozpustily. Kyselina uhličitá, dažďom strhnutá z povetria do podzemnej vody, a kyslík robia vodu čerstvou a chutnou. Riečna, potočná voda pomaly ztráca kyselinu uhličitú a kyslík, a preto stáva sa lúhovitou a nechutnou.</text:span></text:span></text:p>
        <text:p text:style-name="P27"><text:span text:style-name="CharStyle12"><text:span text:style-name="T59"/></text:span></text:p>
        <text:p text:style-name="P67"><text:span text:style-name="CharStyle12"><text:span text:style-name="T59">14. Studne</text:span></text:span><text:span text:style-name="CharStyle12"><text:span text:style-name="T2">.</text:span></text:span></text:p>
        <text:p text:style-name="P97"><text:span text:style-name="CharStyle11"><text:span text:style-name="T59"/></text:span></text:p>
        <text:p text:style-name="P196"><text:span text:style-name="CharStyle11"><text:span text:style-name="T59">Dažďová a snehová voda preniká s povrchu do hĺbky zeme, až narazí na takú vrstvu, ktorá vodu hlbšie neprepúšťa. Nad touto vrstvou, oby­čajne hlinovou, sbierajú sa z celého okolia vody a tvoria spolu podzemn</text:span></text:span><text:span text:style-name="CharStyle11"><text:span text:style-name="T63">ú</text:span></text:span><text:span text:style-name="CharStyle11"><text:span text:style-name="T59"> vodu. (Obr. 6.)</text:span></text:span></text:p>
        <text:p text:style-name="P97"><text:span text:style-name="CharStyle11"><text:span text:style-name="T59">Podzemná voda môže sama vystúpiť na povrch zeme, a to miesto voláme studničkou</text:span></text:span><text:span text:style-name="CharStyle21"><text:span text:style-name="T2">,</text:span></text:span><text:span text:style-name="CharStyle11"><text:span text:style-name="T59"> prameňom. Studňa je tiež takýto prameň, lenže umele, na­schvál zhotovený, vykopaním hlbokej jamy.</text:span></text:span></text:p>
        <text:p text:style-name="P97"><text:span text:style-name="CharStyle11"><text:span text:style-name="T59">Podzemná voda nachodí sa v rôznej hĺbke zeme. Môže tiecť v hĺbke 1—2 metrov pod po­vrchom zemským, alebo i 20—30 metrov hlboko. Podzemná </text:span></text:span><text:soft-page-break/><text:span text:style-name="CharStyle11"><text:span text:style-name="T59">voda konečne môže tiecť vo viacerých vrstvách nad sebou.</text:span></text:span></text:p>
        <text:p text:style-name="P97"><text:span text:style-name="CharStyle11"><text:span text:style-name="T59">Od dobrej studne požadujem</text:span></text:span><text:span text:style-name="CharStyle11"><text:span text:style-name="T2">e</text:span></text:span><text:span text:style-name="CharStyle11"><text:span text:style-name="T59">:</text:span></text:span></text:p>
        <text:p text:style-name="P100"><text:span text:style-name="CharStyle11"><text:span text:style-name="T59">1. Aby dávala vodu z hlbokých vrství pod­zemnej vody. Pôda zeme je čistá, prostá hnilob­ných látok a bakt</text:span></text:span><text:span text:style-name="CharStyle11"><text:span text:style-name="T6">e</text:span></text:span><text:span text:style-name="CharStyle11"><text:span text:style-name="T59">rií len v hĺbke troch metrov. </text:span></text:span><text:span text:style-name="CharStyle21"><text:span text:style-name="T59">Studňa v dedine, v meste, slovom na obydlenom okolí</text:span></text:span><text:span text:style-name="CharStyle21"><text:span text:style-name="T2">,</text:span></text:span><text:span text:style-name="CharStyle21"><text:span text:style-name="T59"> vykopaná má byť hlbšie, ako na tri metre.</text:span></text:span></text:p>
        <text:p text:style-name="P100"><text:span text:style-name="CharStyle11"><text:span text:style-name="T59">2. Do studne nesmie pritekať a stekať povrchová voda, ani podzemná voda, tekúca blízko pod po­vrchom pôdy. Povrchová voda je vždy nakazená zárodkami choroboplodnými (bakt</text:span></text:span><text:span text:style-name="CharStyle11"><text:span text:style-name="T6">e</text:span></text:span><text:span text:style-name="CharStyle11"><text:span text:style-name="T59">riami). Podzemná voda týchto zárodkov preto nemá, lebo sa pre­cedila, pref</text:span></text:span><text:span text:style-name="CharStyle21"><text:span text:style-name="T2">i</text:span></text:span><text:span text:style-name="CharStyle21"><text:span text:style-name="T59">ltrovala asi </text:span></text:span><text:span text:style-name="CharStyle11"><text:span text:style-name="T2">4</text:span></text:span><text:span text:style-name="CharStyle11"><text:span text:style-name="T59">—5-metrovou pôdou. — Prítok povrchovej a dažďovej vody zahatíme tak, že steny studne vymurujeme pevným múrom, ce­mentom alebo betonom. Alebo zariadime dobrú pumpu, opatrenú rúrou, a túto zarazíme do hlbo­kej vrstvy podzemnej vody</text:span></text:span><text:span text:style-name="CharStyle11"><text:span text:style-name="T2">.</text:span></text:span><text:span text:style-name="CharStyle11"><text:span text:style-name="T59"> (Obr. 7.)</text:span></text:span></text:p>
        <text:p text:style-name="P101"><text:span text:style-name="CharStyle11"><text:span text:style-name="T59">3. Studňu nesvobodno kopať blízko odkvapu, blízko maštál a záchodov alebo blízko trusových jám a smetísk. Lebo pôda táto časom nasiakne špinou a zárodkami i do hĺbky troch metrov, a tak ináče čistá, zdravá podzemná voda po každom daždi znečistí sa prítokom povrchovej vody. Často býva, že výkalová a odpadková voda rovno vteká do podzemnej vody a nebezpečne ju nakazí. (Obr. 8.)</text:span></text:span></text:p>
        <text:p text:style-name="P97"><text:span text:style-name="CharStyle21"><text:span text:style-name="T59">Ľudia, pijúci z takejto vody, chorejú neustále. Ako poznáme takúto vodu, povedali sme už v úvode.</text:span></text:span></text:p>
        <text:p text:style-name="P113"><text:span text:style-name="CharStyle11"><text:span text:style-name="T59">4. Studňa nemá sa stavať pri cestách, lebo vozy, statok a vietor kudlia </text:span></text:span><text:soft-page-break/><text:span text:style-name="CharStyle11"><text:span text:style-name="T59">prach a s prachom do nej padajú milliony choroboplodných zárodkov.</text:span></text:span></text:p>
        <text:p text:style-name="P97"><text:span text:style-name="CharStyle11"><text:span text:style-name="T59">Studňa má byť vždy krytá, aby prach a smeti do nej nepadaly. Ale stud</text:span></text:span><text:span text:style-name="CharStyle21"><text:span text:style-name="T2">ň</text:span></text:span><text:span text:style-name="CharStyle21"><text:span text:style-name="T59">ovú vodu mô</text:span></text:span><text:span text:style-name="CharStyle21"><text:span text:style-name="T2">ž</text:span></text:span><text:span text:style-name="CharStyle21"><text:span text:style-name="T59">u zne­čistiť i údovia chorej rodiny krhlami, pil</text:span></text:span><text:span text:style-name="CharStyle21"><text:span text:style-name="T2">i</text:span></text:span><text:span text:style-name="CharStyle21"><text:span text:style-name="T59">nami a vôbec čerpajúcimi nádobami.</text:span></text:span></text:p>
        <text:p text:style-name="P25"><text:span text:style-name="CharStyle21"><text:span text:style-name="T59">Preto otvorené a spoločné studne v naši</text:span></text:span><text:span text:style-name="CharStyle21"><text:span text:style-name="T2">ch</text:span></text:span><text:span text:style-name="CharStyle21"><text:span text:style-name="T59"> slo­venských dedinách nikdy nie sú be</text:span></text:span><text:span text:style-name="CharStyle21"><text:span text:style-name="T2">s</text:span></text:span><text:span text:style-name="CharStyle21"><text:span text:style-name="T59"> chyby. V dedine sú vždy nemoce a údovia z chorých rodín </text:span></text:span><text:span text:style-name="CharStyle21"><text:span text:style-name="T2">z</text:span></text:span><text:span text:style-name="CharStyle21"><text:span text:style-name="T59">a každým naberaním vody môžu nakazi</text:span></text:span><text:span text:style-name="CharStyle21"><text:span text:style-name="T63">ť</text:span></text:span><text:span text:style-name="CharStyle21"><text:span text:style-name="T59"> vodu nádo­bami a chorobu takto rozšíriť do zdravých rodín.</text:span></text:span></text:p>
        <text:p text:style-name="P97"><text:span text:style-name="CharStyle11"><text:span text:style-name="T59">Spoločná obecná studňa má mať spoločnú putňu a dosku, alebo lavičku, kde sa vedro stavia. Nemá sa trpe</text:span></text:span><text:span text:style-name="CharStyle11"><text:span text:style-name="T6">ť</text:span></text:span><text:span text:style-name="CharStyle11"><text:span text:style-name="T59">, aby každý svojím vedrom čerpal, svoju putňu do studne spúšťal. V dome, kde bý­vajú chorí na horúčku, býva zem (podlaha) zanečistená ich výkalmi, donesenými na podošvách</text:span></text:span><text:span text:style-name="CharStyle26"><text:span text:style-name="T59"> </text:span></text:span><text:span text:style-name="CharStyle11"><text:span text:style-name="T59">s hnojiska. Stáva sa, že v daktorom takom dome stavajú krhly nie na lavicu (ako sa všade patrí), ale na zem, a tu na spodok krhly nalipne neči­stoty, ktorá pri čerpaní krhlou zanečistí vodu v studni a takouto nakazenou vodou šíri sa choroba z domu do domu.</text:span></text:span></text:p>
        <text:p text:style-name="P97"><text:span text:style-name="CharStyle11"><text:span text:style-name="T59">Dediny naše, kde je možno, mal</text:span></text:span><text:span text:style-name="CharStyle11"><text:span text:style-name="T6">y</text:span></text:span><text:span text:style-name="CharStyle11"><text:span text:style-name="T59"> by si za­riadiť vodovody, alebo aspoň dobré, kryté pumpové studne. Voda v takýchto studniach sa tak ľahko nenakazí. (Obr. 9.)</text:span></text:span></text:p>
        <text:p text:style-name="P29"><text:span text:style-name="CharStyle12"><text:span text:style-name="T59"/></text:span></text:p>
        <text:p text:style-name="P69"><text:span text:style-name="CharStyle12"><text:span text:style-name="T59">15. O poľných studničkách.</text:span></text:span></text:p>
        <text:p text:style-name="P114"><text:soft-page-break/><text:span text:style-name="CharStyle11"><text:span text:style-name="T59"/></text:span></text:p>
        <text:p text:style-name="P202"><text:span text:style-name="CharStyle11"><text:span text:style-name="T59">5. Voda v poľných studničkách</text:span></text:span><text:span text:style-name="CharStyle21"><text:span text:style-name="T2">,</text:span></text:span><text:span text:style-name="CharStyle11"><text:span text:style-name="T59"> ktorú si náš </text:span></text:span><text:span text:style-name="CharStyle11"><text:span text:style-name="T2">ľ</text:span></text:span><text:span text:style-name="CharStyle11"><text:span text:style-name="T59">ud tak veľmi rád c</text:span></text:span><text:span text:style-name="CharStyle11"><text:span text:style-name="T2">hv</text:span></text:span><text:span text:style-name="CharStyle11"><text:span text:style-name="T59">álieva, málokedy je celkom neškodná.</text:span></text:span></text:p>
        <text:p text:style-name="P97"><text:span text:style-name="CharStyle11"><text:span text:style-name="T59">Voda zo studničiek poľných má síce tiež pod­zemnú vodu, ale z vrství blízko ležiacich pod po­vrchom zeme. Do studničiek týchto ľahko vteká povrchová voda (po daždi, zo snehu, z močarísk.) </text:span></text:span><text:span text:style-name="CharStyle11"><text:span text:style-name="T2">A</text:span></text:span><text:span text:style-name="CharStyle11"><text:span text:style-name="T59"> povrchová voda je v</text:span></text:span><text:span text:style-name="CharStyle21"><text:span text:style-name="T2">ž</text:span></text:span><text:span text:style-name="CharStyle21"><text:span text:style-name="T59">dy nečistá. Ďalej vietor hádže do nej prach, bakt</text:span></text:span><text:span text:style-name="CharStyle11"><text:span text:style-name="T6">e</text:span></text:span><text:span text:style-name="CharStyle11"><text:span text:style-name="T59">rie a rôzne odpadky a smeti. Okolo studničky hnije tráva. Zo všetkých týchto príčin voda poľných studničiek je znečistená a nezdravá. Sú však i také studničky, kde tohot</text:span></text:span><text:span text:style-name="CharStyle11"><text:span text:style-name="T63">o</text:span></text:span><text:span text:style-name="CharStyle11"><text:span text:style-name="T2"> </text:span></text:span><text:span text:style-name="CharStyle11"><text:span text:style-name="T59">znečisťovania niet. A taká voda môže byť celkom pitná a zdravá. Vodu túto poznáme po chuti, chlade, čerstvosti a bezfarebnosti.</text:span></text:span></text:p>
        <text:p text:style-name="P97"><text:span text:style-name="CharStyle21"><text:span text:style-name="T59">Studnička</text:span></text:span><text:span text:style-name="CharStyle21"><text:span text:style-name="T2">,</text:span></text:span><text:span text:style-name="CharStyle21"><text:span text:style-name="T59"> do ktorej tečie povrchová voda, pozná sa tak</text:span></text:span><text:span text:style-name="CharStyle21"><text:span text:style-name="T2">,</text:span></text:span><text:span text:style-name="CharStyle21"><text:span text:style-name="T59"> že na jej dne rastie mach. Z takej studničky neradno piť.</text:span></text:span></text:p>
        <text:p text:style-name="P97"><text:span text:style-name="CharStyle11"><text:span text:style-name="T59">Pred začiatkom poľných prác mali by si ga­zdovia sriadiť a očistiť svoje studničky na poli:</text:span></text:span><text:span text:style-name="CharStyle11"><text:span text:style-name="T2"> </text:span></text:span><text:span text:style-name="CharStyle11"><text:span text:style-name="T59">vykopať hlien a blato, pevne obložiť, aby sa</text:span></text:span><text:span text:style-name="CharStyle11"><text:span text:style-name="T2"> </text:span></text:span><text:span text:style-name="CharStyle11"><text:span text:style-name="T59">povrchová voda zpä</text:span></text:span><text:span text:style-name="CharStyle11"><text:span text:style-name="T6">ť</text:span></text:span><text:span text:style-name="CharStyle11"><text:span text:style-name="T59"> do studničky nevlievala; vy­kopať dobrý spád a prikryť ich, aby prach do nich nepadal, a okolo zasadiť stromky. Takto by menej ľudí chorelo od zlej pitnej vody.</text:span></text:span></text:p>
        <text:p text:style-name="P115"><text:span text:style-name="CharStyle11"><text:span text:style-name="T59">6. </text:span></text:span><text:span text:style-name="CharStyle21"><text:span text:style-name="T2">V</text:span></text:span><text:span text:style-name="CharStyle21"><text:span text:style-name="T59"> studniach má by</text:span></text:span><text:span text:style-name="CharStyle21"><text:span text:style-name="T64">ť</text:span></text:span><text:span text:style-name="CharStyle21"><text:span text:style-name="T59"> v</text:span></text:span><text:span text:style-name="CharStyle21"><text:span text:style-name="T2">ž</text:span></text:span><text:span text:style-name="CharStyle21"><text:span text:style-name="T59">dy dostatok vody; kde chybí, tam obyčajne trpí — čistota obyvate­ľov. Okrem toho voda, naberaná so samého dna studne, ľahko sa zamúti a v blate môžu byť cho­roboplodné bakt</text:span></text:span><text:span text:style-name="CharStyle11"><text:span text:style-name="T7">e</text:span></text:span><text:span text:style-name="CharStyle11"><text:span text:style-name="T59">rie.</text:span></text:span></text:p>
        <text:p text:style-name="P167"><text:soft-page-break/><text:span text:style-name="CharStyle12"><text:span text:style-name="T59"/></text:span></text:p>
        <text:p text:style-name="P203"><text:span text:style-name="CharStyle12"><text:span text:style-name="T59">16. Ako napravíme nakazenú vodu?</text:span></text:span></text:p>
        <text:p text:style-name="P97"><text:span text:style-name="CharStyle11"><text:span text:style-name="T59"/></text:span></text:p>
        <text:p text:style-name="P196"><text:span text:style-name="CharStyle11"><text:span text:style-name="T59">Môžu by</text:span></text:span><text:span text:style-name="CharStyle11"><text:span text:style-name="T64">ť</text:span></text:span><text:span text:style-name="CharStyle11"><text:span text:style-name="T59"> také okolnosti (dlhé suchá, veľké dažde, epidemické nákazy), že sme nútení brať vodu z takých prameňov, o ktorých vieme, že je v nich voda nečistá. V takýchto prípadoch musíme vodu napraviť, a síce takt</text:span></text:span><text:span text:style-name="CharStyle11"><text:span text:style-name="T2">o</text:span></text:span><text:span text:style-name="CharStyle11"><text:span text:style-name="T59">:</text:span></text:span></text:p>
        <text:p text:style-name="P115"><text:span text:style-name="CharStyle11"><text:span text:style-name="T59">1. Prevarením. Dobre prevarená voda je bez bakt</text:span></text:span><text:span text:style-name="CharStyle11"><text:span text:style-name="T7">e</text:span></text:span><text:span text:style-name="CharStyle11"><text:span text:style-name="T59">rií. Ztratí, pravda, čerstvosť (kyslík a kyse­linu uhličitú) a tvrdosť (soľ vápenatá a ho</text:span></text:span><text:span text:style-name="CharStyle11"><text:span text:style-name="T2">re</text:span></text:span><text:span text:style-name="CharStyle11"><text:span text:style-name="T59">čnatá), ale sme zato istí pred nákazou.</text:span></text:span></text:p>
        <text:p text:style-name="P116"><text:span text:style-name="CharStyle11"><text:span text:style-name="T59">2. Niekedy sa stane, že voda v studni začne sa kaziť. Príčinou toho je, že vteká do nej bud povrchová voda, alebo že pôda okolo studne úplne presiakla nečistotou (hnojovkou a záchodovým kalom). </text:span></text:span><text:span text:style-name="CharStyle11"><text:span text:style-name="T7">V</text:span></text:span><text:span text:style-name="CharStyle11"><text:span text:style-name="T59"> takomto prípade treba odstrániť všetko, čo znečisťuje pôdu v oko</text:span></text:span><text:span text:style-name="CharStyle21"><text:span text:style-name="T2">l</text:span></text:span><text:span text:style-name="CharStyle21"><text:span text:style-name="T59">í studne, a voda sa znovu sama napraví. Lebo i znečistená voda časom sama sa očistí. Akonáhle začnú steny studne machom obrasta</text:span></text:span><text:span text:style-name="CharStyle11"><text:span text:style-name="T7">ť</text:span></text:span><text:span text:style-name="CharStyle11"><text:span text:style-name="T59">, nech nám je to výstrahou, že čistota vody je v nebezpečí.</text:span></text:span></text:p>
        <text:p text:style-name="P117"><text:span text:style-name="CharStyle11"><text:span text:style-name="T59">3. Vodu možno napraviť filtrovaním (prece­dením). Do veľkej nádoby (súdka) nasypeme vrstvu čistého drobného štrku na dno asi na 1 decimeter, na to vrstvu piesku, vrstvu potlčeného dreveného uhlia, piesku a navrch zase vrstvu štrku. Na to nalejeme vody a dolu nad dnom necháme ju pipňou odtekať. Takto prefiltrovaná voda nie je síce úplne čistá, ale v núdzi o lepšiu vodu je </text:span></text:span><text:soft-page-break/><text:span text:style-name="CharStyle11"><text:span text:style-name="T59">dosť dobrá.</text:span></text:span></text:p>
        <text:p text:style-name="P117"><text:span text:style-name="CharStyle11"><text:span text:style-name="T59">4. Vodu s nádobou postavíme čez noc alebo i na dlhší čas do studeného miesta (do pivnice). Pred použitím opatrne slejeme čistú vodu a dáme pilný pozor, aby sa voda v nádobe nezamútila.</text:span></text:span></text:p>
        <text:p text:style-name="P117"><text:span text:style-name="CharStyle11"><text:span text:style-name="T59">5. Z chemických látok používame na čistenie vody bieleho alebo belasého ka</text:span></text:span><text:span text:style-name="CharStyle11"><text:span text:style-name="T2">me</text:span></text:span><text:span text:style-name="CharStyle11"><text:span text:style-name="T59">nčeka. Dáva sa z neho asi 1 deka na liter vody. Na dne utvorí sa srazenina, v ktorej sú strhnuté i bakt</text:span></text:span><text:span text:style-name="CharStyle11"><text:span text:style-name="T8">e</text:span></text:span><text:span text:style-name="CharStyle11"><text:span text:style-name="T59">rie.</text:span></text:span></text:p>
        <text:p text:style-name="P117"><text:span text:style-name="CharStyle11"><text:span text:style-name="T59">6.<text:tab/>Studne treba vyčistiť</text:span></text:span><text:span text:style-name="CharStyle21"><text:span text:style-name="T2">,</text:span></text:span><text:span text:style-name="CharStyle11"><text:span text:style-name="T59"> ke</text:span></text:span><text:span text:style-name="CharStyle11"><text:span text:style-name="T65">ď</text:span></text:span><text:span text:style-name="CharStyle11"><text:span text:style-name="T59"> zbadáme, že studňa dáva kalnú alebo nechutnú vodu; </text:span></text:span><text:span text:style-name="CharStyle11"><text:span text:style-name="T2">ď</text:span></text:span><text:span text:style-name="CharStyle11"><text:span text:style-name="T59">alej ke</text:span></text:span><text:span text:style-name="CharStyle11"><text:span text:style-name="T65">ď</text:span></text:span><text:span text:style-name="CharStyle11"><text:span text:style-name="T59"> v obci vypukne nákazlivá nemoc: horúčka a cholera, o ktorých vieme, že sa často vodou roz­širujú. Čistiť treba takt</text:span></text:span><text:span text:style-name="CharStyle11"><text:span text:style-name="T2">o</text:span></text:span><text:span text:style-name="CharStyle11"><text:span text:style-name="T59">: hlien a blato s dna od­stránime, porúchané steny napravíme, vymurujeme a zacementujeme. Mach a rastliny vytrháme. Do studne nasypeme nehaseného vápna a po 24 ho­dinách všetku vodu vypumpujeme. Kde majú parný stroj, tam pustia na hodinu-dve vriacu paru do studne a hne</text:span></text:span><text:span text:style-name="CharStyle11"><text:span text:style-name="T2">ď</text:span></text:span><text:span text:style-name="CharStyle11"><text:span text:style-name="T59"> potom vodu v</text:span></text:span><text:span text:style-name="CharStyle11"><text:span text:style-name="T2">yp</text:span></text:span><text:span text:style-name="CharStyle11"><text:span text:style-name="T59">umpu</text:span></text:span><text:span text:style-name="CharStyle11"><text:span text:style-name="T2">jú</text:span></text:span><text:span text:style-name="CharStyle11"><text:span text:style-name="T59">. </text:span></text:span><text:span text:style-name="CharStyle11"><text:span text:style-name="T65">R</text:span></text:span><text:span text:style-name="CharStyle21"><text:span text:style-name="T2">ú</text:span></text:span><text:span text:style-name="CharStyle21"><text:span text:style-name="T59">r</text:span></text:span><text:span text:style-name="CharStyle21"><text:span text:style-name="T2">o</text:span></text:span><text:span text:style-name="CharStyle21"><text:span text:style-name="T59">vé studne treba očistiť roztokom karbolu a kyselinou sírovou.</text:span></text:span></text:p>
        <text:p text:style-name="P97"><text:span text:style-name="CharStyle11"><text:span text:style-name="T59">Výtečnú vodu dáva vodovod. Vodovod zakladá</text:span></text:span><text:span text:style-name="CharStyle26"><text:span text:style-name="T65">m </text:span></text:span><text:span text:style-name="CharStyle11"><text:span text:style-name="T59">sa takt</text:span></text:span><text:span text:style-name="CharStyle11"><text:span text:style-name="T2">o</text:span></text:span><text:span text:style-name="CharStyle11"><text:span text:style-name="T59">: Z jedného alebo z viac prameňov za­chytí sa voda a rúrami vedie sa do hlavnej ná­držky (do vodojemu, reservoiru, do vycementovanej velikej komory), odtiaľ sa zase voda rozvádza rú­rami do ulíc a jednotlivých domov. Pri takomto zariadení treba</text:span></text:span><text:span text:style-name="CharStyle11"><text:span text:style-name="T2">, </text:span></text:span><text:span text:style-name="CharStyle11"><text:span text:style-name="T59">ovšem dba</text:span></text:span><text:span text:style-name="CharStyle11"><text:span text:style-name="T2">ť</text:span></text:span><text:span text:style-name="CharStyle11"><text:span text:style-name="T59"> na zdravotnícke pred­pisy, hlavne na to, aby rúry neobsahovaly olova, čím by pomaly povstalo otrávenie obyvateľstva olovom.</text:span></text:span></text:p>
        <text:p text:style-name="P30"><text:soft-page-break/><text:span text:style-name="CharStyle12"><text:span text:style-name="T59"/></text:span></text:p>
        <text:p text:style-name="P70"><text:span text:style-name="CharStyle12"><text:span text:style-name="T59">17. Kúpeľ.</text:span></text:span></text:p>
        <text:p text:style-name="P97"><text:span text:style-name="CharStyle11"><text:span text:style-name="T59"/></text:span></text:p>
        <text:p text:style-name="P196"><text:span text:style-name="CharStyle11"><text:span text:style-name="T59">Každý dospelý a zdravý človek má sa okúpať viac ráz za mesiac. U starých národov ctili bo­hyne prameňov a Mojžiš predpísal kúpanie Židom tak, ako dnes sa predpisuje pôst, modlitba a ná­všteva kostola. Človek sa má starať, aby mal nie­len čistú dušu, ale i telo. „Čistota — pol života.“</text:span></text:span></text:p>
        <text:p text:style-name="P97"><text:span text:style-name="CharStyle11"><text:span text:style-name="T59">Nečisté telo je hotová nemoc. </text:span></text:span><text:span text:style-name="CharStyle11"><text:span text:style-name="T2">A</text:span></text:span><text:span text:style-name="CharStyle11"><text:span text:style-name="T59"> telo človeka stále sa znečisťuje: potom, šupinkami kožky, ktorá sa stále lieni a derie, mastnotou kože, prachom, odevou a bakt</text:span></text:span><text:span text:style-name="CharStyle11"><text:span text:style-name="T8">e</text:span></text:span><text:span text:style-name="CharStyle11"><text:span text:style-name="T59">riami. A ke</text:span></text:span><text:span text:style-name="CharStyle11"><text:span text:style-name="T65">ď</text:span></text:span><text:span text:style-name="CharStyle11"><text:span text:style-name="T59"> sa toto všetko nalepí na kožu, nastáva konečne hnitie, protivný zápach a všelijaké kož</text:span></text:span><text:span text:style-name="CharStyle11"><text:span text:style-name="T2">ové</text:span></text:span><text:span text:style-name="CharStyle11"><text:span text:style-name="T59"> výsypy, svrbľavosť a iné nemoce.</text:span></text:span></text:p>
        <text:p text:style-name="P97"><text:span text:style-name="CharStyle11"><text:span text:style-name="T59">Koža nielen reguluje teplotu tela, ale i dýcha</text:span></text:span><text:span text:style-name="CharStyle21"><text:span text:style-name="T2">,</text:span></text:span><text:span text:style-name="CharStyle21"><text:span text:style-name="T59"> t. j. berie z povetria kyslík a vydáva kyse­linu uhličitú a potom (ako močom) vylučuje produkty rozpadu a vstrebáva látky</text:span></text:span><text:span text:style-name="CharStyle21"><text:span text:style-name="T2">,</text:span></text:span><text:span text:style-name="CharStyle21"><text:span text:style-name="T59"> ktoré sa na­chodia na nej. Ovšem toto dýchanie je menšie, ako dýchanie pľúcami, ale ak ho zahatíme (na pr. v horúčnatých chorobách mastením tela), za</text:span></text:span><text:span text:style-name="CharStyle11"><text:span text:style-name="T59">pr</text:span></text:span><text:span text:style-name="CharStyle11"><text:span text:style-name="T8">í</text:span></text:span><text:span text:style-name="CharStyle11"><text:span text:style-name="T59">činíme chorobu. To dokazujú pokusy na zvie­ratách: natre sa koža zvieraťa látkou, ktorá vzduch neprepúšťa (kaučukom, gelatínom), a ono za krátky čas zahynie, lebo koža prestane dýchať a vstrebe do tela jedovaté látky, hnijúce na koži tela, a ne­potí sa nálež</text:span></text:span><text:span text:style-name="CharStyle11"><text:span text:style-name="T65">i</text:span></text:span><text:span text:style-name="CharStyle11"><text:span text:style-name="T59">te.</text:span></text:span></text:p>
        <text:p text:style-name="P97"><text:span text:style-name="CharStyle11"><text:span text:style-name="T59">Preto telo treba držať v čistote.</text:span></text:span></text:p>
        <text:p text:style-name="P97"><text:span text:style-name="CharStyle11"><text:span text:style-name="T59">A kúpeľ okrem toho má aj iné dobré a po­trebné účink</text:span></text:span><text:span text:style-name="CharStyle11"><text:span text:style-name="T2">y</text:span></text:span><text:span text:style-name="CharStyle11"><text:span text:style-name="T59">: kúpeľ osviežuje, </text:span></text:span><text:soft-page-break/><text:span text:style-name="CharStyle11"><text:span text:style-name="T59">ob</text:span></text:span><text:span text:style-name="CharStyle21"><text:span text:style-name="T8">ľ</text:span></text:span><text:span text:style-name="CharStyle21"><text:span text:style-name="T59">ah</text:span></text:span><text:span text:style-name="CharStyle21"><text:span text:style-name="T65">č</text:span></text:span><text:span text:style-name="CharStyle21"><text:span text:style-name="T59">uje obeh krvi a otužuje kožu proti nachladnutiu. Po prime­ranom kúpeli cítime sa príjemne, ľahko, ako by sme sa znova narodili.</text:span></text:span></text:p>
        <text:p text:style-name="P97"><text:span text:style-name="CharStyle11"><text:span text:style-name="T59">Kúpeľ rozlične účinkuje, d</text:span></text:span><text:span text:style-name="CharStyle11"><text:span text:style-name="T65">ľ</text:span></text:span><text:span text:style-name="CharStyle11"><text:span text:style-name="T59">a toho, aká je voda teplá a čo voda obsahuje (minerálne kúpele). — Dnes je vodoliečba taká rozšírená, že o samom kúpaní možno celú knihu napísať. Kúpať možno celé telo, alebo len čiastky jeho. Kúpeľ je bu</text:span></text:span><text:span text:style-name="CharStyle11"><text:span text:style-name="T65">ď</text:span></text:span><text:span text:style-name="CharStyle11"><text:span text:style-name="T59"> studený (do 20</text:span></text:span><text:span text:style-name="CharStyle11"><text:span text:style-name="T2">°</text:span></text:span><text:span text:style-name="CharStyle11"><text:span text:style-name="T59"> C.), bu</text:span></text:span><text:span text:style-name="CharStyle11"><text:span text:style-name="T65">ď</text:span></text:span><text:span text:style-name="CharStyle11"><text:span text:style-name="T59"> vlažný (20—30° C.), bu</text:span></text:span><text:span text:style-name="CharStyle11"><text:span text:style-name="T65">ď</text:span></text:span><text:span text:style-name="CharStyle11"><text:span text:style-name="T59"> letný (30</text:span></text:span><text:span text:style-name="CharStyle11"><text:span text:style-name="T2">—</text:span></text:span><text:span text:style-name="CharStyle11"><text:span text:style-name="T59">35</text:span></text:span><text:span text:style-name="CharStyle11"><text:span text:style-name="T2">°</text:span></text:span><text:span text:style-name="CharStyle11"><text:span text:style-name="T59"> C.), bu</text:span></text:span><text:span text:style-name="CharStyle11"><text:span text:style-name="T65">ď</text:span></text:span><text:span text:style-name="CharStyle11"><text:span text:style-name="T59"> teplý (35</text:span></text:span><text:span text:style-name="CharStyle11"><text:span text:style-name="T2">—</text:span></text:span><text:span text:style-name="CharStyle11"><text:span text:style-name="T59">40</text:span></text:span><text:span text:style-name="CharStyle11"><text:span text:style-name="T2">°</text:span></text:span><text:span text:style-name="CharStyle11"><text:span text:style-name="T59"> C.) a horúci (vyše </text:span></text:span><text:span text:style-name="CharStyle11"><text:span text:style-name="T2">40°</text:span></text:span><text:span text:style-name="CharStyle11"><text:span text:style-name="T59"> C.). D</text:span></text:span><text:span text:style-name="CharStyle11"><text:span text:style-name="T2">ľ</text:span></text:span><text:span text:style-name="CharStyle11"><text:span text:style-name="T59">a teploty je tedy: občerstvujúci, upokojujúci a dráždiaci, rozčuľujúci.</text:span></text:span></text:p>
        <text:p text:style-name="P97"><text:span text:style-name="CharStyle11"><text:span text:style-name="T59">Nikdy sa nemáme tak dlho kúpať, až nám koža začne belaseť a zuby klepať. To je znak ustatosti žíl a srdca. Po kúpeli nemáme na chlad­nom povetrí sedeť, alebo ležať, ale sa pohybovať alebo v izbe si posedeť.</text:span></text:span></text:p>
        <text:p text:style-name="P97"><text:span text:style-name="CharStyle11"><text:span text:style-name="T59">Sú u nás ľudia, menovite po dedinách, ktorí hrešia mládež pre kúpanie a ktorí sa obyčajne nikdy nekúpu. Kúpeľ je človeku taký potrebný, ako potrava. Kúpajme sa tedy čast</text:span></text:span><text:span text:style-name="CharStyle11"><text:span text:style-name="T2">o</text:span></text:span><text:span text:style-name="CharStyle11"><text:span text:style-name="T59">: v lete</text:span></text:span><text:span text:style-name="CharStyle26"><text:span text:style-name="T59"> </text:span></text:span><text:span text:style-name="CharStyle11"><text:span text:style-name="T59">v rieke, v zime v príbytku, alebo v kúpeľoch pri merane zariadených.</text:span></text:span></text:p>
        <text:p text:style-name="P118"><text:span text:style-name="CharStyle21"><text:span text:style-name="T2">Kú</text:span></text:span><text:span text:style-name="CharStyle21"><text:span text:style-name="T59">p</text:span></text:span><text:span text:style-name="CharStyle21"><text:span text:style-name="T2">e</text:span></text:span><text:span text:style-name="CharStyle21"><text:span text:style-name="T8">ľ</text:span></text:span><text:span text:style-name="CharStyle21"><text:span text:style-name="T59"> nech nám je nie panským zvykom</text:span></text:span><text:span text:style-name="CharStyle21"><text:span text:style-name="T2">, </text:span></text:span><text:span text:style-name="CharStyle21"><text:span text:style-name="T59">ale potrebou</text:span></text:span><text:span text:style-name="CharStyle21"><text:span text:style-name="T2">.</text:span></text:span></text:p>
        <text:p text:style-name="P97"><text:span text:style-name="CharStyle27"><text:span text:style-name="T59"/></text:span></text:p>
        <text:p text:style-name="P196"><text:span text:style-name="CharStyle27"><text:span text:style-name="T59">Poznámka. Nemajú sa kúpať v studenej vode India trpiaci týmito chorobami: lámkou (rheumatism</text:span></text:span><text:span text:style-name="CharStyle11"><text:span text:style-name="T2">o</text:span></text:span><text:span text:style-name="CharStyle11"><text:span text:style-name="T59">m), katarálnym zapálením trubíc p</text:span></text:span><text:span text:style-name="CharStyle21"><text:span text:style-name="T8">ľ</text:span></text:span><text:span text:style-name="CharStyle21"><text:span text:style-name="T59">úcnych (</text:span></text:span><text:span text:style-name="CharStyle11"><text:span text:style-name="T2">a</text:span></text:span><text:span text:style-name="CharStyle11"><text:span text:style-name="T59">kútnymi bronchit</text:span></text:span><text:span text:style-name="CharStyle11"><text:span text:style-name="T8">i</text:span></text:span><text:span text:style-name="CharStyle11"><text:span text:style-name="T59">dami), červienkou, zapálením o</text:span></text:span><text:span text:style-name="CharStyle11"><text:span text:style-name="T65">bl</text:span></text:span><text:span text:style-name="CharStyle21"><text:span text:style-name="T2">i</text:span></text:span><text:span text:style-name="CharStyle21"><text:span text:style-name="T8">č</text:span></text:span><text:span text:style-name="CharStyle21"><text:span text:style-name="T2">i</text:span></text:span><text:span text:style-name="CharStyle21"><text:span text:style-name="T59">ek a ve</text:span></text:span><text:span text:style-name="CharStyle21"><text:span text:style-name="T65">ľ</text:span></text:span><text:span text:style-name="CharStyle21"><text:span text:style-name="T2">k</text:span></text:span><text:span text:style-name="CharStyle21"><text:span text:style-name="T59">ou chudokrvnos</text:span></text:span><text:span text:style-name="CharStyle21"><text:span text:style-name="T8">ť</text:span></text:span><text:span text:style-name="CharStyle21"><text:span text:style-name="T59">ou.</text:span></text:span></text:p>
        <text:p text:style-name="P97"><text:span text:style-name="CharStyle11"><text:span text:style-name="T59">Nemajú sa samotní kúpa</text:span></text:span><text:span text:style-name="CharStyle11"><text:span text:style-name="T8">ť</text:span></text:span><text:span text:style-name="CharStyle11"><text:span text:style-name="T59"> chorí na </text:span></text:span><text:span text:style-name="CharStyle21"><text:span text:style-name="T8">z</text:span></text:span><text:span text:style-name="CharStyle21"><text:span text:style-name="T59">r</text:span></text:span><text:span text:style-name="CharStyle21"><text:span text:style-name="T2">á</text:span></text:span><text:span text:style-name="CharStyle21"><text:span text:style-name="T59">d</text:span></text:span><text:span text:style-name="CharStyle21"><text:span text:style-name="T8">ni</text:span></text:span><text:span text:style-name="CharStyle21"><text:span text:style-name="T59">k (epil</text:span></text:span><text:span text:style-name="CharStyle11"><text:span text:style-name="T2">e</text:span></text:span><text:span text:style-name="CharStyle11"><text:span text:style-name="T59">psiu) a chorí na niektoré </text:span></text:span><text:soft-page-break/><text:span text:style-name="CharStyle11"><text:span text:style-name="T59">srdečné </text:span></text:span><text:span text:style-name="CharStyle21"><text:span text:style-name="T2">v</text:span></text:span><text:span text:style-name="CharStyle21"><text:span text:style-name="T59">ad</text:span></text:span><text:span text:style-name="CharStyle21"><text:span text:style-name="T8">y</text:span></text:span><text:span text:style-name="CharStyle11"><text:span text:style-name="T59"> nech sa v</text:span></text:span><text:span text:style-name="CharStyle11"><text:span text:style-name="T2">ô</text:span></text:span><text:span text:style-name="CharStyle11"><text:span text:style-name="T59">bec nikdy </text:span></text:span><text:span text:style-name="CharStyle11"><text:span text:style-name="T2">ne</text:span></text:span><text:span text:style-name="CharStyle11"><text:span text:style-name="T59">kúpa</text:span></text:span><text:span text:style-name="CharStyle11"><text:span text:style-name="T2">jú.</text:span></text:span></text:p>
        <text:p text:style-name="P11"><text:span text:style-name="CharStyle33"><text:span text:style-name="T2"/></text:span></text:p>
        <text:h text:style-name="P237" text:outline-level="4"><text:bookmark-start text:name="bookmark8"/><text:span text:style-name="CharStyle29"><text:span text:style-name="T59">IV. O pôde.</text:span></text:span><text:bookmark-end text:name="bookmark8"/></text:h>
        <text:p text:style-name="P29"><text:span text:style-name="CharStyle12"><text:span text:style-name="T59"/></text:span></text:p>
        <text:p text:style-name="P69"><text:span text:style-name="CharStyle12"><text:span text:style-name="T59">18. Aké bakt</text:span></text:span><text:span text:style-name="CharStyle12"><text:span text:style-name="T8">e</text:span></text:span><text:span text:style-name="CharStyle12"><text:span text:style-name="T59">rie žijú v pôde?</text:span></text:span></text:p>
        <text:p text:style-name="P97"><text:span text:style-name="CharStyle11"><text:span text:style-name="T59"/></text:span></text:p>
        <text:p text:style-name="P196"><text:span text:style-name="CharStyle11"><text:span text:style-name="T59">Pôda je tá čiastka zeme, na ktorej staviame</text:span></text:span><text:span text:style-name="CharStyle11"><text:span text:style-name="T2"> </text:span></text:span><text:span text:style-name="CharStyle11"><text:span text:style-name="T59">svoje príbytky, ktorú orieme, do ktorej sejeme, v ktorej studne kopeme, z ktorej rastliny a zvie­ratá výživu berú a do ktorej po ukončení svojho života klesajú.</text:span></text:span></text:p>
        <text:p text:style-name="P97"><text:span text:style-name="CharStyle11"><text:span text:style-name="T59">Milliony mŕtvych živočíchov a rastlín padá na zem od million</text:span></text:span><text:span text:style-name="CharStyle11"><text:span text:style-name="T2">ov</text:span></text:span><text:span text:style-name="CharStyle11"><text:span text:style-name="T59"> rokov. Kam sa podieva</text:span></text:span><text:span text:style-name="CharStyle11"><text:span text:style-name="T2">jú </text:span></text:span><text:span text:style-name="CharStyle11"><text:span text:style-name="T59">ich mŕtvoly?</text:span></text:span></text:p>
        <text:p text:style-name="P97"><text:span text:style-name="CharStyle11"><text:span text:style-name="T59">Proti millionom živočíchov a rastlín má prí­roda milliardy neúnavných, večne pracujúcich hro­bárov na povrchu zemskom. Neby</text:span></text:span><text:span text:style-name="CharStyle11"><text:span text:style-name="T2">ť</text:span></text:span><text:span text:style-name="CharStyle11"><text:span text:style-name="T59"> týchto, zem naša by sa už dávno bola stala pustou, život umo­rujúcou, lebo mŕtve telá živočíchov a rastlín na pár tisíc metrov do výšky by pokrývaly povrch zeme.</text:span></text:span></text:p>
        <text:p text:style-name="P97"><text:span text:style-name="CharStyle11"><text:span text:style-name="T59">Túto obrovskú prácu od millionov rokov ko­najú na povrchu zemskom prostým okom nevidi­teľné živočíchy — hnilobné bakt</text:span></text:span><text:span text:style-name="CharStyle21"><text:span text:style-name="T8">e</text:span></text:span><text:span text:style-name="CharStyle21"><text:span text:style-name="T59">rie.</text:span></text:span></text:p>
        <text:p text:style-name="P97"><text:span text:style-name="CharStyle11"><text:span text:style-name="T59">Kdekoľvek smrť vkročí a učiní konec život</text:span></text:span><text:span text:style-name="CharStyle11"><text:span text:style-name="T2">u</text:span></text:span><text:span text:style-name="CharStyle11"><text:span text:style-name="T59">:</text:span></text:span><text:span text:style-name="CharStyle11"><text:span text:style-name="T2"> </text:span></text:span><text:span text:style-name="CharStyle11"><text:span text:style-name="T59">či človeku, či zvieraťu, či rastline, — hne</text:span></text:span><text:span text:style-name="CharStyle11"><text:span text:style-name="T65">ď</text:span></text:span><text:span text:style-name="CharStyle11"><text:span text:style-name="T59"> v jej</text:span></text:span><text:span text:style-name="CharStyle39"><text:span text:style-name="T104"> </text:span></text:span><text:span text:style-name="CharStyle11"><text:span text:style-name="T59">pätách hrnú sa títo drobnulinkí robotníci a dotiaľ vykonávajú svoju prácu rozkladnú, kým sa ústrojné telo nepremení na prs</text:span></text:span><text:span text:style-name="CharStyle11"><text:span text:style-name="T8">ť</text:span></text:span><text:span text:style-name="CharStyle11"><text:span text:style-name="T59">: na rôzne minerálne čiastky, na vodu, na kyselinu dusičnú a uhličitú. Alebo, ako </text:span></text:span><text:soft-page-break/><text:span text:style-name="CharStyle11"><text:span text:style-name="T59">čítame v Písme: „Človeče, prach si a v prach sa obrátiš.“</text:span></text:span></text:p>
        <text:p text:style-name="P97"><text:span text:style-name="CharStyle11"><text:span text:style-name="T59">Hnilobné bakt</text:span></text:span><text:span text:style-name="CharStyle11"><text:span text:style-name="T8">e</text:span></text:span><text:span text:style-name="CharStyle11"><text:span text:style-name="T59">rie sú všelijaké. Rozklad ústrojných látok (tela) je viacstupňový. Rozozná­vame tlenie (ke</text:span></text:span><text:span text:style-name="CharStyle11"><text:span text:style-name="T8">ď</text:span></text:span><text:span text:style-name="CharStyle11"><text:span text:style-name="T59"> je hojne kyslíku), práchnivenie (bezdusíkovitých látok) a hnitie (ke</text:span></text:span><text:span text:style-name="CharStyle11"><text:span text:style-name="T65">ď</text:span></text:span><text:span text:style-name="CharStyle11"><text:span text:style-name="T59"> rozklad na­stáva rýchle a ke</text:span></text:span><text:span text:style-name="CharStyle11"><text:span text:style-name="T65">ď</text:span></text:span><text:span text:style-name="CharStyle11"><text:span text:style-name="T59"> vznikajú zapáchajúce plyny).</text:span></text:span></text:p>
        <text:p text:style-name="P97"><text:span text:style-name="CharStyle11"><text:span text:style-name="T59">Bakt</text:span></text:span><text:span text:style-name="CharStyle11"><text:span text:style-name="T8">e</text:span></text:span><text:span text:style-name="CharStyle11"><text:span text:style-name="T59">rie žijú v každej pôde. Do hĺbky 10 cm. je ich najviac, mnoho stotisíc, až mnoho millionov v kubickom centimetre (v náprstku). Mnoho bakt</text:span></text:span><text:span text:style-name="CharStyle11"><text:span text:style-name="T8">e</text:span></text:span><text:span text:style-name="CharStyle11"><text:span text:style-name="T59">rií je až do hĺbky jedného metra, potom počet zárodkov klesá na niekoľko tisíc, až na nie­koľko sto a v hĺbke 3—6 metrov je pôda </text:span></text:span><text:span text:style-name="CharStyle21"><text:span text:style-name="T8">ú</text:span></text:span><text:span text:style-name="CharStyle21"><text:span text:style-name="T59">plne be</text:span></text:span><text:span text:style-name="CharStyle21"><text:span text:style-name="T2">z</text:span></text:span><text:span text:style-name="CharStyle21"><text:span text:style-name="T59"> bakt</text:span></text:span><text:span text:style-name="CharStyle21"><text:span text:style-name="T8">e</text:span></text:span><text:span text:style-name="CharStyle21"><text:span text:style-name="T59">rií. Toto platí však len o pôde </text:span></text:span><text:span text:style-name="CharStyle11"><text:span text:style-name="T2">ne</text:span></text:span><text:span text:style-name="CharStyle11"><text:span text:style-name="T59">prekopávanej, netýkanej.</text:span></text:span></text:p>
        <text:p text:style-name="P97"><text:span text:style-name="CharStyle11"><text:span text:style-name="T59">V čistej, sterilnej, bakt</text:span></text:span><text:span text:style-name="CharStyle11"><text:span text:style-name="T8">e</text:span></text:span><text:span text:style-name="CharStyle11"><text:span text:style-name="T59">rií prostej pôde niet hnitia. Hnitie len vtedy nastáva, ak sa do pôdy dostanú bakt</text:span></text:span><text:span text:style-name="CharStyle11"><text:span text:style-name="T8">e</text:span></text:span><text:span text:style-name="CharStyle11"><text:span text:style-name="T59">rie. Hnitie nastáva tedy len vo vrchných vrstvách pôdy. Ak sa táto pôda stále znečisťuje, že bakt</text:span></text:span><text:span text:style-name="CharStyle11"><text:span text:style-name="T8">e</text:span></text:span><text:span text:style-name="CharStyle11"><text:span text:style-name="T59">rie nestačia rozkladať nečistotu, vtedy nečistota vsiakúva do hlbších vrství pôdy, a túto pôdu menujeme presýtenou (totiž nečistou).</text:span></text:span></text:p>
        <text:p text:style-name="P97"><text:span text:style-name="CharStyle11"><text:span text:style-name="T59">Rozmnožovanie bakt</text:span></text:span><text:span text:style-name="CharStyle11"><text:span text:style-name="T8">e</text:span></text:span><text:span text:style-name="CharStyle11"><text:span text:style-name="T59">rií závisí na teplote a vlhkosti pôdy.</text:span></text:span></text:p>
        <text:p text:style-name="P97"><text:span text:style-name="CharStyle11"><text:span text:style-name="T59">Pôda dostáva teplotu od slnca. V lete je pôda teplejšia, suchšia, ako v jaseni, v zime a na jar. Zem dlho chová teplotu. Preto je v jaseni zem v hĺbke najteplejši</text:span></text:span><text:span text:style-name="CharStyle11"><text:span text:style-name="T2">a</text:span></text:span><text:span text:style-name="CharStyle11"><text:span text:style-name="T59">; najstudenejšia je </text:span></text:span><text:span text:style-name="CharStyle11"><text:span text:style-name="T2">z j</text:span></text:span><text:span text:style-name="CharStyle11"><text:span text:style-name="T59">ari. Hni­lobné a choroboplodné zárodky rozmnožujú sa preto najhojnejšie v jaseni a najmenej z jari. Pri dvoch stupňoch zimy prestanú rásť, množiť sa, zato však zostanú na žive.</text:span></text:span></text:p>
        <text:p text:style-name="P97"><text:soft-page-break/><text:span text:style-name="CharStyle11"><text:span text:style-name="T59">V suchej pôde je bakt</text:span></text:span><text:span text:style-name="CharStyle11"><text:span text:style-name="T8">e</text:span></text:span><text:span text:style-name="CharStyle11"><text:span text:style-name="T59">rií málo, vo vlhkej a teplej mnoho.</text:span></text:span></text:p>
        <text:p text:style-name="P97"><text:span text:style-name="CharStyle11"><text:span text:style-name="T59">Vlhkosť pôdy závisí od toho, ako často a mnoho v roku pršalo a padal sneh.</text:span></text:span></text:p>
        <text:p text:style-name="P97"><text:span text:style-name="CharStyle11"><text:span text:style-name="T59">Povrchová voda (z daž</text:span></text:span><text:span text:style-name="CharStyle11"><text:span text:style-name="T65">ď</text:span></text:span><text:span text:style-name="CharStyle11"><text:span text:style-name="T59">a a zo snehu) </text:span></text:span><text:span text:style-name="CharStyle11"><text:span text:style-name="T65">če</text:span></text:span><text:span text:style-name="CharStyle21"><text:span text:style-name="T2">z</text:span></text:span><text:span text:style-name="CharStyle21"><text:span text:style-name="T59"> pie­sočnatú a hrubozrnnú pôdu skorej vsiakne do pod­zemnej vody</text:span></text:span><text:span text:style-name="CharStyle21"><text:span text:style-name="T2">,</text:span></text:span><text:span text:style-name="CharStyle11"><text:span text:style-name="T59"> ako čez jemnozrnnú alebo </text:span></text:span><text:span text:style-name="CharStyle11"><text:span text:style-name="T8">č</text:span></text:span><text:span text:style-name="CharStyle11"><text:span text:style-name="T59">ez hlinastú pôdu.</text:span></text:span></text:p>
        <text:p text:style-name="P97"><text:span text:style-name="CharStyle11"><text:span text:style-name="T59">V pôde sú vždy plyny a vzduch. Tam, kde látky hnijú, je hojne kyseliny uhličitej a síro­vodíku. Kde sa svieti plynom (gázom), môže puknúť v zemi plynová rúra a plyn sa môže dostať do príbytku a zapríčiniť otravy. Bakt</text:span></text:span><text:span text:style-name="CharStyle11"><text:span text:style-name="T8">e</text:span></text:span><text:span text:style-name="CharStyle11"><text:span text:style-name="T59">rie sa však vý­parom a plynom nemôžu dostať zo zeme do príbytkov.</text:span></text:span></text:p>
        <text:p text:style-name="P28"><text:span text:style-name="CharStyle12"><text:span text:style-name="T59"/></text:span></text:p>
        <text:p text:style-name="P68"><text:span text:style-name="CharStyle12"><text:span text:style-name="T59">19. Choroboplodné bakt</text:span></text:span><text:span text:style-name="CharStyle12"><text:span text:style-name="T8">r</text:span></text:span><text:span text:style-name="CharStyle12"><text:span text:style-name="T59">rie pôdy.</text:span></text:span></text:p>
        <text:p text:style-name="P97"><text:span text:style-name="CharStyle11"><text:span text:style-name="T59"/></text:span></text:p>
        <text:p text:style-name="P196"><text:span text:style-name="CharStyle11"><text:span text:style-name="T59">Vedľa hnilobných bakt</text:span></text:span><text:span text:style-name="CharStyle11"><text:span text:style-name="T8">e</text:span></text:span><text:span text:style-name="CharStyle11"><text:span text:style-name="T59">rií, ktoré sú nám úplne neškodné, žije v pôde množstvo takých bak­t</text:span></text:span><text:span text:style-name="CharStyle11"><text:span text:style-name="T8">e</text:span></text:span><text:span text:style-name="CharStyle11"><text:span text:style-name="T59">rií, ktoré ohrožu</text:span></text:span><text:span text:style-name="CharStyle11"><text:span text:style-name="T2">jú</text:span></text:span><text:span text:style-name="CharStyle11"><text:span text:style-name="T59"> život človek</text:span></text:span><text:span text:style-name="CharStyle11"><text:span text:style-name="T2">a</text:span></text:span><text:span text:style-name="CharStyle11"><text:span text:style-name="T59">; to sú chorobo­plodné bakt</text:span></text:span><text:span text:style-name="CharStyle21"><text:span text:style-name="T8">e</text:span></text:span><text:span text:style-name="CharStyle21"><text:span text:style-name="T59">rie.</text:span></text:span></text:p>
        <text:p text:style-name="P97"><text:span text:style-name="CharStyle11"><text:span text:style-name="T59">Otázka je: ako sa dostanú do pôdy a ako odtiaľ na človeka?</text:span></text:span></text:p>
        <text:p text:style-name="P97"><text:span text:style-name="CharStyle11"><text:span text:style-name="T59">Do pôdy dostanú sa s odpadkami, výkalmi, trusom, pomyjami a so všelijakou špinou a nečistotou z okolia človeka a zvierat. Aby mohly žiť a rozmnožovať sa, treba im tepla, vlhkosti a vý­živy. Teplo a vlhkosť majú od jari do jasene, vý­živu im dáva človek, zvieratá a rastliny. Kúštiček hnijúcej rastliny stačí na výživu millionom chorobo­plodných bakt</text:span></text:span><text:span text:style-name="CharStyle11"><text:span text:style-name="T8">e</text:span></text:span><text:span text:style-name="CharStyle11"><text:span text:style-name="T59">rií.</text:span></text:span></text:p>
        <text:p text:style-name="P97"><text:soft-page-break/><text:span text:style-name="CharStyle11"><text:span text:style-name="T59">Z pôdy zpä</text:span></text:span><text:span text:style-name="CharStyle11"><text:span text:style-name="T2">ť</text:span></text:span><text:span text:style-name="CharStyle11"><text:span text:style-name="T59"> na človeka dostanú sa mnoho­rakým spôsobom. Jestli uschnú na slnci a jestli nezahynú, pochytí ich vietor a nametá ich člo­veku do tvári, do nosa, do úst a na každý kúsok šiat. Zvieratám a hmyzu (muchám, komárom) nalepia sa na nohy, ktoré ich zanesú zpäť do našich prí­bytkov, kde zametaním na sucho vznášajú sa v povetrí izieb. Podobne nanosíme si ich obuvou. Inokedy najedia sa ich zrieratá a hmyz a zanesú ich k nám. Ľudia jedávajú surový šalát a ovocie zaprášené: i takto sa môžu dostať rovno a bez­pečne do človeka. Nečistými rukami a zkazeným, nečistým pokrmom. Konečne vodou, ktorá má prítok z povrchovej vody.</text:span></text:span></text:p>
        <text:p text:style-name="P31"><text:span text:style-name="CharStyle46"><text:span text:style-name="T59"/></text:span></text:p>
        <text:p text:style-name="P71"><text:span text:style-name="CharStyle46"><text:span text:style-name="T59">20. Choroby, ktorých zárodky žijú v pôde.</text:span></text:span></text:p>
        <text:p text:style-name="P97"><text:span text:style-name="CharStyle11"><text:span text:style-name="T59"/></text:span></text:p>
        <text:p text:style-name="P196"><text:span text:style-name="CharStyle11"><text:span text:style-name="T59">Dôležitejšie choroby, ktorých zárodky žijú v pôde, sú nasledujúce:</text:span></text:span></text:p>
        <text:p text:style-name="P97"><text:span text:style-name="CharStyle11"><text:span text:style-name="T8">1</text:span></text:span><text:span text:style-name="CharStyle11"><text:span text:style-name="T59">. Zimnica (malaria). Zárodky choroby žijú v bahne močiarov. Istý druh komárov ukladáva svoje larvy do tohoto bahna a pritom nalepí sa mu na sosáčik zárodkov.</text:span></text:span></text:p>
        <text:p text:style-name="P97"><text:span text:style-name="CharStyle21"><text:span text:style-name="T59">Pichnutím človeka komár zaštepí zárodok ne­moce rovno do krvi. (Obr. 10.)</text:span></text:span></text:p>
        <text:p text:style-name="P117"><text:span text:style-name="CharStyle11"><text:span text:style-name="T59">2. Tetanus a trismus (kŕče svalov). Bacilly žijú vraj v útrobách domácich zvierat, menovite v črevách koňa. Trusom dostanú sa do ornej pôdy a záhrad.</text:span></text:span></text:p>
        <text:p text:style-name="P97"><text:span text:style-name="CharStyle21"><text:span text:style-name="T59">Do krvi </text:span></text:span><text:span text:style-name="CharStyle21"><text:span text:style-name="T65">č</text:span></text:span><text:span text:style-name="CharStyle21"><text:span text:style-name="T59">loveka dostanú sa poranenou kozou</text:span></text:span><text:span text:style-name="CharStyle21"><text:span text:style-name="T2">, </text:span></text:span><text:span text:style-name="CharStyle21"><text:span text:style-name="T59">alebo akouko</text:span></text:span><text:span text:style-name="CharStyle21"><text:span text:style-name="T65">ľ</text:span></text:span><text:span text:style-name="CharStyle21"><text:span text:style-name="T59">vek nečistou ranou. Bacilly tvoria taký prudký jed, že 0</text:span></text:span><text:span text:style-name="CharStyle11"><text:span text:style-name="T2">.</text:span></text:span><text:span text:style-name="CharStyle11"><text:span text:style-name="T59">25 miligrammu môže usmrtiť </text:span></text:span><text:soft-page-break/><text:span text:style-name="CharStyle11"><text:span text:style-name="T59">človeka.</text:span></text:span></text:p>
        <text:p text:style-name="P113"><text:span text:style-name="CharStyle11"><text:span text:style-name="T59">3. Cholera a týfus (horúčka, hlavnička). Zá­rodky oboch chorôb žijú vo vlhkej pôde. Odtia</text:span></text:span><text:span text:style-name="CharStyle11"><text:span text:style-name="T65">ľ</text:span></text:span><text:span text:style-name="CharStyle11"><text:span text:style-name="T2"> </text:span></text:span><text:span text:style-name="CharStyle11"><text:span text:style-name="T59">vnikajú do studieň a riek. Vodou nakazia sa </text:span></text:span><text:span text:style-name="CharStyle11"><text:span text:style-name="T65">ľ</text:span></text:span><text:span text:style-name="CharStyle11"><text:span text:style-name="T59">udia. Potom môže sa nákaza šíriť špinavým šatstvom a bieliz</text:span></text:span><text:span text:style-name="CharStyle11"><text:span text:style-name="T8">ň</text:span></text:span><text:span text:style-name="CharStyle11"><text:span text:style-name="T59">ou s človeka na človeka.</text:span></text:span></text:p>
        <text:p text:style-name="P97"><text:span text:style-name="CharStyle21"><text:span text:style-name="T59">Cholera je stálou chorobou v asijských kraji­nách (India, Arabia, Turecko) a</text:span></text:span><text:span text:style-name="CharStyle11"><text:span text:style-name="T2"> </text:span></text:span><text:span text:style-name="CharStyle11"><text:span text:style-name="T59">u</text:span></text:span><text:span text:style-name="CharStyle11"><text:span text:style-name="T2"> </text:span></text:span><text:span text:style-name="CharStyle11"><text:span text:style-name="T59">nás zúri len s času na čas ako epid</text:span></text:span><text:span text:style-name="CharStyle11"><text:span text:style-name="T8">e</text:span></text:span><text:span text:style-name="CharStyle11"><text:span text:style-name="T59">mia. (Vi</text:span></text:span><text:span text:style-name="CharStyle11"><text:span text:style-name="T65">ď</text:span></text:span><text:span text:style-name="CharStyle11"><text:span text:style-name="T59"> odstavec „Cholera“).</text:span></text:span></text:p>
        <text:p text:style-name="P97"><text:span text:style-name="CharStyle21"><text:span text:style-name="T59">Horúčka je u nás udomácnená nemoc. Prenáša sa podobne ako cholera. (Vi</text:span></text:span><text:span text:style-name="CharStyle21"><text:span text:style-name="T65">ď</text:span></text:span><text:span text:style-name="CharStyle21"><text:span text:style-name="T59"> odstavec „O horúčke“).</text:span></text:span></text:p>
        <text:p text:style-name="P114"><text:span text:style-name="CharStyle11"><text:span text:style-name="T59">4. Medzi </text:span></text:span><text:span text:style-name="CharStyle11"><text:span text:style-name="T2">„</text:span></text:span><text:span text:style-name="CharStyle11"><text:span text:style-name="T59">pôdové“ choroby rátajú sa ešte nasledujúce: hrľavosť, kretinismus, červienka, zá­škrt, suchá nemoc a hnačka.</text:span></text:span></text:p>
        <text:p text:style-name="P114"><text:span text:style-name="CharStyle11"><text:span text:style-name="T59">5. Z pôdy či vlastne z jej vody dostávajú sa často zárodky a vajíčka hlíst do človeka a v jeho útrobách sa </text:span></text:span><text:span text:style-name="CharStyle11"><text:span text:style-name="T65">ď</text:span></text:span><text:span text:style-name="CharStyle11"><text:span text:style-name="T59">alej rozmnožujú. (Obr. 11.)</text:span></text:span></text:p>
        <text:p text:style-name="P97"><text:span text:style-name="CharStyle11"><text:span text:style-name="T59">Všetky tieto choroby sú viac-menej nákazlivé a zapríčiňujú ich choroboplodné zárodky, žijúce v pôde.</text:span></text:span></text:p>
        <text:p text:style-name="P25"><text:span text:style-name="CharStyle12"><text:span text:style-name="T59"/></text:span></text:p>
        <text:p text:style-name="P63"><text:span text:style-name="CharStyle12"><text:span text:style-name="T59">21. O čistote pôdy a pr</text:span></text:span><text:span text:style-name="CharStyle12"><text:span text:style-name="T2">í</text:span></text:span><text:span text:style-name="CharStyle12"><text:span text:style-name="T59">bytku.</text:span></text:span></text:p>
        <text:p text:style-name="P97"><text:span text:style-name="CharStyle21"><text:span text:style-name="T59"/></text:span></text:p>
        <text:p text:style-name="P196"><text:span text:style-name="CharStyle21"><text:span text:style-name="T59">„Čistota je pol života“ — hovorí naše pore­kadlo. Ba mohli by sme povedať ešte viac: Či­stota je pôžitok a rados</text:span></text:span><text:span text:style-name="CharStyle21"><text:span text:style-name="T65">ť</text:span></text:span><text:span text:style-name="CharStyle21"><text:span text:style-name="T59"> v živote, nečistota je bieda, žiaľ a smrť. Čistota zachováva, nečistota márni život </text:span></text:span><text:span text:style-name="CharStyle11"><text:span text:style-name="T2">ľ</text:span></text:span><text:span text:style-name="CharStyle11"><text:span text:style-name="T59">udí.</text:span></text:span></text:p>
        <text:p text:style-name="P97"><text:span text:style-name="CharStyle21"><text:span text:style-name="T59">Čo</text:span></text:span><text:span text:style-name="CharStyle21"><text:span text:style-name="T2">ž</text:span></text:span><text:span text:style-name="CharStyle21"><text:span text:style-name="T59">e je čistota? Mysleli by sme, že na túto otázku každý človek rovnako </text:span></text:span><text:soft-page-break/><text:span text:style-name="CharStyle21"><text:span text:style-name="T59">odpovie a že je to otázka veľmi ľahká. V skutočnosti však majú jednotliví ľudia a národy veľmi nerovný pochop o čistote.</text:span></text:span></text:p>
        <text:p text:style-name="P97"><text:span text:style-name="CharStyle21"><text:span text:style-name="T59">Čistotný človek sa snaží, aby v jeho okolí ne­bolo zápachu</text:span></text:span><text:span text:style-name="CharStyle21"><text:span text:style-name="T2">,</text:span></text:span><text:span text:style-name="CharStyle21"><text:span text:style-name="T59"> hniloby, cudzopasníkov a bakt</text:span></text:span><text:span text:style-name="CharStyle21"><text:span text:style-name="T8">e</text:span></text:span><text:span text:style-name="CharStyle21"><text:span text:style-name="T59">rií.</text:span></text:span></text:p>
        <text:p text:style-name="P97"><text:span text:style-name="CharStyle11"><text:span text:style-name="T59">Čistota má na človeka i mravný vliv. Kto sa neustále v špine brodí, konečne tak otupie, že ani necíti špiny svojej a ztratí smysel pre čistot­nosť a krásu.</text:span></text:span></text:p>
        <text:p text:style-name="P97"><text:span text:style-name="CharStyle11"><text:span text:style-name="T59">Pozrime si „čistotu“ niektorej horniackej slo­venskej dediny a rodiny.</text:span></text:span></text:p>
        <text:p text:style-name="P97"><text:span text:style-name="CharStyle11"><text:span text:style-name="T59">Dolu dedinou tečie potok — bez stálych brehov. Po každom daždi vyleje sa na cestu a do dvorov, ktoré preto nikdy nevyschýňajú. Ľudia od jari do jari brodia sa blatom, lebo blato sa oby­čajne neshŕňa a neodváža z dediny. Z dvorov vy­teká hnojnica na cestu. Na dvor, predo dvere, vy­sýpajú sa smeti, odpadky pokrmu, pomyje i všetka špina. Maštale a trusové kopy bývajú blízko príbytkov. Záchody na blízku, alebo ich ani niet. Často celá dedina stojí na močaristej pôde.</text:span></text:span></text:p>
        <text:p text:style-name="P97"><text:span text:style-name="CharStyle11"><text:span text:style-name="T59">Môže byť v takejto dedine reč o čistote pôdy? Nie, lebo pôda takejto dediny je pareniskom chorobných a hnilobných bakt</text:span></text:span><text:span text:style-name="CharStyle11"><text:span text:style-name="T9">e</text:span></text:span><text:span text:style-name="CharStyle11"><text:span text:style-name="T59">ri</text:span></text:span><text:span text:style-name="CharStyle11"><text:span text:style-name="T2">í</text:span></text:span><text:span text:style-name="CharStyle11"><text:span text:style-name="T59">; majú tu všetko, čo im treba na výživu a rozmnožovani</text:span></text:span><text:span text:style-name="CharStyle11"><text:span text:style-name="T2">e</text:span></text:span><text:span text:style-name="CharStyle11"><text:span text:style-name="T59">: vlhkosť, pokrm (odpadky, trus, hnojnica, blato, rastlinné čiastky) a teplotu. Túto pôdu stále znečisťujú;</text:span></text:span><text:span text:style-name="CharStyle17"><text:span text:style-name="T59"> </text:span></text:span><text:span text:style-name="CharStyle17"><text:span text:style-name="T66">s</text:span></text:span><text:span text:style-name="CharStyle11"><text:span text:style-name="T2">am</text:span></text:span><text:span text:style-name="CharStyle11"><text:span text:style-name="T59">a nestačí nivočiť bakt</text:span></text:span><text:span text:style-name="CharStyle11"><text:span text:style-name="T9">e</text:span></text:span><text:span text:style-name="CharStyle11"><text:span text:style-name="T59">rie a preto takáto de­dina je hniezdom všelijakých nemocí. A keď v takej obci vypukne nákazlivá choroba, ochorie v nej temer každý. Lebo zárodky sa neustále zanášajú do domov obuvou, šatstvom i zvieratmi s ciest, z ulíc a </text:span></text:span><text:soft-page-break/><text:span text:style-name="CharStyle11"><text:span text:style-name="T59">dvorov.</text:span></text:span></text:p>
        <text:p text:style-name="P97"><text:span text:style-name="CharStyle11"><text:span text:style-name="T59">Predstavme si k tomu, že v takom dvore blízko hnojovky stojí studňa</text:span></text:span><text:span text:style-name="CharStyle21"><text:span text:style-name="T2">,</text:span></text:span><text:span text:style-name="CharStyle11"><text:span text:style-name="T59"> často biedne opra­vená a skoro vždy zle vymurovaná. Do nej musí vtekať povrchová, nakazená voda. A ľudia pijú túto otravu každý deň. Či je potom div, že ľudia radšej hasia smäd pálenkou, vínom, ako ta­kouto vodou?</text:span></text:span></text:p>
        <text:p text:style-name="P97"><text:span text:style-name="CharStyle11"><text:span text:style-name="T59">Za dobrou pitnou vodou sa ľudia neradi ďa­leko unúvajú a berú radšej nakazenú vodu zblízka; za vínom a liehom však pôjdu i do druhej de­diny. Na opravu studieň, na nové studne na pri­meraných miestach niet peňazí — na víno sa </text:span></text:span><text:span text:style-name="CharStyle11"><text:span text:style-name="T2">najd</text:span></text:span><text:span text:style-name="CharStyle11"><text:span text:style-name="T59">ú.</text:span></text:span></text:p>
        <text:p text:style-name="P97"><text:span text:style-name="CharStyle11"><text:span text:style-name="T59">A ako vyzerá izba, kde je toľko blata na dvore a na ceste? Naše gazdinky nestačia udržať čistotu podlahy a náradia. Ak gazdina vydrhla dosky v sobotu, — v pondelok je už podlaha čierna, v piatok je v izbe ako v cigáňskej kolibe. Ale sú i také gazdiny, </text:span></text:span><text:span text:style-name="CharStyle11"><text:span text:style-name="T66">č</text:span></text:span><text:span text:style-name="CharStyle11"><text:span text:style-name="T59">o si z nečistoty nič ne­robia. Taký príbytok je strašný a čistotnému člo­veku hnusí sa čo len chvíľku pobyt v takej izbe.</text:span></text:span></text:p>
        <text:p text:style-name="P97"><text:span text:style-name="CharStyle11"><text:span text:style-name="T59">Tably oblokov sú také špinavé, že ledva sa čez ne slniečko prediera. Stôl, stoličky a lavice </text:span></text:span><text:span text:style-name="CharStyle11"><text:span text:style-name="T2">s</text:span></text:span><text:span text:style-name="CharStyle11"><text:span text:style-name="T59">ú zalepené a zaprášené a na nich sú misy, onuce a všelijaké neriady narozhadzované. Povala a rámy pavučinami ovité. Zem blatom zalepená, že človek </text:span></text:span><text:span text:style-name="CharStyle11"><text:span text:style-name="T2">č</text:span></text:span><text:span text:style-name="CharStyle11"><text:span text:style-name="T59">asto ani nevie, či stojí na doske, či na holej zemi. Deti zafúľané, ošarpané. Periny ani žoch. V kúte pri dverách už od dvoch týždňov nametené smeti a prikryté sú špinavou metlou. A sa</text:span></text:span><text:span text:style-name="CharStyle11"><text:span text:style-name="T9">m</text:span></text:span><text:span text:style-name="CharStyle11"><text:span text:style-name="T59">a gazdina je vzorom špiny.</text:span></text:span></text:p>
        <text:p text:style-name="P97"><text:soft-page-break/><text:span text:style-name="CharStyle11"><text:span text:style-name="T59">V takejto domácnosti pozorujeme štyri veci: 1. nikdy nenájdete v nej novín; 2. če</text:span></text:span><text:span text:style-name="CharStyle21"><text:span text:style-name="T9">ľ</text:span></text:span><text:span text:style-name="CharStyle21"><text:span text:style-name="T59">a</text:span></text:span><text:span text:style-name="CharStyle21"><text:span text:style-name="T66">ď</text:span></text:span><text:span text:style-name="CharStyle21"><text:span text:style-name="T2">,</text:span></text:span><text:span text:style-name="CharStyle21"><text:span text:style-name="T59"> ako hodí lyžicu po jedle</text:span></text:span><text:span text:style-name="CharStyle21"><text:span text:style-name="T2">,</text:span></text:span><text:span text:style-name="CharStyle21"><text:span text:style-name="T59"> uteká preč; 3. gazda pije v krčme a gazdina máva v komore krbôčku s pálenkou schovanú; 4. tu niet d</text:span></text:span><text:span text:style-name="CharStyle21"><text:span text:style-name="T66">ň</text:span></text:span><text:span text:style-name="CharStyle21"><text:span text:style-name="T59">a</text:span></text:span><text:span text:style-name="CharStyle21"><text:span text:style-name="T2">,</text:span></text:span><text:span text:style-name="CharStyle21"><text:span text:style-name="T59"> </text:span></text:span><text:span text:style-name="CharStyle21"><text:span text:style-name="T2">ž</text:span></text:span><text:span text:style-name="CharStyle21"><text:span text:style-name="T59">e by sa nevadili alebo nebili. A naopak, kde gazdina dbá o čistotu, tam je milo posedeť; gazda alebo deti čítajú, žartujú a vtipkujú — ešte i súsedi prijdú na milú besedu. Čistota príbytku má čarovnú moc na jej obyva­teľov. Čistotná žena je najväčší poklad rodiny a národa. Čistota mierni divokosť </text:span></text:span><text:span text:style-name="CharStyle21"><text:span text:style-name="T66">č</text:span></text:span><text:span text:style-name="CharStyle21"><text:span text:style-name="T59">loveka, budí v ňom šľachetné city. Špina naopa</text:span></text:span><text:span text:style-name="CharStyle11"><text:span text:style-name="T2">k</text:span></text:span><text:span text:style-name="CharStyle11"><text:span text:style-name="T59">: v nej človek zosurovie, zakrnie a ohlupne.</text:span></text:span></text:p>
        <text:p text:style-name="P31"><text:span text:style-name="CharStyle12"><text:span text:style-name="T59"/></text:span></text:p>
        <text:p text:style-name="P71"><text:span text:style-name="CharStyle12"><text:span text:style-name="T59">22. Ako sa máme starať o čistotu pôdy a príbytku?</text:span></text:span></text:p>
        <text:p text:style-name="P119"><text:span text:style-name="CharStyle11"><text:span text:style-name="T59"/></text:span></text:p>
        <text:p text:style-name="P204"><text:span text:style-name="CharStyle11"><text:span text:style-name="T59">1. Pôda, na ktorej stojí naše bývanie, nech je suchá. Preto treba breh potoka, tečúceho de­dinou, vymurovať, koryto aspoň dva razy do roka vykopať a vyčistiť. Ak je okolo dediny močiar, treba ho skanalisova</text:span></text:span><text:span text:style-name="CharStyle11"><text:span text:style-name="T9">ť</text:span></text:span><text:span text:style-name="CharStyle11"><text:span text:style-name="T59"> a vodu do potoka odviesť.</text:span></text:span></text:p>
        <text:p text:style-name="P120"><text:span text:style-name="CharStyle21"><text:span text:style-name="T59">2. Dvory nech sa navážajú štrkom, aby boly </text:span></text:span><text:span text:style-name="CharStyle11"><text:span text:style-name="T59">suché a daž</text:span></text:span><text:span text:style-name="CharStyle11"><text:span text:style-name="T2">ď</text:span></text:span><text:span text:style-name="CharStyle11"><text:span text:style-name="T59">ová voda aby mala spád do potoka. Mláky a bariny treba zasypať a skanalisovať.</text:span></text:span></text:p>
        <text:p text:style-name="P102"><text:span text:style-name="CharStyle11"><text:span text:style-name="T59">3. Hnojovku nesvobodno vypúšťať na dvor. Dobrý hospodár vie, že hnojovka je poklad pre roľu. Trus má mať jamu na spodku vycementovanú, aby nečistota nepresiakla do spodnej vody a studňu nenakazila. Stajne majú byť obďaleč od ľudských príbytkov.</text:span></text:span></text:p>
        <text:p text:style-name="P121"><text:soft-page-break/><text:span text:style-name="CharStyle11"><text:span text:style-name="T59">4. Nečistotou nasiaknutú pôdu treba prekopať, preorať, aby sa na slnku a suchu očistila.</text:span></text:span></text:p>
        <text:p text:style-name="P121"><text:span text:style-name="CharStyle11"><text:span text:style-name="T59">5. Studne nemajú byť stavané na blízku stajní a odpadkových jám. A nech sú hlboké.</text:span></text:span></text:p>
        <text:p text:style-name="P121"><text:span text:style-name="CharStyle11"><text:span text:style-name="T59">6. Smeti, trus a odpadky treba častejšie od­vážať na pole.</text:span></text:span></text:p>
        <text:p text:style-name="P121"><text:span text:style-name="CharStyle11"><text:span text:style-name="T59">7. Špinu, pomyje a odpadky nesvobodno vy­lievať na dvor, predo dvere, na cestu a na ulicu, ale do jám na to vykopaných.</text:span></text:span></text:p>
        <text:p text:style-name="P121"><text:span text:style-name="CharStyle11"><text:span text:style-name="T59">8. Dvory, ulice, cesty treba často zametať, aby sa zabránilo hnilobe a aby choroboplodné zá­rodky nemal</text:span></text:span><text:span text:style-name="CharStyle11"><text:span text:style-name="T9">y</text:span></text:span><text:span text:style-name="CharStyle11"><text:span text:style-name="T59"> potravy.</text:span></text:span></text:p>
        <text:p text:style-name="P97"><text:span text:style-name="CharStyle21"><text:span text:style-name="T59"/></text:span></text:p>
        <text:p text:style-name="P196"><text:span text:style-name="CharStyle21"><text:span text:style-name="T59">Čistotu v izbách udržujme takt</text:span></text:span><text:span text:style-name="CharStyle21"><text:span text:style-name="T2">o:</text:span></text:span></text:p>
        <text:p text:style-name="P106"><text:span text:style-name="CharStyle11"><text:span text:style-name="T59"/></text:span></text:p>
        <text:p text:style-name="P205"><text:span text:style-name="CharStyle11"><text:span text:style-name="T59">1. V izbe nedržme, čo môže hniť, zapáchať, pariť sa a bakt</text:span></text:span><text:span text:style-name="CharStyle11"><text:span text:style-name="T9">e</text:span></text:span><text:span text:style-name="CharStyle11"><text:span text:style-name="T59">ri</text:span></text:span><text:span text:style-name="CharStyle11"><text:span text:style-name="T9">a</text:span></text:span><text:span text:style-name="CharStyle11"><text:span text:style-name="T59">m za pokrm slúžiť. Preto vlhkú</text:span></text:span><text:span text:style-name="CharStyle11"><text:span text:style-name="T2">, </text:span></text:span><text:span text:style-name="CharStyle11"><text:span text:style-name="T59">znečistenú spodnú bielizeň a šatstvo treba z izieb odstrániť a uložiť </text:span></text:span><text:span text:style-name="CharStyle11"><text:span text:style-name="T2">d</text:span></text:span><text:span text:style-name="CharStyle11"><text:span text:style-name="T59">o komôr, alebo hneď očistiť, vyprať. </text:span></text:span><text:span text:style-name="CharStyle11"><text:span text:style-name="T2">V</text:span></text:span><text:span text:style-name="CharStyle11"><text:span text:style-name="T104"> </text:span></text:span><text:span text:style-name="CharStyle11"><text:span text:style-name="T2">g</text:span></text:span><text:span text:style-name="CharStyle11"><text:span text:style-name="T59">azdovských izbách vešiavajú takú ne­čistú bielizeň na žrde nad posteliami. Podobne v izbe, nemá sa držať nečistá obuv.</text:span></text:span></text:p>
        <text:p text:style-name="P122"><text:span text:style-name="CharStyle21"><text:span text:style-name="T59">2. Smeti a odpadky z jedla treba hneď </text:span></text:span><text:span text:style-name="CharStyle11"><text:span text:style-name="T59">zamiesť a von vyniesť, a nie do kúta zametať a na hŕbku primetať.</text:span></text:span></text:p>
        <text:p text:style-name="P110"><text:span text:style-name="CharStyle11"><text:span text:style-name="T59">3. Prach treba denne stierať so stien, so zeme a s náradia vlhkou handrou. V mnohých domoch zametajú zem bez pokropenia; tým všetek prach uletí do </text:span></text:span><text:soft-page-break/><text:span text:style-name="CharStyle11"><text:span text:style-name="T59">povetria, v ňom pláva a usadzuje sa na šaty a náradie. Takéto zametanie nestojí nič pre čistotu, ba tým, že uschnuté bakt</text:span></text:span><text:span text:style-name="CharStyle11"><text:span text:style-name="T9">e</text:span></text:span><text:span text:style-name="CharStyle11"><text:span text:style-name="T59">rie zdvihnú sa so zeme do povetria, iba zdraviu škodíme.</text:span></text:span></text:p>
        <text:p text:style-name="P110"><text:span text:style-name="CharStyle11"><text:span text:style-name="T59">4. Pokrmy, už či varené, či surové, a podobne ani nápoje nepatria do izby, kde sa stále zdržujeme.</text:span></text:span></text:p>
        <text:p text:style-name="P110"><text:span text:style-name="CharStyle11"><text:span text:style-name="T59">5. Zem a náradie treba často čistiť lúhom alebo vriacou vodou. Steny treba vápnom mazať. Bielenie izieb škoda opúšťať. Maľované izby zriedka­vejšie prema</text:span></text:span><text:span text:style-name="CharStyle11"><text:span text:style-name="T2">ľ</text:span></text:span><text:span text:style-name="CharStyle11"><text:span text:style-name="T59">úvame, tak ako farbisté spodné šaty zriedkavejšie preobliekame. L</text:span></text:span><text:span text:style-name="CharStyle11"><text:span text:style-name="T66">ú</text:span></text:span><text:span text:style-name="CharStyle11"><text:span text:style-name="T59">h, vriaca voda a čerstvo rozpustené vápno ničia všetky choroboplodné a hnilobné bakt</text:span></text:span><text:span text:style-name="CharStyle21"><text:span text:style-name="T9">e</text:span></text:span><text:span text:style-name="CharStyle21"><text:span text:style-name="T59">rie.</text:span></text:span></text:p>
        <text:p text:style-name="P110"><text:span text:style-name="CharStyle11"><text:span text:style-name="T59">6. Zvieratá nemajú sa v izbe držať, lebo značne znečisťujú bývanie.</text:span></text:span></text:p>
        <text:p text:style-name="P110"><text:span text:style-name="CharStyle11"><text:span text:style-name="T59">7. Na podlahu nemá sa nikdy p</text:span></text:span><text:span text:style-name="CharStyle11"><text:span text:style-name="T2">ľ</text:span></text:span><text:span text:style-name="CharStyle11"><text:span text:style-name="T59">uvať, meno­vite však chorým ľudom treba sa tohoto nebez­pečného zlozvyku vystríhať. Pre týchto treba držať primerané nádoby s vodou alebo karbolovým roz­tokom. Ak je choroba nákazlivá, treba pýtať radu a poučenie od lekára.</text:span></text:span></text:p>
        <text:p text:style-name="P97"><text:span text:style-name="CharStyle11"><text:span text:style-name="T59">O vetraní sme už hovorili.</text:span></text:span></text:p>
        <text:p text:style-name="P4"><text:span text:style-name="CharStyle8"><text:span text:style-name="T59"/></text:span></text:p>
        <text:p text:style-name="P89"><text:span text:style-name="CharStyle8"><text:span text:style-name="T59"/></text:span></text:p>
        <text:h text:style-name="P240" text:outline-level="4"><text:bookmark-start text:name="bookmark10"/><text:span text:style-name="CharStyle29"><text:span text:style-name="T59">V. </text:span></text:span><text:span text:style-name="CharStyle29"><text:span text:style-name="T2">O</text:span></text:span><text:span text:style-name="CharStyle29"><text:span text:style-name="T59"> výžive a o pokrmoch.</text:span></text:span><text:bookmark-end text:name="bookmark10"/></text:h>
        <text:p text:style-name="P31"><text:span text:style-name="CharStyle12"><text:span text:style-name="T59"/></text:span></text:p>
        <text:p text:style-name="P71"><text:span text:style-name="CharStyle12"><text:span text:style-name="T59">23. Čo je potrava?</text:span></text:span></text:p>
        <text:p text:style-name="P97"><text:soft-page-break/><text:span text:style-name="CharStyle11"><text:span text:style-name="T59"/></text:span></text:p>
        <text:p text:style-name="P196"><text:span text:style-name="CharStyle11"><text:span text:style-name="T59">Ľudské telo môžeme prirovnať k velikému, dômyselne sostavenému stroju v práci. Pozrime si dobre na príklad rušeň, ťahajúci tisíce centov ná­kladu. Vidíme na ňo</text:span></text:span><text:span text:style-name="CharStyle11"><text:span text:style-name="T2">m:</text:span></text:span><text:span text:style-name="CharStyle11"><text:span text:style-name="T59"> veľkú pec a kotol, komín, kolesá a množstvo všelijakých krútok, rúr, kľúk a hákov. A keď sa pohne, počujeme, ako stonie, píska, kädí a hučí. A ačpráve </text:span></text:span><text:span text:style-name="CharStyle11"><text:span text:style-name="T2">je</text:span></text:span><text:span text:style-name="CharStyle11"><text:span text:style-name="T59"> vystavený z veľmi pevnej látky — z ocele, železa, liatiny, z kovanej medi a bronzu — predsa sa neustále derie a po­trebuje stálej opravy. I pri najmenšej práci derie sa na ňom každá čiastočka.</text:span></text:span></text:p>
        <text:p text:style-name="P97"><text:span text:style-name="CharStyle11"><text:span text:style-name="T59">I ľudské telo stále sa derie, hubí, rozrušuje. Ba ešte viac, lebo človek nekoná len hmotnú prácu, ale i myslí a cíti. Človek cíti bôľ i zá­rmutok, človek v myšlienkach blúdi v nekonečných krajoch báje. I ľudské telo má veliké množstvo všelijakých ústrojov a každý ústroj </text:span></text:span><text:span text:style-name="CharStyle11"><text:span text:style-name="T11">má</text:span></text:span><text:span text:style-name="CharStyle11"><text:span text:style-name="T59"> zvlášť milliony malinkých čiastočiek — buniek.</text:span></text:span></text:p>
        <text:p text:style-name="P97"><text:span text:style-name="CharStyle11"><text:span text:style-name="T59">Ako pri ťažkej, tak i pri najľahšej, ač nevi­diteľnej práci mozgu neustále sa rušia, hynú tieto malinké buňky, i derú sa celé ústroje tela. Krv a šťavy neustále kolujú, upotrebujú sa, srdce a pľúca neprestajne pracujú, údy neprestajne sa po­hybujú. Telo stále tratí teplotu. Mozgy nikdy ne­oddychujú. Ľudské telo je v ustavičnej práci, a každá práca má za následok ztratu buniek, tepla a sily.</text:span></text:span></text:p>
        <text:p text:style-name="P97"><text:span text:style-name="CharStyle11"><text:span text:style-name="T59">Túto ustavičnú ztratu tela nahradzuje potrava.</text:span></text:span></text:p>
        <text:p text:style-name="P97"><text:span text:style-name="CharStyle11"><text:span text:style-name="T59">Potrava musí dať telu: 1. látku na stavbu porušeného tela, 2. látku na </text:span></text:span><text:soft-page-break/><text:span text:style-name="CharStyle11"><text:span text:style-name="T59">udržanie života a 3. látku na výrobu tepla a silu k práci.</text:span></text:span></text:p>
        <text:p text:style-name="P97"><text:span text:style-name="CharStyle11"><text:span text:style-name="T59">Naše pokrmy pozostávajú z týchto výživných látok: z bielkovín, z tukov (mastí), z u</text:span></text:span><text:span text:style-name="CharStyle11"><text:span text:style-name="T68">hľ</text:span></text:span><text:span text:style-name="CharStyle21"><text:span text:style-name="T59">ovodíkov (strova, múka a zeleniny), zo solí a z vody. Iných potravín na zemi neznáme, lebo každý pokrm ob­sahuje alebo všetky, alebo daktoré čiastky týchto </text:span></text:span><text:span text:style-name="CharStyle11"><text:span text:style-name="T59">výživných látok.</text:span></text:span></text:p>
        <text:p text:style-name="P97"><text:span text:style-name="CharStyle11"><text:span text:style-name="T59">Potreba potravy hlási sa </text:span></text:span><text:span text:style-name="CharStyle11"><text:span text:style-name="T68">h</text:span></text:span><text:span text:style-name="CharStyle11"><text:span text:style-name="T59">ladom. Hlad mô­žeme na čas potlačiť látkou nestr</text:span></text:span><text:span text:style-name="CharStyle11"><text:span text:style-name="T11">a</text:span></text:span><text:span text:style-name="CharStyle11"><text:span text:style-name="T59">viteľnou, neskoršie však iba skutočným pokrmom.</text:span></text:span></text:p>
        <text:p text:style-name="P97"><text:span text:style-name="CharStyle11"><text:span text:style-name="T59">Všetky pokrmy, ak sa majú stráviť v tele, musia sa rozpustiť, tekúcimi stať. Šťavy tela roz­vádzajú po tele rozpustený pokrm a odovzdávajú ho rôznym bunkám. Buňky premieňajú privedený pokrm dľa potreby bu</text:span></text:span><text:span text:style-name="CharStyle11"><text:span text:style-name="T2">ď</text:span></text:span><text:span text:style-name="CharStyle11"><text:span text:style-name="T59"> na stavbu tela, bu</text:span></text:span><text:span text:style-name="CharStyle11"><text:span text:style-name="T68">ď</text:span></text:span><text:span text:style-name="CharStyle11"><text:span text:style-name="T59"> na výrobu tepla, bu</text:span></text:span><text:span text:style-name="CharStyle11"><text:span text:style-name="T68">ď</text:span></text:span><text:span text:style-name="CharStyle11"><text:span text:style-name="T59"> na vyvinutie práce.</text:span></text:span></text:p>
        <text:p text:style-name="P5"><text:span text:style-name="CharStyle8"><text:span text:style-name="T59">Ľudské telo pozostáva: </text:span></text:span><text:span text:style-name="CharStyle11"><text:span text:style-name="T59">zo 16</text:span></text:span><text:span text:style-name="CharStyle11"><text:span text:style-name="T2">%</text:span></text:span><text:span text:style-name="CharStyle11"><text:span text:style-name="T59"> kostí, </text:span></text:span><text:span text:style-name="CharStyle8"><text:span text:style-name="T59">alebo v </text:span></text:span><text:span text:style-name="CharStyle8"><text:span text:style-name="T68">100 </text:span></text:span><text:span text:style-name="CharStyle8"><text:span text:style-name="T59">čiastkach tela je: </text:span></text:span><text:span text:style-name="CharStyle11"><text:span text:style-name="T59">65 čiastok vody,</text:span></text:span></text:p>
        <text:p text:style-name="P123"><text:span text:style-name="CharStyle11"><text:span text:style-name="T59">zo 42% svalov (mäsa), 16 </text:span></text:span><text:span text:style-name="CharStyle11"><text:span text:style-name="T68">čiastok </text:span></text:span><text:span text:style-name="CharStyle11"><text:span text:style-name="T59">bielkoviny,</text:span></text:span></text:p>
        <text:p text:style-name="P124"><text:span text:style-name="CharStyle11"><text:span text:style-name="T59">z 10—28% tuku (masti), 14 </text:span></text:span><text:span text:style-name="CharStyle11"><text:span text:style-name="T68">čiastok </text:span></text:span><text:span text:style-name="CharStyle11"><text:span text:style-name="T59">tuku,</text:span></text:span></text:p>
        <text:p text:style-name="P97"><text:span text:style-name="CharStyle11"><text:span text:style-name="T59">zo 14—32% žláz, kože, nervov a vnútorností 5 </text:span></text:span><text:span text:style-name="CharStyle11"><text:span text:style-name="T68">čiastok</text:span></text:span><text:span text:style-name="CharStyle11"><text:span text:style-name="T59"> popola (solí)</text:span></text:span><text:span text:style-name="CharStyle11"><text:span text:style-name="T2">.</text:span></text:span></text:p>
        <text:p text:style-name="P10"><text:span text:style-name="CharStyle26"><text:span text:style-name="T59"/></text:span></text:p>
        <text:p text:style-name="P97"><text:span text:style-name="CharStyle11"><text:span text:style-name="T59">Pre vzrast, pre prácu a na udržanie tela treba všetkých troch výživných láto</text:span></text:span><text:span text:style-name="CharStyle11"><text:span text:style-name="T2">k</text:span></text:span><text:span text:style-name="CharStyle11"><text:span text:style-name="T59">: masti (oleja, loja, tuku), bielkoviny </text:span></text:span><text:span text:style-name="CharStyle21"><text:span text:style-name="T11">a</text:span></text:span><text:span text:style-name="CharStyle21"><text:span text:style-name="T59"> uhľovodíkových p</text:span></text:span><text:span text:style-name="CharStyle21"><text:span text:style-name="T2">ok</text:span></text:span><text:span text:style-name="CharStyle21"><text:span text:style-name="T59">r</text:span></text:span><text:span text:style-name="CharStyle21"><text:span text:style-name="T2">mov</text:span></text:span><text:span text:style-name="CharStyle11"><text:span text:style-name="T59"> (strovy, múky, zeleniny). Keby sme chceli žiť len na samej masti, len na samej bielkovine (mäse), len na samých uhľovodíkoch (zeleninách), skoro by sme </text:span></text:span><text:soft-page-break/><text:span text:style-name="CharStyle11"><text:span text:style-name="T59">zahynuli.</text:span></text:span></text:p>
        <text:p text:style-name="P97"><text:span text:style-name="CharStyle11"><text:span text:style-name="T59">Človek dlhším hladovaním neumiera hne</text:span></text:span><text:span text:style-name="CharStyle11"><text:span text:style-name="T68">ď</text:span></text:span><text:span text:style-name="CharStyle11"><text:span text:style-name="T59"> a náhle, ako nedostatkom kyslíka, ba v pokoji, bez práce vydrží vyše 40 dní, ak dostane vody. Pri hladovaní stravuje sa vlastné telo. Najprv sa tratí tuk. Pri smrti hladom ztratí sa ho až 90%. Žlazy a svaly miznú asi zpolovice, ba i kostiam ubudne 10% </text:span></text:span><text:span text:style-name="CharStyle11"><text:span text:style-name="T2">n</text:span></text:span><text:span text:style-name="CharStyle11"><text:span text:style-name="T59">a váhe, nervy tratia asi 2—3% tuku. Smr</text:span></text:span><text:span text:style-name="CharStyle11"><text:span text:style-name="T68">ť</text:span></text:span><text:span text:style-name="CharStyle11"><text:span text:style-name="T59"> nastane, ke</text:span></text:span><text:span text:style-name="CharStyle11"><text:span text:style-name="T2">ď</text:span></text:span><text:span text:style-name="CharStyle11"><text:span text:style-name="T59"> telo ztratí polovicu svojej váhy.</text:span></text:span></text:p>
        <text:p text:style-name="P97"><text:span text:style-name="CharStyle11"><text:span text:style-name="T59">Smr</text:span></text:span><text:span text:style-name="CharStyle11"><text:span text:style-name="T68">ť</text:span></text:span><text:span text:style-name="CharStyle11"><text:span text:style-name="T59"> smädom dostaví sa v pár d</text:span></text:span><text:span text:style-name="CharStyle11"><text:span text:style-name="T2">ň</text:span></text:span><text:span text:style-name="CharStyle11"><text:span text:style-name="T59">och.</text:span></text:span></text:p>
        <text:p text:style-name="P97"><text:span text:style-name="CharStyle11"><text:span text:style-name="T59">Obyčajne nepožívame naraz toľko potravy, koľko je treba na jeden deň. A kto by to proboval, obťažil by svoj žalúdok takou veľkou prácou, ktorá by zapríčinila chorobu. I keď častejšie jeme, hľadme radšej po menej jesť, aby sme si žalúdok nepokazili. Jedlo je tým vhodnejšie, čím ho je menej a čím je výživnejšie. Takáto je mäsitá po-trava, kdežto v rastlinnej potrave je mnoho ne­str</text:span></text:span><text:span text:style-name="CharStyle11"><text:span text:style-name="T2">á</text:span></text:span><text:span text:style-name="CharStyle11"><text:span text:style-name="T59">viteľných a n</text:span></text:span><text:span text:style-name="CharStyle11"><text:span text:style-name="T2">ev</text:span></text:span><text:span text:style-name="CharStyle11"><text:span text:style-name="T59">ýživných látok. Preto mnoho sa poje zemiakov, kapu</text:span></text:span><text:span text:style-name="CharStyle11"><text:span text:style-name="T2">st</text:span></text:span><text:span text:style-name="CharStyle11"><text:span text:style-name="T59">y, aby sa človek nasýtil. Tedy čím je pokrm lepší, výživnejší, tým menej ho treba pre nasýtenie, a čím je hlúpejší, nevýživnejší, tým viac sa ho potrebuje.</text:span></text:span></text:p>
        <text:p text:style-name="P29"><text:span text:style-name="CharStyle12"><text:span text:style-name="T59"/></text:span></text:p>
        <text:p text:style-name="P69"><text:span text:style-name="CharStyle12"><text:span text:style-name="T59">2</text:span></text:span><text:span text:style-name="CharStyle12"><text:span text:style-name="T2">4</text:span></text:span><text:span text:style-name="CharStyle12"><text:span text:style-name="T59">. Potrava dospelých a det</text:span></text:span><text:span text:style-name="CharStyle12"><text:span text:style-name="T2">í.</text:span></text:span></text:p>
        <text:p text:style-name="P195"><text:span text:style-name="CharStyle50"><text:span text:style-name="T59"/></text:span></text:p>
        <text:p text:style-name="P229"><text:span text:style-name="CharStyle50"><text:span text:style-name="T59">Človek sa má živi</text:span></text:span><text:span text:style-name="CharStyle50"><text:span text:style-name="T68">ť</text:span></text:span><text:span text:style-name="CharStyle50"><text:span text:style-name="T59"> dľa prác</text:span></text:span><text:span text:style-name="CharStyle50"><text:span text:style-name="T2">e;</text:span></text:span><text:span text:style-name="CharStyle50"><text:span text:style-name="T59"> v ťažkej práci </text:span></text:span><text:span text:style-name="CharStyle50"><text:span text:style-name="T2">s</text:span></text:span><text:span text:style-name="CharStyle50"><text:span text:style-name="T59">trácame mnoho tepla a telo sa zodiera, preto žiada sa mnoho škrobových a bielkových látok</text:span></text:span></text:p>
        <text:p text:style-name="P195"><text:soft-page-break/><text:span text:style-name="CharStyle50"><text:span text:style-name="T59">Sostavíme si priemernú tabuľku pre ľudí mierne pracujúcich:</text:span></text:span></text:p>
        <text:p text:style-name="P229"><text:span text:style-name="CharStyle50"><text:span text:style-name="T59"/></text:span></text:p>
        <text:p text:style-name="P230"><text:span text:style-name="CharStyle50"><text:span text:style-name="T68">Človek váhy</text:span></text:span></text:p>
        <text:p text:style-name="P230"><text:span text:style-name="CharStyle50"><text:span text:style-name="T68"/></text:span></text:p>
        <text:p text:style-name="P230"><text:span text:style-name="CharStyle50"><text:span text:style-name="T68">50 kilogramov </text:span></text:span><text:span text:style-name="CharStyle32"><text:span text:style-name="T68">potrebuje denn</text:span></text:span><text:span text:style-name="CharStyle51"><text:span text:style-name="T11">e</text:span></text:span><text:span text:style-name="CharStyle51"><text:span text:style-name="T68">: 98 gr. bielkovín, 44 gr. tukov, 409 gr. uhľovodíkov</text:span></text:span></text:p>
        <text:p text:style-name="P230"><text:span text:style-name="CharStyle50"><text:span text:style-name="T68">60 kilogramov </text:span></text:span><text:span text:style-name="CharStyle32"><text:span text:style-name="T68">potrebuje denn</text:span></text:span><text:span text:style-name="CharStyle51"><text:span text:style-name="T11">e</text:span></text:span><text:span text:style-name="CharStyle51"><text:span text:style-name="T68">: 106 gr. bielkovín, 50 gr. tukov, 461 gr. uhľovodíkov</text:span></text:span></text:p>
        <text:p text:style-name="P230"><text:span text:style-name="CharStyle50"><text:span text:style-name="T68">70 kilogramov </text:span></text:span><text:span text:style-name="CharStyle32"><text:span text:style-name="T68">potrebuje denn</text:span></text:span><text:span text:style-name="CharStyle51"><text:span text:style-name="T11">e</text:span></text:span><text:span text:style-name="CharStyle51"><text:span text:style-name="T68">: 118 gr. bielkovín, 56 gr. tukov, 500 gr. uhľovodíkov</text:span></text:span></text:p>
        <text:p text:style-name="P230"><text:span text:style-name="CharStyle50"><text:span text:style-name="T68">80 kiogramov </text:span></text:span><text:span text:style-name="CharStyle32"><text:span text:style-name="T68">potrebuje denn</text:span></text:span><text:span text:style-name="CharStyle51"><text:span text:style-name="T11">e</text:span></text:span><text:span text:style-name="CharStyle51"><text:span text:style-name="T68">: 128 gr. bielkovín, 61 gr. tukov, 556 gr. uhľovodíkov</text:span></text:span></text:p>
        <text:p text:style-name="P230"><text:span text:style-name="CharStyle51"><text:span text:style-name="T68"/></text:span></text:p>
        <text:p text:style-name="P230"><text:span text:style-name="CharStyle32"><text:span text:style-name="T68">Celkom ináče musí byť sostavené jedlo pre </text:span></text:span><text:span text:style-name="CharStyle11"><text:span text:style-name="T59">deti a mládež, ktorá nielen pracuje, ale i telo svoje buduje. Nemocným dávajme ľahko str</text:span></text:span><text:span text:style-name="CharStyle11"><text:span text:style-name="T12">a</text:span></text:span><text:span text:style-name="CharStyle11"><text:span text:style-name="T59">vi­teľné bielkoviny (mlieko, vajce na mäkko, biele mäso) a škrobové látky (ryžu). Proti tomuto sa na dedinách často hreší a dávajú nemocným naj­ťažšie jedlá: praženicu, halušky, údené alebo brav­čové mäso.</text:span></text:span></text:p>
        <text:p text:style-name="P97"><text:span text:style-name="CharStyle11"><text:span text:style-name="T59">Deťom máme pripravovať jedlá asi dľa tejto tabuľk</text:span></text:span><text:span text:style-name="CharStyle11"><text:span text:style-name="T2">y</text:span></text:span><text:span text:style-name="CharStyle11"><text:span text:style-name="T59">:</text:span></text:span></text:p>
        <text:p text:style-name="P97"><text:span text:style-name="CharStyle66"><text:span text:style-name="T69"/></text:span></text:p>
        <text:p text:style-name="P196"><text:span text:style-name="CharStyle66"><text:span text:style-name="T69"/></text:span></text:p>
        <text:p text:style-name="P196"><text:soft-page-break/><text:span text:style-name="CharStyle11"><text:span text:style-name="T59">Tieto čísla nás poučia, prečo deti tak rady jedia múčne, ovocné (uhľovodíky) a cukrové po­krmy a prečo nerady mastné a mäsité pokrmy. Lebo týchto pokrmov netreba im toľko, ako uhľo­vodíkov. A chyba je, keď rodičia nútia deti po­žívať pokrmy, ktoré nechcú, ktoré im nechutia. Nechutným, protivným pokrmom ľahko sa zkazí žalúdok.</text:span></text:span></text:p>
        <text:p text:style-name="P29"><text:span text:style-name="CharStyle12"><text:span text:style-name="T59"/></text:span></text:p>
        <text:p text:style-name="P69"><text:span text:style-name="CharStyle12"><text:span text:style-name="T59">25. Stráviteľnosť pokrmov.</text:span></text:span></text:p>
        <text:p text:style-name="P97"><text:span text:style-name="CharStyle11"><text:span text:style-name="T59"/></text:span></text:p>
        <text:p text:style-name="P196"><text:span text:style-name="CharStyle11"><text:span text:style-name="T59">Vieme, že sa každé jedlo rovnako nestrávi. Jedno „tlačí“ a „sedí“ v žalúdku, po druhom necítime nijakej nepríjemnosti. Str</text:span></text:span><text:span text:style-name="CharStyle11"><text:span text:style-name="T69">a</text:span></text:span><text:span text:style-name="CharStyle11"><text:span text:style-name="T59">viteľnosť pokrmu závisí na príprave jedla a na zdravom žalúdku a črevách. Nepríjemný tlak v žalúdku značí, že sa jedlo pomaly rozpúšťa, rozkladá. Ale po dlhšom trávení zažije sa všetko.</text:span></text:span></text:p>
        <text:p text:style-name="P242"><text:span text:style-name="CharStyle11"><text:span text:style-name="T59">Ako zvlášť ťažko str</text:span></text:span><text:span text:style-name="CharStyle11"><text:span text:style-name="T13">a</text:span></text:span><text:span text:style-name="CharStyle11"><text:span text:style-name="T59">viteľné jedlá spomínajú s</text:span></text:span><text:span text:style-name="CharStyle11"><text:span text:style-name="T2">a</text:span></text:span><text:span text:style-name="CharStyle11"><text:span text:style-name="T59">: vajce na tvrdo</text:span></text:span><text:span text:style-name="CharStyle11"><text:span text:style-name="T2"> </text:span></text:span><text:span text:style-name="Predvolené_20_písmo_20_odseku"><text:span text:style-name="T47">\</text:span></text:span><text:span text:style-name="Predvolené_20_písmo_20_odseku"><text:span text:style-name="T55">footnote</text:span></text:span><text:span text:style-name="Predvolené_20_písmo_20_odseku"><text:span text:style-name="T47">{</text:span></text:span><text:span text:style-name="CharStyle8"><text:span text:style-name="T105">Keď sa poseká na drobno, ako kuraťom, nuž sa ľahko strávi.</text:span></text:span><text:span text:style-name="Predvolené_20_písmo_20_odseku"><text:span text:style-name="T47">}</text:span></text:span><text:span text:style-name="CharStyle11"><text:span text:style-name="T13"> </text:span></text:span><text:span text:style-name="CharStyle11"><text:span text:style-name="T59">a tvrdé syry. Príčinou toho je, že ich šťava žalúdková ťažko preniká. Dlho sa zdržuje v žalúdku masť, hlavne ak viacej z nej za­žijeme. Za ťažké jedlá držíme: tvrdé mäso, struko­viny a zeleniny. Ale dobrá kuchárka dá si rady a pripraví ich tak, že sa môžu ľahko zažiť.</text:span></text:span></text:p>
        <text:p text:style-name="P97"><text:span text:style-name="CharStyle21"><text:span text:style-name="T59">Celkom nestráveno odchod</text:span></text:span><text:span text:style-name="CharStyle11"><text:span text:style-name="T2">í</text:span></text:span><text:span text:style-name="CharStyle11"><text:span text:style-name="T59">:</text:span></text:span></text:p>
        <text:p text:style-name="P16"><text:span text:style-name="CharStyle32"><text:span text:style-name="T59">z mäsa </text:span></text:span><text:span text:style-name="CharStyle32"><text:span text:style-name="T74">8%</text:span></text:span></text:p>
        <text:p text:style-name="P88"><text:soft-page-break/><text:span text:style-name="CharStyle32"><text:span text:style-name="T74">z </text:span></text:span><text:span text:style-name="CharStyle32"><text:span text:style-name="T59">vajca </text:span></text:span><text:span text:style-name="CharStyle32"><text:span text:style-name="T74">7.8%</text:span></text:span></text:p>
        <text:p text:style-name="P11"><text:span text:style-name="CharStyle32"><text:span text:style-name="T74">z </text:span></text:span><text:span text:style-name="CharStyle32"><text:span text:style-name="T59">mlieka </text:span></text:span><text:span text:style-name="CharStyle32"><text:span text:style-name="T74">13%</text:span></text:span></text:p>
        <text:p text:style-name="P11"><text:span text:style-name="CharStyle32"><text:span text:style-name="T74">z </text:span></text:span><text:span text:style-name="CharStyle32"><text:span text:style-name="T59">hrachu </text:span></text:span><text:span text:style-name="CharStyle32"><text:span text:style-name="T74">30%</text:span></text:span></text:p>
        <text:p text:style-name="P23"><text:span text:style-name="CharStyle50"><text:span text:style-name="T74">z </text:span></text:span><text:span text:style-name="CharStyle50"><text:span text:style-name="T59">halušiek bielych </text:span></text:span><text:span text:style-name="CharStyle50"><text:span text:style-name="T74">18%</text:span></text:span></text:p>
        <text:p text:style-name="P91"><text:span text:style-name="CharStyle32"><text:span text:style-name="T59">z chleba bieleho </text:span></text:span><text:span text:style-name="CharStyle32"><text:span text:style-name="T74">25%</text:span></text:span></text:p>
        <text:p text:style-name="P91"><text:span text:style-name="CharStyle32"><text:span text:style-name="T74">z chleba o</text:span></text:span><text:span text:style-name="CharStyle32"><text:span text:style-name="T59">tr</text:span></text:span><text:span text:style-name="CharStyle32"><text:span text:style-name="T18">u</text:span></text:span><text:span text:style-name="CharStyle32"><text:span text:style-name="T59">bového </text:span></text:span><text:span text:style-name="CharStyle32"><text:span text:style-name="T74">50%</text:span></text:span></text:p>
        <text:p text:style-name="P16"><text:span text:style-name="CharStyle32"><text:span text:style-name="T74">z </text:span></text:span><text:span text:style-name="CharStyle32"><text:span text:style-name="T59">ryže </text:span></text:span><text:span text:style-name="CharStyle32"><text:span text:style-name="T74">25%</text:span></text:span></text:p>
        <text:p text:style-name="P88"><text:span text:style-name="CharStyle32"><text:span text:style-name="T59">zo zemiakov </text:span></text:span><text:span text:style-name="CharStyle32"><text:span text:style-name="T74">49%</text:span></text:span></text:p>
        <text:p text:style-name="P22"><text:span text:style-name="CharStyle50"><text:span text:style-name="T59"/></text:span></text:p>
        <text:p text:style-name="P22"><text:span text:style-name="CharStyle72"><text:span text:style-name="T59"/></text:span></text:p>
        <text:p text:style-name="P90"><text:span text:style-name="CharStyle72"><text:span text:style-name="T59">26. Složenie potravy.</text:span></text:span></text:p>
        <text:p text:style-name="P97"><text:span text:style-name="CharStyle11"><text:span text:style-name="T59"/></text:span></text:p>
        <text:p text:style-name="P196"><text:span text:style-name="CharStyle11"><text:span text:style-name="T59">Dospelý človek potrebuje denne 118 grammov bielkovín, 65 gr. tuku a 500 gr. uhľovodíkových látok. Aby sme si získali týchto potrebných 500 g</text:span></text:span><text:span text:style-name="CharStyle11"><text:span text:style-name="T2">r</text:span></text:span><text:span text:style-name="CharStyle11"><text:span text:style-name="T59">., museli by sme zjesť bud </text:span></text:span><text:span text:style-name="CharStyle11"><text:span text:style-name="T2">2 </text:span></text:span><text:span text:style-name="CharStyle11"><text:span text:style-name="T13">1/2</text:span></text:span><text:span text:style-name="CharStyle11"><text:span text:style-name="T59"> kilogr. zemia­kov, alebo </text:span></text:span><text:span text:style-name="CharStyle11"><text:span text:style-name="T2">1.</text:span></text:span><text:span text:style-name="CharStyle11"><text:span text:style-name="T13">1</text:span></text:span><text:span text:style-name="CharStyle11"><text:span text:style-name="T59"> kila chleba, alebo 650 gr. ryže. A museli by sme ešte k tomu užiť bielkovín a masti, aby sme mali zdravú potravu. Človek by si obťažil žalúdok, keby len jednaké jedlo požíval. Strava musí by</text:span></text:span><text:span text:style-name="CharStyle11"><text:span text:style-name="T69">ť</text:span></text:span><text:span text:style-name="CharStyle11"><text:span text:style-name="T59"> vždy miešaná. Len jediné mlieko je taký pokrm, ktoré obsahuje všetky čiastky, po­trebné pre vzrast tela. Lenže iba v detskom veku. Dospelý človek by na samom mlieku nemohol vyžiť.</text:span></text:span></text:p>
        <text:p text:style-name="P97"><text:span text:style-name="CharStyle11"><text:span text:style-name="T59">Najlepšia a najvýhodnejšia potrava je: mie­šaná potrava z rôznych kaší, </text:span></text:span><text:soft-page-break/><text:span text:style-name="CharStyle11"><text:span text:style-name="T59">ryže, zemiakov, stru­kovín, z mastí a s času na čas z mäsa.</text:span></text:span></text:p>
        <text:p text:style-name="P97"><text:span text:style-name="CharStyle21"><text:span text:style-name="T59">Slovenská roľnícka kuchyňa je pomerne zdrav­šia, rozumnejšie sostavená, ako panská kuchyňa. Človek potrebuje k práci hlavne uhľovodíkovú (uh</text:span></text:span><text:span text:style-name="CharStyle11"><text:span text:style-name="T2">ľ</text:span></text:span><text:span text:style-name="CharStyle11"><text:span text:style-name="T59">ohydrátovú, múčnu, strukovinovú a cukrovú) potravu a masti. Halušky s bryndzou, s kapustou a dobre omastené zemiaky s mliekom a maslom, omastené kaše</text:span></text:span><text:span text:style-name="CharStyle21"><text:span text:style-name="T2">,</text:span></text:span><text:span text:style-name="CharStyle21"><text:span text:style-name="T59"> čierny žitný chlieb sú d</text:span></text:span><text:span text:style-name="CharStyle11"><text:span text:style-name="T13">ľ</text:span></text:span><text:span text:style-name="CharStyle11"><text:span text:style-name="T59">a zdravovedných predpisov ideálne pripravené pokrmy. Naproti tomu v panských kuchyniach prevládajú mäsité pokrmy. Ľudia z bohatších tried sa nazdá­vajú, že hlavným, ba skoro jediným pokrmom člo­veka je mäso. Preto sa prejedajú mäsom. Ale toto je osudná povera. Príroda naloží nemilosrdne so zbytočným pokrmom mäsitý</text:span></text:span><text:span text:style-name="CharStyle11"><text:span text:style-name="T2">m</text:span></text:span><text:span text:style-name="CharStyle11"><text:span text:style-name="T59">: vyvrhuje ho ne­strávené, a hnijúce v črevách mäso otravuje krv a nervy človeka. Koľko je nemocí z prejedenia sa mäso</text:span></text:span><text:span text:style-name="CharStyle11"><text:span text:style-name="T2">m</text:span></text:span><text:span text:style-name="CharStyle11"><text:span text:style-name="T59">!</text:span></text:span></text:p>
        <text:p text:style-name="P97"><text:span text:style-name="CharStyle11"><text:span text:style-name="T59">U zdravého človeka 1—2-dňový pôst je dobrým odpočinkom pre zažívacie ústroje a preto je zdraviu osožný. Ovšem dlho trvajúce pôsty, ktoré v</text:span></text:span><text:span text:style-name="CharStyle11"><text:span text:style-name="T2">ys</text:span></text:span><text:span text:style-name="CharStyle11"><text:span text:style-name="T59">ilujú, treba zavrhnúť ako škodlivé.</text:span></text:span></text:p>
        <text:p text:style-name="P97"><text:span text:style-name="CharStyle11"><text:span text:style-name="T59">Mäsojedlíci držia vegetariánov</text:span></text:span><text:span text:style-name="CharStyle21"><text:span text:style-name="T2">,</text:span></text:span><text:span text:style-name="CharStyle11"><text:span text:style-name="T59"> to jest ľudí, čo mäsa nikdy nepožívajú, za čudákov. A predsa vegetarián žije </text:span></text:span><text:span text:style-name="CharStyle11"><text:span text:style-name="T69">ď</text:span></text:span><text:span text:style-name="CharStyle11"><text:span text:style-name="T59">aleko prirodzenejšie, ako mäsojedlík. Veľká väčšina ľudu žije vegetariánsky, a práve ľud obrodzuje sily národa a nie bohaté, mnoho mäsa požívajúce mestské a veľkomestské vrstvy</text:span></text:span></text:p>
        <text:p text:style-name="P28"><text:span text:style-name="CharStyle12"><text:span text:style-name="T59"/></text:span></text:p>
        <text:p text:style-name="P68"><text:span text:style-name="CharStyle12"><text:span text:style-name="T59">27. Príprava pokrmov.</text:span></text:span></text:p>
        <text:p text:style-name="P97"><text:soft-page-break/><text:span text:style-name="CharStyle11"><text:span text:style-name="T59"/></text:span></text:p>
        <text:p text:style-name="P196"><text:span text:style-name="CharStyle11"><text:span text:style-name="T59">Každý pokrm má sa tak pripraviť, aby sa ľahko strávil. Preto na príklad mäso rozkrájame, tlčieme a pacujeme, aby sa stalo mäkkým; varíme a pečieme, aby ztratilo vodu a pevný tuk aby sa premenil na tekutý, ľahko str</text:span></text:span><text:span text:style-name="CharStyle11"><text:span text:style-name="T13">a</text:span></text:span><text:span text:style-name="CharStyle11"><text:span text:style-name="T59">viteľný; konečne varením, dusením a pečením povstávajú chutne zapáchajúce látky, ktoré povzbudzujú chuť a pod­porujú rozmnoženie zažívacích štiav v žalúdku. Zeleniny a strukoviny prijímajú vodu, tratia zapáchajúce látky (sírovodík a merkaptan u kapustnatých rastlín) a dostávajú chutne páchnúce látky. Rozrezaním, trením, mletím otvárajú sa výživné čiastky.</text:span></text:span></text:p>
        <text:p text:style-name="P97"><text:span text:style-name="CharStyle11"><text:span text:style-name="T59">Takto stáva sa pokrm str</text:span></text:span><text:span text:style-name="CharStyle11"><text:span text:style-name="T13">a</text:span></text:span><text:span text:style-name="CharStyle11"><text:span text:style-name="T59">viteľným.</text:span></text:span></text:p>
        <text:p text:style-name="P97"><text:span text:style-name="CharStyle11"><text:span text:style-name="T59">Ale príprava má ešte iný, veľmi dôležitý cie</text:span></text:span><text:span text:style-name="CharStyle11"><text:span text:style-name="T2">ľ</text:span></text:span><text:span text:style-name="CharStyle11"><text:span text:style-name="T59">: učiniť pokrm neškodným, zdravým.</text:span></text:span></text:p>
        <text:p text:style-name="P97"><text:span text:style-name="CharStyle27"><text:span text:style-name="T59">Varením a pečením ničia sa bakt</text:span></text:span><text:span text:style-name="CharStyle27"><text:span text:style-name="T69">e</text:span></text:span><text:span text:style-name="CharStyle27"><text:span text:style-name="T2">r</text:span></text:span><text:span text:style-name="CharStyle27"><text:span text:style-name="T59">ie a mnohé jedovaté látky, ktoré bakt</text:span></text:span><text:span text:style-name="CharStyle27"><text:span text:style-name="T13">e</text:span></text:span><text:span text:style-name="CharStyle27"><text:span text:style-name="T59">rie vyrábajú.</text:span></text:span></text:p>
        <text:p text:style-name="P97"><text:span text:style-name="CharStyle11"><text:span text:style-name="T59">Nahnilé mäso sa nám protiví, ale nahnívajúci syr je výtečnou maškrtou. I v tom, i v tomto je množstvo hnilobných bakt</text:span></text:span><text:span text:style-name="CharStyle11"><text:span text:style-name="T13">e</text:span></text:span><text:span text:style-name="CharStyle11"><text:span text:style-name="T59">rií, zdraviu neškodných.</text:span></text:span></text:p>
        <text:p text:style-name="P97"><text:span text:style-name="CharStyle11"><text:span text:style-name="T59">Varením a pečením umŕtvujeme </text:span></text:span><text:span text:style-name="CharStyle11"><text:span text:style-name="T69">ď</text:span></text:span><text:span text:style-name="CharStyle11"><text:span text:style-name="T59">alej rôzne vajíčka a larvy hlíst, nachádzajúcich sa v mäse, na zeleninách a strukovinách.</text:span></text:span></text:p>
        <text:p text:style-name="P97"><text:span text:style-name="CharStyle11"><text:span text:style-name="T59">Nádoby, v ktorých sa varí a pečie, nemajú byť z olova a medi. Tieto kovy sú veľmi jedo­vaté. Podobne sú jedovaté nasledujúce látky: an­tim</text:span></text:span><text:span text:style-name="CharStyle11"><text:span text:style-name="T13">o</text:span></text:span><text:span text:style-name="CharStyle11"><text:span text:style-name="T59">n, arsen, </text:span></text:span><text:soft-page-break/><text:span text:style-name="CharStyle11"><text:span text:style-name="T59">b</text:span></text:span><text:span text:style-name="CharStyle11"><text:span text:style-name="T13">a</text:span></text:span><text:span text:style-name="CharStyle11"><text:span text:style-name="T59">rium, chr</text:span></text:span><text:span text:style-name="CharStyle11"><text:span text:style-name="T13">o</text:span></text:span><text:span text:style-name="CharStyle11"><text:span text:style-name="T59">m, cadmium, živé striebro, ur</text:span></text:span><text:span text:style-name="CharStyle11"><text:span text:style-name="T13">a</text:span></text:span><text:span text:style-name="CharStyle11"><text:span text:style-name="T59">n, cín, zink, koralin, kyselina pikrinová a gummagutta. Z týchto látok nesvobodno robi</text:span></text:span><text:span text:style-name="CharStyle11"><text:span text:style-name="T69">ť</text:span></text:span><text:span text:style-name="CharStyle11"><text:span text:style-name="T59"> hračky, obrázky, obrázkové knihy, farby pre deti, lebo deti všetky veci rady berú do úst a môžu sa otrávi</text:span></text:span><text:span text:style-name="CharStyle11"><text:span text:style-name="T69">ť</text:span></text:span><text:span text:style-name="CharStyle11"><text:span text:style-name="T59">. Pokrm nemá by</text:span></text:span><text:span text:style-name="CharStyle11"><text:span text:style-name="T69">ť</text:span></text:span><text:span text:style-name="CharStyle11"><text:span text:style-name="T59"> vždy rovnaký, lebo sa nám pr</text:span></text:span><text:span text:style-name="CharStyle11"><text:span text:style-name="T2">ije</text:span></text:span><text:span text:style-name="CharStyle11"><text:span text:style-name="T59">, ba až sprotiví. Pokrmy treba </text:span></text:span><text:span text:style-name="CharStyle11"><text:span text:style-name="T2">me</text:span></text:span><text:span text:style-name="CharStyle11"><text:span text:style-name="T59">ni</text:span></text:span><text:span text:style-name="CharStyle11"><text:span text:style-name="T13">ť</text:span></text:span><text:span text:style-name="CharStyle11"><text:span text:style-name="T59">.</text:span></text:span></text:p>
        <text:p text:style-name="P97"><text:span text:style-name="CharStyle11"><text:span text:style-name="T59">Jedlo nech je chutné. Tohoto docielime vhodnou prípravou a pridaním korenia a pochutín. Vôňa pokrmov, korenie, s</text:span></text:span><text:span text:style-name="CharStyle11"><text:span text:style-name="T13">oľ</text:span></text:span><text:span text:style-name="CharStyle11"><text:span text:style-name="T59">, omáčka, uhorka zvy­šujú chu</text:span></text:span><text:span text:style-name="CharStyle11"><text:span text:style-name="T2">ť</text:span></text:span><text:span text:style-name="CharStyle11"><text:span text:style-name="T59"> na jedenie. Tieto látky povzbudzujú chu</text:span></text:span><text:span text:style-name="CharStyle11"><text:span text:style-name="T13">ť</text:span></text:span><text:span text:style-name="CharStyle11"><text:span text:style-name="T59"> na jedenie a napomáhajú skoré trávenie.</text:span></text:span></text:p>
        <text:p text:style-name="P97"><text:span text:style-name="CharStyle11"><text:span text:style-name="T59">Nemecký vojak v čas pokoja dostáva denne pri miernej prác</text:span></text:span><text:span text:style-name="CharStyle11"><text:span text:style-name="T2">i</text:span></text:span><text:span text:style-name="CharStyle11"><text:span text:style-name="T59">:</text:span></text:span></text:p>
        <text:p text:style-name="P168"><text:span text:style-name="CharStyle11"><text:span text:style-name="T59">750 gr. chleb</text:span></text:span></text:p>
        <text:p text:style-name="P206"><text:span text:style-name="CharStyle11"><text:span text:style-name="T59">150 </text:span></text:span><text:span text:style-name="CharStyle11"><text:span text:style-name="T13">gr.</text:span></text:span><text:span text:style-name="CharStyle11"><text:span text:style-name="T59"> mäsa</text:span></text:span></text:p>
        <text:p text:style-name="P97"><text:span text:style-name="CharStyle11"><text:span text:style-name="T59">90 </text:span></text:span><text:span text:style-name="CharStyle11"><text:span text:style-name="T13">gr.</text:span></text:span><text:span text:style-name="CharStyle11"><text:span text:style-name="T59"> ryže alebo miesto toho</text:span></text:span></text:p>
        <text:p text:style-name="P97"><text:span text:style-name="CharStyle11"><text:span text:style-name="T59">120</text:span></text:span><text:span text:style-name="CharStyle11"><text:span text:style-name="T2"> </text:span></text:span><text:span text:style-name="CharStyle11"><text:span text:style-name="T59">gr. krúp, alebo</text:span></text:span></text:p>
        <text:p text:style-name="P97"><text:span text:style-name="CharStyle11"><text:span text:style-name="T59">230 </text:span></text:span><text:span text:style-name="CharStyle11"><text:span text:style-name="T13">gr.</text:span></text:span><text:span text:style-name="CharStyle11"><text:span text:style-name="T59"> strukovín, alebo</text:span></text:span></text:p>
        <text:p text:style-name="P25"><text:span text:style-name="CharStyle11"><text:span text:style-name="T59">1500 </text:span></text:span><text:span text:style-name="CharStyle11"><text:span text:style-name="T13">gr.</text:span></text:span><text:span text:style-name="CharStyle11"><text:span text:style-name="T59"> zemiakov.</text:span></text:span></text:p>
        <text:p text:style-name="P97"><text:span text:style-name="CharStyle11"><text:span text:style-name="T59"/></text:span></text:p>
        <text:p text:style-name="P196"><text:span text:style-name="CharStyle11"><text:span text:style-name="T59">To jest:</text:span></text:span></text:p>
        <text:p text:style-name="P25"><text:span text:style-name="CharStyle11"><text:span text:style-name="T59">107 gr. bielkoviny</text:span></text:span></text:p>
        <text:p text:style-name="P25"><text:span text:style-name="CharStyle11"><text:span text:style-name="T59">35 </text:span></text:span><text:span text:style-name="CharStyle11"><text:span text:style-name="T13">gr.</text:span></text:span><text:span text:style-name="CharStyle11"><text:span text:style-name="T59"> masti (tuku)</text:span></text:span></text:p>
        <text:p text:style-name="P25"><text:span text:style-name="CharStyle11"><text:span text:style-name="T59">420 </text:span></text:span><text:span text:style-name="CharStyle11"><text:span text:style-name="T13">gr.</text:span></text:span><text:span text:style-name="CharStyle11"><text:span text:style-name="T59"> uhľovodíkov</text:span></text:span></text:p>
        <text:p text:style-name="P97"><text:soft-page-break/><text:span text:style-name="CharStyle21"><text:span text:style-name="T2"/></text:span></text:p>
        <text:p text:style-name="P196"><text:span text:style-name="CharStyle21"><text:span text:style-name="T2">V</text:span></text:span><text:span text:style-name="CharStyle21"><text:span text:style-name="T59"> </text:span></text:span><text:span text:style-name="CharStyle21"><text:span text:style-name="T69">č</text:span></text:span><text:span text:style-name="CharStyle21"><text:span text:style-name="T59">as vojn</text:span></text:span><text:span text:style-name="CharStyle21"><text:span text:style-name="T2">y</text:span></text:span><text:span text:style-name="CharStyle11"><text:span text:style-name="T59">, ťažkej práce:</text:span></text:span></text:p>
        <text:p text:style-name="P50"><text:span text:style-name="CharStyle11"><text:span text:style-name="T59">75</text:span></text:span><text:span text:style-name="CharStyle11"><text:span text:style-name="T2">0 g</text:span></text:span><text:span text:style-name="CharStyle11"><text:span text:style-name="T59">r. chleba</text:span></text:span></text:p>
        <text:p text:style-name="P33"><text:span text:style-name="CharStyle11"><text:span text:style-name="T59">500 </text:span></text:span><text:span text:style-name="CharStyle11"><text:span text:style-name="T13">gr.</text:span></text:span><text:span text:style-name="CharStyle11"><text:span text:style-name="T59"> mäsa</text:span></text:span></text:p>
        <text:p text:style-name="P50"><text:span text:style-name="CharStyle11"><text:span text:style-name="T59">170 </text:span></text:span><text:span text:style-name="CharStyle11"><text:span text:style-name="T13">gr.</text:span></text:span><text:span text:style-name="CharStyle11"><text:span text:style-name="T59"> ryže alebo krúp, aleb</text:span></text:span></text:p>
        <text:p text:style-name="P75"><text:span text:style-name="CharStyle11"><text:span text:style-name="T59">340 gr. strukovín, alebo</text:span></text:span></text:p>
        <text:p text:style-name="P50"><text:span text:style-name="CharStyle11"><text:span text:style-name="T59">2000 </text:span></text:span><text:span text:style-name="CharStyle11"><text:span text:style-name="T13">gr.</text:span></text:span><text:span text:style-name="CharStyle11"><text:span text:style-name="T59"> zemiakov.</text:span></text:span></text:p>
        <text:p text:style-name="P75"><text:span text:style-name="CharStyle11"><text:span text:style-name="T59"/></text:span></text:p>
        <text:p text:style-name="P75"><text:span text:style-name="CharStyle11"><text:span text:style-name="T59">To jest:</text:span></text:span></text:p>
        <text:p text:style-name="P234"><text:span text:style-name="CharStyle11"><text:span text:style-name="T2"/></text:span></text:p>
        <text:p text:style-name="P234"><text:span text:style-name="CharStyle11"><text:span text:style-name="T59">181 gr. bielkoviny</text:span></text:span></text:p>
        <text:p text:style-name="P32"><text:span text:style-name="CharStyle11"><text:span text:style-name="T59">64 </text:span></text:span><text:span text:style-name="CharStyle11"><text:span text:style-name="T13">gr.</text:span></text:span><text:span text:style-name="CharStyle11"><text:span text:style-name="T59"> masti (tuku)</text:span></text:span></text:p>
        <text:p text:style-name="P25"><text:span text:style-name="CharStyle11"><text:span text:style-name="T59">560 </text:span></text:span><text:span text:style-name="CharStyle11"><text:span text:style-name="T13">gr.</text:span></text:span><text:span text:style-name="CharStyle11"><text:span text:style-name="T59"> uhľovodíkov. </text:span></text:span></text:p>
        <text:p text:style-name="P25"><text:span text:style-name="CharStyle12"><text:span text:style-name="T59"/></text:span></text:p>
        <text:p text:style-name="P63"><text:span text:style-name="CharStyle12"><text:span text:style-name="T59"/></text:span></text:p>
        <text:p text:style-name="P63"><text:span text:style-name="CharStyle12"><text:span text:style-name="T59">28. Jednotlivé pokrmy.</text:span></text:span></text:p>
        <text:p text:style-name="P25"><text:span text:style-name="CharStyle11"><text:span text:style-name="T59"/></text:span></text:p>
        <text:p text:style-name="P63"><text:span text:style-name="CharStyle11"><text:span text:style-name="T59">A) Mlieko.</text:span></text:span></text:p>
        <text:p text:style-name="P97"><text:span text:style-name="CharStyle11"><text:span text:style-name="T59">Mlieko je najdokonalejší pokrm, lebo v </text:span></text:span><text:span text:style-name="CharStyle11"><text:span text:style-name="T13">ň</text:span></text:span><text:span text:style-name="CharStyle11"><text:span text:style-name="T59">om</text:span></text:span><text:span text:style-name="CharStyle11"><text:span text:style-name="T2"> </text:span></text:span><text:span text:style-name="CharStyle11"><text:span text:style-name="T59">sú všetky potrebné potravné látky tak uložené, že človek o samom mlieku vyžiť môže. Nemluvňa</text:span></text:span><text:span text:style-name="CharStyle11"><text:span text:style-name="T2">,</text:span></text:span><text:span text:style-name="CharStyle11"><text:span text:style-name="T59"> v prvej dobe života živí sa len mliekom materin­ským a z neho berie silu a vzrast. V </text:span></text:span><text:soft-page-break/><text:span text:style-name="CharStyle11"><text:span text:style-name="T59">nemoci</text:span></text:span><text:span text:style-name="CharStyle11"><text:span text:style-name="T2">,</text:span></text:span><text:span text:style-name="CharStyle11"><text:span text:style-name="T59"> mlieko býva často jedinou potravou človeka.</text:span></text:span></text:p>
        <text:p text:style-name="P97"><text:span text:style-name="CharStyle11"><text:span text:style-name="T59">V 100 čiastkach mlieka je:</text:span></text:span></text:p>
        <text:p text:style-name="P97"><text:span text:style-name="CharStyle11"><text:span text:style-name="T59">vody 80—85 </text:span></text:span><text:span text:style-name="CharStyle11"><text:span text:style-name="T2">%</text:span></text:span></text:p>
        <text:p text:style-name="P50"><text:span text:style-name="CharStyle11"><text:span text:style-name="T59">uhľovodíka 3—5% </text:span></text:span><text:span text:style-name="CharStyle11"><text:span text:style-name="T2">t.</text:span></text:span><text:span text:style-name="CharStyle11"><text:span text:style-name="T59"> j</text:span></text:span><text:span text:style-name="CharStyle11"><text:span text:style-name="T2">.</text:span></text:span><text:span text:style-name="CharStyle11"><text:span text:style-name="T59"> cukru</text:span></text:span></text:p>
        <text:p text:style-name="P75"><text:span text:style-name="CharStyle11"><text:span text:style-name="T59">tuku 3—5% </text:span></text:span><text:span text:style-name="CharStyle11"><text:span text:style-name="T13">t. j. </text:span></text:span><text:span text:style-name="CharStyle11"><text:span text:style-name="T59">masla</text:span></text:span></text:p>
        <text:p text:style-name="P75"><text:span text:style-name="CharStyle11"><text:span text:style-name="T59">bielkoviny 4—5% </text:span></text:span><text:span text:style-name="CharStyle11"><text:span text:style-name="T13">t. j.</text:span></text:span><text:span text:style-name="CharStyle11"><text:span text:style-name="T59"> syrovatiny (kaseinu)</text:span></text:span></text:p>
        <text:p text:style-name="P75"><text:span text:style-name="CharStyle11"><text:span text:style-name="T59">solí 0</text:span></text:span><text:span text:style-name="CharStyle11"><text:span text:style-name="T2">.</text:span></text:span><text:span text:style-name="CharStyle11"><text:span text:style-name="T59">5</text:span></text:span><text:span text:style-name="CharStyle11"><text:span text:style-name="T2">—0.</text:span></text:span><text:span text:style-name="CharStyle11"><text:span text:style-name="T59">7%</text:span></text:span></text:p>
        <text:p text:style-name="P97"><text:span text:style-name="CharStyle11"><text:span text:style-name="T59">Jestli mlieko stojí dlhšie, hustne, tvoria sa sy­ren</text:span></text:span><text:span text:style-name="CharStyle11"><text:span text:style-name="T13">e</text:span></text:span><text:span text:style-name="CharStyle11"><text:span text:style-name="T59"> dolu a hore usadí sa tuk, smotana. Ak ho ne­cháme dlhšie stáť, takto skysnuté mlieko počne sa kaziť, hniť. Mlieko je lacná potrava. Ale pre do­spelého človeka nemôže byť jedinou potravou preto,</text:span></text:span><text:span text:style-name="CharStyle11"><text:span text:style-name="T2"> </text:span></text:span><text:span text:style-name="CharStyle11"><text:span text:style-name="T59">lebo potreboval by ho denne mnoho užiť. Preto, že je mlieko ľahko str</text:span></text:span><text:span text:style-name="CharStyle11"><text:span text:style-name="T13">a</text:span></text:span><text:span text:style-name="CharStyle11"><text:span text:style-name="T59">viteľné, je najobľúbenejším pokrmom človeka.</text:span></text:span></text:p>
        <text:p text:style-name="P97"><text:span text:style-name="CharStyle11"><text:span text:style-name="T59">Požívanie nezdravého mlieka môže zapríčiniť porušenie zdravia, a síce:</text:span></text:span></text:p>
        <text:p text:style-name="P125"><text:span text:style-name="CharStyle11"><text:span text:style-name="T59">1. Skysnuté mlieko spôsobuje u malých detí</text:span></text:span><text:span text:style-name="CharStyle11"><text:span text:style-name="T2">; </text:span></text:span><text:span text:style-name="CharStyle11"><text:span text:style-name="T59">a často i u dospelých ľudí hnačku a vracanie</text:span></text:span><text:span text:style-name="CharStyle21"><text:span text:style-name="T2">. </text:span></text:span><text:span text:style-name="CharStyle11"><text:span text:style-name="T59">Mlieko kysne istým</text:span></text:span><text:span text:style-name="CharStyle11"><text:span text:style-name="T2">,</text:span></text:span><text:span text:style-name="CharStyle11"><text:span text:style-name="T59"> druhom bakt</text:span></text:span><text:span text:style-name="CharStyle11"><text:span text:style-name="T13">e</text:span></text:span><text:span text:style-name="CharStyle11"><text:span text:style-name="T59">rií, ktoré sa do­stanú do neho pri dojení z vemena, z nečistých</text:span></text:span><text:span text:style-name="CharStyle26"><text:span text:style-name="T59"> </text:span></text:span><text:span text:style-name="CharStyle11"><text:span text:style-name="T59">rúk a nádob, z plátna, čez ktoré cedia, a z po­</text:span></text:span><text:span text:style-name="CharStyle11"><text:span text:style-name="T2">v</text:span></text:span><text:span text:style-name="CharStyle11"><text:span text:style-name="T59">etria. Iné bakt</text:span></text:span><text:span text:style-name="CharStyle11"><text:span text:style-name="T13">e</text:span></text:span><text:span text:style-name="CharStyle11"><text:span text:style-name="T59">rie dostanú sa z kravského trusu. Bakt</text:span></text:span><text:span text:style-name="CharStyle11"><text:span text:style-name="T13">e</text:span></text:span><text:span text:style-name="CharStyle11"><text:span text:style-name="T59">rie vytvorujú kyselinu, ktorá sráža mlieko. Aby mlieko nekyslo, či aby sa v ňom bakt</text:span></text:span><text:span text:style-name="CharStyle11"><text:span text:style-name="T13">e</text:span></text:span><text:span text:style-name="CharStyle11"><text:span text:style-name="T59">rie rýchle nemnožily, treba ho drža</text:span></text:span><text:span text:style-name="CharStyle11"><text:span text:style-name="T69">ť</text:span></text:span><text:span text:style-name="CharStyle11"><text:span text:style-name="T59"> na studenom mieste. U nemluvniat menovite kusy syreňov, ktoré nestrávia, zapríčiňujú často hnačku a vra­canie. V takomto prípade treba hne</text:span></text:span><text:span text:style-name="CharStyle11"><text:span text:style-name="T69">ď</text:span></text:span><text:span text:style-name="CharStyle11"><text:span text:style-name="T59"> prestať </text:span></text:span><text:span text:style-name="CharStyle11"><text:span text:style-name="T2">s</text:span></text:span><text:span text:style-name="CharStyle11"><text:span text:style-name="T59"> mliekom a podávať šliamové polievky z ryže, z </text:span></text:span><text:soft-page-break/><text:span text:style-name="CharStyle11"><text:span text:style-name="T59">bielku vaječného a z ovsenej múky.</text:span></text:span></text:p>
        <text:p text:style-name="P126"><text:span text:style-name="CharStyle11"><text:span text:style-name="T59">2. Nákazlivé nemoce. Na prvom mieste treba pripomenú</text:span></text:span><text:span text:style-name="CharStyle11"><text:span text:style-name="T2">ť</text:span></text:span><text:span text:style-name="CharStyle11"><text:span text:style-name="T59">:</text:span></text:span></text:p>
        <text:p text:style-name="P127"><text:span text:style-name="CharStyle11"><text:span text:style-name="T59">a) suchú nemoc (tuberkulósu). Mlieko matky, chorej na suchú nemoc</text:span></text:span><text:span text:style-name="CharStyle21"><text:span text:style-name="T2">,</text:span></text:span><text:span text:style-name="CharStyle11"><text:span text:style-name="T59"> alebo chorej kravy obsahuje stále tuberkulósne bakt</text:span></text:span><text:span text:style-name="CharStyle11"><text:span text:style-name="T13">e</text:span></text:span><text:span text:style-name="CharStyle11"><text:span text:style-name="T59">rie, i keď sú prsník a vem</text:span></text:span><text:span text:style-name="CharStyle11"><text:span text:style-name="T2">ä</text:span></text:span><text:span text:style-name="CharStyle11"><text:span text:style-name="T59"> naoko zdravé. Takéto mlieko nesvobodno nikdy požívať.</text:span></text:span></text:p>
        <text:p text:style-name="P116"><text:span text:style-name="CharStyle11"><text:span text:style-name="T59">b) Jed besnoty môže prejsť do mlieka a za­príčiniť túto nemoc.</text:span></text:span></text:p>
        <text:p text:style-name="P128"><text:span text:style-name="CharStyle11"><text:span text:style-name="T59">c) Zvieratá, nemocné slintavkou a ku</text:span></text:span><text:span text:style-name="CharStyle21"><text:span text:style-name="T2">l</text:span></text:span><text:span text:style-name="CharStyle21"><text:span text:style-name="T59">havkou, </text:span></text:span><text:span text:style-name="CharStyle11"><text:span text:style-name="T59">dávajú mlieko, po ktorom vyhadzujú sa pľuzgiere v ústach a na pernách.</text:span></text:span></text:p>
        <text:p text:style-name="P129"><text:span text:style-name="CharStyle11"><text:span text:style-name="T59">d) T</text:span></text:span><text:span text:style-name="CharStyle21"><text:span text:style-name="T2">ý</text:span></text:span><text:span text:style-name="CharStyle21"><text:span text:style-name="T59">fus (horúčka, hlavnička) veľmi často býva prenesený mliekom. Nákazu prenášajú a roznášajú bu</text:span></text:span><text:span text:style-name="CharStyle21"><text:span text:style-name="T69">ď</text:span></text:span><text:span text:style-name="CharStyle21"><text:span text:style-name="T59"> sami nemocní, alebo tí, čo bývajú v jednom príbytku s chorými na horúčku. A síce bu</text:span></text:span><text:span text:style-name="CharStyle21"><text:span text:style-name="T69">ď</text:span></text:span><text:span text:style-name="CharStyle21"><text:span text:style-name="T59"> ru­kami ošetrovateľov, alebo vodou</text:span></text:span><text:span text:style-name="CharStyle21"><text:span text:style-name="T2">,</text:span></text:span><text:span text:style-name="CharStyle11"><text:span text:style-name="T59"> ktorá je naka­zená bacillami a ktorou bola nádoba opláknutá.</text:span></text:span></text:p>
        <text:p text:style-name="P130"><text:span text:style-name="CharStyle11"><text:span text:style-name="T59">e) Cholera. Nákaza sa dostane do mlieka tak, ako u t</text:span></text:span><text:span text:style-name="CharStyle11"><text:span text:style-name="T2">ý</text:span></text:span><text:span text:style-name="CharStyle11"><text:span text:style-name="T59">fu</text:span></text:span><text:span text:style-name="CharStyle11"><text:span text:style-name="T2">.</text:span></text:span></text:p>
        <text:p text:style-name="P131"><text:span text:style-name="CharStyle11"><text:span text:style-name="T59">f) Záškrt a šarlach možno tiež mliekom pre­nášať z domu do domu.</text:span></text:span></text:p>
        <text:p text:style-name="P97"><text:span text:style-name="CharStyle21"><text:span text:style-name="T59"/></text:span></text:p>
        <text:p text:style-name="P196"><text:span text:style-name="CharStyle21"><text:span text:style-name="T59">Ako sa brániť proti nákaze mliekom?</text:span></text:span></text:p>
        <text:p text:style-name="P132"><text:span text:style-name="CharStyle11"><text:span text:style-name="T59"/></text:span></text:p>
        <text:p text:style-name="P207"><text:span text:style-name="CharStyle11"><text:span text:style-name="T59">1. Mlieko od chorých, ba už i od podozri­vých zvierat nesvobodno požívať.</text:span></text:span></text:p>
        <text:p text:style-name="P133"><text:span text:style-name="CharStyle11"><text:span text:style-name="T59">2. Všetky nádoby, v ktorých sa mlieko drží, majú sa v čistote drža</text:span></text:span><text:span text:style-name="CharStyle11"><text:span text:style-name="T69">ť</text:span></text:span><text:span text:style-name="CharStyle11"><text:span text:style-name="T59"> a každý deň obárať. Plátno preciedzacie má sa vždy zčerstva vyvariť vo</text:span></text:span><text:span text:style-name="CharStyle8"><text:span text:style-name="T59"> </text:span></text:span><text:span text:style-name="CharStyle11"><text:span text:style-name="T59">vriacej vode. Ruky, vemeno, cecky zvierat treba mydlom a vodou umývať. Mlieko vydojené </text:span></text:span><text:soft-page-break/><text:span text:style-name="CharStyle11"><text:span text:style-name="T59">treba odniesť do chladnej izby, do komory, do pivnice, a nikdy nie do izby, kde ľudia spia a bývajú.</text:span></text:span></text:p>
        <text:p text:style-name="P113"><text:span text:style-name="CharStyle11"><text:span text:style-name="T59">3. Nabrzlé, nakyslasté mlieko je vždy podo­zrivé, nezdravé — a preto treba sa ho chrániť a nikdy nedáva</text:span></text:span><text:span text:style-name="CharStyle11"><text:span text:style-name="T2">ť</text:span></text:span><text:span text:style-name="CharStyle11"><text:span text:style-name="T59"> deťom. V nakyslastom mlieku už sa množia bakt</text:span></text:span><text:span text:style-name="CharStyle11"><text:span text:style-name="T13">e</text:span></text:span><text:span text:style-name="CharStyle11"><text:span text:style-name="T59">rie v millionoch a millionoch.</text:span></text:span></text:p>
        <text:p text:style-name="P125"><text:span text:style-name="CharStyle11"><text:span text:style-name="T59">4. Predavači dosť často falšujú a kazia mlieko. Prilievajú vody, primiešajú rôznych špecií, aby</text:span></text:span><text:span text:style-name="CharStyle26"><text:span text:style-name="T59"> </text:span></text:span><text:span text:style-name="CharStyle11"><text:span text:style-name="T59">nekyslo, a pre seba soberú smotanu. Takéto mlieko treba odvrhnúť.</text:span></text:span></text:p>
        <text:p text:style-name="P134"><text:span text:style-name="CharStyle11"><text:span text:style-name="T59">5. Na</text:span></text:span><text:span text:style-name="CharStyle21"><text:span text:style-name="T2">jlep</text:span></text:span><text:span text:style-name="CharStyle21"><text:span text:style-name="T59">š</text:span></text:span><text:span text:style-name="CharStyle21"><text:span text:style-name="T2">ou</text:span></text:span><text:span text:style-name="CharStyle21"><text:span text:style-name="T59"> ochranou </text:span></text:span><text:span text:style-name="CharStyle21"><text:span text:style-name="T2">proti</text:span></text:span><text:span text:style-name="CharStyle21"><text:span text:style-name="T59"> b</text:span></text:span><text:span text:style-name="CharStyle21"><text:span text:style-name="T2">akt</text:span></text:span><text:span text:style-name="CharStyle21"><text:span text:style-name="T13">e</text:span></text:span><text:span text:style-name="CharStyle21"><text:span text:style-name="T59">ri</text:span></text:span><text:span text:style-name="CharStyle21"><text:span text:style-name="T2">á</text:span></text:span><text:span text:style-name="CharStyle21"><text:span text:style-name="T59">m a n</text:span></text:span><text:span text:style-name="CharStyle21"><text:span text:style-name="T2">á</text:span></text:span><text:span text:style-name="CharStyle21"><text:span text:style-name="T59">­k</text:span></text:span><text:span text:style-name="CharStyle21"><text:span text:style-name="T2">a</text:span></text:span><text:span text:style-name="CharStyle21"><text:span text:style-name="T59">z</text:span></text:span><text:span text:style-name="CharStyle21"><text:span text:style-name="T2">e</text:span></text:span><text:span text:style-name="CharStyle21"><text:span text:style-name="T59"> nimi j</text:span></text:span><text:span text:style-name="CharStyle21"><text:span text:style-name="T2">e,</text:span></text:span><text:span text:style-name="CharStyle21"><text:span text:style-name="T59"> keď prevaríme mlieko. (Obr. 12.) Mlieko má sa asi </text:span></text:span><text:span text:style-name="CharStyle21"><text:span text:style-name="T69">1/2</text:span></text:span><text:span text:style-name="CharStyle11"><text:span text:style-name="T59"> hodiny variť, 10 minút povrie</text:span></text:span><text:span text:style-name="CharStyle11"><text:span text:style-name="T69">ť</text:span></text:span><text:span text:style-name="CharStyle11"><text:span text:style-name="T59"> a potom v čistej, vydrhnutej a vyba</text:span></text:span><text:span text:style-name="CharStyle21"><text:span text:style-name="T2">v</text:span></text:span><text:span text:style-name="CharStyle21"><text:span text:style-name="T59">enej ná­dobe na studené miesto odložiť a prikryť. Takto vydrží pár dní, zachová si chuť a bakt</text:span></text:span><text:span text:style-name="CharStyle11"><text:span text:style-name="T13">e</text:span></text:span><text:span text:style-name="CharStyle11"><text:span text:style-name="T59">rie pre­stanú sa množiť. Jestli chceme, aby mlieko bolo úplne bez všetkých bakt</text:span></text:span><text:span text:style-name="CharStyle11"><text:span text:style-name="T13">e</text:span></text:span><text:span text:style-name="CharStyle11"><text:span text:style-name="T59">rií, necháme ho vrieť pol hodiny. Čím čerstvejšie nadojené mlieko pre­varíme, tým dlhšie podrží čistotu, chuť a</text:span></text:span><text:span text:style-name="CharStyle11"><text:span text:style-name="T2"> </text:span></text:span><text:span text:style-name="CharStyle11"><text:span text:style-name="T59">tým ne­skoršie sa začne kaziť. Deťom nemá sa nikdy prevárať mlieko, ktoré u</text:span></text:span><text:span text:style-name="CharStyle21"><text:span text:style-name="T13">ž</text:span></text:span><text:span text:style-name="CharStyle21"><text:span text:style-name="T59"> 5 hodín stálo. Všetky ná­doby, skleničky a gummové cumle treba čo najpečlivejšie čistiť — hne</text:span></text:span><text:span text:style-name="CharStyle21"><text:span text:style-name="T69">ď</text:span></text:span><text:span text:style-name="CharStyle21"><text:span text:style-name="T59"> po napojení dieťaťa. Ale gummové cumle treba považovať za nezdravé. Lepšie by bolo naučiť dieťa piť z pohára.</text:span></text:span></text:p>
        <text:p text:style-name="P97"><text:span text:style-name="CharStyle11"><text:span text:style-name="T59">Najlepšia náhrada materinského mlieka je mlieko kravské. Len tú chybu má, že je pre dieťa prihusté. Lebo vidíme zjavne, aký rozdiel je medzi vzrastom dieťaťa a teliatka.</text:span></text:span></text:p>
        <text:p text:style-name="P50"><text:soft-page-break/><text:span text:style-name="CharStyle11"><text:span text:style-name="T59">Materinské mlieko má: bielkovín 2</text:span></text:span><text:span text:style-name="CharStyle11"><text:span text:style-name="T2">.</text:span></text:span><text:span text:style-name="CharStyle11"><text:span text:style-name="T59">24</text:span></text:span><text:span text:style-name="CharStyle11"><text:span text:style-name="T2">%</text:span></text:span></text:p>
        <text:p text:style-name="P75"><text:span text:style-name="CharStyle11"><text:span text:style-name="T59">tuku 3</text:span></text:span><text:span text:style-name="CharStyle11"><text:span text:style-name="T2">.</text:span></text:span><text:span text:style-name="CharStyle11"><text:span text:style-name="T59">8%</text:span></text:span></text:p>
        <text:p text:style-name="P75"><text:span text:style-name="CharStyle11"><text:span text:style-name="T59">mliečneho cukru </text:span></text:span><text:span text:style-name="CharStyle21"><text:span text:style-name="T2">5.</text:span></text:span><text:span text:style-name="CharStyle21"><text:span text:style-name="T59">2%</text:span></text:span></text:p>
        <text:p text:style-name="P75"><text:span text:style-name="CharStyle21"><text:span text:style-name="T59">solí 0</text:span></text:span><text:span text:style-name="CharStyle21"><text:span text:style-name="T2">.</text:span></text:span><text:span text:style-name="CharStyle21"><text:span text:style-name="T59">3%</text:span></text:span></text:p>
        <text:p text:style-name="P75"><text:span text:style-name="CharStyle21"><text:span text:style-name="T59"/></text:span></text:p>
        <text:p text:style-name="P75"><text:span text:style-name="CharStyle21"><text:span text:style-name="T69">Kravské mlieko má:</text:span></text:span></text:p>
        <text:p text:style-name="P75"><text:span text:style-name="CharStyle21"><text:span text:style-name="T69">3.41% bielkovín</text:span></text:span></text:p>
        <text:p text:style-name="P75"><text:span text:style-name="CharStyle21"><text:span text:style-name="T69">3.6% tuku</text:span></text:span></text:p>
        <text:p text:style-name="P75"><text:span text:style-name="CharStyle21"><text:span text:style-name="T69">4.8% mliečneho cukru</text:span></text:span></text:p>
        <text:p text:style-name="P75"><text:span text:style-name="CharStyle21"><text:span text:style-name="T69">0.71% solí</text:span></text:span></text:p>
        <text:p text:style-name="P75"><text:span text:style-name="CharStyle21"><text:span text:style-name="T69"/></text:span></text:p>
        <text:p text:style-name="P97"><text:span text:style-name="CharStyle11"><text:span text:style-name="T59">Rozdiel je ešte v tom, že mlieko materinské v žalúdku dieťaťa sráža sa v malých syrenčekoch, kravské vo veľkých syreňoch a tým je ťažko str</text:span></text:span><text:span text:style-name="CharStyle11"><text:span text:style-name="T13">a</text:span></text:span><text:span text:style-name="CharStyle11"><text:span text:style-name="T59">viteľné.</text:span></text:span></text:p>
        <text:p text:style-name="P97"><text:span text:style-name="CharStyle11"><text:span text:style-name="T59">Rozdiel tento vyrovnáme najlepšie rozriede­ním mlieka na polovicu 7% roztokom mliečneho cukru. Rozpustíme v </text:span></text:span><text:span text:style-name="CharStyle11"><text:span text:style-name="T13">1/2</text:span></text:span><text:span text:style-name="CharStyle11"><text:span text:style-name="T59"> litre čistej (alebo preva­renej) vody 35 grammov mliečneho cukru a pred každým kŕmením dieťaťa nalejeme toľko z tohoto roztoku do mlieka, koľko je mlieka kravského. Takto odpadne starosť o to, ako riediť mlieko dľa veku dieťaťa.</text:span></text:span></text:p>
        <text:p text:style-name="P97"><text:span text:style-name="CharStyle11"><text:span text:style-name="T59">Kŕmiť touto smiešaninou treba takto:</text:span></text:span></text:p>
        <text:p text:style-name="P4"><text:span text:style-name="CharStyle8"><text:span text:style-name="T59">1 mesačné dieťa dostane 8 ráz denne po 75</text:span></text:span><text:span text:style-name="CharStyle8"><text:span text:style-name="T2"> </text:span></text:span><text:span text:style-name="CharStyle8"><text:span text:style-name="T59">gr. </text:span></text:span><text:span text:style-name="CharStyle8"><text:span text:style-name="T17">=</text:span></text:span><text:span text:style-name="CharStyle8"><text:span text:style-name="T59"> </text:span></text:span><text:span text:style-name="CharStyle8"><text:span text:style-name="T17">(3/4</text:span></text:span><text:span text:style-name="CharStyle8"><text:span text:style-name="T59"> deci)</text:span></text:span></text:p>
        <text:p text:style-name="P7"><text:span text:style-name="CharStyle8"><text:span text:style-name="T59">2-3 mesačné dieťa dostane 8 ráz denne po 1</text:span></text:span><text:span text:style-name="CharStyle8"><text:span text:style-name="T2">2</text:span></text:span><text:span text:style-name="CharStyle8"><text:span text:style-name="T59">0 </text:span></text:span><text:span text:style-name="CharStyle8"><text:span text:style-name="T73">gr.</text:span></text:span></text:p>
        <text:p text:style-name="P15"><text:soft-page-break/><text:span text:style-name="CharStyle34"><text:span text:style-name="T2">3</text:span></text:span><text:span text:style-name="CharStyle34"><text:span text:style-name="T59">—</text:span></text:span><text:span text:style-name="CharStyle34"><text:span text:style-name="T2">9</text:span></text:span><text:span text:style-name="CharStyle34"><text:span text:style-name="T59"> </text:span></text:span><text:span text:style-name="CharStyle8"><text:span text:style-name="T104">mesačné dieťa dostane </text:span></text:span><text:span text:style-name="CharStyle8"><text:span text:style-name="T107">6</text:span></text:span><text:span text:style-name="CharStyle34"><text:span text:style-name="T107">—8 </text:span></text:span><text:span text:style-name="CharStyle8"><text:span text:style-name="T107">ráz denne po 150 gr.</text:span></text:span></text:p>
        <text:p text:style-name="P6"><text:span text:style-name="CharStyle8"><text:span text:style-name="T59">vyše 9 mes. </text:span></text:span><text:span text:style-name="CharStyle8"><text:span text:style-name="T104">mesačné dieťa dostane </text:span></text:span><text:span text:style-name="CharStyle8"><text:span text:style-name="T107">č</text:span></text:span><text:span text:style-name="CharStyle8"><text:span text:style-name="T59">isté, n</text:span></text:span><text:span text:style-name="CharStyle8"><text:span text:style-name="T2">es</text:span></text:span><text:span text:style-name="CharStyle8"><text:span text:style-name="T59">obrané mlieko.</text:span></text:span></text:p>
        <text:p text:style-name="P97"><text:span text:style-name="CharStyle11"><text:span text:style-name="T59"/></text:span></text:p>
        <text:p text:style-name="P196"><text:span text:style-name="CharStyle11"><text:span text:style-name="T59">Deti treba kŕmiť vo dne každú druhú hodinu, v noci 2—3 razy.</text:span></text:span></text:p>
        <text:p text:style-name="P97"><text:span text:style-name="CharStyle11"><text:span text:style-name="T59">Kravské mlieko je menej str</text:span></text:span><text:span text:style-name="CharStyle11"><text:span text:style-name="T14">a</text:span></text:span><text:span text:style-name="CharStyle11"><text:span text:style-name="T59">viteľné, ako kozie a muličie mlieko.</text:span></text:span></text:p>
        <text:p text:style-name="P27"><text:span text:style-name="CharStyle11"><text:span text:style-name="T59"/></text:span></text:p>
        <text:p text:style-name="P67"><text:span text:style-name="CharStyle11"><text:span text:style-name="T59">B) Maslo.</text:span></text:span></text:p>
        <text:p text:style-name="P97"><text:span text:style-name="CharStyle11"><text:span text:style-name="T59"/></text:span></text:p>
        <text:p text:style-name="P196"><text:span text:style-name="CharStyle11"><text:span text:style-name="T59">Ke</text:span></text:span><text:span text:style-name="CharStyle11"><text:span text:style-name="T70">ď</text:span></text:span><text:span text:style-name="CharStyle11"><text:span text:style-name="T59"> sosbierame a dovedna sbijeme mliečny tuk, dostaneme maslo. Maslo dorobíme i zo smo­tany sladkého alebo kyslého mlieka.</text:span></text:span></text:p>
        <text:p text:style-name="P97"><text:span text:style-name="CharStyle11"><text:span text:style-name="T59">Mladé maslo je bielej farby a veľmi príjemnej chuti. Jestli stojí na povetrí dlhší čas, zožlt</text:span></text:span><text:span text:style-name="CharStyle11"><text:span text:style-name="T2">ne</text:span></text:span><text:span text:style-name="CharStyle11"><text:span text:style-name="T59"> a zhorkne. V masle nemá byť mnoho vody, ani mliečnej šťavy. V masle je 87% tuku, 12% vody, 0</text:span></text:span><text:span text:style-name="CharStyle11"><text:span text:style-name="T2">-</text:span></text:span><text:span text:style-name="CharStyle11"><text:span text:style-name="T59">5% kaseinu a 0</text:span></text:span><text:span text:style-name="CharStyle11"><text:span text:style-name="T2">.</text:span></text:span><text:span text:style-name="CharStyle11"><text:span text:style-name="T59">5% mliečneho cukru a solí.</text:span></text:span></text:p>
        <text:p text:style-name="P97"><text:span text:style-name="CharStyle11"><text:span text:style-name="T59">Nažltlé maslo je nezdravé a nepríjemne za­pácha. Jeho mastná kyselina dráždi žalúdok. Aby sa maslo nezkazilo, obyčajne ho vypražia, nasolia a držia na studenom mieste.</text:span></text:span></text:p>
        <text:p text:style-name="P97"><text:span text:style-name="CharStyle11"><text:span text:style-name="T59">Preto, že masla veľmi mnoho treba a že je dos</text:span></text:span><text:span text:style-name="CharStyle11"><text:span text:style-name="T70">ť</text:span></text:span><text:span text:style-name="CharStyle11"><text:span text:style-name="T59"> drahé, už Napoleon </text:span></text:span><text:span text:style-name="CharStyle11"><text:span text:style-name="T70">I.</text:span></text:span><text:span text:style-name="CharStyle11"><text:span text:style-name="T59"> žiadal, aby sa maslo umele dorábalo. Dnes už dorába sa dobrá a o po­lovicu lacnejšia náhrada masla — margar</text:span></text:span><text:span text:style-name="CharStyle11"><text:span text:style-name="T70">i</text:span></text:span><text:span text:style-name="CharStyle11"><text:span text:style-name="T59">n, z ho­vädzieho loja a z oleja sezamového a bavlníkového (chlopkového). Margar</text:span></text:span><text:span text:style-name="CharStyle11"><text:span text:style-name="T14">i</text:span></text:span><text:span text:style-name="CharStyle11"><text:span text:style-name="T59">n je dos</text:span></text:span><text:span text:style-name="CharStyle11"><text:span text:style-name="T70">ť</text:span></text:span><text:span text:style-name="CharStyle11"><text:span text:style-name="T59"> príjemnej chuti a ľahko sa </text:span></text:span><text:soft-page-break/><text:span text:style-name="CharStyle11"><text:span text:style-name="T59">strávi. Len predavači nemali by predávať margar</text:span></text:span><text:span text:style-name="CharStyle11"><text:span text:style-name="T14">i</text:span></text:span><text:span text:style-name="CharStyle11"><text:span text:style-name="T59">n miesto masla. V Nemecku je taký po­riadok, že kto predáva maslo, nesmie predáva</text:span></text:span><text:span text:style-name="CharStyle11"><text:span text:style-name="T2">ť </text:span></text:span><text:span text:style-name="CharStyle11"><text:span text:style-name="T59">margar</text:span></text:span><text:span text:style-name="CharStyle11"><text:span text:style-name="T70">i</text:span></text:span><text:span text:style-name="CharStyle11"><text:span text:style-name="T59">n, a naopak. Teda tam sú o</text:span></text:span><text:span text:style-name="CharStyle11"><text:span text:style-name="T14">d</text:span></text:span><text:span text:style-name="CharStyle11"><text:span text:style-name="T59">dielne ob­chody s maslom a oddielne s margar</text:span></text:span><text:span text:style-name="CharStyle11"><text:span text:style-name="T70">i</text:span></text:span><text:span text:style-name="CharStyle11"><text:span text:style-name="T59">nom.</text:span></text:span></text:p>
        <text:p text:style-name="P97"><text:span text:style-name="CharStyle11"><text:span text:style-name="T59">Cmar a kyslé mlieko majú hojne bielkoviny (asi 30—35 gr. v litre) a preto sú výtečným po­krmom a nápojom v lete. Mnohí ľudia však ne­dobre znášajú kyslé mlieko, lebo v ňom obsažená kyselina ľahko preháňa.</text:span></text:span></text:p>
        <text:p text:style-name="P51"><text:span text:style-name="CharStyle11"><text:span text:style-name="T59"/></text:span></text:p>
        <text:p text:style-name="P76"><text:span text:style-name="CharStyle11"><text:span text:style-name="T59">C) Syr</text:span></text:span><text:span text:style-name="CharStyle21"><text:span text:style-name="T2">.</text:span></text:span></text:p>
        <text:p text:style-name="P97"><text:span text:style-name="CharStyle11"><text:span text:style-name="T59"/></text:span></text:p>
        <text:p text:style-name="P196"><text:span text:style-name="CharStyle11"><text:span text:style-name="T59">Účinkom žalúdkového syridla (kľagu) sráža s</text:span></text:span><text:span text:style-name="CharStyle11"><text:span text:style-name="T70">a</text:span></text:span><text:span text:style-name="CharStyle11"><text:span text:style-name="T2"> </text:span></text:span><text:span text:style-name="CharStyle11"><text:span text:style-name="T59">kasein (tvaroh) z mlieka a ďalším spracovaním tohoto dostaneme syr, bryndzu. Dľa toho, koľko ob­sahuje syr tuku, rozoznávame rôzne syry.</text:span></text:span></text:p>
        <text:p text:style-name="P52"><text:span text:style-name="CharStyle11"><text:span text:style-name="T59"/></text:span></text:p>
        <text:p text:style-name="P77"><text:span text:style-name="CharStyle11"><text:span text:style-name="T59">Hlúpy (chudý) syr má<text:tab/> 32</text:span></text:span><text:span text:style-name="CharStyle11"><text:span text:style-name="T2">% </text:span></text:span><text:span text:style-name="CharStyle11"><text:span text:style-name="T59">bielkovín, 10% tuku</text:span></text:span></text:p>
        <text:p text:style-name="P34"><text:span text:style-name="CharStyle11"><text:span text:style-name="T59">Mastný syr </text:span></text:span><text:span text:style-name="CharStyle11"><text:span text:style-name="T70">má </text:span></text:span><text:span text:style-name="CharStyle11"><text:span text:style-name="T59">25% </text:span></text:span><text:span text:style-name="CharStyle11"><text:span text:style-name="T70">bielkovín</text:span></text:span><text:span text:style-name="CharStyle11"><text:span text:style-name="T59"><text:tab/></text:span></text:span><text:span text:style-name="CharStyle11"><text:span text:style-name="T2">, </text:span></text:span><text:span text:style-name="CharStyle11"><text:span text:style-name="T59">30% </text:span></text:span><text:span text:style-name="CharStyle11"><text:span text:style-name="T70">tuku</text:span></text:span></text:p>
        <text:p text:style-name="P35"><text:span text:style-name="CharStyle11"><text:span text:style-name="T59">Smetanový syr </text:span></text:span><text:span text:style-name="CharStyle11"><text:span text:style-name="T70">má </text:span></text:span><text:span text:style-name="CharStyle11"><text:span text:style-name="T59">2</text:span></text:span><text:span text:style-name="CharStyle11"><text:span text:style-name="T70">0</text:span></text:span><text:span text:style-name="CharStyle11"><text:span text:style-name="T59">% </text:span></text:span><text:span text:style-name="CharStyle11"><text:span text:style-name="T70">bielkovín, </text:span></text:span><text:span text:style-name="CharStyle11"><text:span text:style-name="T59">40% </text:span></text:span><text:span text:style-name="CharStyle11"><text:span text:style-name="T70">tuku</text:span></text:span></text:p>
        <text:p text:style-name="P97"><text:span text:style-name="CharStyle11"><text:span text:style-name="T59"/></text:span></text:p>
        <text:p text:style-name="P196"><text:span text:style-name="CharStyle11"><text:span text:style-name="T59">Naša chýrna bryndza vyrovná sa svojou mast­notou najlepším syrom smotanovým.</text:span></text:span></text:p>
        <text:p text:style-name="P97"><text:span text:style-name="CharStyle11"><text:span text:style-name="T59">V novšom čase robia umelé, margarinové syry.</text:span></text:span></text:p>
        <text:p text:style-name="P97"><text:span text:style-name="CharStyle11"><text:span text:style-name="T59">V syre </text:span></text:span><text:span text:style-name="CharStyle11"><text:span text:style-name="T2">je</text:span></text:span><text:span text:style-name="CharStyle11"><text:span text:style-name="T59"> množstvo masti a bielkovín, </text:span></text:span><text:span text:style-name="CharStyle11"><text:span text:style-name="T2">je</text:span></text:span><text:span text:style-name="CharStyle11"><text:span text:style-name="T59"> lacný pokrm, preto je jeden </text:span></text:span><text:span text:style-name="CharStyle21"><text:span text:style-name="T2">s</text:span></text:span><text:span text:style-name="CharStyle21"><text:span text:style-name="T59"> </text:span></text:span><text:soft-page-break/><text:span text:style-name="CharStyle21"><text:span text:style-name="T59">najlepších </text:span></text:span><text:span text:style-name="CharStyle21"><text:span text:style-name="T2">ľ</text:span></text:span><text:span text:style-name="CharStyle21"><text:span text:style-name="T59">udových po</text:span></text:span><text:span text:style-name="CharStyle21"><text:span text:style-name="T2">k</text:span></text:span><text:span text:style-name="CharStyle21"><text:span text:style-name="T59">rmov. Syr, bryndza sa ľahko a úplne strávi</text:span></text:span><text:span text:style-name="CharStyle11"><text:span text:style-name="T2">a</text:span></text:span><text:span text:style-name="CharStyle11"><text:span text:style-name="T59">; syr vo veľkom množstve užitý tlačí v žalúdku, v ma­lom množstve napomáha trávenie. V mnohých syroch žije viac druhov bakt</text:span></text:span><text:span text:style-name="CharStyle11"><text:span text:style-name="T14">e</text:span></text:span><text:span text:style-name="CharStyle11"><text:span text:style-name="T59">rií — odtiaľ ich zvláštny zápach — ale tieto bakt</text:span></text:span><text:span text:style-name="CharStyle11"><text:span text:style-name="T14">e</text:span></text:span><text:span text:style-name="CharStyle11"><text:span text:style-name="T59">rie obyčajne sú zdraviu neškodné.</text:span></text:span></text:p>
        <text:p text:style-name="P36"><text:span text:style-name="CharStyle11"><text:span text:style-name="T59"/></text:span></text:p>
        <text:p text:style-name="P78"><text:span text:style-name="CharStyle11"><text:span text:style-name="T59">D) Mäso.</text:span></text:span></text:p>
        <text:p text:style-name="P97"><text:span text:style-name="CharStyle11"><text:span text:style-name="T59"/></text:span></text:p>
        <text:p text:style-name="P196"><text:span text:style-name="CharStyle11"><text:span text:style-name="T59">Mäsitou potravou dostáva sa človeku najviac bielkovín. Preto je pokrmom výživným. Mäso má 15—20% bielkoviny, 1—10% loja (tuku), 1—3% solí a 70—80% vody. Okrem týchto látok nachodí sa v mäse ešte množstvo iných, ktoré mu dávajú zvláštnej príchuti.</text:span></text:span></text:p>
        <text:p text:style-name="P97"><text:span text:style-name="CharStyle11"><text:span text:style-name="T59">Ľahko str</text:span></text:span><text:span text:style-name="CharStyle11"><text:span text:style-name="T14">a</text:span></text:span><text:span text:style-name="CharStyle11"><text:span text:style-name="T59">viteľné a najvýživnejšie je surové mäso. Ľudia však neradi ho takto požívajú, zčiastky zo zvyku, zčiastky že sa protiví, zčiastky preto, lebo nikdy nevieme, či je nie z chorého zvieraťa, alebo či je nie nakazené. Preto pripravuje sa rôz­nym spôsobom: varením, pečením, dusením, pacovaním, údením, solením, sušením a konservovaním.</text:span></text:span></text:p>
        <text:p text:style-name="P97"><text:span text:style-name="CharStyle11"><text:span text:style-name="T59">Nie všetko mäso, ba ani jednotlivé čiastky zo zvieraťa nemajú rovnakej výživnej ceny. Mäso zo starých zvierat </text:span></text:span><text:span text:style-name="CharStyle11"><text:span text:style-name="T2">je</text:span></text:span><text:span text:style-name="CharStyle11"><text:span text:style-name="T59"> ťažko stráviteľné a preto chorým</text:span></text:span><text:span text:style-name="CharStyle26"><text:span text:style-name="T59"> </text:span></text:span><text:span text:style-name="CharStyle11"><text:span text:style-name="T59">ľudom nemá sa dáva</text:span></text:span><text:span text:style-name="CharStyle11"><text:span text:style-name="T2">ť</text:span></text:span><text:span text:style-name="CharStyle11"><text:span text:style-name="T59">. Najlepšie mäso je na prsiach a okolo chrbtovej kosti zvierat. Ľahké a chutné mäso je z teľaťa, holuba, bažanta, zo srny, z hy­diny, rýb a šunka z ošípaného.</text:span></text:span></text:p>
        <text:p text:style-name="P97"><text:soft-page-break/><text:span text:style-name="CharStyle11"><text:span text:style-name="T59">Mäso má byt čerstvé. Akonáhle ztrat</text:span></text:span><text:span text:style-name="CharStyle11"><text:span text:style-name="T2">í</text:span></text:span><text:span text:style-name="CharStyle11"><text:span text:style-name="T59"> svoj známy zápach a farbu a začína raziť, popolavo-zelenú farbu dostávať — to je znak, že sa počína kaziť, tuchnúť, hniť, a také mäso nemá sa požívať. Hnijúce, tuchlé mäso vytvoruje škodlivé, tuhé jedy: ptomainy, ktorými sa ľahko môžeme otráviť.</text:span></text:span></text:p>
        <text:p text:style-name="P97"><text:span text:style-name="CharStyle11"><text:span text:style-name="T59">Mäso prepúšťa veľmi ťažko teplotu, preto má sa variť pár hodín</text:span></text:span><text:span text:style-name="CharStyle21"><text:span text:style-name="T2">.</text:span></text:span><text:span text:style-name="CharStyle11"><text:span text:style-name="T59"> Kým je krvavé a červené, </text:span></text:span><text:span text:style-name="CharStyle11"><text:span text:style-name="T2">ne</text:span></text:span><text:span text:style-name="CharStyle11"><text:span text:style-name="T59">prestúpilo ešte 50</text:span></text:span><text:span text:style-name="CharStyle11"><text:span text:style-name="T2">°</text:span></text:span><text:span text:style-name="CharStyle11"><text:span text:style-name="T59"> C. teploty a nezničili sme v ňom bakt</text:span></text:span><text:span text:style-name="CharStyle11"><text:span text:style-name="T14">e</text:span></text:span><text:span text:style-name="CharStyle11"><text:span text:style-name="T59">rie a cudzopasníkov (vajíčka hlíst).</text:span></text:span></text:p>
        <text:p text:style-name="P97"><text:span text:style-name="CharStyle11"><text:span text:style-name="T59">Varením, pečením sa zbavuje mäso vody a mäkne nepoddajné väzivo. Do vývaru prechodia asi 3% klihovatiny, solí, tuku a bielkovín. Dobrá polievka nie je tedy nejakou zvlášť výživnou látkou, ale v malom množstve je dobrým drá</text:span></text:span><text:span text:style-name="CharStyle21"><text:span text:style-name="T2">ž</text:span></text:span><text:span text:style-name="CharStyle21"><text:span text:style-name="T59">didlom žalúdka.</text:span></text:span></text:p>
        <text:p text:style-name="P97"><text:span text:style-name="CharStyle21"><text:span text:style-name="T59">Nasolením a nakladaním (pacovaním) odo­berá sa mäsu a spolu i v </text:span></text:span><text:span text:style-name="CharStyle11"><text:span text:style-name="T2">ň</text:span></text:span><text:span text:style-name="CharStyle11"><text:span text:style-name="T59">om nachádzajúcim sa hlístam a bakt</text:span></text:span><text:span text:style-name="CharStyle11"><text:span text:style-name="T14">e</text:span></text:span><text:span text:style-name="CharStyle11"><text:span text:style-name="T59">ri</text:span></text:span><text:span text:style-name="CharStyle11"><text:span text:style-name="T2">á</text:span></text:span><text:span text:style-name="CharStyle11"><text:span text:style-name="T59">m voda a tým sa zabraňuje hnitie. V rôsoli niektoré bakt</text:span></text:span><text:span text:style-name="CharStyle11"><text:span text:style-name="T14">e</text:span></text:span><text:span text:style-name="CharStyle11"><text:span text:style-name="T59">rie odumierajú v pár hodinách, iné vyžijú mesiace (tuberkulós</text:span></text:span><text:span text:style-name="CharStyle11"><text:span text:style-name="T14">n</text:span></text:span><text:span text:style-name="CharStyle11"><text:span text:style-name="T59">e a čer­vienkové).</text:span></text:span></text:p>
        <text:p text:style-name="P97"><text:span text:style-name="CharStyle11"><text:span text:style-name="T59">Čím dlhšie stojí mäso v rôsoli, tým viacej tratí na výživnosti, lebo bielkoviny prechodia do rôsoli. Bravčové mäso preto je súcejšie na naso­lenie, ako hovädzie, lebo má jemné vlákna.</text:span></text:span></text:p>
        <text:p text:style-name="P97"><text:span text:style-name="CharStyle21"><text:span text:style-name="T59">Údením a solením ztratí mäso podobne vodu a okrem toho dymové plyny usmrcujú všetky bakt</text:span></text:span><text:span text:style-name="CharStyle11"><text:span text:style-name="T14">e</text:span></text:span><text:span text:style-name="CharStyle11"><text:span text:style-name="T59">rie a zabraňujú hnitiu.</text:span></text:span></text:p>
        <text:p text:style-name="P97"><text:span text:style-name="CharStyle21"><text:span text:style-name="T59">Mäso konservuje sa tak, že sa na kúsky po­krája a položí do plechovnice s </text:span></text:span><text:soft-page-break/><text:span text:style-name="CharStyle21"><text:span text:style-name="T59">malou dierkou. Potom sa viac ráz varí a dierka sa zaletu</text:span></text:span><text:span text:style-name="CharStyle11"><text:span text:style-name="T2">je</text:span></text:span><text:span text:style-name="CharStyle11"><text:span text:style-name="T59">. Mäso takto zavreté vydrží roky a roky, ale častým va­rením ztratí mnoho na chuti.</text:span></text:span></text:p>
        <text:p text:style-name="P97"><text:span text:style-name="CharStyle11"><text:span text:style-name="T59">Takzvané extrakty mäsové majú malinkú vý­živnú cenu a sú skorej ako drá</text:span></text:span><text:span text:style-name="CharStyle21"><text:span text:style-name="T2">ž</text:span></text:span><text:span text:style-name="CharStyle21"><text:span text:style-name="T59">didlá žalúdka.</text:span></text:span></text:p>
        <text:p text:style-name="P53"><text:span text:style-name="CharStyle11"><text:span text:style-name="T59"/></text:span></text:p>
        <text:p text:style-name="P79"><text:span text:style-name="CharStyle11"><text:span text:style-name="T59">a) N</text:span></text:span><text:span text:style-name="CharStyle21"><text:span text:style-name="T2">á</text:span></text:span><text:span text:style-name="CharStyle21"><text:span text:style-name="T59">kazy mäsom.</text:span></text:span></text:p>
        <text:p text:style-name="P97"><text:span text:style-name="CharStyle11"><text:span text:style-name="T59">V mäse žijú bakt</text:span></text:span><text:span text:style-name="CharStyle11"><text:span text:style-name="T14">e</text:span></text:span><text:span text:style-name="CharStyle11"><text:span text:style-name="T59">rie a cudzopasné zvieratá, ktoré nás môžu nakaziť.</text:span></text:span></text:p>
        <text:p text:style-name="P97"><text:span text:style-name="CharStyle21"><text:span text:style-name="T59">Nákaza hlístami.</text:span></text:span></text:p>
        <text:p text:style-name="P114"><text:span text:style-name="CharStyle11"><text:span text:style-name="T59">1. V bravčovom mäse nachodí sa hlísta trichina (svalovec), zapupená vo vápenej škrupinke. (Obr. 13.) V žalúdkovej šťave človeka škrupinka sa rozpustí a svalovec za tri dni dorastie. Samička zaryje sa do steny čreva a uloží asi </text:span></text:span><text:span text:style-name="CharStyle11"><text:span text:style-name="T2">15</text:span></text:span><text:span text:style-name="CharStyle11"><text:span text:style-name="T59">00 va</text:span></text:span><text:span text:style-name="CharStyle11"><text:span text:style-name="T2">jíč</text:span></text:span><text:span text:style-name="CharStyle11"><text:span text:style-name="T59">ek, ktoré prúdom mliazgy črevnej dostanú sa do krvi. Krvou zanesie sa do obľúbených miest ľudského tela: do svalov (mäsa) a kĺbov. </text:span></text:span><text:span text:style-name="CharStyle11"><text:span text:style-name="T2">Ne</text:span></text:span><text:span text:style-name="CharStyle11"><text:span text:style-name="T59">moc takto spô­sobená je bolestivá.</text:span></text:span></text:p>
        <text:p text:style-name="P97"><text:span text:style-name="CharStyle11"><text:span text:style-name="T59">Trichín sa ochránime tak,</text:span></text:span><text:span text:style-name="CharStyle11"><text:span text:style-name="T2"> keď </text:span></text:span><text:span text:style-name="CharStyle11"><text:span text:style-name="T59">nepožívame suro­vého, nedovareného, nedopečeného mäsa.</text:span></text:span></text:p>
        <text:p text:style-name="P114"><text:span text:style-name="CharStyle11"><text:span text:style-name="T59">2. Tasemnica (stužková hlísta, taenia soliu</text:span></text:span><text:span text:style-name="CharStyle21"><text:span text:style-name="T2">m)</text:span></text:span><text:span text:style-name="CharStyle21"><text:span text:style-name="T59">. Úhor tasemnice žije tiež v mäse brava. V šťave ľudského žalúdka sa osvobodí z v</text:span></text:span><text:span text:style-name="CharStyle11"><text:span text:style-name="T2">ä</text:span></text:span><text:span text:style-name="CharStyle11"><text:span text:style-name="T59">zivového obalu a začnú rásť od hlavy štvorhranné, bielo-ružové</text:span></text:span><text:span text:style-name="CharStyle26"><text:span text:style-name="T59"> </text:span></text:span><text:span text:style-name="CharStyle11"><text:span text:style-name="T59">články v počte niekoľko sto. Tasemnica máva dĺžky i niekoľko metrov. Ochrana ako vyššie.</text:span></text:span></text:p>
        <text:p text:style-name="P97"><text:span text:style-name="CharStyle11"><text:span text:style-name="T59">Okrem týchto je ešte niekoľko druhov tasemníc, ktoré v mäse rôznych </text:span></text:span><text:soft-page-break/><text:span text:style-name="CharStyle11"><text:span text:style-name="T59">zvierat žijú a môžu sa dosta</text:span></text:span><text:span text:style-name="CharStyle11"><text:span text:style-name="T70">ť</text:span></text:span><text:span text:style-name="CharStyle11"><text:span text:style-name="T59"> do človeka.</text:span></text:span></text:p>
        <text:p text:style-name="P97"><text:span text:style-name="CharStyle11"><text:span text:style-name="T59">Ošípané treba zavierať v čistých chlievoch a hlavne treba zapchávať diery, aby potkany ne­mal</text:span></text:span><text:span text:style-name="CharStyle11"><text:span text:style-name="T14">y</text:span></text:span><text:span text:style-name="CharStyle11"><text:span text:style-name="T59"> prístupu do chlieva. Sviňa nakazí sa, keď zje potkana, ktorý býva obyčajne nakazený trichinami. Tasemnice odchodia z človeka výkalom. Ošípané ho požijú a nakazia sa. A tak vandru</text:span></text:span><text:span text:style-name="CharStyle11"><text:span text:style-name="T2">je</text:span></text:span><text:span text:style-name="CharStyle11"><text:span text:style-name="T59"> tasemnica zase do človeka.</text:span></text:span></text:p>
        <text:p text:style-name="P97"><text:span text:style-name="CharStyle21"><text:span text:style-name="T59"/></text:span></text:p>
        <text:p text:style-name="P196"><text:span text:style-name="CharStyle21"><text:span text:style-name="T59">Nákaza bakt</text:span></text:span><text:span text:style-name="CharStyle21"><text:span text:style-name="T70">e</text:span></text:span><text:span text:style-name="CharStyle21"><text:span text:style-name="T59">riami.</text:span></text:span></text:p>
        <text:p text:style-name="P110"><text:span text:style-name="CharStyle11"><text:span text:style-name="T59"/></text:span></text:p>
        <text:p text:style-name="P201"><text:span text:style-name="CharStyle11"><text:span text:style-name="T59">1. V hovädzom a bravčovom mäse nachodia sa vše dutiny, naplnené hnojom, v ktorom žije rastlinný živočích: aktinomykosa. Do tela človeka dostane sa poranenou kožou, alebo slznicou (v ústach). A </text:span></text:span><text:span text:style-name="CharStyle11"><text:span text:style-name="T70">č</text:span></text:span><text:span text:style-name="CharStyle11"><text:span text:style-name="T59">lovek ochorie veľmi nebezpečnou, hnojivou chorobou, často smrteľnou. Hnojivé mäso jest nesvobodno.</text:span></text:span></text:p>
        <text:p text:style-name="P114"><text:span text:style-name="CharStyle11"><text:span text:style-name="T59">2. Bakt</text:span></text:span><text:span text:style-name="CharStyle21"><text:span text:style-name="T14">e</text:span></text:span><text:span text:style-name="CharStyle21"><text:span text:style-name="T59">rie suchotín (tuberkulósa). Suchotiny sú veľmi častou nemocou hovädzieho doby</text:span></text:span><text:span text:style-name="CharStyle21"><text:span text:style-name="T2">t</text:span></text:span><text:span text:style-name="CharStyle21"><text:span text:style-name="T59">k</text:span></text:span><text:span text:style-name="CharStyle21"><text:span text:style-name="T14">a</text:span></text:span><text:span text:style-name="CharStyle21"><text:span text:style-name="T59">. V niektorých krajinách až 10, 20, 50% hoviad trpí touto strašnou nemocou. Ovce a kozy nemá</text:span></text:span><text:span text:style-name="CharStyle11"><text:span text:style-name="T59">vajú suchotín, husi a kačky vôbec nikdy. Sliepky majú osobitnú suchú nemoc, perlovinou zvanú.</text:span></text:span></text:p>
        <text:p text:style-name="P97"><text:span text:style-name="CharStyle11"><text:span text:style-name="T59">Človek nakazí sa suchotinami, keď požije ne­zdravé surové mäso. Kto chce jes</text:span></text:span><text:span text:style-name="CharStyle11"><text:span text:style-name="T70">ť</text:span></text:span><text:span text:style-name="CharStyle11"><text:span text:style-name="T59"> mäso a nechce sa ním nakaziť, nech jie iba dobre uvarené mäso.</text:span></text:span></text:p>
        <text:p text:style-name="P135"><text:span text:style-name="CharStyle11"><text:span text:style-name="T59">3. Sneť slzinn</text:span></text:span><text:span text:style-name="CharStyle21"><text:span text:style-name="T2">á</text:span></text:span><text:span text:style-name="CharStyle11"><text:span text:style-name="T59"> (Anthrax, Milzbrand). Bakterie sneti nachodia sa v krvi a v </text:span></text:span><text:soft-page-break/><text:span text:style-name="CharStyle11"><text:span text:style-name="T59">koži hovä­dzieho dobytka. Človek sa nakazí alebo požitím mäsa, alebo skrze odreninu na tele pri štvrtení hoväda. Na tele človeka vyhadzujú sa tmavo-belasé pľuzgiere. Smrť nastáva asi do týždňa. Sneťou choré hovädo treba zakopať, holou rukou sa ho</text:span></text:span><text:span text:style-name="CharStyle8"><text:span text:style-name="T59"> </text:span></text:span><text:span text:style-name="CharStyle11"><text:span text:style-name="T59">netýkať, lebo dosť je i neviditeľné zaškra</text:span></text:span><text:span text:style-name="CharStyle11"><text:span text:style-name="T2">bn</text:span></text:span><text:span text:style-name="CharStyle11"><text:span text:style-name="T59">ut</text:span></text:span><text:span text:style-name="CharStyle11"><text:span text:style-name="T2">i</text:span></text:span><text:span text:style-name="CharStyle11"><text:span text:style-name="T59">e ruky, aby sa človek nakazil.</text:span></text:span></text:p>
        <text:p text:style-name="P114"><text:span text:style-name="CharStyle11"><text:span text:style-name="T59">4. Vozgrivina (malleus humidus) a besnota. Vozgrivinou chorejú obyčajne kone. Človek na­kazí sa skrze ranu. Úmrtnosť nakazených je veľká. Hovädzí dobytok zriedka chorieva besnotou. Ná­kaza sa chytá skrze poranenú, oškúlenú kožu.</text:span></text:span></text:p>
        <text:p text:style-name="P10"><text:span text:style-name="CharStyle26"><text:span text:style-name="T59"/></text:span></text:p>
        <text:p text:style-name="P37"><text:span text:style-name="CharStyle11"><text:span text:style-name="T59">b) Otravy mäsom.</text:span></text:span></text:p>
        <text:p text:style-name="P97"><text:span text:style-name="CharStyle11"><text:span text:style-name="T59"/></text:span></text:p>
        <text:p text:style-name="P196"><text:span text:style-name="CharStyle11"><text:span text:style-name="T59">Ke</text:span></text:span><text:span text:style-name="CharStyle11"><text:span text:style-name="T70">ď</text:span></text:span><text:span text:style-name="CharStyle11"><text:span text:style-name="T59"> sa človek otrávi zkazeným mäsom, nuž ho dávi a preháňa, hlava sa mu krúti, zbledne, sucho mu je a škrabe ho v hrdle, ve</text:span></text:span><text:span text:style-name="CharStyle11"><text:span text:style-name="T14">ľ</text:span></text:span><text:span text:style-name="CharStyle11"><text:span text:style-name="T59">mi ho smädí a všetko vidí dvojit</text:span></text:span><text:span text:style-name="CharStyle11"><text:span text:style-name="T14">e</text:span></text:span><text:span text:style-name="CharStyle11"><text:span text:style-name="T59">, v</text:span></text:span><text:span text:style-name="CharStyle11"><text:span text:style-name="T70">í</text:span></text:span><text:span text:style-name="CharStyle11"><text:span text:style-name="T59">čka očú a svaly mu ochrnú, slabne a stydne.</text:span></text:span></text:p>
        <text:p text:style-name="P97"><text:span text:style-name="CharStyle11"><text:span text:style-name="T59">Bakt</text:span></text:span><text:span text:style-name="CharStyle11"><text:span text:style-name="T14">e</text:span></text:span><text:span text:style-name="CharStyle11"><text:span text:style-name="T59">rie vyrábajú istý druh otravy, ktorý menujeme toxickým jedom. Človek sa nemusí na­kaziť (infikovať) nemocou, ale sa len nakrátko natrávi (intoxiku</text:span></text:span><text:span text:style-name="CharStyle11"><text:span text:style-name="T2">je</text:span></text:span><text:span text:style-name="CharStyle11"><text:span text:style-name="T59">).</text:span></text:span></text:p>
        <text:p text:style-name="P97"><text:span text:style-name="CharStyle11"><text:span text:style-name="T59">Mäso bakteriálnym jedom natrávené má pro­tivný nasladkastý zápach a chuť. Často sú natrá­vené len jednotlivé čiastky zvierat (p</text:span></text:span><text:span text:style-name="CharStyle11"><text:span text:style-name="T70">ľ</text:span></text:span><text:span text:style-name="CharStyle11"><text:span text:style-name="T59">úca, pečene, slzina), kdežto iné sú neškodné.</text:span></text:span></text:p>
        <text:p text:style-name="P97"><text:span text:style-name="CharStyle11"><text:span text:style-name="T59">Najčastejšie sú otravy jaternicami, virštľami, klobásami, ikrami (kavi</text:span></text:span><text:span text:style-name="CharStyle11"><text:span text:style-name="T14">a</text:span></text:span><text:span text:style-name="CharStyle11"><text:span text:style-name="T59">rom) a </text:span></text:span><text:soft-page-break/><text:span text:style-name="CharStyle11"><text:span text:style-name="T59">sviňským syrom (Schweinkäse). Otrava býva zapríčinená jedom zvláštneho bacilla (bacillus botulinus). Zápach, po­dozrivá chuť a farba výšoznačených pokrmov nech nám je výstrahou pred požitím. (Vi</text:span></text:span><text:span text:style-name="CharStyle11"><text:span text:style-name="T70">ď</text:span></text:span><text:span text:style-name="CharStyle11"><text:span text:style-name="T59"> odstavec </text:span></text:span><text:span text:style-name="CharStyle11"><text:span text:style-name="T2">11</text:span></text:span><text:span text:style-name="CharStyle11"><text:span text:style-name="T59">2.)</text:span></text:span></text:p>
        <text:p text:style-name="P97"><text:span text:style-name="CharStyle11"><text:span text:style-name="T59">A každý nech sa vystríha, aby z chorých a podozrivých zvierat mäsa nejedol.</text:span></text:span></text:p>
        <text:p text:style-name="P54"><text:span text:style-name="CharStyle11"><text:span text:style-name="T59"/></text:span></text:p>
        <text:p text:style-name="P80"><text:span text:style-name="CharStyle11"><text:span text:style-name="T59">c) O jatkách.</text:span></text:span></text:p>
        <text:p text:style-name="P97"><text:span text:style-name="CharStyle21"><text:span text:style-name="T2"/></text:span></text:p>
        <text:p text:style-name="P196"><text:span text:style-name="CharStyle21"><text:span text:style-name="T14">V</text:span></text:span><text:span text:style-name="CharStyle21"><text:span text:style-name="T2">o</text:span></text:span><text:span text:style-name="CharStyle11"><text:span text:style-name="T59"> väčších a veľkých mestách na zabíjanie dobytka dozerá zverolekár. Na dedinách nikto. A veru naše dedinské „jatky“ potrebovaly by po­riadneho dozor</text:span></text:span><text:span text:style-name="CharStyle11"><text:span text:style-name="T2">u</text:span></text:span><text:span text:style-name="CharStyle11"><text:span text:style-name="T59">!</text:span></text:span></text:p>
        <text:p text:style-name="P97"><text:span text:style-name="CharStyle11"><text:span text:style-name="T59">Jatky treba držať čisto. Po každom zabití hoväda a vysekaní mäsa nech sa smyje všetka krv a špina s náradia, s kláta a podlahy. Dlážka</text:span></text:span><text:span text:style-name="CharStyle11"><text:span text:style-name="T2">,</text:span></text:span><text:span text:style-name="CharStyle11"><text:span text:style-name="T59"> jatky má byť bet</text:span></text:span><text:span text:style-name="CharStyle11"><text:span text:style-name="T14">o</text:span></text:span><text:span text:style-name="CharStyle11"><text:span text:style-name="T59">nová, aby sa dala dobre myť. Krv v teple rýchle hnije a nákaza mäsa je ľahká.</text:span></text:span></text:p>
        <text:p text:style-name="P97"><text:span text:style-name="CharStyle21"><text:span text:style-name="T59">Zlá, nebezpečná obyčaj je vykladať a vešať mäso na ulicu, kadia</text:span></text:span><text:span text:style-name="CharStyle21"><text:span text:style-name="T14">ľ</text:span></text:span><text:span text:style-name="CharStyle21"><text:span text:style-name="T59"> chodia vozy a kde sa práši. Lebo v prachu ulice sú milliony choroboplodných zárodkov, ktorými sa vyvesené mäso zbytočne a ne­rozumne kazí. Mäsiari nech označujú obecenstvu nejakou červenou tabuľkou s nápisom, že majú čerstvé mäso.</text:span></text:span></text:p>
        <text:p text:style-name="P97"><text:span text:style-name="CharStyle11"><text:span text:style-name="T59">Nemocný dobytok bez dovolenia zverolekárovho nemal by sa nikdy sekať.</text:span></text:span></text:p>
        <text:p text:style-name="P25"><text:soft-page-break/><text:span text:style-name="CharStyle11"><text:span text:style-name="T59"/></text:span></text:p>
        <text:p text:style-name="P63"><text:span text:style-name="CharStyle11"><text:span text:style-name="T59">E) Vajce.</text:span></text:span></text:p>
        <text:p text:style-name="P97"><text:span text:style-name="CharStyle11"><text:span text:style-name="T59"/></text:span></text:p>
        <text:p text:style-name="P196"><text:span text:style-name="CharStyle11"><text:span text:style-name="T59">Vtáctvo a ryby dávajú vajcia. Ale ľudia oby­čajne užívajú len dvojaký druh vajec: slepačie vajcia a ikry (kaviar), vajíčka z morskej ryby jasetera.</text:span></text:span></text:p>
        <text:p text:style-name="P97"><text:span text:style-name="CharStyle11"><text:span text:style-name="T59">Slepačie vajce má asi 8 grammov bielkoviny, 4 gr. tuku, 34 gr. vody a trochu železa a iných solí. Toto zodpovedá asi 40 grammom tučného mäsa, alebo 180 gr. (2 deci) mlieka. Vajce je dobrý a ľahko str</text:span></text:span><text:span text:style-name="CharStyle11"><text:span text:style-name="T14">a</text:span></text:span><text:span text:style-name="CharStyle11"><text:span text:style-name="T59">viteľný pokrm. Len na tvrdo uvarené ťažko sa rozpúšťa v žalúdku, preto ho treba dobre požuvať, rozdrobiť v ústach. Vajce na mäkko uva­rené je vhodným pokrmom pre nemocných i deti.</text:span></text:span></text:p>
        <text:p text:style-name="P97"><text:span text:style-name="CharStyle11"><text:span text:style-name="T59">Keby si chcel dospelý človek na jeden deň potrebnej bielkoviny z vajec zaopatriť, potreboval by 21 vajec. Uhľovodíky zaokryl by asi 62 vaj­cami denne.</text:span></text:span></text:p>
        <text:p text:style-name="P97"><text:span text:style-name="CharStyle11"><text:span text:style-name="T2">Je</text:span></text:span><text:span text:style-name="CharStyle11"><text:span text:style-name="T59">stli vajce stojí dlhší čas, čez škrupinu vnikne povetrie do neho a zkazí sa, </text:span></text:span><text:span text:style-name="CharStyle11"><text:span text:style-name="T14">s</text:span></text:span><text:span text:style-name="CharStyle11"><text:span text:style-name="T59">tuchne, zhnije. Ta­kéto vajce nielen odporne zapácha, ale je i zdraviu nebezpečné.</text:span></text:span></text:p>
        <text:p text:style-name="P25"><text:span text:style-name="CharStyle11"><text:span text:style-name="T59"/></text:span></text:p>
        <text:p text:style-name="P63"><text:span text:style-name="CharStyle11"><text:span text:style-name="T59">F</text:span></text:span><text:span text:style-name="CharStyle11"><text:span text:style-name="T70">)</text:span></text:span><text:span text:style-name="CharStyle11"><text:span text:style-name="T14"> </text:span></text:span><text:span text:style-name="CharStyle21"><text:span text:style-name="T2">O</text:span></text:span><text:span text:style-name="CharStyle21"><text:span text:style-name="T59"> chlebe.</text:span></text:span></text:p>
        <text:p text:style-name="P97"><text:span text:style-name="CharStyle11"><text:span text:style-name="T59"/></text:span></text:p>
        <text:p text:style-name="P196"><text:span text:style-name="CharStyle11"><text:span text:style-name="T59">Kultúrny život národov počína sa chlebom. Lebo kým ľudia nemali chleba, museli mužskí čle­novia rodiny od rána do večera striehnuť na po­kraji lesa za krom alebo stromom na divinu a za vyplašenou zverou behať, kým ju srazili a </text:span></text:span><text:soft-page-break/><text:span text:style-name="CharStyle11"><text:span text:style-name="T59">rodine sťa pokrm priniesli. Tak nebolo času na iné šľa­chetné zamestnanie. Pokrm z diviny bol pokrmom neistým. Akonáhle naučil sa však človek zem kopať a obilné sem</text:span></text:span><text:span text:style-name="CharStyle11"><text:span text:style-name="T2">ä</text:span></text:span><text:span text:style-name="CharStyle11"><text:span text:style-name="T59"> siať, poistil si stálu výživu. Kým obilie rástlo, mal dosť času stavať vedľa neho príbytok a zošľachťovať sa. Boj s divou zverou robil človeka tiež divým. Obilie robilo ho pokoj­ným a smierlivým, a život ľudí stával sa istejším, ľudskejším, družnejším. Pohľad na zlatoklasý lán budí v človeku nádej, radosť, lásku, pokoj a vďač­nosť. A národy len týmito citami st</text:span></text:span><text:span text:style-name="CharStyle11"><text:span text:style-name="T14">a</text:span></text:span><text:span text:style-name="CharStyle11"><text:span text:style-name="T59">ly sa kultúr­nymi. Hordy Avarov, Hunnov i hordy Arpádov</text:span></text:span><text:span text:style-name="CharStyle11"><text:span text:style-name="T70">e</text:span></text:span><text:span text:style-name="CharStyle11"><text:span text:style-name="T2"> </text:span></text:span><text:span text:style-name="CharStyle11"><text:span text:style-name="T59">stály na najnižšom stupni civilisácie, keď Slováci už dávno boli národom roľníckym, kultúrnym. Jeden surový, dobre ozbrojený človek môže sto pokojných, civilisovaných ľudí násilím pokoriť a podmani</text:span></text:span><text:span text:style-name="CharStyle11"><text:span text:style-name="T2">ť</text:span></text:span><text:span text:style-name="CharStyle11"><text:span text:style-name="T59">...</text:span></text:span></text:p>
        <text:p text:style-name="P97"><text:span text:style-name="CharStyle11"><text:span text:style-name="T59">Chlieb dorábame z múky.</text:span></text:span></text:p>
        <text:p text:style-name="P97"><text:span text:style-name="CharStyle11"><text:span text:style-name="T59">Múka má asi 14% vody, 2% tuku, 12% bielkoviny, 67% škrobu (uhľohydrátov), 3% buničiny (cellulosy) a 2% popola.</text:span></text:span></text:p>
        <text:p text:style-name="P97"><text:span text:style-name="CharStyle11"><text:span text:style-name="T59">Múka sa mele alebo na hrubo, t. j. šrotu</text:span></text:span><text:span text:style-name="CharStyle11"><text:span text:style-name="T2">je </text:span></text:span><text:span text:style-name="CharStyle11"><text:span text:style-name="T59">na zrnistú grísku (priemer zrnka 0</text:span></text:span><text:span text:style-name="CharStyle11"><text:span text:style-name="T2">.</text:span></text:span><text:span text:style-name="CharStyle11"><text:span text:style-name="T59">80 mm.), alebo na tenko, na jemnú, mäkkú múku (priemer práška 0</text:span></text:span><text:span text:style-name="CharStyle11"><text:span text:style-name="T2">.</text:span></text:span><text:span text:style-name="CharStyle11"><text:span text:style-name="T59">15 mm.).</text:span></text:span></text:p>
        <text:p text:style-name="P97"><text:span text:style-name="CharStyle11"><text:span text:style-name="T59">Zrno býva znečistené všelijakou jedovatou i ne­jedovatou burinou, ak</text:span></text:span><text:span text:style-name="CharStyle11"><text:span text:style-name="T2">o</text:span></text:span><text:span text:style-name="CharStyle11"><text:span text:style-name="T59">: jedovatým námelom (sclerotium), matonohou, poľným kúkoľom, pšeničkou a po</text:span></text:span><text:span text:style-name="CharStyle11"><text:span text:style-name="T14">d</text:span></text:span><text:span text:style-name="CharStyle11"><text:span text:style-name="T59">. Kedysi býval</text:span></text:span><text:span text:style-name="CharStyle11"><text:span text:style-name="T14">y</text:span></text:span><text:span text:style-name="CharStyle11"><text:span text:style-name="T59"> časté otravy námelom, dnes v dobre zariadených mlynoch odstráni sa všetka pleve</text:span></text:span><text:span text:style-name="CharStyle11"><text:span text:style-name="T14">l</text:span></text:span><text:span text:style-name="CharStyle11"><text:span text:style-name="T59"> až na 0</text:span></text:span><text:span text:style-name="CharStyle11"><text:span text:style-name="T2">.</text:span></text:span><text:span text:style-name="CharStyle11"><text:span text:style-name="T59">5% kúkoľa a 0</text:span></text:span><text:span text:style-name="CharStyle11"><text:span text:style-name="T2">.</text:span></text:span><text:span text:style-name="CharStyle11"><text:span text:style-name="T59">2% matonohy. V ta­komto pomere sú zdraviu neškodné.</text:span></text:span></text:p>
        <text:p text:style-name="P97"><text:soft-page-break/><text:span text:style-name="CharStyle11"><text:span text:style-name="T59">Múku falšujú primiešavaním lacnejšej múky do lepšej.</text:span></text:span></text:p>
        <text:p text:style-name="P97"><text:span text:style-name="CharStyle11"><text:span text:style-name="T59">Chlieb sa pripravuje takt</text:span></text:span><text:span text:style-name="CharStyle11"><text:span text:style-name="T2">o</text:span></text:span><text:span text:style-name="CharStyle11"><text:span text:style-name="T59">: na 100 čiastok múky pridá sa 75 čiastok vody a niečo soli, potom kvasníc (odmladu), alebo kvasu (nácesty). Všetko toto sa dôkladne premiesi a za istý čas nechá sa </text:span></text:span><text:span text:style-name="CharStyle11"><text:span text:style-name="T14">s</text:span></text:span><text:span text:style-name="CharStyle11"><text:span text:style-name="T59">tá</text:span></text:span><text:span text:style-name="CharStyle11"><text:span text:style-name="T70">ť</text:span></text:span><text:span text:style-name="CharStyle11"><text:span text:style-name="T59"> v teplote 25—30° C. Pri takejto teplote mení sa v múke obsažený cukor vlivom bakt</text:span></text:span><text:span text:style-name="CharStyle11"><text:span text:style-name="T14">e</text:span></text:span><text:span text:style-name="CharStyle11"><text:span text:style-name="T59">rií a kvasníc na kyselinu uhličitú, alkohol (lieh) a kyselinu mliečnu. Potom sádže sa do pece. Tieto plyny horúčosťou pece (asi 200</text:span></text:span><text:span text:style-name="CharStyle11"><text:span text:style-name="T2">° </text:span></text:span><text:span text:style-name="CharStyle11"><text:span text:style-name="T59">C.) rozťahujú sa v ceste a tvoria dierky v chlebe. Žitný chlieb má asi 28—5</text:span></text:span><text:span text:style-name="CharStyle11"><text:span text:style-name="T14">0%</text:span></text:span><text:span text:style-name="CharStyle11"><text:span text:style-name="T59"> dierok, pšeničný 73—</text:span></text:span><text:span text:style-name="CharStyle11"><text:span text:style-name="T2">83%.</text:span></text:span><text:span text:style-name="CharStyle11"><text:span text:style-name="T59"> </text:span></text:span><text:span text:style-name="CharStyle11"><text:span text:style-name="T70">Č</text:span></text:span><text:span text:style-name="CharStyle11"><text:span text:style-name="T59">ím je chlieb redší, tým je straviteľnejší v žalúdku. Kyslotu chleba zapríčiňujú bacilly kvasenia kyseliny mliečnej a octovej. Kyslý chlieb obyčajne nadúva, ale výživnosti tým neztráca. Pečením sa mení škrob na maz, dextrin a klovatinu; bielkovina sa sráža. (Obr. 14, 15, 16, 17, 18, 19.)</text:span></text:span></text:p>
        <text:p text:style-name="P97"><text:span text:style-name="CharStyle11"><text:span text:style-name="T59">Čím menej otrúb sa upečie v chlebe, tým je belší. Ak sú otruby jemne rozomleté, mazové bunky sa lepšie otvoria a tým sa viacej bielkoviny strávi v žalúdku. Otruby vzbudzujú pohyb čriev, potrava chytrejšie prechodí čez ne a tým zúžitkovanie</text:span></text:span><text:span text:style-name="CharStyle11"><text:span text:style-name="T2"> </text:span></text:span><text:span text:style-name="CharStyle11"><text:span text:style-name="T59">chleba je menšie. Čím viacej sa tedy žito v</text:span></text:span><text:span text:style-name="CharStyle11"><text:span text:style-name="T2">ym</text:span></text:span><text:span text:style-name="CharStyle11"><text:span text:style-name="T59">ele, tým viac má otrúb a tým horšie sa využije chlieb z neho. Dobrý chlieb je nie ani veľmi hustý, ani veľmi riedky. Striedka má byť elasticky (pružne</text:span></text:span><text:span text:style-name="CharStyle11"><text:span text:style-name="T70">)</text:span></text:span><text:span text:style-name="CharStyle11"><text:span text:style-name="T59"> mäkká, kôrka rovnomerne hrubá, bledo-hnedá a hladká.</text:span></text:span></text:p>
        <text:p text:style-name="P97"><text:span text:style-name="CharStyle11"><text:span text:style-name="T59">Jestli chlieb necháme dlhší čas na vlhkom mieste, splesnivie. Plieseň nie je práve zdraviu škodlivá, ale takýto chlieb je nechutný a menej výživný.</text:span></text:span></text:p>
        <text:p text:style-name="P97"><text:soft-page-break/><text:span text:style-name="CharStyle11"><text:span text:style-name="T59">V niektorých krajinách miesto našej pšenice a žita zaujíma ryža (rajs), proso a kukurica. Preto, že nemajú dosť mazu, nedá sa z nich chlieb piecť. Z kukurice varia kašu, menovite v Taliansku tak­zvanú polentu.</text:span></text:span></text:p>
        <text:p text:style-name="P10"><text:span text:style-name="CharStyle26"><text:span text:style-name="T59"/></text:span></text:p>
        <text:p text:style-name="P25"><text:span text:style-name="CharStyle11"><text:span text:style-name="T59">G) Strukoviny</text:span></text:span><text:span text:style-name="CharStyle21"><text:span text:style-name="T2">.</text:span></text:span></text:p>
        <text:p text:style-name="P97"><text:span text:style-name="CharStyle11"><text:span text:style-name="T59"/></text:span></text:p>
        <text:p text:style-name="P196"><text:span text:style-name="CharStyle11"><text:span text:style-name="T59">Hrach, šošovica a fazuľa sú záživným a lac­ným pokrmom. Omastené alebo s mäsom (bravčo­vým) pripravené môžu sa vyrovnať najzáživnej</text:span></text:span><text:span text:style-name="CharStyle50"><text:span text:style-name="T59">šiemu pokrmu. Ľudom chorým na žalúdok, srdce, </text:span></text:span><text:span text:style-name="CharStyle50"><text:span text:style-name="T71">p</text:span></text:span><text:span text:style-name="CharStyle32"><text:span text:style-name="T59">ľúca sú ťažké, lebo zdúvajú.</text:span></text:span></text:p>
        <text:p text:style-name="P97"><text:span text:style-name="CharStyle11"><text:span text:style-name="T2">Najv</text:span></text:span><text:span text:style-name="CharStyle11"><text:span text:style-name="T59">ýživ</text:span></text:span><text:span text:style-name="CharStyle11"><text:span text:style-name="T2">nejš</text:span></text:span><text:span text:style-name="CharStyle11"><text:span text:style-name="T59">ia je tedy šošovica, má však chybu, že sa šupina so šošovice nedá dobre od­lúčiť a tým sa ťažko trávi. Strukoviny treba zbaviť šupín, lebo bez šupín a pretreté ľahšie sa trávia, ako v celosti. Ináč dráždia črevá a môžu zaprí­činiť ľahký katarrh. Na vlhkom mieste ľahko ple­snivejú a kazia sa.</text:span></text:span></text:p>
        <text:p text:style-name="P25"><text:span text:style-name="CharStyle21"><text:span text:style-name="T2"/></text:span></text:p>
        <text:p text:style-name="P63"><text:span text:style-name="CharStyle11"><text:span text:style-name="T59">H) Zeleniny.</text:span></text:span></text:p>
        <text:p text:style-name="P97"><text:span text:style-name="CharStyle11"><text:span text:style-name="T59"/></text:span></text:p>
        <text:p text:style-name="P196"><text:span text:style-name="CharStyle11"><text:span text:style-name="T59">Zeleniny sú trojaké: korenaté, strukovité a listnaté. Medzi prvé patria zemiaky, repa mrkev, kvak at</text:span></text:span><text:span text:style-name="CharStyle11"><text:span text:style-name="T71">ď</text:span></text:span><text:span text:style-name="CharStyle11"><text:span text:style-name="T59">. Medzi druhé</text:span></text:span><text:span text:style-name="CharStyle11"><text:span text:style-name="T2">:</text:span></text:span><text:span text:style-name="CharStyle11"><text:span text:style-name="T59"> zelený hrach, zelená fa­zuľa; bôb at</text:span></text:span><text:span text:style-name="CharStyle11"><text:span text:style-name="T71">ď</text:span></text:span><text:span text:style-name="CharStyle11"><text:span text:style-name="T59">. Medzi tretie kel, kapusta, šalát, </text:span></text:span><text:span text:style-name="CharStyle11"><text:span text:style-name="T15">š</text:span></text:span><text:span text:style-name="CharStyle11"><text:span text:style-name="T59">pinát (lobôdka) a pod.</text:span></text:span></text:p>
        <text:p text:style-name="P97"><text:span text:style-name="CharStyle21"><text:span text:style-name="T59">Zemiaky majú:</text:span></text:span></text:p>
        <text:p text:style-name="P97"><text:span text:style-name="CharStyle11"><text:span text:style-name="T59">Vody 75</text:span></text:span><text:span text:style-name="CharStyle11"><text:span text:style-name="T2">.</text:span></text:span><text:span text:style-name="CharStyle11"><text:span text:style-name="T59">5 dielov</text:span></text:span></text:p>
        <text:p text:style-name="P169"><text:soft-page-break/><text:span text:style-name="CharStyle11"><text:span text:style-name="T59">Bielkovín 1 (</text:span></text:span><text:span text:style-name="CharStyle11"><text:span text:style-name="T2">+</text:span></text:span><text:span text:style-name="CharStyle11"><text:span text:style-name="T59">1) </text:span></text:span><text:span text:style-name="CharStyle11"><text:span text:style-name="T15">dielov</text:span></text:span></text:p>
        <text:p text:style-name="P208"><text:span text:style-name="CharStyle11"><text:span text:style-name="T59">Tuku 0</text:span></text:span><text:span text:style-name="CharStyle11"><text:span text:style-name="T2">.</text:span></text:span><text:span text:style-name="CharStyle11"><text:span text:style-name="T59">1 </text:span></text:span><text:span text:style-name="CharStyle11"><text:span text:style-name="T71">dielov</text:span></text:span></text:p>
        <text:p text:style-name="P170"><text:span text:style-name="CharStyle11"><text:span text:style-name="T59">Škrobu 21</text:span></text:span><text:span text:style-name="CharStyle11"><text:span text:style-name="T2">.</text:span></text:span><text:span text:style-name="CharStyle11"><text:span text:style-name="T59">0</text:span></text:span><text:span text:style-name="CharStyle11"><text:span text:style-name="T2"> </text:span></text:span><text:span text:style-name="CharStyle11"><text:span text:style-name="T15">dielov</text:span></text:span></text:p>
        <text:p text:style-name="P209"><text:span text:style-name="CharStyle11"><text:span text:style-name="T104">Popola a</text:span></text:span><text:span text:style-name="CharStyle11"><text:span text:style-name="T2"> </text:span></text:span><text:span text:style-name="CharStyle11"><text:span text:style-name="T104">buničiny </text:span></text:span><text:span text:style-name="CharStyle11"><text:span text:style-name="T106">1.4 diela</text:span></text:span></text:p>
        <text:p text:style-name="P97"><text:span text:style-name="CharStyle11"><text:span text:style-name="T59"/></text:span></text:p>
        <text:p text:style-name="P196"><text:span text:style-name="CharStyle11"><text:span text:style-name="T59">Zemiak je, ako vidíme, najhlúpejší pokrm. Má však mnoho škrobu a je veľmi lacný. Má i tú výhodu, že sa urodí i v hlúpejšej pôde.</text:span></text:span></text:p>
        <text:p text:style-name="P97"><text:span text:style-name="CharStyle11"><text:span text:style-name="T59">Mrkev, repa, kvak a pod. sú menšej výživ­nej ceny a užíva sa ich skôr za príkrm, ako na výživu.</text:span></text:span></text:p>
        <text:p text:style-name="P97"><text:span text:style-name="CharStyle11"><text:span text:style-name="T59">Výživnejšie s</text:span></text:span><text:span text:style-name="CharStyle11"><text:span text:style-name="T2">ú:</text:span></text:span><text:span text:style-name="CharStyle11"><text:span text:style-name="T59"> zelená fazuľa a zelený hrach.</text:span></text:span></text:p>
        <text:p text:style-name="P97"><text:span text:style-name="CharStyle11"><text:span text:style-name="T59">Výživná cena kapusty, ako vidíme, je veľmi malá a kyslej kapusty temer nijaká. </text:span></text:span><text:span text:style-name="CharStyle11"><text:span text:style-name="T2">I</text:span></text:span><text:span text:style-name="CharStyle11"><text:span text:style-name="T59"> užíva sa jej viac len ako dráždidla žalúdka, než ako pokrmu.</text:span></text:span></text:p>
        <text:p text:style-name="P97"><text:span text:style-name="CharStyle21"><text:span text:style-name="T59">Ovocie máva až 10% cukru. Preto má hodnú výživnú cenu. Menovite mládež lipne za ovocím a niet príčiny, prečo by sa zrelého ovocia deťom malo odopierať.</text:span></text:span></text:p>
        <text:p text:style-name="P25"><text:span text:style-name="CharStyle11"><text:span text:style-name="T59"/></text:span></text:p>
        <text:p text:style-name="P63"><text:span text:style-name="CharStyle11"><text:span text:style-name="T59">J) O hubách.</text:span></text:span></text:p>
        <text:p text:style-name="P97"><text:span text:style-name="CharStyle21"><text:span text:style-name="T59"/></text:span></text:p>
        <text:p text:style-name="P196"><text:span text:style-name="CharStyle21"><text:span text:style-name="T59">Huby majú hojne bielkovín a preto sú dobrou výživnou látkou. </text:span></text:span><text:span text:style-name="CharStyle11"><text:span text:style-name="T2">O</text:span></text:span><text:span text:style-name="CharStyle11"><text:span text:style-name="T59"> hubách možno povedať, že sú „mäso v lese“. Huby sú dobré i ako príkrm k iným pokrmom. Len majú chybu, že sa ťažko stravujú a bývajú dosť často príčinou </text:span></text:span><text:soft-page-break/><text:span text:style-name="CharStyle11"><text:span text:style-name="T59">otráv.</text:span></text:span></text:p>
        <text:p text:style-name="P97"><text:span text:style-name="CharStyle11"><text:span text:style-name="T59">Nasledujúca tabuľka nám ukáže, ako sú huby výživné, keď ich prirovnáme k iným pokrmom:</text:span></text:span></text:p>
        <text:p text:style-name="P38"><text:span text:style-name="CharStyle11"><text:span text:style-name="T2">Pokrmy: </text:span></text:span></text:p>
        <text:p text:style-name="P171"><text:span text:style-name="CharStyle11"><text:span text:style-name="T59">Sušené huby 10—36% bielkoviny</text:span></text:span></text:p>
        <text:p text:style-name="P189"><text:span text:style-name="CharStyle75"><text:span text:style-name="T59">Mäso </text:span></text:span><text:span text:style-name="CharStyle75"><text:span text:style-name="T2">17</text:span></text:span><text:span text:style-name="CharStyle75"><text:span text:style-name="T59">—44</text:span></text:span><text:span text:style-name="CharStyle11"><text:span text:style-name="T59">% bielkoviny</text:span></text:span></text:p>
        <text:p text:style-name="P190"><text:span text:style-name="CharStyle75"><text:span text:style-name="T59">Strukoviny (priemerne) 25<text:tab/></text:span></text:span><text:span text:style-name="CharStyle11"><text:span text:style-name="T59">% bielkoviny</text:span></text:span></text:p>
        <text:p text:style-name="P190"><text:span text:style-name="CharStyle75"><text:span text:style-name="T59">Vajce 12</text:span></text:span><text:span text:style-name="CharStyle11"><text:span text:style-name="T59">% bielkoviny</text:span></text:span></text:p>
        <text:p text:style-name="P191"><text:span text:style-name="CharStyle75"><text:span text:style-name="T59">Chlieb 8</text:span></text:span><text:span text:style-name="CharStyle11"><text:span text:style-name="T59">% bielkoviny</text:span></text:span></text:p>
        <text:p text:style-name="P97"><text:span text:style-name="CharStyle11"><text:span text:style-name="T59"/></text:span></text:p>
        <text:p text:style-name="P196"><text:span text:style-name="CharStyle11"><text:span text:style-name="T59">Klobúk mladých húb je výživnejší než hlúb</text:span></text:span><text:span text:style-name="CharStyle11"><text:span text:style-name="T2">. </text:span></text:span><text:span text:style-name="CharStyle11"><text:span text:style-name="T59">U nás sa huby málo pestujú, ač naše lesnaté kraje sú dobrou živnou pôdou pre huby. Toto zanedbávanie húb je národo-hospodárskou škodou.</text:span></text:span></text:p>
        <text:p text:style-name="P97"><text:span text:style-name="CharStyle21"><text:span text:style-name="T59">Príprava húb. Pravda je, že sa huby ťažko stravujú, ale tomu je ľahká odpomoc: pokrájajme ich na drobno a pridajme k nim trochu sódy bicarbony. Šťavu z húb neslievajme, lebo v nej je mnoho solí, ktoré str</text:span></text:span><text:span text:style-name="CharStyle11"><text:span text:style-name="T15">a</text:span></text:span><text:span text:style-name="CharStyle11"><text:span text:style-name="T59">viteľnosť húb napomáhajú. Ke</text:span></text:span><text:span text:style-name="CharStyle11"><text:span text:style-name="T71">ď</text:span></text:span><text:span text:style-name="CharStyle11"><text:span text:style-name="T59"> nemáme sódy, pokrájajme huby na drobno,</text:span></text:span><text:span text:style-name="CharStyle37"><text:span text:style-name="T59"> </text:span></text:span><text:span text:style-name="CharStyle11"><text:span text:style-name="T59">posoľme ich a nakrátko nechajme ich v studenej vode; potom ich v tejto vode dobre umyme. Huby dobre nahrádzajú nedostatok bielkoviny u ze</text:span></text:span><text:span text:style-name="CharStyle11"><text:span text:style-name="T71">m</text:span></text:span><text:span text:style-name="CharStyle11"><text:span text:style-name="T59">iakov. Huby so zemiakmi sú preto dobrý pokrm. Samotné huby mnoho masti nepotrebujú.</text:span></text:span></text:p>
        <text:p text:style-name="P97"><text:span text:style-name="CharStyle11"><text:span text:style-name="T59">Našim učiteľom do pozornosti odporúčam pe­stovanie a poznávanie húb. </text:span></text:span><text:soft-page-break/><text:span text:style-name="CharStyle11"><text:span text:style-name="T59">Koľko dobrej, výživnej a veľmi lacnej potravy dávať by nám mohly naše lesy a háje!</text:span></text:span></text:p>
        <text:p text:style-name="P97"><text:span text:style-name="CharStyle11"><text:span text:style-name="T59">Všetky zeleniny, vyjmúc strukovín a zemia­kov, sú cenné pre so</text:span></text:span><text:span text:style-name="CharStyle11"><text:span text:style-name="T15">ľ</text:span></text:span><text:span text:style-name="CharStyle11"><text:span text:style-name="T59">, cukor, rastlinné kyseliny a voňavé látky, ktoré sú nevyhnutne potrebné na dráždenie chuti a pre zažívanie.</text:span></text:span></text:p>
        <text:p text:style-name="P97"><text:span text:style-name="CharStyle11"><text:span text:style-name="T59">Keby človek dlhší čas nepožíval zelenín, onemocnel by kurdejami (scorbutom).</text:span></text:span></text:p>
        <text:p text:style-name="P25"><text:span text:style-name="CharStyle11"><text:span text:style-name="T59"/></text:span></text:p>
        <text:p text:style-name="P63"><text:span text:style-name="CharStyle11"><text:span text:style-name="T59">K) </text:span></text:span><text:span text:style-name="CharStyle21"><text:span text:style-name="T2">O</text:span></text:span><text:span text:style-name="CharStyle21"><text:span text:style-name="T59"> vý</text:span></text:span><text:span text:style-name="CharStyle21"><text:span text:style-name="T2">z</text:span></text:span><text:span text:style-name="CharStyle21"><text:span text:style-name="T59">name zemiakov.</text:span></text:span></text:p>
        <text:p text:style-name="P97"><text:span text:style-name="CharStyle21"><text:span text:style-name="T59"/></text:span></text:p>
        <text:p text:style-name="P196"><text:span text:style-name="CharStyle21"><text:span text:style-name="T59">Zemiaky (</text:span></text:span><text:span text:style-name="CharStyle11"><text:span text:style-name="T2">š</text:span></text:span><text:span text:style-name="CharStyle11"><text:span text:style-name="T59">vábka, grule) st</text:span></text:span><text:span text:style-name="CharStyle11"><text:span text:style-name="T2">á</text:span></text:span><text:span text:style-name="CharStyle11"><text:span text:style-name="T59">ly sa najrozšíre­nejším slovenským pokrmom. Príčinou toho je, že sú najlacnejším pokrmom a že sa zemiak urodí i v planej pôde. Pozrime však, aký význam má zemiak z ohľadu zdravotníckeho a sociálneho pre národ, ktorý požíva často a mnoho zemiakov. Ako u nás zemiaky, u millionov východných národov je takým „národným“ pokrmom ryža (rajs).</text:span></text:span></text:p>
        <text:p text:style-name="P97"><text:span text:style-name="CharStyle11"><text:span text:style-name="T59">Srovnajme tieto dva „národné“ pokrmy.</text:span></text:span></text:p>
        <text:p text:style-name="P97"><text:span text:style-name="CharStyle11"><text:span text:style-name="T59">Človek, konajúci </text:span></text:span><text:span text:style-name="CharStyle11"><text:span text:style-name="T2">ť</text:span></text:span><text:span text:style-name="CharStyle11"><text:span text:style-name="T59">ažkú prácu, potrebuje denne asi 500 gramm</text:span></text:span><text:span text:style-name="CharStyle11"><text:span text:style-name="T2">ov</text:span></text:span><text:span text:style-name="CharStyle11"><text:span text:style-name="T59"> uhľovodíkovej (škrob</text:span></text:span><text:span text:style-name="CharStyle11"><text:span text:style-name="T2">ov</text:span></text:span><text:span text:style-name="CharStyle11"><text:span text:style-name="T59">ej, cukro­vej) potravy. Funt zemiakov, majúcich cenu asi 8 halierov, vydá 100 grammov uhľovodíkov; funt ryže, majúcej cenu asi 32 haliere, má 382 grammy uhľovodíkov. Jestli človek chce získať 500 gram­mov </text:span></text:span><text:soft-page-break/><text:span text:style-name="CharStyle11"><text:span text:style-name="T59">uhľovodíkov, musí zjesť 5 funtov zemiakov. To je však možno iba za cenu zdravia, lebo toľké množstvo pokrmu roztiahne žalúdok a poruší jeho trávenie nadobro. Ale toto nie je jedinou škodou, ktorú by zapríčinilo nesmierne požívanie zemia­kov. Zemiaky sú bohaté na draslo (k</text:span></text:span><text:span text:style-name="CharStyle11"><text:span text:style-name="T15">a</text:span></text:span><text:span text:style-name="CharStyle11"><text:span text:style-name="T59">lium), kto­rého je treba človeku v miernom množstve. Draslo je krvný jed, lebo nivočí, otravuje zdravú krv. Jestli človek prekročí potrebné množstvo tejto draselnatej soli, musí porušenú rovnováhu nahra­diť obyčajnou kuchynskou soľou. I zkusujeme, že ľudia mimovoľne hojne solia zemiaky. Týmto so­lením trpia obličky a </text:span></text:span><text:span text:style-name="CharStyle11"><text:span text:style-name="T71">č</text:span></text:span><text:span text:style-name="CharStyle11"><text:span text:style-name="T59">lovek je nútený hojne piť. A vieme</text:span></text:span><text:span text:style-name="CharStyle21"><text:span text:style-name="T2">,</text:span></text:span><text:span text:style-name="CharStyle21"><text:span text:style-name="T59"> že </text:span></text:span><text:span text:style-name="CharStyle21"><text:span text:style-name="T15">ľ</text:span></text:span><text:span text:style-name="CharStyle21"><text:span text:style-name="T59">udia nehasia svoj smäd vždycky len vodou, ale často otravujúcimi liehovými nápojami.</text:span></text:span></text:p>
        <text:p text:style-name="P97"><text:span text:style-name="CharStyle21"><text:span text:style-name="T15">V</text:span></text:span><text:span text:style-name="CharStyle11"><text:span text:style-name="T59"> Anglicku žije ešte biednejší národ, ako sú Slováci: </text:span></text:span><text:span text:style-name="CharStyle21"><text:span text:style-name="T15">I</text:span></text:span><text:span text:style-name="CharStyle21"><text:span text:style-name="T59">rčania.</text:span></text:span></text:p>
        <text:p text:style-name="P97"><text:span text:style-name="CharStyle11"><text:span text:style-name="T59">I tí pijú a sú odkázaní len na zemiakovú stravu, a čo vidíme u nich? Opuchl</text:span></text:span><text:span text:style-name="CharStyle11"><text:span text:style-name="T15">é</text:span></text:span><text:span text:style-name="CharStyle11"><text:span text:style-name="T59"> bruchá, vodou naliatu tvár a ruky a nohy tenučké, akoby bez svalov, bez mäsa. Čo nezmohol surový útisk Angličana, to dorazily zemiak</text:span></text:span><text:span text:style-name="CharStyle11"><text:span text:style-name="T2">y</text:span></text:span><text:span text:style-name="CharStyle11"><text:span text:style-name="T59">: národ irský začal opúšťať zem a húfne utekal do Ameriky zo svojho otroctva.</text:span></text:span></text:p>
        <text:p text:style-name="P97"><text:span text:style-name="CharStyle11"><text:span text:style-name="T59">Naproti zemiakom stojí ryža bez všetkých škodlivých následkov. Potrebných 500 grammov nestojí viacej, ako zemiaky, a čo sa stráviteľnosti týka, ryža vyrovná sa najjemnejšej pšeničnej múke. Je pozoruhodné, že národy, ktoré požívajú ryžu, nie sú oddané tak pijatike, ako národ, živiaci sa zemiakmi. Zemiaky sú ešte o to drahšie, že ich treba hojne soliť, kdežto ryžu netreba. Povinnosťou štátu by bolo</text:span></text:span><text:span text:style-name="CharStyle21"><text:span text:style-name="T2">,</text:span></text:span><text:span text:style-name="CharStyle21"><text:span text:style-name="T59"> aby zariadil </text:span></text:span><text:span text:style-name="CharStyle21"><text:span text:style-name="T71">ľ</text:span></text:span><text:span text:style-name="CharStyle21"><text:span text:style-name="T59">avný dovoz ryže do Uhorska.</text:span></text:span></text:p>
        <text:p text:style-name="P97"><text:soft-page-break/><text:span text:style-name="CharStyle11"><text:span text:style-name="T59">Konečne zemiaky vytisly veľmi dobrý pokrm: krúpy pohančené. Voľakedy naše kraje skvel</text:span></text:span><text:span text:style-name="CharStyle11"><text:span text:style-name="T15">y</text:span></text:span><text:span text:style-name="CharStyle11"><text:span text:style-name="T59"> sa</text:span></text:span><text:span text:style-name="CharStyle26"><text:span text:style-name="T59"> </text:span></text:span><text:span text:style-name="CharStyle11"><text:span text:style-name="T59">vôňou a kvetom pohánky — dnes vída</text:span></text:span><text:span text:style-name="CharStyle11"><text:span text:style-name="T2">ť</text:span></text:span><text:span text:style-name="CharStyle11"><text:span text:style-name="T59"> celé lány vňati zemiakovej v našom krásnom kraji.</text:span></text:span></text:p>
        <text:p text:style-name="P97"><text:span text:style-name="CharStyle11"><text:span text:style-name="T59">Neradím, aby sa zemiaky celkom prestaly pestovať, ale aby sa ich menej sadilo a miesto nich aby sa požívalo viacej chleba a kaše. Lebo sú u nás kraje, kde už vídať </text:span></text:span><text:span text:style-name="CharStyle11"><text:span text:style-name="T2">ov</text:span></text:span><text:span text:style-name="CharStyle11"><text:span text:style-name="T59">islé irské brucho a naliatu tvár.</text:span></text:span></text:p>
        <text:p text:style-name="P97"><text:span text:style-name="CharStyle11"><text:span text:style-name="T59">V Uhorsku pred niekoľkými pokoleniami </text:span></text:span><text:span text:style-name="CharStyle11"><text:span text:style-name="T71">ľu</text:span></text:span><text:span text:style-name="CharStyle11"><text:span text:style-name="T59">dia žili o chlebe, tak ako dosia</text:span></text:span><text:span text:style-name="CharStyle11"><text:span text:style-name="T15">ľ</text:span></text:span><text:span text:style-name="CharStyle11"><text:span text:style-name="T59"> v strednom a sever­nom Rusku, kde sa zemiaky ešte toľko nesadia a nepožívajú, ako u nás.</text:span></text:span></text:p>
        <text:p text:style-name="P97"><text:span text:style-name="CharStyle11"><text:span text:style-name="T59"/></text:span></text:p>
        <text:p text:style-name="P196"><text:span text:style-name="CharStyle11"><text:span text:style-name="T59">L) Maškrtné a perné látky (korenia).</text:span></text:span></text:p>
        <text:p text:style-name="P117"><text:span text:style-name="CharStyle11"><text:span text:style-name="T59"/></text:span></text:p>
        <text:p text:style-name="P210"><text:span text:style-name="CharStyle11"><text:span text:style-name="T59">1. Korenie. Najužívanejším korením je ku­chynská soť. Soľ dráždi žalúdok i črevá, aby vymešovaly šťavy, potrebné na zažitie potravy. Okrem toho kuchyňská soľ spojuje sa v tele so so</text:span></text:span><text:span text:style-name="CharStyle11"><text:span text:style-name="T2">ľa</text:span></text:span><text:span text:style-name="CharStyle11"><text:span text:style-name="T59">mi drasla (kalia) a tak zabraňuje otravu krvi draslom. (Viď: o zemiakoch).</text:span></text:span></text:p>
        <text:p text:style-name="P117"><text:span text:style-name="CharStyle11"><text:span text:style-name="T59">2. Ocot je asi 4</text:span></text:span><text:span text:style-name="CharStyle11"><text:span text:style-name="T2">%</text:span></text:span><text:span text:style-name="CharStyle11"><text:span text:style-name="T59"> roztok kyseliny octovej, napráva chuť jedál a napomáha pohyb čriev (peristaltiku).</text:span></text:span></text:p>
        <text:p text:style-name="P103"><text:span text:style-name="CharStyle11"><text:span text:style-name="T59">3. Horčica má horčičný olej (rhodanallyl); korenie má pryskyricu a piperi</text:span></text:span><text:span text:style-name="CharStyle11"><text:span text:style-name="T2">n</text:span></text:span><text:span text:style-name="CharStyle11"><text:span text:style-name="T59">; paprika druh gáfru; vanilka tiež gáfru podobnú látku; škorica</text:span></text:span><text:span text:style-name="CharStyle21"><text:span text:style-name="T2">, </text:span></text:span><text:span text:style-name="CharStyle21"><text:span text:style-name="T59">muškátový oriešok, hrebíč</text:span></text:span><text:span text:style-name="CharStyle21"><text:span text:style-name="T71">k</text:span></text:span><text:span text:style-name="CharStyle21"><text:span text:style-name="T59">y, zázvor, anýz, fenikel, rasca at</text:span></text:span><text:span text:style-name="CharStyle11"><text:span text:style-name="T15">ď</text:span></text:span><text:span text:style-name="CharStyle11"><text:span text:style-name="T59">. majú äterické, voňavé oleje, </text:span></text:span><text:soft-page-break/><text:span text:style-name="CharStyle11"><text:span text:style-name="T59">ktoré čia­stočne dráždia zažívacie ústroje, čiastočne dodávajú chuť, čiastočne vôňou prerážajú nepríjemný zápach jedál.</text:span></text:span></text:p>
        <text:p text:style-name="P97"><text:span text:style-name="CharStyle21"><text:span text:style-name="T59">Všetkých dráždivých látok treba užívať mierne</text:span></text:span><text:span text:style-name="CharStyle21"><text:span text:style-name="T2">, </text:span></text:span><text:span text:style-name="CharStyle11"><text:span text:style-name="T59">aby na ne žalúdok neprivykol a neprestal šťavu vymešovať sám od seba.</text:span></text:span></text:p>
        <text:p text:style-name="P97"><text:span text:style-name="CharStyle11"><text:span text:style-name="T59">Pokrmy jednakej chuti prijedia, sprotivia sa. Preto koreníme, aby bola premena v jedle a jedlá aby boly chutnejšie.</text:span></text:span></text:p>
        <text:p text:style-name="P100"><text:span text:style-name="CharStyle11"><text:span text:style-name="T59">4. Káva. V kávových zrnkách je 10% dusí­kových látok, 6% solí, 10% tuku a toľko cukru, 1% kof</text:span></text:span><text:span text:style-name="CharStyle21"><text:span text:style-name="T2">fe</text:span></text:span><text:span text:style-name="CharStyle21"><text:span text:style-name="T59">inu a 2% taninu. Pražením kávy čiastka cukru premení sa v karamel, ktorý zafarbuje zrnká na tmavo; čiastka tuku mení sa na koffeol, voňavý olej. Toto dodáva káve chuti. Ale jediným účinným prostriedkom kávy je koffein. Vo vriacej vode tieto látky prechodia do vody, do odvaru kávy a pôsobia dráždiv</text:span></text:span><text:span text:style-name="CharStyle11"><text:span text:style-name="T15">e</text:span></text:span><text:span text:style-name="CharStyle11"><text:span text:style-name="T59">: nastáva veselšia myseľ, energia sa zväčšuje, nálada sa povznáša, bez toho, že by za tým nastala tesknota. Koffein a draslo účinkujú na srdce a obličky. Samotná káva nemá nijakej výživnosti, len k nej pridané mlieko a cukor.</text:span></text:span></text:p>
        <text:p text:style-name="P97"><text:span text:style-name="CharStyle11"><text:span text:style-name="T59">Pre dospelých, starých, umdlených a liehovi­nami otrávených ľudí káva je dobrým povzbudzu­júcim, obživujúcim prostriedkom. Zdravým deťom</text:span></text:span><text:span text:style-name="CharStyle11"><text:span text:style-name="T2">,</text:span></text:span><text:span text:style-name="CharStyle11"><text:span text:style-name="T59"> majúcim dosť živosti a dobrej chuti do jedla, kávy netreba dávať, lebo ich len zbytočne rozčuľuje a dráždi.</text:span></text:span></text:p>
        <text:p text:style-name="P97"><text:span text:style-name="CharStyle21"><text:span text:style-name="T59">Kávu treba požívať mierne, ako všetky drá­ždiace látky.</text:span></text:span></text:p>
        <text:p text:style-name="P97"><text:span text:style-name="CharStyle11"><text:span text:style-name="T59">Kávu falšujú upraženými koreňami čakanky, žalu</text:span></text:span><text:span text:style-name="CharStyle11"><text:span text:style-name="T71">d</text:span></text:span><text:span text:style-name="CharStyle11"><text:span text:style-name="T59">mi a figami.</text:span></text:span></text:p>
        <text:p text:style-name="P136"><text:soft-page-break/><text:span text:style-name="CharStyle11"><text:span text:style-name="T59">5. Čaj. Čaj (ruské thé, thea chinensis) má</text:span></text:span><text:span text:style-name="CharStyle26"><text:span text:style-name="T59"> </text:span></text:span><text:span text:style-name="CharStyle11"><text:span text:style-name="T59">podobnú látku koffeinu </text:span></text:span><text:span text:style-name="CharStyle11"><text:span text:style-name="T2">—</text:span></text:span><text:span text:style-name="CharStyle11"><text:span text:style-name="T59"> thein</text:span></text:span><text:span text:style-name="CharStyle21"><text:span text:style-name="T2">.</text:span></text:span><text:span text:style-name="CharStyle11"><text:span text:style-name="T59"> Lístky čaju asi po piatich minútach oddajú thein vriacej vode. Čaj účinkuje podobne ako káva, ale v miere slabšej. Thein je slabší jed, ako koffein. V Rusku je čaj národným nápojom. U nás požíva sa čaju veľmi málo, a to je chyba. Čaj je jeden z najlepších (obodrujúcich) nápojov a je lacnejší, ako káva a liehové nápoje. Čaju mnohí zneužívajú, miešajúc do neho rum. Vídaval som ľudí, ktorí, hanbiac sa piť čistý rum, užívali ho s čajom. Čaj je veľmi príjemný nápoj s málo cukrom, alebo i medom, alebo s citr</text:span></text:span><text:span text:style-name="CharStyle11"><text:span text:style-name="T15">o</text:span></text:span><text:span text:style-name="CharStyle11"><text:span text:style-name="T59">nom, alebo mliekom. A u ťažko ne­mocných môže slúžiť za výtečný pokrm. Studený čaj hasí smäd a osviežuje. Škoda, že u nás vytíska ho pivo, víno a smradľavá pálenka. Pálenka (víno</text:span></text:span><text:span text:style-name="CharStyle21"><text:span text:style-name="T2">,</text:span></text:span><text:span text:style-name="CharStyle21"><text:span text:style-name="T59"> pivo) otupuje duševné schopnosti </text:span></text:span><text:span text:style-name="CharStyle21"><text:span text:style-name="T2">č</text:span></text:span><text:span text:style-name="CharStyle21"><text:span text:style-name="T59">loveka</text:span></text:span><text:span text:style-name="CharStyle21"><text:span text:style-name="T2">, </text:span></text:span><text:span text:style-name="CharStyle21"><text:span text:style-name="T59">ohlupuje </text:span></text:span><text:span text:style-name="CharStyle21"><text:span text:style-name="T71">ľ</text:span></text:span><text:span text:style-name="CharStyle21"><text:span text:style-name="T59">udí, čaj povzbudzuje sviežosť a jasnosť mysle a vyvoláva čistú, veselú náladu. Ale nie je neškodný; od mnohého alebo tuhého čaju, kávy slabnú nervy, srdce. V Rusku sú milliony sektá­rov, ktorí i čaj piť (nielen pivo, pálenku, víno) považujú za hriech a občerstvujú sa len vodou. Po ťažkej práci radšej sa napiť horúceho čaju a požiť kus chleba, ako piva alebo pálenky.</text:span></text:span></text:p>
        <text:p text:style-name="P97"><text:span text:style-name="CharStyle11"><text:span text:style-name="T59">Čaj falšujú vŕbovými a slivkovými lístkami, alebo miešajú s čerstvými lístkami vyvarené lístky čajové.</text:span></text:span></text:p>
        <text:p text:style-name="P101"><text:span text:style-name="CharStyle11"><text:span text:style-name="T59">6. Kakao. Kakao má v 100 čiastkach 50 die­lov tuku (masla, oleja kakaového), 15 dielov biel­koviny, 18 dielov uhľovodíka, 3 diely solí a 1.2</text:span></text:span></text:p>
        <text:p text:style-name="P25"><text:span text:style-name="CharStyle11"><text:span text:style-name="T59">diela theobrominu, podobnej látky koffeinu, a 10</text:span></text:span><text:span text:style-name="CharStyle11"><text:span text:style-name="T2"> </text:span></text:span><text:span text:style-name="CharStyle11"><text:span text:style-name="T59">dielov vody. Kakao prichodí </text:span></text:span><text:soft-page-break/><text:span text:style-name="CharStyle11"><text:span text:style-name="T59">do obchodu bu</text:span></text:span><text:span text:style-name="CharStyle11"><text:span text:style-name="T71">ď</text:span></text:span><text:span text:style-name="CharStyle11"><text:span text:style-name="T59"> ako kakaový prášok, alebo ako čokoláda (kakaový prá­šok, smiešaný so 60 dielami cukru). Kakao je teda i výživné. Ono tak neosviežuje, nepovzbu­dzuje a nerozčuľuje, ako káva a čaj. V nemoci je pokrmom vzácnym.</text:span></text:span></text:p>
        <text:p text:style-name="P97"><text:span text:style-name="CharStyle11"><text:span text:style-name="T59">Káva, čaj a kakao, mierne užívané, neškodia; ak sa však zneužívajú, otravne účinkujú na nervy. Prvý stupeň tejto otravy javí sa ako klopanie srdca a bezsennosť.</text:span></text:span></text:p>
        <text:p text:style-name="P117"><text:span text:style-name="CharStyle11"><text:span text:style-name="T59">7. Dohán alebo tabak sú listy rastliny nicotiana tabacum. Účinnou látkou dohánu je nikot</text:span></text:span><text:span text:style-name="CharStyle21"><text:span text:style-name="T15">i</text:span></text:span><text:span text:style-name="CharStyle21"><text:span text:style-name="T59">n a dohánový gáfo</text:span></text:span><text:span text:style-name="CharStyle11"><text:span text:style-name="T2">r</text:span></text:span><text:span text:style-name="CharStyle11"><text:span text:style-name="T59">: nikotianin. Povstávajú spaľo­vaním, fajčením alebo žviakaním dohánu. Nikot</text:span></text:span><text:span text:style-name="CharStyle11"><text:span text:style-name="T15">i</text:span></text:span><text:span text:style-name="CharStyle11"><text:span text:style-name="T59">n</text:span></text:span><text:span text:style-name="CharStyle11"><text:span text:style-name="T2"> </text:span></text:span><text:span text:style-name="CharStyle11"><text:span text:style-name="T59">i nikotianin sú otravy, na ktoré však skoro pri­vyknú fajčiari, a tu miesto otravy dostaví sa mierne, príjemné podráždenie.</text:span></text:span></text:p>
        <text:p text:style-name="P97"><text:span text:style-name="CharStyle21"><text:span text:style-name="T59">Tuhí fajčiari trpia obyčajne katarrhmi hrtana a hltana, nervovými poruchami, neurastheniou, klopaním srdca a nemávajú chuti do jedla. Prí­lišné fajčenie môže zapríčiniť úplné oslepnutie a zblbnutie.</text:span></text:span></text:p>
        <text:p text:style-name="P97"><text:span text:style-name="CharStyle21"><text:span text:style-name="T59">Ženy a deti </text:span></text:span><text:span text:style-name="CharStyle21"><text:span text:style-name="T71">ľ</text:span></text:span><text:span text:style-name="CharStyle21"><text:span text:style-name="T59">ahko sa otrávia už samým dy­mom dohánovým a dostávajú bolesť hlavy, pocit úzkosti a závrat. Preto v izbách, kde rodina spáva a menovite kde sa dietky zdržujú, nikdy sa nemá fajčiť.</text:span></text:span></text:p>
        <text:p text:style-name="P10"><text:span text:style-name="CharStyle26"><text:span text:style-name="T59"/></text:span></text:p>
        <text:p text:style-name="P25"><text:span text:style-name="CharStyle11"><text:span text:style-name="T59">M) Liehové (alkoholické) nápoje.</text:span></text:span></text:p>
        <text:p text:style-name="P110"><text:span text:style-name="CharStyle11"><text:span text:style-name="T59">1. Pálenka. Ke</text:span></text:span><text:span text:style-name="CharStyle11"><text:span text:style-name="T71">ď</text:span></text:span><text:span text:style-name="CharStyle11"><text:span text:style-name="T59"> povieme, že pálenka je väč­šie nešťastie ľudstva, ako hlad, ako mor, ako vražedlná vojna, ako krupobitie, ako neúroda a ako všelijaké </text:span></text:span><text:soft-page-break/><text:span text:style-name="CharStyle11"><text:span text:style-name="T59">pliagy, ktorými je ľudstvo stíhané — nuž povedali by sme o pálenke málo, lebo sama pá­lenka je väčš</text:span></text:span><text:span text:style-name="CharStyle11"><text:span text:style-name="T2">ím</text:span></text:span><text:span text:style-name="CharStyle11"><text:span text:style-name="T104"> </text:span></text:span><text:span text:style-name="CharStyle11"><text:span text:style-name="T2">n</text:span></text:span><text:span text:style-name="CharStyle11"><text:span text:style-name="T59">eš</text:span></text:span><text:span text:style-name="CharStyle11"><text:span text:style-name="T2">ťa</text:span></text:span><text:span text:style-name="CharStyle11"><text:span text:style-name="T59">stím ľudstva, ako všetky tieto pliagy dohromady. Aké tedy zlá privodí na poko­lenie ľudské pálenka? Pálenka zastaví vzrast v mladom vek</text:span></text:span><text:span text:style-name="CharStyle11"><text:span text:style-name="T2">u</text:span></text:span><text:span text:style-name="CharStyle11"><text:span text:style-name="T59">; v dospelom veku hubí telo, dušu i duševný život. Podrýva zdravie a silu človeka v prenášaní chorôb a v boji o život. Pijani ľahko podliehajú nemociam. Znemravňuje, ohlušuje sve­domie a ohlupuje ducha. Človek, ktorý si sadne k litru smradľavej pálenky, je hoden opovrženia. Lebo takýto človek o hodinu schopný je každej podlosti a nemravnost</text:span></text:span><text:span text:style-name="CharStyle11"><text:span text:style-name="T2">i</text:span></text:span><text:span text:style-name="CharStyle11"><text:span text:style-name="T59">: ak sa vráti domov, bude z neho hnusný zver; ak ho zavolajú, aby vydal svedectvo pravde, bude krivo svedčiť a prisahať; ak sa má rozhodnúť pri voľbe za svoju krv, zapredá sa ako dobytok; pôjde páchať krádež, lúpež</text:span></text:span><text:span text:style-name="CharStyle21"><text:span text:style-name="T2">, </text:span></text:span><text:span text:style-name="CharStyle21"><text:span text:style-name="T59">smilstvo a všetky možné zverstvá: ubije deti, ženu a zmárni posledný, mozo</text:span></text:span><text:span text:style-name="CharStyle21"><text:span text:style-name="T15">ľ</text:span></text:span><text:span text:style-name="CharStyle21"><text:span text:style-name="T59">nou prácou vydobytý groš.</text:span></text:span><text:span text:style-name="CharStyle21"><text:span text:style-name="T2"> </text:span></text:span><text:span text:style-name="CharStyle11"><text:span text:style-name="T59">V litre pálenky je toľko jedu a taká otrava, že človek, krásny tvor prírody, v krátkej dobe pre­mení sa na hnusné zviera.</text:span></text:span></text:p>
        <text:p text:style-name="P97"><text:span text:style-name="CharStyle21"><text:span text:style-name="T59">Lieh, vedeckým menom alkohol, je sociálnym, spoločenským jedom. Nivočí duševne i telesne nie­len pijana, ale i jeho deti. Deti z alkoholických </text:span></text:span><text:span text:style-name="CharStyle11"><text:span text:style-name="T59">rodičov sú biedne, bledé, nervósne, neposlušné, nedôvtipné, majú náklonnosť k záhalke a k zlo­činným skutkom. Vo vyššom stupni alkoholismu z rodičov pochodia deti náchylné k zrádniku (ne­dobrej nemoci, epilepsii) a idioti, či blbci. Pijan ztráca nad sebou vládu a stane sa odvislým na vôli cudzieho človeka. Jeden triezvy človek je vstave tisícich pijanov v otroctve držať: len nech im nedá nikdy </text:span></text:span><text:soft-page-break/><text:span text:style-name="CharStyle11"><text:span text:style-name="T59">vytrezvieť. Tak sa stávalo, že v mnohých našich dedinách triezvy človiečik-Židák panoval nad celou dedinou pomocou fľaše s pálenko</text:span></text:span><text:span text:style-name="CharStyle11"><text:span text:style-name="T2">u</text:span></text:span><text:span text:style-name="CharStyle11"><text:span text:style-name="T59">... A všetky národy, ktoré sa oddaly pálenke, hynú, alebo už vyhynuly. Strašnú za­ostalosť, nekonečnú biedu, telesnú a duševnú zakrpatelosť a otroctvo v Hornej Trenčianskej za­príčinilo pijanstvo mužov a žien. Aký je to strašný hriech, keď matka plod svojho života vlastnou krvou otravuje týmto strašným jedom pálenečným</text:span></text:span><text:span text:style-name="CharStyle11"><text:span text:style-name="T2">! </text:span></text:span><text:span text:style-name="CharStyle11"><text:span text:style-name="T59">Lebo dieťa prv, ako prijde na svet, už je pijanom, už má menej sily protiviť sa otravovaniu.</text:span></text:span></text:p>
        <text:p text:style-name="P97"><text:span text:style-name="CharStyle11"><text:span text:style-name="T59">Slovenské matky, nepite nikdy pálenky, ak chcete mať bohabojné, múdre a zdravé deti. A nežaluj sa žiadna matka na surovosť detí svojich, lebo surovosť pily z tvojej pálenkou, pivom, ví­nom otrávenej krvi.</text:span></text:span></text:p>
        <text:p text:style-name="P97"><text:span text:style-name="CharStyle11"><text:span text:style-name="T59">Pálenka vyrába sa z rôznych látok, majúcich cukor a škrob (z ovocia, z jačmeňa, zo zemiakov). Destillovaním a odparením dobýva sa ethyl-alkohol (etylový lieh), ktorý keď sa vodou rozriedi na 20—30 stupňov, je z neho pálenka. Pri nedokonalom destill</text:span></text:span><text:span text:style-name="CharStyle11"><text:span text:style-name="T2">ov</text:span></text:span><text:span text:style-name="CharStyle11"><text:span text:style-name="T59">aní sa v</text:span></text:span><text:span text:style-name="CharStyle11"><text:span text:style-name="T2">yv</text:span></text:span><text:span text:style-name="CharStyle11"><text:span text:style-name="T59">inu</text:span></text:span><text:span text:style-name="CharStyle11"><text:span text:style-name="T2">je</text:span></text:span><text:span text:style-name="CharStyle11"><text:span text:style-name="T59"> methyl-atkoho</text:span></text:span><text:span text:style-name="CharStyle11"><text:span text:style-name="T2">l</text:span></text:span><text:span text:style-name="CharStyle11"><text:span text:style-name="T59">; ak sa od neho špiritus neočistí, nuž pálenka z ta­kéhoto špiritusu je omnoho jedovatejšia a smrdí.</text:span></text:span></text:p>
        <text:p text:style-name="P97"><text:span text:style-name="CharStyle11"><text:span text:style-name="T59">V malinkom množstve, podobne ako korenie, dráždi žalúdok. Vo väčšom množstve zapríčiňuje ustavičný katarrh, obrastanie a prerastanie srdca tukom, vodnatie</text:span></text:span><text:span text:style-name="CharStyle11"><text:span text:style-name="T2">ľ</text:span></text:span><text:span text:style-name="CharStyle11"><text:span text:style-name="T59">ku, zvápenatenie ciev krvných, zapálenie obličiek, duševné choroby, zakrpatelé </text:span></text:span><text:span text:style-name="CharStyle11"><text:span text:style-name="T15">(</text:span></text:span><text:span text:style-name="CharStyle11"><text:span text:style-name="T59">degenerované) potomstvo a stá iných pliag.</text:span></text:span></text:p>
        <text:p text:style-name="P137"><text:soft-page-break/><text:span text:style-name="CharStyle11"><text:span text:style-name="T59">Pálenku falšujú rôznymi látkam</text:span></text:span><text:span text:style-name="CharStyle11"><text:span text:style-name="T2">i</text:span></text:span><text:span text:style-name="CharStyle11"><text:span text:style-name="T59">: zkazenými olejmi a vitriolom, ab</text:span></text:span><text:span text:style-name="CharStyle11"><text:span text:style-name="T71">y </text:span></text:span><text:span text:style-name="CharStyle11"><text:span text:style-name="T59">bola vraj „tuhšia“.</text:span></text:span></text:p>
        <text:p text:style-name="P138"><text:span text:style-name="CharStyle11"><text:span text:style-name="T59">2. Čistý koňak má 50—60</text:span></text:span><text:span text:style-name="CharStyle11"><text:span text:style-name="T2">% </text:span></text:span><text:span text:style-name="CharStyle11"><text:span text:style-name="T59">alkoholu</text:span></text:span></text:p>
        <text:p text:style-name="P192"><text:span text:style-name="CharStyle75"><text:span text:style-name="T59">3. Borovička <text:tab/>50—60</text:span></text:span><text:span text:style-name="CharStyle11"><text:span text:style-name="T2">% </text:span></text:span><text:span text:style-name="CharStyle11"><text:span text:style-name="T104">alkoholu</text:span></text:span></text:p>
        <text:p text:style-name="P192"><text:span text:style-name="CharStyle75"><text:span text:style-name="T59">4. </text:span></text:span><text:span text:style-name="CharStyle75"><text:span text:style-name="T71">R</text:span></text:span><text:span text:style-name="CharStyle75"><text:span text:style-name="T59">um<text:tab/></text:span></text:span><text:span text:style-name="CharStyle75"><text:span text:style-name="T2"> </text:span></text:span><text:span text:style-name="CharStyle75"><text:span text:style-name="T59">60—70</text:span></text:span><text:span text:style-name="CharStyle11"><text:span text:style-name="T2">% </text:span></text:span><text:span text:style-name="CharStyle11"><text:span text:style-name="T59">alkoholu</text:span></text:span></text:p>
        <text:p text:style-name="P192"><text:span text:style-name="CharStyle75"><text:span text:style-name="T59">5. Arrak<text:tab/></text:span></text:span><text:span text:style-name="CharStyle75"><text:span text:style-name="T2"> </text:span></text:span><text:span text:style-name="CharStyle75"><text:span text:style-name="T59">60—65</text:span></text:span><text:span text:style-name="CharStyle11"><text:span text:style-name="T2">% </text:span></text:span><text:span text:style-name="CharStyle11"><text:span text:style-name="T59">alkoholu</text:span></text:span></text:p>
        <text:p text:style-name="P119"><text:span text:style-name="CharStyle11"><text:span text:style-name="T59">6. Likéry vyrábajú z pálenky tak, že do nej dávajú rôzne voňavé oleje a cukor. Liehových ná­pojov je veliké množstvo, ale v podstate účinok všetkých je jeden.</text:span></text:span></text:p>
        <text:p text:style-name="P119"><text:span text:style-name="CharStyle11"><text:span text:style-name="T59">7. Víno je alkoholický nápoj. Pripravuje sa zo š</text:span></text:span><text:span text:style-name="CharStyle11"><text:span text:style-name="T71">ť</text:span></text:span><text:span text:style-name="CharStyle11"><text:span text:style-name="T59">avy hroznovej alebo ovocnej kysnutím. Pri kysnutí premení sa hroznový a ovocný cukor na ethyl-</text:span></text:span><text:span text:style-name="CharStyle21"><text:span text:style-name="T2">a</text:span></text:span><text:span text:style-name="CharStyle21"><text:span text:style-name="T59">lkohol, glycer</text:span></text:span><text:span text:style-name="CharStyle21"><text:span text:style-name="T15">i</text:span></text:span><text:span text:style-name="CharStyle21"><text:span text:style-name="T59">n</text:span></text:span><text:span text:style-name="CharStyle21"><text:span text:style-name="T2">,</text:span></text:span><text:span text:style-name="CharStyle21"><text:span text:style-name="T59"> kyselinu uhličitú</text:span></text:span><text:span text:style-name="CharStyle21"><text:span text:style-name="T2">,</text:span></text:span><text:span text:style-name="CharStyle11"><text:span text:style-name="T59"> na vyššie alkoholy, ktoré práve dávajú vínu zvláštnu vôňu</text:span></text:span><text:span text:style-name="CharStyle11"><text:span text:style-name="T2"> </text:span></text:span><text:span text:style-name="CharStyle11"><text:span text:style-name="T59">takzvaný „bouquet“.</text:span></text:span></text:p>
        <text:p text:style-name="P97"><text:span text:style-name="CharStyle11"><text:span text:style-name="T59">V mušte je 0</text:span></text:span><text:span text:style-name="CharStyle11"><text:span text:style-name="T2">—</text:span></text:span><text:span text:style-name="CharStyle11"><text:span text:style-name="T59">12% cukru, 75—85% vody, 0</text:span></text:span><text:span text:style-name="CharStyle11"><text:span text:style-name="T2">.</text:span></text:span><text:span text:style-name="CharStyle11"><text:span text:style-name="T59">5—</text:span></text:span><text:span text:style-name="CharStyle11"><text:span text:style-name="T2">1</text:span></text:span><text:span text:style-name="CharStyle11"><text:span text:style-name="T59">.5% glycer</text:span></text:span><text:span text:style-name="CharStyle11"><text:span text:style-name="T2">í</text:span></text:span><text:span text:style-name="CharStyle11"><text:span text:style-name="T59">nu, 0</text:span></text:span><text:span text:style-name="CharStyle11"><text:span text:style-name="T2">.</text:span></text:span><text:span text:style-name="CharStyle11"><text:span text:style-name="T59">10—3% solí (tan</text:span></text:span><text:span text:style-name="CharStyle11"><text:span text:style-name="T15">i</text:span></text:span><text:span text:style-name="CharStyle11"><text:span text:style-name="T59">nu, drasla, sodíku at</text:span></text:span><text:span text:style-name="CharStyle11"><text:span text:style-name="T71">ď</text:span></text:span><text:span text:style-name="CharStyle11"><text:span text:style-name="T59">.) a 0.3—</text:span></text:span><text:span text:style-name="CharStyle11"><text:span text:style-name="T2">1.</text:span></text:span><text:span text:style-name="CharStyle11"><text:span text:style-name="T59">0% voľnej kyseliny. Čím je sladšie hrozno, tým viac alkoholu má víno. Porto, madeira má 15—25% alkoholu, šampaň</text:span></text:span><text:span text:style-name="CharStyle11"><text:span text:style-name="T2">s</text:span></text:span><text:span text:style-name="CharStyle11"><text:span text:style-name="T59">ké, bordóske (bordeaux) 7 —</text:span></text:span><text:span text:style-name="CharStyle11"><text:span text:style-name="T2">1</text:span></text:span><text:span text:style-name="CharStyle11"><text:span text:style-name="T59">5%. U nás užívané vína majú alkoholu:</text:span></text:span></text:p>
        <text:p text:style-name="P139"><text:span text:style-name="CharStyle11"><text:span text:style-name="T59">Stolové víno 5—8% alkoholu</text:span></text:span></text:p>
        <text:p text:style-name="P193"><text:span text:style-name="CharStyle75"><text:span text:style-name="T59">Pečienkové víno 8—12%</text:span></text:span><text:span text:style-name="CharStyle75"><text:span text:style-name="T2"> </text:span></text:span><text:span text:style-name="CharStyle11"><text:span text:style-name="T104">alkoholu</text:span></text:span></text:p>
        <text:p text:style-name="P193"><text:span text:style-name="CharStyle75"><text:span text:style-name="T59">Červené víno 6—</text:span></text:span><text:span text:style-name="CharStyle75"><text:span text:style-name="T2">10</text:span></text:span><text:span text:style-name="CharStyle75"><text:span text:style-name="T59">% </text:span></text:span><text:span text:style-name="CharStyle11"><text:span text:style-name="T59">alkoholu</text:span></text:span></text:p>
        <text:p text:style-name="P194"><text:span text:style-name="CharStyle75"><text:span text:style-name="T59">Tokajské (samorodné) 10—15% </text:span></text:span><text:span text:style-name="CharStyle11"><text:span text:style-name="T104">alkoholu</text:span></text:span></text:p>
        <text:p text:style-name="P97"><text:soft-page-break/><text:span text:style-name="CharStyle21"><text:span text:style-name="T59">Víno nedáva nijakej potravy. Alkohol by mo­hol byť sp</text:span></text:span><text:span text:style-name="CharStyle11"><text:span text:style-name="T15">a</text:span></text:span><text:span text:style-name="CharStyle11"><text:span text:style-name="T59">l</text:span></text:span><text:span text:style-name="CharStyle11"><text:span text:style-name="T15">n</text:span></text:span><text:span text:style-name="CharStyle11"><text:span text:style-name="T59">ou látkou, ale telo účinkom alkoholu na žily a cievy krvné viac tepla ztratí, ako ho v liehových nápojoch dostane. Víno má tiež všetky škodlivé účinky na človeka, ako i ostatné liehové nápoje. Okrem toho víno často falšujú rôznymi otravam</text:span></text:span><text:span text:style-name="CharStyle11"><text:span text:style-name="T2">i</text:span></text:span><text:span text:style-name="CharStyle11"><text:span text:style-name="T59">; v takomto prípade jedovatý účinok vína sa len stupňuje.</text:span></text:span></text:p>
        <text:p text:style-name="P97"><text:span text:style-name="CharStyle11"><text:span text:style-name="T59">Medzi vínne nápoje patria: vína ovocné, me­dovina a šampaňské víno, ktoré malo by sa do­rábať z vína, z cukru a liehu.</text:span></text:span></text:p>
        <text:p text:style-name="P114"><text:span text:style-name="CharStyle11"><text:span text:style-name="T59">8. Pivo je tiež alkoholický nápoj. Pripravuje sa zo sladu, z chmeľu, kvasníc a vody liehovým kvasením. Má:</text:span></text:span></text:p>
        <text:p text:style-name="P39"><text:span text:style-name="CharStyle11"><text:span text:style-name="T59">alkoholu 2—6%</text:span></text:span></text:p>
        <text:p text:style-name="P55"><text:span text:style-name="CharStyle11"><text:span text:style-name="T59">cukru a škrobu 4—</text:span></text:span><text:span text:style-name="CharStyle11"><text:span text:style-name="T71">8%</text:span></text:span><text:span text:style-name="CharStyle11"><text:span text:style-name="T59"> </text:span></text:span></text:p>
        <text:p text:style-name="P81"><text:span text:style-name="CharStyle11"><text:span text:style-name="T59">glycerínu 0.</text:span></text:span><text:span text:style-name="CharStyle11"><text:span text:style-name="T2">5</text:span></text:span><text:span text:style-name="CharStyle11"><text:span text:style-name="T104">%</text:span></text:span></text:p>
        <text:p text:style-name="P40"><text:span text:style-name="CharStyle11"><text:span text:style-name="T59">bielkoviny 0.5%</text:span></text:span></text:p>
        <text:p text:style-name="P97"><text:span text:style-name="CharStyle11"><text:span text:style-name="T59">Okrem toho</text:span></text:span><text:span text:style-name="CharStyle11"><text:span text:style-name="T2"> </text:span></text:span><text:span text:style-name="CharStyle11"><text:span text:style-name="T59">to: horké látky, soľ, kyselinu uhli­čitú a iné. Pivo sa varí z jačmeňa, pšenice, ryže, kukurice a z chmeľu, ktorý dáva pivu zvláštnej chuti. Pivo má i výživné látky. Liter piva má toľko uhľovodíkov, ako 150 gr. chleb</text:span></text:span><text:span text:style-name="CharStyle11"><text:span text:style-name="T2">a</text:span></text:span><text:span text:style-name="CharStyle11"><text:span text:style-name="T59">; bielkoviny</text:span></text:span><text:span text:style-name="CharStyle26"><text:span text:style-name="T59"> </text:span></text:span><text:span text:style-name="CharStyle11"><text:span text:style-name="T59">ako 60 gr. chleba, alebo 120 gr. mlieka, alebo 25 gr. mäsa. Ale i takto je veľmi málo výživné a je to pokrm veľm</text:span></text:span><text:span text:style-name="CharStyle21"><text:span text:style-name="T2">i</text:span></text:span><text:span text:style-name="CharStyle21"><text:span text:style-name="T59"> drahý, keď povážime, že na 1 liter piva ide 300 gr. najlepšieho jačmeňa.</text:span></text:span></text:p>
        <text:p text:style-name="P25"><text:span text:style-name="CharStyle11"><text:span text:style-name="T59"/></text:span></text:p>
        <text:p text:style-name="P63"><text:span text:style-name="CharStyle11"><text:span text:style-name="T59">N) Požívanie liehových nápoj</text:span></text:span><text:span text:style-name="CharStyle21"><text:span text:style-name="T2">o</text:span></text:span><text:span text:style-name="CharStyle21"><text:span text:style-name="T59">v.</text:span></text:span></text:p>
        <text:p text:style-name="P4"><text:soft-page-break/><text:span text:style-name="CharStyle8"><text:span text:style-name="T59"/></text:span></text:p>
        <text:p text:style-name="P89"><text:span text:style-name="CharStyle8"><text:span text:style-name="T59">(Pijanstvo — alkoholismus.)</text:span></text:span></text:p>
        <text:p text:style-name="P97"><text:span text:style-name="CharStyle11"><text:span text:style-name="T59"/></text:span></text:p>
        <text:p text:style-name="P196"><text:span text:style-name="CharStyle11"><text:span text:style-name="T59">Prečo </text:span></text:span><text:span text:style-name="CharStyle11"><text:span text:style-name="T15">ľu</text:span></text:span><text:span text:style-name="CharStyle11"><text:span text:style-name="T59">dia pijú liehové nápoje?</text:span></text:span></text:p>
        <text:p text:style-name="P97"><text:span text:style-name="CharStyle11"><text:span text:style-name="T59">Jedni pijú zo </text:span></text:span><text:span text:style-name="CharStyle21"><text:span text:style-name="T2">z</text:span></text:span><text:span text:style-name="CharStyle21"><text:span text:style-name="T59">vyku a preto, lebo si myslia, že liehové nápoje sú neškodné; druhí pijú, aby zabudli svoje nešťastie, svoje biedy a aby v sebe zahlušili hlas svedomia; tretí pij</text:span></text:span><text:span text:style-name="CharStyle11"><text:span text:style-name="T15">u</text:span></text:span><text:span text:style-name="CharStyle11"><text:span text:style-name="T59"> z náklonnosti, z chorobnej žiadosti po nápojoch liehových; po­slední sú dediční pijani</text:span></text:span><text:span text:style-name="CharStyle21"><text:span text:style-name="T2">,</text:span></text:span><text:span text:style-name="CharStyle11"><text:span text:style-name="T59"> lebo ich rodičia oddávali sa tiež tejto strašnej neresti.</text:span></text:span></text:p>
        <text:p text:style-name="P97"><text:span text:style-name="CharStyle11"><text:span text:style-name="T59">Ďalej pijú </text:span></text:span><text:span text:style-name="CharStyle11"><text:span text:style-name="T2">ľ</text:span></text:span><text:span text:style-name="CharStyle11"><text:span text:style-name="T59">udia preto, lebo sa nazdávajú, že liehoviny hrejú, posilňujú a občerstvujú. Túto fa­lošnú mienku treba vedecky objasniť a vyvrátiť.</text:span></text:span></text:p>
        <text:p text:style-name="P117"><text:span text:style-name="CharStyle11"><text:span text:style-name="T59">1. Liehoviny nehrejú. V odstavci o teplote tela počuli sme, že teplotu tela reguluje koža, či vlastne žily a tepny v koži, v ktorých krv ko­luje. Krv je nosite</text:span></text:span><text:span text:style-name="CharStyle11"><text:span text:style-name="T15">ľ</text:span></text:span><text:span text:style-name="CharStyle11"><text:span text:style-name="T59">kou tepla nášho tela. Keď sa žily a tepny v koži rozšíria, prítok krvi do kože je väčší a koža sa rozpáli; keď sa stiahnu, krv sa vytlačí z kože a koža ochladne. Rozpálená koža je červená prítok krvi), ochladnutá koža je bledá (</text:span></text:span><text:span text:style-name="CharStyle11"><text:span text:style-name="T2">=</text:span></text:span><text:span text:style-name="CharStyle11"><text:span text:style-name="T59"> odtok krvi). Koža môže byť ešte belaso-popolavá, a vtedy je tiež studená. V tomto prípade žily sa úplne rozšírily a krv pomaly ko­luje v kožných žilách.</text:span></text:span></text:p>
        <text:p text:style-name="P97"><text:span text:style-name="CharStyle11"><text:span text:style-name="T59">Ako účinkuje lieh na kožné žily? Hne</text:span></text:span><text:span text:style-name="CharStyle11"><text:span text:style-name="T71">ď</text:span></text:span><text:span text:style-name="CharStyle11"><text:span text:style-name="T59"> po užití liehu kožné žily sa rozšíria, koža sa začer­vená a pocítime teplo. Po ďalšom požití však lieh umŕtvi zužujúce nervy žíl a žily zostanú rozšírené. Tým sa stane, že krv dlho ostáva v </text:span></text:span><text:soft-page-break/><text:span text:style-name="CharStyle11"><text:span text:style-name="T59">koži, ochla­dzuje sa a telo ztráca veliké množstvo teploty. Lieh tedy nehreje</text:span></text:span><text:span text:style-name="CharStyle21"><text:span text:style-name="T2">,</text:span></text:span><text:span text:style-name="CharStyle21"><text:span text:style-name="T59"> nedodáva tepla</text:span></text:span><text:span text:style-name="CharStyle21"><text:span text:style-name="T2">,</text:span></text:span><text:span text:style-name="CharStyle21"><text:span text:style-name="T59"> ale okráda telo o teplotu tým, že poráža zúžite</text:span></text:span><text:span text:style-name="CharStyle21"><text:span text:style-name="T2">ľ</text:span></text:span><text:span text:style-name="CharStyle21"><text:span text:style-name="T59">nos</text:span></text:span><text:span text:style-name="CharStyle21"><text:span text:style-name="T2">ť</text:span></text:span><text:span text:style-name="CharStyle21"><text:span text:style-name="T59"> ciev kožných. A zkúsenosť to tiež dokazuj</text:span></text:span><text:span text:style-name="CharStyle11"><text:span text:style-name="T2">e</text:span></text:span><text:span text:style-name="CharStyle11"><text:span text:style-name="T59">: opi</text:span></text:span><text:span text:style-name="CharStyle21"><text:span text:style-name="T2">t</text:span></text:span><text:span text:style-name="CharStyle21"><text:span text:style-name="T59">ý človek i o </text:span></text:span><text:span text:style-name="CharStyle21"><text:span text:style-name="T15">J</text:span></text:span><text:span text:style-name="CharStyle21"><text:span text:style-name="T59">áne zamrzne na svobodnom. Keby lieh hrial, človek nezamrzol by ani v zime, nieto v lete, keď je noc ináče teplá. Opilý človek zamrzne preto, lebo z kože jeho, ako z pece, sála teplota dotia</text:span></text:span><text:span text:style-name="CharStyle21"><text:span text:style-name="T71">ľ</text:span></text:span><text:span text:style-name="CharStyle21"><text:span text:style-name="T59">, kým neztratí toľko teploty, že nastane smrť.</text:span></text:span></text:p>
        <text:p text:style-name="P97"><text:span text:style-name="CharStyle11"><text:span text:style-name="T59">Teplo dostáva telo len pokrmom.</text:span></text:span></text:p>
        <text:p text:style-name="P103"><text:span text:style-name="CharStyle11"><text:span text:style-name="T59">2. Lieh neposil</text:span></text:span><text:span text:style-name="CharStyle21"><text:span text:style-name="T2">ň</text:span></text:span><text:span text:style-name="CharStyle21"><text:span text:style-name="T59">uje. Posilnením menujeme, keď unavené telo znovu nadobudne sily do ďalšej práce. Unavené telo posilní sa dvojakým spôso­bom : 1. odpočinutím a 2. pokrmom. Iného posil­nenia niet. Prečo tedy pijani hovoria, že lieh posil­ňuje? Pijan, ako vieme, je práce neschopný dotia</text:span></text:span><text:span text:style-name="CharStyle11"><text:span text:style-name="T15">ľ</text:span></text:span><text:span text:style-name="CharStyle11"><text:span text:style-name="T59">, kým si nevypije. Ruky sa mu trasú, je mrzutý a hnevlivý a bez všetkej chuti. Aby tento stav prestal u neho, musí sa navyknutým jedom alkoho­lickým podráždiť. A pustí sa do práce, i nálada je u neho dotia</text:span></text:span><text:span text:style-name="CharStyle11"><text:span text:style-name="T2">ľ</text:span></text:span><text:span text:style-name="CharStyle11"><text:span text:style-name="T59"> jasná, kým účinkuje podráždenie. Za krátky čas však ochabne, ustane. I bolo by mu treba odpočinku a pokrmu. On však zase siaha</text:span></text:span><text:span text:style-name="CharStyle26"><text:span text:style-name="T59"> </text:span></text:span><text:span text:style-name="CharStyle11"><text:span text:style-name="T59">po liehu a dráždi vysilené telo do práce. Takéto prepínanie síl škodí celému telu. Pi</text:span></text:span><text:span text:style-name="CharStyle11"><text:span text:style-name="T71">ť</text:span></text:span><text:span text:style-name="CharStyle11"><text:span text:style-name="T59">, dráždiť sa do práce je podobné, ako keď ustatého koňa bijeme bičom alebo haluzou, miesto aby sme mu dali krmu a odpočinúť. Ale samo dráždenie liehové je veľmi krátke — po ňom nastáva stav ochab­nutia, ochrnutia (paralysa) všetkých hybných sva­lov, údov tela. Pozorujme tento stav na človeku pijúcom lieh: najprv začne mnoho hovoriť, roz­hadzovať rukami, </text:span></text:span><text:soft-page-break/><text:span text:style-name="CharStyle11"><text:span text:style-name="T59">sem-tam sa motať, spievať, kri­čať, vadiť sa — to je stav podráždenia liehovinou. Potom nastáva pravý opak: prijde omámenie, ospalosť, sklesnutie tela a úplná nehybnosť </text:span></text:span><text:span text:style-name="CharStyle11"><text:span text:style-name="T2">—</text:span></text:span><text:span text:style-name="CharStyle11"><text:span text:style-name="T59"> to je stav ochablosti, ochrnutia svalov (paralytický stav).</text:span></text:span></text:p>
        <text:p text:style-name="P97"><text:span text:style-name="CharStyle11"><text:span text:style-name="T59">Pravda je tedy, že lieh dráždi, rozkýva, oživí celého človeka, a na tento stav sa pijani pamä­tajú a chvália si ho, lebo v tomto stave zabúdajú na všetky trampoty, ale za tým príde vysilenie, skleslosť, neschopnosť práce. </text:span></text:span><text:span text:style-name="CharStyle21"><text:span text:style-name="T2">Ú</text:span></text:span><text:span text:style-name="CharStyle21"><text:span text:style-name="T59">nava je vrodenou výstrahou človeku, aby prestal pracovať a aby si odpočinul a pokrmu prijal. Lieh práve udusí túto výstrahu a človek skr</text:span></text:span><text:span text:style-name="CharStyle21"><text:span text:style-name="T2">z</text:span></text:span><text:span text:style-name="CharStyle21"><text:span text:style-name="T59">e lieh, bez odpočinku, ni­vočí svoje telo, mrhá zdravie a sily svoje.</text:span></text:span></text:p>
        <text:p text:style-name="P97"><text:span text:style-name="CharStyle21"><text:span text:style-name="T59">Lieh tedy naozaj márni sily človeka. Nepo</text:span></text:span><text:span text:style-name="CharStyle21"><text:span text:style-name="T2">s</text:span></text:span><text:span text:style-name="CharStyle21"><text:span text:style-name="T59">il</text:span></text:span><text:span text:style-name="CharStyle21"><text:span text:style-name="T72">ň</text:span></text:span><text:span text:style-name="CharStyle21"><text:span text:style-name="T59">uje, ale oslabuje telo naše.</text:span></text:span></text:p>
        <text:p text:style-name="P102"><text:span text:style-name="CharStyle11"><text:span text:style-name="T59">3. Lieh neobčerstvuje. Každá práca unavuje nielen telo, ale i ducha, lebo pri každej práci pra­cujeme nielen telom (i sede</text:span></text:span><text:span text:style-name="CharStyle11"><text:span text:style-name="T16">ť</text:span></text:span><text:span text:style-name="CharStyle11"><text:span text:style-name="T59"> ustaneme), ale me­novite mysľou, rozumom. Ke</text:span></text:span><text:span text:style-name="CharStyle11"><text:span text:style-name="T72">ď</text:span></text:span><text:span text:style-name="CharStyle11"><text:span text:style-name="T59"> po únave ducha staneme sa zase práce schopnými, takýto stav vo­láme občerstvením. Unavený človek nemôže </text:span></text:span><text:span text:style-name="CharStyle11"><text:span text:style-name="T72">ď</text:span></text:span><text:span text:style-name="CharStyle11"><text:span text:style-name="T59">alej pozorne pracovať a ak predsa len pracuje </text:span></text:span><text:span text:style-name="CharStyle11"><text:span text:style-name="T72">ď</text:span></text:span><text:span text:style-name="CharStyle11"><text:span text:style-name="T59">alej, práca jeho je málo hodna, je horšia, ako práca odpočinutého človeka.</text:span></text:span></text:p>
        <text:p text:style-name="P97"><text:span text:style-name="CharStyle11"><text:span text:style-name="T59">Únava je pocit nepríjemný a človek chce sa ho zbaviť čím skôr. Najlepšie sa tohoto pocitu zbavíme odpočinkom 10—20-minútovým vo dne, spánkom v noci a pokrmom alebo občerstvujúcim nápojom, čerstvou vodou, kávou, čajom</text:span></text:span><text:span text:style-name="CharStyle21"><text:span text:style-name="T2">,</text:span></text:span><text:span text:style-name="CharStyle21"><text:span text:style-name="T59"> limonádou. Ale mnohí ľudia zaháňajú pocit ustalosti — lieho­vými nápojami. Čo </text:span></text:span><text:soft-page-break/><text:span text:style-name="CharStyle21"><text:span text:style-name="T59">nastane po užití liehu? Lieh okamžite podráždi nervy, mozgy a údy. Únava sa len zastre, zatají, ale neprejde</text:span></text:span><text:span text:style-name="CharStyle21"><text:span text:style-name="T2">,</text:span></text:span><text:span text:style-name="CharStyle11"><text:span text:style-name="T59"> človek znovu sa dá do práce s unaveným telom. Po chvíli však hlási sa únava znovu a človek cíti slabosť v celom tele, začne sa potiť a údy čím </text:span></text:span><text:span text:style-name="CharStyle11"><text:span text:style-name="T72">ď</text:span></text:span><text:span text:style-name="CharStyle11"><text:span text:style-name="T59">alej klesajú, rozum je mdlý, práca ešte horšia, ako na konci ustatosti. Preto liehovín nesvobodno nikdy piť počas práce, nikdy pred ukončením práce, menovite počas takej práce, ktorá vyžaduje ve</text:span></text:span><text:span text:style-name="CharStyle21"><text:span text:style-name="T16">ľ</text:span></text:span><text:span text:style-name="CharStyle21"><text:span text:style-name="T59">kú pozornosť a bystrý um.</text:span></text:span></text:p>
        <text:p text:style-name="P97"><text:span text:style-name="CharStyle11"><text:span text:style-name="T59">Čo nás učí o tomto zkúsenosť? </text:span></text:span><text:span text:style-name="CharStyle11"><text:span text:style-name="T2">Ľ</text:span></text:span><text:span text:style-name="CharStyle11"><text:span text:style-name="T59">udia po ne­deli, keď sa obyčajne viac pije, nie sú schopní jemnej práce, ba vôbec nemajú nijakej chuti do roboty; motajú sa sem-tam a sú mrzutí. Zlatníci v pondelok vždy pokazia jemnú prácu. Ruky po pijatike sa trasú a hlava je ťažká, prázdna, hlúpa. V pijatike alebo po pijatike prihodí sa najviac nešťastí vo fabrikách, v horách, baniach i na furmanke. Lebo lieh zahluší bystrosť mysle, pozor</text:span></text:span><text:span text:style-name="CharStyle21"><text:span text:style-name="T59">nosť a opatrnosť robotníka. A že by liehoviny u opilého človeka účinkovaly občerstvujúco, tomu neuverí ani di</text:span></text:span><text:span text:style-name="CharStyle11"><text:span text:style-name="T16">eť</text:span></text:span><text:span text:style-name="CharStyle11"><text:span text:style-name="T59">a, vidiac, ako opilý človek tacká sa a padá na zem.</text:span></text:span></text:p>
        <text:p text:style-name="P97"><text:span text:style-name="CharStyle11"><text:span text:style-name="T59">Občerstvuje nás tedy len odpočinok (kratší-dlhší</text:span></text:span><text:span text:style-name="CharStyle11"><text:span text:style-name="T2">,</text:span></text:span><text:span text:style-name="CharStyle11"><text:span text:style-name="T59"> dľa práce), káva, čaj (bez liehu), limonáda</text:span></text:span><text:span text:style-name="CharStyle21"><text:span text:style-name="T2">, </text:span></text:span><text:span text:style-name="CharStyle21"><text:span text:style-name="T59">čerstvá voda</text:span></text:span><text:span text:style-name="CharStyle21"><text:span text:style-name="T2">,</text:span></text:span><text:span text:style-name="CharStyle21"><text:span text:style-name="T59"> mlieko a ľahký, chutný pokrm.</text:span></text:span></text:p>
        <text:p text:style-name="P103"><text:span text:style-name="CharStyle11"><text:span text:style-name="T59">4. Lieh je prudká otrava. Ako nivočí jedno­tlivcov, ich potomkov a celé národy, o tom sme už hovorili. Dve lyžice liehu (pálenky, špiritusu) usmrtia nemluvňa.</text:span></text:span></text:p>
        <text:p text:style-name="P97"><text:span text:style-name="CharStyle11"><text:span text:style-name="T59">200—300 grammov alkoholu vstave je otráviť, ba i usmrtiť dospelého </text:span></text:span><text:soft-page-break/><text:span text:style-name="CharStyle11"><text:span text:style-name="T59">človeka. Pijani chorejú zapálením hrdla, žalúdka, čriev. Ďalej stučnením srdca a všetkých vnútorných ústrojov, vodnat</text:span></text:span><text:span text:style-name="CharStyle11"><text:span text:style-name="T72">i</text:span></text:span><text:span text:style-name="CharStyle11"><text:span text:style-name="T2">e</text:span></text:span><text:span text:style-name="CharStyle11"><text:span text:style-name="T59">ľkou a v poslednom stupni zúrivou triaškou (delirium tremens). Nenapraviteľní pijani končia svoju púť života alebo na smetisku krčiem, alebo v blázinci. Inej cesty niet pre nich, len úplná zkaza duše i tela.</text:span></text:span></text:p>
        <text:p text:style-name="P102"><text:span text:style-name="CharStyle11"><text:span text:style-name="T59">5. Alkohol má sa u</text:span></text:span><text:span text:style-name="CharStyle21"><text:span text:style-name="T2">ž</text:span></text:span><text:span text:style-name="CharStyle21"><text:span text:style-name="T59">iť výnimečne ako liek len na radu lekárovu. Deťom alkohol nemal by sa nikdy predpisovať, tým menej riadne dať užívať, vraj „aby zmocnely“. Že alkohol neposilňuje, už vieme. Po</text:span></text:span><text:span text:style-name="CharStyle11"><text:span text:style-name="T59">žívanie alkoholu je tým nebezpečnejšie, čím je nápoj „tuhší“, koncentrovanejší.</text:span></text:span></text:p>
        <text:p text:style-name="P97"><text:span text:style-name="CharStyle11"><text:span text:style-name="T59">Proti pijanstvu treba začať boj. Najlepší boj je, keď každý začne od seba: nepiť a do domác­nosti nepripustiť liehových nápojov. A menovite deti nikdy nenúkať touto otravou.</text:span></text:span></text:p>
        <text:p text:style-name="P97"><text:span text:style-name="CharStyle11"><text:span text:style-name="T59">Slováci budú len vtedy vzdelaným a kultúr­nym národom, keď pijanstvo bude u nás známe len z chýru. Kým však celé kraje plávajú v tejto liehovej neresti, dotiaľ bude nás tlačiť jarmo otrock</text:span></text:span><text:span text:style-name="CharStyle11"><text:span text:style-name="T2">é</text:span></text:span><text:span text:style-name="CharStyle11"><text:span text:style-name="T59">...</text:span></text:span></text:p>
        <text:p text:style-name="P4"><text:span text:style-name="CharStyle39"><text:span text:style-name="T59"/></text:span></text:p>
        <text:h text:style-name="P237" text:outline-level="4"><text:bookmark-start text:name="bookmark12"/><text:span text:style-name="CharStyle29"><text:span text:style-name="T59">VI. Príbytok.</text:span></text:span><text:bookmark-end text:name="bookmark12"/></text:h>
        <text:p text:style-name="P172"><text:span text:style-name="CharStyle12"><text:span text:style-name="T59"/></text:span></text:p>
        <text:p text:style-name="P211"><text:span text:style-name="CharStyle12"><text:span text:style-name="T59">29. Zdravotnícke požiadavky príbytku.</text:span></text:span></text:p>
        <text:p text:style-name="P97"><text:span text:style-name="CharStyle11"><text:span text:style-name="T59"/></text:span></text:p>
        <text:p text:style-name="P196"><text:span text:style-name="CharStyle11"><text:span text:style-name="T59">Človek stavia príbytok, aby si mal kde od­počinúť a býva</text:span></text:span><text:span text:style-name="CharStyle11"><text:span text:style-name="T2">ť</text:span></text:span><text:span text:style-name="CharStyle11"><text:span text:style-name="T59">, a aby mal </text:span></text:span><text:soft-page-break/><text:span text:style-name="CharStyle11"><text:span text:style-name="T59">ochranu pred nepo­hodou povetrnosti. Písmo hovorí, že kedysi ľudia žili celé stoletia, až skoro tisíc rokov. Isteže, vtedy človek mohol žiť dlhšie, ako dnes, lebo pračlovek väčšiu časť dňa trávil v svobodnej prírode, na zdravom povetrí, a nemal toľko starostí, ako dnes. My strávime väčšinu života v zavretých miestno­stiach, v izbách, dielňach, pisárňach, školách a vo fabrikách.</text:span></text:span></text:p>
        <text:p text:style-name="P97"><text:span text:style-name="CharStyle11"><text:span text:style-name="T59">Dnes je celá kopa nemocí príbytkových. Z vlh­kých, zo studených, prievanom previevaných izieb, z nevhodných a nedostatočných príbytkov povstávajú asi nasledujúce choroby: všelijaké rheumatismy (lámky), choroby obličiek, kata</text:span></text:span><text:span text:style-name="CharStyle11"><text:span text:style-name="T2">rr</text:span></text:span><text:span text:style-name="CharStyle11"><text:span text:style-name="T59">hy trubíc</text:span></text:span><text:span text:style-name="CharStyle11"><text:span text:style-name="T1"> </text:span></text:span><text:span text:style-name="CharStyle11"><text:span text:style-name="T59">a pľúc, zapálenia očú, výtoky z uší. Suchá nemoc, hlavne škrofle (krtičnatos</text:span></text:span><text:span text:style-name="CharStyle11"><text:span text:style-name="T75">ť</text:span></text:span><text:span text:style-name="CharStyle11"><text:span text:style-name="T59"> detí), hlavnička (týfus) a cholera častejšie sa objavujú v zlých príbytkoch, ako v dobrých.</text:span></text:span></text:p>
        <text:p text:style-name="P97"><text:span text:style-name="CharStyle11"><text:span text:style-name="T59">Jasný, teplý, priestranný, vzdušný a v čistote udržovaný príbytok budí veselú myseľ a náladu, kdežto tmavé, dusné, vlhké a tesné bývanie budí smútok, zlú vôľu a vyháňa obyvateľa von.</text:span></text:span></text:p>
        <text:p text:style-name="P97"><text:span text:style-name="CharStyle11"><text:span text:style-name="T59">Dobrý príbytok má byť: 1. suchý, 2. vzdušný, 3. teplý, 4. svetlý, 5. priestranný a 6. čistý.</text:span></text:span></text:p>
        <text:p text:style-name="P97"><text:span text:style-name="CharStyle11"><text:span text:style-name="T59">V odstavci o vetraní čítali sme, že sa prí­bytok stále prevetrieva malinkými dierkami (pó­rami) stien, ktorými čerstvé povetrie stále preniká do izby. Toto vetranie menujeme prirodzeným vetraním, a potrebné je preto, aby steny schly. Póry stien však môžu byť upchané vlhkosťou, vo­dou, ktorú stavebný materiál ssa</text:span></text:span><text:span text:style-name="CharStyle11"><text:span text:style-name="T2">je</text:span></text:span><text:span text:style-name="CharStyle11"><text:span text:style-name="T59"> do seba z pôdy, z výparov príbytku, alebo z vlhkého </text:span></text:span><text:soft-page-break/><text:span text:style-name="CharStyle11"><text:span text:style-name="T59">vonkajšieho vzduchu.</text:span></text:span></text:p>
        <text:p text:style-name="P97"><text:span text:style-name="CharStyle11"><text:span text:style-name="T59">Vlhké steny sú z dvoch príčin škodlivé. Predne zabraňujú prirodzené vetranie, lebo voda upchá všetky póry stien; ďalej vyžadujú mnoho tepla, aby sa zohrialy. Vlhká stena stále ssaje teplo z izby, nezohreje sa, ale časť prijatého tepla spo­trebuje na odparenie vody, druhú časť rýchle odo­vzdáva zovňajšku.</text:span></text:span></text:p>
        <text:p text:style-name="P97"><text:span text:style-name="CharStyle11"><text:span text:style-name="T59">Vlhkú stenu dotiaľ nemožno vysušiť, kým ne­vysušíme pôdu, z ktorej steny vodu „pijú“. Po­dobne by sme neusušili dajakú šatku, zavesenú na žinke, keby sme spodný kraj držali stále na­močený vo vode. Kým vlákna šatky „pijú“ vodu, dotiaľ neuschne. Tak je to i so stenou, posta­venou na vlhkej pôde: stále pije vodu zo zeme.</text:span></text:span></text:p>
        <text:p text:style-name="P97"><text:span text:style-name="CharStyle11"><text:span text:style-name="T59">Ak človek leží pri takejto stene, vlhká stena zrovn</text:span></text:span><text:span text:style-name="CharStyle11"><text:span text:style-name="T19">a</text:span></text:span><text:span text:style-name="CharStyle11"><text:span text:style-name="T59"> ssaje teplotu z jeho tela a človek sa pri nej zachladí a onemocnie.</text:span></text:span></text:p>
        <text:p text:style-name="P97"><text:span text:style-name="CharStyle11"><text:span text:style-name="T59">Na vlhkých stenách rastú huby a plieseň a žijú bakt</text:span></text:span><text:span text:style-name="CharStyle11"><text:span text:style-name="T19">e</text:span></text:span><text:span text:style-name="CharStyle11"><text:span text:style-name="T59">rie. V takýchto príbytkoch je vzduch dusný, protivný, </text:span></text:span><text:span text:style-name="CharStyle11"><text:span text:style-name="T2">ť</text:span></text:span><text:span text:style-name="CharStyle11"><text:span text:style-name="T59">ažký. Ľudia sa v ňom neosvieža po práci a v spánku, ale ich rozbolí hlava.</text:span></text:span></text:p>
        <text:p text:style-name="P97"><text:span text:style-name="CharStyle21"><text:span text:style-name="T59">V</text:span></text:span><text:span text:style-name="CharStyle21"><text:span text:style-name="T2">z</text:span></text:span><text:span text:style-name="CharStyle21"><text:span text:style-name="T59">dušný príbytok je taký, ktorý sa dá ľahko vetrať a má dosť povetria. Stáva sa totiž, že prie­stor izby zapracú všelijakým zbytočným náradím.</text:span></text:span></text:p>
        <text:p text:style-name="P97"><text:span text:style-name="CharStyle21"><text:span text:style-name="T59">Teplý má byť preto, aby sme sa mali v chlad­nom počasí kde zohriať a aby sa dal ľahko vy­kúriť. Dnes je kurivo veľmi drahé i na dedine, nielen v mestách.</text:span></text:span></text:p>
        <text:p text:style-name="P97"><text:span text:style-name="CharStyle11"><text:span text:style-name="T59">O čistote a priestrannosti hovorili sme už v od­sta</text:span></text:span><text:span text:style-name="CharStyle11"><text:span text:style-name="T2">vc</text:span></text:span><text:span text:style-name="CharStyle11"><text:span text:style-name="T59">i o vetraní.</text:span></text:span></text:p>
        <text:p text:style-name="P31"><text:soft-page-break/><text:span text:style-name="CharStyle12"><text:span text:style-name="T59"/></text:span></text:p>
        <text:p text:style-name="P71"><text:span text:style-name="CharStyle12"><text:span text:style-name="T59">30. Poloha a základy domu.</text:span></text:span></text:p>
        <text:p text:style-name="P97"><text:span text:style-name="CharStyle11"><text:span text:style-name="T59"/></text:span></text:p>
        <text:p text:style-name="P196"><text:span text:style-name="CharStyle11"><text:span text:style-name="T59">Dom, stojaci úplne o samote a hodne vysoko, bol by príbytkom svetlým, suchým, vzdušným a čistým. Ale nebol by teplý. Pre usporenie tepla stavajú domy nie na vrchoch a vyvýšeninách, ale v údoliach, na úpätí vrchov a kopcov. U nás dom má byť chránený od severu (polnoci), východu a západu. V kotlinách a v hlbokých úbočiach domy nemajú sa stavať.</text:span></text:span></text:p>
        <text:p text:style-name="P97"><text:span text:style-name="CharStyle11"><text:span text:style-name="T59">Zem pod zá</text:span></text:span><text:span text:style-name="CharStyle21"><text:span text:style-name="T2">k</text:span></text:span><text:span text:style-name="CharStyle21"><text:span text:style-name="T59">ladom domu musí byť čistá a suchá. Čistá pôda je, ktorú ľudská ruka nerozrývala a ktorá nie je odpadkovou vodou presiak­nutá. Takúto nečistú zem treba odstrániť a na­hradiť čistou. Rum a prerývaný štrk musia dlho ležať, kým sa stanú súcimi na násyp do spodku domu.</text:span></text:span></text:p>
        <text:p text:style-name="P97"><text:span text:style-name="CharStyle11"><text:span text:style-name="T59">Základ domu musí byť suchý. Ak založíme fundament do podzemnej vody, príbytok nikdy nebude suchý. Ak podzemná voda stojí vysoko, treba ju najprv skanalisovať, alebo vysoký násyp urobiť, aby voda klesla nižšie.</text:span></text:span></text:p>
        <text:p text:style-name="P97"><text:span text:style-name="CharStyle11"><text:span text:style-name="T59">Na stráni alebo na skale vystavený dom treba priekopou obohnať, aby príval vody nerušil steny domu.</text:span></text:span></text:p>
        <text:p text:style-name="P97"><text:span text:style-name="CharStyle11"><text:span text:style-name="T59">Pri stavaní základov treba dbať na to, aby voda nevnikala do pivníc od spodku a so strany do múru. Základy treba murovať z pevnej skaly s cementovou maltou, dno pivníc urobiť z bet</text:span></text:span><text:span text:style-name="CharStyle11"><text:span text:style-name="T19">o</text:span></text:span><text:span text:style-name="CharStyle11"><text:span text:style-name="T59">nu alebo asfaltu a do múru nad zemou treba vložiť vrstvu asfaltovej plsti. (Obr. 20, 21, 22.) Prístup vode so </text:span></text:span><text:soft-page-break/><text:span text:style-name="CharStyle11"><text:span text:style-name="T59">strany zabránime bu</text:span></text:span><text:span text:style-name="CharStyle11"><text:span text:style-name="T75">ď</text:span></text:span><text:span text:style-name="CharStyle11"><text:span text:style-name="T59"> cementovou vrstvou, bud vystavením vedľajšej cementovej, isolačnej steny, alebo vykopaním </text:span></text:span><text:span text:style-name="CharStyle11"><text:span text:style-name="T75">1/4 </text:span></text:span><text:span text:style-name="CharStyle11"><text:span text:style-name="T59">— 1 m. širokej priekopy.</text:span></text:span></text:p>
        <text:p text:style-name="P97"><text:span text:style-name="CharStyle21"><text:span text:style-name="T59">Steny domu majú nás</text:span></text:span><text:span text:style-name="CharStyle11"><text:span text:style-name="T1">;</text:span></text:span><text:span text:style-name="CharStyle11"><text:span text:style-name="T59"> chrániť od vetra, dažďa a zimy. Kamenné steny dobre odrážajú vietor a dáž</text:span></text:span><text:span text:style-name="CharStyle11"><text:span text:style-name="T75">ď</text:span></text:span><text:span text:style-name="CharStyle11"><text:span text:style-name="T59">, a to tým lepšie, čím sú hladšie na zovňajšej</text:span></text:span><text:span text:style-name="CharStyle26"><text:span text:style-name="T59"> </text:span></text:span><text:span text:style-name="CharStyle11"><text:span text:style-name="T59">strane. Ale kamenná stena, čím je z tvrdšieho kameňa, tým je chladnejšia: hustý kame</text:span></text:span><text:span text:style-name="CharStyle21"><text:span text:style-name="T2">ň</text:span></text:span><text:span text:style-name="CharStyle21"><text:span text:style-name="T59"> ľahko odvádza teplotu izby na vonok. Preto je v stu­dených krajoch veľmi dobrým stavebným mate­riálom suché drevo a hlavne túf (svor). Suché drevo a hlavne túf sú dierkavé, mnoho povetria udržujú v sebe — a povetrie je zlý vodič tepla. Túfové a drevené staviská sú najteplejšie. Tehla má tiež hodne povetria a je tiež dobrý stavebný materiál pre miestnosti, kde ľudia bývajú.</text:span></text:span></text:p>
        <text:p text:style-name="P97"><text:span text:style-name="CharStyle11"><text:span text:style-name="T59">Vymurované steny majú pár týždňov postáť, kým vyschnú, a len potom ich treba maltou obhádza</text:span></text:span><text:span text:style-name="CharStyle11"><text:span text:style-name="T2">ť</text:span></text:span><text:span text:style-name="CharStyle11"><text:span text:style-name="T59">.</text:span></text:span></text:p>
        <text:p text:style-name="P97"><text:span text:style-name="CharStyle11"><text:span text:style-name="T59">Novovystavený dom má stáť asi 6—8 mesiacov a len keď dobre vyschne, svobodno v ňom bývať.</text:span></text:span></text:p>
        <text:p text:style-name="P97"><text:span text:style-name="CharStyle11"><text:span text:style-name="T59">V niektorých krajoch stavajú domy z hline­ných sušených tehál (váľkov). Takýto materiál je zlý, lebo má málo pórov (drobných dierok) a preto zabraňuje prirodzené vetranie. </text:span></text:span><text:span text:style-name="CharStyle21"><text:span text:style-name="T19">V</text:span></text:span><text:span text:style-name="CharStyle11"><text:span text:style-name="T59"> takej izbe </text:span></text:span><text:span text:style-name="CharStyle11"><text:span text:style-name="T2">je</text:span></text:span><text:span text:style-name="CharStyle11"><text:span text:style-name="T59"> vždy dusno.</text:span></text:span></text:p>
        <text:p text:style-name="P97"><text:span text:style-name="CharStyle11"><text:span text:style-name="T59">Steny sa bielia, farbievajú alebo tapetami (papierom) obliepajú. Tapetované steny sú ne­zdravé, lebo zabraňujú prirodzené vetranie. Far</text:span></text:span><text:span text:style-name="CharStyle21"><text:span text:style-name="T59">benie stien, menovite zelenou farbou, v ktorej je otrava arsenová, je tiež nezdravé.</text:span></text:span></text:p>
        <text:p text:style-name="P97"><text:soft-page-break/><text:span text:style-name="CharStyle11"><text:span text:style-name="T59">Najzdravšie je steny vápnom mazať. Predne biela farba najskôr nás upozorní na nečistotu steny, </text:span></text:span><text:span text:style-name="CharStyle11"><text:span text:style-name="T75">ď</text:span></text:span><text:span text:style-name="CharStyle11"><text:span text:style-name="T59">alej preto, lebo vápno je najlacnejšie a nivočí zárodky choroboplodné.</text:span></text:span></text:p>
        <text:p text:style-name="P29"><text:span text:style-name="CharStyle12"><text:span text:style-name="T59"/></text:span></text:p>
        <text:p text:style-name="P69"><text:span text:style-name="CharStyle12"><text:span text:style-name="T59">31. O rozdelení izieb.</text:span></text:span></text:p>
        <text:p text:style-name="P97"><text:span text:style-name="CharStyle11"><text:span text:style-name="T59"/></text:span></text:p>
        <text:p text:style-name="P196"><text:span text:style-name="CharStyle11"><text:span text:style-name="T59">Na dedine temer ani nemožno hovoriť o roz­delení izieb, lebo naši gazdovia mávajú obyčajne len jednu izbu, ktorá je všetkým: v nej sa jedáva, spí, pracuje vo dne. Ba často ešte i hydina a mladý dobytok tu býva. Aké je povetrie v takýchto</text:span></text:span><text:span text:style-name="CharStyle37"><text:span text:style-name="T59"> </text:span></text:span><text:span text:style-name="CharStyle11"><text:span text:style-name="T59">izbách, akú otravu dýchajú obyvatelia v preplne­ných izbách, o tom sme už čítali v odstavci o ve­traní. Tomuto by mohol odpomôcť len lepší blahobyt. Ale podivno, že i u zámožnejších ľudí upadúvajú do tejto chyby. Najkrajšie, najpriestrannejšie a najsvetlejšie izby nechávajú na takzvaný</text:span></text:span><text:span text:style-name="CharStyle26"><text:span text:style-name="T104"> </text:span></text:span><text:span text:style-name="CharStyle11"><text:span text:style-name="T59">salón, parádnu izbu, na zbytočnú izbu. </text:span></text:span><text:span text:style-name="CharStyle11"><text:span text:style-name="T2">A</text:span></text:span><text:span text:style-name="CharStyle11"><text:span text:style-name="T59"> malo by by</text:span></text:span><text:span text:style-name="CharStyle11"><text:span text:style-name="T75">ť</text:span></text:span><text:span text:style-name="CharStyle11"><text:span text:style-name="T59"> naopak.</text:span></text:span></text:p>
        <text:p text:style-name="P97"><text:span text:style-name="CharStyle21"><text:span text:style-name="T59">Spalň</text:span></text:span><text:span text:style-name="CharStyle21"><text:span text:style-name="T75">a</text:span></text:span><text:span text:style-name="CharStyle21"><text:span text:style-name="T59"> nech je priestranná, vzdušná a svetlá,</text:span></text:span><text:span text:style-name="CharStyle21"><text:span text:style-name="T2"> </text:span></text:span><text:span text:style-name="CharStyle11"><text:span text:style-name="T59">lebo tu na </text:span></text:span><text:span text:style-name="CharStyle11"><text:span text:style-name="T2">je</text:span></text:span><text:span text:style-name="CharStyle11"><text:span text:style-name="T59">dnom mieste strávime väčšinu svojho života. A spalne našej intelligencie bývajú zväčša najtemnejšie a najmenšie izby. Jedálna nech je blízko kuchyne, aby výpary a vôňa jedál nenaplň</text:span></text:span><text:span text:style-name="CharStyle11"><text:span text:style-name="T2">ov</text:span></text:span><text:span text:style-name="CharStyle11"><text:span text:style-name="T59">aly všetky izby. Detská izba nech je taká priestranná a svetlá, ako spalňa. Zapamätajme si, že ani rastlinka nevyžije bez svetla, tým menej útle di</text:span></text:span><text:span text:style-name="CharStyle11"><text:span text:style-name="T19">eť</text:span></text:span><text:span text:style-name="CharStyle11"><text:span text:style-name="T59">a. Kam nedôjde slnce, tam bude chodiť lekár. Svetlo a vzduch je prameň života, ktorý máme zadarmo.</text:span></text:span></text:p>
        <text:p text:style-name="P97"><text:soft-page-break/><text:span text:style-name="CharStyle11"><text:span text:style-name="T59">Na strane vetrom vystavenej má by</text:span></text:span><text:span text:style-name="CharStyle11"><text:span text:style-name="T75">ť</text:span></text:span><text:span text:style-name="CharStyle11"><text:span text:style-name="T59"> čím naj­menej oblokov. U nás je to polnoc. Príbytok k pol­noci obrátený je v</text:span></text:span><text:span text:style-name="CharStyle21"><text:span text:style-name="T2">ž</text:span></text:span><text:span text:style-name="CharStyle21"><text:span text:style-name="T59">dy zdraviu škodlivý, lebo býva tmavý a smutný. U nás majú okná h</text:span></text:span><text:span text:style-name="CharStyle11"><text:span text:style-name="T2">ľ</text:span></text:span><text:span text:style-name="CharStyle11"><text:span text:style-name="T59">ade</text:span></text:span><text:span text:style-name="CharStyle11"><text:span text:style-name="T75">ť</text:span></text:span><text:span text:style-name="CharStyle11"><text:span text:style-name="T59"> k po­ludniu (juhu) alebo juho-východu.</text:span></text:span></text:p>
        <text:p text:style-name="P97"><text:span text:style-name="CharStyle11"><text:span text:style-name="T59">Mnohí </text:span></text:span><text:span text:style-name="CharStyle11"><text:span text:style-name="T2">ľ</text:span></text:span><text:span text:style-name="CharStyle11"><text:span text:style-name="T59">udia upadúvajú ešte do jednej chyby: nahromadia toľko zbytočného náradia, že v izbách nemožno sa ani hnú</text:span></text:span><text:span text:style-name="CharStyle11"><text:span text:style-name="T75">ť</text:span></text:span><text:span text:style-name="CharStyle11"><text:span text:style-name="T59">. V sp</text:span></text:span><text:span text:style-name="CharStyle11"><text:span text:style-name="T19">a</text:span></text:span><text:span text:style-name="CharStyle11"><text:span text:style-name="T59">lni má byť len posteľ, um</text:span></text:span><text:span text:style-name="CharStyle11"><text:span text:style-name="T19">y</text:span></text:span><text:span text:style-name="CharStyle11"><text:span text:style-name="T59">vač a škriňa. Nič viac. Koberce sú obyčajne zbytočné, len prach a nečistotu ochraňujú. Kde je podlaha dobrá, tam sú nepotrebné. Hladká a zafarbená podlaha je lepšia, ako drsná, lebo ľahko sa čistí. Parketty sú najlepšie.</text:span></text:span></text:p>
        <text:p text:style-name="P173"><text:span text:style-name="CharStyle12"><text:span text:style-name="T59"/></text:span></text:p>
        <text:p text:style-name="P212"><text:span text:style-name="CharStyle12"><text:span text:style-name="T59">32. O sedliackom bývaní nedá sa temer ani hovori</text:span></text:span><text:span text:style-name="CharStyle11"><text:span text:style-name="T2">ť</text:span></text:span><text:span text:style-name="CharStyle11"><text:span text:style-name="T59"> so stanoviska zdravotníckeho, lebo všetko iné možno o ňom poveda</text:span></text:span><text:span text:style-name="CharStyle11"><text:span text:style-name="T75">ť</text:span></text:span><text:span text:style-name="CharStyle11"><text:span text:style-name="T59">, len to nie, že je zdravé. Ale i tu čistotnú gazdin</text:span></text:span><text:span text:style-name="CharStyle11"><text:span text:style-name="T19">u</text:span></text:span><text:span text:style-name="CharStyle11"><text:span text:style-name="T59"> hodno je zlatom odvážiť. Ako stúpa vzde­lanie v našom národe, menovite vlivom novín a Ameriky, príbytky roľníckeho stavu n</text:span></text:span><text:span text:style-name="CharStyle11"><text:span text:style-name="T2">av</text:span></text:span><text:span text:style-name="CharStyle11"><text:span text:style-name="T59">idomoči sa lepšia. Stavajú suché</text:span></text:span><text:span text:style-name="CharStyle21"><text:span text:style-name="T2">,</text:span></text:span><text:span text:style-name="CharStyle21"><text:span text:style-name="T59"> svetlé a dos</text:span></text:span><text:span text:style-name="CharStyle21"><text:span text:style-name="T75">ť</text:span></text:span><text:span text:style-name="CharStyle21"><text:span text:style-name="T59"> priestranné,</text:span></text:span><text:span text:style-name="CharStyle37"><text:span text:style-name="T59"> </text:span></text:span><text:span text:style-name="CharStyle11"><text:span text:style-name="T59">pritom pekné a vkusné bývania o dvoch izbách. Toto je už veliký pokrok proti nízkym, tmavým chlievom našich predkov. Stavajú z tehly a t</text:span></text:span><text:span text:style-name="CharStyle21"><text:span text:style-name="T19">ú</text:span></text:span><text:span text:style-name="CharStyle21"><text:span text:style-name="T59">fu</text:span></text:span><text:span text:style-name="CharStyle21"><text:span text:style-name="T2">, </text:span></text:span><text:span text:style-name="CharStyle11"><text:span text:style-name="T59">tedy z najlepšieho materiálu. Tvrdá skala je naj­horšie stavivo a izby z neho sú vždy vlhké, mokré, ako temnice. A večne studené. Zem vykladajú doskami </text:span></text:span><text:span text:style-name="CharStyle11"><text:span text:style-name="T2">—</text:span></text:span><text:span text:style-name="CharStyle11"><text:span text:style-name="T59"> voľakedy bývala z hliny a presiaknutá bola špinou. Domy podmurúvajú, aby boly zvýšené, a tak zabezpečujú suchotu stien. Odkvap býva dos</text:span></text:span><text:span text:style-name="CharStyle11"><text:span text:style-name="T75">ť</text:span></text:span><text:span text:style-name="CharStyle11"><text:span text:style-name="T59"> široký, s trn</text:span></text:span><text:span text:style-name="CharStyle11"><text:span text:style-name="T75">á</text:span></text:span><text:span text:style-name="CharStyle11"><text:span text:style-name="T59">com (verandou). To je všetko potešiteľný pokrok. Dvory štrkujú a smetiská, tieto škvrny našich </text:span></text:span><text:soft-page-break/><text:span text:style-name="CharStyle11"><text:span text:style-name="T59">dedín, miznú zpredo dverí a ulíc.</text:span></text:span></text:p>
        <text:p text:style-name="P97"><text:span text:style-name="CharStyle11"><text:span text:style-name="T59">Len jedna stará chyba zostáva: potoky, mo­čovky a hnojnice v sedliackych dvoroch. Náš roľ­ník ešte nevie, že z trusu najvzácnejšie necháva</text:span></text:span><text:span text:style-name="CharStyle11"><text:span text:style-name="T2">,</text:span></text:span><text:span text:style-name="CharStyle11"><text:span text:style-name="T59"> utiecť a miesto že by si dal urobiť cementovú jamu na hnojovku a močovku a sbieral ju a po­lieval ňou lúky a role, nechá ju odteka</text:span></text:span><text:span text:style-name="CharStyle11"><text:span text:style-name="T2">ť</text:span></text:span><text:span text:style-name="CharStyle11"><text:span text:style-name="T59"> a odpa­rovať... Ale tu sú na vine naničhodný dorost učiteľský a mizerné školstvo, lebo dieťa roľnícke nepoučia o potrebných a užitočných veciach roľ­níckeho stavu. Iný cie</text:span></text:span><text:span text:style-name="CharStyle11"><text:span text:style-name="T19">ľ</text:span></text:span><text:span text:style-name="CharStyle11"><text:span text:style-name="T59"> majú dne</text:span></text:span><text:span text:style-name="CharStyle11"><text:span text:style-name="T2">s</text:span></text:span><text:span text:style-name="CharStyle11"><text:span text:style-name="T59">: odrodilcov vy­chovávať a učiť slovíčka. A v tom je zkaza po­kroku u slovenského národa. Ľud musí ísť do Ameriky, aby sa človečenstvu a vzdelanosti naučil a doma vyhadzujú sa milliony na mizerné školy.</text:span></text:span></text:p>
        <text:p text:style-name="P97"><text:span text:style-name="CharStyle11"><text:span text:style-name="T59">Ostatné vedľajšie miestnosti nepotrebujú toľko priestoru a svetla.</text:span></text:span></text:p>
        <text:p text:style-name="P24"><text:span text:style-name="CharStyle59"><text:span text:style-name="T2"/></text:span></text:p>
        <text:p text:style-name="P36"><text:span text:style-name="CharStyle12"><text:span text:style-name="T59">33. Pivničné príbytky.</text:span></text:span></text:p>
        <text:p text:style-name="P97"><text:span text:style-name="CharStyle11"><text:span text:style-name="T59"/></text:span></text:p>
        <text:p text:style-name="P196"><text:span text:style-name="CharStyle11"><text:span text:style-name="T59">Chudobný človek, idúc do sveta na zárobky, začne šetriť vo všetkom: na pokrme, na šatstve, na čistote a na zdraví. Z tej príčiny vo veľkých mestách chudoba býva v podzemných, pivničných „izbách“. Domoví úžerníci narobia z nevýnosných pivníc „príbytky“ pre chudobu. Pivničné príbytky sú z nasledujúcich príčin zdraviu škodlivé:</text:span></text:span></text:p>
        <text:p text:style-name="P102"><text:span text:style-name="CharStyle11"><text:span text:style-name="T59">1. Sú vlhké, mokré a preto plesnivé a ve</text:span></text:span><text:span text:style-name="CharStyle21"><text:span text:style-name="T19">ľ</text:span></text:span><text:span text:style-name="CharStyle21"><text:span text:style-name="T59">mi studené. Mokrú stenu nemožno vysušiť preto, lebo múry stoja bud v spodnej vode, alebo veľmi blízko k nej </text:span></text:span><text:soft-page-break/><text:span text:style-name="CharStyle21"><text:span text:style-name="T59">(bližšie ako na </text:span></text:span><text:span text:style-name="CharStyle21"><text:span text:style-name="T75">1/2 </text:span></text:span><text:span text:style-name="CharStyle21"><text:span text:style-name="T59">metra).</text:span></text:span></text:p>
        <text:p text:style-name="P134"><text:span text:style-name="CharStyle11"><text:span text:style-name="T59">2. Sú tmavé a v nich často i vo dne treba svietiť. Týmto kazíme si zrak a kazíme i trochu toho povetria. A svetlo stojí peniaze. Tmavý prí­bytok je pareniskom pre choroboplodné zárodky. Tu najskôr vypuknú nákazlivé nemoce, tu sa udržujú najdlhšie.</text:span></text:span></text:p>
        <text:p text:style-name="P127"><text:span text:style-name="CharStyle11"><text:span text:style-name="T59">3. Obyčajne bývajú preplnené. Človek odpočí­vajúci potrebuje priestor 30 kubických metrov veliký, to jest taký, ktorý má asi 4 metre šírky, 4 metre dĺžky a 2 metre výšky. Toľký priestor je potrebný na každú hlavu. Pivničné byty sú však malé, nízke a nepripadne tu na hlavu ani 3—4 kubické metre priestoru. Aký to má následok? </text:span></text:span><text:span text:style-name="CharStyle11"><text:span text:style-name="T2">Ľ</text:span></text:span><text:span text:style-name="CharStyle11"><text:span text:style-name="T59">udia unavení prácou v takomto „príbytku“ neodpočinú si</text:span></text:span><text:span text:style-name="CharStyle11"><text:span text:style-name="T2">,</text:span></text:span><text:span text:style-name="CharStyle11"><text:span text:style-name="T59"> neosvieža sa k novej ťažkej práci, ale vstávajú ráno ako otrávení, s ťažkou hlavou a údami akoby olovenými. Lebo čistého povetria nemajú a dýchajú celú noc otrávené povetrie ky­selinou uhličitou, ako sme to čítali v odstavci o vetraní. Príbytky tieto sú chladné — preto ich obyvatelia zavierajú obloky a dvere. Tým sa otrava vzduchu ešte stupňuje.</text:span></text:span></text:p>
        <text:p text:style-name="P115"><text:span text:style-name="CharStyle11"><text:span text:style-name="T59">4. Sú zka</text:span></text:span><text:span text:style-name="CharStyle21"><text:span text:style-name="T2">z</text:span></text:span><text:span text:style-name="CharStyle21"><text:span text:style-name="T59">ou mravnou pre dievčatá a mlá­dencov. Poneváč v takýchto dierach sú ľudia zrovn</text:span></text:span><text:span text:style-name="CharStyle11"><text:span text:style-name="T19">a </text:span></text:span><text:span text:style-name="CharStyle11"><text:span text:style-name="T59">natlačení a nemajú zvláštnych, osobitných postieľ, spia na slame na zemi tesne ved</text:span></text:span><text:span text:style-name="CharStyle11"><text:span text:style-name="T75">ľ</text:span></text:span><text:span text:style-name="CharStyle11"><text:span text:style-name="T59">a seba. Príleži­tosť svádza k neresti. Rodičia slovenskí, vystríhajte svoje deti od veľkomestských podzemných, pivnič­ných nocľahov a bývaní.</text:span></text:span></text:p>
        <text:p text:style-name="P36"><text:span text:style-name="CharStyle46"><text:span text:style-name="T59"/></text:span></text:p>
        <text:p text:style-name="P78"><text:soft-page-break/><text:span text:style-name="CharStyle46"><text:span text:style-name="T59">34. O oblokoch.</text:span></text:span></text:p>
        <text:p text:style-name="P97"><text:span text:style-name="CharStyle11"><text:span text:style-name="T59"/></text:span></text:p>
        <text:p text:style-name="P196"><text:span text:style-name="CharStyle11"><text:span text:style-name="T59">Obloky majú by</text:span></text:span><text:span text:style-name="CharStyle11"><text:span text:style-name="T75">ť</text:span></text:span><text:span text:style-name="CharStyle11"><text:span text:style-name="T59"> vždy radšej veliké, ako malé. Veď príbytok dostáva svetlo len oblokom. Obloky sú na to, aby sa mohly kedykoľvek otvoriť a prí­bytok vyvetrať. Sú </text:span></text:span><text:span text:style-name="CharStyle11"><text:span text:style-name="T2">u</text:span></text:span><text:span text:style-name="CharStyle11"><text:span text:style-name="T59"> nás ešte takí ľudia, čo obloky klincami pribijú, aby sa nemohly otvárať. Tabule na oblokoch majú by</text:span></text:span><text:span text:style-name="CharStyle11"><text:span text:style-name="T75">ť</text:span></text:span><text:span text:style-name="CharStyle11"><text:span text:style-name="T59"> vždy čisté, priezračné</text:span></text:span><text:span text:style-name="CharStyle11"><text:span text:style-name="T2">, </text:span></text:span><text:span text:style-name="CharStyle11"><text:span text:style-name="T19">a </text:span></text:span><text:span text:style-name="CharStyle11"><text:span text:style-name="T59">u nás vída</text:span></text:span><text:span text:style-name="CharStyle11"><text:span text:style-name="T75">ť</text:span></text:span><text:span text:style-name="CharStyle11"><text:span text:style-name="T59"> miesto sklených tabúľ papierové tabule, alebo handrami zapchaté tabuľové diery. I také gazdiny sa najdú, čo sklo tabúľ nikdy neumývajú. Ale to sú obyčajne korhelice, ktoré chodia špinavé, otrhané, a ich izba je skorej chliev, ako ľudský príbytok.</text:span></text:span></text:p>
        <text:p text:style-name="P97"><text:span text:style-name="CharStyle21"><text:span text:style-name="T59">Obloky nech sa stavajú v</text:span></text:span><text:span text:style-name="CharStyle21"><text:span text:style-name="T2">ž</text:span></text:span><text:span text:style-name="CharStyle21"><text:span text:style-name="T59">dy na poludňajše</text:span></text:span><text:span text:style-name="CharStyle21"><text:span text:style-name="T2">j</text:span></text:span><text:span text:style-name="CharStyle21"><text:span text:style-name="T59">, slnečnej strane domu. Svetlý príbytok </text:span></text:span><text:span text:style-name="CharStyle11"><text:span text:style-name="T2">j</text:span></text:span><text:span text:style-name="CharStyle11"><text:span text:style-name="T59">e zdravý a radostný. Tmavý je hniezdom nemocí a smutný, protivný. (Obr. 23.) V mnohých domoch, vystavených k polnočnej strane, hynú rodiny suchotami, vodnatieľkou a šk</text:span></text:span><text:span text:style-name="CharStyle11"><text:span text:style-name="T2">ro</text:span></text:span><text:span text:style-name="CharStyle11"><text:span text:style-name="T19">fľ</text:span></text:span><text:span text:style-name="CharStyle11"><text:span text:style-name="T59">ami. Taký tmavý príbytok je hrobom pokolení.</text:span></text:span></text:p>
        <text:p text:style-name="P97"><text:span text:style-name="CharStyle21"><text:span text:style-name="T59">Kto zakladáš dom a rodinu</text:span></text:span><text:span text:style-name="CharStyle21"><text:span text:style-name="T2">,</text:span></text:span><text:span text:style-name="CharStyle21"><text:span text:style-name="T59"> pamätaj</text:span></text:span><text:span text:style-name="CharStyle21"><text:span text:style-name="T2">,</text:span></text:span><text:span text:style-name="CharStyle21"><text:span text:style-name="T59"> že svetlo a čistota sú životom a zdravím</text:span></text:span><text:span text:style-name="CharStyle21"><text:span text:style-name="T2">,</text:span></text:span><text:span text:style-name="CharStyle21"><text:span text:style-name="T59"> tma a špina sú nemocou a smrťou rodiny a potomkov.</text:span></text:span></text:p>
        <text:p text:style-name="P97"><text:span text:style-name="CharStyle11"><text:span text:style-name="T59">Obloky nech sa dobre zavierajú, aby čez ne nefučalo do izby. Najlepšie sú dvojité obloky.</text:span></text:span></text:p>
        <text:p text:style-name="P25"><text:span text:style-name="CharStyle11"><text:span text:style-name="T59">Obloky nemajú byť nižšie nad zemou, ako na 80 cm.</text:span></text:span></text:p>
        <text:p text:style-name="P10"><text:span text:style-name="CharStyle26"><text:span text:style-name="T59"/></text:span></text:p>
        <text:p text:style-name="P29"><text:span text:style-name="CharStyle12"><text:span text:style-name="T59">35. O záchodoch.</text:span></text:span></text:p>
        <text:p text:style-name="P97"><text:soft-page-break/><text:span text:style-name="CharStyle11"><text:span text:style-name="T59"/></text:span></text:p>
        <text:p text:style-name="P196"><text:span text:style-name="CharStyle11"><text:span text:style-name="T59">Zdravoveda požaduje, aby jedna, najviac dve rodiny mal</text:span></text:span><text:span text:style-name="CharStyle11"><text:span text:style-name="T20">y</text:span></text:span><text:span text:style-name="CharStyle11"><text:span text:style-name="T59"> jeden spoločný záchod; ináče nemôžu by</text:span></text:span><text:span text:style-name="CharStyle11"><text:span text:style-name="T2">ť</text:span></text:span><text:span text:style-name="CharStyle11"><text:span text:style-name="T59"> čisté a </text:span></text:span><text:span text:style-name="CharStyle11"><text:span text:style-name="T20">ľ</text:span></text:span><text:span text:style-name="CharStyle11"><text:span text:style-name="T59">udia vystavia sa nebezpečiu nákazli­vých nemocí.</text:span></text:span></text:p>
        <text:p text:style-name="P97"><text:span text:style-name="CharStyle11"><text:span text:style-name="T2">O</text:span></text:span><text:span text:style-name="CharStyle11"><text:span text:style-name="T59"> čistotu záchoda treba sa tak stara</text:span></text:span><text:span text:style-name="CharStyle11"><text:span text:style-name="T76">ť</text:span></text:span><text:span text:style-name="CharStyle11"><text:span text:style-name="T59">, ako o príbytok, ba uvážiac, že v záchodoch týždne, až mesiace nachodia sa milliardy choroboplodných zárodkov, ešte väčšiu pozornosť máme im venovať. (Obr. 24.)</text:span></text:span></text:p>
        <text:p text:style-name="P97"><text:span text:style-name="CharStyle11"><text:span text:style-name="T59">Najjednoduchejšie zariadenie záchoda býva takéto: vykopú jamu a ohradia pár doskami so strieškou. Takýto záchod je zlý. Lebo odpadky, rozriedené dažďom, vnikajú do okolitej pôdy a veľmi často do spodnej vody a tak do studieň. Záchody takto „zbudované“ šíria nepríjemný zá­pach.</text:span></text:span></text:p>
        <text:p text:style-name="P97"><text:span text:style-name="CharStyle11"><text:span text:style-name="T59">Najlepší záchod na dedine dá sa takto zho­toviť: treba vykopať priestrannú jamu, spodok a steny na </text:span></text:span><text:span text:style-name="CharStyle11"><text:span text:style-name="T20">1/2</text:span></text:span><text:span text:style-name="CharStyle11"><text:span text:style-name="T59"> metra hrúbky obložiť hlinenou, pevne ubitou stenou. </text:span></text:span><text:span text:style-name="CharStyle11"><text:span text:style-name="T2">Č</text:span></text:span><text:span text:style-name="CharStyle11"><text:span text:style-name="T59">ez ubitú hlinu tekutina nepremoká. Obsah jamy treba častejšie v sudoch vyvážať na pole. Jamu polievať čerstvo haseným vápnom. Vápno je lacným a dobrým desinfekčným, bakt</text:span></text:span><text:span text:style-name="CharStyle11"><text:span text:style-name="T20">e</text:span></text:span><text:span text:style-name="CharStyle11"><text:span text:style-name="T59">rie usmrcujúcim prostriedkom. Jama nesmie sa nikdy pre­plniť, aby z nej vytekalo. (Obr. 25. a 26.)</text:span></text:span></text:p>
        <text:p text:style-name="P97"><text:span text:style-name="CharStyle11"><text:span text:style-name="T59">V mestách, kde niet kanalisácie a kde mnoho ľudí býva spolu, je to ešte horšie, ako na dedine. V čas dažďov a horúčosti povetrie v mestách je neznesiteľné. Preto kde je mestská správa na dačo súca, stará sa v prvom rade o dobré kanalisovanie mesta. Kanalisáciou odstraňujú sa všetky </text:span></text:span><text:soft-page-break/><text:span text:style-name="CharStyle11"><text:span text:style-name="T59">zdravotnícke nedostatky záchodov.</text:span></text:span></text:p>
        <text:p text:style-name="P20"><text:span text:style-name="CharStyle26"><text:span text:style-name="T59"/></text:span></text:p>
        <text:p text:style-name="P140"><text:span text:style-name="CharStyle12"><text:span text:style-name="T59">36. Zakladanie dedín a miest.</text:span></text:span></text:p>
        <text:p text:style-name="P97"><text:span text:style-name="CharStyle11"><text:span text:style-name="T59"/></text:span></text:p>
        <text:p text:style-name="P196"><text:span text:style-name="CharStyle11"><text:span text:style-name="T59">Jestli chceme založiť dedinu alebo mesto, alebo rozšíriť ich novými ulicami, treba pečlive dodržať zdravotnícke predpisy. Ke</text:span></text:span><text:span text:style-name="CharStyle11"><text:span text:style-name="T76">ď</text:span></text:span><text:span text:style-name="CharStyle11"><text:span text:style-name="T59"> dedina, mesto, ulica stojí, chyba sa už nedá skoro napraviť a hriech proti zdravotníckym požiadavkám pomstí sa na zdraví tisícich obyvateľoch a ich potomkoch.</text:span></text:span></text:p>
        <text:p text:style-name="P97"><text:span text:style-name="CharStyle11"><text:span text:style-name="T59">Veľká chyba je u nás, že dediny a mestá nemajú vopred ustáleného stavebného plánu. Každý stavia, ako chce, a keď dedinka a mesto je už vystavené, vtedy je už ťažko zakladať nové ulice, chodníky a záhrady. Mestá, vystavené bez pred­bežného plánu, sú krivé, domy stiesnené a priechod z ulice do ulice temer nemožný.</text:span></text:span></text:p>
        <text:p text:style-name="P97"><text:span text:style-name="CharStyle11"><text:span text:style-name="T59">Hlavné pravidlá pri zakladaní s</text:span></text:span><text:span text:style-name="CharStyle11"><text:span text:style-name="T2">ú</text:span></text:span><text:span text:style-name="CharStyle11"><text:span text:style-name="T59">:</text:span></text:span></text:p>
        <text:p text:style-name="P113"><text:span text:style-name="CharStyle11"><text:span text:style-name="T59">1. Aby si domy navzájom neodoberaly vzduchu, svetla a slnečného tepla.</text:span></text:span></text:p>
        <text:p text:style-name="P100"><text:span text:style-name="CharStyle11"><text:span text:style-name="T59">2. Aby sa nepomáhalo vzniku a rozširovaniu chorôb.</text:span></text:span></text:p>
        <text:p text:style-name="P97"><text:span text:style-name="CharStyle11"><text:span text:style-name="T59">Prvej požiadavke najlepšie vyhovuje dom o samote stojaci. Druhej prísna čistota v dome a okolo domu. Boháči stavajú si villy a kaštiele o samote a okolie ich ozdobujú krásnymi záhra­dami.</text:span></text:span></text:p>
        <text:p text:style-name="P97"><text:span text:style-name="CharStyle11"><text:span text:style-name="T59">Často však pre nedostatok stavebného miesta treba stavať domy hustejšie. V takýchto prípadoch dávajme pilný pozor na čiaru a smer ulíc.</text:span></text:span></text:p>
        <text:p text:style-name="P132"><text:soft-page-break/><text:span text:style-name="CharStyle11"><text:span text:style-name="T59">1. Ulica nech je najmenej raz alebo </text:span></text:span><text:span text:style-name="CharStyle11"><text:span text:style-name="T76">1 1/2 </text:span></text:span><text:span text:style-name="CharStyle11"><text:span text:style-name="T59">raza taká široká</text:span></text:span><text:span text:style-name="CharStyle21"><text:span text:style-name="T2">,</text:span></text:span><text:span text:style-name="CharStyle21"><text:span text:style-name="T59"> ako je výška domov. (Výška domu 10 metrov, šírka ulice 10—15 m.). V úzkej ulici za</text:span></text:span><text:span text:style-name="CharStyle11"><text:span text:style-name="T59">clá</text:span></text:span><text:span text:style-name="CharStyle11"><text:span text:style-name="T20">ň</text:span></text:span><text:span text:style-name="CharStyle11"><text:span text:style-name="T59">ajú domy stojacim n</text:span></text:span><text:span text:style-name="CharStyle11"><text:span text:style-name="T20">a</text:span></text:span><text:span text:style-name="CharStyle11"><text:span text:style-name="T59"> protivnej strane. Prí­bytky nedostanú svetla a tepla slnečného. V úzkych a krivých uliciach dlho stojí zkazený vzduch, lebo vietor nemá voľného priechodu. V lete môže sa vzduch tak prehriať, že ľudia chorejú v takýchto uliciach. Ulica nech je tedy i rovná</text:span></text:span><text:span text:style-name="CharStyle21"><text:span text:style-name="T2">,</text:span></text:span><text:span text:style-name="CharStyle11"><text:span text:style-name="T59"> nie pok</text:span></text:span><text:span text:style-name="CharStyle11"><text:span text:style-name="T76">rí</text:span></text:span><text:span text:style-name="CharStyle11"><text:span text:style-name="T59">vená.</text:span></text:span></text:p>
        <text:p text:style-name="P141"><text:span text:style-name="CharStyle11"><text:span text:style-name="T59">2. V našom kraji dostávame slnečné lúče od strán: východnej, poludňajšej a západnej. Z toho nasleduje, že musíme ulice postaviť tak, aby sa všetkým domom dostalo čím najviacej tepla a svetla slnečného. D</text:span></text:span><text:span text:style-name="CharStyle11"><text:span text:style-name="T2">ľ</text:span></text:span><text:span text:style-name="CharStyle11"><text:span text:style-name="T59">a toho môžeme dať dvojaký smer</text:span></text:span><text:span text:style-name="CharStyle39"><text:span text:style-name="T59"> </text:span></text:span><text:span text:style-name="CharStyle11"><text:span text:style-name="T59">našim uliciam, bud 1. od severo-východu </text:span></text:span><text:span text:style-name="CharStyle21"><text:span text:style-name="T20">k</text:span></text:span><text:span text:style-name="CharStyle21"><text:span text:style-name="T59"> juhozá­padu (obr. x), alebo 2. od juho-vý</text:span></text:span><text:span text:style-name="CharStyle21"><text:span text:style-name="T2">c</text:span></text:span><text:span text:style-name="CharStyle21"><text:span text:style-name="T59">hodu </text:span></text:span><text:span text:style-name="CharStyle21"><text:span text:style-name="T20">k</text:span></text:span><text:span text:style-name="CharStyle21"><text:span text:style-name="T59"> severo­západu (obr. y).</text:span></text:span></text:p>
        <text:p text:style-name="P97"><text:span text:style-name="CharStyle11"><text:span text:style-name="T59">Ke</text:span></text:span><text:span text:style-name="CharStyle11"><text:span text:style-name="T76">ď</text:span></text:span><text:span text:style-name="CharStyle11"><text:span text:style-name="T59"> sú ulice v akejkoľvek inej polohe, vždy bude jedna strana v tôni, bez slnečného svetla a tepla.</text:span></text:span></text:p>
        <text:p text:style-name="P97"><text:span text:style-name="CharStyle11"><text:span text:style-name="T59">V daktorých dedinách vyše Ča</text:span></text:span><text:span text:style-name="CharStyle11"><text:span text:style-name="T20">c</text:span></text:span><text:span text:style-name="CharStyle11"><text:span text:style-name="T59">e sú všetky staré domy postavené prúčelím na juho-východ.</text:span></text:span></text:p>
        <text:p text:style-name="P97"><text:span text:style-name="CharStyle11"><text:span text:style-name="T59">Aby sa príbytku dostalo čím najviac svetla </text:span></text:span><text:span text:style-name="CharStyle11"><text:span text:style-name="T76">a</text:span></text:span><text:span text:style-name="CharStyle11"><text:span text:style-name="T2"> </text:span></text:span><text:span text:style-name="CharStyle11"><text:span text:style-name="T59">tepla slnečného, nech sú oblohy v</text:span></text:span><text:span text:style-name="CharStyle21"><text:span text:style-name="T2">ž</text:span></text:span><text:span text:style-name="CharStyle21"><text:span text:style-name="T59">dy na poludňajšej (južnej), na východnej a na západnej strane.</text:span></text:span></text:p>
        <text:p text:style-name="P97"><text:span text:style-name="CharStyle11"><text:span text:style-name="T59">Dom obrátený oblokmi k severu (polnoci) je tmavý, dusný, vlhký a smutný, preto i nezdravý. Ke</text:span></text:span><text:span text:style-name="CharStyle11"><text:span text:style-name="T76">ď</text:span></text:span><text:span text:style-name="CharStyle11"><text:span text:style-name="T59"> je tedy slniečko také dôležité pre naše prí­bytky, nepochopiteľná je snaha ľudí, ktorí pečlive zastierajú obloky za dňa, len aby sa lúč slnečný do ich príbytku dajako nedostal. Často ovšem chránia farbu </text:span></text:span><text:soft-page-break/><text:span text:style-name="CharStyle11"><text:span text:style-name="T59">nábytku a kobercov pred všetečnými lúčami slnka. Zdravotnícky čin je to iste nie.</text:span></text:span></text:p>
        <text:p text:style-name="P28"><text:span text:style-name="CharStyle12"><text:span text:style-name="T59"/></text:span></text:p>
        <text:p text:style-name="P68"><text:span text:style-name="CharStyle12"><text:span text:style-name="T59">37. Ochrana proti vzniku a rozširovaniu nemoci.</text:span></text:span></text:p>
        <text:p text:style-name="P97"><text:span text:style-name="CharStyle11"><text:span text:style-name="T59"/></text:span></text:p>
        <text:p text:style-name="P196"><text:span text:style-name="CharStyle11"><text:span text:style-name="T59">Najlepšou ochranou proti vzniku choroby je čistota. Čistota je pol života. A síce čistota všade: v izbe, v posteli, v šatstve, v kuchyni, na dvore i na ulici.</text:span></text:span></text:p>
        <text:p text:style-name="P97"><text:span text:style-name="CharStyle11"><text:span text:style-name="T59">Kde je však príbytok </text:span></text:span><text:span text:style-name="CharStyle11"><text:span text:style-name="T76">ľu</text:span></text:span><text:span text:style-name="CharStyle11"><text:span text:style-name="T59">dmi preplnený, tam o čistote nemôže by</text:span></text:span><text:span text:style-name="CharStyle11"><text:span text:style-name="T76">ť</text:span></text:span><text:span text:style-name="CharStyle11"><text:span text:style-name="T59"> temer ani reči. Ak v izbe pre troch spia 6—7., tu už čez celú noc nebude čistého povetria. Všeobecné pravidlá zdravotné pre obec a mesto sú nasledovné:</text:span></text:span></text:p>
        <text:p text:style-name="P142"><text:span text:style-name="CharStyle11"><text:span text:style-name="T59">a) Príbytky nemajú by</text:span></text:span><text:span text:style-name="CharStyle11"><text:span text:style-name="T76">ť</text:span></text:span><text:span text:style-name="CharStyle11"><text:span text:style-name="T59"> ľudmi preplnené.</text:span></text:span></text:p>
        <text:p text:style-name="P133"><text:span text:style-name="CharStyle11"><text:span text:style-name="T59">b) Smeti a odpadky nosvobodno vyhadzova</text:span></text:span><text:span text:style-name="CharStyle11"><text:span text:style-name="T2">ť </text:span></text:span><text:span text:style-name="CharStyle11"><text:span text:style-name="T59">na dvor alebo na ulicu.</text:span></text:span></text:p>
        <text:p text:style-name="P117"><text:span text:style-name="CharStyle11"><text:span text:style-name="T59">c) V domoch, na chodbách domov majú by</text:span></text:span><text:span text:style-name="CharStyle11"><text:span text:style-name="T76">ť</text:span></text:span><text:span text:style-name="CharStyle11"><text:span text:style-name="T59"> pľuváky, ktoré sa dajú ľahko čisti</text:span></text:span><text:span text:style-name="CharStyle11"><text:span text:style-name="T76">ť</text:span></text:span><text:span text:style-name="CharStyle11"><text:span text:style-name="T59">.</text:span></text:span></text:p>
        <text:p text:style-name="P134"><text:span text:style-name="CharStyle11"><text:span text:style-name="T59">d) Ulice a dvory nech sú bez barín, blata a marasov. Ulice treba dláždiť, dvory pevným štrkom alebo dlážkou opatriť, aby sa daly ľahko raz denne zamiesť a aby voda daž</text:span></text:span><text:span text:style-name="CharStyle11"><text:span text:style-name="T76">ď</text:span></text:span><text:span text:style-name="CharStyle11"><text:span text:style-name="T59">ová ľahko odtekala.</text:span></text:span></text:p>
        <text:p text:style-name="P103"><text:span text:style-name="CharStyle11"><text:span text:style-name="T59">e) Prach ulíc treba najprv zamiesť a potom pokropiť. Robievajú to naopak.</text:span></text:span></text:p>
        <text:p text:style-name="P143"><text:span text:style-name="CharStyle11"><text:span text:style-name="T59">f) Pred domom a okolo neho, nakoľko len možno, zaria</text:span></text:span><text:span text:style-name="CharStyle11"><text:span text:style-name="T76">ď</text:span></text:span><text:span text:style-name="CharStyle11"><text:span text:style-name="T59">me záhradky a sady. Každá dedina,</text:span></text:span><text:span text:style-name="CharStyle39"><text:span text:style-name="T59"> </text:span></text:span><text:span text:style-name="CharStyle11"><text:span text:style-name="T59">každé mesto malo by mať pre deti svobodné miesta na hry a zábavu malých.</text:span></text:span></text:p>
        <text:p text:style-name="P119"><text:soft-page-break/><text:span text:style-name="CharStyle11"><text:span text:style-name="T59">g) Fabriky a budovy, ktoré znečisťujú po­vetrie, majú by</text:span></text:span><text:span text:style-name="CharStyle11"><text:span text:style-name="T76">ť</text:span></text:span><text:span text:style-name="CharStyle11"><text:span text:style-name="T59"> vykázané z mesta.</text:span></text:span></text:p>
        <text:p text:style-name="P28"><text:span text:style-name="CharStyle12"><text:span text:style-name="T59"/></text:span></text:p>
        <text:p text:style-name="P68"><text:span text:style-name="CharStyle12"><text:span text:style-name="T59">38. O kúrení.</text:span></text:span></text:p>
        <text:p text:style-name="P97"><text:span text:style-name="CharStyle11"><text:span text:style-name="T59"/></text:span></text:p>
        <text:p text:style-name="P196"><text:span text:style-name="CharStyle11"><text:span text:style-name="T59">Ľudia okolo rovníka žijúci musia sa chráni</text:span></text:span><text:span text:style-name="CharStyle11"><text:span text:style-name="T2">ť </text:span></text:span><text:span text:style-name="CharStyle11"><text:span text:style-name="T59">proti velikej teplote. My sme radi, keď môžeme prestať kúriť v máji a keď nemusíme začať v sep­tembri. Proti pálčivosti slnečnej v lete ochránime svoje príbytky tak, keď zakryjeme obloky záclo­nami, žalusiami a pod. Na noc pootvárame obloky a dvere, aby sa príbytok ochladil. Okrem toho umývame sa chladnou vodou, kúpame sa častejšie, pijeme osviežujúce a chladiace nápoje: vodu, stu­dený čaj, mlieko, limonádu a iné nápoje.</text:span></text:span></text:p>
        <text:p text:style-name="P97"><text:span text:style-name="CharStyle11"><text:span text:style-name="T59">Viac starostí mávame s ochranou proti zime, lebo tak v 20-stupňovom mraze, ako i v 20-stup</text:span></text:span><text:span text:style-name="CharStyle11"><text:span text:style-name="T76">ň</text:span></text:span><text:span text:style-name="CharStyle11"><text:span text:style-name="T2">ov</text:span></text:span><text:span text:style-name="CharStyle11"><text:span text:style-name="T59">ej horúčosti musíme udržovať teplotu tela na 37°</text:span></text:span><text:span text:style-name="CharStyle11"><text:span text:style-name="T2"> </text:span></text:span><text:span text:style-name="CharStyle11"><text:span text:style-name="T59">C.</text:span></text:span></text:p>
        <text:p text:style-name="P144"><text:span text:style-name="CharStyle11"><text:span text:style-name="T59">V zime má by</text:span></text:span><text:span text:style-name="CharStyle11"><text:span text:style-name="T76">ť</text:span></text:span><text:span text:style-name="CharStyle11"><text:span text:style-name="T59"> teplota príbytku, školy a pod. 18—20° d</text:span></text:span><text:span text:style-name="CharStyle11"><text:span text:style-name="T76">ľ</text:span></text:span><text:span text:style-name="CharStyle11"><text:span text:style-name="T59">a Celsiusa, v sp</text:span></text:span><text:span text:style-name="CharStyle11"><text:span text:style-name="T20">a</text:span></text:span><text:span text:style-name="CharStyle11"><text:span text:style-name="T59">lni 14—15°, v izbe pre nemocného a v dielni 18°, v železničnom va­góne a v kostole 10—12°</text:span></text:span><text:span text:style-name="CharStyle11"><text:span text:style-name="T2"> </text:span></text:span><text:span text:style-name="CharStyle11"><text:span text:style-name="T59">C.</text:span></text:span></text:p>
        <text:p text:style-name="P97"><text:span text:style-name="CharStyle21"><text:span text:style-name="T2">O</text:span></text:span><text:span text:style-name="CharStyle21"><text:span text:style-name="T59"> peciach. Kúrením máme docieliť v príbyt­koch príjemného tepla. Je to podobné teplo, aké cítime za jasného júnového rána pri tichom po­vetrí okolo 8. hodiny v poli, na lúk</text:span></text:span><text:span text:style-name="CharStyle11"><text:span text:style-name="T2">e</text:span></text:span><text:span text:style-name="CharStyle11"><text:span text:style-name="T59">: vzduch je mierne teplý, svieži, nie vlhký, ani suchý, a pohyb teplého vánku sotva cítime. Takéhoto príjemného tepla docielime v izbe dobrými pecami a zdravým príbytkom.</text:span></text:span></text:p>
        <text:p text:style-name="P97"><text:soft-page-break/><text:span text:style-name="CharStyle21"><text:span text:style-name="T59">Prievan („cúg“) v izbách je z vlhkých stien, ktoré prudko naberajú teplotu z izby a prudko vyparujú vodu zo seba. V takejto izbe cítime akoby vieto</text:span></text:span><text:span text:style-name="CharStyle11"><text:span text:style-name="T2">r</text:span></text:span><text:span text:style-name="CharStyle11"><text:span text:style-name="T59">: s jednej strany prúdi teplý, ohriaty vzduch od pece, s druhej strany ťahá chladný vzduch zo stien. Človek citlivej kože pociťuje veľmi neprí­jemne prievan, často ako bolesť.</text:span></text:span></text:p>
        <text:p text:style-name="P97"><text:span text:style-name="CharStyle11"><text:span text:style-name="T59">Od dobrej pece vyžaduje sa, aby sme jej vý­hrevnosť regulovať mohli, to jest aby dala toľko tepla, koľko chceme a kedykoľvek chceme.</text:span></text:span></text:p>
        <text:p text:style-name="P97"><text:span text:style-name="CharStyle11"><text:span text:style-name="T59">Kúrením nesmie sa veľmi vysušiť vzduch prí­bytku.</text:span></text:span></text:p>
        <text:p text:style-name="P97"><text:span text:style-name="CharStyle11"><text:span text:style-name="T59">Z pece nemá utekať plyn a prach.</text:span></text:span></text:p>
        <text:p text:style-name="P97"><text:span text:style-name="CharStyle11"><text:span text:style-name="T59">Pre otravy uhoľnými plyn</text:span></text:span><text:span text:style-name="CharStyle11"><text:span text:style-name="T20">am</text:span></text:span><text:span text:style-name="CharStyle11"><text:span text:style-name="T59">i na nijakej rúre nemajú sa trpeť kľúče, závory, klapky a podobné dym a plyny uzavierajúce prístroje.</text:span></text:span></text:p>
        <text:p text:style-name="P97"><text:span text:style-name="CharStyle11"><text:span text:style-name="T59">Dnes je veliké množstvo všelijakých pecí. Každý systém má nejakú prednosť. Vcelku pokrok v stavaní pecí je značný a dnes si už každý môže zaopatriť dobrú pec. (Obr. 27.)</text:span></text:span></text:p>
        <text:p text:style-name="P97"><text:span text:style-name="CharStyle21"><text:span text:style-name="T59">Pece železné sú len vtedy dobré, keď majú plášť plechový a keď sa pálenie v nich dá regu­lovať. Pec bez plášťa chytro sa rozpáli, veľmi suší a spaľuje i prach; to všetko je škodlivé zdraviu.</text:span></text:span></text:p>
        <text:p text:style-name="P97"><text:span text:style-name="CharStyle11"><text:span text:style-name="T59">Dobré sú kachlové a bahríkové pece. Ale musí ich postaviť majster a nie babrák. Horí v nich pomaly, pomaly sa zohrievajú, ale i dlhšie trvá teplota a je rovnomerná.</text:span></text:span></text:p>
        <text:p text:style-name="P21"><text:span text:style-name="CharStyle44"><text:span text:style-name="T59">Ako kedysi ve</text:span></text:span><text:span text:style-name="CharStyle44"><text:span text:style-name="T2">ľ</text:span></text:span><text:span text:style-name="CharStyle44"><text:span text:style-name="T59">mi rozšírené boly kozuby (krby), tak teraz sú zriedkavé. Mal</text:span></text:span><text:span text:style-name="CharStyle44"><text:span text:style-name="T20">y </text:span></text:span><text:soft-page-break/><text:span text:style-name="CharStyle44"><text:span text:style-name="T59">jednu prednosť: </text:span></text:span><text:span text:style-name="CharStyle44"><text:span text:style-name="T76">po</text:span></text:span><text:span text:style-name="CharStyle11"><text:span text:style-name="T59">vetrie v izbe bolo vždy čerstvé, kozub napomáhal vetranie. Dnes sú kozuby nemožné preto, lebo</text:span></text:span><text:span text:style-name="CharStyle44"><text:span text:style-name="T59"> </text:span></text:span><text:span text:style-name="CharStyle11"><text:span text:style-name="T59">kúrenie v kozuboch je drahé a teplo kozuba nedá sa riadiť. Potom teplo toto nepríjemne pečie (sá­lavé teplo) s jednej strany a s druhej strany je v izbe zima. Z tejto príčiny kozuby sú dnes iba na parádu v panských salónoch.</text:span></text:span></text:p>
        <text:p text:style-name="P97"><text:span text:style-name="CharStyle11"><text:span text:style-name="T59">Ľud má veľmi rád sporáky („šparherty“) preto, lebo slúžia dvojakému cieľu: vareniu a kúreniu. Dedinské sporáky sú zl</text:span></text:span><text:span text:style-name="CharStyle11"><text:span text:style-name="T2">é</text:span></text:span><text:span text:style-name="CharStyle11"><text:span text:style-name="T59">: rýchle sa rozpália, rýchle vychladnú a mnoho tepla uteká rúrami. V prí­bytkoch, kde sa varí na nich, je povetrie dusné, vlhké a steny tiež vlhnú. Sporák kazí steny, keď sa na ňom varieva. Novšie sporáky sú tak zaria­dené, že paru odvádzajú do komína a rozpálené plyny kolujú viac ráz, kým ujdú komínom. Takto by sporáky vyhovely požiadavkám zdravotný</text:span></text:span><text:span text:style-name="CharStyle11"><text:span text:style-name="T2">m</text:span></text:span><text:span text:style-name="CharStyle11"><text:span text:style-name="T59">: po­vetrie príbytku je mierne vlhké a izba mierne a dlho teplá.</text:span></text:span></text:p>
        <text:p text:style-name="P97"><text:span text:style-name="CharStyle11"><text:span text:style-name="T59">Najdokonalejšie je takzvané ústredné, centrálne kúrenie vo velikých budovách. Kúri sa horúcim vzduchom, parou a vodou. Ale toto nepatrí do ľudovej zdravovedy.</text:span></text:span></text:p>
        <text:p text:style-name="P20"><text:span text:style-name="CharStyle39"><text:span text:style-name="T59"/></text:span></text:p>
        <text:p text:style-name="P93"><text:span text:style-name="CharStyle39"><text:span text:style-name="T59"/></text:span></text:p>
        <text:h text:style-name="P237" text:outline-level="4"><text:bookmark-start text:name="bookmark14"/><text:span text:style-name="CharStyle29"><text:span text:style-name="T59">VII. </text:span></text:span><text:span text:style-name="CharStyle29"><text:span text:style-name="T2">O</text:span></text:span><text:span text:style-name="CharStyle29"><text:span text:style-name="T59"> osvet</text:span></text:span><text:span text:style-name="CharStyle29"><text:span text:style-name="T76">ľ</text:span></text:span><text:span text:style-name="CharStyle29"><text:span text:style-name="T59">ovaní.</text:span></text:span><text:bookmark-end text:name="bookmark14"/></text:h>
        <text:p text:style-name="P29"><text:span text:style-name="CharStyle12"><text:span text:style-name="T59"/></text:span></text:p>
        <text:p text:style-name="P69"><text:span text:style-name="CharStyle12"><text:span text:style-name="T59">39. Prirodzené svetlo.</text:span></text:span></text:p>
        <text:p text:style-name="P97"><text:soft-page-break/><text:span text:style-name="CharStyle11"><text:span text:style-name="T59"/></text:span></text:p>
        <text:p text:style-name="P196"><text:span text:style-name="CharStyle11"><text:span text:style-name="T59">Pozrite na rastlinku v pivnici žijúcu a na lúčny kvietok, pozrite na dievča vo fabrike pra­cujúce a na poli — a pochopíte hne</text:span></text:span><text:span text:style-name="CharStyle11"><text:span text:style-name="T76">ď</text:span></text:span><text:span text:style-name="CharStyle11"><text:span text:style-name="T59">, aký draho­cenný poklad je slnečné svetlo. Bez svetla celá príroda živorí, na svetle rastie, kvitne, ovocie do­náša.</text:span></text:span></text:p>
        <text:p text:style-name="P97"><text:span text:style-name="CharStyle11"><text:span text:style-name="T2">A</text:span></text:span><text:span text:style-name="CharStyle11"><text:span text:style-name="T59"> tak je i s našimi príbytkami: v tmavom príbytku je dusnota a smútok, ľudia navidomoči vädnú, sú bez vôle a radosti. Svetlo slnečné nivočí všetky choroboplodné </text:span></text:span><text:span text:style-name="CharStyle21"><text:span text:style-name="T2">z</text:span></text:span><text:span text:style-name="CharStyle21"><text:span text:style-name="T59">árodky i v našich príbytkoch. A kam slniečko nedochodí, tam bujne žijú naši nivočitelia: bakt</text:span></text:span><text:span text:style-name="CharStyle11"><text:span text:style-name="T20">e</text:span></text:span><text:span text:style-name="CharStyle11"><text:span text:style-name="T59">rie. Najnebezpečnejší nepriateľ ľudstva sú bakt</text:span></text:span><text:span text:style-name="CharStyle21"><text:span text:style-name="T20">e</text:span></text:span><text:span text:style-name="CharStyle21"><text:span text:style-name="T59">rie suchej nemoci (tuberkulósy)</text:span></text:span><text:span text:style-name="CharStyle21"><text:span text:style-name="T2">, </text:span></text:span><text:span text:style-name="CharStyle21"><text:span text:style-name="T59">ktoré na slniečku hynú za pár dní, kdežto v tma­vých a vlhkých miestach žijú a množia sa čez mesiace i roky.</text:span></text:span></text:p>
        <text:p text:style-name="P97"><text:span text:style-name="CharStyle11"><text:span text:style-name="T59">V svetlom príbytku do očú bije i najmenšia nečistota — tma zakrýva i veľkú špinu.</text:span></text:span></text:p>
        <text:p text:style-name="P97"><text:span text:style-name="CharStyle11"><text:span text:style-name="T59">Tma vábi človeka k nečinnosti, k pokoju</text:span></text:span><text:span text:style-name="CharStyle11"><text:span text:style-name="T2">,</text:span></text:span><text:span text:style-name="CharStyle11"><text:span text:style-name="T59"> svetlo k práci a pohybu. Človek v svetle tuhšie dýcha, častejšie občerstvuje a obnovuje krv tela.</text:span></text:span></text:p>
        <text:p text:style-name="P97"><text:span text:style-name="CharStyle11"><text:span text:style-name="T59">Pravda, i osvetlenie má svoje hranice, ktoré nesvobodno prekročiť. Vieme, ako je nebezpečno pozerať do slnka, ako sneh oslňuje oči, ako sa nám zaiskrí v očiach, keby sme sa dlhšie dívali do svetla a ohňa.</text:span></text:span></text:p>
        <text:p text:style-name="P97"><text:span text:style-name="CharStyle11"><text:span text:style-name="T59">Od tuhého osvetlenia chránime príbytok zá­clonami, žalusiami a rolettami. Všetky záclony nech sú jednej farby, aby rovnomerne zachytily lúče slnečné.</text:span></text:span></text:p>
        <text:p text:style-name="P97"><text:span text:style-name="CharStyle11"><text:span text:style-name="T59">Oči chránime pred oslnením dymovo-šedými alebo modrými okuliarmi.</text:span></text:span></text:p>
        <text:p text:style-name="P97"><text:soft-page-break/><text:span text:style-name="CharStyle11"><text:span text:style-name="T59">V tmavých alebo aspoň nedostatočne osvetle­ných izbách namáhav</text:span></text:span><text:span text:style-name="CharStyle11"><text:span text:style-name="T20">e</text:span></text:span><text:span text:style-name="CharStyle11"><text:span text:style-name="T59"> sa číta, čo zapríčiňuje často krátkozrakosť a slabozrakosť.</text:span></text:span></text:p>
        <text:p text:style-name="P97"><text:span text:style-name="CharStyle21"><text:span text:style-name="T59">Rozmery oblokov. Slnečné svetlo dostávame v príbytkoch oblokmi. Ak chceme ma</text:span></text:span><text:span text:style-name="CharStyle21"><text:span text:style-name="T76">ť</text:span></text:span><text:span text:style-name="CharStyle21"><text:span text:style-name="T59"> svetlý prí­bytok, nesmieme gazdovať so šírkou a výškou oblokov.</text:span></text:span></text:p>
        <text:p text:style-name="P97"><text:span text:style-name="CharStyle11"><text:span text:style-name="T59">Aby bolo v izbe dos</text:span></text:span><text:span text:style-name="CharStyle11"><text:span text:style-name="T76">ť</text:span></text:span><text:span text:style-name="CharStyle11"><text:span text:style-name="T59"> svetla, treba, aby sa oblok rovnal pätine podlahy. Na príklad: Moja segedínska väzenská cel</text:span></text:span><text:span text:style-name="CharStyle11"><text:span text:style-name="T76">l</text:span></text:span><text:span text:style-name="CharStyle11"><text:span text:style-name="T59">a č. 3 (v ktorej práve píšem túto prácu) má 4 metre šírky, 5 metrov dĺžky, to jest podlaha má 4 </text:span></text:span><text:span text:style-name="CharStyle11"><text:span text:style-name="T2">X 5</text:span></text:span><text:span text:style-name="CharStyle11"><text:span text:style-name="T59"> </text:span></text:span><text:span text:style-name="CharStyle21"><text:span text:style-name="T2">—</text:span></text:span><text:span text:style-name="CharStyle21"><text:span text:style-name="T59"> 20 metrov plochy. Jediný oblok má 2 metre výšky a 1 meter šírky, čiže </text:span></text:span><text:span text:style-name="CharStyle11"><text:span text:style-name="T2">1 X 2</text:span></text:span><text:span text:style-name="CharStyle11"><text:span text:style-name="T59"> </text:span></text:span><text:span text:style-name="CharStyle11"><text:span text:style-name="T2">=</text:span></text:span><text:span text:style-name="CharStyle11"><text:span text:style-name="T59"> 2 metre plochy. Oblok môj je tedy len </text:span></text:span><text:span text:style-name="CharStyle11"><text:span text:style-name="T76">1/10 (2/10)</text:span></text:span><text:span text:style-name="CharStyle11"><text:span text:style-name="T59"> plochy podlahy. Cel</text:span></text:span><text:span text:style-name="CharStyle11"><text:span text:style-name="T76">l</text:span></text:span><text:span text:style-name="CharStyle11"><text:span text:style-name="T59">a by mala ma</text:span></text:span><text:span text:style-name="CharStyle11"><text:span text:style-name="T76">ť</text:span></text:span><text:span text:style-name="CharStyle11"><text:span text:style-name="T59"> ešte jeden taký veliký oblok, ako je terajší, a to tým skôr, lebo svetlos</text:span></text:span><text:span text:style-name="CharStyle11"><text:span text:style-name="T2">ť</text:span></text:span><text:span text:style-name="CharStyle11"><text:span text:style-name="T59"> obloka je vyplnená ešte siedmimi pod</text:span></text:span><text:span text:style-name="CharStyle11"><text:span text:style-name="T76">ĺ</text:span></text:span><text:span text:style-name="CharStyle11"><text:span text:style-name="T59">žnymi, 1 cm. hrubými železnými týčami a jednou priečnou a hore priečnym dreve­ným rámom pre vrchnú menšiu tablu. Preto je</text:span></text:span><text:span text:style-name="CharStyle39"><text:span text:style-name="T59"> </text:span></text:span><text:span text:style-name="CharStyle11"><text:span text:style-name="T59">moja cel</text:span></text:span><text:span text:style-name="CharStyle11"><text:span text:style-name="T76">l</text:span></text:span><text:span text:style-name="CharStyle11"><text:span text:style-name="T59">a pritmavá. A v našich dedinách bývajú obločky ako detská hlavička a často ešte tably papierom zalepené. Taká izba nie je izbou, ale tmavou dierou.</text:span></text:span></text:p>
        <text:p text:style-name="P97"><text:span text:style-name="CharStyle11"><text:span text:style-name="T59">V takomto príbytku ľudia musia chorie</text:span></text:span><text:span text:style-name="CharStyle11"><text:span text:style-name="T76">ť</text:span></text:span><text:span text:style-name="CharStyle11"><text:span text:style-name="T59">, lebo tu niet svetla a sucha. A tma okrem toho za­krýva špinu príbytku. A kto tu raz zaľahne, ľahko neozdravie. Tu sa často nemoc končí smrťou</text:span></text:span><text:span text:style-name="CharStyle21"><text:span text:style-name="T2">.</text:span></text:span></text:p>
        <text:p text:style-name="P28"><text:span text:style-name="CharStyle12"><text:span text:style-name="T59"/></text:span></text:p>
        <text:p text:style-name="P68"><text:span text:style-name="CharStyle12"><text:span text:style-name="T59">40. Umelé osvetľovanie.</text:span></text:span></text:p>
        <text:p text:style-name="P97"><text:span text:style-name="CharStyle11"><text:span text:style-name="T59"/></text:span></text:p>
        <text:p text:style-name="P196"><text:soft-page-break/><text:span text:style-name="CharStyle11"><text:span text:style-name="T59">Poneváč sa človeku vždy a všade nedostáva slnečného svetla, preto od pradávna hľadel ho na­hrádzať iným, umelým svetlom. Rozumie sa, že svetlo slnečné ani dnešným výborným svetlom elektrickým úplne nahradiť nemôžeme.</text:span></text:span></text:p>
        <text:p text:style-name="P97"><text:span text:style-name="CharStyle11"><text:span text:style-name="T59">A predsa je pokrok v umelom osvetľovaní ohromný. Len si predstavme, aké nedokonalé a nestále svetlo vydávaly smolienky, olejové kahance, lojové sviečky alebo prvé petrolejové lampy proti dnešným zdokonaleným petrolejovým, acetyléno­vým, plynovým a hlavne elektrickým lampám.</text:span></text:span></text:p>
        <text:p text:style-name="P97"><text:span text:style-name="CharStyle11"><text:span text:style-name="T59">Dnes obyčajne svietevame svetlom: petrolejo­vým</text:span></text:span><text:span text:style-name="CharStyle21"><text:span text:style-name="T2">,</text:span></text:span><text:span text:style-name="CharStyle21"><text:span text:style-name="T59"> svietiplynovým a elektrickým. Na dedinách sa ešte svieteva sviečkou a olejovými kahancami.</text:span></text:span></text:p>
        <text:p text:style-name="P97"><text:span text:style-name="CharStyle11"><text:span text:style-name="T59">Lampáše, kahance a sviečky vydávajú svetlo nedokonalé, mihotavé, červeno-žlté, tmavé a čmudivé. Svetlo, majúce takéto vlastnosti, je škodlivé zdraviu i zraku. A pri ňom sa nedá ani dobre čítať a písať, ani jemnejšiu prácu vykonávať.</text:span></text:span></text:p>
        <text:p text:style-name="P97"><text:span text:style-name="CharStyle11"><text:span text:style-name="T59">Medzi ľudom panuje mýlna mienka: keď sa vraj stiahne knôt na lampe, že menej zhorí petro­leja. Je pravda, že sa menej spáli, ale to je taký malinký rozdiel, že nestojí za škodu, ktorú utrpíme na zdraví: stiahnuté svetlo čmudí, lebo sa vypa­rené pary petroleja nedostatočne miešajú s po­vetrím a nespaľujú sa úplne, ale do povetria zas sa odparujú. Tým sa zkazí povetrie, dospelých a hlavne deti rozbolí hlava, ztratia chuť do jedla, často vracajú a zle im je; celá rodina má začmudený gágor, pľúca a nos sadzami; kazí sa zrak a prácu jemnú </text:span></text:span><text:soft-page-break/><text:span text:style-name="CharStyle11"><text:span text:style-name="T59">konať nemožno; čítať pri takom svetle je nebezpečno.</text:span></text:span></text:p>
        <text:p text:style-name="P97"><text:span text:style-name="CharStyle21"><text:span text:style-name="T59">Preto, keď kupujete lampy, kúpte si lampu dobrú, čo svieti krásnym</text:span></text:span><text:span text:style-name="CharStyle21"><text:span text:style-name="T2">,</text:span></text:span><text:span text:style-name="CharStyle21"><text:span text:style-name="T59"> bielym svetlom. (Obr. 28.)</text:span></text:span></text:p>
        <text:p text:style-name="P97"><text:span text:style-name="CharStyle21"><text:span text:style-name="T59">Petrolejová lampa s tkaničkovým knôtom vy­tvorí za hodinu 55 litrov, s okrúhlym knôtom 81 litrov kyseliny </text:span></text:span><text:span text:style-name="CharStyle21"><text:span text:style-name="T76">u</text:span></text:span><text:span text:style-name="CharStyle21"><text:span text:style-name="T2">h</text:span></text:span><text:span text:style-name="CharStyle21"><text:span text:style-name="T59">ličitej, tedy asi toľko, čo nadýcha 3—5 dospelých ľudí. Toto je jedna z chýb petro­lejového osvetľovania.</text:span></text:span></text:p>
        <text:p text:style-name="P97"><text:span text:style-name="CharStyle11"><text:span text:style-name="T59">Druhá chyba je, že sa ľahko zapáli a v</text:span></text:span><text:span text:style-name="CharStyle11"><text:span text:style-name="T2">yb</text:span></text:span><text:span text:style-name="CharStyle11"><text:span text:style-name="T59">úši. Menovite lacné a nečisté druhy petroleja sú veľmi vznetlivé.</text:span></text:span></text:p>
        <text:p text:style-name="P97"><text:span text:style-name="CharStyle11"><text:span text:style-name="T59">Dobrý petrolej má byť jasný, ako voda, alebo trošku do žlta alebo belasa sfarbený. Nemá sa zapáliť pod 30—35°.</text:span></text:span></text:p>
        <text:p text:style-name="P97"><text:span text:style-name="CharStyle11"><text:span text:style-name="T59">Lepšie svetlo dáva svietiplyn. Ale má chybu, že jeden plameň vytvorí za hodinu 85—120 litrov kyseliny uhličitej. Tým sa povetrie izby veľmi zne­čisťuje a otravuje. Svietiplyn je prudká otrava.</text:span></text:span><text:span text:style-name="CharStyle39"><text:span text:style-name="T59"> </text:span></text:span><text:span text:style-name="CharStyle11"><text:span text:style-name="T59">Má zvláštny, nepríjemný zápach a preto ho </text:span></text:span><text:span text:style-name="CharStyle11"><text:span text:style-name="T2">ľ</text:span></text:span><text:span text:style-name="CharStyle11"><text:span text:style-name="T59">ahko zavoniame. Stane sa však, že pukne rúra pod zemou — a plyn, ktorý sa čez pôdu prederie do príbytku, nemá zápachu. Tu je nebezpečie veliké. Jestli sa izba naplní do </text:span></text:span><text:span text:style-name="CharStyle11"><text:span text:style-name="T76">1/4 </text:span></text:span><text:span text:style-name="CharStyle11"><text:span text:style-name="T59">svietiplynom a jestli zapálime v takejto izbe zápalku, nastane strašný výbuch, ktorý poruší príbytok a človeka usmrtí.</text:span></text:span><text:span text:style-name="CharStyle11"><text:span text:style-name="T2"> </text:span></text:span><text:span text:style-name="CharStyle11"><text:span text:style-name="T59">Preto tam, kde cítime jeho zápach, treba pootvára</text:span></text:span><text:span text:style-name="CharStyle11"><text:span text:style-name="T2">ť </text:span></text:span><text:span text:style-name="CharStyle11"><text:span text:style-name="T59">obloky a dvere a dobre vyvetrať.</text:span></text:span></text:p>
        <text:p text:style-name="P97"><text:span text:style-name="CharStyle11"><text:span text:style-name="T59">Veľmi dobré svetlo dáva plyn acetylén. Len má jednu chybu: náramne ľahko vybúši a preto manipulácia s ním je veľmi nebezpečná.</text:span></text:span></text:p>
        <text:p text:style-name="P97"><text:span text:style-name="CharStyle21"><text:span text:style-name="T59">N</text:span></text:span><text:span text:style-name="CharStyle21"><text:span text:style-name="T2">a</text:span></text:span><text:span text:style-name="CharStyle21"><text:span text:style-name="T59">jdokonalejšie osvetlenie dáva</text:span></text:span><text:span text:style-name="CharStyle11"><text:span text:style-name="T2"> </text:span></text:span><text:span text:style-name="CharStyle21"><text:span text:style-name="T59">elektrické svetlo. Užíva sa dvojakých lám</text:span></text:span><text:span text:style-name="CharStyle11"><text:span text:style-name="T2">p</text:span></text:span><text:span text:style-name="CharStyle11"><text:span text:style-name="T59">: </text:span></text:span><text:soft-page-break/><text:span text:style-name="CharStyle21"><text:span text:style-name="T2">ž</text:span></text:span><text:span text:style-name="CharStyle21"><text:span text:style-name="T59">iarovýc</text:span></text:span><text:span text:style-name="CharStyle21"><text:span text:style-name="T2">h</text:span></text:span><text:span text:style-name="CharStyle11"><text:span text:style-name="T59"> pre menšie príbytky a miestnosti a obl</text:span></text:span><text:span text:style-name="CharStyle21"><text:span text:style-name="T20">u</text:span></text:span><text:span text:style-name="CharStyle21"><text:span text:style-name="T59">kových, jestli chceme veliký priestor osvietiť. U nás počínajú ho užívať i v menších mestách. V cudzozemsku svieťa už i na dedinách elektrickým svetlom. </text:span></text:span><text:span text:style-name="CharStyle11"><text:span text:style-name="T2">Ne</text:span></text:span><text:span text:style-name="CharStyle11"><text:span text:style-name="T59">čmudí, ne­tvorí kyseliny uhličitej, ľahko sa manipuluje, svieti jasným, bielym a rovnomerným svetlom. Je drahšie svetlo, ako iné, ale hodnote a dobrote jeho nijaké svetlo sa nevyrovná. Nebezpečie prihodí sa len vtedy, keby sme zle isolované alebo odvinuté drôt</text:span></text:span><text:span text:style-name="CharStyle11"><text:span text:style-name="T2">y</text:span></text:span><text:span text:style-name="CharStyle11"><text:span text:style-name="T59">. z nerozumu chytili do ruky, alebo keby iskra skočila na človeka (v sile 250 voltov).</text:span></text:span></text:p>
        <text:p text:style-name="P97"><text:span text:style-name="CharStyle11"><text:span text:style-name="T59">Vo všeobecnosti rečeno, od dobrého osvetlenia žiadame: 1. aby svetlo horelo rovnomerne, aby nemihotalo; 2. aby veľmi nepálilo; 3. aby ne­tvorilo otravných plynov a aby nečmudil</text:span></text:span><text:span text:style-name="CharStyle11"><text:span text:style-name="T2">o</text:span></text:span><text:span text:style-name="CharStyle11"><text:span text:style-name="T59">; 4. aby bolo lacné.</text:span></text:span></text:p>
        <text:p text:style-name="P97"><text:span text:style-name="CharStyle11"><text:span text:style-name="T59">Na jedno konečne treba upozorniť: Nikdy ne</text:span></text:span><text:span text:style-name="CharStyle21"><text:span text:style-name="T2">z</text:span></text:span><text:span text:style-name="CharStyle21"><text:span text:style-name="T59">apa</text:span></text:span><text:span text:style-name="CharStyle21"><text:span text:style-name="T20">ľ</text:span></text:span><text:span text:style-name="CharStyle21"><text:span text:style-name="T59">ujte petrolejovú lampu tak, </text:span></text:span><text:span text:style-name="CharStyle21"><text:span text:style-name="T2">ž</text:span></text:span><text:span text:style-name="CharStyle21"><text:span text:style-name="T59">e povyt</text:span></text:span><text:span text:style-name="CharStyle21"><text:span text:style-name="T2">i</text:span></text:span><text:span text:style-name="CharStyle21"><text:span text:style-name="T59">ahnete</text:span></text:span><text:span text:style-name="CharStyle21"><text:span text:style-name="T2"> z</text:span></text:span><text:span text:style-name="CharStyle21"><text:span text:style-name="T59"> nej horiaci knôt, ani nikdy nedržte pri nalie­vaní petroleja na blízku svetlo</text:span></text:span><text:span text:style-name="CharStyle21"><text:span text:style-name="T2">,</text:span></text:span><text:span text:style-name="CharStyle21"><text:span text:style-name="T59"> ohe</text:span></text:span><text:span text:style-name="CharStyle21"><text:span text:style-name="T2">ň</text:span></text:span><text:span text:style-name="CharStyle21"><text:span text:style-name="T59">. Lampu na</text:span></text:span><text:span text:style-name="CharStyle21"><text:span text:style-name="T76">pĺ</text:span></text:span><text:span text:style-name="CharStyle11"><text:span text:style-name="T59">ňajte vo dne. Petrolej skoro vždy máva výbušný plyn, ktorý sa plameňom zapáli a vybúši. Ko</text:span></text:span><text:span text:style-name="CharStyle11"><text:span text:style-name="T20">ľ</text:span></text:span><text:span text:style-name="CharStyle11"><text:span text:style-name="T59">ko ľudí už prišlo o oči, o život pre nevedomosť a ľahkomyseľnos</text:span></text:span><text:span text:style-name="CharStyle11"><text:span text:style-name="T2">ť</text:span></text:span><text:span text:style-name="CharStyle11"><text:span text:style-name="T59">!</text:span></text:span></text:p>
        <text:h text:style-name="P237" text:outline-level="4"><text:span text:style-name="CharStyle29"><text:span text:style-name="T59"/></text:span></text:h>
        <text:h text:style-name="P239" text:outline-level="4"><text:span text:style-name="CharStyle29"><text:span text:style-name="T59"/></text:span></text:h>
        <text:h text:style-name="P239" text:outline-level="4"><text:bookmark-start text:name="bookmark16"/><text:span text:style-name="CharStyle29"><text:span text:style-name="T59">VIII. Pochovávanie mŕtvych</text:span></text:span><text:bookmark-end text:name="bookmark16"/><text:span text:style-name="CharStyle29"><text:span text:style-name="T59">.</text:span></text:span></text:h>
        <text:p text:style-name="P174"><text:span text:style-name="CharStyle12"><text:span text:style-name="T59"/></text:span></text:p>
        <text:p text:style-name="P213"><text:span text:style-name="CharStyle12"><text:span text:style-name="T59">41. Zdravotné predpisy o mŕtvolách</text:span></text:span><text:span text:style-name="CharStyle12"><text:span text:style-name="T2">.</text:span></text:span></text:p>
        <text:p text:style-name="P97"><text:soft-page-break/><text:span text:style-name="CharStyle11"><text:span text:style-name="T59"/></text:span></text:p>
        <text:p text:style-name="P196"><text:span text:style-name="CharStyle11"><text:span text:style-name="T59">Smrť od počiatku oplietala prostú myseľ ne­vzdelaného človeka hrúzo -strašnými bájkami a tajomnosťou. Ľudia sa boja smrti, lebo tejto naj­všednejšej a najprostejšej udalosti nechcú rozume</text:span></text:span><text:span text:style-name="CharStyle11"><text:span text:style-name="T20">ť</text:span></text:span><text:span text:style-name="CharStyle11"><text:span text:style-name="T59">. Smrť je len premena. Vlivom pohanských bájok myslia si ľudia, že tá premena je strašná. Sebec, ktorý žil len svojim vášňam, umiera strašne; člo­vek milujúci, zbožný, vzdelaný a pracujúci i pre blaho bližných umiera sladko, lebo vie, že ovocie jeho ducha bude majetkom celého pokolenia ľud­ského, ktoré potrvá veky a veky. Kto za živa nevie, načo žije na svete, ten nebude ani vedieť, prečo umiera, a táto neistota je strašná. Slovenské príslovie veľmi prípadne hovor</text:span></text:span><text:span text:style-name="CharStyle11"><text:span text:style-name="T2">í:</text:span></text:span><text:span text:style-name="CharStyle11"><text:span text:style-name="T59"> „Aký život, taká smrť.“ Taká je mravná stránka smrti človeka.</text:span></text:span></text:p>
        <text:p text:style-name="P97"><text:span text:style-name="CharStyle11"><text:span text:style-name="T59">Čo nám treba vedieť o mŕtvole ľudskej so stanoviska zdravotného?</text:span></text:span></text:p>
        <text:p text:style-name="P97"><text:span text:style-name="CharStyle11"><text:span text:style-name="T59">Mŕtve telo človeka, umrevšieho chorobou nie nákazlivou, okrem nepríjemného zápachu nechová nijakého nebezpečenstva pre okolie.</text:span></text:span></text:p>
        <text:p text:style-name="P97"><text:span text:style-name="CharStyle11"><text:span text:style-name="T59">Mŕtvola človeka, umrevšieho na nákazlivú chorobu, na suchoty, choleru, horúčku, sypanice, záškrt, šarlach, kiahne, otrávenie krvi, sne</text:span></text:span><text:span text:style-name="CharStyle11"><text:span text:style-name="T20">ť</text:span></text:span><text:span text:style-name="CharStyle11"><text:span text:style-name="T59"> slzinovú, môže sa stať nebezpečnou ľudom, bývajúcim v miestnosti, kde mŕtvola leží.</text:span></text:span></text:p>
        <text:p text:style-name="P97"><text:span text:style-name="CharStyle11"><text:span text:style-name="T59">Nákaza takouto mŕtvolou môže sa prihodi</text:span></text:span><text:span text:style-name="CharStyle11"><text:span text:style-name="T76">ť</text:span></text:span><text:span text:style-name="CharStyle11"><text:span text:style-name="T59"> tak, ak sa mŕtvoly dotýkame, alebo ju prenášame a potom si neumyjeme rúk, nevyvetráme, neoči­stíme odevi, alebo ak z mŕtvoly vyteká tekutina, ob­sahujúca choroboplodné zárodky. Najskôr sa nákaza prenesie v izbe, v ktorej v prítomnosti mŕtvoly potravu </text:span></text:span><text:soft-page-break/><text:span text:style-name="CharStyle11"><text:span text:style-name="T59">prijímame alebo nápoje požívame.</text:span></text:span></text:p>
        <text:p text:style-name="P97"><text:span text:style-name="CharStyle11"><text:span text:style-name="T59">Preto neradno je mŕtvol sa dotýkať, bozkávať a nimi zbytočne hýbať. A mŕtvolu nakazenú chyt</text:span></text:span><text:span text:style-name="CharStyle21"><text:span text:style-name="T20">ľ</text:span></text:span><text:span text:style-name="CharStyle21"><text:span text:style-name="T59">avou nemocou treba čím naj</text:span></text:span><text:span text:style-name="CharStyle21"><text:span text:style-name="T2">s</text:span></text:span><text:span text:style-name="CharStyle21"><text:span text:style-name="T59">korej z príbytku od­strániť</text:span></text:span><text:span text:style-name="CharStyle21"><text:span text:style-name="T2">,</text:span></text:span><text:span text:style-name="CharStyle21"><text:span text:style-name="T59"> lebo nebezpečenstvo pre okolie je veliké. Z tejto príčiny má by</text:span></text:span><text:span text:style-name="CharStyle21"><text:span text:style-name="T76">ť</text:span></text:span><text:span text:style-name="CharStyle21"><text:span text:style-name="T59"> v každej obci riadna umrlčia komora, kde by nakazené mŕtvoly do po­hrab</text:span></text:span><text:span text:style-name="CharStyle11"><text:span text:style-name="T20">u</text:span></text:span><text:span text:style-name="CharStyle11"><text:span text:style-name="T59"> ležaly.</text:span></text:span></text:p>
        <text:p text:style-name="P97"><text:span text:style-name="CharStyle11"><text:span text:style-name="T59">Izbu, kde ležala takáto mŕtvola, treba riadne prevetra</text:span></text:span><text:span text:style-name="CharStyle11"><text:span text:style-name="T2">ť</text:span></text:span><text:span text:style-name="CharStyle11"><text:span text:style-name="T59"> a desinfikova</text:span></text:span><text:span text:style-name="CharStyle11"><text:span text:style-name="T76">ť</text:span></text:span><text:span text:style-name="CharStyle11"><text:span text:style-name="T59">, choroboplodných zárodkov zbaviť. (Obšírnejšie o desinfekcii v kapitole o nákazlivých chorobách.)</text:span></text:span></text:p>
        <text:p text:style-name="P97"><text:span text:style-name="CharStyle11"><text:span text:style-name="T59">Terajšie umrlčie komory v mestských a dedinských cmiteroch nezodpovedajú zdravotným predpisom. Mŕtvola v nich nie je chránená od hmyzu, nepohody a nedajú sa desinfikova</text:span></text:span><text:span text:style-name="CharStyle11"><text:span text:style-name="T76">ť</text:span></text:span><text:span text:style-name="CharStyle11"><text:span text:style-name="T59">. Vo väč­šine bývajú to napochytre z dosák sbité búdy. </text:span></text:span><text:span text:style-name="CharStyle11"><text:span text:style-name="T2">Ľ</text:span></text:span><text:span text:style-name="CharStyle11"><text:span text:style-name="T59">udia právom štítia sa uložiť tu svojich milých a drahých. A predsa sú veľmi potrebné umrlčie komory, menovite keď zúria veľké epidemie, šarlach, kiahne, cholera, záškrt, keď každá mŕtvola je no­siteľom a šíriteľom </text:span></text:span><text:span text:style-name="CharStyle11"><text:span text:style-name="T76">ď</text:span></text:span><text:span text:style-name="CharStyle11"><text:span text:style-name="T59">alšej nákazy.</text:span></text:span></text:p>
        <text:p text:style-name="P97"><text:span text:style-name="CharStyle11"><text:span text:style-name="T59">Počas prudkých, nákazlivých nemocí zákonom sú zakázané doprovody na cmiter a návšteva do­mov, kde leží mŕtvola. Náš ľud často sa vzpiera tomuto zákazu a považuje ho za zneuctenie mŕtvoly. Ľud však treba poučovať v pokojnom, „neepidemickom</text:span></text:span><text:span text:style-name="CharStyle11"><text:span text:style-name="T2">“</text:span></text:span><text:span text:style-name="CharStyle11"><text:span text:style-name="T59"> čase, a poznajúc nebezpečenstvo, niet matky, otca na svete, ktorí by šli pre chorobu, pre smrť do súsedov a ktorí by si ju úmyselne chceli preniesť na svoje deti.</text:span></text:span></text:p>
        <text:p text:style-name="P97"><text:soft-page-break/><text:span text:style-name="CharStyle21"><text:span text:style-name="T59">Pohrabné kary</text:span></text:span><text:span text:style-name="CharStyle21"><text:span text:style-name="T2">,</text:span></text:span><text:span text:style-name="CharStyle21"><text:span text:style-name="T59"> hody u vzdelaných národov už dávno prestaly. Je ošklivo, keď ľudia pijú v dome smútku a nešťastím smrti postihnutý dom ešte vyjedajú. Je nebezpečno jesť a piť v dome, kde pred chvíľou ležala mŕtvola nákazlivou cho­robou stihnutá, a najväčšia ľahkomyseľnosť je od­nášať nákazu do svojej rodiny, na deti a čeľa</text:span></text:span><text:span text:style-name="CharStyle21"><text:span text:style-name="T76">ď</text:span></text:span><text:span text:style-name="CharStyle21"><text:span text:style-name="T59">.</text:span></text:span></text:p>
        <text:p text:style-name="P28"><text:span text:style-name="CharStyle12"><text:span text:style-name="T59"/></text:span></text:p>
        <text:p text:style-name="P68"><text:span text:style-name="CharStyle12"><text:span text:style-name="T59">42. Rozklad mŕtvoly v zemi</text:span></text:span><text:span text:style-name="CharStyle12"><text:span text:style-name="T2">.</text:span></text:span></text:p>
        <text:p text:style-name="P97"><text:span text:style-name="CharStyle11"><text:span text:style-name="T59"/></text:span></text:p>
        <text:p text:style-name="P196"><text:span text:style-name="CharStyle11"><text:span text:style-name="T59">Telo v zemi nastupuje veľmi slož</text:span></text:span><text:span text:style-name="CharStyle11"><text:span text:style-name="T2">it</text:span></text:span><text:span text:style-name="CharStyle11"><text:span text:style-name="T59">ú lučebnú premen</text:span></text:span><text:span text:style-name="CharStyle11"><text:span text:style-name="T2">u</text:span></text:span><text:span text:style-name="CharStyle11"><text:span text:style-name="T59">: hnilobné bakt</text:span></text:span><text:span text:style-name="CharStyle11"><text:span text:style-name="T20">e</text:span></text:span><text:span text:style-name="CharStyle11"><text:span text:style-name="T59">rie, vniknuvšie do krvi na konci života, začnú ho rozkladať. I tvoria sa asi v prvých troch mesiacoch zapáchajúce plyn</text:span></text:span><text:span text:style-name="CharStyle11"><text:span text:style-name="T2">y</text:span></text:span><text:span text:style-name="CharStyle11"><text:span text:style-name="T59">: sírovodík a čpavok. Ďalej vodík a uhličitá kyse­lina. Potom nasleduje tlenie. Hmyz napomáha rozklad vo veľkom stupni, podobne prístup pove­tria. V suchých, piesočnatých a vápenatých hro­boch trvá rozklad dieťaťa asi </text:span></text:span><text:span text:style-name="CharStyle11"><text:span text:style-name="T2">4</text:span></text:span><text:span text:style-name="CharStyle11"><text:span text:style-name="T59">—5 rokov, rozklad</text:span></text:span><text:span text:style-name="CharStyle39"><text:span text:style-name="T104"> </text:span></text:span><text:span text:style-name="CharStyle11"><text:span text:style-name="T59">dospelého 7—9 rokov. V studených a j</text:span></text:span><text:span text:style-name="CharStyle11"><text:span text:style-name="T2">í</text:span></text:span><text:span text:style-name="CharStyle11"><text:span text:style-name="T59">lových hroboch môže rozklad trvať až 30 rokov.</text:span></text:span></text:p>
        <text:p text:style-name="P97"><text:span text:style-name="CharStyle11"><text:span text:style-name="T59">V kryptách veľmi suchých a rovnomerne stu­dených, ak je dostatočný prístup povetria, mŕtvola vyschne, mumifikuje sa.</text:span></text:span></text:p>
        <text:p text:style-name="P97"><text:span text:style-name="CharStyle11"><text:span text:style-name="T59">Na otázku, či môže nákaza vystupova</text:span></text:span><text:span text:style-name="CharStyle11"><text:span text:style-name="T2">ť</text:span></text:span><text:span text:style-name="CharStyle11"><text:span text:style-name="T59"> z hrobu, odpovedáme, že v obyčajných okolnostiach ni</text:span></text:span><text:span text:style-name="CharStyle21"><text:span text:style-name="T2">e</text:span></text:span><text:span text:style-name="CharStyle11"><text:span text:style-name="T59">; život choroboplodných zárodkov v zemi je nie dlhý. Horúčkové bacilly žijú 3 mesiace, cholerové, tu</text:span></text:span><text:span text:style-name="CharStyle21"><text:span text:style-name="T2">b</text:span></text:span><text:span text:style-name="CharStyle21"><text:span text:style-name="T59">erkulósne (suchotinové) a morové asi 4 mesiace. Na povrch zeme, ak sa hrob neprerýva, nemôžu sa </text:span></text:span><text:soft-page-break/><text:span text:style-name="CharStyle21"><text:span text:style-name="T59">nijakým spôsobom dostať. Prsť hrobu a nad hrobom zabraňuje, aby sa nákaza vzduchom šírila, ba prsť táto stačí, aby ani zapáchajúce plyny nevystupovaly do povetria. Výnimku by mohly</text:span></text:span><text:span text:style-name="CharStyle11"><text:span text:style-name="T2"> </text:span></text:span><text:span text:style-name="CharStyle11"><text:span text:style-name="T59">robiť hroby, do ktorých sa viac mŕtvol pochová. Ale i tu je odpomoc: treba nasypať hodne vápna do hrobu, spraviť vysokú a širokú mohylu a hrob trávou zasiať. Japonci pochovávajú do vápna.</text:span></text:span></text:p>
        <text:p text:style-name="P97"><text:span text:style-name="CharStyle11"><text:span text:style-name="T59">Nákaza by sa mohla šíriť vodou, a síce tak, keby rozkladné látky vnikaly do prúdu podzemnej vody. V riadnych pomeroch však ani tohto ne­bezpečenstva nebýva. V prsti pod rakvou už n</text:span></text:span><text:span text:style-name="CharStyle11"><text:span text:style-name="T76">a </text:span></text:span><text:span text:style-name="CharStyle11"><text:span text:style-name="T59">pár centimetrov je pôda čistá, prostá bakt</text:span></text:span><text:span text:style-name="CharStyle11"><text:span text:style-name="T20">e</text:span></text:span><text:span text:style-name="CharStyle11"><text:span text:style-name="T59">rií.</text:span></text:span></text:p>
        <text:p text:style-name="P97"><text:span text:style-name="CharStyle11"><text:span text:style-name="T59">Nebezpečenstvo by mohlo len tak povstať, keby voda zaplavila hroby a keby vtekala do pod­zemnej vody alebo do studne.</text:span></text:span></text:p>
        <text:p text:style-name="P97"><text:span text:style-name="CharStyle11"><text:span text:style-name="T59">Znečisťovanie pôdy mŕtvolami je menšie, ako znečisťovanie živými tvormi. Z 1000 ľudí ročne umre 24 a z toho je asi 312 kilogr. látok ústrojných, hniloby schopných. 1000 ľudí vytvorí ročne 28.350 kg. ústrojných látok, ktoré zhnijú na zemi a v pôde.</text:span></text:span></text:p>
        <text:p text:style-name="P28"><text:span text:style-name="CharStyle12"><text:span text:style-name="T59"/></text:span></text:p>
        <text:p text:style-name="P68"><text:span text:style-name="CharStyle12"><text:span text:style-name="T59">43. Zakladanie cmiterov a spaľovanie mŕtvol.</text:span></text:span></text:p>
        <text:p text:style-name="P97"><text:span text:style-name="CharStyle11"><text:span text:style-name="T59"/></text:span></text:p>
        <text:p text:style-name="P196"><text:span text:style-name="CharStyle11"><text:span text:style-name="T59">Cmiter nemá sa zakladať blízko stavaní; naj­bližšie na 35 metrov od budov. Na blízku cmitera vykopané studne majú by</text:span></text:span><text:span text:style-name="CharStyle11"><text:span text:style-name="T76">ť</text:span></text:span><text:span text:style-name="CharStyle11"><text:span text:style-name="T59"> hlboké a rúrou opatrené.</text:span></text:span></text:p>
        <text:p text:style-name="P97"><text:span text:style-name="CharStyle11"><text:span text:style-name="T59">Cmiter má by</text:span></text:span><text:span text:style-name="CharStyle11"><text:span text:style-name="T76">ť</text:span></text:span><text:span text:style-name="CharStyle11"><text:span text:style-name="T59"> taký veliký, aby na každý hrob pripadlo 4</text:span></text:span><text:span text:style-name="CharStyle11"><text:span text:style-name="T2">.</text:span></text:span><text:span text:style-name="CharStyle11"><text:span text:style-name="T59">5 </text:span></text:span><text:span text:style-name="CharStyle11"><text:span text:style-name="T76">m2</text:span></text:span><text:span text:style-name="CharStyle11"><text:span text:style-name="T59"> plochy; hrob má mať 2 m. dĺžky, 1 m. šírky a vzdialenosť medzi hrobami 30 cm. </text:span></text:span><text:soft-page-break/><text:span text:style-name="CharStyle11"><text:span text:style-name="T59">Pochovávanie na mieste starých hrobov má obsahovať dvojnásobnú dobu, za ktorú mŕtvola stlie. Tedy asi 30—50 rokov. Hĺbka hrobu, rátajúc od vrchnáka rakvi, </text:span></text:span><text:span text:style-name="CharStyle11"><text:span text:style-name="T2">m</text:span></text:span><text:span text:style-name="CharStyle11"><text:span text:style-name="T59">á by</text:span></text:span><text:span text:style-name="CharStyle11"><text:span text:style-name="T76">ť</text:span></text:span><text:span text:style-name="CharStyle11"><text:span text:style-name="T59"> </text:span></text:span><text:span text:style-name="CharStyle11"><text:span text:style-name="T76">0.9</text:span></text:span><text:span text:style-name="CharStyle11"><text:span text:style-name="T59">—1.2 metra. Hro­madné hroby a hrobky nemal</text:span></text:span><text:span text:style-name="CharStyle11"><text:span text:style-name="T20">y</text:span></text:span><text:span text:style-name="CharStyle11"><text:span text:style-name="T59"> by sa povoľovať.</text:span></text:span></text:p>
        <text:p text:style-name="P97"><text:span text:style-name="CharStyle11"><text:span text:style-name="T59">Stráne, úbočia, najmä nad obcami a nad potokami, nie sú vhodné pre cmiter; podobne vlhká a hlinastá pôda. Pôda nech je rovná, suchá, vzdušná. Do cmitera nemá vtekať povrchová (da­žďová, snehová a potočná) voda, ani z neho stekať do potokov.</text:span></text:span></text:p>
        <text:p text:style-name="P97"><text:span text:style-name="CharStyle11"><text:span text:style-name="T59">V posledných desaťročiach agituje sa, aby sa mŕtvoly spa</text:span></text:span><text:span text:style-name="CharStyle11"><text:span text:style-name="T76">ľ</text:span></text:span><text:span text:style-name="CharStyle11"><text:span text:style-name="T59">ov</text:span></text:span><text:span text:style-name="CharStyle21"><text:span text:style-name="T20">a</text:span></text:span><text:span text:style-name="CharStyle21"><text:span text:style-name="T59">ly a takto získaný biely popol (asi 3 kg.) aby sa odovzdal v nádobách rodine. Videli sme, že nákaza pôdy mŕtvolami je veľmi malá a preto zdravoveda nemá záujmu na tejto agitácii. So stanoviska cirkevného, mravného, krásovedného</text:span></text:span><text:span text:style-name="CharStyle39"><text:span text:style-name="T59"> </text:span></text:span><text:span text:style-name="CharStyle11"><text:span text:style-name="T59">a kriminálneho dá sa ovšem hovoriť za i proti spaľovaniu mŕtvol.</text:span></text:span></text:p>
        <text:p text:style-name="P97"><text:span text:style-name="CharStyle11"><text:span text:style-name="T59">Počas nákazlivých chorôb mŕtvoly nesvobodno prevážať z obce do obce.</text:span></text:span></text:p>
        <text:h text:style-name="P237" text:outline-level="4"><text:span text:style-name="CharStyle29"><text:span text:style-name="T59"/></text:span></text:h>
        <text:h text:style-name="P239" text:outline-level="4"><text:span text:style-name="CharStyle29"><text:span text:style-name="T59"/></text:span></text:h>
        <text:h text:style-name="P239" text:outline-level="4"><text:bookmark-start text:name="bookmark18"/><text:span text:style-name="CharStyle29"><text:span text:style-name="T59">IX</text:span></text:span><text:span text:style-name="CharStyle29"><text:span text:style-name="T2">.</text:span></text:span><text:span text:style-name="CharStyle29"><text:span text:style-name="T59"> Deti a škola.</text:span></text:span><text:bookmark-end text:name="bookmark18"/></text:h>
        <text:p text:style-name="P25"><text:span text:style-name="CharStyle12"><text:span text:style-name="T59"/></text:span></text:p>
        <text:p text:style-name="P63"><text:span text:style-name="CharStyle12"><text:span text:style-name="T59">44. Deti — budúcnosť národa.</text:span></text:span></text:p>
        <text:p text:style-name="P97"><text:span text:style-name="CharStyle11"><text:span text:style-name="T59"/></text:span></text:p>
        <text:p text:style-name="P196"><text:span text:style-name="CharStyle11"><text:span text:style-name="T59">Túto kapitolu venujem našim matkám a uči­teľom. Viem, že ma slovenské </text:span></text:span><text:soft-page-break/><text:span text:style-name="CharStyle11"><text:span text:style-name="T59">matky pochopia a dychtiv</text:span></text:span><text:span text:style-name="CharStyle11"><text:span text:style-name="T20">e</text:span></text:span><text:span text:style-name="CharStyle11"><text:span text:style-name="T59"> prijmú poučenie, ale neviem, ako po­chodím s druhým činiteľom výchovy. Ve</text:span></text:span><text:span text:style-name="CharStyle11"><text:span text:style-name="T76">ď</text:span></text:span><text:span text:style-name="CharStyle11"><text:span text:style-name="T59"> my dnes takrečeno nemáme slovenskej školy, nemáme slo­venského učiteľstva. Dedinská škola neslúži ľudu, ktorý ju vydržuje, ale istej šialenej myšlienke, ktorá vývoj detského rozumu kaličí. V našej de­dinskej škole nepanuje rodinný, úprimný a láskavý duch, ale cudzota a tma. Učiteľstvo naše je také zotročené a zostrašené, že nedrží s ľudom, ktorý ho živí, ale s panujúcou triedou, ktorá ho bičuje. Preto slovenskej vzdelanosti hrozí veliké nebezpe­čenstvo a lepšia budúcnosť Slovákov vyžaduje, aby si sám slovenský </text:span></text:span><text:span text:style-name="CharStyle11"><text:span text:style-name="T76">ľ</text:span></text:span><text:span text:style-name="CharStyle11"><text:span text:style-name="T59">ud vydobyl dobrú slovenskú školu. Školy naše ma</text:span></text:span><text:span text:style-name="CharStyle11"><text:span text:style-name="T76">ď</text:span></text:span><text:span text:style-name="CharStyle11"><text:span text:style-name="T59">arisujú cirkve a štát — slovenský národ musí sa pustiť do boja s oboma a použiť všetkých zákonných prostriedkov v tomto zápase.</text:span></text:span></text:p>
        <text:p text:style-name="P242"><text:span text:style-name="CharStyle11"><text:span text:style-name="T59">V Uhorsku umiera ročne o 120.000 detí viac, ako v iných krajinách. Príčinou toho nie je nič</text:span></text:span><text:span text:style-name="CharStyle26"><text:span text:style-name="T59"> </text:span></text:span><text:span text:style-name="CharStyle11"><text:span text:style-name="T59">iného, ako zlá opatera</text:span></text:span><text:span text:style-name="CharStyle21"><text:span text:style-name="T2">.</text:span></text:span><text:span text:style-name="Predvolené_20_písmo_20_odseku"><text:span text:style-name="T48">\</text:span></text:span><text:span text:style-name="Predvolené_20_písmo_20_odseku"><text:span text:style-name="T56">footnote</text:span></text:span><text:span text:style-name="Predvolené_20_písmo_20_odseku"><text:span text:style-name="T48">{</text:span></text:span><text:span text:style-name="CharStyle42"><text:span text:style-name="T108">Ako treba dieťa opatrovať od narodenia až do tretieho roku, dočítate sa v knižočke dr. Jozefa Burjana, lekára, ktorá vyšla pod názvom Nemluvňa a stojí 20 hal.</text:span></text:span><text:span text:style-name="Predvolené_20_písmo_20_odseku"><text:span text:style-name="T48">}</text:span></text:span><text:span text:style-name="CharStyle11"><text:span text:style-name="T59"> Často i nevedomosť, často neláska a najčastejšie bieda. Dieťatko, ktoré raz prišlo na svet, má už právo na život. Ukracovať mu ho je veľkým zločinom. Ono sa nevie domáhať svojho práva a život dieťaťa závisí jedine na láske a dobrote matky. Pravú matku poznáte po tom, ako opatruje svoje nemluvniatko. Starostlivá mat máva zdravé deti, zhavranelá mať nedochová ni­jakých, alebo obyčajne dochová bedárov. Pravda</text:span></text:span><text:span text:style-name="CharStyle11"><text:span text:style-name="T2"> </text:span></text:span><text:span text:style-name="CharStyle11"><text:span text:style-name="T59">ak má byť dieťa zdravé, musí mať zdravých ro­dičov, </text:span></text:span><text:soft-page-break/><text:span text:style-name="CharStyle11"><text:span text:style-name="T59">materinské mlieko za pokrm, čistú izbu i po­stieľku a neustály dozor. V zdravých deťoch je budúcnosť každého národa.</text:span></text:span></text:p>
        <text:p text:style-name="P97"><text:span text:style-name="CharStyle11"><text:span text:style-name="T59">Pripomenieme si tu pár všeobecných pravidiel o opatere detí.</text:span></text:span></text:p>
        <text:p text:style-name="P97"><text:span text:style-name="CharStyle11"><text:span text:style-name="T59">Dieťatko v živote matky žije v najdokonalej­šom blahobyte; necíti hladu, smädu, ani zimy: veď ho matička odieva vlastným telom a sýti naj­vzácnejším pokrmom — vlastnou krvou svojou. Prijdúc na svet, razom sa n</text:span></text:span><text:span text:style-name="CharStyle11"><text:span text:style-name="T20">a</text:span></text:span><text:span text:style-name="CharStyle11"><text:span text:style-name="T59">jde v ťažkom polo­žení: musí dýchať povetrie, musí sa kŕmiť novou potravou a musí si krv samo vyrábať. Všetky tvory zeme prijdú na svet lepšie vyzbrojené do boja o život, než človek. Motýľ, ledva strasie so seba šupinu, roztiahne krýdelká a letí rovno na kalich kvietka, aby sa napil sladuškej šťavy; kuriatko,</text:span></text:span><text:span text:style-name="CharStyle42"><text:span text:style-name="T59"> </text:span></text:span><text:span text:style-name="CharStyle11"><text:span text:style-name="T59">ledvaže s neho spadne tenká škrupina, veselo skáče a zobe potravu; teliatko vstáva na nohy a dôrazne vie požadovať a hľadať svoj pokrm. A ne­mluvňa okrem pohybu nôžky a ručičky len svojím prenikavým hláskom dáva prejav túžby po žití: ono nejde za potravou, potravy nepozná a nevie si jej nájsť. Ono úplne závisí na láske a dobrote svojej matky.</text:span></text:span></text:p>
        <text:p text:style-name="P31"><text:span text:style-name="CharStyle12"><text:span text:style-name="T59"/></text:span></text:p>
        <text:p text:style-name="P71"><text:span text:style-name="CharStyle12"><text:span text:style-name="T59">45. Výživa nemluvniat.</text:span></text:span></text:p>
        <text:p text:style-name="P97"><text:span text:style-name="CharStyle11"><text:span text:style-name="T59"/></text:span></text:p>
        <text:p text:style-name="P196"><text:span text:style-name="CharStyle11"><text:span text:style-name="T59">Všeobecné stručné pravidlá o opatere detí sú nasledujúce:</text:span></text:span></text:p>
        <text:p text:style-name="P97"><text:span text:style-name="CharStyle11"><text:span text:style-name="T59">Najlepším, jedine a úplne vyhovujúcim po­krmom nemluvňaťa je mlieko zdravej matky. Všetky iné pokrmy a mlieka nemôžu úplne nahradiť tento </text:span></text:span><text:soft-page-break/><text:span text:style-name="CharStyle11"><text:span text:style-name="T59">prirodzený pokrm. Mlieko materinské chráni dieťa od chorôb. Mlieko od druhej ženy-matky nemá takej ceny, ako mlieko vlastnej matky. V pan­ských rodinách často sa hreší proti tomuto prí­kazu a bez ohľadu na to, či matka sama môže alebo nemôže pridájať svoje dieťa, hne</text:span></text:span><text:span text:style-name="CharStyle11"><text:span text:style-name="T76">ď</text:span></text:span><text:span text:style-name="CharStyle11"><text:span text:style-name="T59"> hľadajú dojku. O dojku treba sa starať len vtedy, keď je matka naozaj ťažkou alebo nákazlivou chorobou stihnutá, keď nemá mlieka, alebo keď nemožno z prsníkov mlieka nijako dostať. Ale treba pa­mätať, že raz toľko detí mrie živených dojkou, ako materinským mliekom. Jestli nemožno za­opatriť dieťaťu pokrmu od matky, ani od dojky, nútení sme siahnuť po kravskom mlieku.</text:span></text:span></text:p>
        <text:p text:style-name="P97"><text:span text:style-name="CharStyle11"><text:span text:style-name="T59">Mlieko rozrie</text:span></text:span><text:span text:style-name="CharStyle11"><text:span text:style-name="T76">ď</text:span></text:span><text:span text:style-name="CharStyle11"><text:span text:style-name="T59">uje</text:span></text:span><text:span text:style-name="CharStyle11"><text:span text:style-name="T2">me</text:span></text:span><text:span text:style-name="CharStyle11"><text:span text:style-name="T59"> vodou.</text:span></text:span></text:p>
        <text:p text:style-name="P145"><text:span text:style-name="CharStyle11"><text:span text:style-name="T59">Do 3 mesiacov dávame </text:span></text:span><text:span text:style-name="CharStyle11"><text:span text:style-name="T89">1/2 vody a 1/2 </text:span></text:span><text:span text:style-name="CharStyle11"><text:span text:style-name="T59">mlieka</text:span></text:span></text:p>
        <text:p text:style-name="P57"><text:span text:style-name="CharStyle11"><text:span text:style-name="T59">Od 3</text:span></text:span><text:span text:style-name="CharStyle11"><text:span text:style-name="T2">—</text:span></text:span><text:span text:style-name="CharStyle11"><text:span text:style-name="T59">6 </text:span></text:span><text:span text:style-name="CharStyle11"><text:span text:style-name="T89">mesiacov dávame 1/3 vody a 2/3 mlieka</text:span></text:span></text:p>
        <text:p text:style-name="P83"><text:span text:style-name="CharStyle11"><text:span text:style-name="T89">Od </text:span></text:span><text:span text:style-name="CharStyle11"><text:span text:style-name="T59">6</text:span></text:span><text:span text:style-name="CharStyle11"><text:span text:style-name="T2">—</text:span></text:span><text:span text:style-name="CharStyle11"><text:span text:style-name="T59">9 </text:span></text:span><text:span text:style-name="CharStyle11"><text:span text:style-name="T89">mesiacov dávame 1/4 vody a 3/4 mlieka</text:span></text:span></text:p>
        <text:p text:style-name="P184"><text:span text:style-name="CharStyle11"><text:span text:style-name="T59">Od 9<text:tab/></text:span></text:span><text:span text:style-name="CharStyle11"><text:span text:style-name="T2"> </text:span></text:span><text:span text:style-name="CharStyle11"><text:span text:style-name="T111">mesiacov dávame </text:span></text:span><text:span text:style-name="CharStyle11"><text:span text:style-name="T59">čisté mlieko.</text:span></text:span></text:p>
        <text:p text:style-name="P97"><text:span text:style-name="CharStyle11"><text:span text:style-name="T59">Môže byť ovšem výnimka v tomto pravidle a často treba dať alebo viacej vody, alebo viacej mlieka. Najlepším ukazovateľom je váha. Ak dieťa priberá stále na váhe, to značí, že mu žalúdok dobre trávi. Ak ho ubúda na váhe, výživa je ne­dostatočná.</text:span></text:span></text:p>
        <text:p text:style-name="P97"><text:span text:style-name="CharStyle11"><text:span text:style-name="T59">Na nasledujúcej strane nachádzajúca sa ta­buľka ukazuje, ako dieťa priberá na váhe a na vzraste.</text:span></text:span></text:p>
        <text:p text:style-name="P97"><text:span text:style-name="CharStyle11"><text:span text:style-name="T59">Deti netreba vždy kŕmiť, keď plačú. Vo dne dávajme im pokrm ka</text:span></text:span><text:span text:style-name="CharStyle21"><text:span text:style-name="T2">ž</text:span></text:span><text:span text:style-name="CharStyle21"><text:span text:style-name="T59">dé </text:span></text:span><text:span text:style-name="CharStyle21"><text:span text:style-name="T2">2—</text:span></text:span><text:span text:style-name="CharStyle21"><text:span text:style-name="T59">3 </text:span></text:span><text:soft-page-break/><text:span text:style-name="CharStyle21"><text:span text:style-name="T59">hodiny</text:span></text:span><text:span text:style-name="CharStyle21"><text:span text:style-name="T2">,</text:span></text:span><text:span text:style-name="CharStyle11"><text:span text:style-name="T59"> v noci každú 4</text:span></text:span><text:span text:style-name="CharStyle11"><text:span text:style-name="T2">—</text:span></text:span><text:span text:style-name="CharStyle11"><text:span text:style-name="T59">6. hodinu. Kŕmenie má trvať 10</text:span></text:span><text:span text:style-name="CharStyle11"><text:span text:style-name="T2">—</text:span></text:span><text:span text:style-name="CharStyle11"><text:span text:style-name="T59">20 minút, a to vždy z druhého prsníka. Jestli kŕmime deti často, alebo zriedka, pokazí si dieťa žalúdok.</text:span></text:span></text:p>
        <text:p text:style-name="P97"><text:span text:style-name="CharStyle11"><text:span text:style-name="T59">Deti nemajú sa dlhšie kojiť, ako 10—11 me­siacov. Dakde pridájajú deti i </text:span></text:span><text:span text:style-name="CharStyle11"><text:span text:style-name="T2">2</text:span></text:span><text:span text:style-name="CharStyle11"><text:span text:style-name="T59"> roky. Mate­rinské mlieko do 8. mesiaca hustne, potom začne rednúť, čo je znakom, že ho dieťaťu už netreba. To je nezdravo i pre matku, i pre dieťa. Mesačky nemusia byť príčinou odstavenia, len ak by dieťa začalo chudnúť, vracať, laxovať. Pridájanie ne­chráni ženu od tiaže.</text:span></text:span></text:p>
        <text:p text:style-name="P97"><text:span text:style-name="CharStyle11"><text:span text:style-name="T59">Materinské mlieko môže nahradiť kravské mlieko</text:span></text:span><text:span text:style-name="CharStyle21"><text:span text:style-name="T2">,</text:span></text:span><text:span text:style-name="CharStyle11"><text:span text:style-name="T59"> ale takto kŕmené deti obyčajne hynú v 1. roku katarrhom žalúdka a čriev. Mlieka má sa len toľko prevariť, koľko treba na jeden raz. Pri­hrievať mlieko raz už prevarené je hotové nebezpečie pre dieťa. Nádoby, fľašky, cuclíky, kto­rými kŕmime dieťa, treba dobre a často čistiť. Deti nech nepijú z gummových cumlíkov, lebo sa nedajú dobre čistiť a protivne páchnu.</text:span></text:span></text:p>
        <text:p text:style-name="P97"><text:span text:style-name="CharStyle11"><text:span text:style-name="T59">Deti treba často kúpať, čistiť, taktiež ich bie­lizeň a postieľku. Prvé týždne treba deti kúpať denne, neskoršie každý 2—3, </text:span></text:span><text:span text:style-name="CharStyle11"><text:span text:style-name="T2">4</text:span></text:span><text:span text:style-name="CharStyle11"><text:span text:style-name="T59">—7. deň.</text:span></text:span></text:p>
        <text:p text:style-name="P97"><text:span text:style-name="CharStyle11"><text:span text:style-name="T59">Rozumie sa samo sebou, že príbytok, kde dieťa býva, má by</text:span></text:span><text:span text:style-name="CharStyle11"><text:span text:style-name="T77">ť</text:span></text:span><text:span text:style-name="CharStyle11"><text:span text:style-name="T59"> čistý, často vetraný, svetlý a prime­rane teplý.</text:span></text:span></text:p>
        <text:p text:style-name="P97"><text:span text:style-name="CharStyle11"><text:span text:style-name="T59">Deti nesvobodno nechávať o samote, bez do­zoru. Čím sú menšie, tým nebezpečnejšia je pre nich samota.</text:span></text:span></text:p>
        <text:p text:style-name="P29"><text:span text:style-name="CharStyle12"><text:span text:style-name="T59"/></text:span></text:p>
        <text:p text:style-name="P69"><text:soft-page-break/><text:span text:style-name="CharStyle12"><text:span text:style-name="T59">46. Škola.</text:span></text:span></text:p>
        <text:p text:style-name="P97"><text:span text:style-name="CharStyle11"><text:span text:style-name="T59"/></text:span></text:p>
        <text:p text:style-name="P196"><text:span text:style-name="CharStyle11"><text:span text:style-name="T59">Škola má dvojaký cie</text:span></text:span><text:span text:style-name="CharStyle11"><text:span text:style-name="T2">ľ</text:span></text:span><text:span text:style-name="CharStyle11"><text:span text:style-name="T59">: má sa starať o du­ševný rozvoj a o telesné zdravie a silu detí. Škola má nielen vzdelávať, ale i telesne otužovať; má napomáhať vzrast duše i tela.</text:span></text:span></text:p>
        <text:p text:style-name="P97"><text:span text:style-name="CharStyle21"><text:span text:style-name="T59">Ako má škola vzdelávať, čo má učiť, to ne­patrí do našej knihy.</text:span></text:span></text:p>
        <text:p text:style-name="P97"><text:span text:style-name="CharStyle11"><text:span text:style-name="T59">Naším úkolom je poukázať na nedostatky a nebezpečenstvá zdravotnícke, ktoré zapríčiniť môže škola.</text:span></text:span></text:p>
        <text:p text:style-name="P97"><text:span text:style-name="CharStyle11"><text:span text:style-name="T59">Najväčším nebezpečenstvom u školských detí sú nákazlivé, infekčné nemoce. Nákazlivými ich preto menujeme, lebo sa prenášajú s dieťaťa na dieťa a často jedno dieťa nakazí celú školu. Akonáhle vypukne nákazlivá nemoc v obci, obyčaj je, že sa pokraču</text:span></text:span><text:span text:style-name="CharStyle11"><text:span text:style-name="T2">je</text:span></text:span><text:span text:style-name="CharStyle11"><text:span text:style-name="T59"> takt</text:span></text:span><text:span text:style-name="CharStyle11"><text:span text:style-name="T2">o</text:span></text:span><text:span text:style-name="CharStyle11"><text:span text:style-name="T59">:</text:span></text:span></text:p>
        <text:p text:style-name="P102"><text:span text:style-name="CharStyle11"><text:span text:style-name="T59">1. Vylúčia zo školy onemocnelé dieťa</text:span></text:span><text:span text:style-name="CharStyle21"><text:span text:style-name="T2">,</text:span></text:span><text:span text:style-name="CharStyle21"><text:span text:style-name="T59"> kým neozdrav</text:span></text:span><text:span text:style-name="CharStyle21"><text:span text:style-name="T21">i</text:span></text:span><text:span text:style-name="CharStyle21"><text:span text:style-name="T59">e.</text:span></text:span></text:p>
        <text:p text:style-name="P126"><text:span text:style-name="CharStyle11"><text:span text:style-name="T59">2. Vylúčia všetky deti</text:span></text:span><text:span text:style-name="CharStyle21"><text:span text:style-name="T2">,</text:span></text:span><text:span text:style-name="CharStyle21"><text:span text:style-name="T59"> ktoré </text:span></text:span><text:span text:style-name="CharStyle21"><text:span text:style-name="T2">ž</text:span></text:span><text:span text:style-name="CharStyle21"><text:span text:style-name="T59">ijú v domácnosti onemocnelého dieťaťa. Menovite v prípadoch one</text:span></text:span><text:span text:style-name="CharStyle11"><text:span text:style-name="T59">mocnenia na choleru, horúčku (t</text:span></text:span><text:span text:style-name="CharStyle11"><text:span text:style-name="T21">y</text:span></text:span><text:span text:style-name="CharStyle11"><text:span text:style-name="T59">fus), červienku, šarlach, záškrt, sypanice, kiahne, na zapálenie blán mozgových a špikových, na trachomu a divý kaše</text:span></text:span><text:span text:style-name="CharStyle21"><text:span text:style-name="T21">ľ</text:span></text:span><text:span text:style-name="CharStyle21"><text:span text:style-name="T59">.</text:span></text:span></text:p>
        <text:p text:style-name="P146"><text:span text:style-name="CharStyle11"><text:span text:style-name="T59">3. Zavrú školu. Zavretie školy býva často bez výsledku, lebo deti schádzajú sa v domoch, na ulici, na ihroviskách, a takto pokračuje rozši­rovanie nemoci mimo školy. Treba hlavne rodičov poučovať a vystríhať, aby nechodili do domov, kde sú chorí na nákazlivú nemoc, a aby i svojim de­ťom zakázali </text:span></text:span><text:soft-page-break/><text:span text:style-name="CharStyle11"><text:span text:style-name="T59">nemocné deti navštevovať. Pri vy­puknutí nákazlivej nemoci treba pečlive dezinfi­kovať všetko náradie školy, poriadne vetrať a čistiť. Škola nesmie sa prv otvoriť, kým sa takto neočistí.</text:span></text:span></text:p>
        <text:p text:style-name="P101"><text:span text:style-name="CharStyle11"><text:span text:style-name="T59">4. Škola a domy nákazlivou chorobou zneči­stené sa desinfikujú. </text:span></text:span><text:span text:style-name="CharStyle11"><text:span text:style-name="T77">Č</text:span></text:span><text:span text:style-name="CharStyle11"><text:span text:style-name="T59">o je desinfekcia a jako sa prevádza, o tom bude reč neskoršie.</text:span></text:span></text:p>
        <text:p text:style-name="P29"><text:span text:style-name="CharStyle12"><text:span text:style-name="T59"/></text:span></text:p>
        <text:p text:style-name="P69"><text:span text:style-name="CharStyle12"><text:span text:style-name="T59">47. Školské nemoce.</text:span></text:span></text:p>
        <text:p text:style-name="P97"><text:span text:style-name="CharStyle11"><text:span text:style-name="T59"/></text:span></text:p>
        <text:p text:style-name="P196"><text:span text:style-name="CharStyle11"><text:span text:style-name="T59">Vstúpiac do školy, dieťa premieňa svoj dosavádny život: ztratilo svobodný pohyb v prírode a opustilo svoje zábavy a hračky. V škole čaká ho ťažká duševná práca, ktorá sa veľmi skoro javí na slabých deťoch istými zmenami v zdraví.</text:span></text:span></text:p>
        <text:p text:style-name="P146"><text:span text:style-name="CharStyle11"><text:span text:style-name="T59">1. Porušením vý</text:span></text:span><text:span text:style-name="CharStyle21"><text:span text:style-name="T2">ž</text:span></text:span><text:span text:style-name="CharStyle21"><text:span text:style-name="T59">ivy. Dieťa, ako začne školu navštevovať, ztratí chuť do jedenia; neskoršie chudne a bledne. Príčinou býva, že dieťa neob­vykle a prinútene sedí na jednom mieste; že je škola preplnená a povetrie v nej zkazené; dieťa prinútené je pozorne sedeť, čo vyžaduje velikú duševnú prácu a námahu u malého dieťaťa. Pred</text:span></text:span><text:span text:style-name="CharStyle11"><text:span text:style-name="T59">stavme si len, akú ťažkú prácu duševnú by sme museli konať, ako sa premáhať, keby sme museli my dospelí počúvať reč, kázeň, prednášku, z ktorej by sme skoro nič alebo ve</text:span></text:span><text:span text:style-name="CharStyle11"><text:span text:style-name="T21">ľ</text:span></text:span><text:span text:style-name="CharStyle11"><text:span text:style-name="T59">mi málo rozumeli.</text:span></text:span></text:p>
        <text:p text:style-name="P97"><text:span text:style-name="CharStyle21"><text:span text:style-name="T59">Najlepším liekom proti porušeniu vý</text:span></text:span><text:span text:style-name="CharStyle21"><text:span text:style-name="T2">ž</text:span></text:span><text:span text:style-name="CharStyle21"><text:span text:style-name="T59">ivy je</text:span></text:span><text:span text:style-name="CharStyle21"><text:span text:style-name="T2">, </text:span></text:span><text:span text:style-name="CharStyle21"><text:span text:style-name="T59">ke</text:span></text:span><text:span text:style-name="CharStyle21"><text:span text:style-name="T2">ď</text:span></text:span><text:span text:style-name="CharStyle21"><text:span text:style-name="T59"> na pár dní dieťa doma </text:span></text:span><text:span text:style-name="CharStyle21"><text:span text:style-name="T2">ne</text:span></text:span><text:span text:style-name="CharStyle21"><text:span text:style-name="T59">chá</text:span></text:span><text:span text:style-name="CharStyle21"><text:span text:style-name="T2">me,</text:span></text:span><text:span text:style-name="CharStyle21"><text:span text:style-name="T59"> a ak by sa nemoc nelepšila, i na celé mesiace, alebo i na rok dieťa </text:span></text:span><text:soft-page-break/><text:span text:style-name="CharStyle21"><text:span text:style-name="T59">do školy nepustíme.</text:span></text:span></text:p>
        <text:p text:style-name="P102"><text:span text:style-name="CharStyle21"><text:span text:style-name="T59">2. Bolesť hlavy a krvácanie </text:span></text:span><text:span text:style-name="CharStyle21"><text:span text:style-name="T21">z</text:span></text:span><text:span text:style-name="CharStyle21"><text:span text:style-name="T59"> nosa. Bývajú obyčajne u starších žiakov. Príčiny sú nasledujúc</text:span></text:span><text:span text:style-name="CharStyle11"><text:span text:style-name="T2">e</text:span></text:span><text:span text:style-name="CharStyle11"><text:span text:style-name="T59">: horúci vzduch v škole; namáhavá práca duševná; prekrvenie mozgu pre úzky golierik na hrdle, alebo preto, že žiak prikláňa hlavu nad knihu a písanku, a že sedí v lavici nedobre zhotovenej.</text:span></text:span></text:p>
        <text:p text:style-name="P110"><text:span text:style-name="CharStyle11"><text:span text:style-name="T59">3. Skr</text:span></text:span><text:span text:style-name="CharStyle21"><text:span text:style-name="T2">i</text:span></text:span><text:span text:style-name="CharStyle21"><text:span text:style-name="T59">venie chrbtovej kosti (páternice). Zle živené alebo od narodenia slabé deti nevydržia dlhší čas rovno sedeť, ustanú, a tu sa im chrbtová kosť kriví, a síce alebo do predu, alebo na pravo, </text:span></text:span><text:span text:style-name="CharStyle11"><text:span text:style-name="T59">alebo na </text:span></text:span><text:span text:style-name="CharStyle11"><text:span text:style-name="T2">ľ</text:span></text:span><text:span text:style-name="CharStyle11"><text:span text:style-name="T59">avo. Tým sa znetvorí pekný, priamy vzrast tela. Učiteľ nech dozerá, aby deti rovno sedely, aby nekrívily telo pri písaní a nech neza­nedbáva telocviku. Obec nech opatrí školu po­riadnymi lavicami. Matky nech deti dobre chovajú.</text:span></text:span></text:p>
        <text:p text:style-name="P119"><text:span text:style-name="CharStyle11"><text:span text:style-name="T59">4. Krátkozrakosť. Krátkozrakosť je dvojak</text:span></text:span><text:span text:style-name="CharStyle11"><text:span text:style-name="T2">á</text:span></text:span><text:span text:style-name="CharStyle11"><text:span text:style-name="T59">: bud dedičná, to jest v niektorej rodine deti po rodičoch dedia túto zrakovú chybu, bu</text:span></text:span><text:span text:style-name="CharStyle11"><text:span text:style-name="T77">ď</text:span></text:span><text:span text:style-name="CharStyle11"><text:span text:style-name="T59"> získaná. Príčiny získanej krátkozrakosti sú: návyk detí čítať a písať s hlavou blízko naklonenou nad knižku a písanku; zlé, nedostatočné osvetlenie školy, tak že deti nútené sú oči blízko držať nad čítankou a písankou, aby písmeny rozoznal</text:span></text:span><text:span text:style-name="CharStyle11"><text:span text:style-name="T2">y</text:span></text:span><text:span text:style-name="CharStyle11"><text:span text:style-name="T59">; konečne zle tlačené písmeny šlabikárov a čítaniek. Šlabikáre a čítanky treba tlačiť písmenami čistými, nezodra­tými a veľkými. Knižky, ktoré tejto požiadavke nevyhovujú, treba zo škôl odstrániť ako škodlivé.</text:span></text:span></text:p>
        <text:p text:style-name="P97"><text:span text:style-name="CharStyle11"><text:span text:style-name="T59">Deti si pokazia oči i vo fabrike a pri dakto­rých remeslách, ako zlatníctve, hodinárstve.</text:span></text:span></text:p>
        <text:p text:style-name="P117"><text:soft-page-break/><text:span text:style-name="CharStyle11"><text:span text:style-name="T59">5. Chorobná dráždivosť (nervosita). Stáva sa, že usilovní, ale menej nadaní žiaci veľmi svedo­mit</text:span></text:span><text:span text:style-name="CharStyle11"><text:span text:style-name="T21">e</text:span></text:span><text:span text:style-name="CharStyle11"><text:span text:style-name="T59"> sa učia, neustále sedia doma pri knihách. Takíto žiaci chudnú, blednú a stávajú sa nervósnymi. Tomu ľahko odpomôže učiteľ, keď od ta­kýchto žiakov požaduje menej, ako od schopnej­ších žiakov.</text:span></text:span></text:p>
        <text:p text:style-name="P97"><text:span text:style-name="CharStyle11"><text:span text:style-name="T59">K všetkým vyššie spomenutým chorobám majú deti náklonnosť z domu, a učiteľa nemožno vždy obviňovať, ak dieťa niektorou z nich onemocnie. Učiteľova povinnosť je však rodičov upozorniť na nedostatok školy, na počínajúcu sa nemoc a na zlo­zvyk dieťaťa.</text:span></text:span></text:p>
        <text:p text:style-name="P28"><text:span text:style-name="CharStyle12"><text:span text:style-name="T59"/></text:span></text:p>
        <text:p text:style-name="P68"><text:span text:style-name="CharStyle12"><text:span text:style-name="T59">48. Zariadenie školy.</text:span></text:span></text:p>
        <text:p text:style-name="P97"><text:span text:style-name="CharStyle11"><text:span text:style-name="T59"/></text:span></text:p>
        <text:p text:style-name="P196"><text:span text:style-name="CharStyle11"><text:span text:style-name="T59">Deti sú najvzácnejším pokladom rodičov a je­dinou nádejou lepšej budúcnosti každého národa. Očakávalo by sa, že škola, kde tieto naše živé klenoty prebývajú, je najpečlivejšie ošetrovaná a zariadená. Avšak naše školské budovy bývajú, bohužiaľ, najmizernejšie. čo je toho príčina? Nuž to, že náš národ ešte nepochopil a nepoznal silu a krásu osvety a vzdelanosti. Predmet, ktorý si</text:span></text:span><text:span text:style-name="CharStyle26"><text:span text:style-name="T59"> </text:span></text:span><text:span text:style-name="CharStyle11"><text:span text:style-name="T59">slovenská matka zamiluje, opatruje so vzácnou než­nosťou a láskou. Pozrite len na dedinské kostolíky, kaplnky, sochy a kríže — všetky sa skvejú či­stotou, okrasami a často až nádherou. Dedinská škola nestala sa ešte predmetom lásky a opatery našich slovenských matiek. Preto sú zanedbané, špinavé, tmavé, otrhané, a čo sa týka výstavnosti, predčí ich budova krčmy, </text:span></text:span><text:soft-page-break/><text:span text:style-name="CharStyle11"><text:span text:style-name="T59">notárskeho príbytku, ba ešte i dom hociktorého gazdu.</text:span></text:span></text:p>
        <text:p text:style-name="P97"><text:span text:style-name="CharStyle11"><text:span text:style-name="T59">Aký veliký význam má škola pre obyvateľov dediny a mesta, uvidíme najlepšie na tomto prí­klade: Liptov má dve väčšie mestá, evanjelický Sv. Mikuláš a katolícky Ružomberok. Mikuláš je chudobné mestečko, lebo nemá temer nijakého obecného majetku, Ružomberok má obecných hôr v cene niekoľko millionov. A aký je strašný roz­diel medzi mešťanom mikulášskym a ružomberským! V Mikuláši je meštianstvo vzdelané, zámožné, seba­vedomé, neodvislé, slovenské, v Ružomberku zo­tročené, ožobráčené, degenerované, nevzdelané a odrodilé. A ako si vysvetlíme takýto nápadný roz­diel? Jedine školou. V Mikuláši majú od polstoletia výtečné školy, znamenitých učiteľov, v Ru­žomberku majú školy ako chlievce a učiteľov volievali z protekcie.</text:span></text:span></text:p>
        <text:p text:style-name="P97"><text:span text:style-name="CharStyle11"><text:span text:style-name="T59">Školu stavajme asi v prostred obce, na voľ­nom priestore. Budovami tesne obstavená škola je preto nezdravá, lebo súsedné staviská zabra­ňujú prístup čistému vzduchu a rozširujú výpary. Hluk, buchot, krik spôsobujúce závody (dielne, fabriky) nemajú byť v blízkosti školy. Blízko školy nesmie sa trpeť ani hospodárske stavanie učiteľovo. Pozemok pre školu má by</text:span></text:span><text:span text:style-name="CharStyle11"><text:span text:style-name="T77">ť</text:span></text:span><text:span text:style-name="CharStyle11"><text:span text:style-name="T59"> taký veliký, aby na každé dieťa pripadlo aspoň 3 </text:span></text:span><text:span text:style-name="CharStyle11"><text:span text:style-name="T77">m2</text:span></text:span><text:span text:style-name="CharStyle11"><text:span text:style-name="T59"> plochy. Vedľa každej školy nech je sriadené pre deti suché ihrovisko a krytá telocvič</text:span></text:span><text:span text:style-name="CharStyle11"><text:span text:style-name="T77">ň</text:span></text:span><text:span text:style-name="CharStyle21"><text:span text:style-name="T21">a</text:span></text:span><text:span text:style-name="CharStyle21"><text:span text:style-name="T59">, aby sa deti mal</text:span></text:span><text:span text:style-name="CharStyle11"><text:span text:style-name="T21">y</text:span></text:span><text:span text:style-name="CharStyle11"><text:span text:style-name="T59"> kde baviť počas daž</text:span></text:span><text:span text:style-name="CharStyle11"><text:span text:style-name="T77">ď</text:span></text:span><text:span text:style-name="CharStyle11"><text:span text:style-name="T59">a a zimy.</text:span></text:span></text:p>
        <text:p text:style-name="P97"><text:span text:style-name="CharStyle11"><text:span text:style-name="T59">Kde je obec stavaná do dĺžky, tam by školy mal</text:span></text:span><text:span text:style-name="CharStyle11"><text:span text:style-name="T21">y</text:span></text:span><text:span text:style-name="CharStyle11"><text:span text:style-name="T59"> by</text:span></text:span><text:span text:style-name="CharStyle11"><text:span text:style-name="T77">ť</text:span></text:span><text:span text:style-name="CharStyle11"><text:span text:style-name="T59"> nie do ulice, ale v sadoch, za domami (ako je </text:span></text:span><text:span text:style-name="CharStyle11"><text:span text:style-name="T2">ev</text:span></text:span><text:span text:style-name="CharStyle11"><text:span text:style-name="T59">. škola v Mikuláši).</text:span></text:span></text:p>
        <text:p text:style-name="P97"><text:soft-page-break/><text:span text:style-name="CharStyle11"><text:span text:style-name="T59">Škola nech nepresahuje výšky dvoch poschodí; chodby nech sú svetlé a vetranie všetkých izieb nech je ľahké. Starší žiaci nech sa učia hore, mladší dolu.</text:span></text:span></text:p>
        <text:p text:style-name="P97"><text:span text:style-name="CharStyle11"><text:span text:style-name="T59">V Berlíne sú národné školy na jedno po­schodie a s dvorom.</text:span></text:span></text:p>
        <text:p text:style-name="P97"><text:span text:style-name="CharStyle21"><text:span text:style-name="T59">Záchody majú by</text:span></text:span><text:span text:style-name="CharStyle21"><text:span text:style-name="T77">ť</text:span></text:span><text:span text:style-name="CharStyle21"><text:span text:style-name="T59"> svetlé a priestranné. Prísne treba dbať o ich čistotu a každodenne umývať a desinfikova</text:span></text:span><text:span text:style-name="CharStyle21"><text:span text:style-name="T77">ť</text:span></text:span><text:span text:style-name="CharStyle21"><text:span text:style-name="T59"> dosku 3%-ovým ka</text:span></text:span><text:span text:style-name="CharStyle11"><text:span text:style-name="T2">rb</text:span></text:span><text:span text:style-name="CharStyle11"><text:span text:style-name="T59">olovým roztokom. Na 30 chlapcov alebo na 15 dievčat nech pri­padne jedno sedadlo.</text:span></text:span></text:p>
        <text:p text:style-name="P97"><text:span text:style-name="CharStyle21"><text:span text:style-name="T59">Ve</text:span></text:span><text:span text:style-name="CharStyle21"><text:span text:style-name="T2">ľ</text:span></text:span><text:span text:style-name="CharStyle21"><text:span text:style-name="T59">kosť učebnej izby. Žiaci majú všetko dobre vide</text:span></text:span><text:span text:style-name="CharStyle21"><text:span text:style-name="T21">ť</text:span></text:span><text:span text:style-name="CharStyle11"><text:span text:style-name="T59"> a počuť. Ak je učebná sieň veliká, hlas uči­teľov sa tratí, alebo ho hlasný hovor veľmi unaví. Najväčšia dĺžka siene nesmie presahovať 9 metrov, šírka 6 m. a výška 4 metre. Primeranejšia je izba podlhovatá, než štvorcová (kvadrátna). Ale zase veľmi dlhé izby mávajú nerovné svetlo.</text:span></text:span></text:p>
        <text:p text:style-name="P97"><text:span text:style-name="CharStyle21"><text:span text:style-name="T59">Na každého žiaka treba </text:span></text:span><text:span text:style-name="CharStyle21"><text:span text:style-name="T2">1</text:span></text:span><text:span text:style-name="CharStyle21"><text:span text:style-name="T59">—</text:span></text:span><text:span text:style-name="CharStyle21"><text:span text:style-name="T77">1 1/2 </text:span></text:span><text:span text:style-name="CharStyle21"><text:span text:style-name="T59">štvorcového metra plochy dlážky (podlahy) a 4</text:span></text:span><text:span text:style-name="CharStyle21"><text:span text:style-name="T2">—</text:span></text:span><text:span text:style-name="CharStyle21"><text:span text:style-name="T59">7 kubických</text:span></text:span><text:span text:style-name="CharStyle39"><text:span text:style-name="T59"> </text:span></text:span><text:span text:style-name="CharStyle21"><text:span text:style-name="T59">metrov vzduchu. Príklad: škola je 9 metrov dlhá, 6 metrov široká a stena je 4 metre vysoká. Dlážka má tedy 6X</text:span></text:span><text:span text:style-name="CharStyle11"><text:span text:style-name="T2">9</text:span></text:span><text:span text:style-name="CharStyle11"><text:span text:style-name="T59"> </text:span></text:span><text:span text:style-name="CharStyle11"><text:span text:style-name="T2">—</text:span></text:span><text:span text:style-name="CharStyle11"><text:span text:style-name="T59"> 54 (štvorcové) metre plochy. V tejto izbe smie by</text:span></text:span><text:span text:style-name="CharStyle11"><text:span text:style-name="T77">ť</text:span></text:span><text:span text:style-name="CharStyle11"><text:span text:style-name="T59"> 36 žiakov, rátajúc </text:span></text:span><text:span text:style-name="CharStyle11"><text:span text:style-name="T21">1 1/2</text:span></text:span><text:span text:style-name="CharStyle11"><text:span text:style-name="T59"> metra plochy na jedného žiaka, a najviac 54 žiakov, rá­tajúc 1 meter plochy na žiaka.</text:span></text:span></text:p>
        <text:p text:style-name="P97"><text:span text:style-name="CharStyle21"><text:span text:style-name="T59">Na každ</text:span></text:span><text:span text:style-name="CharStyle21"><text:span text:style-name="T2">é</text:span></text:span><text:span text:style-name="CharStyle21"><text:span text:style-name="T59">ho žiaka treba 4—7 kubických me­trov vzduchu. Kubický obsah výšudanej izby robí </text:span></text:span><text:span text:style-name="CharStyle11"><text:span text:style-name="T2">—</text:span></text:span><text:span text:style-name="CharStyle11"><text:span text:style-name="T59"> 6X</text:span></text:span><text:span text:style-name="CharStyle11"><text:span text:style-name="T2">9</text:span></text:span><text:span text:style-name="CharStyle11"><text:span text:style-name="T59">X</text:span></text:span><text:span text:style-name="CharStyle11"><text:span text:style-name="T2">4</text:span></text:span><text:span text:style-name="CharStyle11"><text:span text:style-name="T59"> </text:span></text:span><text:span text:style-name="CharStyle11"><text:span text:style-name="T2">—</text:span></text:span><text:span text:style-name="CharStyle11"><text:span text:style-name="T59"> 216. Je v nej čerstvého povetria najviacej pre 54 žiakov (216 : 4 </text:span></text:span><text:span text:style-name="CharStyle11"><text:span text:style-name="T2">—</text:span></text:span><text:span text:style-name="CharStyle11"><text:span text:style-name="T59"> 54).</text:span></text:span></text:p>
        <text:p text:style-name="P97"><text:span text:style-name="CharStyle21"><text:span text:style-name="T59">Vnútorné steny izby na tej strane, kde sa vietor zvonku opiera, treba vyložiť </text:span></text:span><text:soft-page-break/><text:span text:style-name="CharStyle21"><text:span text:style-name="T59">doskami do výšky hlavy žiakov, aby od steny nefučalo na žia­kov. Ostatné steny do takej istej výšky majú sa natre</text:span></text:span><text:span text:style-name="CharStyle21"><text:span text:style-name="T77">ť</text:span></text:span><text:span text:style-name="CharStyle21"><text:span text:style-name="T59"> olejovou farbou. Ostatok zamaže sa vápnom. Povala nech je vždy biela.</text:span></text:span></text:p>
        <text:p text:style-name="P97"><text:span text:style-name="CharStyle21"><text:span text:style-name="T59">Obloky nech siahajú až po povalu, dolu od dlážky nech sú vzdialené na 1 meter. Svetlo má pada</text:span></text:span><text:span text:style-name="CharStyle21"><text:span text:style-name="T77">ť</text:span></text:span><text:span text:style-name="CharStyle21"><text:span text:style-name="T59"> žiakovi s </text:span></text:span><text:span text:style-name="CharStyle21"><text:span text:style-name="T77">ľ</text:span></text:span><text:span text:style-name="CharStyle21"><text:span text:style-name="T59">avej strany.</text:span></text:span></text:p>
        <text:p text:style-name="P97"><text:span text:style-name="CharStyle11"><text:span text:style-name="T59">Di</text:span></text:span><text:span text:style-name="CharStyle11"><text:span text:style-name="T21">eť</text:span></text:span><text:span text:style-name="CharStyle11"><text:span text:style-name="T59">a vydychuje kyseliny uhličitej za hodinu toľko litrov, koľko má rokov. Dospelý človek asi 20 litrov. Povetrie školskej izby nemá viac obsa­hova</text:span></text:span><text:span text:style-name="CharStyle11"><text:span text:style-name="T2">ť</text:span></text:span><text:span text:style-name="CharStyle11"><text:span text:style-name="T59"> ak</text:span></text:span><text:span text:style-name="CharStyle11"><text:span text:style-name="T77">o 1</text:span></text:span><text:span text:style-name="CharStyle11"><text:span text:style-name="T135">‰,</text:span></text:span><text:span text:style-name="CharStyle11"><text:span text:style-name="T59"> </text:span></text:span><text:span text:style-name="CharStyle11"><text:span text:style-name="T2">t</text:span></text:span><text:span text:style-name="CharStyle11"><text:span text:style-name="T59">o jest na tisíc litrov 1 liter ky­seliny uhličitej. Povetrie vo výšoznačenej škole</text:span></text:span><text:span text:style-name="CharStyle11"><text:span text:style-name="T2"> </text:span></text:span><text:span text:style-name="CharStyle11"><text:span text:style-name="T59">s 54 deťmi po prvej hodine bude obsahovať 500 litrov kyseliny uhličitej. (Deti vydýchajú asi </text:span></text:span><text:span text:style-name="CharStyle11"><text:span text:style-name="T2">54X9 —</text:span></text:span><text:span text:style-name="CharStyle11"><text:span text:style-name="T59"> 486. 9-ročné dieťa je priemerné. A učiteľ 20 litrov </text:span></text:span><text:span text:style-name="CharStyle11"><text:span text:style-name="T2">—</text:span></text:span><text:span text:style-name="CharStyle11"><text:span text:style-name="T59"> 506.) To robí 2</text:span></text:span><text:span text:style-name="CharStyle11"><text:span text:style-name="T2">.</text:span></text:span><text:span text:style-name="CharStyle11"><text:span text:style-name="T59">3 litra na každých 1000 litrov. Tedy už po prvej hodine bol by vzduch školy o </text:span></text:span><text:span text:style-name="CharStyle11"><text:span text:style-name="T21">1.3</text:span></text:span><text:span text:style-name="CharStyle11"><text:span text:style-name="T57">‰</text:span></text:span><text:span text:style-name="CharStyle11"><text:span text:style-name="T59"> horší, ako zdravoveda dovoľuje. Z toho nasleduje, že do učebnej siene treba stále čerstvý vzduch privádzať ventilačnými otvormi. </text:span></text:span><text:span text:style-name="CharStyle11"><text:span text:style-name="T78">V</text:span></text:span><text:span text:style-name="CharStyle21"><text:span text:style-name="T2">y</text:span></text:span><text:span text:style-name="CharStyle11"><text:span text:style-name="T59">žaduje sa, aby sa do každej školy, na každé dieťa, v každej hodine privádzalo 17.000—33.000 litrov čerstvého vzduchu.</text:span></text:span></text:p>
        <text:p text:style-name="P97"><text:span text:style-name="CharStyle21"><text:span text:style-name="T59">Z toho videť, že školské izby treba opatriť dobrou ventiláciou a po každej druhej hodine vy­učovania pootvárať všetky obloky a dvere. Zatiaľ majú sa deti baviť bud na ihrovisku, alebo v prí­pade zlého počasia v telocvični.</text:span></text:span></text:p>
        <text:p text:style-name="P97"><text:span text:style-name="CharStyle11"><text:span text:style-name="T59">Dlážku školy treba každý deň stierať vlhkou handrou, aby sa nerobil prach.</text:span></text:span></text:p>
        <text:p text:style-name="P97"><text:span text:style-name="CharStyle11"><text:span text:style-name="T59">Teplota v škole nemá presahovať 20 stupňov dľa Celsiusa.</text:span></text:span></text:p>
        <text:p text:style-name="P28"><text:span text:style-name="CharStyle12"><text:span text:style-name="T59"/></text:span></text:p>
        <text:p text:style-name="P68"><text:soft-page-break/><text:span text:style-name="CharStyle12"><text:span text:style-name="T59">49. Školské náradie.</text:span></text:span></text:p>
        <text:p text:style-name="P101"><text:span text:style-name="CharStyle11"><text:span text:style-name="T59"/></text:span></text:p>
        <text:p text:style-name="P214"><text:span text:style-name="CharStyle11"><text:span text:style-name="T59">1. Lavice. Sedadlo, operadlo a písacia doska majú by</text:span></text:span><text:span text:style-name="CharStyle11"><text:span text:style-name="T78">ť</text:span></text:span><text:span text:style-name="CharStyle11"><text:span text:style-name="T59"> tak zhotovené, aby úplne priliehaly k det­skému telu. Chyba je, keď sa lavice robia len tak „od oka“ a pre všetky deti d</text:span></text:span><text:span text:style-name="CharStyle11"><text:span text:style-name="T2">ľ</text:span></text:span><text:span text:style-name="CharStyle11"><text:span text:style-name="T59">a jednej miery. Veľký je rozdiel vo vzraste 6- a 12-ročného žiaka.</text:span></text:span></text:p>
        <text:p text:style-name="P175"><text:span text:style-name="CharStyle21"><text:span text:style-name="T59">Výška sedadla má by</text:span></text:span><text:span text:style-name="CharStyle21"><text:span text:style-name="T78">ť</text:span></text:span><text:span text:style-name="CharStyle21"><text:span text:style-name="T59"> toľká, koľká je dĺžka nohy od päty po koleno. Tedy asi </text:span></text:span><text:span text:style-name="CharStyle21"><text:span text:style-name="T78">2/7 </text:span></text:span><text:span text:style-name="CharStyle11"><text:span text:style-name="T78">—</text:span></text:span><text:span text:style-name="CharStyle11"><text:span text:style-name="T59"> </text:span></text:span><text:span text:style-name="CharStyle11"><text:span text:style-name="T78">3/11 </text:span></text:span><text:span text:style-name="CharStyle11"><text:span text:style-name="T59">dĺžky celého tela. Ak je dieťa 140 cm. vysoké, výška sedadla bude 38 </text:span></text:span><text:span text:style-name="CharStyle11"><text:span text:style-name="T78">(3/11</text:span></text:span><text:span text:style-name="CharStyle11"><text:span text:style-name="T59">)</text:span></text:span><text:span text:style-name="CharStyle11"><text:span text:style-name="T2"> </text:span></text:span><text:span text:style-name="CharStyle11"><text:span text:style-name="T59">—</text:span></text:span><text:span text:style-name="CharStyle11"><text:span text:style-name="T2"> </text:span></text:span><text:span text:style-name="CharStyle11"><text:span text:style-name="T59">40 </text:span></text:span><text:span text:style-name="CharStyle11"><text:span text:style-name="T78">(2/7</text:span></text:span><text:span text:style-name="CharStyle11"><text:span text:style-name="T59">) cm. Šírka sedadla nech je asi </text:span></text:span><text:span text:style-name="CharStyle11"><text:span text:style-name="T22">1/5</text:span></text:span><text:span text:style-name="CharStyle11"><text:span text:style-name="T59"> tela, v našom prípade asi 28 cm. Operadlo nech je šikmé a pripodobnené chrbtu, písacia doska asi 40—50 cm. široká a ľahko dolu naklonená. V novej dobe zhotovujú pohyblivé sedad</text:span></text:span><text:span text:style-name="CharStyle11"><text:span text:style-name="T2">l</text:span></text:span><text:span text:style-name="CharStyle11"><text:span text:style-name="T59">á, aby žiakovi, keď stojí, neprekážaly. (Obr. 29, 30, 31, 32.)</text:span></text:span></text:p>
        <text:p text:style-name="P103"><text:span text:style-name="CharStyle11"><text:span text:style-name="T59">2. Tabu</text:span></text:span><text:span text:style-name="CharStyle11"><text:span text:style-name="T78">ľ</text:span></text:span><text:span text:style-name="CharStyle11"><text:span text:style-name="T59">a má byť dobre čierna, nesmie sa lesknúť a nesmie stáť medzi oknami. Bridlicových tabuliek nemalo by sa používať na písanie, lebo nie sú úplne čierne a kamenček (griffel) píše nejasne. Papier písaniek nech je biely, alebo svetložltý, atrament vždy čierny. Zo zdravotného ohľadu je lepšie, keď deti píšu písmenami stojatými, nie šikmými.</text:span></text:span></text:p>
        <text:p text:style-name="P100"><text:span text:style-name="CharStyle11"><text:span text:style-name="T59">3. Knihy treba tlačiť na pevnom bielom pa­pieri, silne čiernymi a ve</text:span></text:span><text:span text:style-name="CharStyle11"><text:span text:style-name="T22">ľ</text:span></text:span><text:span text:style-name="CharStyle11"><text:span text:style-name="T59">kými písmenami (borgeois a garmo</text:span></text:span><text:span text:style-name="CharStyle11"><text:span text:style-name="T22">n</text:span></text:span><text:span text:style-name="CharStyle11"><text:span text:style-name="T59">d).</text:span></text:span></text:p>
        <text:p text:style-name="P29"><text:span text:style-name="CharStyle12"><text:span text:style-name="T59"/></text:span></text:p>
        <text:p text:style-name="P69"><text:span text:style-name="CharStyle12"><text:span text:style-name="T59">50. Učiteľ a žiak.</text:span></text:span></text:p>
        <text:p text:style-name="P97"><text:soft-page-break/><text:span text:style-name="CharStyle11"><text:span text:style-name="T59"/></text:span></text:p>
        <text:p text:style-name="P196"><text:span text:style-name="CharStyle11"><text:span text:style-name="T59">Škola je na to, aby sa v nej deti učily a zoš</text:span></text:span><text:span text:style-name="CharStyle11"><text:span text:style-name="T22">ľ</text:span></text:span><text:span text:style-name="CharStyle11"><text:span text:style-name="T59">ach</text:span></text:span><text:span text:style-name="CharStyle11"><text:span text:style-name="T22">ť</text:span></text:span><text:span text:style-name="CharStyle11"><text:span text:style-name="T59">ovaly. Preto učiteľ má by</text:span></text:span><text:span text:style-name="CharStyle11"><text:span text:style-name="T78">ť</text:span></text:span><text:span text:style-name="CharStyle11"><text:span text:style-name="T59"> vzorom svojim žiakom. Škola, majúca ušľachtilého a vzdelaného učiteľa, je príjemným útulkom detí a rady do nej chodia. Učiteľ musí milovať svojich žiakov, ináč jeho vyučovanie nestojí nič. Palica zo školy už dávno mala zmizn</text:span></text:span><text:span text:style-name="CharStyle11"><text:span text:style-name="T2">ú</text:span></text:span><text:span text:style-name="CharStyle11"><text:span text:style-name="T59">ť, lebo bitkou nestanú sa deti</text:span></text:span><text:span text:style-name="CharStyle37"><text:span text:style-name="T59"> </text:span></text:span><text:span text:style-name="CharStyle11"><text:span text:style-name="T59">ani lepšími, ani múdrejšími. Učitelia, vychádzajúci z cudzích nám učiteľských učelíš</text:span></text:span><text:span text:style-name="CharStyle11"><text:span text:style-name="T22">ť</text:span></text:span><text:span text:style-name="CharStyle11"><text:span text:style-name="T59">, sú cudzími i v našich školách. Učiteľ, nenávidiaci svoj rod, nebude milovať ani kvet svojho rodu: deti jeho. Preto je naše školstvo v biednom stave. Kedy bude školstvo „naše“ slovenské?</text:span></text:span></text:p>
        <text:p text:style-name="P97"><text:span text:style-name="CharStyle11"><text:span text:style-name="T59">Deti pred ukončením 6. roku nemajú chodiť do školy a vyučovanie zpočiatku nech netrvá</text:span></text:span><text:span text:style-name="CharStyle39"><text:span text:style-name="T59"> </text:span></text:span><text:span text:style-name="CharStyle11"><text:span text:style-name="T59">viacej, ako </text:span></text:span><text:span text:style-name="CharStyle11"><text:span text:style-name="T2">2—</text:span></text:span><text:span text:style-name="CharStyle11"><text:span text:style-name="T59">3 hodiny denne. Neskoršie školské deti nemajú sa viac učiť denne, ako 6 hodín v ľu­dových školách, 8 hodín vo vyšších školách, rá­tajúc do toho i domácu prácu.</text:span></text:span></text:p>
        <text:p text:style-name="P97"><text:span text:style-name="CharStyle11"><text:span text:style-name="T59">Preťažovanie prácou školskou nivočí vzrast detí, tratia chuť do jedla a zle spávajú.</text:span></text:span></text:p>
        <text:p text:style-name="P97"><text:span text:style-name="CharStyle11"><text:span text:style-name="T59">Najviac pripravujú o spánok úmorné</text:span></text:span><text:span text:style-name="CharStyle11"><text:span text:style-name="T2"> </text:span></text:span><text:span text:style-name="CharStyle11"><text:span text:style-name="T59">prípravy žiakov ku </text:span></text:span><text:span text:style-name="CharStyle11"><text:span text:style-name="T2">z</text:span></text:span><text:span text:style-name="CharStyle11"><text:span text:style-name="T59">kúškam; práca v únave konaná i tak nemá nijakej ceny.</text:span></text:span></text:p>
        <text:p text:style-name="P97"><text:span text:style-name="CharStyle21"><text:span text:style-name="T59">Spánok osviežuje unavené, prácou vysilené telo. Bez spánku človek zahynie, alebo tak zo­slabne, že ho nemoce do hrobu sklátia. Preto vy­žaduje sa, aby deti</text:span></text:span></text:p>
        <text:p text:style-name="P97"><text:soft-page-break/><text:span text:style-name="CharStyle11"><text:span text:style-name="T59">do 7. roku spaly 11 hodín denne;</text:span></text:span></text:p>
        <text:p text:style-name="P176"><text:span text:style-name="CharStyle11"><text:span text:style-name="T59">od 7—10. </text:span></text:span><text:span text:style-name="CharStyle11"><text:span text:style-name="T78">roku spaly </text:span></text:span><text:span text:style-name="CharStyle11"><text:span text:style-name="T59">10 </text:span></text:span><text:span text:style-name="CharStyle11"><text:span text:style-name="T104">hodín denne;</text:span></text:span></text:p>
        <text:p text:style-name="P177"><text:span text:style-name="CharStyle11"><text:span text:style-name="T58">od </text:span></text:span><text:span text:style-name="CharStyle11"><text:span text:style-name="T59">10—18. </text:span></text:span><text:span text:style-name="CharStyle11"><text:span text:style-name="T109">roku spaly 9</text:span></text:span><text:span text:style-name="CharStyle11"><text:span text:style-name="T104"> hodín denne;</text:span></text:span></text:p>
        <text:p text:style-name="P97"><text:span text:style-name="CharStyle11"><text:span text:style-name="T59">V meštianskych rodinách preťažujú deti sami rodičia tým, že nútia učiť deti takým predmetom, ku ktorým nemajú vlohy (hre na husle, piano, rečiam).</text:span></text:span></text:p>
        <text:p text:style-name="P97"><text:span text:style-name="CharStyle21"><text:span text:style-name="T59">Spev, telocvik a menovite rôzne hry majú sa čím najviacej pestovať v každej škole chlapčenskej i dievčenskej.</text:span></text:span></text:p>
        <text:p text:style-name="P97"><text:span text:style-name="CharStyle11"><text:span text:style-name="T59">Každá škola by mala ma</text:span></text:span><text:span text:style-name="CharStyle11"><text:span text:style-name="T78">ť</text:span></text:span><text:span text:style-name="CharStyle11"><text:span text:style-name="T59"> kúpele pre žiactvo.</text:span></text:span></text:p>
        <text:p text:style-name="P97"><text:span text:style-name="CharStyle11"><text:span text:style-name="T59">V cudzozemsku zhusta ustanovujú školských lekárov. Lekári bedlia nad zdravím žiactva; upo­zorňujú rodičov i učiteľa na nedostatky a chyby školy a na nemoce, hlavne krátkozrakosť detí a chytľavé chorob</text:span></text:span><text:span text:style-name="CharStyle11"><text:span text:style-name="T2">y</text:span></text:span><text:span text:style-name="CharStyle11"><text:span text:style-name="T59">; prednášajú žiakom o najpotreb­nejších vedomostiach zo zdravovedy. V každom štáte, kde ustanovili školských lekárov, vyvíja sa školstvo utešene v prospech národa a štátu.</text:span></text:span></text:p>
        <text:p text:style-name="P20"><text:span text:style-name="CharStyle39"><text:span text:style-name="T59"/></text:span></text:p>
        <text:p text:style-name="P147"><text:span text:style-name="CharStyle12"><text:span text:style-name="T59">51. Stará a nová výchovoveda.</text:span></text:span></text:p>
        <text:p text:style-name="P97"><text:span text:style-name="CharStyle11"><text:span text:style-name="T59"/></text:span></text:p>
        <text:p text:style-name="P196"><text:span text:style-name="CharStyle11"><text:span text:style-name="T59">Chyby starej školskej výchovy, aby sa deťom čím najviacej vedomostí vtĺklo do hlavy, bez ohľadu na vývin ostatných čiastok tela, krut</text:span></text:span><text:span text:style-name="CharStyle11"><text:span text:style-name="T22">e</text:span></text:span><text:span text:style-name="CharStyle11"><text:span text:style-name="T59"> sa pomstia na našom pokolení. Hlavná takáto chyba je: preplňovať pamäť všelijakými vedomosťami, často zbytočnými, nepotrebnými. Pestujú um a zabúdajú na dušu i na telo. Učia poslušnosti, po­zornosti a tichosti. Dobrým žiakom je, kto </text:span></text:span><text:soft-page-break/><text:span text:style-name="CharStyle11"><text:span text:style-name="T59">vie, ako mŕtvy klát, sedeť celé hodiny bez pohybu, bez ži­vota, bez svojej vôle. A následky takejto výchovy sú: unavený, omrzlý, nervósny, bezduchý život terajšieho pokolenia. Naša mládež nevie sa rado­vať, samostatne konať a každá duchovná práca sa jej protiví; je tak duševne skaličená, že sa skorej podobá bezduchej mašine, stroju, než živému člo­veku. Stará výchova zapríčiňuje ohromné množ­stvo nepravidelných pováh, bledých, omrzlých, často samovražedlných starcov-mladíkov.</text:span></text:span></text:p>
        <text:p text:style-name="P97"><text:span text:style-name="CharStyle11"><text:span text:style-name="T59">Nová školská výchova vyhýba sa jednostran­nému preťažovaniu mozgov. Učiť sa treba i teraz hojne, ale hrav</text:span></text:span><text:span text:style-name="CharStyle11"><text:span text:style-name="T22">e</text:span></text:span><text:span text:style-name="CharStyle11"><text:span text:style-name="T59">, zábavne, s chuťou. Ale vedľa výcviku mozgov otužuje s</text:span></text:span><text:span text:style-name="CharStyle21"><text:span text:style-name="T2">ú</text:span></text:span><text:span text:style-name="CharStyle21"><text:span text:style-name="T59">ladne i tel</text:span></text:span><text:span text:style-name="CharStyle21"><text:span text:style-name="T2">o</text:span></text:span><text:span text:style-name="CharStyle21"><text:span text:style-name="T59">: hrami, telo</text:span></text:span><text:span text:style-name="CharStyle11"><text:span text:style-name="T59">cvikom, športom. Učí nie slová, ale myšlienky, a žiada, aby </text:span></text:span><text:span text:style-name="CharStyle21"><text:span text:style-name="T2">ž</text:span></text:span><text:span text:style-name="CharStyle21"><text:span text:style-name="T59">iak samostatnosť svoju zachoval. Tých, čo sedia hodiny ako stroje, nepovažuje za naj­lepších žiakov, ale za nemocné deti, lebo mla­dému veku je vrodený pohyb, živosť, veselosť a snaha po samostatnosti.</text:span></text:span></text:p>
        <text:p text:style-name="P97"><text:span text:style-name="CharStyle11"><text:span text:style-name="T59">V našich školách, pravda, niet ešte tohoto</text:span></text:span><text:span text:style-name="CharStyle11"><text:span text:style-name="T2"> </text:span></text:span><text:span text:style-name="CharStyle11"><text:span text:style-name="T59">nového, sviežeho ducha. U nás učia deti najhlú­pejšiemu slov</text:span></text:span><text:span text:style-name="CharStyle21"><text:span text:style-name="T2">í</text:span></text:span><text:span text:style-name="CharStyle21"><text:span text:style-name="T59">čkárstvu, vychovávajú nie ráznych a samostatných ľudí, ale biednych otrokov.</text:span></text:span></text:p>
        <text:p text:style-name="P10"><text:span text:style-name="CharStyle39"><text:span text:style-name="T59"/></text:span></text:p>
        <text:p text:style-name="P92"><text:span text:style-name="CharStyle39"><text:span text:style-name="T59"/></text:span></text:p>
        <text:h text:style-name="P237" text:outline-level="4"><text:bookmark-start text:name="bookmark20"/><text:span text:style-name="CharStyle29"><text:span text:style-name="T59">X</text:span></text:span><text:span text:style-name="CharStyle29"><text:span text:style-name="T2">.</text:span></text:span><text:span text:style-name="CharStyle29"><text:span text:style-name="T59"> </text:span></text:span><text:span text:style-name="CharStyle29"><text:span text:style-name="T2">O</text:span></text:span><text:span text:style-name="CharStyle29"><text:span text:style-name="T59"> práci.</text:span></text:span><text:bookmark-end text:name="bookmark20"/></text:h>
        <text:p text:style-name="P31"><text:span text:style-name="CharStyle12"><text:span text:style-name="T59"/></text:span></text:p>
        <text:p text:style-name="P71"><text:span text:style-name="CharStyle12"><text:span text:style-name="T59">52. Význam práce pre ľudstvo.</text:span></text:span></text:p>
        <text:p text:style-name="P97"><text:soft-page-break/><text:span text:style-name="CharStyle11"><text:span text:style-name="T59"/></text:span></text:p>
        <text:p text:style-name="P196"><text:span text:style-name="CharStyle11"><text:span text:style-name="T59">Práca je prameňom života. Prácou udržujeme nielen seba, ale i rodinu, bl</text:span></text:span><text:span text:style-name="CharStyle11"><text:span text:style-name="T23">i</text:span></text:span><text:span text:style-name="CharStyle11"><text:span text:style-name="T59">žn</text:span></text:span><text:span text:style-name="CharStyle11"><text:span text:style-name="T79">ý</text:span></text:span><text:span text:style-name="CharStyle11"><text:span text:style-name="T59">ch, národ, štát. Ona dáva ceny človeku, lebo človek je len toľko hoden, koľko vie a chce vykonať. Ľudia, ktorí žijú bez práce a len z práce druhých, sú opovrhnutia hodné tvory, lebo odnímajú ovocie práce, blahobyt bližných pre seba, a nešťastný je národ, ktorý nevie striasť so seba svojich cudzopasníkov.</text:span></text:span></text:p>
        <text:p text:style-name="P97"><text:span text:style-name="CharStyle11"><text:span text:style-name="T59">Prácou nadob</text:span></text:span><text:span text:style-name="CharStyle11"><text:span text:style-name="T2">ýv</text:span></text:span><text:span text:style-name="CharStyle11"><text:span text:style-name="T59">ame síl telesných i duševnýc</text:span></text:span><text:span text:style-name="CharStyle11"><text:span text:style-name="T2">h</text:span></text:span><text:span text:style-name="CharStyle11"><text:span text:style-name="T59">: údy prácou mocnejú, poklady ducha myslením a zkúsenosťami sa rozmnožujú. Bez práce duch i telo zakrnie. Preto práca, rozumná a nenásilná práca je udržovateľom zdravia. Prácou zaháňame omrzlosť a nudu života; úspešná a plodná práca je prameňom radosti a šťastia.</text:span></text:span></text:p>
        <text:p text:style-name="P97"><text:span text:style-name="CharStyle11"><text:span text:style-name="T59">Práca nás konečne bráni pred neresťami, po­chádzajúcimi zo zahálky. Prácou pripravujeme si pokojný spánok a sviežu myseľ k novej práci. Nešťastný je človek, ktorý nevie alebo nechce pra­covať.</text:span></text:span></text:p>
        <text:p text:style-name="P97"><text:span text:style-name="CharStyle11"><text:span text:style-name="T59">Práca je rozmanitá. Ktosi vyrátal, že je vyše 6000 druhov práce, to jest vo vzdelanom národe treba 6000 rôznych majstrov, z ktorých každý koná inakšiu prácu. Dľa akosti rozoznávam</text:span></text:span><text:span text:style-name="CharStyle11"><text:span text:style-name="T2">e</text:span></text:span><text:span text:style-name="CharStyle11"><text:span text:style-name="T59">: prácu osožnú a škodlivú, mravnú a nemravnú. Prácou zí­skavame, rozmnožujeme majetok sebe alebo iným. Možno konať prácu osožnú, pritom však nemravnú. Kto nadobýva majetok </text:span></text:span><text:span text:style-name="CharStyle11"><text:span text:style-name="T79">ľ</text:span></text:span><text:span text:style-name="CharStyle11"><text:span text:style-name="T59">s</text:span></text:span><text:span text:style-name="CharStyle11"><text:span text:style-name="T79">ť</text:span></text:span><text:span text:style-name="CharStyle11"><text:span text:style-name="T59">ou, podvodom, klam­stvom a násilím, koná prácu nemravnú. Na takom majetku, ako ľud hovorí, niet požehnania.</text:span></text:span></text:p>
        <text:p text:style-name="P97"><text:soft-page-break/><text:span text:style-name="CharStyle11"><text:span text:style-name="T59">K práci potrebujeme telesnú a duševnú silu. Ako rozumná práca otužuje človeka, tak neroz­umná, nemierna práca podrýva zdravie naše. V každej práci spotrebúva, zodiera sa naše telo, ba možno povedať, že odumierajú isté čiastočky živého tela. Práca umŕtvuje telo a zodraté, umŕtvené čiastky tela ukladajú sa v tele, v svaloch a odtiaľ prechádzajú do krvi. Krv, naplnená týmito produktami (výrobkami) rozkladu, totižto vodou </text:span></text:span><text:span text:style-name="CharStyle21"><text:span text:style-name="T23">a</text:span></text:span><text:span text:style-name="CharStyle21"><text:span text:style-name="T59"> ky­selinou uhličitou, budí v človeku veľmi nepríjemn</text:span></text:span><text:span text:style-name="CharStyle21"><text:span text:style-name="T79">ý</text:span></text:span><text:span text:style-name="CharStyle11"><text:span text:style-name="T2"> </text:span></text:span><text:span text:style-name="CharStyle11"><text:span text:style-name="T59">pocit: pocit únavy. Pocit únavy, ustalosti je vý­strahou človeku, aby prestal pracova</text:span></text:span><text:span text:style-name="CharStyle11"><text:span text:style-name="T2">ť</text:span></text:span><text:span text:style-name="CharStyle11"><text:span text:style-name="T59"> a aby si odpočinul. Kto pracuje </text:span></text:span><text:span text:style-name="CharStyle11"><text:span text:style-name="T79">ď</text:span></text:span><text:span text:style-name="CharStyle11"><text:span text:style-name="T59">a</text:span></text:span><text:span text:style-name="CharStyle11"><text:span text:style-name="T79">l</text:span></text:span><text:span text:style-name="CharStyle11"><text:span text:style-name="T59">ej, vyčerpáva svoje po­sledné sily a nivočí svoje zdravie, oslabuje nad mieru telo a ľahko si získa ťažké nemoce, lebo prácou zoslabené telo nemôže vzdorovať nákaze.</text:span></text:span></text:p>
        <text:p text:style-name="P97"><text:span text:style-name="CharStyle21"><text:span text:style-name="T59">Práca v únave konaná je práca nerozumná, škodlivá, nebezpečná.</text:span></text:span></text:p>
        <text:p text:style-name="P97"><text:span text:style-name="CharStyle11"><text:span text:style-name="T59">Pocit únavy obyčajne prestáva po 10—30-m</text:span></text:span><text:span text:style-name="CharStyle11"><text:span text:style-name="T23">i</text:span></text:span><text:span text:style-name="CharStyle11"><text:span text:style-name="T59">nútovom odpočinku. Odpočinok nás osvieži, lebo</text:span></text:span><text:span text:style-name="CharStyle39"><text:span text:style-name="T59"> </text:span></text:span><text:span text:style-name="CharStyle11"><text:span text:style-name="T59">počas odpočinku z tela odparí sa nahromadená voda a údy zbavia sa kyseliny uhličitej dýchaním. V odstavci o liehových nápojoch sme hovorili, že pocit únavy nesvobodno zaháňať alkoholom (liehovinami), lebo únavy sa zbavíme jedine odpočinkom, a na prácu spotrebované sily nahradiť možno je­dine potravou. Kto chce nadobýva</text:span></text:span><text:span text:style-name="CharStyle11"><text:span text:style-name="T23">ť</text:span></text:span><text:span text:style-name="CharStyle11"><text:span text:style-name="T59"> sily liehovinou a únavy sa pozbaviť pitím, nivočí svoje sily a zdravie.</text:span></text:span></text:p>
        <text:p text:style-name="P97"><text:span text:style-name="CharStyle11"><text:span text:style-name="T59">Slovom: ak si ustatý, odpočiň si; ak si slabý, uži pokrmu. Iného zotavenia, posilnenia niet pre pracujúceho človeka.</text:span></text:span></text:p>
        <text:p text:style-name="P97"><text:span text:style-name="CharStyle11"><text:span text:style-name="T59">Veľkého významu pre pracujúceho človeka je miesto, kde sa práca koná. </text:span></text:span><text:soft-page-break/><text:span text:style-name="CharStyle11"><text:span text:style-name="T59">Najzdravšia práca je v svobodnom, na poli, na lúkach, v hore. Tu má robotník stále čerstvý vzduch, dostatok svetla a pomerne najväčšiu čistotu. Práca v nečistom vzduchu, v prachu a zápachu, v nečistých miestnostiach, vo fabrikách, v izbách at</text:span></text:span><text:span text:style-name="CharStyle11"><text:span text:style-name="T79">ď</text:span></text:span><text:span text:style-name="CharStyle11"><text:span text:style-name="T59">. podrýva zdravie ľudí. Okrem tohto rozhoduje ešte i látka, s ktorou pri­chodia do styku telo, ruky, údy ľudí. Sú všeli­jaké jedovaté látky a pary, ktoré dotykom rúk, vdychovaním môžu zapríčiniť otrávenie. Otrava nalepí sa na ruky, na tvár a čez malinké dieročk</text:span></text:span><text:span text:style-name="CharStyle11"><text:span text:style-name="T2">y </text:span></text:span><text:span text:style-name="CharStyle11"><text:span text:style-name="T59">kože (póry) vnikne do krvi. Tak povstáva prudké alebo vleklé otrávenie.</text:span></text:span></text:p>
        <text:p text:style-name="P29"><text:span text:style-name="CharStyle12"><text:span text:style-name="T59"/></text:span></text:p>
        <text:p text:style-name="P69"><text:span text:style-name="CharStyle12"><text:span text:style-name="T59">53. Nezdravé miestnosti.</text:span></text:span></text:p>
        <text:p text:style-name="P97"><text:span text:style-name="CharStyle11"><text:span text:style-name="T59"/></text:span></text:p>
        <text:p text:style-name="P196"><text:span text:style-name="CharStyle11"><text:span text:style-name="T59">Miestnosť, ktorá je vlhká, malá, ktorá sa nedá dobre vetrať, kde je málo svetla, v ktorej pracuje mnoho ľudí, kde sa spracúva látka otravná, špi­navá, nečistá — taká miestnosť je nezdravá a zamestnávateľ je povinný i dľa zákona všetky ne­dostatky takejto miestnosti odstrániť, alebo j</text:span></text:span><text:span text:style-name="CharStyle11"><text:span text:style-name="T2">u z</text:span></text:span><text:span text:style-name="CharStyle11"><text:span text:style-name="T59">apre</text:span></text:span><text:span text:style-name="CharStyle11"><text:span text:style-name="T23">ť</text:span></text:span><text:span text:style-name="CharStyle11"><text:span text:style-name="T59">. Proti špine, nečistote a otrave povinný je každý robotník brániť sa. Najjednoduchejšia obrana je: umývať si ruky a tvár pred jedením a držať sa prísne pravidla: nikdy nebrať jedla, pokrmu</text:span></text:span><text:span text:style-name="CharStyle21"><text:span text:style-name="T2">, </text:span></text:span><text:span text:style-name="CharStyle21"><text:span text:style-name="T59">chleba, ovocia do neumytých, nečistých rúk. Lebo na neumytých rukách je obyčajne nalepené množ­stvo bakt</text:span></text:span><text:span text:style-name="CharStyle11"><text:span text:style-name="T23">e</text:span></text:span><text:span text:style-name="CharStyle11"><text:span text:style-name="T59">rií a jedovatých látok.</text:span></text:span></text:p>
        <text:p text:style-name="P97"><text:span text:style-name="CharStyle11"><text:span text:style-name="T59">V každej miestnosti, kde viacej ľudí pracuje, majú by</text:span></text:span><text:span text:style-name="CharStyle11"><text:span text:style-name="T79">ť</text:span></text:span><text:span text:style-name="CharStyle11"><text:span text:style-name="T59"> pľuváky s karbolovým roztokom. Takto by sa často zabránilo šíreniu suchôt.</text:span></text:span></text:p>
        <text:p text:style-name="P31"><text:soft-page-break/><text:span text:style-name="CharStyle12"><text:span text:style-name="T59"/></text:span></text:p>
        <text:p text:style-name="P71"><text:span text:style-name="CharStyle12"><text:span text:style-name="T59">5</text:span></text:span><text:span text:style-name="CharStyle12"><text:span text:style-name="T2">4</text:span></text:span><text:span text:style-name="CharStyle12"><text:span text:style-name="T59">. Práca žien a detí vo fabrikách.</text:span></text:span></text:p>
        <text:p text:style-name="P97"><text:span text:style-name="CharStyle11"><text:span text:style-name="T59"/></text:span></text:p>
        <text:p text:style-name="P196"><text:span text:style-name="CharStyle11"><text:span text:style-name="T59">Nenásytný priemysel snaží sa, aby za lacný plat dostal čím najviacej pracovnej sily a preto pri­ťahuje do práce ženy a deti. Musíme konštatovať, že dlhotrvanlivá práca v tesných miestnostiach, v horúcom povetrí fabrík, vysilujúca práca od kusa, čili práca akko</text:span></text:span><text:span text:style-name="CharStyle11"><text:span text:style-name="T2">rdov</text:span></text:span><text:span text:style-name="CharStyle11"><text:span text:style-name="T59">á záhub</text:span></text:span><text:span text:style-name="CharStyle11"><text:span text:style-name="T79">n</text:span></text:span><text:span text:style-name="CharStyle11"><text:span text:style-name="T59">e účinkuje na vzrast a vývoj ako detí, tak žien i dievčat. Ačpráve táto záhuba je všeobecne známa, predsa niet dosiaľ zákona, ktorý by prácu žien a detí vo fa­brikách úplne zakázal.</text:span></text:span></text:p>
        <text:p text:style-name="P102"><text:span text:style-name="CharStyle11"><text:span text:style-name="T59">a) Práca detí. Ke</text:span></text:span><text:span text:style-name="CharStyle11"><text:span text:style-name="T79">ď</text:span></text:span><text:span text:style-name="CharStyle11"><text:span text:style-name="T59"> mladý stromček zakvitne, opatrný a rozumný záhradník obtrhá kvietky, aby sa stromček zavčasu nevysilil; ani žrebca nezapriahne gazda do fúry, aby sa nezkazil. A tak</text:span></text:span><text:span text:style-name="CharStyle39"><text:span text:style-name="T59"> </text:span></text:span><text:span text:style-name="CharStyle11"><text:span text:style-name="T59">má byť i s deťmi: čím neskoršie ich do práce privierame, tým lepšie pre ne. Deti do 14. roku, slabšie až do 15—16. roku nesvobodno privierať do pravidelnej, každodennej práce. Nebojte sa, že vám deti zlenivejú, ve</text:span></text:span><text:span text:style-name="CharStyle11"><text:span text:style-name="T79">ď</text:span></text:span><text:span text:style-name="CharStyle11"><text:span text:style-name="T59"> obsluha a pomoc okolo domu, práca školská dávajú dosť zamestnania útlemu telu detskému. A najdôležitejšie je,</text:span></text:span><text:span text:style-name="CharStyle21"><text:span text:style-name="T59"> aby sa deťom nedovolilo v noci pracovať. Deti, nemajúce v noci odpočinku, vädnú a temer bez výnimky hynú v neskoršom veku na suchoty.</text:span></text:span></text:p>
        <text:p text:style-name="P97"><text:span text:style-name="CharStyle11"><text:span text:style-name="T59">Deti bez dozoru rodičov žijú v takej spo­ločnosti, ktorá nivočí ich cudnosť a mravy.</text:span></text:span></text:p>
        <text:p text:style-name="P126"><text:soft-page-break/><text:span text:style-name="CharStyle11"><text:span text:style-name="T59">b) Práca žien. Slovenská žena pracuje prie­merne viacej, ako muž. Ženy naše majú na sta­rosti nielen prípravu jedla, poriadok a čistotu do­mácnosti, dozor detí a príbytku, ale pracujú na poli, na lúke; pripravujú šatstvo a bielizeň, po­máhajú okolo statku, sejby a žatvy; často musia samy orať, siať, drevo rúbať i z hory nosiť. Mu­žom sa vidí, že ženská práca je nevalná, ale práve preto, že je drobná a četná, tým viacej vyčerpáva sily našich žien. </text:span></text:span><text:span text:style-name="CharStyle11"><text:span text:style-name="T2">A</text:span></text:span><text:span text:style-name="CharStyle11"><text:span text:style-name="T59"> preto ženy naše skoro ostarejú, lebo sa za mladi zoderú ťažkou, úmornou prácou. A predsa telo ženy je od prírody útlejšie a zo­slabujú ho ešte osobitné ženské nemoce. Mnohé ženy stávajú sa na celý svoj život mrzákmi, lebo nedodržiavajú pr</text:span></text:span><text:span text:style-name="CharStyle21"><text:span text:style-name="T23">í</text:span></text:span><text:span text:style-name="CharStyle21"><text:span text:style-name="T59">sny odpočinok v šesťinedelí. Chyba je veliká, keď ženy nevydržia na posteli aspoň </text:span></text:span><text:span text:style-name="CharStyle21"><text:span text:style-name="T2">7</text:span></text:span><text:span text:style-name="CharStyle21"><text:span text:style-name="T59">—</text:span></text:span><text:span text:style-name="CharStyle21"><text:span text:style-name="T2">1</text:span></text:span><text:span text:style-name="CharStyle21"><text:span text:style-name="T59">4 dn</text:span></text:span><text:span text:style-name="CharStyle21"><text:span text:style-name="T79">í</text:span></text:span><text:span text:style-name="CharStyle21"><text:span text:style-name="T59">, a i potom, keď sa hneď, ako vstanú, pribe­rajú do ťažkej práce (prať, dvíhať ťažké nádoby a pod.).</text:span></text:span></text:p>
        <text:p text:style-name="P97"><text:span text:style-name="CharStyle11"><text:span text:style-name="T59">Ženy pracujúce vo fabrikách mal</text:span></text:span><text:span text:style-name="CharStyle11"><text:span text:style-name="T23">y</text:span></text:span><text:span text:style-name="CharStyle11"><text:span text:style-name="T59"> by sa prv z práce prepúšťať, aby mohly domácu prácu skončiť a ísť včas na odpočinok. A býva obyčajne tak, že žena, matka, prijdúc unavená z fabriky domov, do pozdnej noci riadi, šije, čistí, kdežto mocnejší muž po večeri ide hne</text:span></text:span><text:span text:style-name="CharStyle11"><text:span text:style-name="T79">ď</text:span></text:span><text:span text:style-name="CharStyle11"><text:span text:style-name="T59"> na odpočinok.</text:span></text:span></text:p>
        <text:p text:style-name="P29"><text:span text:style-name="CharStyle12"><text:span text:style-name="T59"/></text:span></text:p>
        <text:p text:style-name="P69"><text:span text:style-name="CharStyle12"><text:span text:style-name="T59">55. Skrátenie pracovnej doby</text:span></text:span><text:span text:style-name="CharStyle12"><text:span text:style-name="T2">.</text:span></text:span></text:p>
        <text:p text:style-name="P97"><text:span text:style-name="CharStyle11"><text:span text:style-name="T59"/></text:span></text:p>
        <text:p text:style-name="P196"><text:span text:style-name="CharStyle11"><text:span text:style-name="T59">Poľná, hospodárska práca je zdravšia, ako fabrická, preto priemyselné robotníctvo celého sveta právom požaduje, aby sa pracovný čas skrátil vo </text:span></text:span><text:soft-page-break/><text:span text:style-name="CharStyle11"><text:span text:style-name="T59">fabrikách. A táto doba musí by</text:span></text:span><text:span text:style-name="CharStyle11"><text:span text:style-name="T79">ť</text:span></text:span><text:span text:style-name="CharStyle11"><text:span text:style-name="T59"> tým kratšia, čím je práca ťažšia, a hlavne ak robotník prichodí do styku s jedovatými látkami (olovom, živým striebrom a pod.). Práca dlho trvajúca je nezdravá, preto že zbytočne vysiluje, unavuje, zdravie pod­rýva. A nijaká práca nemá a nesmie zdraviu ško­diť. Koľká má byť doba pracovná, to často závisí na druhu práce. Sociálno-demokratické robotníctvo žiada 8-hodinovú pracovnú dobu. Krajná hranica je 10—12 hodín denne.</text:span></text:span></text:p>
        <text:p text:style-name="P31"><text:span text:style-name="CharStyle12"><text:span text:style-name="T59"/></text:span></text:p>
        <text:p text:style-name="P71"><text:span text:style-name="CharStyle12"><text:span text:style-name="T59">56. Doba odpočinku.</text:span></text:span></text:p>
        <text:p text:style-name="P97"><text:span text:style-name="CharStyle11"><text:span text:style-name="T59"/></text:span></text:p>
        <text:p text:style-name="P196"><text:span text:style-name="CharStyle11"><text:span text:style-name="T59">Každý pracujúci človek potrebuje odpočinku z dvoch príči</text:span></text:span><text:span text:style-name="CharStyle11"><text:span text:style-name="T2">n</text:span></text:span><text:span text:style-name="CharStyle11"><text:span text:style-name="T59">: predne aby mohol pokojne stráviť hlavné pokrmy (raňajky, obed a večeru) a aby sa zbavil pocitu únavy. Odpočinku vyžaduje nielen poľná práca, ale menovite fabrická, pri ktorej únava mozgov, následkom neprestajnej a napätej pozornosti, býva veľmi povážlivá. Dospelý človek</text:span></text:span><text:span text:style-name="CharStyle17"><text:span text:style-name="T59"> </text:span></text:span><text:span text:style-name="CharStyle11"><text:span text:style-name="T59">potrebuje na poludnie </text:span></text:span><text:span text:style-name="CharStyle11"><text:span text:style-name="T2">1</text:span></text:span><text:span text:style-name="CharStyle11"><text:span text:style-name="T59">—</text:span></text:span><text:span text:style-name="CharStyle11"><text:span text:style-name="T23">1 1/2</text:span></text:span><text:span text:style-name="CharStyle11"><text:span text:style-name="T59"> hodiny, predpolud­ním a popoludní po </text:span></text:span><text:span text:style-name="CharStyle11"><text:span text:style-name="T79">1/2</text:span></text:span><text:span text:style-name="CharStyle11"><text:span text:style-name="T2">-</text:span></text:span><text:span text:style-name="CharStyle11"><text:span text:style-name="T59">hodinovom odpočinku.</text:span></text:span></text:p>
        <text:p text:style-name="P232"><text:span text:style-name="CharStyle12"><text:span text:style-name="T59"/></text:span></text:p>
        <text:p text:style-name="P233"><text:span text:style-name="CharStyle12"><text:span text:style-name="T59">57. Aké choroby vyvoláva práca remeselnícka a vo fabrikách?</text:span></text:span></text:p>
        <text:p text:style-name="P97"><text:span text:style-name="CharStyle11"><text:span text:style-name="T59"/></text:span></text:p>
        <text:p text:style-name="P196"><text:span text:style-name="CharStyle11"><text:span text:style-name="T59">Pokrok v zdokonalení ľudskej práce nastal rozdelením práce. Dnes sa nevyžaduje, aby ro­botník znal čím najrozmanitejšiu prácu, ale aby bol </text:span></text:span><text:soft-page-break/><text:span text:style-name="CharStyle11"><text:span text:style-name="T59">dokonale zbehlý v jednej práci. A toto pode­lenie práce pokračuje až do najmenších podrob­ností výroby. Následkom toho zamestnáva sa len istá čiastka tela a vyžaduje istú polohu tela pri neprestajnej práci. Toto má zlé následky na zdravie robotníka, ktorý nemá častejšieho oddychu, dosta­točného odpočinku a biedna mzda nedovoľuje mu, aby sa i duševne zamestnával, vzdelával knihou, čítaním a zošľach</text:span></text:span><text:span text:style-name="CharStyle11"><text:span text:style-name="T79">ť</text:span></text:span><text:span text:style-name="CharStyle11"><text:span text:style-name="T59">oval srdce krásnym umením (di­vadlom, spevom, zábavou). Preto je roľnícka práca najzdravšia, lebo roľník je obyčajne i desatorakým majstrom, to jest koná rôznu prácu, pri ktorej temer každý úd tela býva zamestnaný. Remesel­nícky a fabrický robotník je otrokom svojej stále jednotvárnej práce. Proti jednotvárnej práci je len jeden liek: skrátenie doby pracovnej a povýšenie</text:span></text:span><text:span text:style-name="CharStyle11"><text:span text:style-name="T2"> </text:span></text:span><text:span text:style-name="CharStyle11"><text:span text:style-name="T59">mzdy, aby milliony národa nezakrnely, aby sa im dostalo času zaobera</text:span></text:span><text:span text:style-name="CharStyle11"><text:span text:style-name="T2">ť</text:span></text:span><text:span text:style-name="CharStyle11"><text:span text:style-name="T59"> sa aj inou, radostnou, du­ševnou a telesnou prácou, lebo stále jednaká práca človeka neteší.</text:span></text:span></text:p>
        <text:p text:style-name="P97"><text:span text:style-name="CharStyle11"><text:span text:style-name="T59">Rozmanitá práca zabezpečuje nám schopnos</text:span></text:span><text:span text:style-name="CharStyle11"><text:span text:style-name="T2">ť </text:span></text:span><text:span text:style-name="CharStyle11"><text:span text:style-name="T59">pracovať až do vysokého veku života, jednotvárna práca naproti tomu pozbavuje nás zdravia a síl do práce.</text:span></text:span></text:p>
        <text:p text:style-name="P97"><text:span text:style-name="CharStyle11"><text:span text:style-name="T59">Starajme sa, aby sme bývali v domkoch so záhradou a v nej pracujme, alebo si záhradu za­ložme dakde </text:span></text:span><text:span text:style-name="CharStyle11"><text:span text:style-name="T79">ď</text:span></text:span><text:span text:style-name="CharStyle11"><text:span text:style-name="T59">alej od domu. V Berlíne 40.000 ľudí, zväčša robotníkov, má prenajaté alebo svoje záhrady, kde mimo fabrickej roboty pracujú. Uskromnime sa: nepime, nefajčme, mäsa zbytkom nejedzme, jednoducho sa odievajme a nesú</text:span></text:span><text:span text:style-name="CharStyle11"><text:span text:style-name="T79">ď</text:span></text:span><text:span text:style-name="CharStyle11"><text:span text:style-name="T59">me sa.</text:span></text:span></text:p>
        <text:p text:style-name="P97"><text:soft-page-break/><text:span text:style-name="CharStyle11"><text:span text:style-name="T59">A kto už vo fabrike pracuje, nech aspoň ne­pracuje mimo riadneho čas</text:span></text:span><text:span text:style-name="CharStyle11"><text:span text:style-name="T2">u</text:span></text:span><text:span text:style-name="CharStyle11"><text:span text:style-name="T59">; čo takýmto spôsobom zarobí, to mu zbudne, keď sa uskromní.</text:span></text:span></text:p>
        <text:p text:style-name="P97"><text:span text:style-name="CharStyle11"><text:span text:style-name="T59">Naša slovenská povaha je taká, že radi ho­spodárime. Naši remeselníci sú zároveň i roľníkmi. Tejto obyčaje sa nespúšťať.</text:span></text:span></text:p>
        <text:p text:style-name="P97"><text:span text:style-name="CharStyle11"><text:span text:style-name="T59">Lepšie obrábať zem, aby viac donášala. To, čo gazdina kupuje, čo dovážajú: kaleráb, mrkev, cibuľu, kel, ovocie </text:span></text:span><text:span text:style-name="CharStyle11"><text:span text:style-name="T2">at</text:span></text:span><text:span text:style-name="CharStyle11"><text:span text:style-name="T23">ď</text:span></text:span><text:span text:style-name="CharStyle11"><text:span text:style-name="T59">., pestujme v záhrade</text:span></text:span><text:span text:style-name="CharStyle11"><text:span text:style-name="T2">.</text:span></text:span></text:p>
        <text:p text:style-name="P97"><text:span text:style-name="CharStyle11"><text:span text:style-name="T59">Ako vie stále jednaké zamestnanie premeniť podobu ľudského tela, to bystrý pozorovateľ vída každodenne. Ľudí istého remesla poznáme po držaní tela, po forme rúk, nôh, po kroku a dychu, po reči a odevi. A menovite so zdravotnej stránky istý druh zamestnania vytlačí svoju pečať na po­dobu ľudského tela. Tak obuvníci mávajú úzke prsia a prsnú kosť na dolnom konci do útrob ohnutú. Poneváč sú ustavične napred nahnutí, zmení sa ich pravidelné dýchanie a stanú sa náklonnými k suchotám. Podobne je s krajčírmi. Kellneri, sadzači, kupeckí pomocníci stoja pri svojej</text:span></text:span><text:span text:style-name="CharStyle39"><text:span text:style-name="T59"> </text:span></text:span><text:span text:style-name="CharStyle11"><text:span text:style-name="T59">práci a preto mávajú rozšírené žily na nohách</text:span></text:span><text:span text:style-name="CharStyle11"><text:span text:style-name="T2">.</text:span></text:span><text:span text:style-name="CharStyle11"><text:span text:style-name="T59"> Stolári a sadzači mávajú pravé plece vyššie, ako ľavé, pekári krivé nohy; vyšívačky a krajčírky chodia s telom napred nakloneným. Hodinári bý­vajú krátkozrakí at</text:span></text:span><text:span text:style-name="CharStyle11"><text:span text:style-name="T79">ď</text:span></text:span><text:span text:style-name="CharStyle11"><text:span text:style-name="T59">.</text:span></text:span></text:p>
        <text:p text:style-name="P97"><text:span text:style-name="CharStyle11"><text:span text:style-name="T59">Ľudia, pracujúci v horúcich miestnostiach, ľahko sa nachladia. Práca vo veľkej zime telu ne­škodí, ak niet prievanu a vlhkosti</text:span></text:span><text:span text:style-name="CharStyle21"><text:span text:style-name="T2">,</text:span></text:span><text:span text:style-name="CharStyle11"><text:span text:style-name="T59"> lebo len takto údy </text:span></text:span><text:span text:style-name="CharStyle11"><text:span text:style-name="T2">po</text:span></text:span><text:span text:style-name="CharStyle11"><text:span text:style-name="T59">ziabnu. Aby údy nepoziably, treba ich natre</text:span></text:span><text:span text:style-name="CharStyle11"><text:span text:style-name="T79">ť</text:span></text:span><text:span text:style-name="CharStyle11"><text:span text:style-name="T59"> nejakou mastnotou (tukom, lojom, glycer</text:span></text:span><text:span text:style-name="CharStyle11"><text:span text:style-name="T23">i</text:span></text:span><text:span text:style-name="CharStyle11"><text:span text:style-name="T59">nom)</text:span></text:span><text:span text:style-name="CharStyle11"><text:span text:style-name="T2">.</text:span></text:span></text:p>
        <text:p text:style-name="P29"><text:soft-page-break/><text:span text:style-name="CharStyle12"><text:span text:style-name="T59"/></text:span></text:p>
        <text:p text:style-name="P69"><text:span text:style-name="CharStyle12"><text:span text:style-name="T59">58. </text:span></text:span><text:span text:style-name="CharStyle12"><text:span text:style-name="T2">Úr</text:span></text:span><text:span text:style-name="CharStyle12"><text:span text:style-name="T59">azy.</text:span></text:span></text:p>
        <text:p text:style-name="P97"><text:span text:style-name="CharStyle11"><text:span text:style-name="T59"/></text:span></text:p>
        <text:p text:style-name="P196"><text:span text:style-name="CharStyle11"><text:span text:style-name="T59">Priemyselná a ešte skôr fabrická práca dnes už nemôže by</text:span></text:span><text:span text:style-name="CharStyle11"><text:span text:style-name="T79">ť</text:span></text:span><text:span text:style-name="CharStyle11"><text:span text:style-name="T59"> bez strojov. A pri strojoch je práve</text:span></text:span><text:span text:style-name="CharStyle11"><text:span text:style-name="T2">,</text:span></text:span><text:span text:style-name="CharStyle11"><text:span text:style-name="T59"> najviac nešťastí: úrazov. Velikú väčšinu úrazov zapríčiní nepozornosť, neobozretnosť, dalej us</text:span></text:span><text:span text:style-name="CharStyle11"><text:span text:style-name="T79">t</text:span></text:span><text:span text:style-name="CharStyle11"><text:span text:style-name="T59">alos</text:span></text:span><text:span text:style-name="CharStyle11"><text:span text:style-name="T79">ť</text:span></text:span><text:span text:style-name="CharStyle11"><text:span text:style-name="T59"> a alkohol. A to ako so strany zamestnávateľa, tak i so strany robotníkov. Lenže nešťastie zastihne vždy iba robotník</text:span></text:span><text:span text:style-name="CharStyle11"><text:span text:style-name="T2">a</text:span></text:span><text:span text:style-name="CharStyle11"><text:span text:style-name="T59">; zamestnávateľovi sa málokedy čo stane. Fabrikanti majú zavádzať stroje s ochran­nými prístrojmi. Každý, kto kupuje stroj, nech kupuje takýto. V Nemecku je toto pravidlom; tam je i omnoho menej úrazov, ako v iných krajinách. Úrazov je ročne na tisíce. Preto v každom riadnom štáte zaviedli povinné poistenie (assekurovanie) robotníka proti úrazu, aby zmrzačený robotník nemusel ísť žobrať.</text:span></text:span></text:p>
        <text:p text:style-name="P97"><text:span text:style-name="CharStyle11"><text:span text:style-name="T59">Na dedinách bývajú časté úrazy pri sečkoviciach. Neopatrní rodičia pustia deti k ozubeným válcom a deti strkajú prsty medzi ne. Nejedno dieťa stalo sa takto mrzákom na celý život. K ne­bezpečným strojom deti nepatria.</text:span></text:span></text:p>
        <text:p text:style-name="P31"><text:span text:style-name="CharStyle12"><text:span text:style-name="T59"/></text:span></text:p>
        <text:p text:style-name="P71"><text:span text:style-name="CharStyle12"><text:span text:style-name="T59">59. Prach</text:span></text:span><text:span text:style-name="CharStyle12"><text:span text:style-name="T2">.</text:span></text:span></text:p>
        <text:p text:style-name="P97"><text:span text:style-name="CharStyle11"><text:span text:style-name="T59"/></text:span></text:p>
        <text:p text:style-name="P196"><text:span text:style-name="CharStyle11"><text:span text:style-name="T59">O tom, čo je prach, už sme hovorili v odstavci o vetraní. Vedľa úlomkov z náradia, z ka­meňa, vedľa bakt</text:span></text:span><text:span text:style-name="CharStyle11"><text:span text:style-name="T23">e</text:span></text:span><text:span text:style-name="CharStyle11"><text:span text:style-name="T59">rií živých i mŕtvych zamestnanie môže určiť </text:span></text:span><text:soft-page-break/><text:span text:style-name="CharStyle11"><text:span text:style-name="T59">druh a povahu prachu. V izbe dobre vyvetranej a rozumne zametenej je v jednom ku­bickom metre (v 1000 litroch) povetria 0.0—0</text:span></text:span><text:span text:style-name="CharStyle11"><text:span text:style-name="T2">.</text:span></text:span><text:span text:style-name="CharStyle11"><text:span text:style-name="T59">5 miligrammu prachu, v čerstvom povetrí na de­dine 0</text:span></text:span><text:span text:style-name="CharStyle11"><text:span text:style-name="T2">.</text:span></text:span><text:span text:style-name="CharStyle11"><text:span text:style-name="T59">5—</text:span></text:span><text:span text:style-name="CharStyle11"><text:span text:style-name="T79">0.</text:span></text:span><text:span text:style-name="CharStyle11"><text:span text:style-name="T59">8 mgr., v obyčajnom príbytku, v kancellárii asi 1</text:span></text:span><text:span text:style-name="CharStyle11"><text:span text:style-name="T2">.</text:span></text:span><text:span text:style-name="CharStyle11"><text:span text:style-name="T59">5, v škole 8, na píle 15, v uhoľnej bani 14, vo mlyne 22—47, v továrni na tabak 16—72, v továrni na plsť 175, v cementárni 130—223 mgr. Čím je viacej prachu v povetrí, ktoré musíme dýchať, tým je väčšie nebezpečie pre robotníka. Proti malému množstvu prachu chránia nás nos, hltan a gágor. V nich sa prach usadzuje a kýchaním, odkaš</text:span></text:span><text:span text:style-name="CharStyle11"><text:span text:style-name="T79">ľ</text:span></text:span><text:span text:style-name="CharStyle11"><text:span text:style-name="T23">á</text:span></text:span><text:span text:style-name="CharStyle11"><text:span text:style-name="T59">vaním sa odstraňuje. Ke</text:span></text:span><text:span text:style-name="CharStyle11"><text:span text:style-name="T79">ď</text:span></text:span><text:span text:style-name="CharStyle11"><text:span text:style-name="T59"> je však mnoho prachu, nastane veľké podráždenie, poranenie slznice ostrým práškom, alebo — ako lekári hovoria — katarrh nosa, hltana, gágora a pľúc. Ak dýchame prach neprestajne, na pľúca na­sadne toľko prachu, že ochorejú ťažkou chorobo</text:span></text:span><text:span text:style-name="CharStyle11"><text:span text:style-name="T2">u</text:span></text:span><text:span text:style-name="CharStyle11"><text:span text:style-name="T59">: vleklým zapálením, vleklým (chronickým) katarrhom. Ďalším následkom býva stvrdnutie pľúc, záduch, hnojivé zapálenie, až vredovatenie pľúc. Do pľúc takto poškodených ľahko sa dostanú a v nich ro</text:span></text:span><text:span text:style-name="CharStyle11"><text:span text:style-name="T79">z</text:span></text:span><text:span text:style-name="CharStyle11"><text:span text:style-name="T59">množujú bakt</text:span></text:span><text:span text:style-name="CharStyle11"><text:span text:style-name="T23">e</text:span></text:span><text:span text:style-name="CharStyle11"><text:span text:style-name="T59">rie suchôt, a suchá nemoc urobí konec životu.</text:span></text:span></text:p>
        <text:p text:style-name="P97"><text:span text:style-name="CharStyle11"><text:span text:style-name="T59">Kominári, baníci, kupci s uhlím, roznášači uhlia, strojníci vdychujú uholný prach. Pľúca týchto ľudí bývajú tmavej farby. Ale uholný prach nie je taký nebezpečný, ako prach kamenný, ktorý je ne­smierne tvrdý a ostrý. Ľahko poraní jemnú slznicu p</text:span></text:span><text:span text:style-name="CharStyle11"><text:span text:style-name="T2">ľ</text:span></text:span><text:span text:style-name="CharStyle11"><text:span text:style-name="T59">úc. Nebezpečenstvu tohto prachu sú vysta­vení kamenári, sochári, brusiči skla, robotníci v cementárňach, hrnčiari, murári a dlaždiči, ktorí spracúvajú kameň, sklo, cement, kremeň. Najne­bezpečnejší je </text:span></text:span><text:soft-page-break/><text:span text:style-name="CharStyle11"><text:span text:style-name="T59">pieskovec. Pri týchto remeslách je strašná úmrtnosť suchotinami. Istý učenec vypo­čítal, že u kamenárov zo 100 ľudí umiera 84</text:span></text:span><text:span text:style-name="CharStyle11"><text:span text:style-name="T2">.</text:span></text:span><text:span text:style-name="CharStyle11"><text:span text:style-name="T59">2 na suchotiny. Priemerne žijú iba 2</text:span></text:span><text:span text:style-name="CharStyle11"><text:span text:style-name="T2">9 </text:span></text:span><text:span text:style-name="CharStyle11"><text:span text:style-name="T23">1/2</text:span></text:span><text:span text:style-name="CharStyle11"><text:span text:style-name="T59"> roka.</text:span></text:span></text:p>
        <text:p text:style-name="P97"><text:span text:style-name="CharStyle11"><text:span text:style-name="T59">Ďalej je nebezpečný prach železný, bronzový a zinkový. Prvý preto, že </text:span></text:span><text:span text:style-name="CharStyle11"><text:span text:style-name="T2">je</text:span></text:span><text:span text:style-name="CharStyle11"><text:span text:style-name="T59"> tvrdý a ostrý, po­sledné dva okrem toho ešte spôsobujú otravu.</text:span></text:span></text:p>
        <text:p text:style-name="P97"><text:span text:style-name="CharStyle11"><text:span text:style-name="T59">Menej nebezpečný je prach rastlinný a zvie­rací, a to preto, že sa snadnejšie rozpúšťa a tým poranenie pľúc je menšie. Z tohoto druhu prachov najviacej škodí zdraviu dohánový prach, lebo k účinku prachu druží sa ešte otrava nikotínom. Mnoho robotníkov tabakových tovární umiera na</text:span></text:span><text:span text:style-name="CharStyle11"><text:span text:style-name="T2"> </text:span></text:span><text:span text:style-name="CharStyle11"><text:span text:style-name="T59">suchotiny. Pri spracovaní bavlny, na dedinách pri trepaní a vytieraní lanu a konop</text:span></text:span><text:span text:style-name="CharStyle21"><text:span text:style-name="T2">í</text:span></text:span><text:span text:style-name="CharStyle11"><text:span text:style-name="T59"> býva hojne prachu. Rozumná gazdina postaví sa s trlicou tak, aby vietor odnášal prach od nej a nie na ňu. Ne­bezpečie je tu malé, lebo sa pracuje na čerstvom povetrí.</text:span></text:span></text:p>
        <text:p text:style-name="P97"><text:span text:style-name="CharStyle11"><text:span text:style-name="T59">Ešte je veliké množstvo druhov práce, pri ktorej sa zdravie robotníka znebezpečuje stálym vdychovaním prachu.</text:span></text:span></text:p>
        <text:p text:style-name="P97"><text:span text:style-name="CharStyle11"><text:span text:style-name="T2">O</text:span></text:span><text:span text:style-name="CharStyle11"><text:span text:style-name="T59"> zdravie robotníka peču</text:span></text:span><text:span text:style-name="CharStyle11"><text:span text:style-name="T2">je</text:span></text:span><text:span text:style-name="CharStyle11"><text:span text:style-name="T59"> dnes už i štát. Ale v prvom rade sám robotník má sa vystríhať všetkého, čo mu na zdraví škodí. V miestnostiach, kde je mnoho prachu, majiteľ závodu povinný je dbať o dokonalé vetranie, o čistotu miestností a o stieranie prachu vlhkou handrou s dlážky, stien a povaly. Ale treba, aby o to dbali i sami ro­botníci. Nemému dieťaťu ani mať nerozumie. Nocľaháreň treba prevetrievať (ale o to musia dbať i sami nocľažníci nie </text:span></text:span><text:soft-page-break/><text:span text:style-name="CharStyle11"><text:span text:style-name="T59">menej, ako sám priemyselník-fabrikant), taktiež miesto, kde sa pracuje. Nech sa jeden na druhého nespolieha, ale nech si dô­verne jeden druhému na nedostatky ukazujú a sa pričiňujú, aby nedostatkov bolo čím menej. Kde sa práši, majú často zamieňať robotníkov, a vôbec dobu pracovnú skrátiť. Nemocných treba zavčasu z práce odstrániť a starať sa o ich liečenie. Menovite robotníci, ktorí kašľú, nemajú pracovať v prachu. V každej miestnosti má byť dostatok pľuvákov, aby robotníci na zem nep</text:span></text:span><text:span text:style-name="CharStyle11"><text:span text:style-name="T2">ľ</text:span></text:span><text:span text:style-name="CharStyle11"><text:span text:style-name="T59">uvali a tak aby sa choroba jedného nechytala všetkých.</text:span></text:span></text:p>
        <text:p text:style-name="P28"><text:span text:style-name="CharStyle12"><text:span text:style-name="T59"/></text:span></text:p>
        <text:p text:style-name="P68"><text:span text:style-name="CharStyle12"><text:span text:style-name="T59">60. Otravné plyny.</text:span></text:span></text:p>
        <text:p text:style-name="P97"><text:span text:style-name="CharStyle11"><text:span text:style-name="T59"/></text:span></text:p>
        <text:p text:style-name="P196"><text:span text:style-name="CharStyle11"><text:span text:style-name="T59">Vdychovanie prachu nivočí zdravie pomaly, vdychovanie otravných plynov prudko, temer okamžite. Najčastejší otravný plyn (gáz) je</text:span></text:span></text:p>
        <text:p text:style-name="P97"><text:span text:style-name="CharStyle21"><text:span text:style-name="T59">kyselina uhličitá</text:span></text:span><text:span text:style-name="CharStyle11"><text:span text:style-name="T59">. V povetrí sa nachodí</text:span></text:span><text:span text:style-name="CharStyle39"><text:span text:style-name="T59"> </text:span></text:span><text:span text:style-name="CharStyle11"><text:span text:style-name="T59">stále asi v </text:span></text:span><text:span text:style-name="CharStyle11"><text:span text:style-name="T79">0.</text:span></text:span><text:span text:style-name="CharStyle11"><text:span text:style-name="T2">0</text:span></text:span><text:span text:style-name="CharStyle11"><text:span text:style-name="T59">4</text:span></text:span><text:span text:style-name="CharStyle11"><text:span text:style-name="T137">‰</text:span></text:span><text:span text:style-name="CharStyle11"><text:span text:style-name="T59">. </text:span></text:span><text:span text:style-name="CharStyle11"><text:span text:style-name="T2">V</text:span></text:span><text:span text:style-name="CharStyle11"><text:span text:style-name="T59"> takomto množstve je ne­škodná. Nachodí sa všade, kde živočíchy dýchajú, a v noci i rastliny ju vydávajú. Tvorí sa všade tam, kde je tlenie, hnitie a všelijaký rozklad ústrojných látok; ďalej pri kvasení vína v pivni­ciach. Nachodí sa vo veľkom množstve v starých, ne­vetraných pivniciach, v jamách, v studniach, v jaskyniach, v baniach. Akonáhle je v povetrí 3—4% tohto plynu, človeka rozbolí a krúti sa mu hlava, vracia a cíti, ako by sa dusil; pri 10—15</text:span></text:span><text:span text:style-name="CharStyle11"><text:span text:style-name="T2">%</text:span></text:span><text:span text:style-name="CharStyle11"><text:span text:style-name="T59"> na­stáva úplné bezvedomie a náhla smr</text:span></text:span><text:span text:style-name="CharStyle11"><text:span text:style-name="T80">ť</text:span></text:span><text:span text:style-name="CharStyle11"><text:span text:style-name="T59">. Najlepším prostriedkom proti nebezpečiu tejto </text:span></text:span><text:soft-page-break/><text:span text:style-name="CharStyle11"><text:span text:style-name="T59">otravy je — vetranie. Do pivníc, jám, studie</text:span></text:span><text:span text:style-name="CharStyle11"><text:span text:style-name="T2">ň</text:span></text:span><text:span text:style-name="CharStyle11"><text:span text:style-name="T59"> nemali by sme prv vstupovať, kým sa horiacou sviečkou nepre­svedčíme, koľko je tam kyseliny uhličitej. Kde sviečka zhasne, tam zhasne i </text:span></text:span><text:span text:style-name="CharStyle21"><text:span text:style-name="T2">ľ</text:span></text:span><text:span text:style-name="CharStyle21"><text:span text:style-name="T59">udský život.</text:span></text:span></text:p>
        <text:p text:style-name="P97"><text:span text:style-name="CharStyle21"><text:span text:style-name="T59">Kysličník uhoľnatý. P</text:span></text:span><text:span text:style-name="CharStyle11"><text:span text:style-name="T2">ov</text:span></text:span><text:span text:style-name="CharStyle11"><text:span text:style-name="T59">stáva pri nedo­konalom spaľovaní dreva, kamenného uhlia a pod. Otrava sa dostaví už vtedy, keď ho je 2—</text:span></text:span><text:span text:style-name="CharStyle11"><text:span text:style-name="T80">3</text:span></text:span><text:span text:style-name="CharStyle11"><text:span text:style-name="T136">‰</text:span></text:span><text:span text:style-name="CharStyle11"><text:span text:style-name="T114"> </text:span></text:span><text:span text:style-name="CharStyle11"><text:span text:style-name="T59">v povetrí. Ľudia uzavierajú rúru na peci, kým ešte v nej horí, a tak plyn dostane sa do izby a ľudia „zahoria“. Takéto otravy „zahorenia“ sú dosť časté a príznaky sú podobné, ako u kyseliny uhli­čitej. Pomoc: zahoreného vyniesť na čisté pove­trie alebo, ak je zima, do druhého príbytku, kde je čisté povetrie, a medzitým umývať ho studenou vodou, nohy, ruky mu roztierať, aby sa rozohrial, kým dôjde lekár.</text:span></text:span></text:p>
        <text:p text:style-name="P97"><text:span text:style-name="CharStyle21"><text:span text:style-name="T59">Sírovodík.</text:span></text:span><text:span text:style-name="CharStyle11"><text:span text:style-name="T59"> V</text:span></text:span><text:span text:style-name="CharStyle11"><text:span text:style-name="T2">yv</text:span></text:span><text:span text:style-name="CharStyle11"><text:span text:style-name="T59">inuje sa tam, kde hnijú ústrojné látk</text:span></text:span><text:span text:style-name="CharStyle11"><text:span text:style-name="T2">y</text:span></text:span><text:span text:style-name="CharStyle11"><text:span text:style-name="T59">: v kanáloch, záchodoch, jamách, sírových (šváblových) prameňoch, a tam, kde sa síra </text:span></text:span><text:span text:style-name="CharStyle11"><text:span text:style-name="T2">(</text:span></text:span><text:span text:style-name="CharStyle11"><text:span text:style-name="T59">švábel) spracúva (švíbalkárne). Otrava je zried­kavá, lebo plyn nepríjemne zapácha a tak upo­zorňuje človeka na svoju prítomnosť. Príznaky otravy sú veľmi ťažké a obyčajne smrteľné.</text:span></text:span></text:p>
        <text:p text:style-name="P97"><text:span text:style-name="CharStyle11"><text:span text:style-name="T59">Okrem spomenutých je ešte ohromné množ­stvo plynov, ktoré sa tvoria pri priemyselnej vý­robe rôznych látok.</text:span></text:span></text:p>
        <text:p text:style-name="P97"><text:span text:style-name="CharStyle11"><text:span text:style-name="T59">Proti všetkým je najlepšia obrana: čistota rúk a tela</text:span></text:span><text:span text:style-name="CharStyle21"><text:span text:style-name="T2">,</text:span></text:span><text:span text:style-name="CharStyle21"><text:span text:style-name="T59"> úplné a časté vetranie miestností, kde sa pracuje.</text:span></text:span></text:p>
        <text:p text:style-name="P178"><text:span text:style-name="CharStyle12"><text:span text:style-name="T59"/></text:span></text:p>
        <text:p text:style-name="P215"><text:soft-page-break/><text:span text:style-name="CharStyle12"><text:span text:style-name="T59">61. Otravy prachom z jedovatých látok.</text:span></text:span></text:p>
        <text:p text:style-name="P97"><text:span text:style-name="CharStyle11"><text:span text:style-name="T59"/></text:span></text:p>
        <text:p text:style-name="P196"><text:span text:style-name="CharStyle11"><text:span text:style-name="T59">V priemyselnej výrobe je nevyhnutné spra­covávanie látok, ktoré sú jedovaté. Otravy týmito látkami povstávajú obyčajne pomaly, a preto prí­znaky začínajúcej sa otravy musíme tým bedlivejšie pozorovať, aby robotník nepozorovane, úkladn</text:span></text:span><text:span text:style-name="CharStyle11"><text:span text:style-name="T80">e</text:span></text:span><text:span text:style-name="CharStyle11"><text:span text:style-name="T2"> </text:span></text:span><text:span text:style-name="CharStyle11"><text:span text:style-name="T59">neprišiel o život, alebo v najlepšom prípade aby sa nestal nevedomky žobrákom na celý život.</text:span></text:span></text:p>
        <text:p text:style-name="P115"><text:span text:style-name="CharStyle11"><text:span text:style-name="T59">1. Otrava olovom. Akonáhle sa dlhší čas stýka ľudské telo s olovom, nastáva otrava. Otravy pri­chádzajú u baníkov, u robotníkov v olovených hutách, u slievačov pí</text:span></text:span><text:span text:style-name="CharStyle11"><text:span text:style-name="T24">si</text:span></text:span><text:span text:style-name="CharStyle11"><text:span text:style-name="T59">em, u sadzačov, hrnčiarov, plechárov, u robotníkov v sklených hutách, u farbia</text:span></text:span><text:span text:style-name="CharStyle11"><text:span text:style-name="T2">rov</text:span></text:span><text:span text:style-name="CharStyle11"><text:span text:style-name="T59"> v papierových fabrikách, u lakýrnik</text:span></text:span><text:span text:style-name="CharStyle11"><text:span text:style-name="T2">ov, </text:span></text:span><text:span text:style-name="CharStyle11"><text:span text:style-name="T59">tkalcov at</text:span></text:span><text:span text:style-name="CharStyle11"><text:span text:style-name="T2">ď</text:span></text:span><text:span text:style-name="CharStyle11"><text:span text:style-name="T59">. Otravu spôsobuje bu</text:span></text:span><text:span text:style-name="CharStyle11"><text:span text:style-name="T80">ď</text:span></text:span><text:span text:style-name="CharStyle11"><text:span text:style-name="T59"> samo olovo alebo jeho slúčeniny. Otrava dostane sa do tela bud kožou, alebo nečistými rukami, nápojom, pokrmom čez ústa do čriev, alebo dýchaním pri </text:span></text:span><text:span text:style-name="CharStyle11"><text:span text:style-name="T24">l</text:span></text:span><text:span text:style-name="CharStyle11"><text:span text:style-name="T59">eto­vaní.</text:span></text:span></text:p>
        <text:p text:style-name="P97"><text:span text:style-name="CharStyle21"><text:span text:style-name="T59">Prvé príznaky choroby. Človek olovom otrá­vený bledne a chudne, nechutí mu jesť, v ústach cíti odpornú kovovú chuť, bolí ho brucho (škvrčí mu a zdúva ho, koliku dostáva), zapeká ho, mdlo mu je od žalúdka, ide mu na vracanie, alebo i vracia (často tieto koliky so zapečením a vracaním po­kladajú za „misere</text:span></text:span><text:span text:style-name="CharStyle11"><text:span text:style-name="T2">re“</text:span></text:span><text:span text:style-name="CharStyle11"><text:span text:style-name="T59">), </text:span></text:span><text:span text:style-name="CharStyle11"><text:span text:style-name="T2">n</text:span></text:span><text:span text:style-name="CharStyle11"><text:span text:style-name="T59">a krajoch </text:span></text:span><text:span text:style-name="CharStyle11"><text:span text:style-name="T2">ď</text:span></text:span><text:span text:style-name="CharStyle11"><text:span text:style-name="T59">asien má olovený lem, vlasy mu vypad</text:span></text:span><text:span text:style-name="CharStyle11"><text:span text:style-name="T24">ú</text:span></text:span><text:span text:style-name="CharStyle11"><text:span text:style-name="T59">vajú, koža sa za­farbí do šed</text:span></text:span><text:span text:style-name="CharStyle11"><text:span text:style-name="T24">a</text:span></text:span><text:span text:style-name="CharStyle11"><text:span text:style-name="T59">. Prichodí lámka a kŕče i porážka da­ktorých údov, najčastejšie palcov na rukách, a kŕče i porážka v zápästí a v predlaktí.</text:span></text:span></text:p>
        <text:p text:style-name="P97"><text:soft-page-break/><text:span text:style-name="CharStyle11"><text:span text:style-name="T59">Ochrana proti otrav</text:span></text:span><text:span text:style-name="CharStyle11"><text:span text:style-name="T2">e</text:span></text:span><text:span text:style-name="CharStyle11"><text:span text:style-name="T59">: Plyny a olovený prach musia sa umele odstrániť z továrn</text:span></text:span><text:span text:style-name="CharStyle11"><text:span text:style-name="T2">e</text:span></text:span><text:span text:style-name="CharStyle11"><text:span text:style-name="T59">; natierať ruky masťou; často sa kúpať a umývať si ruky. Kratší čas pracovať. Vylúčiť slabých robotníkov z práce. Ke</text:span></text:span><text:span text:style-name="CharStyle11"><text:span text:style-name="T80">ď</text:span></text:span><text:span text:style-name="CharStyle11"><text:span text:style-name="T59"> sa daktorý z príznakov objaví, hne</text:span></text:span><text:span text:style-name="CharStyle11"><text:span text:style-name="T80">ď</text:span></text:span><text:span text:style-name="CharStyle11"><text:span text:style-name="T59"> opustiť prácu.</text:span></text:span></text:p>
        <text:p text:style-name="P115"><text:span text:style-name="CharStyle11"><text:span text:style-name="T59">2. Otrava </text:span></text:span><text:span text:style-name="CharStyle21"><text:span text:style-name="T2">ž</text:span></text:span><text:span text:style-name="CharStyle21"><text:span text:style-name="T59">ivým striebrom (</text:span></text:span><text:span text:style-name="CharStyle11"><text:span text:style-name="T2">rt</text:span></text:span><text:span text:style-name="CharStyle11"><text:span text:style-name="T59">u</text:span></text:span><text:span text:style-name="CharStyle11"><text:span text:style-name="T2">ť</text:span></text:span><text:span text:style-name="CharStyle11"><text:span text:style-name="T59">ou) je prudká otrava. Prichodí v baniach, pri výrobe teplomerov a elektrických (žiarových) lámp, pri amalgamovaní kovov a hlavne pri výrobe zrkadiel.</text:span></text:span></text:p>
        <text:p text:style-name="P97"><text:span text:style-name="CharStyle21"><text:span text:style-name="T59">Príznaky: slinenie, zapálenie slznice a zá</text:span></text:span><text:span text:style-name="CharStyle11"><text:span text:style-name="T2">­</text:span></text:span><text:span text:style-name="CharStyle11"><text:span text:style-name="T59">pach z úst, ďasien, kývanie sa zubov, nechuť do jedenia a hnačka, trasenie údov i pomätenie. V zanedbaných prípadoch: veliké schudnutie, vy­silenie a smr</text:span></text:span><text:span text:style-name="CharStyle11"><text:span text:style-name="T80">ť</text:span></text:span><text:span text:style-name="CharStyle11"><text:span text:style-name="T59"> nejakou nemocou.</text:span></text:span></text:p>
        <text:p text:style-name="P115"><text:span text:style-name="CharStyle11"><text:span text:style-name="T59">3. Otrava fosforom. Pri výrobe zápaliek, kým sa užívalo bieleho alebo žltého, veľmi jedovatého fosforu, bola táto otrava častejšia. Dnes je záko­nom predpísaný nejedovatý </text:span></text:span><text:span text:style-name="CharStyle21"><text:span text:style-name="T2">č</text:span></text:span><text:span text:style-name="CharStyle21"><text:span text:style-name="T59">ervený fosfor, a otráv je málo.</text:span></text:span></text:p>
        <text:p text:style-name="P97"><text:span text:style-name="CharStyle21"><text:span text:style-name="T59">Príznaky: bolia a kývajú sa zuby, čeľusť sa zapáli a hnije a celé kusy z nej odhnívajú.</text:span></text:span></text:p>
        <text:p text:style-name="P97"><text:span text:style-name="CharStyle11"><text:span text:style-name="T59">Ochranu prísne predpisuje krajinský zákon. Hlavné pravidlá: Dôkladná ventilácia, časté umý­vanie rúk, vyplachovanie úst roztokom hypermangánu, čistenie zubov. Kto stane do takej roboty, nech si dá zaplombovať zuby a povyťahovať ko­rene, lebo do čeľusti fosfor vniká čez deravé zuby. Robotník má by</text:span></text:span><text:span text:style-name="CharStyle11"><text:span text:style-name="T80">ť</text:span></text:span><text:span text:style-name="CharStyle11"><text:span text:style-name="T59"> opatrený dvojakou odevou: do práce a pre dom. Zákaz užíva</text:span></text:span><text:span text:style-name="CharStyle11"><text:span text:style-name="T2">ť</text:span></text:span><text:span text:style-name="CharStyle11"><text:span text:style-name="T59"> akýkoľvek pokrm pri práci a v miestnostiach továrne.</text:span></text:span></text:p>
        <text:p text:style-name="P115"><text:soft-page-break/><text:span text:style-name="CharStyle11"><text:span text:style-name="T59">4. Otrava arsenom. Táto z najprudkejších otráv objavuje sa u baníkov, u kožušníkov, u vypchávačov zvierat, u robotníkov v továrňach na farby, obsahujúce arsen. Vystupuje prudko i pomaly.</text:span></text:span></text:p>
        <text:p text:style-name="P97"><text:span text:style-name="CharStyle21"><text:span text:style-name="T59">Príznaky vleklej otr</text:span></text:span><text:span text:style-name="CharStyle21"><text:span text:style-name="T2">a</text:span></text:span><text:span text:style-name="CharStyle21"><text:span text:style-name="T59">vy: slabnutie a chud­nutie, katarrh nosa a hrdla, katarrh žalúdka a hnačka, vredy v ústach, bolenie hlavy, ztrata nech­tov a vlasov, bolesti a porážky údov, smr</text:span></text:span><text:span text:style-name="CharStyle21"><text:span text:style-name="T80">ť</text:span></text:span><text:span text:style-name="CharStyle21"><text:span text:style-name="T59"> vysi­lením.</text:span></text:span></text:p>
        <text:p text:style-name="P115"><text:span text:style-name="CharStyle11"><text:span text:style-name="T59">5. Okrem týchto častých otráv vyskytujú sa ešte zriedkavé otravy striebrom, me</text:span></text:span><text:span text:style-name="CharStyle21"><text:span text:style-name="T2">ď</text:span></text:span><text:span text:style-name="CharStyle21"><text:span text:style-name="T59">ou, kyselinou chrómovou, baryumom a zinkom. Proti všetkým ochrana jednaká: čistota tela, rúk, úst; dôkladné vetranie miestností, skorá opatera lekárska a prísny dozor vo fabrikách so strany úradných lekárov.</text:span></text:span></text:p>
        <text:p text:style-name="P10"><text:span text:style-name="CharStyle39"><text:span text:style-name="T59"/></text:span></text:p>
        <text:h text:style-name="P237" text:outline-level="4"><text:bookmark-start text:name="bookmark22"/><text:span text:style-name="CharStyle29"><text:span text:style-name="T59">XI. </text:span></text:span><text:span text:style-name="CharStyle29"><text:span text:style-name="T2">O</text:span></text:span><text:span text:style-name="CharStyle29"><text:span text:style-name="T59"> nákazlivých chorobách.</text:span></text:span><text:bookmark-end text:name="bookmark22"/></text:h>
        <text:p text:style-name="P28"><text:span text:style-name="CharStyle12"><text:span text:style-name="T59"/></text:span></text:p>
        <text:p text:style-name="P68"><text:span text:style-name="CharStyle12"><text:span text:style-name="T59">62. Čo je nákazlivá nemoc a ako sa prenáša?</text:span></text:span></text:p>
        <text:p text:style-name="P97"><text:span text:style-name="CharStyle11"><text:span text:style-name="T59"/></text:span></text:p>
        <text:p text:style-name="P196"><text:span text:style-name="CharStyle11"><text:span text:style-name="T59">Nákazlivou, chytľavou chorobou menujeme takú nemoc, ktorá sa dá preniesť s jedného tvora na druhého, alebo ktorá sa od jedného chorého chytí druhému, dotia</text:span></text:span><text:span text:style-name="CharStyle11"><text:span text:style-name="T2">ľ</text:span></text:span><text:span text:style-name="CharStyle11"><text:span text:style-name="T59"> zdravému tvoru. Nákazli­vých nemocí je veľmi mnoho a trpia nimi všetky tvory našej zeme. Človek sa môže nakaziť nielen od človeka, ale i od iných tvoro</text:span></text:span><text:span text:style-name="CharStyle11"><text:span text:style-name="T2">v:</text:span></text:span><text:span text:style-name="CharStyle11"><text:span text:style-name="T59"> od rožného do­bytka, od koní, od myší a potkanov; ba nákazu môžu prenášať aj iné drobné živočíchy: muchy, komáre, ovady, blchy a </text:span></text:span><text:soft-page-break/><text:span text:style-name="CharStyle11"><text:span text:style-name="T59">všelijaký hmyz v našich príbytkoch bývajúci.</text:span></text:span></text:p>
        <text:p text:style-name="P97"><text:span text:style-name="CharStyle21"><text:span text:style-name="T59">Domáce muchy najčastejšie prenášajú nákazu s chorého na chorého. Nedávno zaznačily lekárske časopisy nasledujúci poučný príklad:</text:span></text:span></text:p>
        <text:p text:style-name="P97"><text:span text:style-name="CharStyle11"><text:span text:style-name="T59">V novom čase stavajú nemocnice tak, aby</text:span></text:span><text:span text:style-name="CharStyle11"><text:span text:style-name="T2">*</text:span></text:span><text:span text:style-name="CharStyle11"><text:span text:style-name="T59">pre každú nemoc bola osobitná budova. V ta­kýchto nemocniciach sú tedy osobitné budovy, pav</text:span></text:span><text:span text:style-name="CharStyle11"><text:span text:style-name="T2">il</text:span></text:span><text:span text:style-name="CharStyle11"><text:span text:style-name="T59">lony pre suchotinár</text:span></text:span><text:span text:style-name="CharStyle11"><text:span text:style-name="T2">ov</text:span></text:span><text:span text:style-name="CharStyle11"><text:span text:style-name="T59">, osobitné pre chorých na kiahne, na sypanice, na hlavničku at</text:span></text:span><text:span text:style-name="CharStyle11"><text:span text:style-name="T80">ď</text:span></text:span><text:span text:style-name="CharStyle11"><text:span text:style-name="T59">., a osobitné pre ranených i operovaných a pre ženské nemoce. Lekári a opatrovnice nesmú chodiť z jednej budovy do druhej, aby sa nákaza neprenášala. Ne­dávno vypukla v jednej takej nemocnici horúčka (t</text:span></text:span><text:span text:style-name="CharStyle11"><text:span text:style-name="T24">y</text:span></text:span><text:span text:style-name="CharStyle11"><text:span text:style-name="T59">fus) v oddelení pre ženské nemoce. Lekári ne­mohli dlho n</text:span></text:span><text:span text:style-name="CharStyle11"><text:span text:style-name="T24">a</text:span></text:span><text:span text:style-name="CharStyle11"><text:span text:style-name="T59">jsť príčiny nákazy: skúmali mlieko, vodu, potravu, ale nenašli bacillov horúčky. Jed­nému z lekárov napadlo, že choroba začala sa šíriť u nemocných, ktorí majú postele a obloky na strane, kde stála budova pre chorých na ho­rúčku. </text:span></text:span><text:span text:style-name="CharStyle11"><text:span text:style-name="T2">I</text:span></text:span><text:span text:style-name="CharStyle11"><text:span text:style-name="T59"> vzal do podozrenia muchy, ktoré preletujú z jednej budovy do druhej. </text:span></text:span><text:span text:style-name="CharStyle11"><text:span text:style-name="T2">A</text:span></text:span><text:span text:style-name="CharStyle11"><text:span text:style-name="T59"> objav bol pre­kvapujúci. Nachytal pár múch, ktoré otvorenými oblokmi priletely z budovy chorých na horúčku, a mikroskopom (zväčšujúcim prístrojom) dokázal, že na nohách, na sosáčku múch chytených boly nalepené bacilly t</text:span></text:span><text:span text:style-name="CharStyle11"><text:span text:style-name="T24">y</text:span></text:span><text:span text:style-name="CharStyle11"><text:span text:style-name="T59">fu.</text:span></text:span></text:p>
        <text:p text:style-name="P97"><text:span text:style-name="CharStyle11"><text:span text:style-name="T59">Nákazu prenášajúce muchy sadajú na pokrmy, na mlieko, na poháre s vodou, na taniere a ly­žice — a tak pár živých bacillov otrú na čistý predmet a človek sa nakazí. Mucha domáca je tedy nielen dotieravým a pažravým spoluobyva­teľom človeka, ale i nebezpečným nepriateľom jeho zdravia. V </text:span></text:span><text:soft-page-break/><text:span text:style-name="CharStyle11"><text:span text:style-name="T59">nemocniciach pustošia muchy ne­milosrdne a zastierajú otvorené obloky riedkou, bielou, žltou alebo zelenkavou záclonou.</text:span></text:span></text:p>
        <text:p text:style-name="P97"><text:span text:style-name="CharStyle11"><text:span text:style-name="T59">Muchy lipnú za pokrmom, za omrvinami z potravy a za neumytým riadom. Kde gazdina necháva čez celé hodiny neumytý riad, tam býva celé hajno múch. Upozorňujem naše gazdiny na nebezpečenstvo, ktoré donášajú muchy. Koľko ráz sa stane, že nevieme, ako mohly naše deti ocho­rie</text:span></text:span><text:span text:style-name="CharStyle11"><text:span text:style-name="T2">ť</text:span></text:span><text:span text:style-name="CharStyle11"><text:span text:style-name="T59">, a tu, hľa, príčinou ťažkej nemoci mohla byť bezočivá mucha.</text:span></text:span></text:p>
        <text:p text:style-name="P97"><text:span text:style-name="CharStyle21"><text:span text:style-name="T59">Muchy treba pustošiť vy</text:span></text:span><text:span text:style-name="CharStyle21"><text:span text:style-name="T2">t</text:span></text:span><text:span text:style-name="CharStyle21"><text:span text:style-name="T59">rvale a v izbách, v kuchyniach, v komorách pečlive skrývať po­krmy a odstraňovať všetky zbytky jedál. V letných mesiacoch, keď je múch najviacej, treba obloky riedkou záclonou zastierať, aby muchy nemohly do príbytku.</text:span></text:span></text:p>
        <text:p text:style-name="P148"><text:span text:style-name="CharStyle11"><text:span text:style-name="T59">Nákaza sa prenáša dvojakým spôsobom: </text:span></text:span><text:span text:style-name="CharStyle21"><text:span text:style-name="T59">pria</text:span></text:span><text:span text:style-name="CharStyle21"><text:span text:style-name="T2">­</text:span></text:span><text:span text:style-name="CharStyle21"><text:span text:style-name="T59">mym a nepriamym. Priama nákaza je na príkla</text:span></text:span><text:span text:style-name="CharStyle11"><text:span text:style-name="T2">d: </text:span></text:span><text:span text:style-name="CharStyle11"><text:span text:style-name="T59">suchotinárske dievča spáva so zdravou sestričkou na jednej postieľke. Chorá sestra kašle celú noc a z jej úst šliam a hnoj prská v podobe drobnuškých kvapôčiek na tváričku zdravej sestry, ktorá sa budí a ručičkou po tvári a ústkach rozotre napadané sliny, šliam a hnoj. Ešte v noci, alebo až za rána popreg</text:span></text:span><text:span text:style-name="CharStyle11"><text:span text:style-name="T80">ĺ</text:span></text:span><text:span text:style-name="CharStyle11"><text:span text:style-name="T59">ga sliny, ovlaží si ja­zýčkom rtíky — a tu nastala priama nákaza: z úst do úst. Podobne sa môžu nakaziť členovia rodiny pri záškrte, sypaniciach, kiahňach, slovom pri všetkých nákazlivých chorobách. N</text:span></text:span><text:span text:style-name="CharStyle21"><text:span text:style-name="T2">a</text:span></text:span><text:span text:style-name="CharStyle21"><text:span text:style-name="T59">jobyčajnejší spôsob priamej nákazy je bozk. Chorý bozká zdra­vé</text:span></text:span><text:span text:style-name="CharStyle11"><text:span text:style-name="T2">h</text:span></text:span><text:span text:style-name="CharStyle11"><text:span text:style-name="T59">o, alebo naopak — a tak zrovn</text:span></text:span><text:span text:style-name="CharStyle11"><text:span text:style-name="T24">a</text:span></text:span><text:span text:style-name="CharStyle11"><text:span text:style-name="T59"> sa prenesie s neho nákaza na zdravého.</text:span></text:span></text:p>
        <text:p text:style-name="P97"><text:soft-page-break/><text:span text:style-name="CharStyle21"><text:span text:style-name="T59">Nepriama nákaza prenáša sa nejakou vecou, alebo druhým živočíchom. Na príklad: V dome má jeden úd rodiny trachomu (očnú egyptskú cho­robu). Pri tejto chorobe oči sa kvasia. Nemocný sa ráno utre uterákom, na ktorý sa nalepí hnoja z jeho očú. Za ním sa utre druhý, tretí, často </text:span></text:span><text:span text:style-name="CharStyle11"><text:span text:style-name="T59">i celá rodina. Ak sa náhodou nalepený hnoj do­stane do oka zdravého, nakazí sa zdravé oko trachomou. Nákaza môže sa prihodiť i tak, že trachomový človek utrel si dlaňou oko a potom chytil kľučku; za ním ide druhý a náhodou utrel si ru­kou oko — i tu môže nastať nákaza. Alebo iný príklad: Na posteli leží úd rodiny, chorý na ho­rúčku (t</text:span></text:span><text:span text:style-name="CharStyle11"><text:span text:style-name="T24">y</text:span></text:span><text:span text:style-name="CharStyle11"><text:span text:style-name="T59">fus). V posteli sú blchy. Jedna z b</text:span></text:span><text:span text:style-name="CharStyle11"><text:span text:style-name="T24">ĺ</text:span></text:span><text:span text:style-name="CharStyle11"><text:span text:style-name="T59">ch bodne chorého a ssaje krv. Ale jej nechutí. Pre­skočí na inú posteľ a pichne zdravého a ssaje z neho krv. Blcha môže zaštepiť tyfové bakt</text:span></text:span><text:span text:style-name="CharStyle11"><text:span text:style-name="T24">e</text:span></text:span><text:span text:style-name="CharStyle11"><text:span text:style-name="T59">rie do krvi zdravého a takto môže preniesť nákazu. Menovite muchy prinášajú nákazlivé nemoce (medzi inými trachomu), často z </text:span></text:span><text:span text:style-name="CharStyle11"><text:span text:style-name="T80">ď</text:span></text:span><text:span text:style-name="CharStyle11"><text:span text:style-name="T59">alekých príbytkov, do izieb zdravých ľudí.</text:span></text:span></text:p>
        <text:p text:style-name="P97"><text:span text:style-name="CharStyle11"><text:span text:style-name="T59">Toto sú len nahodile označené príklady. Priama i nepriama nákaza môže sa stať tisíco­rakým činom a často ani sa nám nepodarí vyskúma</text:span></text:span><text:span text:style-name="CharStyle11"><text:span text:style-name="T2">ť</text:span></text:span><text:span text:style-name="CharStyle11"><text:span text:style-name="T59">, ako sa razom objaví v dedine záškrt, šarlach, sypanice, kiahne a iné nákazlivé nemoce. Ve</text:span></text:span><text:span text:style-name="CharStyle11"><text:span text:style-name="T80">ď</text:span></text:span><text:span text:style-name="CharStyle11"><text:span text:style-name="T59"> ktorejže mamičke napadne, že mucha, ktorá sadla na tváričku dieťaťa, môže by</text:span></text:span><text:span text:style-name="CharStyle11"><text:span text:style-name="T80">ť</text:span></text:span><text:span text:style-name="CharStyle11"><text:span text:style-name="T59"> príčinou ne­priamej nákazy?</text:span></text:span></text:p>
        <text:p text:style-name="P97"><text:span text:style-name="CharStyle11"><text:span text:style-name="T59">Uvediem ešte jeden veľmi poučný príklad nepriamej nákazy: Koncom zimy mali v rodine chorého syna na horúčku. Poneváč záchod mrznul, vylievali z nočných nádob do záhrady. Na tomto mieste na jar nasadili šalátu. Ke</text:span></text:span><text:span text:style-name="CharStyle11"><text:span text:style-name="T80">ď</text:span></text:span><text:span text:style-name="CharStyle11"><text:span text:style-name="T59"> prvý </text:span></text:span><text:soft-page-break/><text:span text:style-name="CharStyle11"><text:span text:style-name="T59">šalát do­rástol, matka nemocného syna chcela sa zav</text:span></text:span><text:span text:style-name="CharStyle11"><text:span text:style-name="T2">ď</text:span></text:span><text:span text:style-name="CharStyle11"><text:span text:style-name="T59">ačiť kmotre, bývajúcej na druhom konci mesta, prvou</text:span></text:span><text:span text:style-name="CharStyle26"><text:span text:style-name="T59"> </text:span></text:span><text:span text:style-name="CharStyle11"><text:span text:style-name="T59">úrodou. Šalát prijali vďačne a gazdina pripravila ho na surovo s octom na obed. Jedli z neh</text:span></text:span><text:span text:style-name="CharStyle11"><text:span text:style-name="T2">o:</text:span></text:span><text:span text:style-name="CharStyle11"><text:span text:style-name="T59"> otec, syn a maznáčik otcov, 4-ročné dievčatko. Všetci traja onedlho ochoreli na horúčku. Ako vyšla na javo táto nákaza? Lekárovi bolo nápadné, že z ro­diny traja ochoreli naraz. I vypytoval sa na bliž­šie okolnosti. Matka spomenula i požitie šalátu. Lekár šiel ku kmotre a tam sa dozvedel, čo sa stalo s vynášaním nádob.</text:span></text:span></text:p>
        <text:p text:style-name="P97"><text:span text:style-name="CharStyle11"><text:span text:style-name="T59">Sú ľudia, ktorí nechcú veriť, že by sa nemoc mohla preniesť. A majú pravdu, lebo neprenáša sa sama nemoc</text:span></text:span><text:span text:style-name="CharStyle21"><text:span text:style-name="T2">,</text:span></text:span><text:span text:style-name="CharStyle21"><text:span text:style-name="T59"> ale príčina nemoci: 1. bu</text:span></text:span><text:span text:style-name="CharStyle21"><text:span text:style-name="T80">ď</text:span></text:span><text:span text:style-name="CharStyle21"><text:span text:style-name="T59"> bakt</text:span></text:span><text:span text:style-name="CharStyle27"><text:span text:style-name="T24">e</text:span></text:span><text:span text:style-name="CharStyle27"><text:span text:style-name="T59">rie, 2</text:span></text:span><text:span text:style-name="CharStyle21"><text:span text:style-name="T2">.</text:span></text:span><text:span text:style-name="CharStyle11"><text:span text:style-name="T59"> alebo bakt</text:span></text:span><text:span text:style-name="CharStyle11"><text:span text:style-name="T24">e</text:span></text:span><text:span text:style-name="CharStyle11"><text:span text:style-name="T59">riami vyrábané otravné látky, či šťavy, ktoré lekárska veda menuje toxinami.</text:span></text:span></text:p>
        <text:p text:style-name="P97"><text:span text:style-name="CharStyle11"><text:span text:style-name="T59">Preniesť sa tedy môžu len bakt</text:span></text:span><text:span text:style-name="CharStyle11"><text:span text:style-name="T24">e</text:span></text:span><text:span text:style-name="CharStyle11"><text:span text:style-name="T59">rie a ich toxiny, ako príčiny nákazlivých nemocí.</text:span></text:span></text:p>
        <text:p text:style-name="P29"><text:span text:style-name="CharStyle12"><text:span text:style-name="T59"/></text:span></text:p>
        <text:p text:style-name="P69"><text:span text:style-name="CharStyle12"><text:span text:style-name="T59">63. O bakt</text:span></text:span><text:span text:style-name="CharStyle12"><text:span text:style-name="T80">e</text:span></text:span><text:span text:style-name="CharStyle12"><text:span text:style-name="T59">ri</text:span></text:span><text:span text:style-name="CharStyle12"><text:span text:style-name="T2">á</text:span></text:span><text:span text:style-name="CharStyle12"><text:span text:style-name="T59">ch.</text:span></text:span></text:p>
        <text:p text:style-name="P56"><text:span text:style-name="CharStyle11"><text:span text:style-name="T59"/></text:span></text:p>
        <text:p text:style-name="P82"><text:span text:style-name="CharStyle11"><text:span text:style-name="T59">1. Lekár-čar</text:span></text:span><text:span text:style-name="CharStyle21"><text:span text:style-name="T2">o</text:span></text:span><text:span text:style-name="CharStyle21"><text:span text:style-name="T59">dej.</text:span></text:span></text:p>
        <text:p text:style-name="P97"><text:span text:style-name="CharStyle11"><text:span text:style-name="T59"/></text:span></text:p>
        <text:p text:style-name="P196"><text:span text:style-name="CharStyle11"><text:span text:style-name="T59">Boly časy, keď ani sami lekári nevedeli, čo je príčinou mnohých chorôb. Tak menovite o ná­kazlivých chorobách len tušili, že sú chytľavé, ale v čom je nákaza, nevedeli. Prostý ľud nevie až</text:span></text:span><text:span text:style-name="CharStyle11"><text:span text:style-name="T2"> </text:span></text:span><text:span text:style-name="CharStyle11"><text:span text:style-name="T59">podnes o príčine chorôb ničoho, alebo </text:span></text:span><text:soft-page-break/><text:span text:style-name="CharStyle11"><text:span text:style-name="T59">veľmi málo. A preto lekár neraz počuje z úst svojich nemoc­ných také reči o príčine choroby, že je to až do smiechu. Naši Dubovci (jedna z najpôverčivejších dedín nášho kraja) hovoria: „mám ,podstre</text:span></text:span><text:span text:style-name="CharStyle11"><text:span text:style-name="T80">l</text:span></text:span><text:span text:style-name="CharStyle11"><text:span text:style-name="T136">‘</text:span></text:span><text:span text:style-name="CharStyle11"><text:span text:style-name="T59">, pre­kročil som čary; z očú mi prišlo; porobila mi súseda“ a podobné reči. A dodnes počujeme slová poverčivých ľudí: „doktor uhádnul liek.“ Takéto reči jasne svedčia o tom, že ľud vidí a hľadá prí­činu chorôb v akejsi neviditeľnej a neznámej sile</text:span></text:span><text:span text:style-name="CharStyle21"><text:span text:style-name="T2">, </text:span></text:span><text:span text:style-name="CharStyle11"><text:span text:style-name="T59">ktorá je tajomná, zlomyseľná, nepriateľská člo­veku, a ktorú môže nejaká zlá súseda vziať do svojej moci a dľa priazne alebo nepriateľstva môže proti súsedovi dirigovať a ťažké nemoce mu za­príčiniť.</text:span></text:span></text:p>
        <text:p text:style-name="P97"><text:span text:style-name="CharStyle11"><text:span text:style-name="T59">Takáto mienka je v mnohých </text:span></text:span><text:span text:style-name="CharStyle11"><text:span text:style-name="T80">ľuď</text:span></text:span><text:span text:style-name="CharStyle11"><text:span text:style-name="T59">och, ob­ciach, krajoch tak mocne zakorenená, že všetko príležitostné poučovanie lekárov je márne. Takéhoto poverčivého nemocného darmo lekár osvecuje, on sa len díva na lekára, ako na nejakého čarodej­níka, ktorý má uhádnuť liek proti zlej, čarodejnej sile zlej súsedy, alebo proti neznámej moci.</text:span></text:span></text:p>
        <text:p text:style-name="P97"><text:span text:style-name="CharStyle11"><text:span text:style-name="T59">Takýto poverčivý človek nepočúva na rady lekárove, ako si má bývanie zariadiť, ako má o čistotu tela, odevi a príbytku pečova</text:span></text:span><text:span text:style-name="CharStyle11"><text:span text:style-name="T24">ť</text:span></text:span><text:span text:style-name="CharStyle11"><text:span text:style-name="T59">, chce len liek, a myslí si, že fľaštička, prášok, masť alebo kvapky sú taký čarodejný prostriedok, ktorým vy­ženie z tela porobeninu, podstrel.</text:span></text:span></text:p>
        <text:p text:style-name="P97"><text:span text:style-name="CharStyle11"><text:span text:style-name="T59">Slovo</text:span></text:span><text:span text:style-name="CharStyle11"><text:span text:style-name="T2">m</text:span></text:span><text:span text:style-name="CharStyle11"><text:span text:style-name="T59">: mnoho je u nás čarodejstva a po­very; preto sa ešte i dnes začituje, na modlenie dáva, lebo ľud si myslí, že príčina choroby je povahy čarodejníckej a že ju odriekaním istých slov a obradmi možno vyhnať a </text:span></text:span><text:soft-page-break/><text:span text:style-name="CharStyle11"><text:span text:style-name="T59">nemocného uzdra­viť. V ďalšom uvidíme, že príčiny nemocí nie sú nijaké čarodejné sily.</text:span></text:span></text:p>
        <text:p text:style-name="P10"><text:span text:style-name="CharStyle26"><text:span text:style-name="T104"/></text:span></text:p>
        <text:p text:style-name="P41"><text:span text:style-name="CharStyle11"><text:span text:style-name="T59">2. Príčiny nemocí.</text:span></text:span></text:p>
        <text:p text:style-name="P97"><text:span text:style-name="CharStyle11"><text:span text:style-name="T59"/></text:span></text:p>
        <text:p text:style-name="P196"><text:span text:style-name="CharStyle11"><text:span text:style-name="T59">Sú ľudia ešte i dnes, ktorí sa zasmejú, keď počujú slovo: bacill alebo bakt</text:span></text:span><text:span text:style-name="CharStyle21"><text:span text:style-name="T24">e</text:span></text:span><text:span text:style-name="CharStyle21"><text:span text:style-name="T59">ria. Smejú sa preto, lebo nerozumejú týmto slovám a myslia si, že to lekári len z nevedomosti vymysleli, aby mohli neučeným nemocným dačo hodne neznámeho povedať. Ale dnes bacilly nie sú viacej dačo ne­známeho, ale veľmi dobre známi nepriatelia ľud­ského života. (Obr. 33, 34.)</text:span></text:span></text:p>
        <text:p text:style-name="P97"><text:span text:style-name="CharStyle21"><text:span text:style-name="T59">Bacill je slovo latinské a značí: palička. Bakt</text:span></text:span><text:span text:style-name="CharStyle21"><text:span text:style-name="T24">e</text:span></text:span><text:span text:style-name="CharStyle21"><text:span text:style-name="T59">rio</text:span></text:span><text:span text:style-name="CharStyle21"><text:span text:style-name="T2">u</text:span></text:span><text:span text:style-name="CharStyle11"><text:span text:style-name="T59"> je slovo grécke a značí tiež: palička. Týmito slovami označujeme najmenšie rastlinky, hubky a pliesne preto, lebo majú zväčša podobu paličky, týčky. A sú to také malinké tvory, že ich svobodným okom ani vide</text:span></text:span><text:span text:style-name="CharStyle11"><text:span text:style-name="T80">ť</text:span></text:span><text:span text:style-name="CharStyle11"><text:span text:style-name="T59"> nemožno. Na sosáčik muchy alebo na konec mušacej nožičky na­lepí sa ich celkom pohodlne niekoľko tisíc. Jeden prášek je proti takej bakt</text:span></text:span><text:span text:style-name="CharStyle11"><text:span text:style-name="T24">e</text:span></text:span><text:span text:style-name="CharStyle11"><text:span text:style-name="T59">rii obor, ako slon proti blške. V kvapke hnoja, čo suchotinár vypľuje, n</text:span></text:span><text:span text:style-name="CharStyle11"><text:span text:style-name="T24">a</text:span></text:span><text:span text:style-name="CharStyle11"><text:span text:style-name="T59">jde sa ich aj 2,500.00</text:span></text:span><text:span text:style-name="CharStyle11"><text:span text:style-name="T2">0</text:span></text:span><text:span text:style-name="CharStyle11"><text:span text:style-name="T59">! Rozdeľte kvapku vody na 10, na 100, na 1000, na dva milliony čiastok, a presvedčíte sa, že bakt</text:span></text:span><text:span text:style-name="CharStyle11"><text:span text:style-name="T24">e</text:span></text:span><text:span text:style-name="CharStyle11"><text:span text:style-name="T59">ria je dačo takého mali­linkého, čo sme nikdy svobodným okom nevideli</text:span></text:span><text:span text:style-name="CharStyle11"><text:span text:style-name="T2">. </text:span></text:span><text:span text:style-name="CharStyle11"><text:span text:style-name="T59">Dĺžka takej bakt</text:span></text:span><text:span text:style-name="CharStyle11"><text:span text:style-name="T24">e</text:span></text:span><text:span text:style-name="CharStyle11"><text:span text:style-name="T59">rie nemeria sa ani metrom, ani centimetrom, ani milimetrom, ale tisícinou milimetra, 0.001 </text:span></text:span><text:span text:style-name="CharStyle11"><text:span text:style-name="T2">=</text:span></text:span><text:span text:style-name="CharStyle11"><text:span text:style-name="T59"> mikr</text:span></text:span><text:span text:style-name="CharStyle11"><text:span text:style-name="T24">o</text:span></text:span><text:span text:style-name="CharStyle11"><text:span text:style-name="T59">nom, t. j. keď rozdelíme jeden meter na million čiastok, </text:span></text:span><text:soft-page-break/><text:span text:style-name="CharStyle11"><text:span text:style-name="T59">nuž takouto „mie­rou“ meriame „telo“ bakt</text:span></text:span><text:span text:style-name="CharStyle11"><text:span text:style-name="T24">e</text:span></text:span><text:span text:style-name="CharStyle11"><text:span text:style-name="T59">rií. Bacill suchotín máva dĺžku 1</text:span></text:span><text:span text:style-name="CharStyle11"><text:span text:style-name="T2">.</text:span></text:span><text:span text:style-name="CharStyle11"><text:span text:style-name="T59">5—2</text:span></text:span><text:span text:style-name="CharStyle11"><text:span text:style-name="T2">.</text:span></text:span><text:span text:style-name="CharStyle11"><text:span text:style-name="T59">5 tisícin milimetra, šírku až 1 mikr</text:span></text:span><text:span text:style-name="CharStyle11"><text:span text:style-name="T24">o</text:span></text:span><text:span text:style-name="CharStyle11"><text:span text:style-name="T59">n. A bacill suchotín je jeden z velikých bakt</text:span></text:span><text:span text:style-name="CharStyle11"><text:span text:style-name="T24">e</text:span></text:span><text:span text:style-name="CharStyle11"><text:span text:style-name="T59">rií.</text:span></text:span></text:p>
        <text:p text:style-name="P97"><text:span text:style-name="CharStyle11"><text:span text:style-name="T59">Bakt</text:span></text:span><text:span text:style-name="CharStyle11"><text:span text:style-name="T24">e</text:span></text:span><text:span text:style-name="CharStyle11"><text:span text:style-name="T59">rie, keď sa dostanú do riedkej alebo tekúcej látky, stále sa pohybujú: bu</text:span></text:span><text:span text:style-name="CharStyle11"><text:span text:style-name="T80">ď</text:span></text:span><text:span text:style-name="CharStyle11"><text:span text:style-name="T59"> sa vrtia, bu</text:span></text:span><text:span text:style-name="CharStyle11"><text:span text:style-name="T80">ď</text:span></text:span><text:span text:style-name="CharStyle11"><text:span text:style-name="T59"> sa hýbu ako kývadlo hodín, alebo pohybujú</text:span></text:span><text:span text:style-name="CharStyle37"><text:span text:style-name="T59"> </text:span></text:span><text:span text:style-name="CharStyle11"><text:span text:style-name="T59">sa ako vlna. Bakt</text:span></text:span><text:span text:style-name="CharStyle11"><text:span text:style-name="T25">e</text:span></text:span><text:span text:style-name="CharStyle11"><text:span text:style-name="T59">rie majú jednu alebo viacej rasiniek, pomocou ktorých sa pohybujú.</text:span></text:span></text:p>
        <text:p text:style-name="P97"><text:span text:style-name="CharStyle11"><text:span text:style-name="T59">Bakt</text:span></text:span><text:span text:style-name="CharStyle11"><text:span text:style-name="T25">e</text:span></text:span><text:span text:style-name="CharStyle11"><text:span text:style-name="T59">rie množia sa dvojakým spôsobom: bu</text:span></text:span><text:span text:style-name="CharStyle11"><text:span text:style-name="T81">ď</text:span></text:span><text:span text:style-name="CharStyle11"><text:span text:style-name="T59"> sa jedna bakt</text:span></text:span><text:span text:style-name="CharStyle11"><text:span text:style-name="T25">e</text:span></text:span><text:span text:style-name="CharStyle11"><text:span text:style-name="T59">ria rozdelí na dve a povstanú nové, čulé bakt</text:span></text:span><text:span text:style-name="CharStyle11"><text:span text:style-name="T25">e</text:span></text:span><text:span text:style-name="CharStyle11"><text:span text:style-name="T59">rie, bu</text:span></text:span><text:span text:style-name="CharStyle11"><text:span text:style-name="T81">ď</text:span></text:span><text:span text:style-name="CharStyle11"><text:span text:style-name="T59"> sa celá alebo len čiastka bakt</text:span></text:span><text:span text:style-name="CharStyle11"><text:span text:style-name="T25">e</text:span></text:span><text:span text:style-name="CharStyle11"><text:span text:style-name="T59">rie premení v spóru, t. j. v guľaté teliesko</text:span></text:span><text:span text:style-name="CharStyle11"><text:span text:style-name="T2">. </text:span></text:span><text:span text:style-name="CharStyle11"><text:span text:style-name="T59">Prvý spôsob množenia nastáva obyčajne pri hojnej potrave a vhodnej teplote, druhý spôsob vtedy, keď prijdú na bakt</text:span></text:span><text:span text:style-name="CharStyle11"><text:span text:style-name="T25">e</text:span></text:span><text:span text:style-name="CharStyle11"><text:span text:style-name="T59">rie tvrdé časy. Týmto „za­kuklením“ chránia sa proti suchote, mrazu a keď ich chceme niči</text:span></text:span><text:span text:style-name="CharStyle11"><text:span text:style-name="T2">ť</text:span></text:span><text:span text:style-name="CharStyle11"><text:span text:style-name="T59"> karbolom alebo inými desinfekčnými látkami. I človek, keď je zima, zakrúti sa do kožucha, aby nezhynul.</text:span></text:span></text:p>
        <text:p text:style-name="P97"><text:span text:style-name="CharStyle11"><text:span text:style-name="T59">I podobu majú všelijakú. Jedny sú podoby guľôčkovej, iné čiarkovité, iné ohnuté a šróbovité, iné zase rozvetvené at</text:span></text:span><text:span text:style-name="CharStyle11"><text:span text:style-name="T81">ď</text:span></text:span><text:span text:style-name="CharStyle11"><text:span text:style-name="T59">.</text:span></text:span></text:p>
        <text:p text:style-name="P97"><text:span text:style-name="CharStyle11"><text:span text:style-name="T59">Guľôčkové bakt</text:span></text:span><text:span text:style-name="CharStyle11"><text:span text:style-name="T25">e</text:span></text:span><text:span text:style-name="CharStyle11"><text:span text:style-name="T59">rie žijú v rôznych skupinách: raz sú roztiahnuté v rovnej čiare, ako vojaci — to voláme: retiazkové; inokedy sa postavia po štyri do hŕby, inokedy zase shrnú sa do klbôčka, ako hrozno. Konečne žijú po dve, alebo roztrúsené po jednej.</text:span></text:span></text:p>
        <text:p text:style-name="P42"><text:span text:style-name="CharStyle11"><text:span text:style-name="T59"/></text:span></text:p>
        <text:p text:style-name="P74"><text:span text:style-name="CharStyle11"><text:span text:style-name="T59">3. Ako </text:span></text:span><text:span text:style-name="CharStyle11"><text:span text:style-name="T81">ž</text:span></text:span><text:span text:style-name="CharStyle11"><text:span text:style-name="T59">ijú bakt</text:span></text:span><text:span text:style-name="CharStyle11"><text:span text:style-name="T81">e</text:span></text:span><text:span text:style-name="CharStyle11"><text:span text:style-name="T59">rie</text:span></text:span><text:span text:style-name="CharStyle21"><text:span text:style-name="T2">?</text:span></text:span></text:p>
        <text:p text:style-name="P97"><text:soft-page-break/><text:span text:style-name="CharStyle11"><text:span text:style-name="T81"/></text:span></text:p>
        <text:p text:style-name="P196"><text:span text:style-name="CharStyle11"><text:span text:style-name="T59">Podrobný spôsob života bakt</text:span></text:span><text:span text:style-name="CharStyle11"><text:span text:style-name="T25">e</text:span></text:span><text:span text:style-name="CharStyle11"><text:span text:style-name="T59">rií ešte úplne nepoznáme, lebo všetky bakt</text:span></text:span><text:span text:style-name="CharStyle11"><text:span text:style-name="T25">e</text:span></text:span><text:span text:style-name="CharStyle11"><text:span text:style-name="T59">rie ešte vôbec nie sú objavené. Amerika je predsa veliký kus zeme, a tisíce rokov ľudia o nej ničoho nevedeli. Nie</text:span></text:span><text:span text:style-name="CharStyle11"><text:span text:style-name="T81">to</text:span></text:span><text:span text:style-name="CharStyle11"><text:span text:style-name="T2"> </text:span></text:span><text:span text:style-name="CharStyle11"><text:span text:style-name="T59">o takýchto neviditeľných živočíchoch! Ve</text:span></text:span><text:span text:style-name="CharStyle11"><text:span text:style-name="T81">ď</text:span></text:span><text:span text:style-name="CharStyle11"><text:span text:style-name="T59"> ich dôkladnejšie známe len asi 30—40 rokov. Ale i za túto krátučkú dobu urobila nauka o bakt</text:span></text:span><text:span text:style-name="CharStyle11"><text:span text:style-name="T25">e</text:span></text:span><text:span text:style-name="CharStyle11"><text:span text:style-name="T59">­riách (bakteriol</text:span></text:span><text:span text:style-name="CharStyle11"><text:span text:style-name="T25">o</text:span></text:span><text:span text:style-name="CharStyle11"><text:span text:style-name="T59">gia) ohromné pokroky. Vieme ich už chytať, kŕmiť, umŕtvovať, farbiť, štepiť — a neškodnými robiť. Vieme, ako žijú, ako sa množia, čo im škodí, čo rady jedia — a čo sa im protiví, čo im ide na zdravie a čím kapú.</text:span></text:span></text:p>
        <text:p text:style-name="P97"><text:span text:style-name="CharStyle11"><text:span text:style-name="T59">Bakt</text:span></text:span><text:span text:style-name="CharStyle11"><text:span text:style-name="T25">e</text:span></text:span><text:span text:style-name="CharStyle11"><text:span text:style-name="T59">rie delíme predne na škodné a ne­škodné, t. j. na také, ktoré nás otravujú, nakazia, smrť zapríčinia, a na také, ktoré síce žijú na nás,</text:span></text:span><text:span text:style-name="CharStyle37"><text:span text:style-name="T59"> </text:span></text:span><text:span text:style-name="CharStyle11"><text:span text:style-name="T59">v nás, na pokrmoch, ale neurobia nám nijakej škody, ba mnohé sú nám potrebné, tak že by sme bez nich ani žiť nemohli. Takéto sú menovite tie, čo napomáhajú kvasenie a hnitie pokrmov v čreve. Bez týchto by sme ani žiť nemohli, lebo toto sú naši dobrí pomocníci.</text:span></text:span></text:p>
        <text:p text:style-name="P97"><text:span text:style-name="CharStyle11"><text:span text:style-name="T59">Toto sú ináče ve</text:span></text:span><text:span text:style-name="CharStyle11"><text:span text:style-name="T2">ľ</text:span></text:span><text:span text:style-name="CharStyle11"><text:span text:style-name="T59">mi skromné bakt</text:span></text:span><text:span text:style-name="CharStyle11"><text:span text:style-name="T25">e</text:span></text:span><text:span text:style-name="CharStyle11"><text:span text:style-name="T59">rie</text:span></text:span><text:span text:style-name="CharStyle11"><text:span text:style-name="T2">:</text:span></text:span><text:span text:style-name="CharStyle11"><text:span text:style-name="T59"> dostač</text:span></text:span><text:span text:style-name="CharStyle11"><text:span text:style-name="T2">í</text:span></text:span><text:span text:style-name="CharStyle11"><text:span text:style-name="T59"> im kvapka vody, aby sa dobre cítily a v zdraví žily. Iné zase potrebujú mrvinôčku biel­kovej látky (mäso, bielok), iné k tomu žiadajú prístup čerstvého povetria, alebo aspoň kyslík z povetria; sú i také, ktoré hynú na povetrí a v kyslíku. Teplotu majú rady však všetky. Mnohé sú chúlostivé proti malej zime, iné vydržia i </text:span></text:span><text:span text:style-name="CharStyle11"><text:span text:style-name="T81">0</text:span></text:span><text:span text:style-name="CharStyle11"><text:span text:style-name="T59">° tepla. Ktoré žijú v ľudskom tele, potrebujú aspoň toľko tepla, ako má zdravý člove</text:span></text:span><text:span text:style-name="CharStyle11"><text:span text:style-name="T2">k</text:span></text:span><text:span text:style-name="CharStyle11"><text:span text:style-name="T59">: 37 stupňov. </text:span></text:span><text:soft-page-break/><text:span text:style-name="CharStyle11"><text:span text:style-name="T59">Ale niektoré vydržia i 50—70 stupňov teploty. Ako zase sú i také bakt</text:span></text:span><text:span text:style-name="CharStyle11"><text:span text:style-name="T25">e</text:span></text:span><text:span text:style-name="CharStyle11"><text:span text:style-name="T59">rie, ktoré vydržia i mráz najtuhšej zimy. Ke</text:span></text:span><text:span text:style-name="CharStyle11"><text:span text:style-name="T81">ď</text:span></text:span><text:span text:style-name="CharStyle11"><text:span text:style-name="T59"> idú zlé časy na bakt</text:span></text:span><text:span text:style-name="CharStyle11"><text:span text:style-name="T25">e</text:span></text:span><text:span text:style-name="CharStyle11"><text:span text:style-name="T59">rie, tak sa premenia na „spóry“ — a takto vydržia ohromnú zimu i velikú teplotu (i 170°</text:span></text:span><text:span text:style-name="CharStyle11"><text:span text:style-name="T2"> </text:span></text:span><text:span text:style-name="CharStyle11"><text:span text:style-name="T59">C.). Mnoho bakt</text:span></text:span><text:span text:style-name="CharStyle11"><text:span text:style-name="T25">e</text:span></text:span><text:span text:style-name="CharStyle11"><text:span text:style-name="T59">rií žije len v nákyslej potrave, iné len v slanej — a sú i také, ktorým je po chuti i kyslota i slanos</text:span></text:span><text:span text:style-name="CharStyle11"><text:span text:style-name="T2">ť</text:span></text:span><text:span text:style-name="CharStyle11"><text:span text:style-name="T59">.</text:span></text:span></text:p>
        <text:p text:style-name="P97"><text:span text:style-name="CharStyle11"><text:span text:style-name="T59">Najvšeobecnejší hubite</text:span></text:span><text:span text:style-name="CharStyle21"><text:span text:style-name="T25">ľ</text:span></text:span><text:span text:style-name="CharStyle11"><text:span text:style-name="T59"> bakt</text:span></text:span><text:span text:style-name="CharStyle11"><text:span text:style-name="T25">e</text:span></text:span><text:span text:style-name="CharStyle11"><text:span text:style-name="T59">rií je svetlo slnečné. Vlivom jeho bu</text:span></text:span><text:span text:style-name="CharStyle11"><text:span text:style-name="T81">ď</text:span></text:span><text:span text:style-name="CharStyle11"><text:span text:style-name="T59"> sa prestanú množi</text:span></text:span><text:span text:style-name="CharStyle11"><text:span text:style-name="T81">ť</text:span></text:span><text:span text:style-name="CharStyle11"><text:span text:style-name="T59"> a po dlhšom čase i úplne hynú. Ďalej mráz a nado­všetko horúčosť, para alebo oheň. Týchto dvoch nepriateľov bakt</text:span></text:span><text:span text:style-name="CharStyle11"><text:span text:style-name="T25">e</text:span></text:span><text:span text:style-name="CharStyle11"><text:span text:style-name="T59">rií si dobre zapa</text:span></text:span><text:span text:style-name="CharStyle11"><text:span text:style-name="T25">m</text:span></text:span><text:span text:style-name="CharStyle11"><text:span text:style-name="T59">ätajme. Ničiť ich možno ešte vodným roztokom istých chemi­ckých látok (karbol, sublimát, bór, chlór at</text:span></text:span><text:span text:style-name="CharStyle11"><text:span text:style-name="T81">ď</text:span></text:span><text:span text:style-name="CharStyle11"><text:span text:style-name="T59">.</text:span></text:span><text:span text:style-name="CharStyle11"><text:span text:style-name="T25">)</text:span></text:span><text:span text:style-name="CharStyle11"><text:span text:style-name="T59">. Spomenuté desinfekčné látky lepšie je rozpúšťať vo vode, ako v alkohole (špirituse), glycer</text:span></text:span><text:span text:style-name="CharStyle11"><text:span text:style-name="T81">i</text:span></text:span><text:span text:style-name="CharStyle11"><text:span text:style-name="T59">ne, oleji alebo v mastiach. Lepšia je karbolová voda, ako karbolový olej, ktorý naši ľudia radi lejú na rany. Ničenie bakt</text:span></text:span><text:span text:style-name="CharStyle11"><text:span text:style-name="T25">e</text:span></text:span><text:span text:style-name="CharStyle11"><text:span text:style-name="T59">rií var</text:span></text:span><text:span text:style-name="CharStyle11"><text:span text:style-name="T25">e</text:span></text:span><text:span text:style-name="CharStyle11"><text:span text:style-name="T59">ním</text:span></text:span><text:span text:style-name="CharStyle11"><text:span text:style-name="T2"> </text:span></text:span><text:span text:style-name="CharStyle11"><text:span text:style-name="T59">menujeme</text:span></text:span><text:span text:style-name="CharStyle11"><text:span text:style-name="T2"> </text:span></text:span><text:span text:style-name="CharStyle11"><text:span text:style-name="T59">sterilisáciou. Všetky látky obväzové, vatu, nástroje le­kárske dnes sterilisujú nielen v špitáloch, ale i vidiecki lekári, keď sa priberajú k väčšej ope­rácii. Táto opatrnosť má za následok, že dnes nákaza pri lekárskej práci a zakročení je veľmi zriedkavá. Prv temer každá operácia hojila sa kvasením, dnes bez kvasenia. A tak dnes v špi­táloch i u lekárov je liečenie bezpečnejšie, ako bolo ešte len pred 50—60 rokmi. Následok toho je, že sa dnes smelšie operuje a s lepším výsled­kom. Predtým po operácii veľmi mnohí umierali nakazenými ranami, a preto sa naši ľudia až dosiaľ boja špitálov, lebo počuli, že zo špitála sa málokto vráti zdravý a živý domov; dnes toto </text:span></text:span><text:soft-page-break/><text:span text:style-name="CharStyle11"><text:span text:style-name="T59">nebezpečie je veľmi malinké a väčšina prijde od operácie uzdravená k svojim milým.</text:span></text:span></text:p>
        <text:p text:style-name="P97"><text:span text:style-name="CharStyle21"><text:span text:style-name="T59">Bakt</text:span></text:span><text:span text:style-name="CharStyle21"><text:span text:style-name="T25">e</text:span></text:span><text:span text:style-name="CharStyle21"><text:span text:style-name="T59">rie </text:span></text:span><text:span text:style-name="CharStyle21"><text:span text:style-name="T2">ž</text:span></text:span><text:span text:style-name="CharStyle21"><text:span text:style-name="T59">ijú vo vode</text:span></text:span><text:span text:style-name="CharStyle21"><text:span text:style-name="T2">,</text:span></text:span><text:span text:style-name="CharStyle21"><text:span text:style-name="T59"> v hline</text:span></text:span><text:span text:style-name="CharStyle21"><text:span text:style-name="T2">,</text:span></text:span><text:span text:style-name="CharStyle21"><text:span text:style-name="T59"> v zemi, v po­vetrí</text:span></text:span><text:span text:style-name="CharStyle21"><text:span text:style-name="T2">,</text:span></text:span><text:span text:style-name="CharStyle21"><text:span text:style-name="T59"> v hnijúcich a kysnúcich látkach, na rastli­nách, na zvieratách, v človeku, na rôznych prie­myslových odpadkoch, ale možno ich i umele živiť, kultivovať. Prvý začal kultivovať bakt</text:span></text:span><text:span text:style-name="CharStyle11"><text:span text:style-name="T25">e</text:span></text:span><text:span text:style-name="CharStyle11"><text:span text:style-name="T59">rie chýrny </text:span></text:span><text:span text:style-name="CharStyle11"><text:span text:style-name="T81">P</text:span></text:span><text:span text:style-name="CharStyle11"><text:span text:style-name="T59">asteur a jemu sa</text:span></text:span><text:span text:style-name="CharStyle11"><text:span text:style-name="T2"> </text:span></text:span><text:span text:style-name="CharStyle11"><text:span text:style-name="T59">podarilo vypestovať i jeden druh bakt</text:span></text:span><text:span text:style-name="CharStyle11"><text:span text:style-name="T25">e</text:span></text:span><text:span text:style-name="CharStyle11"><text:span text:style-name="T59">rií, kdežto v prírode žij</text:span></text:span><text:span text:style-name="CharStyle11"><text:span text:style-name="T25">u</text:span></text:span><text:span text:style-name="CharStyle11"><text:span text:style-name="T59"> miešane, spo­ločne, na jednom mieste viac rôznych bakt</text:span></text:span><text:span text:style-name="CharStyle11"><text:span text:style-name="T25">e</text:span></text:span><text:span text:style-name="CharStyle11"><text:span text:style-name="T59">rií.</text:span></text:span></text:p>
        <text:p text:style-name="P97"><text:span text:style-name="CharStyle11"><text:span text:style-name="T59">Už som spomenul, že rozoznávame škodné a neškodné bakt</text:span></text:span><text:span text:style-name="CharStyle11"><text:span text:style-name="T25">e</text:span></text:span><text:span text:style-name="CharStyle11"><text:span text:style-name="T59">rie. Medzi posledné patria i také, ktoré v prírode konajú ohromnú službu: na pr. sú také, čo starajú sa o znivočenie zdochlín a mŕtvol, a síce tým, že ich privádzajú k hnilobe. Bez týchto malinkých hrobárov nemohol by človek</text:span></text:span><text:span text:style-name="CharStyle26"><text:span text:style-name="T59"> </text:span></text:span><text:span text:style-name="CharStyle11"><text:span text:style-name="T59">dnes ani len bývať na zemi, keby všetky mŕtvoly a zdochliny zostaly bez porušenia: na každom kroku potkýnali by sme sa o neživé tvory a celá zem by už nestačila na cmiter millionov a billionov zahynutých živočíchov a rastlín. Túto obrovskú prácu konajú t</text:span></text:span><text:span text:style-name="CharStyle21"><text:span text:style-name="T2">í</text:span></text:span><text:span text:style-name="CharStyle21"><text:span text:style-name="T59"> neviditeľní robotníci, ktorých me­nujeme hnilobnými bakt</text:span></text:span><text:span text:style-name="CharStyle27"><text:span text:style-name="T25">e</text:span></text:span><text:span text:style-name="CharStyle27"><text:span text:style-name="T59">riami. Iné napomáhajú kvasenie, druhé zas vyberajú </text:span></text:span><text:span text:style-name="CharStyle21"><text:span text:style-name="T2">z</text:span></text:span><text:span text:style-name="CharStyle21"><text:span text:style-name="T59">o vzduchu dusík a odovzdávajú ho rastlinám, menovite strukovinám, hrachu, šošovici, fazuli a pod., bez týchto by strukoviny ani rás</text:span></text:span><text:span text:style-name="CharStyle11"><text:span text:style-name="T2">ť</text:span></text:span><text:span text:style-name="CharStyle11"><text:span text:style-name="T59"> nemohly. Sú i také, ktoré tvoria kyseliny, iné</text:span></text:span><text:span text:style-name="CharStyle11"><text:span text:style-name="T2"> </text:span></text:span><text:span text:style-name="CharStyle21"><text:span text:style-name="T59">svetielkujú, farbia rôzne látky at</text:span></text:span><text:span text:style-name="CharStyle11"><text:span text:style-name="T2">ď</text:span></text:span><text:span text:style-name="CharStyle11"><text:span text:style-name="T59">. at</text:span></text:span><text:span text:style-name="CharStyle11"><text:span text:style-name="T81">ď</text:span></text:span><text:span text:style-name="CharStyle11"><text:span text:style-name="T59">. Toto sú všetko zväčša celkom neškodné bak­t</text:span></text:span><text:span text:style-name="CharStyle11"><text:span text:style-name="T25">e</text:span></text:span><text:span text:style-name="CharStyle11"><text:span text:style-name="T59">rie. Veľké množstvo je takých, ktoré dľa terajšej mienky vedy nemajú nijakého </text:span></text:span><text:soft-page-break/><text:span text:style-name="CharStyle11"><text:span text:style-name="T59">významu v prírode.</text:span></text:span></text:p>
        <text:p text:style-name="P97"><text:span text:style-name="CharStyle11"><text:span text:style-name="T59">Velikánske množstvo je však takých, ktoré sú škodné. Tieto žijú bu</text:span></text:span><text:span text:style-name="CharStyle11"><text:span text:style-name="T81">ď</text:span></text:span><text:span text:style-name="CharStyle11"><text:span text:style-name="T59"> na človeku, na zvieratách, na rastlinách, a síce na škodu dotyčného živo­čícha, a menujú sa cudzopasnými bakt</text:span></text:span><text:span text:style-name="CharStyle21"><text:span text:style-name="T25">e</text:span></text:span><text:span text:style-name="CharStyle21"><text:span text:style-name="T59">riam</text:span></text:span><text:span text:style-name="CharStyle21"><text:span text:style-name="T2">i</text:span></text:span><text:span text:style-name="CharStyle21"><text:span text:style-name="T59">; alebo žijú mimo človeka, zvieraťa a rastliny, a len prí­ležitostne dostávajú sa do ústrojov a napádajú svojich živiteľo</text:span></text:span><text:span text:style-name="CharStyle11"><text:span text:style-name="T2">v</text:span></text:span><text:span text:style-name="CharStyle11"><text:span text:style-name="T59">: človeka, zviera, rastlinu. C</text:span></text:span><text:span text:style-name="CharStyle21"><text:span text:style-name="T2">ud</text:span></text:span><text:span text:style-name="CharStyle21"><text:span text:style-name="T59">zopasné bakt</text:span></text:span><text:span text:style-name="CharStyle21"><text:span text:style-name="T25">e</text:span></text:span><text:span text:style-name="CharStyle21"><text:span text:style-name="T59">rie vyvolávajú za vhodných okolností v živom ústroji (organisme) rôzne nemoce tým, že sa rozmnožujú, že nivočia telo živočícha a že nákazou otravujú celého živočícha. Aby nemoc bakt</text:span></text:span><text:span text:style-name="CharStyle11"><text:span text:style-name="T25">e</text:span></text:span><text:span text:style-name="CharStyle11"><text:span text:style-name="T59">riami povstala, treba nielen aby sa bakt</text:span></text:span><text:span text:style-name="CharStyle11"><text:span text:style-name="T25">e</text:span></text:span><text:span text:style-name="CharStyle11"><text:span text:style-name="T59">rie dostaly do ústroja živočícha, ale hlavne aby ich bolo dostatočné množstvo, aby boly životaschopné (</text:span></text:span><text:span text:style-name="CharStyle11"><text:span text:style-name="T2">=</text:span></text:span><text:span text:style-name="CharStyle11"><text:span text:style-name="T59"> virulentné), </text:span></text:span><text:span text:style-name="CharStyle11"><text:span text:style-name="T81">ďa</text:span></text:span><text:span text:style-name="CharStyle21"><text:span text:style-name="T59">lej závisí to na mieste, kadiaľ bakt</text:span></text:span><text:span text:style-name="CharStyle21"><text:span text:style-name="T25">e</text:span></text:span><text:span text:style-name="CharStyle21"><text:span text:style-name="T59">rie vnikly, a konečne na vnímavosti ľudského organismu (disposícia)</text:span></text:span><text:span text:style-name="CharStyle11"><text:span text:style-name="T2">.</text:span></text:span><text:span text:style-name="CharStyle11"><text:span text:style-name="T59"> Príklad nás o tomto naj­lepšie poučí. V lete tisíce ľudí ide lúky kosi</text:span></text:span><text:span text:style-name="CharStyle11"><text:span text:style-name="T81">ť</text:span></text:span><text:span text:style-name="CharStyle11"><text:span text:style-name="T59">, alebo žať, skoro všetci sa spotia, vyhrejú prácou, vodu popijú — a predsa len niektorí dostanú za­pálenie pľúc, blany a iné nemoce. Ako si to vy­svetlíme? Z predchádzajúceho ľahko. Jeden je nie tak náklonný k nemoci, ako druhý; jeden sa neochladil tak, ako druhý; jeden nedostal toľko životaschopných bakt</text:span></text:span><text:span text:style-name="CharStyle11"><text:span text:style-name="T25">e</text:span></text:span><text:span text:style-name="CharStyle11"><text:span text:style-name="T59">rií, ako druhý; jeden ich strávil, iný nie; jeden ich mal na tvári, na ru­kách, na nádobe, v ústach viac, ako druhý. A často býva tak, ako nám istý professor hovorieva</text:span></text:span><text:span text:style-name="CharStyle11"><text:span text:style-name="T2">l</text:span></text:span><text:span text:style-name="CharStyle11"><text:span text:style-name="T59">: „Zdravý človek vraj nikdy neonemocnie“, t. j. z dvoch zdravých ľudí jeden je skutočne zdravý, mocný, chorobám, totiž bakt</text:span></text:span><text:span text:style-name="CharStyle11"><text:span text:style-name="T25">e</text:span></text:span><text:span text:style-name="CharStyle11"><text:span text:style-name="T59">ri</text:span></text:span><text:span text:style-name="CharStyle11"><text:span text:style-name="T2">á</text:span></text:span><text:span text:style-name="CharStyle11"><text:span text:style-name="T59">m odolá vždy, druhý pri najmenšej nákaze </text:span></text:span><text:soft-page-break/><text:span text:style-name="CharStyle11"><text:span text:style-name="T59">bakt</text:span></text:span><text:span text:style-name="CharStyle11"><text:span text:style-name="T25">e</text:span></text:span><text:span text:style-name="CharStyle11"><text:span text:style-name="T59">riami ťažkou chorobou onemocnie. A podobne to býva pri ho­rúčke (t</text:span></text:span><text:span text:style-name="CharStyle11"><text:span text:style-name="T25">y</text:span></text:span><text:span text:style-name="CharStyle11"><text:span text:style-name="T59">fus), pri šarlachu, pri záškrte, sypaniciach, kiahňach</text:span></text:span><text:span text:style-name="CharStyle21"><text:span text:style-name="T2">,</text:span></text:span><text:span text:style-name="CharStyle21"><text:span text:style-name="T59"> ruži</text:span></text:span><text:span text:style-name="CharStyle21"><text:span text:style-name="T2">,</text:span></text:span><text:span text:style-name="CharStyle21"><text:span text:style-name="T59"> cholere</text:span></text:span><text:span text:style-name="CharStyle21"><text:span text:style-name="T2">,</text:span></text:span><text:span text:style-name="CharStyle21"><text:span text:style-name="T59"> more, zimnici, influenze, suchej nemoci a iných bakteriálnych nemociach.</text:span></text:span></text:p>
        <text:p text:style-name="P97"><text:span text:style-name="CharStyle11"><text:span text:style-name="T59">Všetky tieto spomenuté nemoce menujeme nákazlivými, chytľavými, infekčnými nemocami. A keď dodáme k nim ešte niekoľko u nás obyčaj­ných nemocí, ako je: červienka, gonorrhea (po­hlavná nemoc), syfilis (tiež), sneť slzinová (antrax), besnota, epidemické zapálenie mozgových blán, trachoma, zapálenie priušných žláz, t. zv. slepý vred (carbunkul), rôzne hnisové nemoce a rakovina, o ktorých viac-menej je isté, že sú zapríčinené</text:span></text:span><text:span text:style-name="CharStyle39"><text:span text:style-name="T59"> </text:span></text:span><text:span text:style-name="CharStyle21"><text:span text:style-name="T59">bakt</text:span></text:span><text:span text:style-name="CharStyle21"><text:span text:style-name="T81">e</text:span></text:span><text:span text:style-name="CharStyle21"><text:span text:style-name="T59">riami alebo pliesňami </text:span></text:span><text:span text:style-name="CharStyle11"><text:span text:style-name="T2">—</text:span></text:span><text:span text:style-name="CharStyle11"><text:span text:style-name="T59"> tým sme sa d</text:span></text:span><text:span text:style-name="CharStyle11"><text:span text:style-name="T25">ľ</text:span></text:span><text:span text:style-name="CharStyle11"><text:span text:style-name="T59">a mena soznámili so všetkými hlavnejšími nákazlivými nemocami.</text:span></text:span></text:p>
        <text:p text:style-name="P109"><text:span text:style-name="CharStyle12"><text:span text:style-name="T2"/></text:span></text:p>
        <text:p text:style-name="P216"><text:span text:style-name="CharStyle12"><text:span text:style-name="T2">6</text:span></text:span><text:span text:style-name="CharStyle12"><text:span text:style-name="T59">4</text:span></text:span><text:span text:style-name="CharStyle12"><text:span text:style-name="T2">. </text:span></text:span><text:span text:style-name="CharStyle12"><text:span text:style-name="T59">Vypuknutie nákazlivých nemocí.</text:span></text:span></text:p>
        <text:p text:style-name="P97"><text:span text:style-name="CharStyle11"><text:span text:style-name="T59"/></text:span></text:p>
        <text:p text:style-name="P196"><text:span text:style-name="CharStyle11"><text:span text:style-name="T59">Nákazlivé nemoce zjavujú sa dvojakým spô­sobom: roztrateno a hromadne. Ke</text:span></text:span><text:span text:style-name="CharStyle11"><text:span text:style-name="T81">ď</text:span></text:span><text:span text:style-name="CharStyle11"><text:span text:style-name="T59"> v daktorej obci onemocnie malý počet </text:span></text:span><text:span text:style-name="CharStyle11"><text:span text:style-name="T2">ľu</text:span></text:span><text:span text:style-name="CharStyle11"><text:span text:style-name="T59">dí nákazlivou ne­mocou (horúčkou, kiahňami, šarlachom, sypan</text:span></text:span><text:span text:style-name="CharStyle11"><text:span text:style-name="T25">i</text:span></text:span><text:span text:style-name="CharStyle11"><text:span text:style-name="T59">cami), hovoríme že sa nemoc objavila roztrateno, sporadicky. Ke</text:span></text:span><text:span text:style-name="CharStyle11"><text:span text:style-name="T81">ď</text:span></text:span><text:span text:style-name="CharStyle11"><text:span text:style-name="T59"> však vybúši nákaza razom a za­chváti veľký počet ľudí, hovoríme o hromadnej náka</text:span></text:span><text:span text:style-name="CharStyle21"><text:span text:style-name="T2">z</text:span></text:span><text:span text:style-name="CharStyle21"><text:span text:style-name="T59">e</text:span></text:span><text:span text:style-name="CharStyle21"><text:span text:style-name="T2">,</text:span></text:span><text:span text:style-name="CharStyle21"><text:span text:style-name="T59"> o epid</text:span></text:span><text:span text:style-name="CharStyle21"><text:span text:style-name="T25">e</text:span></text:span><text:span text:style-name="CharStyle21"><text:span text:style-name="T59">mii.</text:span></text:span></text:p>
        <text:p text:style-name="P97"><text:span text:style-name="CharStyle11"><text:span text:style-name="T59">Nákazlivé choroby vypuknú epidemick</text:span></text:span><text:span text:style-name="CharStyle11"><text:span text:style-name="T25">y</text:span></text:span><text:span text:style-name="CharStyle11"><text:span text:style-name="T59"> v ta­kých mestách a dedinách, kde ľudia bývajú husto a kde ich je mnoho. Ale i tu nechorejú všetci, ale len tí, ktorí </text:span></text:span><text:soft-page-break/><text:span text:style-name="CharStyle11"><text:span text:style-name="T59">majú náklonnos</text:span></text:span><text:span text:style-name="CharStyle21"><text:span text:style-name="T2">ť</text:span></text:span><text:span text:style-name="CharStyle11"><text:span text:style-name="T59"> k chorobe. Ná­klonnosť k chorobe môže si získa</text:span></text:span><text:span text:style-name="CharStyle11"><text:span text:style-name="T2">ť</text:span></text:span><text:span text:style-name="CharStyle11"><text:span text:style-name="T59"> i mocný, cho­robám vzdorujúci človek, a síce z nasledujúcich príči</text:span></text:span><text:span text:style-name="CharStyle11"><text:span text:style-name="T2">n</text:span></text:span><text:span text:style-name="CharStyle11"><text:span text:style-name="T59">: nedostatočnou výživou, nezdravým</text:span></text:span><text:span text:style-name="CharStyle21"><text:span text:style-name="T2">,</text:span></text:span><text:span text:style-name="CharStyle11"><text:span text:style-name="T59"> tesným a nízkym bývaním</text:span></text:span><text:span text:style-name="CharStyle21"><text:span text:style-name="T2">,</text:span></text:span><text:span text:style-name="CharStyle21"><text:span text:style-name="T59"> ťažkou, vysilujúcou prácou</text:span></text:span><text:span text:style-name="CharStyle21"><text:span text:style-name="T2">, </text:span></text:span><text:span text:style-name="CharStyle21"><text:span text:style-name="T59">požívaním liehových nápojov, nečistotou odevi a tela a konečne keď si človek neodpočinie a keď sa nevyspí tak</text:span></text:span><text:span text:style-name="CharStyle21"><text:span text:style-name="T2">,</text:span></text:span><text:span text:style-name="CharStyle21"><text:span text:style-name="T59"> ako sa patr</text:span></text:span><text:span text:style-name="CharStyle21"><text:span text:style-name="T81">í</text:span></text:span><text:span text:style-name="CharStyle21"><text:span text:style-name="T59">. Ďalšími príčinami vý­buchu epid</text:span></text:span><text:span text:style-name="CharStyle11"><text:span text:style-name="T25">e</text:span></text:span><text:span text:style-name="CharStyle11"><text:span text:style-name="T59">mií bývajú dlhotrva</text:span></text:span><text:span text:style-name="CharStyle11"><text:span text:style-name="T2">jú</text:span></text:span><text:span text:style-name="CharStyle11"><text:span text:style-name="T59">ce vojny</text:span></text:span><text:span text:style-name="CharStyle21"><text:span text:style-name="T2">,</text:span></text:span><text:span text:style-name="CharStyle21"><text:span text:style-name="T59"> pov</text:span></text:span><text:span text:style-name="CharStyle21"><text:span text:style-name="T2">o</text:span></text:span><text:span text:style-name="CharStyle21"><text:span text:style-name="T59">dne, neúroda a všeobecná bieda obyvateľstva.</text:span></text:span></text:p>
        <text:p text:style-name="P97"><text:span text:style-name="CharStyle11"><text:span text:style-name="T59">Inokedy badáme, že epidemie prestávajú a objavujú sa znovu po určitom počte rokov. Tento úkaz vysvetľujeme si takt</text:span></text:span><text:span text:style-name="CharStyle11"><text:span text:style-name="T2">o</text:span></text:span><text:span text:style-name="CharStyle11"><text:span text:style-name="T59">: prvá epid</text:span></text:span><text:span text:style-name="CharStyle11"><text:span text:style-name="T25">e</text:span></text:span><text:span text:style-name="CharStyle11"><text:span text:style-name="T59">mia vy­hubí všetkých slabých a náklonných — a prestáva. Za čas narastú zase noví slabí a náklonní k cho­robám — i vyhubí ich zase nová epid</text:span></text:span><text:span text:style-name="CharStyle11"><text:span text:style-name="T25">e</text:span></text:span><text:span text:style-name="CharStyle11"><text:span text:style-name="T59">mia. Tento vlne podobný pohyb badáme menovite pri detských výražkových nemociach, pri sypanicia</text:span></text:span><text:span text:style-name="CharStyle21"><text:span text:style-name="T2">c</text:span></text:span><text:span text:style-name="CharStyle21"><text:span text:style-name="T59">h, kiahňach</text:span></text:span><text:span text:style-name="CharStyle21"><text:span text:style-name="T2">, </text:span></text:span><text:span text:style-name="CharStyle21"><text:span text:style-name="T59">šarlachu a záškrte.</text:span></text:span></text:p>
        <text:p text:style-name="P97"><text:span text:style-name="CharStyle11"><text:span text:style-name="T59">Epidemie vybuchujú obyčajne v premenlivých dobách roku: koncom leta a v jaseni. Vtedy je zem teplá a vlhká. A v takej pôde sa bakt</text:span></text:span><text:span text:style-name="CharStyle11"><text:span text:style-name="T26">e</text:span></text:span><text:span text:style-name="CharStyle11"><text:span text:style-name="T59">ri</text:span></text:span><text:span text:style-name="CharStyle11"><text:span text:style-name="T2">á</text:span></text:span><text:span text:style-name="CharStyle11"><text:span text:style-name="T59">m dobre darí. Veliké sucho </text:span></text:span><text:span text:style-name="CharStyle11"><text:span text:style-name="T82">a</text:span></text:span><text:span text:style-name="CharStyle11"><text:span text:style-name="T59"> velkú zimu neznesú. Okrem toho koncom leta u detí býva častá hnačka od nezrelého alebo zaprášeného ovocia. Hnačka zoslabuje deti a pripravuje ich o zdolnosť voči nákaze.</text:span></text:span></text:p>
        <text:p text:style-name="P97"><text:span text:style-name="CharStyle11"><text:span text:style-name="T59">Epidemie zimné vysvetľujeme si tým, že sa ľudia tiesňa v malých, nečistých a zle vetraných bytoch. Teplo a vlhkosť takýchto bývaní je vhod­nou pôdou pre vývoj a vzrast bakt</text:span></text:span><text:span text:style-name="CharStyle11"><text:span text:style-name="T26">e</text:span></text:span><text:span text:style-name="CharStyle11"><text:span text:style-name="T59">rií.</text:span></text:span></text:p>
        <text:p text:style-name="P97"><text:soft-page-break/><text:span text:style-name="CharStyle11"><text:span text:style-name="T59">Výbuch epid</text:span></text:span><text:span text:style-name="CharStyle11"><text:span text:style-name="T26">e</text:span></text:span><text:span text:style-name="CharStyle11"><text:span text:style-name="T59">mií konečne veľmi napomáha prach ulíc, s ktorým si vietor zahráva, v celých oblakoch ho do príbytkov, do studieň, na šaty a na ovocie hádže. Napomáhajú stojaté mláky a bariny v uliciach dedín a miest. Sem chodia deti plačkať sa a špiniť, sem zabehnú pes, sliepka, hus, kačka, ošípaná — a nohami poroznášajú nákazu po ulici, po dvore a po príbytkoch ľudských.</text:span></text:span></text:p>
        <text:p text:style-name="P97"><text:span text:style-name="CharStyle11"><text:span text:style-name="T59">Z tohoto všetkého vidíme, že nečistota je velikým podporovateľom epid</text:span></text:span><text:span text:style-name="CharStyle11"><text:span text:style-name="T26">e</text:span></text:span><text:span text:style-name="CharStyle11"><text:span text:style-name="T59">mií, a preto je naj­lepšou ochranou proti epid</text:span></text:span><text:span text:style-name="CharStyle11"><text:span text:style-name="T26">e</text:span></text:span><text:span text:style-name="CharStyle11"><text:span text:style-name="T59">mi</text:span></text:span><text:span text:style-name="CharStyle11"><text:span text:style-name="T26">a</text:span></text:span><text:span text:style-name="CharStyle11"><text:span text:style-name="T59">m, ktoré tisíce ľudí každý rok nivočia, svedomitá </text:span></text:span><text:span text:style-name="CharStyle21"><text:span text:style-name="T59">čistota všade, na ulici tak, ako v domácnosti</text:span></text:span><text:span text:style-name="CharStyle21"><text:span text:style-name="T2">,</text:span></text:span><text:span text:style-name="CharStyle11"><text:span text:style-name="T59"> a riadny, striedmy život.</text:span></text:span></text:p>
        <text:p text:style-name="P10"><text:span text:style-name="CharStyle26"><text:span text:style-name="T59"/></text:span></text:p>
        <text:p text:style-name="P149"><text:span text:style-name="CharStyle12"><text:span text:style-name="T59">65. Ochrana počas epidemických nemocí.</text:span></text:span></text:p>
        <text:p text:style-name="P97"><text:span text:style-name="CharStyle11"><text:span text:style-name="T2"/></text:span></text:p>
        <text:p text:style-name="P196"><text:span text:style-name="CharStyle11"><text:span text:style-name="T2">V</text:span></text:span><text:span text:style-name="CharStyle11"><text:span text:style-name="T26">ď</text:span></text:span><text:span text:style-name="CharStyle11"><text:span text:style-name="T59">aka neúnavnej práci vedeckej, dnes už ne­stojíme úplne bezbranní proti vpádu epid</text:span></text:span><text:span text:style-name="CharStyle11"><text:span text:style-name="T26">e</text:span></text:span><text:span text:style-name="CharStyle11"><text:span text:style-name="T59">mií. Od polstoletia vieme sa už chrániť, ba často vieme už úplne potlačiť výbuch a rozšírenie epid</text:span></text:span><text:span text:style-name="CharStyle11"><text:span text:style-name="T26">e</text:span></text:span><text:span text:style-name="CharStyle11"><text:span text:style-name="T59">mií. Roku 1903 v Paríži odbývaný medzinárodný kongress pevne ustálil pravidlá a prostriedky proti šíreniu sa nákazlivých nemocí. Uvedieme niektoré z nich:</text:span></text:span></text:p>
        <text:p text:style-name="P101"><text:span text:style-name="CharStyle11"><text:span text:style-name="T59">1. Každý štát je povinný oznámiť súsedným štátom výbuch epidemie a označiť hniezdo nákazy.</text:span></text:span></text:p>
        <text:p text:style-name="P126"><text:span text:style-name="CharStyle11"><text:span text:style-name="T59">2. Počas cholery, škvrnitej horúčky a moru štát je povinný postaviť dozorné stanice (karantény) na hraniciach krajiny a podozrivých cestujúcich do špitálov </text:span></text:span><text:soft-page-break/><text:span text:style-name="CharStyle11"><text:span text:style-name="T59">odviesť.</text:span></text:span></text:p>
        <text:p text:style-name="P117"><text:span text:style-name="CharStyle11"><text:span text:style-name="T59">3. V každom štáte majú sa ohlásiť mŕtvoly a lekármi prehliadať.</text:span></text:span></text:p>
        <text:p text:style-name="P97"><text:span text:style-name="CharStyle11"><text:span text:style-name="T59">Okrem toho každý štát má svoje zákony a predpisy o nákazlivých nemociach.</text:span></text:span></text:p>
        <text:p text:style-name="P97"><text:span text:style-name="CharStyle21"><text:span text:style-name="T59">Predpisy t</text:span></text:span><text:span text:style-name="CharStyle21"><text:span text:style-name="T82">ý</text:span></text:span><text:span text:style-name="CharStyle21"><text:span text:style-name="T59">kajú sa zdravotníctva verejného i súkromného. Hlavné punkty s</text:span></text:span><text:span text:style-name="CharStyle11"><text:span text:style-name="T2">ú</text:span></text:span><text:span text:style-name="CharStyle11"><text:span text:style-name="T59">:</text:span></text:span></text:p>
        <text:p text:style-name="P133"><text:span text:style-name="CharStyle11"><text:span text:style-name="T59">1. </text:span></text:span><text:span text:style-name="CharStyle21"><text:span text:style-name="T2">Č</text:span></text:span><text:span text:style-name="CharStyle21"><text:span text:style-name="T59">istota tela</text:span></text:span><text:span text:style-name="CharStyle21"><text:span text:style-name="T2">,</text:span></text:span><text:span text:style-name="CharStyle21"><text:span text:style-name="T59"> odevi</text:span></text:span><text:span text:style-name="CharStyle21"><text:span text:style-name="T2">,</text:span></text:span><text:span text:style-name="CharStyle21"><text:span text:style-name="T59"> domu, dvora, ulice. </text:span></text:span><text:span text:style-name="CharStyle21"><text:span text:style-name="T2">V</text:span></text:span><text:span text:style-name="CharStyle21"><text:span text:style-name="T59"> obyvateľstve treba pestovať smysel pre čistotu</text:span></text:span><text:span text:style-name="CharStyle21"><text:span text:style-name="T2">, </text:span></text:span><text:span text:style-name="CharStyle21"><text:span text:style-name="T59">lebo čistota odstraňuje zárodky chorôb a zavlečené zárodky nivočí.</text:span></text:span></text:p>
        <text:p text:style-name="P103"><text:span text:style-name="CharStyle11"><text:span text:style-name="T59">2. Starosť o dobrú, zdravú pitnú vodu. Po­vinné prehliadanie potravín: mäsa a mlieka, lebo týmito potravinami sa veľmi často nákaza prenáša.</text:span></text:span></text:p>
        <text:p text:style-name="P150"><text:span text:style-name="CharStyle11"><text:span text:style-name="T59">3. Dozor nad nocľahárňami a preplnenými </text:span></text:span><text:span text:style-name="CharStyle21"><text:span text:style-name="T59">bytmi robotníckymi, lebo tu býva obyčajne hniezdo nákazy.</text:span></text:span></text:p>
        <text:p text:style-name="P133"><text:span text:style-name="CharStyle11"><text:span text:style-name="T59">4. Mŕtvoly počas epid</text:span></text:span><text:span text:style-name="CharStyle11"><text:span text:style-name="T26">e</text:span></text:span><text:span text:style-name="CharStyle11"><text:span text:style-name="T59">mií majú sa z príbytkov odniesť do umrlčích komôr.</text:span></text:span></text:p>
        <text:p text:style-name="P133"><text:span text:style-name="CharStyle11"><text:span text:style-name="T59">5. Štát sa má starať o dostatočný počet le­károv, ktorých povinnosťou je nemocných ošetrovať.</text:span></text:span></text:p>
        <text:p text:style-name="P133"><text:span text:style-name="CharStyle11"><text:span text:style-name="T59">6. Kary, hody, muziky, všelijaké radovánky, trhy a pohrabné sprievody majú sa dovoliť len na lekársku radu.</text:span></text:span></text:p>
        <text:p text:style-name="P102"><text:span text:style-name="CharStyle11"><text:span text:style-name="T59">7. Často treba „nakazené“ domy označiť čer­venou kartičkou, aby ľudia pod titulom sústrasti alebo zo zvyku ich nenavštevovali a nákazu do zdravých rodín neroznášali.</text:span></text:span></text:p>
        <text:p text:style-name="P133"><text:soft-page-break/><text:span text:style-name="CharStyle11"><text:span text:style-name="T59">8. Už pri podozrení na epidemické onemoc­nenie má sa volať lekár.</text:span></text:span></text:p>
        <text:p text:style-name="P133"><text:span text:style-name="CharStyle11"><text:span text:style-name="T59">9. Ľudia nech sa vystríhajú nestriedmosti v je­dení a pití, lebo zoslabnuté telo skorej podľahne nákaze, ako telo zdravé.</text:span></text:span></text:p>
        <text:p text:style-name="P25"><text:span text:style-name="CharStyle11"><text:span text:style-name="T2"/></text:span></text:p>
        <text:p text:style-name="P29"><text:span text:style-name="CharStyle12"><text:span text:style-name="T59">66. Ochranné štepenie proti nákazlivým nemociam.</text:span></text:span></text:p>
        <text:p text:style-name="P97"><text:span text:style-name="CharStyle21"><text:span text:style-name="T59"/></text:span></text:p>
        <text:p text:style-name="P196"><text:span text:style-name="CharStyle21"><text:span text:style-name="T59">Najlepším a najbezpečnejším prostriedkom proti nákazlivej chorobe je štepenie. V Indii šte­pili už pradávno, v Eur</text:span></text:span><text:span text:style-name="CharStyle11"><text:span text:style-name="T26">o</text:span></text:span><text:span text:style-name="CharStyle11"><text:span text:style-name="T59">pe ujalo sa najprvej šte­penie proti kiahňam. V terajšej dobe lekári vynasnažujú sa zhotoviť s</text:span></text:span><text:span text:style-name="CharStyle11"><text:span text:style-name="T26">e</text:span></text:span><text:span text:style-name="CharStyle11"><text:span text:style-name="T59">rum proti každej nákazlivej chorobe. S dobrým výsledkom štepí sa proti nasle­dujúcim chorobám: proti kiahňam, záškrtu, bes­note, cholere, moru a ru</text:span></text:span><text:span text:style-name="CharStyle21"><text:span text:style-name="T2">ž</text:span></text:span><text:span text:style-name="CharStyle21"><text:span text:style-name="T59">i.</text:span></text:span></text:p>
        <text:p text:style-name="P97"><text:span text:style-name="CharStyle11"><text:span text:style-name="T59">V čom je liečivá sila seruma (štepnej látky)? Bakt</text:span></text:span><text:span text:style-name="CharStyle11"><text:span text:style-name="T26">e</text:span></text:span><text:span text:style-name="CharStyle11"><text:span text:style-name="T59">rie, vniknuvšie do tela, začnú sa množiť a vyvinujú v tele jedy, zvané toxinami. Ale živé telo bráni sa proti otrave toxinami a v krvi živočícha vytvorujú sa protijedy, antitoxiny</text:span></text:span><text:span text:style-name="CharStyle21"><text:span text:style-name="T2">.</text:span></text:span><text:span text:style-name="CharStyle11"><text:span text:style-name="T59"> Tox</text:span></text:span><text:span text:style-name="CharStyle11"><text:span text:style-name="T26">i</text:span></text:span><text:span text:style-name="CharStyle11"><text:span text:style-name="T59">ny i antitoxiny kolujú v krvi a život živočícha závisí od toho, ktoré šťavy zvíťazia nad druhými. Proti­jedy tvoria sa v krvi od okamihu, ako bakt</text:span></text:span><text:span text:style-name="CharStyle11"><text:span text:style-name="T26">e</text:span></text:span><text:span text:style-name="CharStyle11"><text:span text:style-name="T59">rie vnikly do tela. A protijedy so dňa na deň sú mocnejšie, so dňa na deň úspešnejšie premáhajú, neškodnými robia účinky jedov-toxinov.</text:span></text:span><text:span text:style-name="CharStyle11"><text:span text:style-name="T2"> </text:span></text:span><text:span text:style-name="CharStyle11"><text:span text:style-name="T59">Na tomto zakladá sa zhotovenie seruma. Do niektorého zvie­raťa (obyčajne do koňa, kravy) vstrieknu bakt</text:span></text:span><text:span text:style-name="CharStyle11"><text:span text:style-name="T26">e</text:span></text:span><text:span text:style-name="CharStyle11"><text:span text:style-name="T59">rie záškrtu, alebo kiahní, cholery, moru at</text:span></text:span><text:span text:style-name="CharStyle11"><text:span text:style-name="T82">ď</text:span></text:span><text:span text:style-name="CharStyle11"><text:span text:style-name="T59">., a po pár dňoch zabijú zviera a z krvi jeho pripravia s</text:span></text:span><text:span text:style-name="CharStyle11"><text:span text:style-name="T26">e</text:span></text:span><text:span text:style-name="CharStyle11"><text:span text:style-name="T59">rum, v ktorom sú už hotové protijedy. </text:span></text:span><text:soft-page-break/><text:span text:style-name="CharStyle11"><text:span text:style-name="T59">S</text:span></text:span><text:span text:style-name="CharStyle21"><text:span text:style-name="T26">e</text:span></text:span><text:span text:style-name="CharStyle21"><text:span text:style-name="T59">rum je precedená krv zvieraťa, ktoré prestálo určitú nákazlivú nemoc. Takéto s</text:span></text:span><text:span text:style-name="CharStyle11"><text:span text:style-name="T26">e</text:span></text:span><text:span text:style-name="CharStyle11"><text:span text:style-name="T59">rum vstrekuje sa pod kožu človeka a tým sa mu dostane ohromnej pomoci proti otravným účinkom tox</text:span></text:span><text:span text:style-name="CharStyle11"><text:span text:style-name="T82">i</text:span></text:span><text:span text:style-name="CharStyle11"><text:span text:style-name="T59">nov. Rozumie sa samo sebou, že proti záškrtu účinkuje len záškrtové s</text:span></text:span><text:span text:style-name="CharStyle11"><text:span text:style-name="T26">e</text:span></text:span><text:span text:style-name="CharStyle11"><text:span text:style-name="T59">rum, proti kiahňam kiahňová látka, proti cholere cholerové s</text:span></text:span><text:span text:style-name="CharStyle11"><text:span text:style-name="T26">e</text:span></text:span><text:span text:style-name="CharStyle11"><text:span text:style-name="T59">rum at</text:span></text:span><text:span text:style-name="CharStyle11"><text:span text:style-name="T82">ď</text:span></text:span><text:span text:style-name="CharStyle11"><text:span text:style-name="T59">. A zbytočné alebo i škodlivé by bolo štepiť na príklad záškrt s</text:span></text:span><text:span text:style-name="CharStyle11"><text:span text:style-name="T82">e</text:span></text:span><text:span text:style-name="CharStyle11"><text:span text:style-name="T59">rumom ruže.</text:span></text:span></text:p>
        <text:p text:style-name="P97"><text:span text:style-name="CharStyle21"><text:span text:style-name="T59">Poneváč pri náka</text:span></text:span><text:span text:style-name="CharStyle21"><text:span text:style-name="T2">zl</text:span></text:span><text:span text:style-name="CharStyle21"><text:span text:style-name="T59">i</text:span></text:span><text:span text:style-name="CharStyle21"><text:span text:style-name="T2">vý</text:span></text:span><text:span text:style-name="CharStyle21"><text:span text:style-name="T59">ch chorobách rozhoduje sa nad osudom života v prvých dňoch choroby</text:span></text:span><text:span text:style-name="CharStyle21"><text:span text:style-name="T2">,</text:span></text:span><text:span text:style-name="CharStyle21"><text:span text:style-name="T59"> je nevyhnutne potrebné, aby sa štepenie vykonalo hne</text:span></text:span><text:span text:style-name="CharStyle21"><text:span text:style-name="T82">ď</text:span></text:span><text:span text:style-name="CharStyle21"><text:span text:style-name="T2"> </text:span></text:span><text:span text:style-name="CharStyle21"><text:span text:style-name="T59">na samom počiatku choroby, v prvé hodiny one­mocnenia: čím skôr dostane telo pomoci, tým je istejšie vyzdravenie, poťažne premo</text:span></text:span><text:span text:style-name="CharStyle21"><text:span text:style-name="T82">ž</text:span></text:span><text:span text:style-name="CharStyle21"><text:span text:style-name="T59">enie, znivočenie toxických jedov.</text:span></text:span></text:p>
        <text:p text:style-name="P97"><text:span text:style-name="CharStyle11"><text:span text:style-name="T59">Stáva sa, že lekár zaštepí dieťa, a ono predsa umre. Tu rodič šomre na lekára, hovoriac: „</text:span></text:span><text:span text:style-name="CharStyle11"><text:span text:style-name="T2">I</text:span></text:span><text:span text:style-name="CharStyle11"><text:span text:style-name="T59"> za­štepil ho, a predsa umrelo!“ Lekár je tu nevinný, on zkúsil jediný liek proti nemoci dieťaťa. Dieťa umrelo hádam preto, že bolo prineskoro štepené, alebo hádam preto, že choroba od samého počiatku bola príliš silná.</text:span></text:span></text:p>
        <text:p text:style-name="P97"><text:span text:style-name="CharStyle11"><text:span text:style-name="T59">Rozoznávame tri stupne nákazy. V prvom stupni je nákaza taká prudká, že nemocný navidomoči umiera, je ztratený za pár hodín po ná­kaze. Takéto ťažké prípady vysvetľujeme si alebo veľkou náklonnosťou nemocného k nákaze, alebo slabým telom a ohromnou jedovatosťou nákazy. V takýchto prípadoch nepomáha nijaký liek a smrť je nevyhnutná.</text:span></text:span></text:p>
        <text:p text:style-name="P97"><text:span text:style-name="CharStyle11"><text:span text:style-name="T59">Nákaza druhého stupňa je strednej sil</text:span></text:span><text:span text:style-name="CharStyle11"><text:span text:style-name="T2">y</text:span></text:span><text:span text:style-name="CharStyle11"><text:span text:style-name="T59">: bez pomoci lekárskej vyliečenie je </text:span></text:span><text:soft-page-break/><text:span text:style-name="CharStyle11"><text:span text:style-name="T59">neisté, s pomocou lekára isté.</text:span></text:span></text:p>
        <text:p text:style-name="P97"><text:span text:style-name="CharStyle11"><text:span text:style-name="T59">V tre</text:span></text:span><text:span text:style-name="CharStyle11"><text:span text:style-name="T82">ť</text:span></text:span><text:span text:style-name="CharStyle11"><text:span text:style-name="T59">om stupni nákazy vylieči sa nemoc i bez lekára. Telo vytvorí si samo dostatok protijedu a liečenie je ľahké.</text:span></text:span></text:p>
        <text:p text:style-name="P97"><text:span text:style-name="CharStyle11"><text:span text:style-name="T59">Jedno je však isté: stupne nákazy môže po­znať len lekár z celkových príznakov nemocného človeka. Poneváč však nákazlivé choroby prebie­hajú prudko a stupeň nákazy sa v pár hodinách môže meniť, je na mieste, aby si rodina zavčasu vyžiadala radu súceho lekára.</text:span></text:span></text:p>
        <text:p text:style-name="P10"><text:span text:style-name="CharStyle39"><text:span text:style-name="T59"/></text:span></text:p>
        <text:p text:style-name="P244"><text:span text:style-name="CharStyle12"><text:span text:style-name="T59">67. Desinfekcia.</text:span></text:span><text:span text:style-name="Predvolené_20_písmo_20_odseku"><text:span text:style-name="T118">\</text:span></text:span><text:span text:style-name="Predvolené_20_písmo_20_odseku"><text:span text:style-name="T126">footnote</text:span></text:span><text:span text:style-name="Predvolené_20_písmo_20_odseku"><text:span text:style-name="T118">{</text:span></text:span><text:span text:style-name="CharStyle42"><text:span text:style-name="T128">„Desinfekcia“ je latinské slovo. Pochodí od slova inf</text:span></text:span><text:span text:style-name="CharStyle82"><text:span text:style-name="T26">i</text:span></text:span><text:span text:style-name="CharStyle82"><text:span text:style-name="T128">cere, nakaziť. Desinfekcia značí: nákazu odstrániť.</text:span></text:span><text:span text:style-name="Predvolené_20_písmo_20_odseku"><text:span text:style-name="T118">}</text:span></text:span></text:p>
        <text:p text:style-name="P69"><text:span text:style-name="CharStyle12"><text:span text:style-name="T82"/></text:span></text:p>
        <text:p text:style-name="P97"><text:span text:style-name="CharStyle11"><text:span text:style-name="T59">Urobiť choroboplodné zárodky (bakt</text:span></text:span><text:span text:style-name="CharStyle11"><text:span text:style-name="T26">e</text:span></text:span><text:span text:style-name="CharStyle11"><text:span text:style-name="T59">rie a ich toxiny) neškodnými znamená desinf</text:span></text:span><text:span text:style-name="CharStyle11"><text:span text:style-name="T2">i</text:span></text:span><text:span text:style-name="CharStyle11"><text:span text:style-name="T59">kova</text:span></text:span><text:span text:style-name="CharStyle11"><text:span text:style-name="T2">ť</text:span></text:span><text:span text:style-name="CharStyle11"><text:span text:style-name="T59">.</text:span></text:span></text:p>
        <text:p text:style-name="P97"><text:span text:style-name="CharStyle11"><text:span text:style-name="T59">Desinf</text:span></text:span><text:span text:style-name="CharStyle11"><text:span text:style-name="T2">i</text:span></text:span><text:span text:style-name="CharStyle11"><text:span text:style-name="T59">kovať možno dvojakým spôsobo</text:span></text:span><text:span text:style-name="CharStyle11"><text:span text:style-name="T2">m</text:span></text:span><text:span text:style-name="CharStyle11"><text:span text:style-name="T59">: od­stránením zárodkov, alebo ich usmrtením.</text:span></text:span></text:p>
        <text:p text:style-name="P116"><text:span text:style-name="CharStyle11"><text:span text:style-name="T59">1. Ke</text:span></text:span><text:span text:style-name="CharStyle11"><text:span text:style-name="T82">ď</text:span></text:span><text:span text:style-name="CharStyle11"><text:span text:style-name="T59"> gazdinka pečuje o čistotu svojho prí­bytku, vtedy vlastne desinfikuje, zhruba odstra­ňuje nákazlivé zárodky zo svojho domu. Ale na sucho zametať, suchou handrou prach sotierať, to je veľmi nedokonalé odstraňovanie zárodkov. Lepšie sa desinfikujú predmety utieraním vlhkou handrou, umývaním mydlom. Vetraním dostanú sa zárodky z príbytkov von a tam hynú. Cenné predmety, ktoré by sa umytím poškodily, dobre je stierať striedkou </text:span></text:span><text:soft-page-break/><text:span text:style-name="CharStyle11"><text:span text:style-name="T59">chleba. Na chlieb sa nalepia zárodky a môžu sa s omrvinami spáliť. Znečistené predmety konečne možno zakopať do zeme, naj­menej do hĺbky jedného metra.</text:span></text:span></text:p>
        <text:p text:style-name="P97"><text:span text:style-name="CharStyle11"><text:span text:style-name="T59">Takúto desinfekciu povinná je prevádzať či­stotná gazdina každý deň, aby zabezpečila svojej rodine príjemné a zdravé bývanie. Akonáhle však vypukne v dome alebo v obci nákazlivá choroba, takáto desinfekcia nedostačuje, lebo treba zárodk</text:span></text:span><text:span text:style-name="CharStyle11"><text:span text:style-name="T2">y </text:span></text:span><text:span text:style-name="CharStyle11"><text:span text:style-name="T59">nielen zhruba odstraňovať, ale ich</text:span></text:span><text:span text:style-name="CharStyle11"><text:span text:style-name="T2"> </text:span></text:span><text:span text:style-name="CharStyle21"><text:span text:style-name="T59">zároveň usmrcovať.</text:span></text:span></text:p>
        <text:p text:style-name="P105"><text:span text:style-name="CharStyle21"><text:span text:style-name="T59">2. Usmrcovanie zárodkov deje sa nasledov­nými spôsobmi a prostriedkami:</text:span></text:span></text:p>
        <text:p text:style-name="P96"><text:span text:style-name="CharStyle42"><text:span text:style-name="T59"/></text:span></text:p>
        <text:p text:style-name="P133"><text:span text:style-name="CharStyle11"><text:span text:style-name="T59">a) Ohňom. Spáliť však možno len bezcenné veci a preto ohňa použijeme len pri veľmi neči­stých a bezcenných veciach.</text:span></text:span></text:p>
        <text:p text:style-name="P126"><text:span text:style-name="CharStyle11"><text:span text:style-name="T59">b) Varom. Vo vriacej vode za pol hodiny zni­vočia sa všetky choroboplodné zárodky a predmet takto vyvarený je čistý. Jestli pridáme sódy alebo lúhu, očistenie od zárodkov je ešte dokonalejšie. Varom sa obyčajne desinfikuje bielizeň a pred­mety, ktorým vriaca voda neškodí.</text:span></text:span></text:p>
        <text:p text:style-name="P133"><text:span text:style-name="CharStyle11"><text:span text:style-name="T59">c) Vodnou horúcou parou desinfiku</text:span></text:span><text:span text:style-name="CharStyle11"><text:span text:style-name="T2">jú</text:span></text:span><text:span text:style-name="CharStyle11"><text:span text:style-name="T59"> sa všetky iné predmety, ktoré by sa ináčej varom vo vode zničily, tedy vrchné šatstvo, obliečky, papl</text:span></text:span><text:span text:style-name="CharStyle11"><text:span text:style-name="T26">o</text:span></text:span><text:span text:style-name="CharStyle11"><text:span text:style-name="T59">ny, obrusy, koberce, hodvabné látky, periny, madrace a podobné predmety. Takýto spôsob desinfekcie je veľmi dokonalý, ale má chybu, že treba k nemu zvláštne prístroje. (Obr. 35.) Preto by si mala každá väčšia dedina a každé mesto jeden spoločný prístroj zaopatriť a v prípade nákazlivých nemocí prepustiť ho </text:span></text:span><text:soft-page-break/><text:span text:style-name="CharStyle11"><text:span text:style-name="T59">zadarmo jednotlivcom.</text:span></text:span></text:p>
        <text:p text:style-name="P134"><text:span text:style-name="CharStyle11"><text:span text:style-name="T59">d) Haseným vápnom. Vezmeme liter nehase­ného vápna a polejeme ho 10 litrami vody, i do­staneme takzvanú vápennú vodu. Táto tekutina dobre nivočí zárodky. Používa sa jej k desinfekcii záchodov alebo záchodových jám. Bielenie stien a povaly vápnom je vlastne tiež desinfekcia, a to veľmi dobrá. Preto dobre vybielený dom je nielen pekný naoko, ale je i čistý.</text:span></text:span></text:p>
        <text:p text:style-name="P133"><text:span text:style-name="CharStyle11"><text:span text:style-name="T59">e) Z chemických (lučebných) látok na prvom mieste stojí 3</text:span></text:span><text:span text:style-name="CharStyle11"><text:span text:style-name="T2">%</text:span></text:span><text:span text:style-name="CharStyle11"><text:span text:style-name="T59">-ový roztok kyseliny karbolovej. Majú sa ním čistiť povala, dlážka a steny, ak sú</text:span></text:span><text:span text:style-name="CharStyle17"><text:span text:style-name="T59"> </text:span></text:span><text:span text:style-name="CharStyle11"><text:span text:style-name="T59">olejovou farbou natrené. Ináče desin</text:span></text:span><text:span text:style-name="CharStyle11"><text:span text:style-name="T2">f</text:span></text:span><text:span text:style-name="CharStyle11"><text:span text:style-name="T59">ikujeme karbolovou vodo</text:span></text:span><text:span text:style-name="CharStyle11"><text:span text:style-name="T2">u:</text:span></text:span><text:span text:style-name="CharStyle11"><text:span text:style-name="T59"> stoly, stoličky, dvere, obloky a rámy, </text:span></text:span><text:span text:style-name="CharStyle11"><text:span text:style-name="T26">š</text:span></text:span><text:span text:style-name="CharStyle11"><text:span text:style-name="T59">krine a pohovky, peľaste postelí a všetky kovové predmety a náradie.</text:span></text:span></text:p>
        <text:p text:style-name="P97"><text:span text:style-name="CharStyle11"><text:span text:style-name="T59">Okrem 3%-ového roztoku karbolového je ohromné množstvo lučebných desinfekčných pro­striedkov. Obľúbený je lysol (5%), </text:span></text:span><text:span text:style-name="CharStyle21"><text:span text:style-name="T2">k</text:span></text:span><text:span text:style-name="CharStyle21"><text:span text:style-name="T59">reol</text:span></text:span><text:span text:style-name="CharStyle21"><text:span text:style-name="T2">i</text:span></text:span><text:span text:style-name="CharStyle21"><text:span text:style-name="T59">n </text:span></text:span><text:span text:style-name="CharStyle21"><text:span text:style-name="T82">(5%), ď</text:span></text:span><text:span text:style-name="CharStyle21"><text:span text:style-name="T59">alej </text:span></text:span><text:span text:style-name="CharStyle21"><text:span text:style-name="T2">s</text:span></text:span><text:span text:style-name="CharStyle21"><text:span text:style-name="T26">ubl</text:span></text:span><text:span text:style-name="CharStyle21"><text:span text:style-name="T2">imát</text:span></text:span><text:span text:style-name="CharStyle11"><text:span text:style-name="T59"> (roztok 1:</text:span></text:span><text:span text:style-name="CharStyle11"><text:span text:style-name="T2">1</text:span></text:span><text:span text:style-name="CharStyle11"><text:span text:style-name="T59">000) a formalin.</text:span></text:span></text:p>
        <text:p text:style-name="P97"><text:span text:style-name="CharStyle11"><text:span text:style-name="T59">Na desinf</text:span></text:span><text:span text:style-name="CharStyle11"><text:span text:style-name="T2">i</text:span></text:span><text:span text:style-name="CharStyle11"><text:span text:style-name="T59">kovanie izieb je veľmi vhodný práve posledne menovaný form</text:span></text:span><text:span text:style-name="CharStyle11"><text:span text:style-name="T26">a</text:span></text:span><text:span text:style-name="CharStyle11"><text:span text:style-name="T59">lin</text:span></text:span><text:span text:style-name="CharStyle11"><text:span text:style-name="T2">;</text:span></text:span><text:span text:style-name="CharStyle11"><text:span text:style-name="T59"> Desinfekciu prevedie</text:span></text:span><text:span text:style-name="CharStyle11"><text:span text:style-name="T26">m</text:span></text:span><text:span text:style-name="CharStyle11"><text:span text:style-name="T59">e takt</text:span></text:span><text:span text:style-name="CharStyle11"><text:span text:style-name="T2">o:</text:span></text:span><text:span text:style-name="CharStyle11"><text:span text:style-name="T59"> Na každý kubický meter priestoru vezmeme 5 gr. formalinu, rozpusteného v 3. deci vody, a roztok privedieme do varu. Vodné pary f</text:span></text:span><text:span text:style-name="CharStyle11"><text:span text:style-name="T82">o</text:span></text:span><text:span text:style-name="CharStyle11"><text:span text:style-name="T59">rmalinové preniknú celý priestor izby a za 7 hodín usmrtia všetky zárodky nákazy.</text:span></text:span></text:p>
        <text:p text:style-name="P97"><text:span text:style-name="CharStyle11"><text:span text:style-name="T59">Ľudia, ktorí trpia nákazlivou nemocou, nech nepľujú na zem, ale do pľuvákov, naplnených sla­nou alebo karbolovou vodou.</text:span></text:span></text:p>
        <text:p text:style-name="P97"><text:soft-page-break/><text:span text:style-name="CharStyle11"><text:span text:style-name="T59">Keď sa nemocný uzdraví z nákazlivej nemoci, nesmie vyjsť po chorobe prv z domu, kým sa </text:span></text:span><text:span text:style-name="CharStyle21"><text:span text:style-name="T2">2</text:span></text:span><text:span text:style-name="CharStyle11"><text:span text:style-name="T59">—3 razy neokúpal a mydlom celé telo neumyl.</text:span></text:span></text:p>
        <text:p text:style-name="P97"><text:span text:style-name="CharStyle11"><text:span text:style-name="T59">„Čistota je pol života“ — hovorí ľud. A z predošlého vidíme, že je toto príslovie na litierku pravdivé. Sú rodiny, kde sa čistota „dedí“ po rodičoch, a sú rodiny, kde sú ženy „od ná­roda“ nečistotné. Príbytok prvých je príjemný, radostný, príbytok druhých samá špina a hnus. A niet ničoho takého protivného, ako nečistá žena: chodí orašmaná, špinavá, neučesaná, deti sú otrhané, zafúľané, neumyté a neoriadené, a z ta­kejto domácnosti muž obyčajne uteká preč, lebo príbytok mu je odporný, nečistý a smutný. Uteká obyčajne do krčmy a tak k jednému nešťastiu ro­diny (k nečistote) pripojí sa nešťastie ešte väčšie: pijanstvo mužovo, často pijanstvo ženy, detí a tak záhuba celej rodiny.</text:span></text:span></text:p>
        <text:p text:style-name="P97"><text:span text:style-name="CharStyle11"><text:span text:style-name="T59">Slovenské ženy, pečujte o čistotu v príbytku, o čistotu tela i o čistotu duše, a tak si pripra­víte príjemný útulok v svojej domácnosti a zachránite svoju rodinu od mnohého nebezpečen­stva telesného i duševného.</text:span></text:span></text:p>
        <text:p text:style-name="P97"><text:span text:style-name="CharStyle11"><text:span text:style-name="T59">Počuli sme, že často iba náklonnosť rozho­duje, či človek onemocnie nákazlivou chorobou, alebo nie, a táto náklonnosť k chorobe práve v nečistých a špinavých príbytkoch sa získav</text:span></text:span><text:span text:style-name="CharStyle11"><text:span text:style-name="T2">a</text:span></text:span><text:span text:style-name="CharStyle11"><text:span text:style-name="T59">; naopak, čistotný príbytok robí človeka vzdorným, silným proti nákaze. V nečistých príbytkoch sú </text:span></text:span><text:span text:style-name="CharStyle11"><text:span text:style-name="T26">ľu</text:span></text:span><text:span text:style-name="CharStyle11"><text:span text:style-name="T59">dia bledí, chudí, ustatí a slabí, ktorých sa </text:span></text:span><text:span text:style-name="CharStyle11"><text:span text:style-name="T26">ľ</text:span></text:span><text:span text:style-name="CharStyle11"><text:span text:style-name="T59">ahko chytí choroba. </text:span></text:span><text:span text:style-name="CharStyle11"><text:span text:style-name="T2">A</text:span></text:span><text:span text:style-name="CharStyle11"><text:span text:style-name="T59"> v čistote žijúca rodina je veselá</text:span></text:span><text:span text:style-name="CharStyle11"><text:span text:style-name="T2">, </text:span></text:span><text:span text:style-name="CharStyle11"><text:span text:style-name="T59">deti pekných tváričiek, muž vľúdny a rozumný. Nečistota zabíja telo i </text:span></text:span><text:soft-page-break/><text:span text:style-name="CharStyle11"><text:span text:style-name="T59">ducha. Hľa, preto sa ho­vorí: v zdravom tele zdravý duch.</text:span></text:span></text:p>
        <text:p text:style-name="P97"><text:span text:style-name="CharStyle11"><text:span text:style-name="T59">Kto si z domu privykne na špinu, nevie sa jej striasť ani v cudzom svete. Podľa jednotlivých ľudí súdia o celom národe. Špinavý človek kazí dobré meno celého svojho národa, ako zase či­stotný robí česť svojmu národu, a čistota budí dôveru a lásku i k neznámemu človeku.</text:span></text:span></text:p>
        <text:p text:style-name="P97"><text:span text:style-name="CharStyle11"><text:span text:style-name="T59">Slovenské matky, učte svoje deti čistote od mala, lebo zvyk je druhá prirodzenosť človeka. Slo­vák putuje celým svetom, nuž aby sme neupadli v hanbu pre nečistotu jednotlivcov, ale aby sme si získali priazeň a lásku všetkých národov.</text:span></text:span></text:p>
        <text:p text:style-name="P11"><text:span text:style-name="CharStyle86"><text:span text:style-name="T59"/></text:span></text:p>
        <text:p text:style-name="P87"><text:span text:style-name="CharStyle86"><text:span text:style-name="T59">O jednotlivých nákazlivých chorobách.</text:span></text:span></text:p>
        <text:p text:style-name="P25"><text:span text:style-name="CharStyle11"><text:span text:style-name="T59"/></text:span></text:p>
        <text:p text:style-name="P30"><text:span text:style-name="CharStyle12"><text:span text:style-name="T2">6</text:span></text:span><text:span text:style-name="CharStyle12"><text:span text:style-name="T59">8</text:span></text:span><text:span text:style-name="CharStyle12"><text:span text:style-name="T2">. </text:span></text:span><text:span text:style-name="CharStyle12"><text:span text:style-name="T59">O šarlachu.</text:span></text:span></text:p>
        <text:p text:style-name="P97"><text:span text:style-name="CharStyle21"><text:span text:style-name="T59"/></text:span></text:p>
        <text:p text:style-name="P196"><text:span text:style-name="CharStyle21"><text:span text:style-name="T59">Šarlach (scarlatina) je jedna z najnebezpeč­nejších nákazlivých nemocí. Nebezpečná je nielen </text:span></text:span><text:span text:style-name="CharStyle11"><text:span text:style-name="T59">preto, že máva ťažké následky pre nemocného, ale i preto, že vystupuje hromadne a prudko a že zachvacuje ako malých</text:span></text:span><text:span text:style-name="CharStyle21"><text:span text:style-name="T2">,</text:span></text:span><text:span text:style-name="CharStyle11"><text:span text:style-name="T59"> tak i dospelých.</text:span></text:span></text:p>
        <text:p text:style-name="P97"><text:span text:style-name="CharStyle11"><text:span text:style-name="T59">Bakt</text:span></text:span><text:span text:style-name="CharStyle11"><text:span text:style-name="T26">e</text:span></text:span><text:span text:style-name="CharStyle11"><text:span text:style-name="T59">rie nákazy nepodarilo sa dosia</text:span></text:span><text:span text:style-name="CharStyle11"><text:span text:style-name="T82">ľ</text:span></text:span><text:span text:style-name="CharStyle11"><text:span text:style-name="T59"> určite poznať.</text:span></text:span></text:p>
        <text:p text:style-name="P97"><text:span text:style-name="CharStyle11"><text:span text:style-name="T59">Ako sa máme chrániť proti nákaze?</text:span></text:span></text:p>
        <text:p text:style-name="P101"><text:span text:style-name="CharStyle11"><text:span text:style-name="T59">1. Nemocného odlúčiť od zdravých členov rodiny. V mestách, kde majú </text:span></text:span><text:soft-page-break/><text:span text:style-name="CharStyle11"><text:span text:style-name="T59">nemocnice, prevedie sa to tak, že nemocného zavezú do nemocnice. Na dedine, kde niet nemocnice, možno zdravých, aspoň tých, čo majú niže 16 rokov, poslať k ro­dine. A kde je ani toto nemožné, treba nemoc­ného uložiť ta, kde by nemali prístupu zdraví členovia rodiny. Menovite treba sa nemocného strániť tým, ktorí majú rany na tele (šestonedie</text:span></text:span><text:span text:style-name="CharStyle11"><text:span text:style-name="T82">ľ</text:span></text:span><text:span text:style-name="CharStyle11"><text:span text:style-name="T59">ky a poranení).</text:span></text:span></text:p>
        <text:p text:style-name="P97"><text:span text:style-name="CharStyle11"><text:span text:style-name="T59">Deti z rodiny, v ktorej je šarlach, nesvobodno posielať do školy.</text:span></text:span></text:p>
        <text:p text:style-name="P97"><text:span text:style-name="CharStyle11"><text:span text:style-name="T59">Súsedi mali by varovať súsedov, aby do domu, kde je nemocný na šarlach, nechodili. Preto je i nerozumno vydržiavať kary, hostiny, krštenia a všelijaké schôdzky v takýchto domoch. A veľmi je nebezpečno navštíviť dom, kde leží mŕtvola človeka, ktorý umrel na šarlach.</text:span></text:span></text:p>
        <text:p text:style-name="P102"><text:span text:style-name="CharStyle11"><text:span text:style-name="T59">2. Šatstvo a bielizeň nevynášať </text:span></text:span><text:span text:style-name="CharStyle21"><text:span text:style-name="T2">z</text:span></text:span><text:span text:style-name="CharStyle21"><text:span text:style-name="T59"> domu ne­mocou stihnutého do domov, kde dosial niet cho­roby. Ani bielizeň takého chorého nemali by prať na potoku v dedine, ale len niekde niže obce, a jestli perú tam naraz viacerí, bielizeň chorého treba prať najnižšie na potoku. Takým neopatrným</text:span></text:span><text:span text:style-name="CharStyle8"><text:span text:style-name="T59"> </text:span></text:span><text:span text:style-name="CharStyle11"><text:span text:style-name="T59">praním bielizne a šatstva uprostred dediny často sa rozširuje táto nemoc.</text:span></text:span></text:p>
        <text:p text:style-name="P117"><text:span text:style-name="CharStyle11"><text:span text:style-name="T59">3. Nákaza s nemocného šíriť sa môže prie­merne za 6 týždňov. Za ten čas tedy je styk s nemocným nebezpečný. Jestli ochorie však ne­mocný zapálením obličiek, alebo ak mu začne tiec</text:span></text:span><text:span text:style-name="CharStyle11"><text:span text:style-name="T2">ť </text:span></text:span><text:span text:style-name="CharStyle11"><text:span text:style-name="T59">z uší, alebo ak sa mu hnoja hrče na hrdle, ne­mocný môže šíriť nákazu dotia</text:span></text:span><text:span text:style-name="CharStyle11"><text:span text:style-name="T26">ľ</text:span></text:span><text:span text:style-name="CharStyle11"><text:span text:style-name="T59">, kým trvajú tieto nemoce.</text:span></text:span></text:p>
        <text:p text:style-name="P119"><text:span text:style-name="CharStyle11"><text:span text:style-name="T59">4. Z dedín obyčajne vozievajú alebo nosie­vajú chorých na sypanice, na šarlach, alebo na kiahne do mesta k lekárovi. Toto prenášanie je nanajvýš </text:span></text:span><text:soft-page-break/><text:span text:style-name="CharStyle11"><text:span text:style-name="T59">nebezpečné ako chorým, tak i ľudom v meste, kam chorého doviezli alebo doniesli. Takýto chorý človek je v horúčke, trpí často katarrh</text:span></text:span><text:span text:style-name="CharStyle11"><text:span text:style-name="T82">o</text:span></text:span><text:span text:style-name="CharStyle11"><text:span text:style-name="T59">m pľúc a zapálením hrdla. Chladné počasie, striasanie iba zhoršuje chorobu nemocného. Lekár v tomto stave nemoci (vyjmúc záškrt) menej môže osožiť nemocnému, ako sa poškodí nemocnému prevážaním a prenášaním. Nech nám je tedy pra­vidlom: nemocného na šarlach a iné hore</text:span></text:span><text:span text:style-name="CharStyle21"><text:span text:style-name="T2">č</text:span></text:span><text:span text:style-name="CharStyle21"><text:span text:style-name="T59">naté nemoce nevynášať </text:span></text:span><text:span text:style-name="CharStyle21"><text:span text:style-name="T2">z</text:span></text:span><text:span text:style-name="CharStyle21"><text:span text:style-name="T59"> domu, ale radšej lekára vola</text:span></text:span><text:span text:style-name="CharStyle21"><text:span text:style-name="T2">ť </text:span></text:span><text:span text:style-name="CharStyle21"><text:span text:style-name="T59">do domu k nemocnému.</text:span></text:span></text:p>
        <text:p text:style-name="P97"><text:span text:style-name="CharStyle11"><text:span text:style-name="T59">Poučný je nasledujúci príklad:</text:span></text:span></text:p>
        <text:p text:style-name="P151"><text:span text:style-name="CharStyle11"><text:span text:style-name="T59">K lekárovi vo V... vstúpila do izby žena so slovami: „Tu ho majú“ a položila na stôl umierajúce dieťa na šarlach. Vtedy vo V… nebolo iných chorých na šarlach. Skoro po tom všetkých troje detí lekárových ochorelo na šarlach a za krátko rozšírila sa choroba i v meste V… Z lekárových detí jedno i umrelo. V tomto prí­pade bol vinný lekár, lebo nechcel ísť na dedinu, ale žene rozkázal, aby choré dieťa k nemu do­niesla.</text:span></text:span></text:p>
        <text:p text:style-name="P97"><text:span text:style-name="CharStyle11"><text:span text:style-name="T59">Jestli vezieme chorého k lekárovi v letnom čase, hrozí pľúcam a hrdlu prach s cesty. Pri týchto horečnatých chorobách trpia chorí slabo­sťou srdca (kollaps) následkom otravy krvi náka­zou, a preto nemocnému treba úplného pokoja a pohodlného ležania: prevážanie alebo prenášanie takéhoto chorého v nepohodlnom položení, často o smäde a v prachu ukracuje mu život.</text:span></text:span></text:p>
        <text:p text:style-name="P125"><text:span text:style-name="CharStyle11"><text:span text:style-name="T59">5. Nákaza šarlachu roznáša sa menovite drob­nými šupinkami, ktoré sa odlupujú s kože nemoc­ného a dostávajú sa na šatstvo, bielizeň i na všetky </text:span></text:span><text:soft-page-break/><text:span text:style-name="CharStyle11"><text:span text:style-name="T59">predmety, ktoré sa nachádzajú v blízkosti nemocného. Preto je nesvedomitosť, keď z domu nemocného vynášajú na dvor bielizeň, šatstvo, ko­berce, keď ich vešajú alebo prášia.</text:span></text:span></text:p>
        <text:p text:style-name="P97"><text:span text:style-name="CharStyle11"><text:span text:style-name="T59">Zamedziť nákazu šupinami kože nemocného možno tak, keď telo chorého natierame vaselinom alebo olivovým olejom.</text:span></text:span></text:p>
        <text:p text:style-name="P179"><text:span text:style-name="CharStyle12"><text:span text:style-name="T59"/></text:span></text:p>
        <text:p text:style-name="P217"><text:span text:style-name="CharStyle12"><text:span text:style-name="T59">69. Liečenie šarlachu </text:span></text:span><text:span text:style-name="CharStyle12"><text:span text:style-name="T2">v</text:span></text:span><text:span text:style-name="CharStyle12"><text:span text:style-name="T59"> domácnosti.</text:span></text:span></text:p>
        <text:p text:style-name="P97"><text:span text:style-name="CharStyle11"><text:span text:style-name="T59"/></text:span></text:p>
        <text:p text:style-name="P196"><text:span text:style-name="CharStyle11"><text:span text:style-name="T59">Šarlach je choroba zákernícka, a preto na počiatku choroby nikdy nemôžeme vedieť, či bude jej priebeh ľahký, alebo ťažký.</text:span></text:span></text:p>
        <text:p text:style-name="P97"><text:span text:style-name="CharStyle11"><text:span text:style-name="T59">Dosiaľ niet spoľahlivého lieku proti šarlachu. Liečime len príznaky choroby a na to je povolaný výlučne odborne vzdelaný lekár.</text:span></text:span></text:p>
        <text:p text:style-name="P97"><text:span text:style-name="CharStyle21"><text:span text:style-name="T59">Izba, k</text:span></text:span><text:span text:style-name="CharStyle11"><text:span text:style-name="T2">d</text:span></text:span><text:span text:style-name="CharStyle11"><text:span text:style-name="T59">e leží nemocný, nech je priestranná, svetlá a vzdušná. Často vídame i u bohatých, že nemocný leží v izbe najtmavšej a najmenšej. Te­plota v izbe nech je 16—17° C. V zime vetrajme vedľajšou izbou, v lete izbu, v ktorej nemocný leží. Nemocného i v ľahkých prípadoch nepúšťajme z izby za p</text:span></text:span><text:span text:style-name="CharStyle11"><text:span text:style-name="T2">ä</text:span></text:span><text:span text:style-name="CharStyle11"><text:span text:style-name="T26">ť</text:span></text:span><text:span text:style-name="CharStyle11"><text:span text:style-name="T59"> týždňov. Ťažkými perinami nemoc­ného prikrývať je zbytočné. Chorého umývajme a často premieňajme jeho bielizeň i obliečky na pe­rinách.</text:span></text:span></text:p>
        <text:p text:style-name="P97"><text:span text:style-name="CharStyle21"><text:span text:style-name="T59">Pokrm nemocného nech je ľahko str</text:span></text:span><text:span text:style-name="CharStyle11"><text:span text:style-name="T26">a</text:span></text:span><text:span text:style-name="CharStyle11"><text:span text:style-name="T59">viteľný. V prvých týždňoch dávajme tedy nemocnému vý­lučne čisté mlieko, alebo k vôli premene slabý čaj (bez liehovín) s mliekom, so sladovou alebo žaludovou kávou. Mlieko treba dobre </text:span></text:span><text:soft-page-break/><text:span text:style-name="CharStyle11"><text:span text:style-name="T59">prevariť a po­tom ochladiť, a tak dávať nemocnému, aby si trápny smäd hasil. Deťom dľa veku dávajme denne </text:span></text:span><text:span text:style-name="CharStyle11"><text:span text:style-name="T82">3/4</text:span></text:span><text:span text:style-name="CharStyle11"><text:span text:style-name="T59">—2 litre mlieka. Počas horečnatého stavu okrem mlieka možno dávať len tek</text:span></text:span><text:span text:style-name="CharStyle11"><text:span text:style-name="T2">ú</text:span></text:span><text:span text:style-name="CharStyle11"><text:span text:style-name="T59">ce pokrmy (zapr</text:span></text:span><text:span text:style-name="CharStyle11"><text:span text:style-name="T2">a</text:span></text:span><text:span text:style-name="CharStyle11"><text:span text:style-name="T59">žené polievky). V treťom týždni, ak nenastúpily iné choroby (zapálenie obličiek, pľúcne choroby) a ak je nemocný bez horúčky, svobodno dať nemocnému kašovité pokrmy, pretierané lúšteniny (hrach, šušovicu, miesené zemiaky), zavárané ovocie, nákypy, piškóty alebo biely nekysnutý chlieb.</text:span></text:span></text:p>
        <text:p text:style-name="P97"><text:span text:style-name="CharStyle11"><text:span text:style-name="T59">Najlepším nápojom je čerstvá voda, limonáda a ovocné šťavy.</text:span></text:span></text:p>
        <text:p text:style-name="P97"><text:span text:style-name="CharStyle21"><text:span text:style-name="T59">Nemocným na šarlach liehových nápojov nesvobodno dáva</text:span></text:span><text:span text:style-name="CharStyle21"><text:span text:style-name="T82">ť</text:span></text:span><text:span text:style-name="CharStyle21"><text:span text:style-name="T2">.</text:span></text:span><text:span text:style-name="CharStyle11"><text:span text:style-name="T59"> Akonáhle počne sa nemocným koža lúpať, čo býva koncom druhého týždňa, s do­volením lekárovým začneme nemocného k</text:span></text:span><text:span text:style-name="CharStyle21"><text:span text:style-name="T2">ú</text:span></text:span><text:span text:style-name="CharStyle21"><text:span text:style-name="T59">p</text:span></text:span><text:span text:style-name="CharStyle21"><text:span text:style-name="T2">a</text:span></text:span><text:span text:style-name="CharStyle21"><text:span text:style-name="T26">ť</text:span></text:span><text:span text:style-name="CharStyle21"><text:span text:style-name="T59">. Zpočia</text:span></text:span><text:span text:style-name="CharStyle11"><text:span text:style-name="T2">t</text:span></text:span><text:span text:style-name="CharStyle11"><text:span text:style-name="T59">ku kúpame nemocného raz denne, neskoršie každý druhý deň.</text:span></text:span></text:p>
        <text:p text:style-name="P97"><text:span text:style-name="CharStyle11"><text:span text:style-name="T59">Kúpeľ nech má 28—30° Réaumura. Do kú­peľa možno pridať kus domáceho mydla. Nemocný nech sedí až po plecia vo vode a vyše </text:span></text:span><text:span text:style-name="CharStyle11"><text:span text:style-name="T26">1/4</text:span></text:span><text:span text:style-name="CharStyle11"><text:span text:style-name="T59"> hodiny nech kúpanie netrvá. Po kúpaní nemocného za­krútime do zohriatej plachty a ľahko ho prikry­jeme.</text:span></text:span></text:p>
        <text:p text:style-name="P97"><text:span text:style-name="CharStyle11"><text:span text:style-name="T59">V šarlachu treba dať moč nemocného častej­šie vyšetriť lekárovi, či nenastalo zapálenie obli­čiek; ak nemocný počne puchnú</text:span></text:span><text:span text:style-name="CharStyle11"><text:span text:style-name="T26">ť</text:span></text:span><text:span text:style-name="CharStyle11"><text:span text:style-name="T59">, to je znak, že sú už i obličky choré.</text:span></text:span></text:p>
        <text:p text:style-name="P97"><text:span text:style-name="CharStyle11"><text:span text:style-name="T59">Mäso a mäsovú polievku svobodno chorému dávať len s dovolením lekárovým.</text:span></text:span></text:p>
        <text:p text:style-name="P25"><text:soft-page-break/><text:span text:style-name="CharStyle11"><text:span text:style-name="T59"/></text:span></text:p>
        <text:p text:style-name="P63"><text:span text:style-name="CharStyle11"><text:span text:style-name="T59">II.</text:span></text:span></text:p>
        <text:p text:style-name="P29"><text:span text:style-name="CharStyle12"><text:span text:style-name="T59"/></text:span></text:p>
        <text:p text:style-name="P69"><text:span text:style-name="CharStyle12"><text:span text:style-name="T59">70. O sypaniciach</text:span></text:span></text:p>
        <text:p text:style-name="P97"><text:span text:style-name="CharStyle11"><text:span text:style-name="T59"/></text:span></text:p>
        <text:p text:style-name="P196"><text:span text:style-name="CharStyle11"><text:span text:style-name="T59">Sypanice (morbilli) zachvacujú tak deti, ako i dospelých, tak že temer niet človeka, ktorý by nebol mal sypan</text:span></text:span><text:span text:style-name="CharStyle11"><text:span text:style-name="T26">íc</text:span></text:span><text:span text:style-name="CharStyle11"><text:span text:style-name="T59"> v svojom živote. Sypanice sú nebezpečnou nemocou pre deti do druhého roku; </text:span></text:span><text:span text:style-name="CharStyle11"><text:span text:style-name="T82">ď</text:span></text:span><text:span text:style-name="CharStyle11"><text:span text:style-name="T59">alej u detí chorých na anglickú chorobu, na škrofle, na pľúca a na suchotiny. Medzi 4—15. rokom sú sypanice u zdravých detí temer ne­škodné. Najnebezpečnejšie sú u detí do prvého roku. Z toho nasleduje, že deti niže 1-ročné a deti chorľavé treba chrániť pred nákazou sypan</text:span></text:span><text:span text:style-name="CharStyle11"><text:span text:style-name="T26">íc</text:span></text:span><text:span text:style-name="CharStyle11"><text:span text:style-name="T59">.</text:span></text:span></text:p>
        <text:p text:style-name="P97"><text:span text:style-name="CharStyle11"><text:span text:style-name="T59">Nákaza trvá od dňa výsypu za tri týždne. Nákaza sama znivočí sa, keď príbytok poriadne</text:span></text:span><text:span text:style-name="CharStyle39"><text:span text:style-name="T59"> </text:span></text:span><text:span text:style-name="CharStyle11"><text:span text:style-name="T59">vetráme, všetky smeti a prach odstránime, keď bielizeň vyvaríme, keď podlahu izby lúhom umý­vame a keď nemocného 2—3 razy okúpame. Roz­umie sa, že po</text:span></text:span><text:span text:style-name="CharStyle11"><text:span text:style-name="T2">č</text:span></text:span><text:span text:style-name="CharStyle11"><text:span text:style-name="T59">as sypaničnej nákazy treba školy zavre</text:span></text:span><text:span text:style-name="CharStyle11"><text:span text:style-name="T26">ť</text:span></text:span><text:span text:style-name="CharStyle11"><text:span text:style-name="T59"> a do domov, kde sú sypanice, nechodi</text:span></text:span><text:span text:style-name="CharStyle11"><text:span text:style-name="T2">ť</text:span></text:span><text:span text:style-name="CharStyle11"><text:span text:style-name="T59">.</text:span></text:span></text:p>
        <text:p text:style-name="P27"><text:span text:style-name="CharStyle12"><text:span text:style-name="T59"/></text:span></text:p>
        <text:p text:style-name="P67"><text:span text:style-name="CharStyle12"><text:span text:style-name="T59">71. Liečenie sypan</text:span></text:span><text:span text:style-name="CharStyle12"><text:span text:style-name="T82">íc</text:span></text:span><text:span text:style-name="CharStyle12"><text:span text:style-name="T59"> v domácnosti.</text:span></text:span></text:p>
        <text:p text:style-name="P97"><text:span text:style-name="CharStyle11"><text:span text:style-name="T59"/></text:span></text:p>
        <text:p text:style-name="P196"><text:span text:style-name="CharStyle11"><text:span text:style-name="T59">Pri sypaniciach, ktoré menovite dýchadlá na­pádajú, treba sa menovite </text:span></text:span><text:soft-page-break/><text:span text:style-name="CharStyle11"><text:span text:style-name="T59">postarať o čisté po­vetrie.</text:span></text:span></text:p>
        <text:p text:style-name="P97"><text:span text:style-name="CharStyle11"><text:span text:style-name="T59">Musíme tedy často vetrať, ale tak, aby te­plota povetria v izbe nikdy neklesla pod 16° R. V zime musíme vetrať bočnou izbou, v lete v krátkych prestávkach otvoríme obloky izby</text:span></text:span><text:span text:style-name="CharStyle11"><text:span text:style-name="T2">,</text:span></text:span><text:span text:style-name="CharStyle11"><text:span text:style-name="T59"> kde nemocný leží. V zime položíme na pec nádobu s vodou, aby suché povetrie nedráždilo ku kašľu hrtan a pľúca nemocného.</text:span></text:span></text:p>
        <text:p text:style-name="P97"><text:span text:style-name="CharStyle11"><text:span text:style-name="T59">Poneváč u sypan</text:span></text:span><text:span text:style-name="CharStyle11"><text:span text:style-name="T26">íc</text:span></text:span><text:span text:style-name="CharStyle11"><text:span text:style-name="T59"> prichodí zapálenie očú, potrebné je, aby sa dolná polovica oblokov ne­jakou tmavšou šatou zakryla. Nemocného držme v miernom teple a prikryme ho len flanelovou prikrývkou alebo papl</text:span></text:span><text:span text:style-name="CharStyle11"><text:span text:style-name="T26">o</text:span></text:span><text:span text:style-name="CharStyle11"><text:span text:style-name="T59">nom. Pod perinou sa len zbytočne rozpa</text:span></text:span><text:span text:style-name="CharStyle11"><text:span text:style-name="T26">ľ</text:span></text:span><text:span text:style-name="CharStyle11"><text:span text:style-name="T59">uje nemocný. Nemocného treba raz denne do čistej bielizne preobliecť.</text:span></text:span></text:p>
        <text:p text:style-name="P97"><text:span text:style-name="CharStyle11"><text:span text:style-name="T59">Aby nemocní nedostali hubky do úst, afty, vredy, difteriu do hrdla, alebo iné nemoce, treba sa pečlive starať o čistotu úst a hrdla. Preto nech si staršie deti často vyplachujú ústa bu</text:span></text:span><text:span text:style-name="CharStyle11"><text:span text:style-name="T82">ď</text:span></text:span><text:span text:style-name="CharStyle11"><text:span text:style-name="T59"> 2%-ovou b</text:span></text:span><text:span text:style-name="CharStyle11"><text:span text:style-name="T26">ó</text:span></text:span><text:span text:style-name="CharStyle11"><text:span text:style-name="T59">rovou kyselinou, alebo 1%-ovým roztokom bóraxu, alebo slabuškým roztokom hypermangánu, alebo aspoň prevarenou slanou vodou.</text:span></text:span></text:p>
        <text:p text:style-name="P97"><text:span text:style-name="CharStyle11"><text:span text:style-name="T59">Malým deťom treba 3—4 razy denne tými istými roztokmi vymývať ústa, a síce tak, že na ukazovací prst okrútime mäkkú, čistú handričku a namočiac prst do výš</text:span></text:span><text:span text:style-name="CharStyle11"><text:span text:style-name="T2">m</text:span></text:span><text:span text:style-name="CharStyle11"><text:span text:style-name="T59">enovaných tekutín, ľahúčko potreme dutinu úst.</text:span></text:span></text:p>
        <text:p text:style-name="P97"><text:span text:style-name="CharStyle11"><text:span text:style-name="T59">Nos očistíme tak, keď ušú</text:span></text:span><text:span text:style-name="CharStyle11"><text:span text:style-name="T2">ľ</text:span></text:span><text:span text:style-name="CharStyle11"><text:span text:style-name="T59">ame z vaty šúľok, namočíme ho do 10%-ovej b</text:span></text:span><text:span text:style-name="CharStyle11"><text:span text:style-name="T26">ó</text:span></text:span><text:span text:style-name="CharStyle11"><text:span text:style-name="T59">rovej masti a ním 3—4 razy denne nos vytreme.</text:span></text:span></text:p>
        <text:p text:style-name="P97"><text:span text:style-name="CharStyle21"><text:span text:style-name="T59">Pokrmom nemocného nech sú výlučne: teplé prevarené mlieko, alebo s </text:span></text:span><text:soft-page-break/><text:span text:style-name="CharStyle21"><text:span text:style-name="T59">odvarkom z lipového kvet</text:span></text:span><text:span text:style-name="CharStyle11"><text:span text:style-name="T2">u</text:span></text:span><text:span text:style-name="CharStyle11"><text:span text:style-name="T59">; ďalej mlieko so žaludovou alebo žitnou kávou a s kakaom, alebo polievka bez mastnoty.</text:span></text:span></text:p>
        <text:p text:style-name="P97"><text:span text:style-name="CharStyle21"><text:span text:style-name="T59">Nápojom nech je bu</text:span></text:span><text:span text:style-name="CharStyle21"><text:span text:style-name="T82">ď</text:span></text:span><text:span text:style-name="CharStyle21"><text:span text:style-name="T59"> čistá voda, alebo li­monáda z citr</text:span></text:span><text:span text:style-name="CharStyle11"><text:span text:style-name="T26">o</text:span></text:span><text:span text:style-name="CharStyle11"><text:span text:style-name="T59">novej alebo inej ovocnej šťavy.</text:span></text:span></text:p>
        <text:p text:style-name="P97"><text:span text:style-name="CharStyle11"><text:span text:style-name="T59">Slabým deťom môžeme dávať polievku s roztrepaným žĺtkom, alebo i čaj a slabú kávu.</text:span></text:span></text:p>
        <text:p text:style-name="P97"><text:span text:style-name="CharStyle11"><text:span text:style-name="T59">Koncom druhého týždňa, ak nenastúpily kom­plikácie, t. j. nové nemoce, ktoré stav chorého zhor­šujú, možno dávať nemocnému </text:span></text:span><text:span text:style-name="CharStyle11"><text:span text:style-name="T2">ľ</text:span></text:span><text:span text:style-name="CharStyle11"><text:span text:style-name="T59">ahšie pokrm</text:span></text:span><text:span text:style-name="CharStyle11"><text:span text:style-name="T2">y</text:span></text:span><text:span text:style-name="CharStyle11"><text:span text:style-name="T59">: vajce na mäkko, kaše, zaváraniny, ryžu, krupicu (grísku).</text:span></text:span></text:p>
        <text:p text:style-name="P97"><text:span text:style-name="CharStyle11"><text:span text:style-name="T59">Nemocného, či je prípad ľahký a či ťažší, treba nevyhnutne držať v posteli za 14 dní. V zimnom čase tri týždne. Izbu môže nemocný opustiť len koncom štvrtého týždňa. Ak vystúpily komplikácie, v takom prípade rozhodne lekár, kedy smie nemocný opustiť izbu.</text:span></text:span></text:p>
        <text:p text:style-name="P10"><text:span text:style-name="CharStyle39"><text:span text:style-name="T59"/></text:span></text:p>
        <text:p text:style-name="P25"><text:span text:style-name="CharStyle11"><text:span text:style-name="T59">III.</text:span></text:span></text:p>
        <text:p text:style-name="P27"><text:span text:style-name="CharStyle12"><text:span text:style-name="T59"/></text:span></text:p>
        <text:p text:style-name="P67"><text:span text:style-name="CharStyle12"><text:span text:style-name="T59">72. </text:span></text:span><text:span text:style-name="CharStyle12"><text:span text:style-name="T2">O</text:span></text:span><text:span text:style-name="CharStyle12"><text:span text:style-name="T59"> kiahňach.</text:span></text:span></text:p>
        <text:p text:style-name="P97"><text:span text:style-name="CharStyle21"><text:span text:style-name="T59"/></text:span></text:p>
        <text:p text:style-name="P196"><text:span text:style-name="CharStyle21"><text:span text:style-name="T59">Kiahne (variola) bývalý kedysi postrachom </text:span></text:span><text:span text:style-name="CharStyle21"><text:span text:style-name="T83">ľ</text:span></text:span><text:span text:style-name="CharStyle21"><text:span text:style-name="T59">udí. Dnes máme proti nákaze istý a bezpečný liek: štepenie proti kiahňam. Zákon nariaďuje štepiť dieťa v prvom roku. Najlepšie je štepiť v piatom-šiestom mesiaci, ak je dieťa zdravé, </text:span></text:span><text:soft-page-break/><text:span text:style-name="CharStyle21"><text:span text:style-name="T59">ak ho nelaxuje alebo nekašle, alebo ak nemá neja­kého výsypu na tele. V protivnom prípade treba štepenie odložiť na neskoršie.</text:span></text:span></text:p>
        <text:p text:style-name="P97"><text:span text:style-name="CharStyle11"><text:span text:style-name="T59">Ale ak v obci alebo na okolí vypukly kiahne, má sa každé neštepené dieťa hne</text:span></text:span><text:span text:style-name="CharStyle11"><text:span text:style-name="T2">ď</text:span></text:span><text:span text:style-name="CharStyle11"><text:span text:style-name="T59"> zaštepiť.</text:span></text:span></text:p>
        <text:p text:style-name="P97"><text:span text:style-name="CharStyle11"><text:span text:style-name="T59">Štepenie sa prijíma v štvrtom-piatom dni. Do 8. dňa máva dieťa horúčosť a je nepokojné. Kým na zaštepenom mieste chrastička sa neodlúpi, dávajme pozor, aby si dieťa zaštepenú ru­čičku neškrabalo a aby sa hnojivá rana k šatočkám neprilepila. Preto je dobre, keď zapálené miesto natreme </text:span></text:span><text:span text:style-name="CharStyle11"><text:span text:style-name="T2">1</text:span></text:span><text:span text:style-name="CharStyle11"><text:span text:style-name="T59">0</text:span></text:span><text:span text:style-name="CharStyle11"><text:span text:style-name="T2">%</text:span></text:span><text:span text:style-name="CharStyle11"><text:span text:style-name="T59">-ovou masťou b</text:span></text:span><text:span text:style-name="CharStyle11"><text:span text:style-name="T27">ó</text:span></text:span><text:span text:style-name="CharStyle11"><text:span text:style-name="T59">rovou.</text:span></text:span></text:p>
        <text:p text:style-name="P97"><text:span text:style-name="CharStyle11"><text:span text:style-name="T59">Kým chrasty samy neodpadnú, dieťa nesvobodno kúpať.</text:span></text:span></text:p>
        <text:p text:style-name="P97"><text:span text:style-name="CharStyle11"><text:span text:style-name="T59">Štepenie chráni od kiahní asi 5—10 rokov. Z tej príčiny štepia </text:span></text:span><text:span text:style-name="CharStyle11"><text:span text:style-name="T83">ľ</text:span></text:span><text:span text:style-name="CharStyle11"><text:span text:style-name="T59">udí znovu, hlavne v čase kiahňovej epidemie.</text:span></text:span></text:p>
        <text:p text:style-name="P97"><text:span text:style-name="CharStyle11"><text:span text:style-name="T59">Jestli niekto v rodine ochorel kiahňami, treba hneď všetkých členov rodiny zaštepiť a nemoc­ného, nakoľko len možno, od zdravých členov ro­diny odlúčiť. Nákaza kiahňami môže s</text:span></text:span><text:span text:style-name="CharStyle11"><text:span text:style-name="T27">a</text:span></text:span><text:span text:style-name="CharStyle11"><text:span text:style-name="T59"> preniesť v ľahkých prípadoch do 4, v ťažších prípadoch do 6—8 týždňov. Všetky predpisy o čistote, o prí­bytku, o pokrmoch a nápojoch treba dodržiavať tak prísne, ako sme to pri predchádzajúcich nákazlivých nemociach označili. Okrem toho zastreme polovicu oblokov červenou šatou.</text:span></text:span></text:p>
        <text:p text:style-name="P97"><text:span text:style-name="CharStyle11"><text:span text:style-name="T59">Proti svrbeniu kože upotrebíme teplých kúpe­ľov, alebo natreme kožu nemocného olivovým ole­jom alebo vaselinom.</text:span></text:span></text:p>
        <text:p text:style-name="P97"><text:soft-page-break/><text:span text:style-name="CharStyle21"><text:span text:style-name="T59">Nemocným nesvobodno dávať nijakých lieho­vých nápojov.</text:span></text:span></text:p>
        <text:p text:style-name="P97"><text:span text:style-name="CharStyle21"><text:span text:style-name="T27">V</text:span></text:span><text:span text:style-name="CharStyle11"><text:span text:style-name="T59"> každom prípade treba volať lekára.</text:span></text:span></text:p>
        <text:p text:style-name="P25"><text:span text:style-name="CharStyle11"><text:span text:style-name="T59"/></text:span></text:p>
        <text:p text:style-name="P63"><text:span text:style-name="CharStyle11"><text:span text:style-name="T59">IV.</text:span></text:span></text:p>
        <text:p text:style-name="P29"><text:span text:style-name="CharStyle12"><text:span text:style-name="T59"/></text:span></text:p>
        <text:p text:style-name="P69"><text:span text:style-name="CharStyle12"><text:span text:style-name="T59">73. O záškrte.</text:span></text:span></text:p>
        <text:p text:style-name="P97"><text:span text:style-name="CharStyle21"><text:span text:style-name="T59"/></text:span></text:p>
        <text:p text:style-name="P196"><text:span text:style-name="CharStyle21"><text:span text:style-name="T59">Pri záškrte (difterii) máme dvojakú povinnosť: okamžite zavolať lekára, aby prevzal liečenie ne­mocného, a zdravých členov rodiny čím najdoko­nalejšie odlúčiť od nemocného. (Obr. 36.)</text:span></text:span></text:p>
        <text:p text:style-name="P97"><text:span text:style-name="CharStyle11"><text:span text:style-name="T59">Záškrt počína sa obyčajne v hrdle na man­dliach, alebo v nose. Jestli pritlačíme nemocnému koreň jazyka lyžicou</text:span></text:span><text:span text:style-name="CharStyle11"><text:span text:style-name="T2">,</text:span></text:span><text:span text:style-name="CharStyle11"><text:span text:style-name="T59"> uvidíme na jednej alebo na oboch mandliach biele fľaky alebo biele blanky. Podobne pri difterii nosa odchádzajú s hlienom z jednej alebo z oboch dierok nosa biele blanky.</text:span></text:span></text:p>
        <text:p text:style-name="P97"><text:span text:style-name="CharStyle11"><text:span text:style-name="T59">Proti záškrtu máme bezpečný liek: s</text:span></text:span><text:span text:style-name="CharStyle21"><text:span text:style-name="T27">e</text:span></text:span><text:span text:style-name="CharStyle21"><text:span text:style-name="T59">rum difterické. S</text:span></text:span><text:span text:style-name="CharStyle11"><text:span text:style-name="T27">e</text:span></text:span><text:span text:style-name="CharStyle11"><text:span text:style-name="T59">rum je dnes pomerne lacný liek. Vyrába ho štát a v každej lekárni je vždy na sklade. S</text:span></text:span><text:span text:style-name="CharStyle11"><text:span text:style-name="T27">e</text:span></text:span><text:span text:style-name="CharStyle11"><text:span text:style-name="T59">rum je žltkavá tekutina, ktorú lekár strieka nemocnému pod kožu.</text:span></text:span></text:p>
        <text:p text:style-name="P97"><text:span text:style-name="CharStyle11"><text:span text:style-name="T59">Štatistika o liečení serumom nás poučuje, že čím skorej zaštepí lekár nemocného, tým je väčšia nádej na úplné a dokonalé vyliečenie. Z nemocných, ktorých zaštepia v prvom dni choroby, umierajú zo 100 — 2, v druhom dni zo 100 — 8, v tre</text:span></text:span><text:span text:style-name="CharStyle11"><text:span text:style-name="T84">ť</text:span></text:span><text:span text:style-name="CharStyle11"><text:span text:style-name="T59">om-štvrtom dni zo 100 — 18 až 20 ne­mocných.</text:span></text:span></text:p>
        <text:p text:style-name="P97"><text:soft-page-break/><text:span text:style-name="CharStyle11"><text:span text:style-name="T59">Nákaza nachodí sa v bielych blankách, v hliene nosa a v slinách úst nemocného. Všetky predmety, s ktorými príde nemocný do potyku: lyžice, poháre, hračky, bielizeň, môžu nákazu rozširovať. Preto všetky takéto predmety treba bedl</text:span></text:span><text:span text:style-name="CharStyle11"><text:span text:style-name="T2">iv</text:span></text:span><text:span text:style-name="CharStyle11"><text:span text:style-name="T59">e </text:span></text:span><text:span text:style-name="CharStyle11"><text:span text:style-name="T2">de</text:span></text:span><text:span text:style-name="CharStyle11"><text:span text:style-name="T59">sinf</text:span></text:span><text:span text:style-name="CharStyle11"><text:span text:style-name="T2">i</text:span></text:span><text:span text:style-name="CharStyle11"><text:span text:style-name="T59">kovať (vi</text:span></text:span><text:span text:style-name="CharStyle11"><text:span text:style-name="T84">ď</text:span></text:span><text:span text:style-name="CharStyle11"><text:span text:style-name="T59"> odstavec o desinfekcii). Štepenie serumom proti difterii chráni človeka proti novej nákaze asi 2—5 týždňov.</text:span></text:span></text:p>
        <text:p text:style-name="P97"><text:span text:style-name="CharStyle11"><text:span text:style-name="T59">Po zaštepení asi za 12—16 hodín počne sa javiť účinok lieku v tom, že chorý ztráca horúčku, blanky sa </text:span></text:span><text:span text:style-name="CharStyle11"><text:span text:style-name="T28">ľ</text:span></text:span><text:span text:style-name="CharStyle11"><text:span text:style-name="T59">ahko odlupujú a nemocný cíti sa občerstveným a všeobecná nálada jeho sa polepší.</text:span></text:span></text:p>
        <text:p text:style-name="P97"><text:span text:style-name="CharStyle11"><text:span text:style-name="T59">Nemocný má by</text:span></text:span><text:span text:style-name="CharStyle11"><text:span text:style-name="T84">ť</text:span></text:span><text:span text:style-name="CharStyle11"><text:span text:style-name="T59"> odlúčený od zdravých čle­nov rodiny najmenej za 3 týždne. Po troch týž­dňoch treba previesť desinfekciu príbytku takým spôsobom, ako sme označili v odstavci o desinfekcii príbytkov.</text:span></text:span></text:p>
        <text:p text:style-name="P97"><text:span text:style-name="CharStyle11"><text:span text:style-name="T59">Pred užívaním štepenia proti záškrtu umie­ralo zo 100 asi 85 nemocných. Právom tedy po­važoval sa záškrt za jednu z najstrašnejších ne­mocí detského veku. Dnes umiera zo sta asi 5—10 nemocných. I to väčšinou len v takých prípadoch, kde rodičia zanedbávajú chorobu a idú k lekárovi len na 5—6. deň, keď už nákaza choroby zachvá­tila všetky ústroje tela a smrť je už len otázkou času.</text:span></text:span></text:p>
        <text:p text:style-name="P25"><text:span text:style-name="CharStyle11"><text:span text:style-name="T59">Z toho vidíme, že pri záškrte nesvobodno ztráca</text:span></text:span><text:span text:style-name="CharStyle11"><text:span text:style-name="T28">ť</text:span></text:span><text:span text:style-name="CharStyle11"><text:span text:style-name="T59"> ani len hodiny času, ale hne</text:span></text:span><text:span text:style-name="CharStyle11"><text:span text:style-name="T84">ď</text:span></text:span><text:span text:style-name="CharStyle11"><text:span text:style-name="T59">, ako chorobu zbadáme, volajme lekára a dajme nemocného zaštepiť.</text:span></text:span></text:p>
        <text:p text:style-name="P97"><text:span text:style-name="CharStyle11"><text:span text:style-name="T59">Čistota príbytku a bielizne vyžaduje sa pri záškrte práve tak, ako pri šarlachu a iných ná­kazlivých nemociach.</text:span></text:span></text:p>
        <text:p text:style-name="P97"><text:soft-page-break/><text:span text:style-name="CharStyle11"><text:span text:style-name="T59">Pokrm, čistenie nosa a dutiny ústnej a hrtana nariadi lekár. V nijakom prípade však nedávajme nemocným tvrdých a ťažko str</text:span></text:span><text:span text:style-name="CharStyle11"><text:span text:style-name="T28">a</text:span></text:span><text:span text:style-name="CharStyle11"><text:span text:style-name="T59">viteľných pokrmov. Podobne nedávajme ani horúcich, alebo korene­ných.</text:span></text:span></text:p>
        <text:p text:style-name="P97"><text:span text:style-name="CharStyle11"><text:span text:style-name="T59">Po zmiznutí nemoci treba nemocného udržia­vať v mierne teplej, dobre vetranej izbe, aby sa nepripojily nemoce p</text:span></text:span><text:span text:style-name="CharStyle11"><text:span text:style-name="T28">ľ</text:span></text:span><text:span text:style-name="CharStyle11"><text:span text:style-name="T59">úc a obličiek. Kedy máme okúpať nemocného, určí lekár.</text:span></text:span></text:p>
        <text:p text:style-name="P25"><text:span text:style-name="CharStyle11"><text:span text:style-name="T59"/></text:span></text:p>
        <text:p text:style-name="P63"><text:span text:style-name="CharStyle11"><text:span text:style-name="T59">V.</text:span></text:span></text:p>
        <text:p text:style-name="P30"><text:span text:style-name="CharStyle12"><text:span text:style-name="T59"/></text:span></text:p>
        <text:p text:style-name="P70"><text:span text:style-name="CharStyle12"><text:span text:style-name="T59">74. Cholera asijská.</text:span></text:span></text:p>
        <text:p text:style-name="P97"><text:span text:style-name="CharStyle11"><text:span text:style-name="T59"/></text:span></text:p>
        <text:p text:style-name="P196"><text:span text:style-name="CharStyle11"><text:span text:style-name="T59">Cholera (Cholera asiatica) vyskytuje sa od nepamätných dôb v Indii. Do Eur</text:span></text:span><text:span text:style-name="CharStyle11"><text:span text:style-name="T28">o</text:span></text:span><text:span text:style-name="CharStyle11"><text:span text:style-name="T59">py zavliekli ju po prvý raz roku 1830. Od tej doby zjavila sa v Eur</text:span></text:span><text:span text:style-name="CharStyle11"><text:span text:style-name="T28">o</text:span></text:span><text:span text:style-name="CharStyle11"><text:span text:style-name="T59">pe asi 6 ráz. Roku 1883 objavil Koch vo výkaloch nemocných príčiny nemoci, cholerového bacilla. (Obr. 37.)</text:span></text:span></text:p>
        <text:p text:style-name="P97"><text:span text:style-name="CharStyle11"><text:span text:style-name="T59">Bacill cholery dostane sa s nakazenou pitnou vodou do vnútorností človeka; tu sa za jeden až tri dni v ohromnom množstve rozplodí a zapríčiní prudkú hnačku, potom kŕče v nohách, bolesti v údoch, </text:span></text:span><text:span text:style-name="CharStyle11"><text:span text:style-name="T84">ď</text:span></text:span><text:span text:style-name="CharStyle11"><text:span text:style-name="T59">alej zblednutie, až obelasenie rúk a nôh; telo obleje sa studeným, lipkavým potom, tvár navidomoči chudne, nos stáva sa končitým a oči vpadúvajú, tak že tvár nemocného sa úplne premení. Nemocný žaluje sa na hučanie v ušiach, na závrat a ošia</text:span></text:span><text:span text:style-name="CharStyle11"><text:span text:style-name="T84">l</text:span></text:span><text:span text:style-name="CharStyle11"><text:span text:style-name="T59"> hlavy. </text:span></text:span><text:soft-page-break/><text:span text:style-name="CharStyle11"><text:span text:style-name="T59">Nemocný často ztráca úplne hlas. Celý priebeh nemoci trvá tri-štyri, najviac 12—14 dní.</text:span></text:span></text:p>
        <text:p text:style-name="P97"><text:span text:style-name="CharStyle11"><text:span text:style-name="T59">Chrániť proti cholere je povinnosťou policaj­ných úradov a lekárov. Menovite lekári povinní sú poučovať nevedomých </text:span></text:span><text:span text:style-name="CharStyle11"><text:span text:style-name="T2">ľ</text:span></text:span><text:span text:style-name="CharStyle11"><text:span text:style-name="T59">udí o tom, ako zabrániť, aby sa cholera nerozširovala.</text:span></text:span></text:p>
        <text:p text:style-name="P97"><text:span text:style-name="CharStyle11"><text:span text:style-name="T59">Počas cholery máme žiť striedme, vystríhať sa treba nezdravých pokrmov a pitia. Starať sa</text:span></text:span><text:span text:style-name="CharStyle37"><text:span text:style-name="T59"> </text:span></text:span><text:span text:style-name="CharStyle11"><text:span text:style-name="T59">o čistotu príbytku, šatstva a menovite umývať si často ruky. Nápojov, menovite vody svobodno po­žívať len tak, keď sme ju prevarili a ochladili. Vystríhajme sa nezrelého ovocia, údenárskych vý­robkov a mastných pokrmov.</text:span></text:span></text:p>
        <text:p text:style-name="P97"><text:span text:style-name="CharStyle11"><text:span text:style-name="T59">Proti cholere nemáme bezpečného lieku. Opa­trovanie a liečenie chorých treba prevádzať dľa rady lekárskej.</text:span></text:span></text:p>
        <text:p text:style-name="P25"><text:span text:style-name="CharStyle11"><text:span text:style-name="T59"/></text:span></text:p>
        <text:p text:style-name="P63"><text:span text:style-name="CharStyle11"><text:span text:style-name="T59">VI.</text:span></text:span></text:p>
        <text:p text:style-name="P31"><text:span text:style-name="CharStyle12"><text:span text:style-name="T59">75. Tuberkulosa.</text:span></text:span></text:p>
        <text:p text:style-name="P4"><text:span text:style-name="CharStyle8"><text:span text:style-name="T59">(Suchá nemoc, suchotiny.)</text:span></text:span></text:p>
        <text:p text:style-name="P97"><text:span text:style-name="CharStyle11"><text:span text:style-name="T59"/></text:span></text:p>
        <text:p text:style-name="P196"><text:span text:style-name="CharStyle11"><text:span text:style-name="T59">Tuberkulosa je rozšírená po celej zemi a je najzáhubnejšia nemoc zo všetkých nákazlivých ne­mocí. V Eur</text:span></text:span><text:span text:style-name="CharStyle11"><text:span text:style-name="T28">o</text:span></text:span><text:span text:style-name="CharStyle11"><text:span text:style-name="T59">pe umiera ročne asi 1 million ľudí touto nemocou. Príčinou nemoci je bacill tuberkulósny. (Vid obr. 38.)</text:span></text:span></text:p>
        <text:p text:style-name="P97"><text:span text:style-name="CharStyle11"><text:span text:style-name="T59">Bacilly tuberkulosy žijú i mimo tela ľud­ského a rozmnožujú sa v teplote </text:span></text:span><text:soft-page-break/><text:span text:style-name="CharStyle11"><text:span text:style-name="T59">okolo 30—37 stupňov dľa Celsiusa.</text:span></text:span></text:p>
        <text:p text:style-name="P97"><text:span text:style-name="CharStyle11"><text:span text:style-name="T59">Tuberkulosa zachvacuje nielen pľúca človeka, ale i jeho kosti, ž</text:span></text:span><text:span text:style-name="CharStyle11"><text:span text:style-name="T2">l</text:span></text:span><text:span text:style-name="CharStyle11"><text:span text:style-name="T59">azy, črevá, brušné blany a kožu. Nemoc usmrcuje človeka bu</text:span></text:span><text:span text:style-name="CharStyle11"><text:span text:style-name="T84">ď</text:span></text:span><text:span text:style-name="CharStyle11"><text:span text:style-name="T59"> v pár týždňoch (milliárna, galoppujúca tuberkulosa), alebo sa vlečie asi za 3 roky. Z tohoto súdime, že ľudské ústroje vedú dlhý boj s nákazou, kým jej nepodľahnú. Známo je, že raz nakazený človek môže sa vy­liečiť a zase znovu nakaziť a onemocnieť.</text:span></text:span></text:p>
        <text:p text:style-name="P97"><text:span text:style-name="CharStyle11"><text:span text:style-name="T59">Tuberkulósne bacilly dajú sa ťažko vyhubiť ako v tele, tak i mimo tela ľudského. V pľúcach žijú spolu s inými (hnisavými) bakt</text:span></text:span><text:span text:style-name="CharStyle11"><text:span text:style-name="T28">e</text:span></text:span><text:span text:style-name="CharStyle11"><text:span text:style-name="T59">riami a tak človek chorý na suchú nemoc trpí miešanou ná­kazou.</text:span></text:span></text:p>
        <text:p text:style-name="P97"><text:span text:style-name="CharStyle11"><text:span text:style-name="T59">Človek sa nakazí ústami, a síce bu</text:span></text:span><text:span text:style-name="CharStyle11"><text:span text:style-name="T84">ď</text:span></text:span><text:span text:style-name="CharStyle11"><text:span text:style-name="T59"> vzduchom, v ktorom sú tuberkulósne bacilly, alebo pokrmom. V povetrí žijú suché bacilly a dýchaním otvore­nými ústami ľahko sa dostanú do pľúc, alebo do­stanú sa do povetria kašľom, kýchaním a pľuvaním suchotinárov a vznášajú sa v povetrí v malých perličkách a takto zase dýchaním dostanú sa do pľúc zdravého človeka.</text:span></text:span></text:p>
        <text:p text:style-name="P97"><text:span text:style-name="CharStyle11"><text:span text:style-name="T59">Z pokrmov býva bacillami nakazený chlieb, mlieko a ovocie, menovite to, ktoré predávajú na uliciach a ktoré je prachom zanesené.</text:span></text:span></text:p>
        <text:p text:style-name="P8"><text:span text:style-name="CharStyle26"><text:span text:style-name="T59"/></text:span></text:p>
        <text:p text:style-name="P97"><text:span text:style-name="CharStyle11"><text:span text:style-name="T59">Nákaza dýchaním menuje sa priamou, lebo bacilly vnikajú rovno do pľúc; nákaza pokrmami a nápojom je nepriama</text:span></text:span><text:span text:style-name="CharStyle21"><text:span text:style-name="T2">,</text:span></text:span><text:span text:style-name="CharStyle11"><text:span text:style-name="T59"> lebo bacilly dostávajú sa zo žalúdka čez stenu čriev do krvi a do útrob.</text:span></text:span></text:p>
        <text:p text:style-name="P97"><text:span text:style-name="CharStyle11"><text:span text:style-name="T59">Nakaziť sa možno konečne nečistým stolovým náčiním, keď na pr. jeme </text:span></text:span><text:soft-page-break/><text:span text:style-name="CharStyle11"><text:span text:style-name="T59">lyžicou, ktorou pred nami jedol suchotinár; </text:span></text:span><text:span text:style-name="CharStyle11"><text:span text:style-name="T84">ď</text:span></text:span><text:span text:style-name="CharStyle11"><text:span text:style-name="T59">alej pohármi, hračkami, </text:span></text:span><text:span text:style-name="CharStyle11"><text:span text:style-name="T28">fl</text:span></text:span><text:span text:style-name="CharStyle11"><text:span text:style-name="T59">autou a klarinettom, slovom všetkými predmetmi, ktoré prišly do styku s ústami suchotinára. Kde suchotinár leží, tam sú znečistené všetky pred­mety (periny, posteľ, náradie), ktoré sa nachá­dzajú v jeho okolí. I bozkom možno preniesť suchú nemoc. Deti, ktoré sa hrajú na zemi a ruky si prachom zeme zanečistia, pchaním prsta do úst môžu sa tiež nakaziť tuberkulosou.</text:span></text:span></text:p>
        <text:p text:style-name="P97"><text:span text:style-name="CharStyle11"><text:span text:style-name="T59">Suchá nemoc od dávna menuje sa nemocou chudobných, a to preto, lebo skutočne tuberkulósne bacilly skorej sa ujmú u slabých, zle žive­ných, prácou vysilených </text:span></text:span><text:span text:style-name="CharStyle11"><text:span text:style-name="T28">ľ</text:span></text:span><text:span text:style-name="CharStyle11"><text:span text:style-name="T59">udí, ako u zdravých, sil­ných a dobre živených. Menovite pijani sú náklonní k suchotinám. Suchá nemoc vystupuje často ako takzvaná rodinná nemoc. Istí údovia rodiny sú od narodenia slabí a podobne ich potomci bý­vajú slabí a k suchotám náchylní, preto sa hovorí, že sú suchotiny chorobou dedičnou, lebo v nie­ktorej rodine s pokolenia na pokolenie istí údovia umierajú na suchotiny. V čom je táto dedičnosť, alebo dedičná náklonnosť, dosia</text:span></text:span><text:span text:style-name="CharStyle11"><text:span text:style-name="T84">ľ</text:span></text:span><text:span text:style-name="CharStyle11"><text:span text:style-name="T59"> určite nevieme.</text:span></text:span></text:p>
        <text:p text:style-name="P97"><text:span text:style-name="CharStyle11"><text:span text:style-name="T59">Známo je </text:span></text:span><text:span text:style-name="CharStyle11"><text:span text:style-name="T84">ď</text:span></text:span><text:span text:style-name="CharStyle11"><text:span text:style-name="T59">alej, že človek v rôznom čase raz vzdoruje, raz podlieha nákaze suchotinami. Po ťažkých a dlhotrvanlivých chorobách je ústroj ľud­ský vždy zoslabený a ľahšie podlieha suchotinám, ako človek zdravý. Ľudia s katarrhom pľúc, ľudia bledí a s chorobami žalúdka a čriev nakazia sa ľahko.</text:span></text:span></text:p>
        <text:p text:style-name="P97"><text:span text:style-name="CharStyle11"><text:span text:style-name="T59">Hlavným prameňom nákazy suchotinárskej sú chrchle. Ke</text:span></text:span><text:span text:style-name="CharStyle11"><text:span text:style-name="T84">ď</text:span></text:span><text:span text:style-name="CharStyle11"><text:span text:style-name="T59"> si predstavíme, že suchotinár odha­dzuje mesiace a roky a keď povážime, že v jed­nom </text:span></text:span><text:soft-page-break/><text:span text:style-name="CharStyle11"><text:span text:style-name="T59">vychráknutí je vyše jedného milliona bacillov tuberkulósnych, nuž zhroziť sa musíme nad ne­bezpečenstvom, aké sa šíri z okolia suchotinára. Predstavme si </text:span></text:span><text:span text:style-name="CharStyle11"><text:span text:style-name="T84">ď</text:span></text:span><text:span text:style-name="CharStyle11"><text:span text:style-name="T59">alej, že v každej obci, v každom meste je na stá suchotinárov, i za zázrak treba považovať, že celé mestá, celé dediny nenakazia sa týmito milliardami bacillov, ktoré nemocní za roky a roky vyhádžu.</text:span></text:span></text:p>
        <text:p text:style-name="P97"><text:span text:style-name="CharStyle11"><text:span text:style-name="T59">Na priloženom obrázku je zobrazené (obr. 38.) asi 400 bacillov. Bacilly boly vzaté z chrchlu su­chotinára a zväčšené sú asi tisíc ráz. Vzalo sa chrchlu vo velikosti mušacej hlavičky a obrázok ukazuje len desiatu čiastku z neho. Je tedy jasno, koľko millionov bacillov je v jedinom odpľuvnutí!</text:span></text:span></text:p>
        <text:p text:style-name="P97"><text:span text:style-name="CharStyle11"><text:span text:style-name="T59">Tuberkulósne bacilly nachodia sa okrem toho ešte v stolici a v moči suchotinárov.</text:span></text:span></text:p>
        <text:p text:style-name="P97"><text:span text:style-name="CharStyle21"><text:span text:style-name="T59">Ako sa brániť proti nákaze suchotinami?</text:span></text:span></text:p>
        <text:p text:style-name="P97"><text:span text:style-name="CharStyle11"><text:span text:style-name="T59">Hlavnou úlohou je nivočiť bacilly suchotín, vystríhať sa od nákazy a konečne žiť tak, aby sme telo svoje nezoslabovali, k nákaze náchylným ho nerobili, mierne pracovali a striedme žili.</text:span></text:span></text:p>
        <text:p text:style-name="P97"><text:span text:style-name="CharStyle11"><text:span text:style-name="T59">Už vieme, že najväčším šíriteľom nákazy sú chrchle suchotinárov. Je tedy povinnosťou suchotinárov samých, aby okolo seba nepľuli a tak ná­kazu nešírili. </text:span></text:span><text:span text:style-name="CharStyle11"><text:span text:style-name="T2">A</text:span></text:span><text:span text:style-name="CharStyle11"><text:span text:style-name="T59"> to nielen v domoch, v príbytku, keď už zoslabení ležia na posteli, ale menovite aby neodchrakovali na ulici, kadiaľ chodia zdraví ľudia. Uvážme len, čo sa stane s takou chrachotinou, v ktorej sú milliony bacillov. Na ňu stúpi človek nevedomky, prilepí sa mu na obuv a za­vlečie ju do príbytku, kde sa s </text:span></text:span><text:soft-page-break/><text:span text:style-name="CharStyle11"><text:span text:style-name="T59">obuvi otre o zem, alebo o koberec, alebo pri čistení obuvi dostane sa s prachom do povetria a odtiaľ dýchaním do pľúc.</text:span></text:span></text:p>
        <text:p text:style-name="P97"><text:span text:style-name="CharStyle11"><text:span text:style-name="T59">Boj proti suchotinám, či vlastne proti bacillom suchotín nebude ma</text:span></text:span><text:span text:style-name="CharStyle11"><text:span text:style-name="T2">ť</text:span></text:span><text:span text:style-name="CharStyle11"><text:span text:style-name="T59"> dotiaľ nijakého úspechu, kým suchotinári sami nenahliadnu, že oni</text:span></text:span><text:span text:style-name="CharStyle11"><text:span text:style-name="T2"> </text:span></text:span><text:span text:style-name="CharStyle11"><text:span text:style-name="T59">sú vinní, keď sa od nich zdraví ľudia nakazia.</text:span></text:span></text:p>
        <text:p text:style-name="P97"><text:span text:style-name="CharStyle11"><text:span text:style-name="T59">Povedali sme, že hlavnou ochranou proti su­chotinám je zosilňovať telo, aby nákaze ľahko ne­podliehalo.</text:span></text:span></text:p>
        <text:p text:style-name="P97"><text:span text:style-name="CharStyle11"><text:span text:style-name="T59">Čím sa zosilňuje telo? Miernym životom, do­statočným odpočinkom, miernou prácou, vľúdnym a láskavým zaobchádzaním s bližným, prebývaním v čistom príbytku, konaním práce v prírode </text:span></text:span><text:span text:style-name="CharStyle11"><text:span text:style-name="T2">a </text:span></text:span><text:span text:style-name="CharStyle11"><text:span text:style-name="T59">konečne premáhaním všetkých vášní a pachtení sa za zbytočným majetkom a slávou. Kto tedy hla­duje, alebo sa objedá, málo spí, do úmoru pra­cuje, kto surovo s </text:span></text:span><text:span text:style-name="CharStyle11"><text:span text:style-name="T2">ľ</text:span></text:span><text:span text:style-name="CharStyle11"><text:span text:style-name="T59">udmi nakladá, kto pracuje v prachu, v smrade, v nečistom povetrí a núti ľudí, aby v takomto okolí pracovali, kto úžern</text:span></text:span><text:span text:style-name="CharStyle11"><text:span text:style-name="T2">íč</text:span></text:span><text:span text:style-name="CharStyle11"><text:span text:style-name="T59">i a sdiera robotníka, kto žije v rozkoši, kto obetuje na seba a pre seba viac, ako treba, odníma po­trebné veci bližným, každý takýto človek priamo i nepriamo zoslabuje silu ľudského tela a robí ho náklonným k nákaze.</text:span></text:span></text:p>
        <text:p text:style-name="P97"><text:span text:style-name="CharStyle21"><text:span text:style-name="T59">Nivočiť bakt</text:span></text:span><text:span text:style-name="CharStyle21"><text:span text:style-name="T103">e</text:span></text:span><text:span text:style-name="CharStyle21"><text:span text:style-name="T59">rie tuberkulósne znamená hatiť suchotiny.</text:span></text:span></text:p>
        <text:p text:style-name="P97"><text:span text:style-name="CharStyle11"><text:span text:style-name="T59">Boj proti nákaze treba vies</text:span></text:span><text:span text:style-name="CharStyle11"><text:span text:style-name="T84">ť</text:span></text:span><text:span text:style-name="CharStyle11"><text:span text:style-name="T59"> takt</text:span></text:span><text:span text:style-name="CharStyle11"><text:span text:style-name="T2">o</text:span></text:span><text:span text:style-name="CharStyle11"><text:span text:style-name="T59">:</text:span></text:span></text:p>
        <text:p text:style-name="P101"><text:span text:style-name="CharStyle11"><text:span text:style-name="T59">1. Such</text:span></text:span><text:span text:style-name="CharStyle11"><text:span text:style-name="T2">ot</text:span></text:span><text:span text:style-name="CharStyle11"><text:span text:style-name="T59">inár nech p</text:span></text:span><text:span text:style-name="CharStyle21"><text:span text:style-name="T28">ľ</text:span></text:span><text:span text:style-name="CharStyle21"><text:span text:style-name="T59">uje do pľuváka</text:span></text:span><text:span text:style-name="CharStyle11"><text:span text:style-name="T2">,</text:span></text:span><text:span text:style-name="CharStyle11"><text:span text:style-name="T59"> alebo nádoby, ktorá je naplnená 5%-ovým roztokom lysolu, karbolu a pod. látok, ktoré bacilly v nie­koľkých minútach usmrcujú. V každom dome nech je tedy pľuvák.</text:span></text:span></text:p>
        <text:p text:style-name="P102"><text:soft-page-break/><text:span text:style-name="CharStyle11"><text:span text:style-name="T59">2. Treba čistiť telo kúpe</text:span></text:span><text:span text:style-name="CharStyle21"><text:span text:style-name="T28">ľ</text:span></text:span><text:span text:style-name="CharStyle21"><text:span text:style-name="T59">om aspoň raz do týždňa. Ruky umývajme si mydlom pred každým jedením. Menovite dbajme o čistotu rúk a tvári u detí. Nedovoľme, aby deti špinavými rukami braly a niesly pokrm do úst.</text:span></text:span></text:p>
        <text:p text:style-name="P117"><text:span text:style-name="CharStyle11"><text:span text:style-name="T59">3. Príbytky treba častejšie vápnom obieliť, náradie lúhom umývať, bielizeň dobre vyvariť a oprať. (Vi</text:span></text:span><text:span text:style-name="CharStyle11"><text:span text:style-name="T84">ď</text:span></text:span><text:span text:style-name="CharStyle11"><text:span text:style-name="T59"> odstavec o desinfekcii príbytkov.)</text:span></text:span></text:p>
        <text:p text:style-name="P102"><text:span text:style-name="CharStyle11"><text:span text:style-name="T59">4. Mlieka od kráv nemocných nepiť. Známo je totiž, že rožný dobytok býva tiež chorý na suchú nemoc, ktorá sa môže na človeka preniesť, hlavne v detskom útlom veku. Mlieko držme v </text:span></text:span><text:span text:style-name="CharStyle11"><text:span text:style-name="T84">č</text:span></text:span><text:span text:style-name="CharStyle11"><text:span text:style-name="T59">i­stých nádobác</text:span></text:span><text:span text:style-name="CharStyle11"><text:span text:style-name="T2">h</text:span></text:span><text:span text:style-name="CharStyle11"><text:span text:style-name="T59">; nádoby takéto treba vždy vriacou vodou vybariť a ku slncu obrátiť. Neprenášajme mlieko a vôbec pokrmy čez ulicu, kde sa práši, v nádobách neprikrytých. Osobám suchotinársky</text:span></text:span><text:span text:style-name="CharStyle11"><text:span text:style-name="T84">m </text:span></text:span><text:span text:style-name="CharStyle11"><text:span text:style-name="T59">nedajme dojiť kravy, aby, kašlúc pri dojení, nenakazili mlieko.</text:span></text:span></text:p>
        <text:p text:style-name="P133"><text:span text:style-name="CharStyle11"><text:span text:style-name="T59">5. Suchotinár nemá byť pekárom. U pekárov malo by sa zakázať, aby ľudia, vyberajúc pečivo, nemačkali a nešpinili ho rukami.</text:span></text:span></text:p>
        <text:p text:style-name="P117"><text:span text:style-name="CharStyle11"><text:span text:style-name="T59">6. Nekupovať a nikdy nejesť zaprášeného ovocia. Preto malo by sa zakázať na verejných uliciach, kde je prach, predávať ovocie.</text:span></text:span></text:p>
        <text:p text:style-name="P133"><text:span text:style-name="CharStyle11"><text:span text:style-name="T59">7. Nejesť surového mäsa a nedovoliť, aby sa zabíjal a predával nezdravý dobytok v jatkách. Mäso dobre uvarené alebo upečené je nákazy prosté.</text:span></text:span></text:p>
        <text:p text:style-name="P128"><text:span text:style-name="CharStyle11"><text:span text:style-name="T59">8. V každej kultúrnej krajine sú sanat</text:span></text:span><text:span text:style-name="CharStyle21"><text:span text:style-name="T28">o</text:span></text:span><text:span text:style-name="CharStyle21"><text:span text:style-name="T59">ria (liečebné ústavy) pre suchotinárov. U nás v Uhor­sku ich je ešte veľmi málo, kdežto v Nemecku a v iných krajinách skrze sanat</text:span></text:span><text:span text:style-name="CharStyle11"><text:span text:style-name="T28">o</text:span></text:span><text:span text:style-name="CharStyle11"><text:span text:style-name="T59">ria umenšuje sa s roka na rok počet suchotinárov. U nás sa suchotiny s roka na rok šíria. Význam sanat</text:span></text:span><text:span text:style-name="CharStyle11"><text:span text:style-name="T28">o</text:span></text:span><text:span text:style-name="CharStyle11"><text:span text:style-name="T59">ria je dvojaký: jednak naučí sa </text:span></text:span><text:soft-page-break/><text:span text:style-name="CharStyle11"><text:span text:style-name="T59">nemocný, ako bojovať proti bakt</text:span></text:span><text:span text:style-name="CharStyle11"><text:span text:style-name="T28">e</text:span></text:span><text:span text:style-name="CharStyle11"><text:span text:style-name="T59">ri</text:span></text:span><text:span text:style-name="CharStyle11"><text:span text:style-name="T28">a</text:span></text:span><text:span text:style-name="CharStyle11"><text:span text:style-name="T59">m suchotín, a čo sa naučil, sdelí to iným a tak množí sa počet bojovníkov proti su­chotinám; jednak v sanat</text:span></text:span><text:span text:style-name="CharStyle11"><text:span text:style-name="T28">o</text:span></text:span><text:span text:style-name="CharStyle11"><text:span text:style-name="T59">ri</text:span></text:span><text:span text:style-name="CharStyle11"><text:span text:style-name="T28">a</text:span></text:span><text:span text:style-name="CharStyle11"><text:span text:style-name="T59">ch mnohí ťažko ne­mocní ozdravejú a zase sa stanú užitočnými údmi spoločnosti ľudskej.</text:span></text:span></text:p>
        <text:p text:style-name="P218"><text:span text:style-name="CharStyle11"><text:span text:style-name="T59"/></text:span></text:p>
        <text:p text:style-name="P25"><text:span text:style-name="CharStyle21"><text:span text:style-name="T59">Liečenie suchotín.</text:span></text:span></text:p>
        <text:p text:style-name="P97"><text:span text:style-name="CharStyle11"><text:span text:style-name="T59"/></text:span></text:p>
        <text:p text:style-name="P196"><text:span text:style-name="CharStyle11"><text:span text:style-name="T59">Celkom bezpečného lieku proti suchotinám dosiaľ ešte nemáme, ačkoľvek v poslednom desať­ročí lekárska veda urobila ohromný pokrok v lie­čení tejto zhubnej choroby. Neustále robia sa pokusy liečiť chorobu serumom, tedy asi tak, ako liečime záškrt štepením. Je nádej, že v krátkom čase ne</text:span></text:span><text:span text:style-name="CharStyle11"><text:span text:style-name="T28">u</text:span></text:span><text:span text:style-name="CharStyle11"><text:span text:style-name="T59">navnej usilovnosti podarí sa nájsť taký liek, ktorým bude možno zachrániť pred smrťou milliony životov ľudských.</text:span></text:span></text:p>
        <text:p text:style-name="P97"><text:span text:style-name="CharStyle11"><text:span text:style-name="T59">Nemocný potrebuje ľahko str</text:span></text:span><text:span text:style-name="CharStyle11"><text:span text:style-name="T28">a</text:span></text:span><text:span text:style-name="CharStyle11"><text:span text:style-name="T59">viteľný pokrm, čistý, prachu a bakt</text:span></text:span><text:span text:style-name="CharStyle11"><text:span text:style-name="T28">e</text:span></text:span><text:span text:style-name="CharStyle11"><text:span text:style-name="T59">rií prostý vzduch, pokoj a odpočinok. Na tomto základe lieča sa chorí v sa­nat</text:span></text:span><text:span text:style-name="CharStyle11"><text:span text:style-name="T28">o</text:span></text:span><text:span text:style-name="CharStyle11"><text:span text:style-name="T59">ri</text:span></text:span><text:span text:style-name="CharStyle11"><text:span text:style-name="T28">a</text:span></text:span><text:span text:style-name="CharStyle11"><text:span text:style-name="T59">ch a kúpeľoch.</text:span></text:span></text:p>
        <text:p text:style-name="P97"><text:span text:style-name="CharStyle11"><text:span text:style-name="T59">Je ohromné množstvo takzvaných „liekov“ proti suchotinám. Všetky majú spoločnú vlastnosť: vyliečenie nimi je neisté.</text:span></text:span></text:p>
        <text:p text:style-name="P25"><text:span text:style-name="CharStyle11"><text:span text:style-name="T59"/></text:span></text:p>
        <text:p text:style-name="P63"><text:span text:style-name="CharStyle11"><text:span text:style-name="T59">VI</text:span></text:span><text:span text:style-name="CharStyle11"><text:span text:style-name="T84">I.</text:span></text:span></text:p>
        <text:p text:style-name="P29"><text:span text:style-name="CharStyle12"><text:span text:style-name="T59"/></text:span></text:p>
        <text:p text:style-name="P69"><text:soft-page-break/><text:span text:style-name="CharStyle12"><text:span text:style-name="T59">76. O horúčke.</text:span></text:span></text:p>
        <text:p text:style-name="P4"><text:span text:style-name="CharStyle8"><text:span text:style-name="T59"/></text:span></text:p>
        <text:p text:style-name="P89"><text:span text:style-name="CharStyle8"><text:span text:style-name="T59">(Typhus abdominalis.)</text:span></text:span></text:p>
        <text:p text:style-name="P97"><text:span text:style-name="CharStyle11"><text:span text:style-name="T59"/></text:span></text:p>
        <text:p text:style-name="P196"><text:span text:style-name="CharStyle11"><text:span text:style-name="T59">Horúčka (hlavnička) je nemoc nákazlivá. Prí­činou nákazy sú bacilly t</text:span></text:span><text:span text:style-name="CharStyle11"><text:span text:style-name="T28">y</text:span></text:span><text:span text:style-name="CharStyle11"><text:span text:style-name="T59">fu. (Obr. 39.)</text:span></text:span></text:p>
        <text:p text:style-name="P97"><text:span text:style-name="CharStyle11"><text:span text:style-name="T59">Bacill horúčkový žije i v tele nemocného (v črevách, pľúcach, moči, krvi at</text:span></text:span><text:span text:style-name="CharStyle11"><text:span text:style-name="T84">ď</text:span></text:span><text:span text:style-name="CharStyle11"><text:span text:style-name="T59">.), i mimo jeho tela, v prírode: hlavne vo vode, v mlieku, v záchodoch a v pôde. Konečne na všetkých pred­metoch, ktoré nemocný nakazí (bielizeň, šatstvo, náradie, náčinie).</text:span></text:span></text:p>
        <text:p text:style-name="P97"><text:span text:style-name="CharStyle11"><text:span text:style-name="T59">Nakreslíme stručne obraz choroby.</text:span></text:span></text:p>
        <text:p text:style-name="P101"><text:span text:style-name="CharStyle11"><text:span text:style-name="T59">1. Nemocný pred vypuknutím choroby cíti sa ustatým, slabým, ztratí chuť do jedenia a bolí ho hlava. Jedného dňa ho strasie a upadne do horú­čosti. Potom uľahne. Za krátko začne ho preháňať a stolica vyzerá, ako hrachová polievka. Horúčos</text:span></text:span><text:span text:style-name="CharStyle11"><text:span text:style-name="T84">ť </text:span></text:span><text:span text:style-name="CharStyle11"><text:span text:style-name="T59">stúpa so dňa na deň, až na 40</text:span></text:span><text:span text:style-name="CharStyle11"><text:span text:style-name="T2">°</text:span></text:span><text:span text:style-name="CharStyle11"><text:span text:style-name="T59"> d</text:span></text:span><text:span text:style-name="CharStyle11"><text:span text:style-name="T2">ľ</text:span></text:span><text:span text:style-name="CharStyle11"><text:span text:style-name="T59">a Celsiusa</text:span></text:span><text:span text:style-name="CharStyle11"><text:span text:style-name="T2">; </text:span></text:span><text:span text:style-name="CharStyle11"><text:span text:style-name="T59">v ústach mu schnie, je smädný, jazyk má suchý a povlečený. Má nepokojný spánok. Takýto je stav</text:span></text:span><text:span text:style-name="CharStyle11"><text:span text:style-name="T2"> </text:span></text:span><text:span text:style-name="CharStyle11"><text:span text:style-name="T59">chorého v prvom týždni</text:span></text:span><text:span text:style-name="CharStyle21"><text:span text:style-name="T2">.</text:span></text:span></text:p>
        <text:p text:style-name="P102"><text:span text:style-name="CharStyle11"><text:span text:style-name="T59">2. Horúčosť je stále vysoká a dostavia sa príznaky od mozgo</text:span></text:span><text:span text:style-name="CharStyle11"><text:span text:style-name="T2">v</text:span></text:span><text:span text:style-name="CharStyle11"><text:span text:style-name="T59">: blúzni, strháva sa, vyskočí z postele, až zúri. Na bruchu a hrudi ukážu sa malé červené punktíčky (roseola), podobné pich­nutiu blchou. Nemocný kašle a dostáva niekedy zapálenie pľúc. Cíti bôľ v bruchu, menovite na pravej strane, v </text:span></text:span><text:soft-page-break/><text:span text:style-name="CharStyle11"><text:span text:style-name="T59">okolí slepého čreva. Hnačka trvá </text:span></text:span><text:span text:style-name="CharStyle11"><text:span text:style-name="T84">ď</text:span></text:span><text:span text:style-name="CharStyle11"><text:span text:style-name="T59">alej. To je stav v druhom týždni.</text:span></text:span></text:p>
        <text:p text:style-name="P101"><text:span text:style-name="CharStyle11"><text:span text:style-name="T59">3. Horúčka začne za rána pomaly klesať a popoludní dvíha sa na stupeň v druhom týždni. Koncom tretieho týždňa dostavujú sa krvavé stolice.</text:span></text:span></text:p>
        <text:p text:style-name="P134"><text:span text:style-name="CharStyle11"><text:span text:style-name="T59">4. V ľahkých prípadoch nemoc končí sa v štvrtom týždni. V ťažkých prípadoch horúčka je stále vysoká, bez raňajšieho klesania, a nastáva smrť.</text:span></text:span></text:p>
        <text:p text:style-name="P97"><text:span text:style-name="CharStyle11"><text:span text:style-name="T59">T</text:span></text:span><text:span text:style-name="CharStyle11"><text:span text:style-name="T28">y</text:span></text:span><text:span text:style-name="CharStyle11"><text:span text:style-name="T59">fus je prevažne chorobou čriev, na ktorých usadzujú sa bacilly t</text:span></text:span><text:span text:style-name="CharStyle11"><text:span text:style-name="T28">y</text:span></text:span><text:span text:style-name="CharStyle11"><text:span text:style-name="T59">fu a vyvolávajú veľké množ­stvo vredov v črevných ž</text:span></text:span><text:span text:style-name="CharStyle11"><text:span text:style-name="T2">ľ</text:span></text:span><text:span text:style-name="CharStyle11"><text:span text:style-name="T59">azách. Jestli sú vredy veľmi hlboké a rozsiahle, môže sa črevo pretrhnúť, a tu nastáva v pár dňoch neodvratná smrť zapá­lením blán v dutine brušnej. Práve pre túto prí­činu lekári prikazujú, aby nemocnému nedávali ni­jakých tvrdých, pevných pokrmov</text:span></text:span><text:span text:style-name="CharStyle21"><text:span text:style-name="T2">,</text:span></text:span><text:span text:style-name="CharStyle21"><text:span text:style-name="T59"> a preto nemocný musí asi </text:span></text:span><text:span text:style-name="CharStyle21"><text:span text:style-name="T2">z</text:span></text:span><text:span text:style-name="CharStyle21"><text:span text:style-name="T59">a 6 týždňov požívať len tekutú, riedku potravu (mlieko, polievka, voda).</text:span></text:span></text:p>
        <text:p text:style-name="P97"><text:span text:style-name="CharStyle21"><text:span text:style-name="T59">Ako sa </text:span></text:span><text:span text:style-name="CharStyle21"><text:span text:style-name="T84">š</text:span></text:span><text:span text:style-name="CharStyle21"><text:span text:style-name="T59">íri nákaza horúčková?</text:span></text:span></text:p>
        <text:p text:style-name="P97"><text:span text:style-name="CharStyle11"><text:span text:style-name="T59">Predne skrze nemocného. Jeho stolicou, mo­čom a kašľom. Takto sa dostane nákaza do vody, do záchodov, do mlieka a dotykom nemocného na všetky predmety, ktoré sú v jeho okolí. Zdravý človek nakazí sa zase všetkými nakazenými pred­metmi, pokrmami, rukami, nápojom, mliekom atd.</text:span></text:span></text:p>
        <text:p text:style-name="P97"><text:span text:style-name="CharStyle11"><text:span text:style-name="T59">Tyfový bacill počas vypuknutia epidemie do­stane sa do vnútorností zdravých ľudí obyčajne vodou zo studieň, ktoré majú prítok zo záchodových jám, alebo z hnojníc, alebo vôbec z po­vrchovej a dažďovej vody. Inokedy príčinou hro­madnej nákazy býva mlieko</text:span></text:span><text:span text:style-name="CharStyle21"><text:span text:style-name="T2">,</text:span></text:span><text:span text:style-name="CharStyle11"><text:span text:style-name="T59"> ktoré donášajú z takého domu alebo </text:span></text:span><text:soft-page-break/><text:span text:style-name="CharStyle11"><text:span text:style-name="T59">mliekárne, kde bola horúčka. Tu bu</text:span></text:span><text:span text:style-name="CharStyle11"><text:span text:style-name="T2">ď</text:span></text:span><text:span text:style-name="CharStyle11"><text:span text:style-name="T59"> nemocná osoba narába s mliekom, alebo do mlieka prilievajú vodu, ktorá bola nakazená. Sú i také prípady, že nesvedomitý mliekár, vezúc mlieko do obce, cestou dolieva do</text:span></text:span><text:span text:style-name="CharStyle11"><text:span text:style-name="T2">ň</text:span></text:span><text:span text:style-name="CharStyle11"><text:span text:style-name="T59"> vodu z potokov. Preto na čistotu mlieka treba policajne dozerať a nesvedomitých predavačov potrestať.</text:span></text:span></text:p>
        <text:p text:style-name="P97"><text:span text:style-name="CharStyle11"><text:span text:style-name="T59">Príčinou nákazy môže by</text:span></text:span><text:span text:style-name="CharStyle11"><text:span text:style-name="T28">ť</text:span></text:span><text:span text:style-name="CharStyle11"><text:span text:style-name="T59"> i zaprášené ovocie, keď ho neumyjeme a z prachu neočistíme. Ďalej pokrmy, ktoré dlhší čas stoja. Tak menovite stu­dené zemiaky sú výbornou živnou pôdou pre bacilly t</text:span></text:span><text:span text:style-name="CharStyle11"><text:span text:style-name="T28">y</text:span></text:span><text:span text:style-name="CharStyle11"><text:span text:style-name="T59">fu.</text:span></text:span></text:p>
        <text:p text:style-name="P97"><text:span text:style-name="CharStyle21"><text:span text:style-name="T59">Ochrana proti nákaze záleží v prvom rade v prísnej čistote. Bacilly t</text:span></text:span><text:span text:style-name="CharStyle11"><text:span text:style-name="T28">y</text:span></text:span><text:span text:style-name="CharStyle11"><text:span text:style-name="T59">fu je ľahko usmrtiť varom.</text:span></text:span></text:p>
        <text:p text:style-name="P97"><text:span text:style-name="CharStyle11"><text:span text:style-name="T59">Nepime tedy surového mlieka, menovite keď nevieme, odkiaľ je a či s ním narábalo sa či­stotn</text:span></text:span><text:span text:style-name="CharStyle11"><text:span text:style-name="T28">e</text:span></text:span><text:span text:style-name="CharStyle11"><text:span text:style-name="T59">. Podobne prevarme a ochlaďme vodu, ak nám je podozrivá svojím zápachom a farbou.</text:span></text:span></text:p>
        <text:p text:style-name="P97"><text:span text:style-name="CharStyle11"><text:span text:style-name="T59">Stolice, výkaly a moč nemocných treba desin</text:span></text:span><text:span text:style-name="CharStyle11"><text:span text:style-name="T84">fi</text:span></text:span><text:span text:style-name="CharStyle21"><text:span text:style-name="T59">kova</text:span></text:span><text:span text:style-name="CharStyle21"><text:span text:style-name="T28">ť</text:span></text:span><text:span text:style-name="CharStyle11"><text:span text:style-name="T59"> buď 5</text:span></text:span><text:span text:style-name="CharStyle11"><text:span text:style-name="T2">%</text:span></text:span><text:span text:style-name="CharStyle11"><text:span text:style-name="T59">-ovým roztokom l</text:span></text:span><text:span text:style-name="CharStyle11"><text:span text:style-name="T2">ys</text:span></text:span><text:span text:style-name="CharStyle11"><text:span text:style-name="T59">olu, alebo chlorovým, alebo nehaseným vápnom, a síce tak, že na pol litra stolice dáme za priehrštie jedného z týchto vápen, smiešame to palicou a necháme stáť asi 20 minút. Podobne treba desinf</text:span></text:span><text:span text:style-name="CharStyle11"><text:span text:style-name="T2">i</text:span></text:span><text:span text:style-name="CharStyle11"><text:span text:style-name="T59">kovať vodu kúpeľa po nemocnom. Do kúpeľa dáme asi dve priehrštia vápna a necháme stáť pol hodiny.</text:span></text:span></text:p>
        <text:p text:style-name="P97"><text:span text:style-name="CharStyle21"><text:span text:style-name="T59">Vodu z bielizne a vodu, v ktorej sa umývajú a perú predmety po nemocnom, nevylievajme na dvor a menovite nie ku studni, aby sme ju nenakazili. Všetku </text:span></text:span><text:soft-page-break/><text:span text:style-name="CharStyle21"><text:span text:style-name="T59">bielizeň nemocného treba hne</text:span></text:span><text:span text:style-name="CharStyle21"><text:span text:style-name="T85">ď</text:span></text:span><text:span text:style-name="CharStyle21"><text:span text:style-name="T59"> na­močiť do 5%-ového roztoku lysolu, potom dobre vyvariť a vyprať. Stolové náčinie, ktoré upotreboval nemocný, pohádžme do vriacej vody a pri­dajme do nej trochu sódy.</text:span></text:span></text:p>
        <text:p text:style-name="P97"><text:span text:style-name="CharStyle11"><text:span text:style-name="T59">Nemocných treba isolova</text:span></text:span><text:span text:style-name="CharStyle21"><text:span text:style-name="T29">ť</text:span></text:span><text:span text:style-name="CharStyle21"><text:span text:style-name="T59">, to jest odlúčiť, aby k nim nemal nikto prístupu a aby sami ležali. Menovite detí nesvobodno pripúšťať k nemocným.</text:span></text:span></text:p>
        <text:p text:style-name="P97"><text:span text:style-name="CharStyle11"><text:span text:style-name="T59">K vôli isolovaniu (odlúčeniu) nemocných temer v každom väčšom meste sú tým cieľom zariadené špitále. Často iba uložením nemocných v špitáloch možno prekaziť rozšírenie sa nemoci vo velikých rozmeroch.</text:span></text:span></text:p>
        <text:p text:style-name="P97"><text:span text:style-name="CharStyle21"><text:span text:style-name="T59">Izba, kde leží nemocný, nech je zariadená čo najjednoduchejšie. Všetky okrasy, koberce, skrine a iné predmety treba z nej odstrániť. Podlahu a predmety utierajme vlhkou prachovkou, zabráňme zbytočné návštevy a vôbec styk zdravých s ne­mocným.</text:span></text:span></text:p>
        <text:p text:style-name="P97"><text:span text:style-name="CharStyle11"><text:span text:style-name="T59">Pre nemocného je najlepšie, keď má úplný pokoj, keď nemusí zbytočne hovoriť a sa rozčuľovať.</text:span></text:span></text:p>
        <text:p text:style-name="P97"><text:span text:style-name="CharStyle11"><text:span text:style-name="T59">Izba nech je svetlá, suchá, mierne teplá a nech je stály prístup čerstvého povetria.</text:span></text:span></text:p>
        <text:p text:style-name="P97"><text:span text:style-name="CharStyle11"><text:span text:style-name="T59">Po ukončení nemoci desinfikujme izbu, v ktorej nemocný ležal, a síce dľa predpisov zdravotníckych. </text:span></text:span><text:span text:style-name="CharStyle11"><text:span text:style-name="T29">(</text:span></text:span><text:span text:style-name="CharStyle11"><text:span text:style-name="T59">Vi</text:span></text:span><text:span text:style-name="CharStyle11"><text:span text:style-name="T2">ď</text:span></text:span><text:span text:style-name="CharStyle11"><text:span text:style-name="T59"> odstavec o desinfekcii.)</text:span></text:span></text:p>
        <text:p text:style-name="P10"><text:span text:style-name="CharStyle39"><text:span text:style-name="T59"/></text:span></text:p>
        <text:h text:style-name="P238" text:outline-level="4"><text:bookmark-start text:name="bookmark24"/><text:span text:style-name="CharStyle29"><text:span text:style-name="T59">XII. O pohlavnej dospelosti a o pohlavných nemociach.</text:span></text:span><text:bookmark-end text:name="bookmark24"/></text:h>
        <text:p text:style-name="P4"><text:span text:style-name="CharStyle8"><text:span text:style-name="T59">(Slovo dospievajúcej mládeži.)</text:span></text:span></text:p>
        <text:p text:style-name="P29"><text:soft-page-break/><text:span text:style-name="CharStyle12"><text:span text:style-name="T59"/></text:span></text:p>
        <text:p text:style-name="P69"><text:span text:style-name="CharStyle12"><text:span text:style-name="T59">77. O pohlavnom pude.</text:span></text:span></text:p>
        <text:p text:style-name="P97"><text:span text:style-name="CharStyle11"><text:span text:style-name="T59"/></text:span></text:p>
        <text:p text:style-name="P196"><text:span text:style-name="CharStyle11"><text:span text:style-name="T59">Od prírody uložené je každému tvoru, aby udržoval seba sam</text:span></text:span><text:span text:style-name="CharStyle21"><text:span text:style-name="T2">é</text:span></text:span><text:span text:style-name="CharStyle21"><text:span text:style-name="T59">ho v sile a zdraví a aby sa postaral o zachovanie rodu. Prvej povinnosti vy­hovuje každý živočích tak, že stará sa o potravu, útulok a vyhýba sa všetkým nebezpečiam, ohrožujúcim jeho zdravie a život. Druhá povinnosť ozýva sa s času na čas v dospelom veku, ako vrodený pohlavný pud.</text:span></text:span></text:p>
        <text:p text:style-name="P97"><text:span text:style-name="CharStyle11"><text:span text:style-name="T59">Všetko živočíšstvo, žijúce vo voľnej prírode, v úplnej svobode a neobmedzenosti, zachovalo si svoj prirodzený pohlavný pud v čistote, neporušenosti a účelnosti. U všetkého živočíšstva len v určitých dobách ročných objavuje sa vzplanutie tohto pudu, a to iba u jednotlivcov úplne dospe</text:span></text:span><text:span text:style-name="CharStyle21"><text:span text:style-name="T29">l</text:span></text:span><text:span text:style-name="CharStyle21"><text:span text:style-name="T59">ých, vyvinutých a celkom zdravých. Ale akonáhle sa zadosť učinilo povinnosti a postaralo sa o zá­rodok nastávajúceho potomstva, vzplanutie uhasína, aby sa rodičia mohli celkom venovať starostiam </text:span></text:span><text:span text:style-name="CharStyle11"><text:span text:style-name="T2">o </text:span></text:span><text:span text:style-name="CharStyle11"><text:span text:style-name="T59">vývoj budúceho potomstva.</text:span></text:span></text:p>
        <text:p text:style-name="P97"><text:span text:style-name="CharStyle11"><text:span text:style-name="T59">I človek žil kedysi vo voľnej prírode, svobodný a neobmedzený. V tomto prvotnom stave bol i jeho vrodený pud pohlavný čistý, prirodzený a účelný. I u neho povinnosť zachovať rod patrila iba dospelým a úplne vyvinutým a zdravým jed­notlivcom. Ale od tej doby, čo sa ľudstvo tiesni v dedinách a menovite vo veľkých mestách, na­stala úplná premena v živote jeh</text:span></text:span><text:span text:style-name="CharStyle11"><text:span text:style-name="T2">o:</text:span></text:span><text:span text:style-name="CharStyle11"><text:span text:style-name="T59"> vznikly iné </text:span></text:span><text:soft-page-break/><text:span text:style-name="CharStyle11"><text:span text:style-name="T59">žiadosti</text:span></text:span><text:span text:style-name="CharStyle11"><text:span text:style-name="T2">,</text:span></text:span><text:span text:style-name="CharStyle11"><text:span text:style-name="T59"> a našly sa iné pôžitky a s nimi objavily sa dosiaľ neznáme vášne a choroby. Tento pospo­litý život </text:span></text:span><text:span text:style-name="CharStyle11"><text:span text:style-name="T85">ľ</text:span></text:span><text:span text:style-name="CharStyle11"><text:span text:style-name="T59">udí nesmierne rozvinul a povzniesol život ľudstva, ale spolu vo velikej miere oslabil pôvodnú silu a udatnosť človeka. Terajšie ľudstvo je menej otužilé, ako ľudstvo prvotné, lebo trpí mnohými nemocami a vášňami, ktorých prvotný človek neznal.</text:span></text:span></text:p>
        <text:p text:style-name="P97"><text:span text:style-name="CharStyle11"><text:span text:style-name="T59">Tak sa i pud pohlavný veľmi zmenil u člo­veka. Za tisíce a tisíce liet stále sa vzďaľoval od pôvodného vznešeného cieľa a stal sa obyčajnou nízkou váš</text:span></text:span><text:span text:style-name="CharStyle21"><text:span text:style-name="T2">ň</text:span></text:span><text:span text:style-name="CharStyle21"><text:span text:style-name="T59">ou, ktorá, kedykoľvek vzplanie, po­dobná je vášni pijanstva a fajčenia. A toto chorobné ukájanie vášní práve najviacej podrýva zdravie ľudstva. Vášeň pijanstva je práve názor­ným príkladom podobného úpadku človeka. Prvotný človek pil len vtedy, keď cítil smäd, a len v tomto prípade nahrádzal ztrate</text:span></text:span><text:span text:style-name="CharStyle11"><text:span text:style-name="T29">nú</text:span></text:span><text:span text:style-name="CharStyle11"><text:span text:style-name="T59"> vodu z tela nápojom. Prvotným, úplne neškodným a preto jedine prí­pustným nápojom je voda. V čase mimoriadnom proboval človek nahrádzať tento prirodzený nápoj rôznymi šťavami z rastlín, ovocia a mlieka. Tak</text:span></text:span><text:span text:style-name="CharStyle26"><text:span text:style-name="T59"> </text:span></text:span><text:span text:style-name="CharStyle11"><text:span text:style-name="T59">vynašiel i liehové nápoje. Ke</text:span></text:span><text:span text:style-name="CharStyle11"><text:span text:style-name="T29">ď</text:span></text:span><text:span text:style-name="CharStyle11"><text:span text:style-name="T59"> človek poznal oma­mujúcu moc liehových nápojov, začala sa v ňom ozývať túžba po nápojoch častejšie, ako skutočný smäd, a tak vyvinulo sa opravdové pijanstvo. Prosté ukojenie smädu nápojom zvrhlo sa vo vášeň pijanstva a dnes je ono bičom a zkazou ľudstva</text:span></text:span><text:span text:style-name="CharStyle11"><text:span text:style-name="T2">.</text:span></text:span></text:p>
        <text:p text:style-name="P97"><text:span text:style-name="CharStyle11"><text:span text:style-name="T59">Tak sa zvrhnul aj pohlavný pud. Vznešený cieľ jeho je zastrený a nastúpila vášeň a pôžitkárstvo.</text:span></text:span></text:p>
        <text:p text:style-name="P97"><text:span text:style-name="CharStyle11"><text:span text:style-name="T59">Pohlavný pud zjavuje sa u všetkého živo­číšstva v dobe úplnej dospelosti </text:span></text:span><text:soft-page-break/><text:span text:style-name="CharStyle11"><text:span text:style-name="T59">jednotlivcov. Tento zjav je veľmi dôležitý pre potomkov rodu. Potomci dedia vlastnosti predkov. Silní, úplne vy­vinutí predkovia prenášajú svoju udatnosť na po­tomkov. To je zákon dedičnosti. Zo silných pred­kov pochodia silní potomci, zo slabých, nemocných a nevyspelých predkov rodia sa mrzáci, nedochúdčatá, kaliky-potomci. Pospolitý život ľudí zaiste je príčinou, že sa u dnešného človeka pohlavný pud ohlasuje prvej, než človek úplne dospel, takrečeno ešte v detskom veku, u nás okolo 14—15. roku, v teplých krajoch ešte skorej.</text:span></text:span></text:p>
        <text:p text:style-name="P97"><text:span text:style-name="CharStyle11"><text:span text:style-name="T59">Je nemožné, aby boly zákony prírody tak špatn</text:span></text:span><text:span text:style-name="CharStyle11"><text:span text:style-name="T2">é</text:span></text:span><text:span text:style-name="CharStyle11"><text:span text:style-name="T59"> a nerozumne zariadené, že by v 14. roku dávaly základ potomstvu budúcemu. Ve</text:span></text:span><text:span text:style-name="CharStyle11"><text:span text:style-name="T85">ď</text:span></text:span><text:span text:style-name="CharStyle11"><text:span text:style-name="T59"> v tomto veku ich telo je slabušké, nevyvinuté, </text:span></text:span><text:span text:style-name="CharStyle11"><text:span text:style-name="T85">ď</text:span></text:span><text:span text:style-name="CharStyle11"><text:span text:style-name="T59">aleké od úplnej dospelosti.</text:span></text:span></text:p>
        <text:p text:style-name="P97"><text:span text:style-name="CharStyle11"><text:span text:style-name="T59">Telo ľudské dospieva k úplnému vývoju po­merne veľmi pomaly a neskoršie ako telo ostatných živočíchov. Trebárs by sa osemnásťročný mládenec dľa zovňajšku ponášal na mužskú podobu, predsa vývoj jeho tela nie je ešte úplný. Vyvíjajú sa ešte pľúca a srdce; kostra a svalstvo dosahujú najväč­šej pevnosti iba medzi 20. a 30. rokom. Všeobecne možno povedať, že mužské telo dospeje okolo 24. roku, ženské o niečo prvej. Ale telo vyvíja sa ešte </text:span></text:span><text:span text:style-name="CharStyle11"><text:span text:style-name="T85">ď</text:span></text:span><text:span text:style-name="CharStyle11"><text:span text:style-name="T59">alej a konečná hranica je u muža rok 30., u ženy 25.</text:span></text:span></text:p>
        <text:p text:style-name="P97"><text:span text:style-name="CharStyle11"><text:span text:style-name="T59">Kým sa telo vyvíja, potrebuje všetkých svo­jich síl; každá ztrata síl, nech je akákoľvek, znebezpečuje vývoj tela. Poškodenie tohoto spôsobu často hne</text:span></text:span><text:span text:style-name="CharStyle11"><text:span text:style-name="T85">ď</text:span></text:span><text:span text:style-name="CharStyle11"><text:span text:style-name="T59"> nebadať, len vo veku pozdejšom pomstí sa krut</text:span></text:span><text:span text:style-name="CharStyle11"><text:span text:style-name="T29">e</text:span></text:span><text:span text:style-name="CharStyle11"><text:span text:style-name="T59">. Týmto si vysvetlíme, prečo si </text:span></text:span><text:soft-page-break/><text:span text:style-name="CharStyle11"><text:span text:style-name="T59">môže do­spelý muž dovoliť bez škody, čo ohrožuje zdravie mladíkov. Príkaz tento mládež nerada uznáva a často proti nemu hreší, už či sa to týka pijatiky, či fajčenia a či pudu pohlavného. Tieto tri vášne hatia vývoj tela, otravujú ho a predčasne osla­bujú, menovite vášeň pohlavného pudu.</text:span></text:span></text:p>
        <text:p text:style-name="P97"><text:span text:style-name="CharStyle11"><text:span text:style-name="T59">Preto zákon prírody vyžaduje, aby sa telo až do úplnej dospelosti ušetrilo od všetkého života pohlavného a aby sa zachovalo v dokonalej čistote.</text:span></text:span></text:p>
        <text:p text:style-name="P97"><text:span text:style-name="CharStyle11"><text:span text:style-name="T59">Tento príkaz dobre znajú ľudia, ktorí sa ve­nujú atletike</text:span></text:span><text:span text:style-name="CharStyle21"><text:span text:style-name="T2">,</text:span></text:span><text:span text:style-name="CharStyle21"><text:span text:style-name="T59"> gymnastike, športu</text:span></text:span><text:span text:style-name="CharStyle21"><text:span text:style-name="T2">,</text:span></text:span><text:span text:style-name="CharStyle11"><text:span text:style-name="T59"> pri ktorom roz­hoduje sila, obratnosť, pozornosť. A kto chce do­siahnuť víťazstva, musí zachovávať najprísnejšiu zdržanlivosť: nesmie vôbec piť liehových nápojov, nesmie fajčiť, ani vášni pohlavnej sa oddávať.</text:span></text:span></text:p>
        <text:p text:style-name="P97"><text:span text:style-name="CharStyle11"><text:span text:style-name="T59">Zdržanlivosť pohlavná je však prikázaná aj zvláštnymi hospodárskymi pomerami našej doby, lebo muž len dosť neskoro môže si založiť vlastnú</text:span></text:span><text:span text:style-name="CharStyle39"><text:span text:style-name="T59"> </text:span></text:span><text:span text:style-name="CharStyle11"><text:span text:style-name="T59">domácnosť. A len sem, výlučne len sem je človek odkázaný v tomto ohľade. A náboženstvá všetkých vekov a všetkých národov prísne dvíhajú ruku proti priestupníkom tohoto príkazu. Ale najprís­nejším káratelom je príroda sama. Ani jeden priestupok proti prírode netresce sa tak krut</text:span></text:span><text:span text:style-name="CharStyle21"><text:span text:style-name="T30">e</text:span></text:span><text:span text:style-name="CharStyle21"><text:span text:style-name="T59"> a bezohľadne, ako priestupky proti pohlavnej čistote, uvaliac na priestupníka celú tiaž svojho zvláštneho spôsobu trestania: pohlavné choroby. Tak sa zdá, že príroda snaží sa úplne vyhubiť, znivočiť priestupník</text:span></text:span><text:span text:style-name="CharStyle11"><text:span text:style-name="T2">ov</text:span></text:span><text:span text:style-name="CharStyle11"><text:span text:style-name="T59"> proti pudu pohlavnému. Ako posväcuje styk manželský vysokým úkolom zachovania rodu, tak naopak tresce pohlavný styk mimo krb ro­dinný chorobami, ichž účinkov na ľudstvo ani </text:span></text:span><text:soft-page-break/><text:span text:style-name="CharStyle11"><text:span text:style-name="T59">ne­možno úplne oceniť. Najväčšie epidemie ostatných nemocí, ktoré sná</text:span></text:span><text:span text:style-name="CharStyle11"><text:span text:style-name="T86">ď</text:span></text:span><text:span text:style-name="CharStyle11"><text:span text:style-name="T59"> s času na čas skosia i státisíce ľudí, zostávajú svojím účinkom </text:span></text:span><text:span text:style-name="CharStyle11"><text:span text:style-name="T2">ď</text:span></text:span><text:span text:style-name="CharStyle11"><text:span text:style-name="T59">aleko za nemocami pohlavnými. Iné nákazlivé choroby vzplanú, pokosia </text:span></text:span><text:span text:style-name="CharStyle11"><text:span text:style-name="T86">č</text:span></text:span><text:span text:style-name="CharStyle11"><text:span text:style-name="T59">asť ľudstva, a to obyčajne slabšieho, a zase prestanú, tak že zbývajúca, takrečeno oči­stená časť ľudstva rozvíja sa ďalej k lepšiemu ži­votu. Choroby pohlavné však ryjú vo velikej časti ľudstva, zvoľna síce, ale vytrvale; prenášajú sa ako kliatba na potomstvo do druhého i tretieho</text:span></text:span><text:span text:style-name="CharStyle11"><text:span text:style-name="T2"> </text:span></text:span><text:span text:style-name="CharStyle11"><text:span text:style-name="T59">pokolenia, ba sná</text:span></text:span><text:span text:style-name="CharStyle11"><text:span text:style-name="T86">ď</text:span></text:span><text:span text:style-name="CharStyle11"><text:span text:style-name="T59"> i ďalej. A na pozdejších po­koleniach objavujú sa v inom rúchu, ako choroby, o ktorých iba lekár vie, že pôvod ich bolo by treba hľadať v pohlavnej nemoci niektorého z pred­kov. Aké hrozné dedi</text:span></text:span><text:span text:style-name="CharStyle11"><text:span text:style-name="T86">c</text:span></text:span><text:span text:style-name="CharStyle11"><text:span text:style-name="T59">tvo zanecháva potomkom trebárs len chvíľkové ochabnutie v sebaovládaní!</text:span></text:span></text:p>
        <text:p text:style-name="P97"><text:span text:style-name="CharStyle11"><text:span text:style-name="T59">Ak sa chceme obrániť proti pohlavným choro­bám, treba nám poznať nebezpečie nákazy, jej priebeh a následky. Práve neznalosť týchto nebezpečných chorôb veľmi prispela, že sa tak rozšírily.</text:span></text:span></text:p>
        <text:p text:style-name="P27"><text:span text:style-name="CharStyle12"><text:span text:style-name="T59"/></text:span></text:p>
        <text:p text:style-name="P67"><text:span text:style-name="CharStyle12"><text:span text:style-name="T59">78. Pohlavné nemoce</text:span></text:span><text:span text:style-name="CharStyle12"><text:span text:style-name="T2">.</text:span></text:span></text:p>
        <text:p text:style-name="P97"><text:span text:style-name="CharStyle11"><text:span text:style-name="T59"/></text:span></text:p>
        <text:p text:style-name="P196"><text:span text:style-name="CharStyle11"><text:span text:style-name="T59">Pohlavné nemoce sú choroby nákazlivé, pre­nášajú sa s osoby na osobu. Nákaza prenesie sa obyčajne za styku pohlavného, ďalej bozkávaním, užívaním spoločných nádob pri jedení a pití, ute­rákmi pri umývaní at</text:span></text:span><text:span text:style-name="CharStyle11"><text:span text:style-name="T86">ď</text:span></text:span><text:span text:style-name="CharStyle11"><text:span text:style-name="T59">. Každý taký nemocný je stálym nebezpečím pre svoje okolie, lebo sa s neho nákaza v </text:span></text:span><text:soft-page-break/><text:span text:style-name="CharStyle11"><text:span text:style-name="T59">každej chvíli a pri každej príležitosti môže preniesť na dospelých i na deti.</text:span></text:span></text:p>
        <text:p text:style-name="P97"><text:span text:style-name="CharStyle11"><text:span text:style-name="T59">Pohlavné nemoce s</text:span></text:span><text:span text:style-name="CharStyle11"><text:span text:style-name="T2">ú:</text:span></text:span></text:p>
        <text:p text:style-name="P97"><text:span text:style-name="CharStyle21"><text:span text:style-name="T59">Hnojivý výtok (kvapavka, tripper, gonorrhea).</text:span></text:span></text:p>
        <text:p text:style-name="P97"><text:span text:style-name="CharStyle21"><text:span text:style-name="T59">Mäkký vred (šanker).</text:span></text:span></text:p>
        <text:p text:style-name="P97"><text:span text:style-name="CharStyle21"><text:span text:style-name="T59">Tvrdý vred (syfilis).</text:span></text:span></text:p>
        <text:p text:style-name="P102"><text:span text:style-name="CharStyle11"><text:span text:style-name="T59">1. Kvapavka je hnojivý výtok z rúry močo­vej. Za dakoľko dní po nákaze cíti nemocný pál­čivú bolesť v rúre močovej, hlavne pri močení. Skoro počne vymokať hnoj, a menovite za rána býva hnoja viacej. V hnoji je veliké množstvo bakt</text:span></text:span><text:span text:style-name="CharStyle11"><text:span text:style-name="T30">e</text:span></text:span><text:span text:style-name="CharStyle11"><text:span text:style-name="T59">rií, zvaných gonokokky, ktoré zapríčinily ne­moc.</text:span></text:span></text:p>
        <text:p text:style-name="P97"><text:span text:style-name="CharStyle11"><text:span text:style-name="T59">Výtok je veľmi nákazlivý. Ak ho prenesieme do oka rukou, preobliekaním košele, alebo akým­koľvek spôsobom, zapáli sa celé oko tak, že z neho tečie výtok úplne podobný hnoju a človek veľmi</text:span></text:span><text:span text:style-name="CharStyle17"><text:span text:style-name="T59"> </text:span></text:span><text:span text:style-name="CharStyle11"><text:span text:style-name="T59">ľahko oslepne. Opatrnosť káže i zdravému človeku, aby oko nevytiera</text:span></text:span><text:span text:style-name="CharStyle11"><text:span text:style-name="T2">l</text:span></text:span><text:span text:style-name="CharStyle11"><text:span text:style-name="T59"> holou rukou, ani handričkou,</text:span></text:span><text:span text:style-name="CharStyle11"><text:span text:style-name="T2"> </text:span></text:span><text:span text:style-name="CharStyle11"><text:span text:style-name="T59">lebo nikdy nevie, komu podal ruku, akú vec chytil do ruky a či bola i handrička úplne čistá. Človek postihnutý kvapavkou musí by</text:span></text:span><text:span text:style-name="CharStyle11"><text:span text:style-name="T2">ť</text:span></text:span><text:span text:style-name="CharStyle11"><text:span text:style-name="T59"> tým viacej voči sebe i voči druhým opatrný a musí sa starať o</text:span></text:span><text:span text:style-name="CharStyle11"><text:span text:style-name="T2"> </text:span></text:span><text:span text:style-name="CharStyle11"><text:span text:style-name="T59">dokonalú čistotu rúk a bielizne.</text:span></text:span></text:p>
        <text:p text:style-name="P97"><text:span text:style-name="CharStyle11"><text:span text:style-name="T59">Každá kvapavka je choroba vážna. Prv pano­vala akási ľahostajnosť voči nej ako u lekárov, tak menovite u ľudu a nevšímali si jej. Jestli sa však zanedbá</text:span></text:span><text:span text:style-name="CharStyle21"><text:span text:style-name="T2">,</text:span></text:span><text:span text:style-name="CharStyle11"><text:span text:style-name="T59"> premení sa v dlhotrvanlivú, vleklú</text:span></text:span><text:span text:style-name="CharStyle11"><text:span text:style-name="T2">,</text:span></text:span><text:span text:style-name="CharStyle11"><text:span text:style-name="T59"> (chronickú) nemoc, ktorá trvá potom mesiace, ba i roky a rozširuje sa i na iné ústroje: na mechúr močový, na pohlavné ústroje, na obličky, na kĺby, na srdce a pľúcnu blanu. Spôsobuje </text:span></text:span><text:soft-page-break/><text:span text:style-name="CharStyle11"><text:span text:style-name="T59">rheumatické bolesti, nivočí zdravie celého tela, veľmi húževnat</text:span></text:span><text:span text:style-name="CharStyle11"><text:span text:style-name="T86">e</text:span></text:span><text:span text:style-name="CharStyle11"><text:span text:style-name="T2"> </text:span></text:span><text:span text:style-name="CharStyle11"><text:span text:style-name="T59">vzdoruje liečeniu a necháva vážne následky.</text:span></text:span></text:p>
        <text:p text:style-name="P148"><text:span text:style-name="CharStyle11"><text:span text:style-name="T59">Ak tedy stihne niekoho nešťastie nákazy akýmkoľvek spôsobom, nech je prvou starosťou jeho, aby hne</text:span></text:span><text:span text:style-name="CharStyle11"><text:span text:style-name="T86">ď</text:span></text:span><text:span text:style-name="CharStyle11"><text:span text:style-name="T59">, ako zbadá výtok, išiel k riadnemu lekárovi poradiť sa. Práve pri tejto nemoci je škodlivé a nebezpečné počúvať radu neumelých a neučených ľudí. Ak sa choroba nezanedbá, vylieči sa za pár týždňov</text:span></text:span><text:span text:style-name="CharStyle11"><text:span text:style-name="T2">,</text:span></text:span><text:span text:style-name="CharStyle11"><text:span text:style-name="T59"> a obyčajne nenecháva nijakých následkov.</text:span></text:span></text:p>
        <text:p text:style-name="P117"><text:span text:style-name="CharStyle11"><text:span text:style-name="T59">2. Mäkký vred. Takýto vred, šankrom zvaný, povstane na mieste, kde sa oškúlila, pretrhla po­kožka údu. Touto prietrhlinkou, často neviditeľ­nou, vniká nákaza do krvi. V pár dňoch objaví sa malý pupenček, potom vriedok s nerovným okrajom a hnojením. A šíri sa neprestajne ďalej. Často rozšíri sa nákaza až na trieslové žlazy, ktoré napuchnú a sa zhnoja. Takto premenené žlazy menujú sa bubnami, ktoré treba operovať.</text:span></text:span></text:p>
        <text:p text:style-name="P97"><text:span text:style-name="CharStyle11"><text:span text:style-name="T59">Mäkký vred treba dať liečiť lekárovi, a to včas, aby bolo hojenie bez následkov.</text:span></text:span></text:p>
        <text:p text:style-name="P117"><text:span text:style-name="CharStyle11"><text:span text:style-name="T59">3. Syfilis (tvrdý vred). Nákaza vniká do krvi podobne ako u mäkkého vredu, oškúlením, trhli­nou pokožky. Po 2—4. týždňoch objaví sa na mieste, kde nákaza vnikla, tvrdý hrbolec velikosti hrachu, nebolestivý a nasledujúceho týždňa premení sa na vred. Súsedné žlazy mliazgové opuchajú, avšak nebolia a skoro nikdy sa nehnoja. Poneváč choroba v tejto počínajúcej dobe nerobí nijakej bolesti, často sa zanedbá, poneváč sa vred pomaly zmenšuje a neraz </text:span></text:span><text:soft-page-break/><text:span text:style-name="CharStyle11"><text:span text:style-name="T59">sa úplne ztratí.</text:span></text:span></text:p>
        <text:p text:style-name="P97"><text:span text:style-name="CharStyle21"><text:span text:style-name="T59">Ale medzitým sa už nákaza rozšírila po ce­lom tele a asi za 6 týždňov od počiatku choroby, od vzniku vreda, nastupuje druhé obdobie choroby. Tu nemoc vystupuje s novou silou, horúčkou a zvlášť všelijakými výsypmi, obyčajne farby mede­nej, v ústach farby bielej, s ťažkými bolesťami v údoch a v hlave, s opuchlinami kĺbov a inými vážnymi následkami. Po celom tele bývajú pod­kožné mliazgové žlazy opuchnuté a tvrdé. Vypadúva</text:span></text:span><text:span text:style-name="CharStyle11"><text:span text:style-name="T2">jú</text:span></text:span><text:span text:style-name="CharStyle11"><text:span text:style-name="T59"> vlasy. Chorie hrtan a ústa. Hlas sa mení at</text:span></text:span><text:span text:style-name="CharStyle11"><text:span text:style-name="T86">ď</text:span></text:span><text:span text:style-name="CharStyle11"><text:span text:style-name="T59">.</text:span></text:span></text:p>
        <text:p text:style-name="P97"><text:span text:style-name="CharStyle11"><text:span text:style-name="T59">V tre</text:span></text:span><text:span text:style-name="CharStyle11"><text:span text:style-name="T86">ť</text:span></text:span><text:span text:style-name="CharStyle21"><text:span text:style-name="T2">o</text:span></text:span><text:span text:style-name="CharStyle21"><text:span text:style-name="T59">m období, ktoré nastáva až po rokoch, objavujú sa hrče na rôznych čiastkach tela, ktoré mäknú a zhnojivejú. Týmito hnojivými hrčami zachvátené bývajú temer všetky čiastky tel</text:span></text:span><text:span text:style-name="CharStyle11"><text:span text:style-name="T2">a</text:span></text:span><text:span text:style-name="CharStyle11"><text:span text:style-name="T59">: koža, kosti, obličky, črevá a mozgy. Nemoc v tomto ob­dobí trvá pár rokov.</text:span></text:span></text:p>
        <text:p text:style-name="P97"><text:span text:style-name="CharStyle11"><text:span text:style-name="T59">Priebeh a obraz nemoci býva hrozný. Stav nemocného je na zúfanie, a to tým skorej, lebo zavinený býva bu</text:span></text:span><text:span text:style-name="CharStyle11"><text:span text:style-name="T86">ď</text:span></text:span><text:span text:style-name="CharStyle11"><text:span text:style-name="T59"> ľahkomyseľnosťou, bu</text:span></text:span><text:span text:style-name="CharStyle11"><text:span text:style-name="T86">ď</text:span></text:span><text:span text:style-name="CharStyle11"><text:span text:style-name="T59"> studom, že sa nemocný v pravý čas nevybral k zkúsenému lekárovi. Ale keď nemoc trvá i rok, ešte vždy treba hľadať pomoc a vyliečenie. </text:span></text:span><text:span text:style-name="CharStyle11"><text:span text:style-name="T2">Ov</text:span></text:span><text:span text:style-name="CharStyle11"><text:span text:style-name="T59">šem liečenie trvá dlho, viac mesiacov i roky a vyžaduje mnoho trpelivosti. Nádej na vyliečenie je ešte i po roku, len úplne zanedbaná nemoc uloží človeka predčasne do hrobu.</text:span></text:span></text:p>
        <text:p text:style-name="P97"><text:span text:style-name="CharStyle11"><text:span text:style-name="T59">Nemoc sa i pri zlom liečení, ba často i sama od seba utíši, skryje, ale po rokoch, i po 20. ro­koch, vypukne obyčajne so strašnou silou znovu, a síce v inej forme: ako choroba duševná, mozgová.</text:span></text:span></text:p>
        <text:p text:style-name="P97"><text:soft-page-break/><text:span text:style-name="CharStyle21"><text:span text:style-name="T59">Syfilis je choroba taká, ktorá sa s rodičov prenáša na deti. Plod nakazí sa v lone materin­skom a prijdúc na svet, má už na sebe znaky choroby z prvej alebo z druhej dob</text:span></text:span><text:span text:style-name="CharStyle11"><text:span text:style-name="T2">y</text:span></text:span><text:span text:style-name="CharStyle11"><text:span text:style-name="T59">: výsypy alebo hnojivé hrče. Matky, postihnuté touto chorobou, obyčajne často potrácajú; plody ich bývajú slabé, života neschopné a preto hynú v prvých rokoch života.</text:span></text:span></text:p>
        <text:p text:style-name="P97"><text:span text:style-name="CharStyle11"><text:span text:style-name="T59">Hrozná je to choroba i hrozné jej následky,</text:span></text:span><text:span text:style-name="CharStyle11"><text:span text:style-name="T2"> </text:span></text:span><text:span text:style-name="CharStyle11"><text:span text:style-name="T59">jestli postupuje nerušene od počiatku až do konca. Ke</text:span></text:span><text:span text:style-name="CharStyle11"><text:span text:style-name="T86">ď</text:span></text:span><text:span text:style-name="CharStyle11"><text:span text:style-name="T59"> však zakročíme hneď, možno ju vyliečiť bez následkov.</text:span></text:span></text:p>
        <text:p text:style-name="P97"><text:span text:style-name="CharStyle11"><text:span text:style-name="T59">Ako sa máme brániť proti týmto chorobám?</text:span></text:span></text:p>
        <text:p text:style-name="P97"><text:span text:style-name="CharStyle21"><text:span text:style-name="T59">Jedinou istou obranou je zdržanlivosť.</text:span></text:span></text:p>
        <text:p text:style-name="P97"><text:span text:style-name="CharStyle11"><text:span text:style-name="T59">Kto by nechcel uznať, že vývoj tela nedo­spelého vyžaduje úplnej zdržanlivosti v ohľade po­hlavnom až do času, kým si sám môže založiť vlastnú domácnosť, toho iste presvedčí o tomto priebeh a následky pohlavných chorôb, pozorova­ných na sebe, alebo na druhých. A tomuto nebezpečiu podlieha každý, kto nemá nad sebou toľko vlády a mravnej sily, že zablúdi do domu verejnej hanby. Lekári zistili, že všetky ženy v takých do­moch trpia týmito nemocam</text:span></text:span><text:span text:style-name="CharStyle11"><text:span text:style-name="T2">i</text:span></text:span><text:span text:style-name="CharStyle11"><text:span text:style-name="T59">; sú akoby smetiskom týchto chorôb, kde mladá, čistá mládež podlamuje silu a zdravie svojho života, a zo zdravých mlá­dencov robia zmrzačených starcov.</text:span></text:span></text:p>
        <text:p text:style-name="P97"><text:span text:style-name="CharStyle11"><text:span text:style-name="T59">Či nestojí zato ovládať sa a cvičiť sa v pre­máhaní seba, čo je ostatne ťažko iba na počiatku? Zdržanlivosť je tedy jediným istým prostriedkom proti nákaze, </text:span></text:span><text:soft-page-break/><text:span text:style-name="CharStyle11"><text:span text:style-name="T59">všetky ostatné, často tak veľmi doporučované prostriedky, či už umelé prostriedky, či umývanie karbolom, neochránia proti nej bez­pečne.</text:span></text:span></text:p>
        <text:p text:style-name="P25"><text:span text:style-name="CharStyle21"><text:span text:style-name="T59"/></text:span></text:p>
        <text:p text:style-name="P63"><text:span text:style-name="CharStyle21"><text:span text:style-name="T59">Samohana (onania).</text:span></text:span></text:p>
        <text:p text:style-name="P97"><text:span text:style-name="CharStyle11"><text:span text:style-name="T59"/></text:span></text:p>
        <text:p text:style-name="P196"><text:span text:style-name="CharStyle11"><text:span text:style-name="T59">Vedľa týchto chorôb ohrožuje zdravie mlá­deže nie menej, ba sná</text:span></text:span><text:span text:style-name="CharStyle11"><text:span text:style-name="T2">ď</text:span></text:span><text:span text:style-name="CharStyle11"><text:span text:style-name="T59"> ešte viacej choroba iná, ačkoľvek nie je nákazlivá — samohana. Už Starý Zákon naznačuje, za aké ťažké previnenie bola po­kladaná, lebo hovorí, že Boh zabil Onana. I dnes je táto choroba vážna, nivočiaca nielen zdravie te­lesné, ale hlavne ochromujúca duševné sily. Z kvetúcich mládencov stávajú sa v krátkej dobe ľudia</text:span></text:span><text:span text:style-name="CharStyle26"><text:span text:style-name="T59"> </text:span></text:span><text:span text:style-name="CharStyle11"><text:span text:style-name="T59">úplne zlomení. Časté dráždenie rozrušuje ich nervy, ostatné telo však zoslabujú ohromné ztraty semena, ktoré u zdravých mladíkov, ak sa vyskytujú s čast</text:span></text:span><text:span text:style-name="CharStyle11"><text:span text:style-name="T2">i </text:span></text:span><text:span text:style-name="CharStyle11"><text:span text:style-name="T59">na čas v spaní, nič zlého neznamenajú. Zo sviežich mladíkov, ktorým len tak žiarilo zdravie a sila z očú, stávajú sa </text:span></text:span><text:span text:style-name="CharStyle11"><text:span text:style-name="T30">ľ</text:span></text:span><text:span text:style-name="CharStyle11"><text:span text:style-name="T59">udia klesnutí, dráždiví a s bo­jazlivým pozorom. Táto starecká premena mladíka bije do očú každej starostlivej matke, každému otcovi. Nápadnou je u takýchto </text:span></text:span><text:span text:style-name="CharStyle11"><text:span text:style-name="T2">ľ</text:span></text:span><text:span text:style-name="CharStyle11"><text:span text:style-name="T59">udí veliká skleslos</text:span></text:span><text:span text:style-name="CharStyle11"><text:span text:style-name="T86">ť</text:span></text:span><text:span text:style-name="CharStyle11"><text:span text:style-name="T59"> mysle a vôle, ktorá býva často tiež príčinou, že sa nemôžu vzchopiť, aby odolali neresti, ač často sami sú presvedčení o strašnej záhube svojej. Je to podobné, ako s vášňou pijanstva. Každý krok na ceste tejto vedie ich bližšie k nevyhnuteľnej priepasti.</text:span></text:span></text:p>
        <text:p text:style-name="P97"><text:span text:style-name="CharStyle11"><text:span text:style-name="T59">Avšak nebezpečie samohany nie je len v tých škodách, ktoré si pripravuje v </text:span></text:span><text:soft-page-break/><text:span text:style-name="CharStyle11"><text:span text:style-name="T59">prítomnej dobe, ale je hlavne v tom, že je základom takých vád, ktoré sa dostavujú iba po dlhej dobe, po mnohých rokoch. Tu sa často vyskytuje neukojenos</text:span></text:span><text:span text:style-name="CharStyle11"><text:span text:style-name="T86">ť</text:span></text:span><text:span text:style-name="CharStyle11"><text:span text:style-name="T59">, alebo ne­schopnosť, ba i všelijaká prevrátenosť pohlavná, ktoré robia človeka úplne nešťastným, rušia po­mer k manželke a stávajú sa tak rušiteľom šťastia rodinného.</text:span></text:span></text:p>
        <text:p text:style-name="P97"><text:span text:style-name="CharStyle11"><text:span text:style-name="T59">Ke</text:span></text:span><text:span text:style-name="CharStyle11"><text:span text:style-name="T86">ď</text:span></text:span><text:span text:style-name="CharStyle11"><text:span text:style-name="T59"> uvážime, aká je to nízka neresť, ako poškvrňuje dôstojnosť ľudskú, tak pochopíme, s akou hrúzou by sa mal striasť každý, koho vá­šeň láka.</text:span></text:span></text:p>
        <text:p text:style-name="P97"><text:span text:style-name="CharStyle11"><text:span text:style-name="T59">Kto upadol do siete tejto neresti, mal by sa vzchopiť všetkými silami, aby striasol okovy so seba a vrátil sa k bývalej dôstojnosti ľudskej. Pevná, nezlomná vôľa je tu najlepším lieko</text:span></text:span><text:span text:style-name="CharStyle11"><text:span text:style-name="T2">m</text:span></text:span><text:span text:style-name="CharStyle11"><text:span text:style-name="T59">; náležitá úprava celého života je dobrým pomoc­níkom. Predovšetkým treba telo otužovať telesnou prácou, kúpaním a telesným cvičení</text:span></text:span><text:span text:style-name="CharStyle11"><text:span text:style-name="T2">m</text:span></text:span><text:span text:style-name="CharStyle11"><text:span text:style-name="T59">: hrami, korčuľovaním a vhodnými športami. Tvrdá posteľ a ľahká prikrývka je tu potrebnejšia, ako u zdra­vého človeka. Nenosiť zo zvyku ruky v nohavi­ciach. Ráno hne</text:span></text:span><text:span text:style-name="CharStyle11"><text:span text:style-name="T86">ď</text:span></text:span><text:span text:style-name="CharStyle11"><text:span text:style-name="T59"> po prebudení vstať z postele a pred spánkom vyprázdniť mechúr. Strava nech je ľahká, bez korenia. Najlepším nápojom je voda, lebo alkohol je i tu najčastejším svodcom. V my­šlienkach treba byť čistým a starať sa vždy, aby myšlienky nezabiehaly. Mrzké reči nepočúvať a ak si ich počul, nemysleť na ne, ale pustiť ich jedným uchom dnu, druhým von. Nadovšetko vy­stríhať sa špatnej knihy a čítania, ktoré dráždi obrazotvornosť k sm</text:span></text:span><text:span text:style-name="CharStyle11"><text:span text:style-name="T2">ys</text:span></text:span><text:span text:style-name="CharStyle11"><text:span text:style-name="T59">elnosti.</text:span></text:span></text:p>
        <text:p text:style-name="P97"><text:span text:style-name="CharStyle11"><text:span text:style-name="T59">Nehovor nikto, že je už neskoro. Nikdy nie je neskoro pre toho, kto chce </text:span></text:span><text:soft-page-break/><text:span text:style-name="CharStyle11"><text:span text:style-name="T59">pevne a opravdove. Ak nemáš toľko sily sám, aby si sa okovov zbavil, sver sa lekárovi, ku ktorému máš dôveru; ten hľadí na vec ako na chorobu. Niet však človeka, ktorý by si sám nepomohol, len ak chce pevne a opravdove.</text:span></text:span></text:p>
        <text:p text:style-name="P10"><text:span text:style-name="CharStyle39"><text:span text:style-name="T59"/></text:span></text:p>
        <text:h text:style-name="P237" text:outline-level="4"><text:bookmark-start text:name="bookmark26"/><text:span text:style-name="CharStyle29"><text:span text:style-name="T59">XIII. Prvá pomoc pri úrazoch</text:span></text:span><text:bookmark-end text:name="bookmark26"/><text:span text:style-name="CharStyle29"><text:span text:style-name="T59">.</text:span></text:span></text:h>
        <text:p text:style-name="P25"><text:span text:style-name="CharStyle12"><text:span text:style-name="T59"/></text:span></text:p>
        <text:p text:style-name="P63"><text:span text:style-name="CharStyle12"><text:span text:style-name="T59">79. Aká má byť prvá pomoc?</text:span></text:span></text:p>
        <text:p text:style-name="P63"><text:span text:style-name="CharStyle12"><text:span text:style-name="T59"/></text:span></text:p>
        <text:p text:style-name="P97"><text:span text:style-name="CharStyle11"><text:span text:style-name="T59">Život človeka je vystavený na každom kroku a v každej chvíli mnohým neočakávaným neho­dám. Ideš rovnou cestou, razom sa potkneš a vy­tkneš alebo zlomíš si ruku, nohu. Rúbaš drevo, zatneš pomimo — a poraníš si prsty. Stojíš na ulici, v tom ťa búšia splašené kone ojom, i pad­neš omráčený na zem. A v továrňach je takýchto a podobných nehôd a úrazov veliké množstvo, počnúc oškúlením prsta až po smrteľné zranenie.</text:span></text:span></text:p>
        <text:p text:style-name="P97"><text:span text:style-name="CharStyle11"><text:span text:style-name="T59">Vo všetkých podobných prípadoch treba</text:span></text:span><text:span text:style-name="CharStyle11"><text:span text:style-name="T2"> </text:span></text:span><text:span text:style-name="CharStyle21"><text:span text:style-name="T59">rých­lej</text:span></text:span><text:span text:style-name="CharStyle21"><text:span text:style-name="T2">,</text:span></text:span><text:span text:style-name="CharStyle21"><text:span text:style-name="T59"> okamžitej pomoci. Ve</text:span></text:span><text:span text:style-name="CharStyle21"><text:span text:style-name="T86">ď</text:span></text:span><text:span text:style-name="CharStyle21"><text:span text:style-name="T59"> na príklad pri veľkom krvácaní, pri otravách, pri zaduseniach a utopení rozhoduje nad životom nešťastníkov jedine len to, či sa im dostane pomoci o pár minút prv alebo neskoršie.</text:span></text:span></text:p>
        <text:p text:style-name="P97"><text:span text:style-name="CharStyle11"><text:span text:style-name="T59">Pomáhať ľudom v nebezpečenstve života je našou povinnosťou. Ale kto sa podoberá pomáhať, berie na seba velikú zodpovednosť, lebo často práve sama pomoc môže by</text:span></text:span><text:span text:style-name="CharStyle11"><text:span text:style-name="T86">ť</text:span></text:span><text:span text:style-name="CharStyle11"><text:span text:style-name="T59"> nebezpečnejšia životu, ako samo nešťastie.</text:span></text:span></text:p>
        <text:p text:style-name="P97"><text:soft-page-break/><text:span text:style-name="CharStyle11"><text:span text:style-name="T59">Spomínam si zo svojej lekárskej praxi na prí­pad nasledujúci:</text:span></text:span></text:p>
        <text:p text:style-name="P97"><text:span text:style-name="CharStyle11"><text:span text:style-name="T59">Dvaja menší žiaci hrali sa na kláte so seke­rou. Starší sekal a mladší podkladal prst, či mu ho trafí. Starší raz tak nešťastlive seknul, že se­kera zasiahla vyše pästi kožu, žily a svaly. Krv striekala ako zo striekačky. Strhnul sa krik. Pri­behli chlapi i ženy. Jeden stisnul rameno vyše rany a krv prestala striekať. Potom prišla ešte jedna súseda a rozhodl</text:span></text:span><text:span text:style-name="CharStyle11"><text:span text:style-name="T2">a</text:span></text:span><text:span text:style-name="CharStyle11"><text:span text:style-name="T59">: treba len kravského lajna kydnúť na ranu, obviazať a ísť k lekárovi. I akého lajna našli na ulici, takého mu priložili na ran</text:span></text:span><text:span text:style-name="CharStyle11"><text:span text:style-name="T2">u</text:span></text:span><text:span text:style-name="CharStyle11"><text:span text:style-name="T59">: s prachom a so všetkou špinou. Lekár ranu vy­myl, očistil a pevným obväzkom opatril. Ke</text:span></text:span><text:span text:style-name="CharStyle11"><text:span text:style-name="T86">ď</text:span></text:span><text:span text:style-name="CharStyle11"><text:span text:style-name="T59"> odišli s chlapcom, zavolal jeho otca a povedal mu: „Rana je taká špinavá, že sa nedala už sošíva</text:span></text:span><text:span text:style-name="CharStyle11"><text:span text:style-name="T30">ť</text:span></text:span><text:span text:style-name="CharStyle11"><text:span text:style-name="T59"> a ruka zachrániť; šťastie bude, ak dieťa neumre otravou krvi. Žena, čo to poradila, zaslúžila by velikú pokutu, lebo svojou radou zavinila nešťa­stie.“ Na tretí deň začala rana černieť a poneváč rodičia nechceli pristať na odňatie celej ruky, za týždeň chlapec umrel. V tomto prípade pomoc že­nina nebola pomocou, ale </text:span></text:span><text:span text:style-name="CharStyle11"><text:span text:style-name="T86">ď</text:span></text:span><text:span text:style-name="CharStyle11"><text:span text:style-name="T59">aleko horším nebezpečím, ako samo poranenie, lebo nerozumné zakro­čenie ženino zapríčinilo smrť chlapcovu.</text:span></text:span></text:p>
        <text:p text:style-name="P97"><text:span text:style-name="CharStyle11"><text:span text:style-name="T59">Nie je tedy ľahostajné, aká je prvá pomoc. Kto chce tedy pomáhať</text:span></text:span><text:span text:style-name="CharStyle21"><text:span text:style-name="T2">,</text:span></text:span><text:span text:style-name="CharStyle21"><text:span text:style-name="T59"> má vedieť</text:span></text:span><text:span text:style-name="CharStyle21"><text:span text:style-name="T2">,</text:span></text:span><text:span text:style-name="CharStyle21"><text:span text:style-name="T59"> ako má po­máhať, </text:span></text:span><text:span text:style-name="CharStyle21"><text:span text:style-name="T2">a</text:span></text:span><text:span text:style-name="CharStyle21"><text:span text:style-name="T59">by pomoc jeho bola na osoh a nie na ve</text:span></text:span><text:span text:style-name="CharStyle21"><text:span text:style-name="T30">ľ</text:span></text:span><text:span text:style-name="CharStyle21"><text:span text:style-name="T59">kú škodu. Šťastný je nešťastník, ktorému môže poskytnúť prvú pomoc odborne vzdelaný lekár. Jestli je nie úraz smrteľný, obyčajne život ne­šťastníka je zachránený. Poneváč však len v zried</text:span></text:span><text:span text:style-name="CharStyle11"><text:span text:style-name="T59">kavých prípadoch býva lekárska pomoc po ruke, </text:span></text:span><text:soft-page-break/><text:span text:style-name="CharStyle11"><text:span text:style-name="T59">treba sa postarať, aby čím najviac ľudí, najlepšie by bolo</text:span></text:span><text:span text:style-name="CharStyle21"><text:span text:style-name="T2">,</text:span></text:span><text:span text:style-name="CharStyle21"><text:span text:style-name="T59"> </text:span></text:span><text:span text:style-name="CharStyle21"><text:span text:style-name="T2">k</text:span></text:span><text:span text:style-name="CharStyle21"><text:span text:style-name="T59">eby všetci </text:span></text:span><text:span text:style-name="CharStyle21"><text:span text:style-name="T30">ľ</text:span></text:span><text:span text:style-name="CharStyle21"><text:span text:style-name="T59">udia naučili sa, ako treba pri nehodách a úrazoch pomáhať. </text:span></text:span><text:span text:style-name="CharStyle21"><text:span text:style-name="T2">V</text:span></text:span><text:span text:style-name="CharStyle21"><text:span text:style-name="T59"> ka</text:span></text:span><text:span text:style-name="CharStyle21"><text:span text:style-name="T2">ž</text:span></text:span><text:span text:style-name="CharStyle21"><text:span text:style-name="T59">dej škole by mal</text:span></text:span><text:span text:style-name="CharStyle21"><text:span text:style-name="T30">y</text:span></text:span><text:span text:style-name="CharStyle21"><text:span text:style-name="T59"> na stene viseť pravidlá o prvej pomoci a uči­teľ by mal často vyučovať o prvej pomoci vyššie triedy a hlavne v opakovacej škole</text:span></text:span><text:span text:style-name="CharStyle21"><text:span text:style-name="T2">.</text:span></text:span></text:p>
        <text:p text:style-name="P97"><text:span text:style-name="CharStyle11"><text:span text:style-name="T59">Vo ve</text:span></text:span><text:span text:style-name="CharStyle11"><text:span text:style-name="T2">ľ</text:span></text:span><text:span text:style-name="CharStyle11"><text:span text:style-name="T59">kých mestách sú zariadené takzvané ochranné stanice, kde sú stále prítomní lekári a vyučené mužstvo, aby v prípade úrazu a v akých­koľvek nehodách v pár minútach mohli prispe</text:span></text:span><text:span text:style-name="CharStyle11"><text:span text:style-name="T86">ť</text:span></text:span><text:span text:style-name="CharStyle11"><text:span text:style-name="T2"> </text:span></text:span><text:span text:style-name="CharStyle11"><text:span text:style-name="T59">pomocou.</text:span></text:span></text:p>
        <text:p text:style-name="P29"><text:span text:style-name="CharStyle12"><text:span text:style-name="T59"/></text:span></text:p>
        <text:p text:style-name="P69"><text:span text:style-name="CharStyle12"><text:span text:style-name="T59">80. O poranení a o nákaze rán bakt</text:span></text:span><text:span text:style-name="CharStyle12"><text:span text:style-name="T30">e</text:span></text:span><text:span text:style-name="CharStyle12"><text:span text:style-name="T59">riami.</text:span></text:span></text:p>
        <text:p text:style-name="P97"><text:span text:style-name="CharStyle11"><text:span text:style-name="T59"/></text:span></text:p>
        <text:p text:style-name="P196"><text:span text:style-name="CharStyle11"><text:span text:style-name="T59">Poraniť sa môžeme tak, že ranu na holom tele vidíme na prvý pohľad. Toto je poranenie zovňajšie. Môžeme sa poraniť i tak, že rana je pod kožou a koža zostáva neporušená. Konečne hovoríme o poranení vnútornom, ktoré sa nedá na prvý pohľad poznať, len zkúsený lekár môže určiť, ktorý vnútorný úd bol poranený. Zovňajšie poranenie je bu</text:span></text:span><text:span text:style-name="CharStyle11"><text:span text:style-name="T86">ď</text:span></text:span><text:span text:style-name="CharStyle11"><text:span text:style-name="T59"> otvorené, alebo krvavé, bu</text:span></text:span><text:span text:style-name="CharStyle11"><text:span text:style-name="T86">ď</text:span></text:span><text:span text:style-name="CharStyle11"><text:span text:style-name="T59"> pod­kožné. Zovňajšie rany sú obyčajne ľahšie, ako vnútorné úrazy. Zdravý rozum nás poučí, že na­trhnutie kože, ktoré je zovňajším poranením, ľahšie sa zahojí, ako na pr. poranenie žalúdka, čreva, puknutie obličiek alebo pečieň, lebo všetky tieto úrazy ohrožujú život človeka.</text:span></text:span></text:p>
        <text:p text:style-name="P97"><text:span text:style-name="CharStyle11"><text:span text:style-name="T59">Zovňajšie poranenie len vtedy by sa mohlo stať životu nebezpečným, keby z rany vytekala krv, alebo keby sme ju nemohli zastaviť, alebo keby sa rana </text:span></text:span><text:soft-page-break/><text:span text:style-name="CharStyle11"><text:span text:style-name="T59">nakazila. Otvorená rana je bránou do tela pre bakt</text:span></text:span><text:span text:style-name="CharStyle11"><text:span text:style-name="T30">e</text:span></text:span><text:span text:style-name="CharStyle11"><text:span text:style-name="T59">rie, ktoré bu</text:span></text:span><text:span text:style-name="CharStyle11"><text:span text:style-name="T86">ď</text:span></text:span><text:span text:style-name="CharStyle11"><text:span text:style-name="T59"> samé alebo ich jedy môžu otráviť krv, tak že poranený musí za­hynúť.</text:span></text:span></text:p>
        <text:p text:style-name="P180"><text:span text:style-name="CharStyle12"><text:span text:style-name="T59"/></text:span></text:p>
        <text:p text:style-name="P219"><text:span text:style-name="CharStyle12"><text:span text:style-name="T59">81. Bakt</text:span></text:span><text:span text:style-name="CharStyle12"><text:span text:style-name="T30">e</text:span></text:span><text:span text:style-name="CharStyle12"><text:span text:style-name="T59">rie,</text:span></text:span></text:p>
        <text:p text:style-name="P219"><text:span text:style-name="CharStyle12"><text:span text:style-name="T59">ktoré obyčajne zapríčinia nákazu rán, menujeme hnisotvornými bakt</text:span></text:span><text:span text:style-name="CharStyle21"><text:span text:style-name="T30">e</text:span></text:span><text:span text:style-name="CharStyle21"><text:span text:style-name="T59">riami, lebo zapríčiňujú zapá­lenie a hnojenie rán. Hnojenie môže sa obmedziť len na poranené miesto, alebo môže sa šíriť mliazgovými cievami i do okolia a odtiaľ môže vniknúť do obehu krvného. V tomto prípade na­stáva otrava krvi hnojom (pyaemia). Do krvi môžu sa dostať i samé bakt</text:span></text:span><text:span text:style-name="CharStyle11"><text:span text:style-name="T30">e</text:span></text:span><text:span text:style-name="CharStyle11"><text:span text:style-name="T59">rie a môžu sa usadiť v niektorých údoch vnútorných (na pr. v pečeniach, obličkách, pľúcach, mozgu at</text:span></text:span><text:span text:style-name="CharStyle11"><text:span text:style-name="T86">ď</text:span></text:span><text:span text:style-name="CharStyle11"><text:span text:style-name="T59">.) a tu zapríčinia hnojenie a obyčajne smrť.</text:span></text:span></text:p>
        <text:p text:style-name="P97"><text:span text:style-name="CharStyle11"><text:span text:style-name="T59">Takýchto bakt</text:span></text:span><text:span text:style-name="CharStyle11"><text:span text:style-name="T30">e</text:span></text:span><text:span text:style-name="CharStyle11"><text:span text:style-name="T59">rií rozoznávame viac druhov. Známejšie sú nasledujúce: a) Hroznovité kokky, ktoré sú podoby punktíčkovitej a shlukujú sa na spôsob hroznového strapca</text:span></text:span><text:span text:style-name="CharStyle11"><text:span text:style-name="T2">,</text:span></text:span><text:span text:style-name="CharStyle11"><text:span text:style-name="T59"> b) Retiazkové kokky sú tiež podoby punktíčkovitej a shlukujú sa na </text:span></text:span><text:span text:style-name="CharStyle11"><text:span text:style-name="T2">s</text:span></text:span><text:span text:style-name="CharStyle11"><text:span text:style-name="T59">pôsob retiazky. (Obr. 40.) c) Bacilly belasého hnisu sú podoby </text:span></text:span><text:span text:style-name="CharStyle11"><text:span text:style-name="T86">č</text:span></text:span><text:span text:style-name="CharStyle11"><text:span text:style-name="T59">iarkovitej a hnis po nich je be­lasej farby. Všetky tieto bakt</text:span></text:span><text:span text:style-name="CharStyle11"><text:span text:style-name="T30">e</text:span></text:span><text:span text:style-name="CharStyle11"><text:span text:style-name="T59">rie sú také malinké, že ich svobodným okom nevidíme a len pod drob­nohľadom, keď ich niekoľko sto ráz zväčšíme, uka­zujú sa ako drobné punktíčky a čiaročky.</text:span></text:span></text:p>
        <text:p text:style-name="P97"><text:span text:style-name="CharStyle11"><text:span text:style-name="T59">Iné bakt</text:span></text:span><text:span text:style-name="CharStyle11"><text:span text:style-name="T45">e</text:span></text:span><text:span text:style-name="CharStyle11"><text:span text:style-name="T59">rie sú ešte nasledujúce:</text:span></text:span></text:p>
        <text:p text:style-name="P101"><text:span text:style-name="CharStyle11"><text:span text:style-name="T59">1. Bacilly strnutia (tetanus) sú dlhé, tenké čiaročky. Žijú v prsti záhrad a v ornej pôde, v stavebnom rume a často v konskom truse. Do tela vnikajú </text:span></text:span><text:soft-page-break/><text:span text:style-name="CharStyle11"><text:span text:style-name="T59">oškúleninami kože a zapríčiňujú kŕčo­vité strnutie svalov na tvári, na prsiach i v celom</text:span></text:span><text:span text:style-name="CharStyle37"><text:span text:style-name="T59"> </text:span></text:span><text:span text:style-name="CharStyle11"><text:span text:style-name="T59">tele. Smr</text:span></text:span><text:span text:style-name="CharStyle11"><text:span text:style-name="T86">ť</text:span></text:span><text:span text:style-name="CharStyle11"><text:span text:style-name="T59"> nastáva v krátkom čase po nákaze tý­mito bacillami. (Obr. 41.)</text:span></text:span></text:p>
        <text:p text:style-name="P101"><text:span text:style-name="CharStyle11"><text:span text:style-name="T59">2. Bacilly sneti sl</text:span></text:span><text:span text:style-name="CharStyle21"><text:span text:style-name="T2">i</text:span></text:span><text:span text:style-name="CharStyle21"><text:span text:style-name="T59">nnej (anthrax) sú podoby paličkovitej a s hrubším koncom. Spôsobujú jed</text:span></text:span><text:span text:style-name="CharStyle11"><text:span text:style-name="T59">nakú chorobu človeku i zveru. Do krvi dostávajú sa poranenou kožou, oškúlení</text:span></text:span><text:span text:style-name="CharStyle11"><text:span text:style-name="T2">m;</text:span></text:span><text:span text:style-name="CharStyle11"><text:span text:style-name="T59"> úd nimi nakazený sa zapáli a opuchne, na mieste nákazy utvorí sa hnijúci pupenec. Smr</text:span></text:span><text:span text:style-name="CharStyle11"><text:span text:style-name="T86">ť</text:span></text:span><text:span text:style-name="CharStyle11"><text:span text:style-name="T59"> nastáva v krátkom čase celkovou otravou krvi.</text:span></text:span></text:p>
        <text:p text:style-name="P100"><text:span text:style-name="CharStyle11"><text:span text:style-name="T59">3. Bacilly tuberkulosy (suchotín) sú podoby čiarkovitej. Žijú v pľúcach suchotinárov a odtiaľ dostávajú sa s chrachotinami do prachu a blata.</text:span></text:span></text:p>
        <text:p text:style-name="P117"><text:span text:style-name="CharStyle11"><text:span text:style-name="T59">4. </text:span></text:span><text:span text:style-name="CharStyle21"><text:span text:style-name="T2">P</text:span></text:span><text:span text:style-name="CharStyle21"><text:span text:style-name="T59">liese</text:span></text:span><text:span text:style-name="CharStyle21"><text:span text:style-name="T86">ň</text:span></text:span><text:span text:style-name="CharStyle21"><text:span text:style-name="T59"> aktinomykosy. Žije na ostiach obilia a tráv. Do tela dostane sa oškúleninami alebo</text:span></text:span><text:span text:style-name="CharStyle39"><text:span text:style-name="T59"> </text:span></text:span><text:span text:style-name="CharStyle11"><text:span text:style-name="T59">ranami. Nakazená rana je zpočiatku tvrdá, neskoršie mäkne a vytvoria sa mnohé diery v koži, z ktorých vyteká riedky hnoj a s ním spolu žltkavé zrnká </text:span></text:span><text:span text:style-name="CharStyle11"><text:span text:style-name="T46">(aktynomyces).</text:span></text:span></text:p>
        <text:p text:style-name="P97"><text:span text:style-name="CharStyle11"><text:span text:style-name="T59">Z tohoto vidíme, že treba dáva</text:span></text:span><text:span text:style-name="CharStyle11"><text:span text:style-name="T30">ť</text:span></text:span><text:span text:style-name="CharStyle11"><text:span text:style-name="T59"> veľký pozor i na najmenšie oškúlenie kože, lebo nikdy ne­možno vedieť, či v špine, ktorá sa na ranu prilepí, nenachodia sa práve niektoré z výšoznačených bakt</text:span></text:span><text:span text:style-name="CharStyle11"><text:span text:style-name="T30">e</text:span></text:span><text:span text:style-name="CharStyle11"><text:span text:style-name="T59">rií.</text:span></text:span></text:p>
        <text:p text:style-name="P27"><text:span text:style-name="CharStyle12"><text:span text:style-name="T59"/></text:span></text:p>
        <text:p text:style-name="P67"><text:span text:style-name="CharStyle12"><text:span text:style-name="T59">82. O oškúlen</text:span></text:span><text:span text:style-name="CharStyle12"><text:span text:style-name="T2">í</text:span></text:span><text:span text:style-name="CharStyle12"><text:span text:style-name="T59">.</text:span></text:span></text:p>
        <text:p text:style-name="P97"><text:span text:style-name="CharStyle11"><text:span text:style-name="T59"/></text:span></text:p>
        <text:p text:style-name="P196"><text:span text:style-name="CharStyle11"><text:span text:style-name="T59">Oškúlenie je tiež rana k</text:span></text:span><text:span text:style-name="CharStyle11"><text:span text:style-name="T2">rv</text:span></text:span><text:span text:style-name="CharStyle11"><text:span text:style-name="T59">avá a zasluhuje bedli­vého ošetrenia, práve tak, ako hociktorá veľká a mocne krvácajúca rana. Ľudia obyčajne dávajú na oškúleniny malý pozor, alebo si ich vôbec nevší­majú. Temer všetky zapáleniny </text:span></text:span><text:soft-page-break/><text:span text:style-name="CharStyle11"><text:span text:style-name="T59">na prstoch, okolo nechtov na rukách a nohách i na iných čiastkach tela, o ktorých hovoríme, že povstávajú samy od seba, vzkrsly práve z takýchto nepovšimnutých oškúlenín. Chyba je, keď oškúlený úd pcháme do úst, aby sme krv z neho vycicali. V ústach, me­novite v deravých zuboch žijú práve mnohé cho­roboplodné bakt</text:span></text:span><text:span text:style-name="CharStyle11"><text:span text:style-name="T30">e</text:span></text:span><text:span text:style-name="CharStyle11"><text:span text:style-name="T59">rie a tak neraz sami si zaočku­jeme chorobu do čerstvej rany. Podobne je chyba, keď anglický </text:span></text:span><text:span text:style-name="CharStyle11"><text:span text:style-name="T30">f</text:span></text:span><text:span text:style-name="CharStyle11"><text:span text:style-name="T59">lajster nasliníme a na ranu lepíme. Najlepšie je flajster namočiť do čistej vody a pri­lepiť na umytú ranu. Často povstávajú oškúleniny pri svrbľavosti kožnej. Tu vočkujeme si bakt</text:span></text:span><text:span text:style-name="CharStyle11"><text:span text:style-name="T30">e</text:span></text:span><text:span text:style-name="CharStyle11"><text:span text:style-name="T59">rie nechtami, za ktorými temer pravidelne žijú mnohé druhy bakt</text:span></text:span><text:span text:style-name="CharStyle11"><text:span text:style-name="T30">e</text:span></text:span><text:span text:style-name="CharStyle11"><text:span text:style-name="T59">rií.</text:span></text:span></text:p>
        <text:p text:style-name="P97"><text:span text:style-name="CharStyle11"><text:span text:style-name="T59">Oškúleninu treba prevarenou vodou vymyť, čistou vattou osušiť a poranený úd bu</text:span></text:span><text:span text:style-name="CharStyle11"><text:span text:style-name="T86">ď</text:span></text:span><text:span text:style-name="CharStyle11"><text:span text:style-name="T59"> </text:span></text:span><text:span text:style-name="CharStyle11"><text:span text:style-name="T2">fl</text:span></text:span><text:span text:style-name="CharStyle11"><text:span text:style-name="T59">ajstrom zalepiť, alebo čistým (jodoformovým) obväzkom opatriť. Oškúlenina, ktorú takto ošetríme, za 2—4 dni sa zahojí bez zapálenia a hnojenia.</text:span></text:span></text:p>
        <text:p text:style-name="P27"><text:span text:style-name="CharStyle12"><text:span text:style-name="T59"/></text:span></text:p>
        <text:p text:style-name="P67"><text:span text:style-name="CharStyle12"><text:span text:style-name="T59">83. Ako pomáhať pri krvácaní?</text:span></text:span></text:p>
        <text:p text:style-name="P97"><text:span text:style-name="CharStyle11"><text:span text:style-name="T59"/></text:span></text:p>
        <text:p text:style-name="P196"><text:span text:style-name="CharStyle11"><text:span text:style-name="T59">Krvácanie nastáva, keď porušíme kožu alebo pod kožou ležiace ústroje. D</text:span></text:span><text:span text:style-name="CharStyle11"><text:span text:style-name="T86">ľa</text:span></text:span><text:span text:style-name="CharStyle11"><text:span text:style-name="T59"> toho, akým pred­metom a akým spôsobom sa poraníme, rozozná­vame: sečnú, tržnú a strelnú ranu; </text:span></text:span><text:span text:style-name="CharStyle11"><text:span text:style-name="T86">ďa</text:span></text:span><text:span text:style-name="CharStyle11"><text:span text:style-name="T59">lej rany vznikajúce uhryznutím, popálením, pomliaždením a bodnutím.</text:span></text:span></text:p>
        <text:p text:style-name="P242"><text:span text:style-name="CharStyle11"><text:span text:style-name="T59">Stáva sa, že z veľkej rany tečie málo krvi a z malej rany mnoho. To závisí </text:span></text:span><text:soft-page-break/><text:span text:style-name="CharStyle11"><text:span text:style-name="T59">od toho, či sa poranily väzivové alebo malinké cievočky krvné (kapillary), či žilové</text:span></text:span><text:span text:style-name="Predvolené_20_písmo_20_odseku"><text:span text:style-name="T117">\</text:span></text:span><text:span text:style-name="Predvolené_20_písmo_20_odseku"><text:span text:style-name="T125">footnote</text:span></text:span><text:span text:style-name="Predvolené_20_písmo_20_odseku"><text:span text:style-name="T117">{</text:span></text:span><text:span text:style-name="CharStyle42"><text:span text:style-name="T110">Ľud užíva slovo „žila“ na všetky čiastky tela, ktoré majú podobu ako motúz, rúrka a pod. Treba však rozo­znávať </text:span></text:span><text:span text:style-name="CharStyle82"><text:span text:style-name="T30">ž</text:span></text:span><text:span text:style-name="CharStyle82"><text:span text:style-name="T110">ilu od tepny</text:span></text:span><text:span text:style-name="CharStyle82"><text:span text:style-name="T30">,</text:span></text:span><text:span text:style-name="CharStyle42"><text:span text:style-name="T110"> od nervu a od šlachy. Žila (latinsky vena) je cieva, ktorou prúdi krv do srdca. Žily vidíme i čez kožu, ako belasé pruhy. Tepna (grécky arteria) vedie krv zo srdca. Tepny ležia hlbšie pod kožou. Nevidíme ich, len hmatáme (puls). Nerv (čuv) je biely, podoby stužky. Šľacha je strunistá čiastka svalu (mäsa).</text:span></text:span><text:span text:style-name="Predvolené_20_písmo_20_odseku"><text:span text:style-name="T117">}</text:span></text:span><text:span text:style-name="CharStyle21"><text:span text:style-name="T30"> </text:span></text:span><text:span text:style-name="CharStyle11"><text:span text:style-name="T59">a či tepné cievy. Pri väzivo­vom a kapillárnom krvácaní je málo krvi, ledva že slzí poranená plocha. Pri žilovom poranení rozteká sa</text:span></text:span><text:span text:style-name="CharStyle11"><text:span text:style-name="T2"> </text:span></text:span><text:span text:style-name="CharStyle21"><text:span text:style-name="T59">počerná krv a pri tepnovom strieka</text:span></text:span><text:span text:style-name="CharStyle11"><text:span text:style-name="T2"> </text:span></text:span><text:span text:style-name="CharStyle21"><text:span text:style-name="T59">jasnočervená krv. Malinkou ranou môžeme poraniť tepnu, a vtedy je krvácanie veliké a život ohrožujúce, a</text:span></text:span><text:span text:style-name="CharStyle26"><text:span text:style-name="T59"> </text:span></text:span><text:span text:style-name="CharStyle11"><text:span text:style-name="T59">naopak: ve</text:span></text:span><text:span text:style-name="CharStyle11"><text:span text:style-name="T31">ľ</text:span></text:span><text:span text:style-name="CharStyle11"><text:span text:style-name="T59">kou ranou poraniť sa môžu len kapillárne alebo väzivové cievočky, a tu je krvácanie nepatrné.</text:span></text:span></text:p>
        <text:p text:style-name="P97"><text:span text:style-name="CharStyle11"><text:span text:style-name="T59">Nech je však krvácanie akékoľvek, predsa treba ka</text:span></text:span><text:span text:style-name="CharStyle21"><text:span text:style-name="T2">ž</text:span></text:span><text:span text:style-name="CharStyle21"><text:span text:style-name="T59">dé krvácanie zastaviť (Obr. 42—48.), lebo i malé krvácanie môže viesť k vykrvácaniu, či ku smrti. Sú prípady, že po vylomení zuba nastalo</text:span></text:span><text:span text:style-name="CharStyle37"><text:span text:style-name="T59"> </text:span></text:span><text:span text:style-name="CharStyle11"><text:span text:style-name="T59">trvalé krvácanie a dotyčný, nedbajúc naň, ľahnul si a do rána vykrvácal, umrel.</text:span></text:span></text:p>
        <text:p text:style-name="P97"><text:span text:style-name="CharStyle21"><text:span text:style-name="T59">Ako tedy zastaviť výtok krvi?</text:span></text:span></text:p>
        <text:p text:style-name="P97"><text:span text:style-name="CharStyle11"><text:span text:style-name="T59">Sú ľudia, ktorí, vidiac krv, razom blednú, a omdlejúc, padajú na zem, ako klát. Takíto ľudia nech sa nepodoberajú zastavovať krv, lebo robia iba zmätok — miesto jedného treba dvoch ratovať.</text:span></text:span></text:p>
        <text:p text:style-name="P97"><text:span text:style-name="CharStyle11"><text:span text:style-name="T59">Vyššie sme povedali, že krvácanie je štvoraké, ale to nemá významu pre </text:span></text:span><text:soft-page-break/><text:span text:style-name="CharStyle11"><text:span text:style-name="T59">toho, kto prvú pomoc poskytuje. Pre prvú pomoc má len význam, či je krvácanie malé a či veľké.</text:span></text:span></text:p>
        <text:p text:style-name="P20"><text:span text:style-name="CharStyle37"><text:span text:style-name="T59"/></text:span></text:p>
        <text:p text:style-name="P152"><text:span text:style-name="CharStyle11"><text:span text:style-name="T59">1. Malé krvácanie</text:span></text:span><text:span text:style-name="CharStyle21"><text:span text:style-name="T2">.</text:span></text:span><text:span text:style-name="CharStyle11"><text:span text:style-name="T59"> Pri ňom sa krv neleje a nestrieka. Malým pritlačením </text:span></text:span><text:span text:style-name="CharStyle11"><text:span text:style-name="T87">č</text:span></text:span><text:span text:style-name="CharStyle11"><text:span text:style-name="T59">istou a mokrou handričkou prestáva. Tu nehrozí nijaké</text:span></text:span><text:span text:style-name="CharStyle11"><text:span text:style-name="T2"> </text:span></text:span><text:span text:style-name="CharStyle11"><text:span text:style-name="T59">nebezpečie krvácania, lebo onedlho prestáva samo sebou. Známo je, že krv, akonáhle sa vyleje z tela, počne tuhnúť a tvrdnúť a tak sama pokryje poranené miesto tvrdou vrstvou.</text:span></text:span></text:p>
        <text:p text:style-name="P97"><text:span text:style-name="CharStyle11"><text:span text:style-name="T59">Malé krvácanie mohlo by sa stať nebezpečným nečistotou, špinou, nákazou čerstvej rany. Každá</text:span></text:span><text:span text:style-name="CharStyle11"><text:span text:style-name="T2">,</text:span></text:span><text:span text:style-name="CharStyle11"><text:span text:style-name="T59"> rana je bránou nákazy do tela, preto treba i malé rany čistou, najistejšie prevarenou vodou umyť a čistou vattou alebo čistou handričkou obviazať, aby sme bránu nákazy zavreli a od nečistoty ochránili</text:span></text:span><text:span text:style-name="CharStyle21"><text:span text:style-name="T2">. </text:span></text:span><text:span text:style-name="CharStyle11"><text:span text:style-name="T59">Obviažuc malú ranu, krvácanie razom prestane.</text:span></text:span></text:p>
        <text:p text:style-name="P101"><text:span text:style-name="CharStyle11"><text:span text:style-name="T59">2. Veľké krvácanie nastáva preklatím, bod­nutím, seknutím, prestrelením, </text:span></text:span><text:span text:style-name="CharStyle11"><text:span text:style-name="T87">ď</text:span></text:span><text:span text:style-name="CharStyle11"><text:span text:style-name="T59">a</text:span></text:span><text:span text:style-name="CharStyle11"><text:span text:style-name="T2">l</text:span></text:span><text:span text:style-name="CharStyle11"><text:span text:style-name="T59">ej zlomením kostí, pomliaždením údov a poranením vnútorností. Tu sa krv leje alebo strieka. Poranený človek bledne, omdlieva a často ostáva i bez seba. Pern</text:span></text:span><text:span text:style-name="CharStyle11"><text:span text:style-name="T87">y</text:span></text:span><text:span text:style-name="CharStyle11"><text:span text:style-name="T2"> </text:span></text:span><text:span text:style-name="CharStyle11"><text:span text:style-name="T59">mu začnú </text:span></text:span><text:span text:style-name="CharStyle11"><text:span text:style-name="T2">be</text:span></text:span><text:span text:style-name="CharStyle11"><text:span text:style-name="T59">lase</text:span></text:span><text:span text:style-name="CharStyle11"><text:span text:style-name="T31">ť</text:span></text:span><text:span text:style-name="CharStyle11"><text:span text:style-name="T59"> a studený pot mu vystupuje na čele a na tvári. Rana môže byt maličká alebo</text:span></text:span><text:span text:style-name="CharStyle11"><text:span text:style-name="T2"> </text:span></text:span><text:span text:style-name="CharStyle11"><text:span text:style-name="T59">veľká; pri vnútornom krvácaní, pri poranení pečieň, obličiek, pľúc, srdca a iných vnútorností rany vôbec nevidíme.</text:span></text:span></text:p>
        <text:p text:style-name="P97"><text:span text:style-name="CharStyle11"><text:span text:style-name="T59">Čo tu počať?</text:span></text:span></text:p>
        <text:p text:style-name="P133"><text:span text:style-name="CharStyle11"><text:span text:style-name="T59">a) Prvou povinnosťou je krv zastaviť, a síce tak, že priložíme čistú mokrú </text:span></text:span><text:soft-page-break/><text:span text:style-name="CharStyle11"><text:span text:style-name="T59">handru na ranu a na </text:span></text:span><text:span text:style-name="CharStyle11"><text:span text:style-name="T31">ň</text:span></text:span><text:span text:style-name="CharStyle11"><text:span text:style-name="T59">u ešte inú čistú suchú handru a ranu pevne ob­viažeme. Poranený úd naddvihneme a niečim podložíme. Jestli však za chvíľu obväzok znovu presiakne krvou, zkúsime ešte prikladať na obvä­zok čisté suché handry a poranený úd ešte pevnej­šie obviažeme. Krvácanie často úplne prestane. </text:span></text:span><text:span text:style-name="CharStyle11"><text:span text:style-name="T31">A</text:span></text:span></text:p>
        <text:p text:style-name="P25"><text:span text:style-name="CharStyle11"><text:span text:style-name="T59">s nemocným hne</text:span></text:span><text:span text:style-name="CharStyle21"><text:span text:style-name="T31">d</text:span></text:span><text:span text:style-name="CharStyle11"><text:span text:style-name="T59"> cho</text:span></text:span><text:span text:style-name="CharStyle11"><text:span text:style-name="T2">ď</text:span></text:span><text:span text:style-name="CharStyle11"><text:span text:style-name="T59">me k lekárovi, aby obväzky premenil, úd i ranu očistil, v prípade potreby ináč krvácanie zastavil a ranu opatril obväzkom pro­stým choroboplodných (hnisavých) zárodkov.</text:span></text:span></text:p>
        <text:p text:style-name="P43"><text:span text:style-name="CharStyle11"><text:span text:style-name="T59">b) Krvácanie môže by</text:span></text:span><text:span text:style-name="CharStyle11"><text:span text:style-name="T87">ť</text:span></text:span><text:span text:style-name="CharStyle11"><text:span text:style-name="T59"> však také veliké, že neprestáva, čo ako mocne a pevne by sme obvia­zali poranený úd. Všetky obväzky znovu a </text:span></text:span><text:span text:style-name="CharStyle11"><text:span text:style-name="T2">z</text:span></text:span><text:span text:style-name="CharStyle11"><text:span text:style-name="T59">novu</text:span></text:span><text:span text:style-name="CharStyle37"><text:span text:style-name="T59"> </text:span></text:span><text:span text:style-name="CharStyle11"><text:span text:style-name="T59">krvou premokajú a poranený začne blednúť a omdlievať. V takomto prípade treba úd povyše rany oboma rukami so všetkou silou stisnúť a ob­väzky složi</text:span></text:span><text:span text:style-name="CharStyle11"><text:span text:style-name="T2">ť</text:span></text:span><text:span text:style-name="CharStyle11"><text:span text:style-name="T59"> a nové čisté chytro priložiť. Všetci pomocníci majú si ruky prevarenou alebo čistou vodou a mydlom umyť, čistou handrou alebo ke­fou dobre vydrhnúť, potom ruky znovu čistou vodou spláknuť a majú sa vystríhať, aby čistými, umytými rukami ničoho nečistého do rúk nechy­tali. Pomocník, ktorý drží objatý úd v rukách, skoro vystane, nech ho tedy zamení taký, ktorý má umyté ruky, a nech chytro pripraví nejakú čistú handru, povojník, pás alebo remeň a nech pevne obvije úd povyše rany, aby sa krv prestala lia</text:span></text:span><text:span text:style-name="CharStyle11"><text:span text:style-name="T2">ť</text:span></text:span><text:span text:style-name="CharStyle11"><text:span text:style-name="T59"> alebo striekať. Na ranu priloží sa čistý obväzok a raneného treba hne</text:span></text:span><text:span text:style-name="CharStyle11"><text:span text:style-name="T87">ď</text:span></text:span><text:span text:style-name="CharStyle11"><text:span text:style-name="T59"> zaviezť k lekárovi, alebo volať lekára.</text:span></text:span></text:p>
        <text:p text:style-name="P133"><text:span text:style-name="CharStyle11"><text:span text:style-name="T59">c) Často ani takto nemožno krv zastaviť. Čo ako mocne stiahli by sme poranený úd, krv sa len leje a strieka. Tu treba si počínať takto: Ruky, </text:span></text:span><text:soft-page-break/><text:span text:style-name="CharStyle11"><text:span text:style-name="T59">menovite však palce a prsty umyjeme si mydlom a dobre vydrhneme čistou handrou alebo kefou a čistou vodou oplákneme. Palcom pritisneme ranu a pozorujeme, či krv prestáva tiecť. Ak neprestáva, tak umytým palcom vojdeme do rany a dobre pri­tlačíme. Týmto činom každé krvácanie zastavíme. Potom z čistej vatty alebo z čistej handry uro­bíme čistými rukami </text:span></text:span><text:span text:style-name="CharStyle21"><text:span text:style-name="T2">lá</text:span></text:span><text:span text:style-name="CharStyle21"><text:span text:style-name="T59">b</text:span></text:span><text:span text:style-name="CharStyle21"><text:span text:style-name="T2">k</text:span></text:span><text:span text:style-name="CharStyle21"><text:span text:style-name="T59">o</text:span></text:span><text:span text:style-name="CharStyle21"><text:span text:style-name="T2">,</text:span></text:span><text:span text:style-name="CharStyle11"><text:span text:style-name="T59"> veľké ako husacie vajce, alebo ako mužská päsť, a chytro pritisneme na ranu a palec vytiahneme z rany. Obväzok vyše rany necháme i po tomto pritlačení klbkom. Na ranu dáme pevný obväzok a nemocného zavezieme hne</text:span></text:span><text:span text:style-name="CharStyle11"><text:span text:style-name="T87">ď</text:span></text:span><text:span text:style-name="CharStyle11"><text:span text:style-name="T59"> k lekárovi, ktorý zastaví krvácanie d</text:span></text:span><text:span text:style-name="CharStyle11"><text:span text:style-name="T2">ľ</text:span></text:span><text:span text:style-name="CharStyle11"><text:span text:style-name="T59">a po­treby iným spôsobom: novým pevným obväzkom, alebo podviaže cievy a ranu soši</text:span></text:span><text:span text:style-name="CharStyle11"><text:span text:style-name="T2">je</text:span></text:span><text:span text:style-name="CharStyle11"><text:span text:style-name="T59">.</text:span></text:span></text:p>
        <text:p text:style-name="P97"><text:span text:style-name="CharStyle11"><text:span text:style-name="T59">Čitateľ sa môže spýta</text:span></text:span><text:span text:style-name="CharStyle11"><text:span text:style-name="T2">ť</text:span></text:span><text:span text:style-name="CharStyle11"><text:span text:style-name="T59">: prečo nesvobodno prstom hne</text:span></text:span><text:span text:style-name="CharStyle11"><text:span text:style-name="T87">ď</text:span></text:span><text:span text:style-name="CharStyle11"><text:span text:style-name="T59"> ísť do rany </text:span></text:span><text:span text:style-name="CharStyle11"><text:span text:style-name="T2">a t</text:span></text:span><text:span text:style-name="CharStyle11"><text:span text:style-name="T59">ak krv zastaviť? Nuž preto, lebo človek-nelekár nikdy si nemôže ruky tak dokonale umyť, aby sa s jeho prstov nedostala</text:span></text:span><text:span text:style-name="CharStyle37"><text:span text:style-name="T59"> </text:span></text:span><text:span text:style-name="CharStyle11"><text:span text:style-name="T59">nákaza do otvorenej rany. Lekár si umýva ruky takto: obstrihá si nechty a očistí blato zpoza nich,</text:span></text:span><text:span text:style-name="CharStyle26"><text:span text:style-name="T59"> </text:span></text:span><text:span text:style-name="CharStyle11"><text:span text:style-name="T59">drhne ruky kefou v teplej vode s mydlom asi 10 minút, špinavú vodu splákne s rúk a drhne znovu kefou, potom namočí si ruky do karbolovej vody, do sublimátu alebo do najtuhšieho liehu. A od tejto chvíle nechytí už ničoho do ruky a ničoho sa nedotkne, ruky ani len čistým uterákom neosuší. Takáto ruka môže sa rany dotýkať, šiť i ob­väzovať — a rana, ak už prv nebola nakazená, </text:span></text:span><text:span text:style-name="CharStyle21"><text:span text:style-name="T2">z</text:span></text:span><text:span text:style-name="CharStyle21"><text:span text:style-name="T59">ahojí sa bez hnojenia. Pravda, ako svoje ruky, lekár tak umyje i okolie rany a ranu tiež prime­raným spôsobom očistí. Ruky nelekárove, čo by ich ako čistil, temer </text:span></text:span><text:soft-page-break/><text:span text:style-name="CharStyle21"><text:span text:style-name="T59">nikdy nie sú úplne čisté. Ruky nelekárove zanesú choroboplodné, hnisové zárodky do rany a tak liečenie rany je zdĺhavé a často také nebezpečné, že treba poranený úd odňať, aby sa život poraneného zachránil.</text:span></text:span></text:p>
        <text:p text:style-name="P97"><text:span text:style-name="CharStyle21"><text:span text:style-name="T59">Ostatne, do rany svobodno ísť len v krajnej po­trebe, keď u</text:span></text:span><text:span text:style-name="CharStyle21"><text:span text:style-name="T2">ž</text:span></text:span><text:span text:style-name="CharStyle21"><text:span text:style-name="T59"> nevieme nijako krv zastaviť a pora­nený by mohol prv vykrvácať, než by ho lekár ošetril.</text:span></text:span></text:p>
        <text:p text:style-name="P97"><text:span text:style-name="CharStyle11"><text:span text:style-name="T59">Obväzky vyše rany, ktorými sme úd pevne stiahli, nesvobodno dlhšie ako dve hodiny pone­chať na úde, lebo po dvoch hodinách úd začne belasieť, černieť, brantovatie</text:span></text:span><text:span text:style-name="CharStyle11"><text:span text:style-name="T31">ť</text:span></text:span><text:span text:style-name="CharStyle11"><text:span text:style-name="T59">, odumierať. Z tejto príčiny radím, aby s každým väčším poranením vyh</text:span></text:span><text:span text:style-name="CharStyle11"><text:span text:style-name="T31">ľ</text:span></text:span><text:span text:style-name="CharStyle11"><text:span text:style-name="T59">adali lekára, ktorý opatrí poraneného tak, ako treba.</text:span></text:span></text:p>
        <text:p text:style-name="P181"><text:span text:style-name="CharStyle12"><text:span text:style-name="T59"/></text:span></text:p>
        <text:p text:style-name="P220"><text:span text:style-name="CharStyle12"><text:span text:style-name="T59">84. Ako treba umývať rany?</text:span></text:span></text:p>
        <text:p text:style-name="P97"><text:span text:style-name="CharStyle11"><text:span text:style-name="T59"/></text:span></text:p>
        <text:p text:style-name="P196"><text:span text:style-name="CharStyle11"><text:span text:style-name="T59">Kto chce dačo očistiť, má byť sám čistý, tedy najprv umyje si ruky mydlom, kefou a prevarenou a ochladenou vodou. Nádoby musia byť tiež čisté. Nechty si obstrihá a blato zpoza nich odstráni.</text:span></text:span><text:span text:style-name="CharStyle26"><text:span text:style-name="T59"> </text:span></text:span><text:span text:style-name="CharStyle11"><text:span text:style-name="T59">Prstami sa rany nedotkne, ba, nakoľko len možno, ani inými vecmi. Ak je rana znečistená prachom, smeťami, blatom, z čistej nádoby musí liať na ranu prevarenú a, samo sebou sa rozumie, ochladenú vodu, až sa nečistota vyplaví z rany. Okolie rany umyje mydlom a vodou tak, aby špina z okolia do rany nestekala. Ak je poranený menší úd, na príklad ruka, noha, ponorí ruku, nohu do väčšej, mydlom umytej nádoby a častejšie sleje nečistú a naleje čistej vody. Takéto očisťovanie rany smie trvať </text:span></text:span><text:soft-page-break/><text:span text:style-name="CharStyle11"><text:span text:style-name="T59">10—15 minút. Len keď je blato nalepené na rane, vtedy ho svobodno čisto umytou rukou odstrániť, ale tak, aby sa ruka čím najmenej rany dotýkala.</text:span></text:span></text:p>
        <text:p text:style-name="P97"><text:span text:style-name="CharStyle11"><text:span text:style-name="T59">Dobre je, keď do vriacej vody na každý liter plnú kávovú lyžičku kuchyňskej soli vsypeme. Takáto voda pomáha nivočiť nákazlivé zárodky.</text:span></text:span></text:p>
        <text:p text:style-name="P31"><text:span text:style-name="CharStyle12"><text:span text:style-name="T59"/></text:span></text:p>
        <text:p text:style-name="P71"><text:span text:style-name="CharStyle12"><text:span text:style-name="T59">85. Ako obväzovať rany?</text:span></text:span></text:p>
        <text:p text:style-name="P97"><text:span text:style-name="CharStyle11"><text:span text:style-name="T59"/></text:span></text:p>
        <text:p text:style-name="P196"><text:span text:style-name="CharStyle11"><text:span text:style-name="T59">Ranu obväzujeme preto, aby sa do rany ne­dostala nečistota, aby nepadal do nej prach a smeti z povetria alebo dotýkaním.</text:span></text:span></text:p>
        <text:p text:style-name="P97"><text:span text:style-name="CharStyle11"><text:span text:style-name="T59">Na čisto umytú ranu svobodno prikladať len čisté predmety. Nesvobodno tedy prikladať p</text:span></text:span><text:span text:style-name="CharStyle21"><text:span text:style-name="T31">a</text:span></text:span><text:span text:style-name="CharStyle21"><text:span text:style-name="T59">vučiny, lístky rastlín, flajstre, blato</text:span></text:span><text:span text:style-name="CharStyle21"><text:span text:style-name="T2">,</text:span></text:span><text:span text:style-name="CharStyle21"><text:span text:style-name="T59"> lajno, suchú maltu z múru a podobné nečisté veci. Lebo sa neraz prihodí, </text:span></text:span><text:span text:style-name="CharStyle21"><text:span text:style-name="T2">ž</text:span></text:span><text:span text:style-name="CharStyle21"><text:span text:style-name="T59">e po takýchto obkladkoch rana sa nakazí a poranený dostane br</text:span></text:span><text:span text:style-name="CharStyle21"><text:span text:style-name="T31">a</text:span></text:span><text:span text:style-name="CharStyle21"><text:span text:style-name="T59">n</text:span></text:span><text:span text:style-name="CharStyle21"><text:span text:style-name="T87">t</text:span></text:span><text:span text:style-name="CharStyle21"><text:span text:style-name="T59">, ružu, kŕ</text:span></text:span><text:span text:style-name="CharStyle21"><text:span text:style-name="T2">č</text:span></text:span><text:span text:style-name="CharStyle21"><text:span text:style-name="T59">e do celého tela (tetanus) a aj životom zaplatí za nevedomosť tých</text:span></text:span><text:span text:style-name="CharStyle21"><text:span text:style-name="T2">,</text:span></text:span><text:span text:style-name="CharStyle21"><text:span text:style-name="T59"> čo mu chceli pomôcť.</text:span></text:span></text:p>
        <text:p text:style-name="P97"><text:span text:style-name="CharStyle11"><text:span text:style-name="T59">Čisto umytú ranu prikryjeme suchým gázom (riedky fátel), naň priložíme čistú vattu, dosiaľ nepotrebovanú, a obviažeme pásikom alebo čistou</text:span></text:span><text:span text:style-name="CharStyle37"><text:span text:style-name="T59"> </text:span></text:span><text:span text:style-name="CharStyle11"><text:span text:style-name="T59">handrou, šatkou. Ak niet gázu, použijeme čistej handričky, šat</text:span></text:span><text:span text:style-name="CharStyle11"><text:span text:style-name="T2">ô</text:span></text:span><text:span text:style-name="CharStyle11"><text:span text:style-name="T59">čky — a ranu obviažeme.</text:span></text:span></text:p>
        <text:p text:style-name="P97"><text:span text:style-name="CharStyle11"><text:span text:style-name="T59">Čisto opatrená rana hojí sa v pár dňoch,</text:span></text:span><text:span text:style-name="CharStyle26"><text:span text:style-name="T59"> </text:span></text:span><text:span text:style-name="CharStyle11"><text:span text:style-name="T59">znečistená zarastá čez celé týždne a hojí sa kva­sením. Po čistej rane býva jazva hladká, po hni­savom liečení nerovná a nepekná.</text:span></text:span></text:p>
        <text:p text:style-name="P97"><text:soft-page-break/><text:span text:style-name="CharStyle11"><text:span text:style-name="T59">U strelných rán hladine čím skôr krv zastaviť a ranu obviazať. Do </text:span></text:span><text:span text:style-name="CharStyle21"><text:span text:style-name="T2">st</text:span></text:span><text:span text:style-name="CharStyle21"><text:span text:style-name="T59">r</text:span></text:span><text:span text:style-name="CharStyle21"><text:span text:style-name="T2">e</text:span></text:span><text:span text:style-name="CharStyle21"><text:span text:style-name="T59">ln</text:span></text:span><text:span text:style-name="CharStyle21"><text:span text:style-name="T2">ej</text:span></text:span><text:span text:style-name="CharStyle21"><text:span text:style-name="T59"> </text:span></text:span><text:span text:style-name="CharStyle21"><text:span text:style-name="T2">r</text:span></text:span><text:span text:style-name="CharStyle21"><text:span text:style-name="T59">a</text:span></text:span><text:span text:style-name="CharStyle21"><text:span text:style-name="T2">n</text:span></text:span><text:span text:style-name="CharStyle21"><text:span text:style-name="T59">y prstom </text:span></text:span><text:span text:style-name="CharStyle21"><text:span text:style-name="T2">í</text:span></text:span><text:span text:style-name="CharStyle21"><text:span text:style-name="T59">sť ne­sv</text:span></text:span><text:span text:style-name="CharStyle21"><text:span text:style-name="T2">o</text:span></text:span><text:span text:style-name="CharStyle21"><text:span text:style-name="T59">bodno</text:span></text:span><text:span text:style-name="CharStyle21"><text:span text:style-name="T2">.</text:span></text:span></text:p>
        <text:p text:style-name="P97"><text:span text:style-name="CharStyle11"><text:span text:style-name="T59">Ak uhryzne besný pes alebo iné zviera, ne­cháme ranu čo najdlhšie krvácať, ba ešte pritláčame okolie rany, aby sa s prúdom krvi odplavila nákaza besnoty. Ba jestli nemáme pern</text:span></text:span><text:span text:style-name="CharStyle11"><text:span text:style-name="T31">y</text:span></text:span><text:span text:style-name="CharStyle11"><text:span text:style-name="T59"> a ústa popukané a zranené, svobodno takúto ranu i vyssať. (Vi</text:span></text:span><text:span text:style-name="CharStyle11"><text:span text:style-name="T87">ď</text:span></text:span><text:span text:style-name="CharStyle11"><text:span text:style-name="T59"> odstavec „O ranách otrávených“.)</text:span></text:span></text:p>
        <text:p text:style-name="P97"><text:span text:style-name="CharStyle21"><text:span text:style-name="T59">Popáleniny potrime olejom dreveným alebo ľanovým, vaselinom a priložme na to olejom na­pustenú čistú handričku a na túto, ak je bolesť veliká, studenú, vyžmíkanú handru. (Vi</text:span></text:span><text:span text:style-name="CharStyle21"><text:span text:style-name="T87">ď</text:span></text:span><text:span text:style-name="CharStyle21"><text:span text:style-name="T59"> odstavec „</text:span></text:span><text:span text:style-name="CharStyle11"><text:span text:style-name="T2">O</text:span></text:span><text:span text:style-name="CharStyle11"><text:span text:style-name="T59"> popálení a obarení“.)</text:span></text:span></text:p>
        <text:p text:style-name="P182"><text:span text:style-name="CharStyle46"><text:span text:style-name="T59"/></text:span></text:p>
        <text:p text:style-name="P221"><text:span text:style-name="CharStyle46"><text:span text:style-name="T59">86. Krvácanie zo žilných uzlov (varix).</text:span></text:span></text:p>
        <text:p text:style-name="P183"><text:span text:style-name="CharStyle11"><text:span text:style-name="T59"/></text:span></text:p>
        <text:p text:style-name="P222"><text:span text:style-name="CharStyle11"><text:span text:style-name="T59">Ženy a vôbec starší </text:span></text:span><text:span text:style-name="CharStyle11"><text:span text:style-name="T31">ľ</text:span></text:span><text:span text:style-name="CharStyle11"><text:span text:style-name="T59">udia mávajú na nohách, tesne pod kožou uzlovite rozšírené žily. Nad tý­mito žilami je koža tenušká a preto sa žily veľmi ľahko trhajú, i pri malom zaškrabnutí môže nastať veliké krvácanie. Ranu treba čistou šatôčkou, vattou alebo gázom pritlačiť a obviazať. Ak sa krv nezastaví, treba </text:span></text:span><text:span text:style-name="CharStyle21"><text:span text:style-name="T2">h</text:span></text:span><text:span text:style-name="CharStyle21"><text:span text:style-name="T31">o</text:span></text:span><text:span text:style-name="CharStyle21"><text:span text:style-name="T2"> </text:span></text:span><text:span text:style-name="CharStyle21"><text:span text:style-name="T59">poniže rany pevne obviazať, ino­kedy hodne vyše kolena stiahnuť. Ale vyše </text:span></text:span><text:span text:style-name="CharStyle21"><text:span text:style-name="T87">1 1/2</text:span></text:span><text:span text:style-name="CharStyle21"><text:span text:style-name="T59">—2.</text:span></text:span><text:span text:style-name="CharStyle11"><text:span text:style-name="T59">hodín takýto pevný obväzok nesmie byť na nohe, aby úd nezbrantovatel, neodumrel.</text:span></text:span></text:p>
        <text:p text:style-name="P20"><text:span text:style-name="CharStyle39"><text:span text:style-name="T59"/></text:span></text:p>
        <text:p text:style-name="P36"><text:span text:style-name="CharStyle12"><text:span text:style-name="T59">87. Krvácanie z nosa.</text:span></text:span></text:p>
        <text:p text:style-name="P97"><text:soft-page-break/><text:span text:style-name="CharStyle11"><text:span text:style-name="T59"/></text:span></text:p>
        <text:p text:style-name="P196"><text:span text:style-name="CharStyle11"><text:span text:style-name="T59">Krvácajúci nech si sadne alebo </text:span></text:span><text:span text:style-name="CharStyle11"><text:span text:style-name="T2">ľ</text:span></text:span><text:span text:style-name="CharStyle11"><text:span text:style-name="T59">ahne na chrbát. Smrkať alebo siaka</text:span></text:span><text:span text:style-name="CharStyle11"><text:span text:style-name="T31">ť</text:span></text:span><text:span text:style-name="CharStyle11"><text:span text:style-name="T59"> nesvobodno. Do tyla a na nos treba prikladať studené handry. Šaty na hrdle uvoľniť. Ak krvácanie neprestáva, stisnúť nos, alebo do oleja, vaselinu namočenú vattu do dierky zatisnúť tak, aby nevypadla a dierka aby sa roztiahla.</text:span></text:span></text:p>
        <text:p text:style-name="P97"><text:span text:style-name="CharStyle21"><text:span text:style-name="T59">Krv vykašlaná je penistá </text:span></text:span><text:span text:style-name="CharStyle21"><text:span text:style-name="T87">a</text:span></text:span><text:span text:style-name="CharStyle21"><text:span text:style-name="T59">jasno-</text:span></text:span><text:span text:style-name="CharStyle21"><text:span text:style-name="T2">č</text:span></text:span><text:span text:style-name="CharStyle21"><text:span text:style-name="T59">ervená. Ne­mocného uložíme do postele a prikážeme mu, aby sebou nehýbal, nehovoril, nekašľal a pokojne dý­chal. Na prsia mu priložíme studené obkladky.</text:span></text:span></text:p>
        <text:p text:style-name="P31"><text:span text:style-name="CharStyle12"><text:span text:style-name="T59"/></text:span></text:p>
        <text:p text:style-name="P71"><text:span text:style-name="CharStyle12"><text:span text:style-name="T59">88. Krvácanie zo žalúdka a z čriev.</text:span></text:span></text:p>
        <text:p text:style-name="P97"><text:span text:style-name="CharStyle11"><text:span text:style-name="T59"/></text:span></text:p>
        <text:p text:style-name="P196"><text:span text:style-name="CharStyle11"><text:span text:style-name="T59">Krv zo žalúdka je tmavá, nemocný vyvracia ju v kusoch a často s kúskami potravy. Krv z čriev odchodí stolicou. Nemocného treba hne</text:span></text:span><text:span text:style-name="CharStyle11"><text:span text:style-name="T87">ď</text:span></text:span><text:span text:style-name="CharStyle11"><text:span text:style-name="T59"> uložiť, zakázať mu pohybovať sa a hovoriť. Ak krváca žalúdok, dáme nemocnému piť studenú (ľadovú) vodu, alebo kúsky ľadu preg</text:span></text:span><text:span text:style-name="CharStyle11"><text:span text:style-name="T87">ĺ</text:span></text:span><text:span text:style-name="CharStyle11"><text:span text:style-name="T59">ga</text:span></text:span><text:span text:style-name="CharStyle11"><text:span text:style-name="T2">ť</text:span></text:span><text:span text:style-name="CharStyle11"><text:span text:style-name="T59"> a na žalúdok pri­ložíme studené obkladky. Pri krvácaní z čriev naložíme nemocnému úplný pokoj, zakážeme pevný a teplý pokrm a prikladáme studené obkladky na brucho. Krvácanie zo žalúdka a z čriev je ve</text:span></text:span><text:span text:style-name="CharStyle11"><text:span text:style-name="T31">ľ</text:span></text:span><text:span text:style-name="CharStyle11"><text:span text:style-name="T59">mi nebezpečné, preto hne</text:span></text:span><text:span text:style-name="CharStyle11"><text:span text:style-name="T87">ď</text:span></text:span><text:span text:style-name="CharStyle11"><text:span text:style-name="T59"> požiadame o radu lekára</text:span></text:span><text:span text:style-name="CharStyle11"><text:span text:style-name="T2"> </text:span></text:span><text:span text:style-name="CharStyle11"><text:span text:style-name="T59">Nemocného prevážať nesvobodno.</text:span></text:span></text:p>
        <text:p text:style-name="P28"><text:span text:style-name="CharStyle12"><text:span text:style-name="T59">89. O ranách otrávených.</text:span></text:span></text:p>
        <text:p text:style-name="P97"><text:soft-page-break/><text:span text:style-name="CharStyle11"><text:span text:style-name="T59">Rozoznávame rany nakazené od rán otráve­ných. Rana, ktorá sa zapáli a hnojí, je rana nakazená: do nej dostaly sa bakt</text:span></text:span><text:span text:style-name="CharStyle21"><text:span text:style-name="T31">e</text:span></text:span><text:span text:style-name="CharStyle21"><text:span text:style-name="T59">rie alebo </text:span></text:span><text:span text:style-name="CharStyle11"><text:span text:style-name="T2">je</text:span></text:span><text:span text:style-name="CharStyle11"><text:span text:style-name="T59">dy bak­t</text:span></text:span><text:span text:style-name="CharStyle11"><text:span text:style-name="T31">e</text:span></text:span><text:span text:style-name="CharStyle11"><text:span text:style-name="T59">riami vyrobené. Otrávená rana je, ktorá povstáva pichnutím hmyzu (včely, osy, sršňa), pohryzením jedovatými hadmi alebo besnými zvieratmi (psa, vlka, mačky atd.), konečne otrávená rana je i tá, keď sa do nej dostane nejaká iná otrava (farby).</text:span></text:span></text:p>
        <text:p text:style-name="P101"><text:span text:style-name="CharStyle11"><text:span text:style-name="T59">1. Otrava pichnutím včely</text:span></text:span><text:span text:style-name="CharStyle21"><text:span text:style-name="T2">,</text:span></text:span><text:span text:style-name="CharStyle21"><text:span text:style-name="T59"> sršňa a osy. </text:span></text:span><text:span text:style-name="CharStyle21"><text:span text:style-name="T87">Včel</text:span></text:span><text:span text:style-name="CharStyle21"><text:span text:style-name="T2">y </text:span></text:span><text:span text:style-name="CharStyle11"><text:span text:style-name="T59">pichajú pred búrkou, pred ro</text:span></text:span><text:span text:style-name="CharStyle11"><text:span text:style-name="T2">je</text:span></text:span><text:span text:style-name="CharStyle11"><text:span text:style-name="T59">n</text:span></text:span><text:span text:style-name="CharStyle11"><text:span text:style-name="T2">ím</text:span></text:span><text:span text:style-name="CharStyle11"><text:span text:style-name="T59"> a v blízkosti ú</text:span></text:span><text:span text:style-name="CharStyle11"><text:span text:style-name="T87">l</text:span></text:span><text:span text:style-name="CharStyle11"><text:span text:style-name="T59">a, keď sa boja o život krá</text:span></text:span><text:span text:style-name="CharStyle11"><text:span text:style-name="T2">ľ</text:span></text:span><text:span text:style-name="CharStyle11"><text:span text:style-name="T59">ovny a keď bránia svoj med pred cudzími útočníkmi. Jed majú v ma­ličkom mechúriku v dutine brušnej. Ke</text:span></text:span><text:span text:style-name="CharStyle11"><text:span text:style-name="T87">ď</text:span></text:span><text:span text:style-name="CharStyle11"><text:span text:style-name="T59"> včela pichne, vtedy mechúrik sa stlačí, jed z neho vy­tečie čez žihadlo do rany a žihadlo samo, ktoré má na konci ostne zpäť obrátené, vniknúc do tela,</text:span></text:span><text:span text:style-name="CharStyle26"><text:span text:style-name="T59"> </text:span></text:span><text:span text:style-name="CharStyle11"><text:span text:style-name="T59">celé sa vytrhne a zostane v rane. Včela po pich­nutí zahynie. Otrava včelím jedom je dostatočn</text:span></text:span><text:span text:style-name="CharStyle11"><text:span text:style-name="T2">e </text:span></text:span><text:span text:style-name="CharStyle11"><text:span text:style-name="T59">známa. Jestli pichne človeka jedna alebo niekoľko</text:span></text:span><text:span text:style-name="CharStyle11"><text:span text:style-name="T2"> </text:span></text:span><text:span text:style-name="CharStyle11"><text:span text:style-name="T59">včiel, pocítime v úde prudkú bolesť a šíriacu sa opuchlinu. Jestli pichne človeka veľké množstvo</text:span></text:span><text:span text:style-name="CharStyle11"><text:span text:style-name="T2"> </text:span></text:span><text:span text:style-name="CharStyle11"><text:span text:style-name="T59">včiel, onemocnie celé </text:span></text:span><text:span text:style-name="CharStyle11"><text:span text:style-name="T31">t</text:span></text:span><text:span text:style-name="CharStyle11"><text:span text:style-name="T59">elo</text:span></text:span><text:span text:style-name="CharStyle11"><text:span text:style-name="T2">;</text:span></text:span><text:span text:style-name="CharStyle11"><text:span text:style-name="T59"> prechodí nás zima, dostaví sa mierna horúčka a bolesť hlavy. Daktorí ľudia pocítia úzkosť, slabosť v celom tele a závrat. Iní dostanú klopanie srdca, triašku do celého tela, potia sa studeným potom a vracajú. V lekárskych spisoch sú zaznačené i prípady smrti.</text:span></text:span></text:p>
        <text:p text:style-name="P97"><text:span text:style-name="CharStyle11"><text:span text:style-name="T59">Známo je, že mnohí včelári ani nepocítia pichnutia včely a vôbec ich telo ani neopuchne. To si vysvetľujeme tak, že v krvi včelárovej, ktorého deň po deň včely upichajú, vyvinie sa protijed, ktorý robí včelí jed neškodným. Podobné </text:span></text:span><text:soft-page-break/><text:span text:style-name="CharStyle11"><text:span text:style-name="T59">účinky má pichnutie čmelou, osou, sršňom. Ako si pomáhať, keď nás pichne včela alebo iný hmyz</text:span></text:span><text:span text:style-name="CharStyle11"><text:span text:style-name="T2">? </text:span></text:span><text:span text:style-name="CharStyle11"><text:span text:style-name="T59">Predne treba odstrániť žihadlo z rany. Čím skôr, tým lepšie. Ovšem odstrániť ho treba takým ná­strojom, ktorý je čistý a nie nakazený. Nesvobodno ho odstraňovať špinavými nechtami, ihlami, špendlíkmi a nožíkmi. Všetky tieto nástroje, keď</text:span></text:span><text:span text:style-name="CharStyle11"><text:span text:style-name="T2"> </text:span></text:span><text:span text:style-name="CharStyle11"><text:span text:style-name="T59">už máme nimi žihadlo odstraňovať z rany, treba</text:span></text:span><text:span text:style-name="CharStyle11"><text:span text:style-name="T2"> </text:span></text:span><text:span text:style-name="CharStyle11"><text:span text:style-name="T59">niekoľko ráz pretiahnuť ponad plameň, čím dosiahneme dosť bezpečnej čistoty. Jestli nevieme vytiahnuť žihadlo, požiadajme o to lekára.</text:span></text:span></text:p>
        <text:p text:style-name="P97"><text:span text:style-name="CharStyle11"><text:span text:style-name="T59">Na opuchlinu prikladávajú ľudia hlinu a blato. To je zle, lebo v týchto môžu sa nachodiť bak­t</text:span></text:span><text:span text:style-name="CharStyle11"><text:span text:style-name="T32">e</text:span></text:span><text:span text:style-name="CharStyle11"><text:span text:style-name="T59">rie, ktoré otrávenú ranu nakazia.</text:span></text:span></text:p>
        <text:p text:style-name="P97"><text:span text:style-name="CharStyle11"><text:span text:style-name="T59">Najlepšie je priložiť studený obkladok a ak máme pri ruke ammoniak (čpavok), ním potr</text:span></text:span><text:span text:style-name="CharStyle11"><text:span text:style-name="T88">ť </text:span></text:span><text:span text:style-name="CharStyle11"><text:span text:style-name="T59">pichnutie a opuchlinu. Jestli nastala všeobecná otrava včelím jedom, tak ako sme ju vyššie opí­sali, treba bezodkladne zavolať lekára.</text:span></text:span></text:p>
        <text:p text:style-name="P97"><text:span text:style-name="CharStyle11"><text:span text:style-name="T59">Počúvame žaloby </text:span></text:span><text:span text:style-name="CharStyle11"><text:span text:style-name="T32">ľ</text:span></text:span><text:span text:style-name="CharStyle11"><text:span text:style-name="T59">udí, že im opuchol niektorý úd pichnutím iného hmyzu (múch, komárov, b</text:span></text:span><text:span text:style-name="CharStyle11"><text:span text:style-name="T88">ĺ</text:span></text:span><text:span text:style-name="CharStyle11"><text:span text:style-name="T59">ch at</text:span></text:span><text:span text:style-name="CharStyle11"><text:span text:style-name="T88">ď</text:span></text:span><text:span text:style-name="CharStyle11"><text:span text:style-name="T59">.). Tu nejde o otravu, ale o nákazu bakt</text:span></text:span><text:span text:style-name="CharStyle11"><text:span text:style-name="T88">e</text:span></text:span><text:span text:style-name="CharStyle11"><text:span text:style-name="T59">riami. Tak na pr. jestli nás pichne mucha, ktorá práve sedela na zdochline, môže svojím sosákom vočkova</text:span></text:span><text:span text:style-name="CharStyle11"><text:span text:style-name="T88">ť</text:span></text:span><text:span text:style-name="CharStyle11"><text:span text:style-name="T59"> do nášho tela bakt</text:span></text:span><text:span text:style-name="CharStyle11"><text:span text:style-name="T32">e</text:span></text:span><text:span text:style-name="CharStyle11"><text:span text:style-name="T59">rie, ktoré vyvolajú ná­kazu: opuchnutie, zapálenie a hnojenie úda alebo celkovú nákazu tela.</text:span></text:span></text:p>
        <text:p text:style-name="P133"><text:span text:style-name="CharStyle11"><text:span text:style-name="T59">2. Uhryznutie hadom (zmijou). V strednej Eur</text:span></text:span><text:span text:style-name="CharStyle11"><text:span text:style-name="T35">o</text:span></text:span><text:span text:style-name="CharStyle11"><text:span text:style-name="T59">pe sú dva druhy jedovatých hadov, a síce: zmija obecná (</text:span></text:span><text:span text:style-name="CharStyle11"><text:span text:style-name="T2">Pe</text:span></text:span><text:span text:style-name="CharStyle11"><text:span text:style-name="T59">lias berus) a zmija piesočná (Vipera amonodytes, vretenica). Posledná je u nás hojne rozšírená. Zmija zdržuje sa </text:span></text:span><text:soft-page-break/><text:span text:style-name="CharStyle11"><text:span text:style-name="T59">čez leto na skal­natých stráňach, na horských lúkach, na poliach a v lesoch. Na noc uťahuje sa do myšacích dier, alebo pod korene stromov, do ráždia. Rada sa na slnci ohrieva. Živí sa myšami, mladými vtáčatmi a v núdzi žabami. Najviac poranení sa prihodí na holých údoch tel</text:span></text:span><text:span text:style-name="CharStyle11"><text:span text:style-name="T2">a</text:span></text:span><text:span text:style-name="CharStyle11"><text:span text:style-name="T59">: na prste, na bosej nohe, na rukách a na tvári. Čez kožu obuvi zuby zmije nepreniknú.</text:span></text:span></text:p>
        <text:p text:style-name="P97"><text:span text:style-name="CharStyle11"><text:span text:style-name="T59">Každé uhryznutie nie je smrteľné. Hovorí sa, že asi každý desiaty človek umiera uhryznutím. Ale ani otrava nie je vždy rovnako silná. Najprudkejšia je v lete za horúcich, sparných dn</text:span></text:span><text:span text:style-name="CharStyle11"><text:span text:style-name="T35">í</text:span></text:span><text:span text:style-name="CharStyle11"><text:span text:style-name="T59">, slabšia na jar a v jaseni. Istý ruský lekár vy-skúmal, že len prvé uhryznutie zmijou je smrteľné; jestli tá istá zmija uhryzne viac ráz, každé </text:span></text:span><text:span text:style-name="CharStyle11"><text:span text:style-name="T92">ď</text:span></text:span><text:span text:style-name="CharStyle11"><text:span text:style-name="T59">alšie uhryznutie je menej a menej jedovaté.</text:span></text:span></text:p>
        <text:p text:style-name="P97"><text:span text:style-name="CharStyle11"><text:span text:style-name="T59">Otrava nepôsobí rovnako jedovat</text:span></text:span><text:span text:style-name="CharStyle11"><text:span text:style-name="T35">e</text:span></text:span><text:span text:style-name="CharStyle11"><text:span text:style-name="T59"> u každého človeka: rozhoduje tu i sila a zdravie uhryznutého.</text:span></text:span></text:p>
        <text:p text:style-name="P97"><text:span text:style-name="CharStyle21"><text:span text:style-name="T59">Príznaky otravy sú tieto: Uhryznuté miesto začne veľmi boleť, potom asi o hodinu začne úd puchnúť. Opuchnuté miesto za krátky čas obelasie, potom dostaví sa bolenie hlavy, vracanie, kŕče a často i bezvedomie. Jestli sa stupňujú tieto prí­znaky, tak že nemocný klesá, navidomoči slabne, že mu srdce prudko bije, tu blíži sa skorá smrť.</text:span></text:span></text:p>
        <text:p text:style-name="P25"><text:span text:style-name="CharStyle21"><text:span text:style-name="T59">Ako si máme počínať pri otrave zmijou</text:span></text:span><text:span text:style-name="CharStyle21"><text:span text:style-name="T2">?</text:span></text:span><text:span text:style-name="CharStyle11"><text:span text:style-name="T59"> Jed z rany treba odstrániť okamžite. Už za starodávna</text:span></text:span><text:span text:style-name="CharStyle37"><text:span text:style-name="T59"> </text:span></text:span><text:span text:style-name="CharStyle11"><text:span text:style-name="T59">radili, aby sa jed vyssal z rany ústami. Ale táto rada je bez nebezpečia len u takých ľudí, ktorí nemajú poranené pern</text:span></text:span><text:span text:style-name="CharStyle11"><text:span text:style-name="T92">y</text:span></text:span><text:span text:style-name="CharStyle21"><text:span text:style-name="T2">,</text:span></text:span><text:span text:style-name="CharStyle11"><text:span text:style-name="T59"> jazyk a </text:span></text:span><text:span text:style-name="CharStyle11"><text:span text:style-name="T92">ď</text:span></text:span><text:span text:style-name="CharStyle11"><text:span text:style-name="T59">as</text:span></text:span><text:span text:style-name="CharStyle11"><text:span text:style-name="T2">ná</text:span></text:span><text:span text:style-name="CharStyle11"><text:span text:style-name="T59">, lebo ranou v ústach mohol by sa otráviť i ten, kto chce po­máhať. Vycicaný jed </text:span></text:span><text:soft-page-break/><text:span text:style-name="CharStyle11"><text:span text:style-name="T59">treba z úst vypľuť. Ďalej podviažeme poranený úd nad i pod ranou tak pevne, aby otrávená krv nemohla </text:span></text:span><text:span text:style-name="CharStyle11"><text:span text:style-name="T92">ď</text:span></text:span><text:span text:style-name="CharStyle11"><text:span text:style-name="T59">alej cirkulovať. Potom mocne pritlačíme ranu nejakým tvrdým pred­metom (kamienkom alebo suchou halúzkou), aby</text:span></text:span><text:span text:style-name="CharStyle26"><text:span text:style-name="T59"> </text:span></text:span><text:span text:style-name="CharStyle11"><text:span text:style-name="T59">krv ani na tomto mieste nekolovala. Po tejto prvej pomoci okamžite zavezieme nemocného k lekárovi, ktorý ranu hne</text:span></text:span><text:span text:style-name="CharStyle11"><text:span text:style-name="T92">ď</text:span></text:span><text:span text:style-name="CharStyle11"><text:span text:style-name="T59"> vypáli, bu</text:span></text:span><text:span text:style-name="CharStyle11"><text:span text:style-name="T92">ď</text:span></text:span><text:span text:style-name="CharStyle11"><text:span text:style-name="T59"> žeravým železom, alebo žeravými kyselinami. Jestli je lekár </text:span></text:span><text:span text:style-name="CharStyle11"><text:span text:style-name="T92">ď</text:span></text:span><text:span text:style-name="CharStyle11"><text:span text:style-name="T59">aleko, alebo ak by nemohol poskytnúť včas prvej pomoci, nech sa sverí rozumnému človeku, aby ranu roz­páleným klincom vypálil. Nemocnému dáme sil­ných liehových nápojov (koňaku, slivovice, rumu), ktoré pôsobia ako protijed. Ba známo je, že ha­dom uhryznutý človek zdrží veľké množstvo lieho­vých nápojov, bez toho, že by sa opil.</text:span></text:span></text:p>
        <text:p text:style-name="P243"><text:span text:style-name="CharStyle11"><text:span text:style-name="T59">3. Uhryznutie besným psom. Besnota (vzteklina, lyssa, hydrophobia, rabies canina) vyskytuje sa u psov, mačiek, hovädzieho statku, u koní, oviec, kohútov, holubov, vlkov, líšiek, myší, potka­nov, zajacov, jeleňov a môže byť prenesená na človeka všetkými týmito zvieratmi. Nákaza</text:span></text:span><text:span text:style-name="Predvolené_20_písmo_20_odseku"><text:span text:style-name="T119">\</text:span></text:span><text:span text:style-name="Predvolené_20_písmo_20_odseku"><text:span text:style-name="T127">footnote</text:span></text:span><text:span text:style-name="Predvolené_20_písmo_20_odseku"><text:span text:style-name="T119">{</text:span></text:span><text:span text:style-name="CharStyle42"><text:span text:style-name="T116">Až dosiaľ nie je rozhodnuté, či besnotu zapríčiňuje nákaza bakt</text:span></text:span><text:span text:style-name="CharStyle42"><text:span text:style-name="T52">e</text:span></text:span><text:span text:style-name="CharStyle42"><text:span text:style-name="T116">riami a či nejaký zvláštny jed. V poslednom prípade by šlo nie o nákazu, ale o otravu.</text:span></text:span><text:span text:style-name="Predvolené_20_písmo_20_odseku"><text:span text:style-name="T119">}</text:span></text:span><text:span text:style-name="CharStyle11"><text:span text:style-name="T59"> stáva sa obyčajne uhryznutím.</text:span></text:span></text:p>
        <text:p text:style-name="P97"><text:span text:style-name="CharStyle21"><text:span text:style-name="T59">Ako poznáme besné zviera? Besný pes ná­padne sa premení. Je neposlušný, hltavý a zlobivý. Ukrýva sa pred človekom, neskoršie prestáva žrať i piť a ohrýza, prehltuje všelijaké nestr</text:span></text:span><text:span text:style-name="CharStyle11"><text:span text:style-name="T35">a</text:span></text:span><text:span text:style-name="CharStyle11"><text:span text:style-name="T59">viteľné predmety: prs</text:span></text:span><text:span text:style-name="CharStyle11"><text:span text:style-name="T92">ť</text:span></text:span><text:span text:style-name="CharStyle11"><text:span text:style-name="T59">, drevo, smeti. Toto je stav tichej besnoty, za ktorým nasleduje stav zúrivý: pes j</text:span></text:span><text:span text:style-name="CharStyle11"><text:span text:style-name="T2">e</text:span></text:span><text:span text:style-name="CharStyle11"><text:span text:style-name="T59">, </text:span></text:span><text:soft-page-break/><text:span text:style-name="CharStyle11"><text:span text:style-name="T59">nepokojný, behá a túla sa, hryzie voslep všetko, čo mu príde do cesty. Tedy nielen človeka, ale i zvieratá, malé i veľké. Tento stav trvá asi 3—4</text:span></text:span><text:span text:style-name="CharStyle42"><text:span text:style-name="T59"> </text:span></text:span><text:span text:style-name="CharStyle11"><text:span text:style-name="T59">dni. Za t</text:span></text:span><text:span text:style-name="CharStyle11"><text:span text:style-name="T2">ý</text:span></text:span><text:span text:style-name="CharStyle11"><text:span text:style-name="T59">mto nasleduje posledný stav chorob</text:span></text:span><text:span text:style-name="CharStyle11"><text:span text:style-name="T2">y</text:span></text:span><text:span text:style-name="CharStyle11"><text:span text:style-name="T59">: stav sklesnutia, zomdlenia. Zviera je slabé, vy­chudnuté, trasie sa. Z papule sa mu rinú sliny a hlien, a poneváč nemôže od slabosti prijať nijakej potravy, za 5—7, najneskoršie za 12 dní zhynie. Nákaza besnoty nachodí sa v slinách, v krvi, v moči a menovite v špiku zvieraťa. Človek na­kazí sa obyčajne slinou pri uhryznutí. U človeka objavuje sa choroba asi medzi 4. a 6. týždňom po uhryznutí.</text:span></text:span></text:p>
        <text:p text:style-name="P97"><text:span text:style-name="CharStyle11"><text:span text:style-name="T59">Proti besnote máme dosť spoľahlivý liek v očkovacej látke, sostavenej dľa Pasteura. Je to látka podobne pripravená, ako sme čítali v odstavci o difterii. Nemocného štepia postupne,</text:span></text:span><text:span text:style-name="CharStyle11"><text:span text:style-name="T2"> </text:span></text:span><text:span text:style-name="CharStyle11"><text:span text:style-name="T59">vždy silnejšou a silnejšou tekutinou z krvi, ktorú pripravili zo zvieraťa besnotou nakazeného. Pri takomto liečení umiera zo zaočkovaných priemerne z 200 ľudí jeden.</text:span></text:span></text:p>
        <text:p text:style-name="P97"><text:span text:style-name="CharStyle11"><text:span text:style-name="T59">Ochrana proti besným zvieratám je nasledu­júca: Žiaden pes by nemal chodiť bez košíka na pysku, aby v prípade besnoty nemohol hrýzť. Ďalej treba usmrtiť každé podozrivé zviera v tom okolí, kde sa vyskytol prípad besnot</text:span></text:span><text:span text:style-name="CharStyle11"><text:span text:style-name="T2">y</text:span></text:span><text:span text:style-name="CharStyle11"><text:span text:style-name="T59">; každý takýto prí­pad treba bezodkladne oznámiť vrchnosti. Zdochlinu zakopme hlboko do zeme na takom mieste, kde sa nekope a neorie. Kto je na rukách poranený, nech sa zdochliny nedotýka. Všetky predmety, ktoré besné zviera slinou, krvou alebo močom po­špinilo, treba spáliť. Podobne i psiu búdu a chlievy, v ktorej bolo besné zviera.</text:span></text:span></text:p>
        <text:p text:style-name="P97"><text:soft-page-break/><text:span text:style-name="CharStyle11"><text:span text:style-name="T59">Jed zničiť v rane za čerstv</text:span></text:span><text:span text:style-name="CharStyle11"><text:span text:style-name="T35">a</text:span></text:span><text:span text:style-name="CharStyle11"><text:span text:style-name="T59"> nech je prvou našou povinnosťou. To na</text:span></text:span><text:span text:style-name="CharStyle11"><text:span text:style-name="T2">js</text:span></text:span><text:span text:style-name="CharStyle11"><text:span text:style-name="T59">nadnejšie vykonáme tak, keď rozpálime nejaký špicatý železný pred­met (tedy klinec, drôt, nôž, kľúč) a ním dôkladne</text:span></text:span><text:span text:style-name="CharStyle11"><text:span text:style-name="T2"> </text:span></text:span><text:span text:style-name="CharStyle11"><text:span text:style-name="T59">vypálime ranu. Ďalej treba pohryzený úd pod a nad ranou pevne obviazať, aby sa zabránilo </text:span></text:span><text:span text:style-name="CharStyle11"><text:span text:style-name="T2">ď</text:span></text:span><text:span text:style-name="CharStyle11"><text:span text:style-name="T59">al­šiemu kolovaniu jedu v krvi. Potom treba nemoc­ného dopraviť hne</text:span></text:span><text:span text:style-name="CharStyle11"><text:span text:style-name="T2">ď</text:span></text:span><text:span text:style-name="CharStyle11"><text:span text:style-name="T59"> k lekárovi, ktorý vhodnými nástrojmi ranu ešte dôkladnejšie vypáli a nemoc­ného pošle do Pasteurovho ústavu v Pešti.</text:span></text:span></text:p>
        <text:p text:style-name="P30"><text:span text:style-name="CharStyle12"><text:span text:style-name="T59"/></text:span></text:p>
        <text:p text:style-name="P70"><text:span text:style-name="CharStyle12"><text:span text:style-name="T59">90. O pomliaždení a natrhnutí.</text:span></text:span></text:p>
        <text:p text:style-name="P97"><text:span text:style-name="CharStyle21"><text:span text:style-name="T59"/></text:span></text:p>
        <text:p text:style-name="P196"><text:span text:style-name="CharStyle21"><text:span text:style-name="T59">Pomliaždenie nastáva, keď nejaký tvrdý a tupý predmet prudko padne na telo človeka, alebo keď človek spadne s vyššieho miesta na tvrdú pôdu. Pomliaždenie môže by</text:span></text:span><text:span text:style-name="CharStyle21"><text:span text:style-name="T92">ť</text:span></text:span><text:span text:style-name="CharStyle21"><text:span text:style-name="T59"> nepatrné a jeho následok</text:span></text:span><text:span text:style-name="CharStyle37"><text:span text:style-name="T59"> </text:span></text:span><text:span text:style-name="CharStyle11"><text:span text:style-name="T59">smrteľný, a naopak. Preto pri takýchto nešťastiach treba veľkej opatrnosti. Pomliaždený úd umyjeme mydlom a vodou, priložíme studené obkladky a ne­mocný musí ma</text:span></text:span><text:span text:style-name="CharStyle11"><text:span text:style-name="T35">ť</text:span></text:span><text:span text:style-name="CharStyle11"><text:span text:style-name="T59"> pokoj.</text:span></text:span></text:p>
        <text:p text:style-name="P97"><text:span text:style-name="CharStyle11"><text:span text:style-name="T59">Ke</text:span></text:span><text:span text:style-name="CharStyle11"><text:span text:style-name="T35">ď</text:span></text:span><text:span text:style-name="CharStyle11"><text:span text:style-name="T59"> zle stupíme, keď sa potkneme, alebo keď neočakávane, prudko a s veľkou silou dačo zachytí našu ruku alebo nohu, povstane natrhnutie. Úd natrhnutý veľmi bolí a mierne opuchne.</text:span></text:span></text:p>
        <text:p text:style-name="P97"><text:span text:style-name="CharStyle11"><text:span text:style-name="T59">Pokoj a studené obkladky sú najlepším lie­kom na údy natrhnuté.</text:span></text:span></text:p>
        <text:p text:style-name="P97"><text:span text:style-name="CharStyle11"><text:span text:style-name="T59">Stáva sa, že pomliaždi nám vnútornost</text:span></text:span><text:span text:style-name="CharStyle11"><text:span text:style-name="T2">i</text:span></text:span><text:span text:style-name="CharStyle11"><text:span text:style-name="T59">: črevo, mechúr, žalúdok, pľúca, pečene, obličky at</text:span></text:span><text:span text:style-name="CharStyle11"><text:span text:style-name="T92">ď</text:span></text:span><text:span text:style-name="CharStyle11"><text:span text:style-name="T59">. Tu ukáže sa krv v moči, v stolici, alebo pri kašli a vracaní. </text:span></text:span><text:soft-page-break/><text:span text:style-name="CharStyle11"><text:span text:style-name="T59">Ba poranený upadnú</text:span></text:span><text:span text:style-name="CharStyle11"><text:span text:style-name="T92">ť</text:span></text:span><text:span text:style-name="CharStyle11"><text:span text:style-name="T59"> môže do mrákot a bezvedomia. Sú i také prípady, že na koži ne­n</text:span></text:span><text:span text:style-name="CharStyle11"><text:span text:style-name="T35">a</text:span></text:span><text:span text:style-name="CharStyle11"><text:span text:style-name="T59">jdeme nijakého znaku po úraze, a predsa pá­dom alebo úderom nastala smr</text:span></text:span><text:span text:style-name="CharStyle11"><text:span text:style-name="T92">ť</text:span></text:span><text:span text:style-name="CharStyle11"><text:span text:style-name="T59">.</text:span></text:span></text:p>
        <text:p text:style-name="P97"><text:span text:style-name="CharStyle11"><text:span text:style-name="T59">Udretá alebo pomliaždená koža zprvu obelasie, za pár dní ozelenie, potom ožltne. Pri vnú­torných poraneniach býva veliká boles</text:span></text:span><text:span text:style-name="CharStyle11"><text:span text:style-name="T92">ť</text:span></text:span><text:span text:style-name="CharStyle11"><text:span text:style-name="T59"> a otrase­ním celého tela poranený ztratí vedomie. Vo všetkých takýchto prípadoch prikladáme na poranené miesto studené obkladky. Jestli je poranený bez vedomia, uložíme ho vodorovne a na hlavu mu priložíme studený obkladok. Z omráčenia prebudíme ho striekaním mu studenej vody do tvári, na prsia a trením nôh i rúk studenou vodou, octom, alebo priviažeme poranenému na listvy, na</text:span></text:span><text:span text:style-name="CharStyle11"><text:span text:style-name="T2"> </text:span></text:span><text:span text:style-name="CharStyle11"><text:span text:style-name="T59">podošvy roztretého chrenu na pár minút.</text:span></text:span></text:p>
        <text:p text:style-name="P31"><text:span text:style-name="CharStyle12"><text:span text:style-name="T59"/></text:span></text:p>
        <text:p text:style-name="P71"><text:span text:style-name="CharStyle12"><text:span text:style-name="T59">91. O vytknutí (luxacia).</text:span></text:span></text:p>
        <text:p text:style-name="P97"><text:span text:style-name="CharStyle11"><text:span text:style-name="T59"/></text:span></text:p>
        <text:p text:style-name="P196"><text:span text:style-name="CharStyle11"><text:span text:style-name="T59">Tú čiastku úda, kde sa dve kosti spojujú, tak že ich môžeme voľne zohý</text:span></text:span><text:span text:style-name="CharStyle11"><text:span text:style-name="T2">ň</text:span></text:span><text:span text:style-name="CharStyle11"><text:span text:style-name="T59">a</text:span></text:span><text:span text:style-name="CharStyle11"><text:span text:style-name="T92">ť</text:span></text:span><text:span text:style-name="CharStyle11"><text:span text:style-name="T59"> a vystierať, menu­jeme kĺbom. Kosti spojené sú so všetkých strán</text:span></text:span><text:span text:style-name="CharStyle12"><text:span text:style-name="T2"> </text:span></text:span><text:span text:style-name="CharStyle11"><text:span text:style-name="T59">mocnými väzivovými tkanicami. Jedna z kostí kĺbových má hlavicu a druhá pušku.</text:span></text:span></text:p>
        <text:p text:style-name="P97"><text:span text:style-name="CharStyle11"><text:span text:style-name="T59">O vytknutí (luxacia) hovoríme vtedy, keď jedna z kĺbových kostí vysotí sa na stranu, keď hlavica z pušky vyskočí a keď sa kosti jedna od</text:span></text:span><text:span text:style-name="CharStyle37"><text:span text:style-name="T59"> </text:span></text:span><text:span text:style-name="CharStyle11"><text:span text:style-name="T59">druhej vzdialia. Tu sa obyčajne tkanice, spájajúce kosti kĺbové, bu</text:span></text:span><text:span text:style-name="CharStyle11"><text:span text:style-name="T92">ď</text:span></text:span><text:span text:style-name="CharStyle11"><text:span text:style-name="T59"> natrhnú, bu</text:span></text:span><text:span text:style-name="CharStyle11"><text:span text:style-name="T92">ď</text:span></text:span><text:span text:style-name="CharStyle11"><text:span text:style-name="T59"> sa celkom pretrhnú na jednej alebo na viac stranách. KÍb zmení</text:span></text:span><text:span text:style-name="CharStyle39"><text:span text:style-name="T59"> </text:span></text:span><text:span text:style-name="CharStyle11"><text:span text:style-name="T59">svoju podobu, opuchne a </text:span></text:span><text:soft-page-break/><text:span text:style-name="CharStyle11"><text:span text:style-name="T59">hlavicu nahmatáme ako hrču na takom mieste, kde predtým hrče nebolo. Na mieste pušky n</text:span></text:span><text:span text:style-name="CharStyle11"><text:span text:style-name="T35">a</text:span></text:span><text:span text:style-name="CharStyle11"><text:span text:style-name="T59">jdeme jamu alebo malú prie­hlbinku. V kĺbe s</text:span></text:span><text:span text:style-name="CharStyle11"><text:span text:style-name="T2">a </text:span></text:span><text:span text:style-name="CharStyle11"><text:span text:style-name="T59">nedá úd pohybova</text:span></text:span><text:span text:style-name="CharStyle11"><text:span text:style-name="T92">ť</text:span></text:span><text:span text:style-name="CharStyle11"><text:span text:style-name="T59">, alebo len veľmi málo. Nemocný cíti veľký bôľ a celý úd sa skráti.</text:span></text:span></text:p>
        <text:p text:style-name="P97"><text:span text:style-name="CharStyle11"><text:span text:style-name="T59">Ale často sa stáva, že ani vzdelaný lekár na prvý pohľad nerozozná, o čo id</text:span></text:span><text:span text:style-name="CharStyle11"><text:span text:style-name="T2">e</text:span></text:span><text:span text:style-name="CharStyle11"><text:span text:style-name="T59">: či o vytknutie, či o natrhnutie, či len o úder. Omylu sa vy­hneme, keď srovnáme úd zdravý s nemocným a keď sa opuchlina zmenší. Do omylu nás môže privies</text:span></text:span><text:span text:style-name="CharStyle11"><text:span text:style-name="T92">ť</text:span></text:span><text:span text:style-name="CharStyle11"><text:span text:style-name="T59">, keď daktorá z kostí kĺbu sa naštiepi, alebo len kus z kosti odštiepi a kĺb môže tak premeniť svoju podobu, že ho držíme za vytknutý.</text:span></text:span></text:p>
        <text:p text:style-name="P97"><text:span text:style-name="CharStyle11"><text:span text:style-name="T59">Z tej príčiny nie je dobre dávať babrať s vytknutým kĺbom neučeným ľudom, felčiarom, ktorí v svojom živote nikdy nevideli a neštudo­vali kosti kĺbov ľudských, ale ktorí priberajú sa „naprávať“ kĺby len na slepo. Lebo ak je na príklad v porušenom kĺbe úlomok kosti, alebo ak je jedna alebo obe kosti naštiepené, tu je každé hý­banie, naťahovanie a vôbec každé „naprav</text:span></text:span><text:span text:style-name="CharStyle11"><text:span text:style-name="T2">ov</text:span></text:span><text:span text:style-name="CharStyle11"><text:span text:style-name="T59">anie“ len na velikú škodu.</text:span></text:span></text:p>
        <text:p text:style-name="P97"><text:span text:style-name="CharStyle11"><text:span text:style-name="T59">Pri vytknutom kĺbe pomáhame takt</text:span></text:span><text:span text:style-name="CharStyle11"><text:span text:style-name="T2">o</text:span></text:span><text:span text:style-name="CharStyle11"><text:span text:style-name="T59">: Ne­mocný úd obviažeme tak, aby sa nehýbal; bolesť a opuchlinu tíšime studeným obkladkom. Vytknutý kĺb dáme bez meškania napraviť odborne vzdela­nému lekárovi.</text:span></text:span></text:p>
        <text:p text:style-name="P59"><text:span text:style-name="CharStyle12"><text:span text:style-name="T59"/></text:span></text:p>
        <text:p text:style-name="P85"><text:span text:style-name="CharStyle12"><text:span text:style-name="T59">92. Zlomenie kost</text:span></text:span><text:span text:style-name="CharStyle12"><text:span text:style-name="T35">i</text:span></text:span><text:span text:style-name="CharStyle12"><text:span text:style-name="T59">.</text:span></text:span></text:p>
        <text:p text:style-name="P97"><text:span text:style-name="CharStyle11"><text:span text:style-name="T59"/></text:span></text:p>
        <text:p text:style-name="P196"><text:span text:style-name="CharStyle11"><text:span text:style-name="T59">Čo je zlomenina, netreba vykladať.</text:span></text:span></text:p>
        <text:p text:style-name="P97"><text:soft-page-break/><text:span text:style-name="CharStyle11"><text:span text:style-name="T59">Zlomeniny povstávajú tak, ako vytknutia: pádom s výšky, mocným úderom a nečakaným</text:span></text:span><text:span text:style-name="CharStyle37"><text:span text:style-name="T59"> </text:span></text:span><text:span text:style-name="CharStyle11"><text:span text:style-name="T59">trhnutím. Zlomeninu poznáme často na prvý po­hľad, často sám nemocný oznamuje, že si zlomil kosť. Ale stáva sa, že nemocný udáva, že si zlomil kosť, a predsa niet zlomeniny, ale len po­mliaždenie alebo vytknutie, a naopak. V takomto prípade s nemocným údom treba tak zaobchodiť, ako keby bol zlomený. Konečne, kto prvý po­máha, nemusí určiť, či je úd pomliaždený, či vy­tknutý a či zlomen</text:span></text:span><text:span text:style-name="CharStyle11"><text:span text:style-name="T2">ý;</text:span></text:span><text:span text:style-name="CharStyle11"><text:span text:style-name="T59"> jeho povinnosťou je pomáhať tak, </text:span></text:span><text:span text:style-name="CharStyle21"><text:span text:style-name="T2">a</text:span></text:span><text:span text:style-name="CharStyle21"><text:span text:style-name="T59">by neškodil.</text:span></text:span></text:p>
        <text:p text:style-name="P97"><text:span text:style-name="CharStyle11"><text:span text:style-name="T59">Ako poznáme zlomeninu?</text:span></text:span></text:p>
        <text:p text:style-name="P97"><text:span text:style-name="CharStyle11"><text:span text:style-name="T59">Zlomený úd veľmi bol</text:span></text:span><text:span text:style-name="CharStyle21"><text:span text:style-name="T2">í</text:span></text:span><text:span text:style-name="CharStyle21"><text:span text:style-name="T59">. A bolesť každým po­hybom úda sa zväčšuje, držaním úda v pokoji sa zmenšuje alebo prestáva. Zlomený úd puchne</text:span></text:span><text:span text:style-name="CharStyle21"><text:span text:style-name="T2">, </text:span></text:span><text:span text:style-name="CharStyle11"><text:span text:style-name="T59">často krvou podbieha, belasie a černie. Výnimkou môže by</text:span></text:span><text:span text:style-name="CharStyle11"><text:span text:style-name="T92">ť</text:span></text:span><text:span text:style-name="CharStyle11"><text:span text:style-name="T59"> zlomené rebro, pričom dosť často nevide</text:span></text:span><text:span text:style-name="CharStyle11"><text:span text:style-name="T35">ť</text:span></text:span><text:span text:style-name="CharStyle11"><text:span text:style-name="T59"> ani opuchliny, ani bolesti necítiť. Zlomený úd (ruka, noha) býva kratší</text:span></text:span><text:span text:style-name="CharStyle21"><text:span text:style-name="T2">,</text:span></text:span><text:span text:style-name="CharStyle11"><text:span text:style-name="T59"> ako zdravý úd, </text:span></text:span><text:span text:style-name="CharStyle11"><text:span text:style-name="T2">a </text:span></text:span><text:span text:style-name="CharStyle11"><text:span text:style-name="T59">to preto, lebo konce zlomenej kosti dostanú sa bu</text:span></text:span><text:span text:style-name="CharStyle11"><text:span text:style-name="T92">ď</text:span></text:span><text:span text:style-name="CharStyle11"><text:span text:style-name="T59"> vedľa seba, alebo od seba na stranu. Kosť môže sa zlomiť na dvoch miestach a tak z jednej kosti budú tri. V oboch prípadoch svaly sa stiahnu a úd sa skráti.</text:span></text:span></text:p>
        <text:p text:style-name="P97"><text:span text:style-name="CharStyle11"><text:span text:style-name="T59">Tieto tri znaky (bolesť, opuchlina a skrátenie) nedostačia, aby sme poranený úd vyhlásili za zlo­mený, lebo i vytknutý úd má tie isté tri znaky. S istotou možno povedať, že je úd zlomený:</text:span></text:span></text:p>
        <text:p text:style-name="P128"><text:span text:style-name="CharStyle11"><text:span text:style-name="T59">1. Ke</text:span></text:span><text:span text:style-name="CharStyle21"><text:span text:style-name="T35">ď</text:span></text:span><text:span text:style-name="CharStyle21"><text:span text:style-name="T59"> nemocný nem</text:span></text:span><text:span text:style-name="CharStyle21"><text:span text:style-name="T2">ô</text:span></text:span><text:span text:style-name="CharStyle21"><text:span text:style-name="T59">že údom pohnúť</text:span></text:span><text:span text:style-name="CharStyle21"><text:span text:style-name="T2">.</text:span></text:span><text:span text:style-name="CharStyle11"><text:span text:style-name="T59"> Tak na príklad, jestli sa zlomí kosť ramenná, nemocný zodvihne končatinu iba pomocou druhej ruky a jestli pustí </text:span></text:span><text:soft-page-break/><text:span text:style-name="CharStyle11"><text:span text:style-name="T59">zlomenú ruku, hneď odkväcne dolu, ako kus dreva.</text:span></text:span></text:p>
        <text:p text:style-name="P97"><text:span text:style-name="CharStyle11"><text:span text:style-name="T59">V mojej lekárskej praxi mal som nasledujúci prípad: J. L. si zlomil stehennú kosť na pravej nohe. Prijdúc k nemocnému, našiel som pri ňom dedinského felčiara, ktorý „napráva“ zlomeniny. </text:span></text:span><text:span text:style-name="CharStyle11"><text:span text:style-name="T2">Vy</text:span></text:span><text:span text:style-name="CharStyle11"><text:span text:style-name="T59">šetril som nohu a na otázku ženy, či je naozaj noha zlomená, odpovedal som: „Kosť stehenná je zlomená raz vyše kolena, druhý raz poniže bederného kĺba.</text:span></text:span><text:span text:style-name="CharStyle11"><text:span text:style-name="T2">“</text:span></text:span><text:span text:style-name="CharStyle11"><text:span text:style-name="T59"> Žena nemocného, felčiar i súsedi akosi podivne sa zadívali na mňa a jeden súsed rečie: „Akože je zlomená, ke</text:span></text:span><text:span text:style-name="CharStyle11"><text:span text:style-name="T92">ď</text:span></text:span><text:span text:style-name="CharStyle11"><text:span text:style-name="T59">, </text:span></text:span><text:span text:style-name="CharStyle11"><text:span text:style-name="T35">ľ</text:span></text:span><text:span text:style-name="CharStyle11"><text:span text:style-name="T59">a</text:span></text:span><text:span text:style-name="CharStyle11"><text:span text:style-name="T35">ľ</text:span></text:span><text:span text:style-name="CharStyle11"><text:span text:style-name="T59">a, hýbe palcami! Jozef, pohýbajže palcami!“ Nemocný skutočne mo­hol hýbať palcami. A teraz bol posmelený i člo­vek, čo „vie naprávať“, a akosi s opovržením a hnevom vyhlási, že je nohe nič, že sa noha len poudierala a že netreba nič robiť, len kus sadla </text:span></text:span><text:span text:style-name="CharStyle11"><text:span text:style-name="T2">s</text:span></text:span><text:span text:style-name="CharStyle11"><text:span text:style-name="T59"> balšanom natĺcť a priložiť a pálenkou polievať. Vzal som felčiara na zkú</text:span></text:span><text:span text:style-name="CharStyle11"><text:span text:style-name="T2">š</text:span></text:span><text:span text:style-name="CharStyle11"><text:span text:style-name="T59">ku: „Puká a truští zdravá, nezlomená kosť?“ — „Nie“, odpovedá. „Chyťte tedy tu vyše kolena jednou rukou a ešte vyššie druhou a pohýbajte kosti.“ I bolo počuť pukanie a trušťanie zlomenej kosti. Felčiar, obrá­tiac sa k chlapom, zavolal prekvapený: „A už to veru je, chlapi, zlomená!“ Jestli môže tedy ne­mocný hýbať palcami a prstami na rukách a nohách, to ešte nevylučuje, že by úd nebol zlomený.</text:span></text:span></text:p>
        <text:p text:style-name="P102"><text:span text:style-name="CharStyle11"><text:span text:style-name="T59">2. Ke</text:span></text:span><text:span text:style-name="CharStyle11"><text:span text:style-name="T92">ď</text:span></text:span><text:span text:style-name="CharStyle11"><text:span text:style-name="T59"> sa dá úd zohnúť na takom mieste, kde sa zdravý úd nezoh</text:span></text:span><text:span text:style-name="CharStyle21"><text:span text:style-name="T2">ý</text:span></text:span><text:span text:style-name="CharStyle21"><text:span text:style-name="T59">ba. Na príklad: Stehno sa zohýba v kolene a v bedre. Ke</text:span></text:span><text:span text:style-name="CharStyle21"><text:span text:style-name="T92">ď</text:span></text:span><text:span text:style-name="CharStyle21"><text:span text:style-name="T59"> však možno zo­hnúť stehno v polovici stehna, kosť v stehne je iste zlomená.</text:span></text:span></text:p>
        <text:p text:style-name="P102"><text:span text:style-name="CharStyle11"><text:span text:style-name="T59">3. Ke</text:span></text:span><text:span text:style-name="CharStyle11"><text:span text:style-name="T92">ď</text:span></text:span><text:span text:style-name="CharStyle11"><text:span text:style-name="T59"> počujeme kosti pukať a tru</text:span></text:span><text:span text:style-name="CharStyle21"><text:span text:style-name="T2">š</text:span></text:span><text:span text:style-name="CharStyle21"><text:span text:style-name="T59">ťať, ako</text:span></text:span><text:span text:style-name="CharStyle11"><text:span text:style-name="T2"> </text:span></text:span><text:span text:style-name="CharStyle11"><text:span text:style-name="T59">sme vyššie čítali. Ti</text:span></text:span><text:span text:style-name="CharStyle11"><text:span text:style-name="T2">e</text:span></text:span><text:span text:style-name="CharStyle11"><text:span text:style-name="T59">to zvláštne, </text:span></text:span><text:soft-page-break/><text:span text:style-name="CharStyle11"><text:span text:style-name="T59">tupé zvuky po­vstanú tak, keď sa dve kosti, dva úlomky kostí trú o seba. Ale dakedy takéhoto zvuku predsa nepočujeme, ač je kosť zlomená. Príčina je, že konce kostí sú alebo </text:span></text:span><text:span text:style-name="CharStyle11"><text:span text:style-name="T92">ď</text:span></text:span><text:span text:style-name="CharStyle11"><text:span text:style-name="T59">aleko od seba, alebo medzi konce kostí zaštikol sa kus svalu (mäsa).</text:span></text:span></text:p>
        <text:p text:style-name="P102"><text:span text:style-name="CharStyle11"><text:span text:style-name="T59">4. Ke</text:span></text:span><text:span text:style-name="CharStyle11"><text:span text:style-name="T92">ď</text:span></text:span><text:span text:style-name="CharStyle11"><text:span text:style-name="T59"> sa kosť tak zlomí, že prekole kožu a</text:span></text:span><text:span text:style-name="CharStyle11"><text:span text:style-name="T2"> </text:span></text:span><text:span text:style-name="CharStyle21"><text:span text:style-name="T59">konec kosti vyčnieva z rany. Zo všetkých zlomenín táto je najnebezpečnejšia, lebo čez porušenú kožu </text:span></text:span><text:span text:style-name="CharStyle11"><text:span text:style-name="T35">ľ</text:span></text:span><text:span text:style-name="CharStyle11"><text:span text:style-name="T59">ahko sa môže nakaziť celá rana. Takto polámaný a nakazený úd sa kvasí a pomaly sa hojí.</text:span></text:span></text:p>
        <text:p text:style-name="P20"><text:span text:style-name="CharStyle37"><text:span text:style-name="T59"/></text:span></text:p>
        <text:p text:style-name="P97"><text:span text:style-name="CharStyle21"><text:span text:style-name="T59">Aké následky má alebo môže mať zlomenie</text:span></text:span><text:span text:style-name="CharStyle21"><text:span text:style-name="T2"> </text:span></text:span><text:span text:style-name="CharStyle21"><text:span text:style-name="T59">niektorej kosti? S kosťou zároveň prerušia a po­trhajú sa všetky mäkké čiastky (svaly, cievy a</text:span></text:span><text:span text:style-name="CharStyle26"><text:span text:style-name="T59"> </text:span></text:span><text:span text:style-name="CharStyle11"><text:span text:style-name="T59">žily) a z týchto popretŕhaných mäkkých čiastok vyleje sa krv do rany. Následok toho je, že po zlomení bu</text:span></text:span><text:span text:style-name="CharStyle11"><text:span text:style-name="T92">ď</text:span></text:span><text:span text:style-name="CharStyle11"><text:span text:style-name="T59"> hneď, alebo o niekoľko dní dostaví sa mierna horúčka. Jestli sa nehnojí rana, ho­rúčka o pár dní sa ztratí. Stáva sa dakedy, že po zlomení kostí ranený umiera náhle. Príčinou smrti je, že z rany dostanú sa do obehu krvného (do žíl i do ciev) drobné kvapky tuku, ktoré, vnesené prúdom krvi, dostanú sa do pľúc, kde zapchajú najjemnejšie nitkové cievočky (vlásečnice). Jestli je upchatých vlásečníc mnoho, nastáva smrť.</text:span></text:span></text:p>
        <text:p text:style-name="P186"><text:span text:style-name="CharStyle11"><text:span text:style-name="T59">Zlomená kos</text:span></text:span><text:span text:style-name="CharStyle11"><text:span text:style-name="T92">ť</text:span></text:span><text:span text:style-name="CharStyle11"><text:span text:style-name="T59"> môže sa zahojiť dvojakým spô­sobom: bu</text:span></text:span><text:span text:style-name="CharStyle11"><text:span text:style-name="T92">ď</text:span></text:span><text:span text:style-name="CharStyle11"><text:span text:style-name="T59"> tak, že kos</text:span></text:span><text:span text:style-name="CharStyle11"><text:span text:style-name="T2">ť</text:span></text:span><text:span text:style-name="CharStyle11"><text:span text:style-name="T59"> ku kosti prilieha v rovnej čiare a úlomky kostí úplne sa kryjú, a tu nastane zahojenie pravidelne; bu</text:span></text:span><text:span text:style-name="CharStyle11"><text:span text:style-name="T92">ď</text:span></text:span><text:span text:style-name="CharStyle11"><text:span text:style-name="T59"> zahojí sa tak, že kosti k sebe nepriliehajú, alebo </text:span></text:span><text:soft-page-break/><text:span text:style-name="CharStyle11"><text:span text:style-name="T59">jeden z úlomkov pošinutý je na pravo, druhý na ľavo, i sú tedy vedľa seba a nie nad sebou, a v tomto prípade nastane tiež zahojenie, lebo časom spoja sa kosti pevným väzivom. V takomto prípade úd sa skráti a často kosti možno pohybovať po rokoch a rokoch, a tu vytvorí sa takzvaný pak</text:span></text:span><text:span text:style-name="CharStyle11"><text:span text:style-name="T92">ĺ</text:span></text:span><text:span text:style-name="CharStyle11"><text:span text:style-name="T59">b (pseudoarthrosa).</text:span></text:span></text:p>
        <text:p text:style-name="P224"><text:span text:style-name="CharStyle11"><text:span text:style-name="T59"/></text:span></text:p>
        <text:p text:style-name="P225"><text:span text:style-name="CharStyle32"><text:span text:style-name="T59">Nebude od veci označiť čas, v ktorom sa </text:span></text:span><text:span text:style-name="CharStyle32"><text:span text:style-name="T93">j</text:span></text:span><text:span text:style-name="CharStyle32"><text:span text:style-name="T59">ednotlivé zlomené údy zahoja.</text:span></text:span></text:p>
        <text:p text:style-name="P225"><text:span text:style-name="CharStyle32"><text:span text:style-name="T59">Článok prsta </text:span></text:span><text:span text:style-name="CharStyle32"><text:span text:style-name="T93">zahojí sa za 2 týždne</text:span></text:span></text:p>
        <text:p text:style-name="P17"><text:span text:style-name="CharStyle32"><text:span text:style-name="T59">Rebro </text:span></text:span><text:span text:style-name="CharStyle32"><text:span text:style-name="T93">zahojí sa za 3 týždne</text:span></text:span></text:p>
        <text:p text:style-name="P18"><text:span text:style-name="CharStyle32"><text:span text:style-name="T59">Kľúčna kos</text:span></text:span><text:span text:style-name="CharStyle32"><text:span text:style-name="T36">ť </text:span></text:span><text:span text:style-name="CharStyle32"><text:span text:style-name="T112">zahojí sa za 4 týždne</text:span></text:span></text:p>
        <text:p text:style-name="P225"><text:span text:style-name="CharStyle32"><text:span text:style-name="T59">Predlaktie </text:span></text:span><text:span text:style-name="CharStyle32"><text:span text:style-name="T93">zahojí sa za 5 týždňov</text:span></text:span></text:p>
        <text:p text:style-name="P19"><text:span text:style-name="CharStyle32"><text:span text:style-name="T59">Nadlaktie (kosť ramenná) </text:span></text:span><text:span text:style-name="CharStyle32"><text:span text:style-name="T93">zahojí sa za 6 týždňov</text:span></text:span></text:p>
        <text:p text:style-name="P19"><text:span text:style-name="CharStyle32"><text:span text:style-name="T59">Lýtková kosť </text:span></text:span><text:span text:style-name="CharStyle32"><text:span text:style-name="T93">zahojí sa za 6 týždňov</text:span></text:span></text:p>
        <text:p text:style-name="P86"><text:span text:style-name="CharStyle11"><text:span text:style-name="T59">Píšteľ </text:span></text:span><text:span text:style-name="CharStyle32"><text:span text:style-name="T93">zahojí sa za 7 týždňov</text:span></text:span></text:p>
        <text:p text:style-name="P60"><text:span text:style-name="CharStyle11"><text:span text:style-name="T59">Obe kosti spodného<text:tab/> hnáta</text:span></text:span><text:span text:style-name="CharStyle11"><text:span text:style-name="T2"> </text:span></text:span><text:span text:style-name="CharStyle32"><text:span text:style-name="T112">zahojí sa za 8 týždňov</text:span></text:span></text:p>
        <text:p text:style-name="P61"><text:span text:style-name="CharStyle11"><text:span text:style-name="T59">Stehenná kosť </text:span></text:span><text:span text:style-name="CharStyle32"><text:span text:style-name="T93">zahojí sa za 10 týždňov</text:span></text:span></text:p>
        <text:p text:style-name="P20"><text:span text:style-name="CharStyle37"><text:span text:style-name="T59"/></text:span></text:p>
        <text:p text:style-name="P25"><text:span text:style-name="CharStyle11"><text:span text:style-name="T59">Čo máme robiť so zlomenou kosťou? Zlomený úd zbytočne nehýbajme a postarajme sa, aby úd</text:span></text:span><text:span text:style-name="CharStyle26"><text:span text:style-name="T59"> </text:span></text:span><text:span text:style-name="CharStyle11"><text:span text:style-name="T59">ležal v pokoji. Jestli je zlomené rameno alebo ktorákoľvek kos</text:span></text:span><text:span text:style-name="CharStyle11"><text:span text:style-name="T94">ť</text:span></text:span><text:span text:style-name="CharStyle11"><text:span text:style-name="T59"> hornej končatiny, podviažeme ju do šatky tak, aby úd bol tesne pritiahnutý k prsiam, aby sa zbytočne nepohyboval, a konce šatky </text:span></text:span><text:soft-page-break/><text:span text:style-name="CharStyle11"><text:span text:style-name="T59">uviažeme okolo hrdla. Každý pohyb rane­ným údom môže len škodi</text:span></text:span><text:span text:style-name="CharStyle11"><text:span text:style-name="T37">ť</text:span></text:span><text:span text:style-name="CharStyle11"><text:span text:style-name="T59">: ľahkú zlomeninu pre­meniť na ťažkú, úlomkom kosti možno prekla</text:span></text:span><text:span text:style-name="CharStyle11"><text:span text:style-name="T94">ť</text:span></text:span><text:span text:style-name="CharStyle11"><text:span text:style-name="T2"> </text:span></text:span><text:span text:style-name="CharStyle11"><text:span text:style-name="T59">dosiaľ neporušenú kožu a tak pretvoriť krytú zlo­meninu na otvorenú. Jestli sa chceme presvedčiť, či je úd zlomený, svlečme vždy najprv zdravý a len potom poranený úd. Ale lepšie urobíme, keď sa vystríhať budenie zbytočného pohybu a posta­ráme sa len o to, aby úd mal zabezpečený pokoj. Jestli sa zlomí končatina dolná, tu treba zlomený úd pripevniť ku zdravej končatine tak, aby sa zbytočne nehýbal sem a tam.</text:span></text:span></text:p>
        <text:p text:style-name="P97"><text:span text:style-name="CharStyle11"><text:span text:style-name="T59">Každý zlomený úd (končatinu) treba okrem pripevnenia k zdravému údu, tedy nohy k nohe, ruky k prsiam, obviazať s dvoch strán pevnými predmetm</text:span></text:span><text:span text:style-name="CharStyle11"><text:span text:style-name="T2">i</text:span></text:span><text:span text:style-name="CharStyle11"><text:span text:style-name="T59">: palicami, šindlom, dáždnikom, va­reškou at</text:span></text:span><text:span text:style-name="CharStyle11"><text:span text:style-name="T94">ď</text:span></text:span><text:span text:style-name="CharStyle11"><text:span text:style-name="T59">., slovom akýmkoľvek vhodným pred­metom, ktorý zabezpečí pokoj úda.</text:span></text:span></text:p>
        <text:p text:style-name="P97"><text:span text:style-name="CharStyle11"><text:span text:style-name="T59">Ke</text:span></text:span><text:span text:style-name="CharStyle11"><text:span text:style-name="T94">ď</text:span></text:span><text:span text:style-name="CharStyle11"><text:span text:style-name="T59"> sme takto zabezpečili pokoj zlomenému údu, </text:span></text:span><text:span text:style-name="CharStyle11"><text:span text:style-name="T94">ď</text:span></text:span><text:span text:style-name="CharStyle11"><text:span text:style-name="T59">alšou našou povinnosťou je nemocného dopraviť k lekárovi. Doprava musí sa diať čo najšetrnejšie. Vystríhať sa musíme všetkých otrasov nemocnými údami. Najlepšie je uložiť nemocného na nosidlá, ktoré si zhotovíme napochytre z dvoch kolíkov, z lát a na ne pribijeme priekom doštičky. Pri zlomeninách na horných končatinách možno nemocného posadiť na stoličku, na ktorú priviažeme 2 žŕdky a tak nemocného šetrne zanesieme k lekárovi.</text:span></text:span></text:p>
        <text:p text:style-name="P97"><text:span text:style-name="CharStyle11"><text:span text:style-name="T59">Jestli je však zlomenina komplikovaná s ra­nou, vymyjeme ranu prevarenou vodou a kúskom</text:span></text:span><text:span text:style-name="CharStyle37"><text:span text:style-name="T59"> </text:span></text:span><text:span text:style-name="CharStyle11"><text:span text:style-name="T59">vatty, priložíme na ranu kus jodoformového gázu, navrch na </text:span></text:span><text:soft-page-break/><text:span text:style-name="CharStyle11"><text:span text:style-name="T59">to kus vatty a obviažeme.</text:span></text:span></text:p>
        <text:p text:style-name="P97"><text:span text:style-name="CharStyle11"><text:span text:style-name="T59">Nikdy nedovoľme, aby nerozumní a menovite podnapití ľudia so zlomeným údom zbytočné po­hyby vykonávali, či aby zlomeninu „naprávali“.</text:span></text:span></text:p>
        <text:p text:style-name="P97"><text:span text:style-name="CharStyle11"><text:span text:style-name="T59">Nemocného neprenášajme a neprevážajme prvej, kým mu poranený úd výšoznačeným spô­sobom neobviažeme a neupevníme, lebo nemocný s nepodviazaným a neupevneným údom trpí veľké bolesti a hrozí mu nebezpečie, že z ľahkej zlo­meniny stane sa ťažká. Jestli dvíhame nemoc­ného so zeme na voz alebo na nosidlá, nech sa to stane tak, že zlomený úd pridŕžame pod i nad zlomeninou, aby sa nehýbal. Tvrdé predmety, kto­rými zlomeniny upevňujeme a obväzujeme, možno vattou ovinúť, aby netlačily poranený úd,</text:span></text:span></text:p>
        <text:p text:style-name="P29"><text:span text:style-name="CharStyle12"><text:span text:style-name="T59"/></text:span></text:p>
        <text:p text:style-name="P69"><text:span text:style-name="CharStyle12"><text:span text:style-name="T59">93. O popálení a obarení.</text:span></text:span></text:p>
        <text:p text:style-name="P97"><text:span text:style-name="CharStyle11"><text:span text:style-name="T59"/></text:span></text:p>
        <text:p text:style-name="P196"><text:span text:style-name="CharStyle11"><text:span text:style-name="T59">Nehody popálením a obarením prihodia sa obyčajne len z neopatrnosti. Tak popáleniny pri dolievaní horiacich lámp, ako i popáleniny a obareniny detí, ktoré neopatrní rodičia nechávajú bez dozoru.</text:span></text:span></text:p>
        <text:p text:style-name="P97"><text:span text:style-name="CharStyle11"><text:span text:style-name="T59">Popálenie povstane tekúcou, pevnou alebo plynnou látkou: tedy vriacou vodou, horúcim že­lezom, horúcou parou. Podľa toho, aká je horúca látka a ako dlho účinkovala na telo, rozoznávame tri stupne popálenia.</text:span></text:span></text:p>
        <text:p text:style-name="P153"><text:span text:style-name="CharStyle11"><text:span text:style-name="T59">I. stupeň popálenia: Pri ňom je koža červen</text:span></text:span><text:span text:style-name="CharStyle11"><text:span text:style-name="T95">á</text:span></text:span><text:span text:style-name="CharStyle21"><text:span text:style-name="T2"> </text:span></text:span><text:span text:style-name="CharStyle11"><text:span text:style-name="T59">a horúca. Popálený úd páli a </text:span></text:span><text:soft-page-break/><text:span text:style-name="CharStyle11"><text:span text:style-name="T59">bolí. Niekedy koža opuchne.</text:span></text:span></text:p>
        <text:p text:style-name="P97"><text:span text:style-name="CharStyle11"><text:span text:style-name="T59">Na popáleniny prvého stupňa priložíme čistú bielu handričku, namočenú v oleji, alebo kus mullu (biely, riedky fátel pre obväzky zvláštne pripravený) natreného vaselinom. Jestli niet pri ruke ani oleja, ani vaselina, okamžitej potrebe vyhovie i kúsok čerstvého masla, smotany a pod.</text:span></text:span></text:p>
        <text:p text:style-name="P44"><text:span text:style-name="CharStyle11"><text:span text:style-name="T59">II. stupeň popálenín poznáme podľa pľuzgie</text:span></text:span><text:span text:style-name="CharStyle21"><text:span text:style-name="T59">rov, naplnených tekutinou. Pľuzgiere vzkrsnú bu</text:span></text:span><text:span text:style-name="CharStyle21"><text:span text:style-name="T95">ď</text:span></text:span><text:span text:style-name="CharStyle21"><text:span text:style-name="T59"> hne</text:span></text:span><text:span text:style-name="CharStyle21"><text:span text:style-name="T95">ď</text:span></text:span><text:span text:style-name="CharStyle21"><text:span text:style-name="T59"> po popálení, alebo len za nejaký čas. Pľuz</text:span></text:span><text:span text:style-name="CharStyle11"><text:span text:style-name="T59">giere ukážu sa hne</text:span></text:span><text:span text:style-name="CharStyle11"><text:span text:style-name="T95">ď</text:span></text:span><text:span text:style-name="CharStyle11"><text:span text:style-name="T59"> osamele, alebo ich viacej spolu splynie a celá popálená plocha je jeden veľký pľuzgier. Jestli sa zachádza neopatrne s pľuzgiermi, popukajú sa a z nich vyteká teku­tina; pod blankou pľuzgierovou vidíme potom červenú vrstvu kože, ktorá náramne páli a bolí</text:span></text:span><text:span text:style-name="CharStyle11"><text:span text:style-name="T2">.</text:span></text:span></text:p>
        <text:p text:style-name="P97"><text:span text:style-name="CharStyle11"><text:span text:style-name="T59">Popáleniny druhého stupňa liečime takt</text:span></text:span><text:span text:style-name="CharStyle11"><text:span text:style-name="T2">o: </text:span></text:span><text:span text:style-name="CharStyle11"><text:span text:style-name="T59">Jestli sú pľuzgiere popukané a strhnuté, prilo­žíme na ranu studené obkladky, aby sa rana bak­t</text:span></text:span><text:span text:style-name="CharStyle11"><text:span text:style-name="T38">e</text:span></text:span><text:span text:style-name="CharStyle11"><text:span text:style-name="T59">riami nenakazila. Potom potreme spáleninu ole­jom s vodou vápennou smiešaným (vezmeme toľko</text:span></text:span><text:span text:style-name="CharStyle11"><text:span text:style-name="T2"> </text:span></text:span><text:span text:style-name="CharStyle11"><text:span text:style-name="T59">oleja, koľko vápennej vody). Na to priložíme ešte v tejto miešanine namočené čisté handričky, alebo niekoľko vrství mullu, namočeného podobne. Na­vrch príde </text:span></text:span><text:span text:style-name="CharStyle21"><text:span text:style-name="T38">ľ</text:span></text:span><text:span text:style-name="CharStyle21"><text:span text:style-name="T59">a</text:span></text:span><text:span text:style-name="CharStyle21"><text:span text:style-name="T2">h</text:span></text:span><text:span text:style-name="CharStyle21"><text:span text:style-name="T59">u</text:span></text:span><text:span text:style-name="CharStyle21"><text:span text:style-name="T2">čký</text:span></text:span><text:span text:style-name="CharStyle11"><text:span text:style-name="T59"> obväzok. Ľahučký preto, aby ranu netlačil a aby sa pľuzgiere nepopučily. Olej s vápennou vodou je preto dobrý, lebo utvorí nad ranou jemnú vrstvu, a </text:span></text:span><text:span text:style-name="CharStyle11"><text:span text:style-name="T95">ď</text:span></text:span><text:span text:style-name="CharStyle11"><text:span text:style-name="T59">alej preto, že chladí. Jestli nemáme pri ruke ani vápennej vody, ani oleja, ani borového vaselina, pomastíme spáleninu čer­stvým maslom, ľanovým olejom, smotanou, do</text:span></text:span><text:span text:style-name="CharStyle11"><text:span text:style-name="T2"> </text:span></text:span><text:soft-page-break/><text:span text:style-name="CharStyle11"><text:span text:style-name="T59">ktorých namočíme i čisté biele handričky, prilo­žíme na ranu a popáleninu opatríme obväzkom.</text:span></text:span></text:p>
        <text:p text:style-name="P97"><text:span text:style-name="CharStyle11"><text:span text:style-name="T59">Pľuzgiere nikdy nesvobodno roztrhávať, ani kožku s nich strhúva</text:span></text:span><text:span text:style-name="CharStyle11"><text:span text:style-name="T95">ť</text:span></text:span><text:span text:style-name="CharStyle11"><text:span text:style-name="T59">, lebo kožka je najlepšou prikrývkou na otvorenej rane.</text:span></text:span></text:p>
        <text:p text:style-name="P97"><text:span text:style-name="CharStyle11"><text:span text:style-name="T59">Jestli je popálenie také veliké, že zasiahlo veľkú plochu tela, treba popáleného natre</text:span></text:span><text:span text:style-name="CharStyle11"><text:span text:style-name="T95">ť</text:span></text:span><text:span text:style-name="CharStyle11"><text:span text:style-name="T59"> ole­jom a popáleninu prikry</text:span></text:span><text:span text:style-name="CharStyle11"><text:span text:style-name="T2">ť</text:span></text:span><text:span text:style-name="CharStyle11"><text:span text:style-name="T59"> plachtou, ktorú tiež napustíme olivovým alebo iným čistým olejom. Za­volaný lekár opatrí nemocného najlepšie.</text:span></text:span></text:p>
        <text:p text:style-name="P25"><text:span text:style-name="CharStyle11"><text:span text:style-name="T59">Jestli však treba z pľuzgierov tekutinu vypustiť, vykonajme to nie na vrchu, ale na boku pľuzgiera, a síce ihlou alebo špendlíkom, ktoré prv rozpálime nad plameňom, bez toho, že by sme</text:span></text:span><text:span text:style-name="CharStyle26"><text:span text:style-name="T104"> </text:span></text:span><text:span text:style-name="CharStyle11"><text:span text:style-name="T59">sa ostria rukou dotkli. Pľuzgier treba šetrne prepichnú</text:span></text:span><text:span text:style-name="CharStyle11"><text:span text:style-name="T95">ť</text:span></text:span><text:span text:style-name="CharStyle11"><text:span text:style-name="T59">.</text:span></text:span></text:p>
        <text:p text:style-name="P154"><text:span text:style-name="CharStyle11"><text:span text:style-name="T59">III. stupeň popáleniny vyznačuje sa príškvarom, alebo úplným upečením</text:span></text:span><text:span text:style-name="CharStyle21"><text:span text:style-name="T2">,</text:span></text:span><text:span text:style-name="CharStyle21"><text:span text:style-name="T59"> uvarením</text:span></text:span><text:span text:style-name="CharStyle21"><text:span text:style-name="T2">,</text:span></text:span><text:span text:style-name="CharStyle11"><text:span text:style-name="T59"> ba až zhorením úda na uho</text:span></text:span><text:span text:style-name="CharStyle11"><text:span text:style-name="T95">ľ</text:span></text:span><text:span text:style-name="CharStyle21"><text:span text:style-name="T2">.</text:span></text:span><text:span text:style-name="CharStyle11"><text:span text:style-name="T59"> Ke</text:span></text:span><text:span text:style-name="CharStyle11"><text:span text:style-name="T95">ď</text:span></text:span><text:span text:style-name="CharStyle11"><text:span text:style-name="T59"> sa takáto popálenina zahojí, zostáva po nej jazva, ktorá úd znetvoruje, špatí, prekáža jeho pohybu alebo i k práci ho ne­schopným robí.</text:span></text:span></text:p>
        <text:p text:style-name="P97"><text:span text:style-name="CharStyle11"><text:span text:style-name="T59">Popálenina tretieho stupňa lieči sa tak, ak</text:span></text:span><text:span text:style-name="CharStyle11"><text:span text:style-name="T2">o </text:span></text:span><text:span text:style-name="CharStyle11"><text:span text:style-name="T59">popálenina druhostupňová.</text:span></text:span></text:p>
        <text:p text:style-name="P97"><text:span text:style-name="CharStyle11"><text:span text:style-name="T59">Na nijakú popáleninu nemá sa prikladať vatta, a to preto, že sa ľahko na ranu prilepí, ak</text:span></text:span><text:span text:style-name="CharStyle11"><text:span text:style-name="T2">o </text:span></text:span><text:span text:style-name="CharStyle11"><text:span text:style-name="T59">i preto, že ranu dráždi a boles</text:span></text:span><text:span text:style-name="CharStyle11"><text:span text:style-name="T95">ť</text:span></text:span><text:span text:style-name="CharStyle11"><text:span text:style-name="T59"> zväčšuje.</text:span></text:span></text:p>
        <text:p text:style-name="P97"><text:span text:style-name="CharStyle11"><text:span text:style-name="T95">Č</text:span></text:span><text:span text:style-name="CharStyle11"><text:span text:style-name="T59">loveka, ktorého šaty sa chytily, hľadme uložiť hne</text:span></text:span><text:span text:style-name="CharStyle11"><text:span text:style-name="T96">ď</text:span></text:span><text:span text:style-name="CharStyle11"><text:span text:style-name="T59"> na zem a, jestli možno, prevaľujme ho s boka na bok po zemi. Takto horiace šatstvo, príduc medzi telo </text:span></text:span><text:soft-page-break/><text:span text:style-name="CharStyle11"><text:span text:style-name="T59">a zem, nedostane kyslíku a oheň hasne. Alebo posa</text:span></text:span><text:span text:style-name="CharStyle11"><text:span text:style-name="T2">ď</text:span></text:span><text:span text:style-name="CharStyle11"><text:span text:style-name="T59">me horiaceho a na horiace šatstvo na­hádžme suché, alebo ešte lepšie mokré plachty, šatky, kabáty a pod. I týmto spôsobom ľahko uha­síme horiace šaty.</text:span></text:span></text:p>
        <text:p text:style-name="P97"><text:span text:style-name="CharStyle11"><text:span text:style-name="T59">Najhoršie je, čo môže horiaca osoba vykona</text:span></text:span><text:span text:style-name="CharStyle11"><text:span text:style-name="T96">ť</text:span></text:span><text:span text:style-name="CharStyle11"><text:span text:style-name="T2"> keď </text:span></text:span><text:span text:style-name="CharStyle11"><text:span text:style-name="T59">začne beha</text:span></text:span><text:span text:style-name="CharStyle11"><text:span text:style-name="T2">ť</text:span></text:span><text:span text:style-name="CharStyle11"><text:span text:style-name="T59"> z izby do izby, rukami prievan robiť: tu ako by schválne rozduchovala plameň a</text:span></text:span><text:span text:style-name="CharStyle11"><text:span text:style-name="T2"> </text:span></text:span><text:span text:style-name="CharStyle11"><text:span text:style-name="T59">tým väčšie nebezpečenstvo privoláva na seba.</text:span></text:span></text:p>
        <text:p text:style-name="P97"><text:span text:style-name="CharStyle11"><text:span text:style-name="T59">Popálený človek za pár dní dostáva horúčku, blúzni a umiera otrávením. V čom je táto otrava, dosiaľ nevedieť. Hovorí sa, že smrť nastáva, keď si človek popáli tretinu tela. Ale i menšie popá­leniny môžu zapríčiniť smrť.</text:span></text:span></text:p>
        <text:p text:style-name="P97"><text:span text:style-name="CharStyle11"><text:span text:style-name="T59">Nebezpečno je obkladať popáleniny blatom, hlinou alebo akýmikoľvek nečistými predmetmi (lístkami, špinavými handrami a pod.). Vo všetkých takýchto prípadoch nakazí sa otvorená rana a nastane dlhotrvajúce kvasenie a hnojenie, a po vyhojení zostane škaredá jazva.</text:span></text:span></text:p>
        <text:p text:style-name="P97"><text:span text:style-name="CharStyle11"><text:span text:style-name="T59">Popáleniny často prihodia sa pri nap</text:span></text:span><text:span text:style-name="CharStyle21"><text:span text:style-name="T2">ĺ</text:span></text:span><text:span text:style-name="CharStyle21"><text:span text:style-name="T59">ňaní lámp. Sú takí nerozumní a neopatrní ľudia, ktorí</text:span></text:span><text:span text:style-name="CharStyle26"><text:span text:style-name="T59"> </text:span></text:span><text:span text:style-name="CharStyle11"><text:span text:style-name="T59">odkrútiac horiacu lampu, plnia ju petrolejom, a predsa každý človek by mal vedie</text:span></text:span><text:span text:style-name="CharStyle11"><text:span text:style-name="T96">ť</text:span></text:span><text:span text:style-name="CharStyle11"><text:span text:style-name="T59">, že plyn petro­lejový sa ľahko chytá a vybuchuje.</text:span></text:span></text:p>
        <text:p text:style-name="P97"><text:span text:style-name="CharStyle11"><text:span text:style-name="T59">Opatrná gazdina naleje petroleja do lampy za dňa, a naleje toľko, koľko na jeden alebo na dva večery potrebuje. Každý deň čítame v novi­nách, že tam a tam prihodilo sa zase nešťastie pri napĺňaní lampy a že zas niekto prišiel o život. Zdá sa, že výstrahy sú márne, lebo práve tí, kto­rých nešťastie zastihuje, nečítajú novín, i bolo by treba iným spôsobom upozorňovať ľudí pred </text:span></text:span><text:soft-page-break/><text:span text:style-name="CharStyle11"><text:span text:style-name="T59">nešťastím, ktoré sa stále opakuje.</text:span></text:span></text:p>
        <text:p text:style-name="P97"><text:span text:style-name="CharStyle11"><text:span text:style-name="T59">V anglických školách vo vyšších triedach po­učujú žiakov, ako treba zachádzať s petrolejovými lampami, a vystríhajú deti pred napĺňaním horia­cich lámp.</text:span></text:span></text:p>
        <text:p text:style-name="P97"><text:span text:style-name="CharStyle11"><text:span text:style-name="T59">Zapamätajme si aspoň hlavné pravidlá o na­rábaní s lampam</text:span></text:span><text:span text:style-name="CharStyle11"><text:span text:style-name="T2">i</text:span></text:span><text:span text:style-name="CharStyle11"><text:span text:style-name="T59">:</text:span></text:span></text:p>
        <text:p text:style-name="P155"><text:span text:style-name="CharStyle11"><text:span text:style-name="T59">1. Nenapĺňajme nikdy horiacej lampy.</text:span></text:span></text:p>
        <text:p text:style-name="P117"><text:span text:style-name="CharStyle11"><text:span text:style-name="T59">2. Mašinka na lampe nesmie sa hýbať a má sa dať ľahko a pevne zakrútiť.</text:span></text:span></text:p>
        <text:p text:style-name="P156"><text:span text:style-name="CharStyle11"><text:span text:style-name="T59">3. Knôt nech vyplňuje horiak úplne.</text:span></text:span></text:p>
        <text:p text:style-name="P101"><text:span text:style-name="CharStyle11"><text:span text:style-name="T59">4. Lampu nezafukujme, ale knôt pritiahnime, aby lampa sama od seba vyhasla.</text:span></text:span></text:p>
        <text:p text:style-name="P113"><text:span text:style-name="CharStyle11"><text:span text:style-name="T59">5. Lampu zbytočne neprenášajme s miesta na miesto.</text:span></text:span></text:p>
        <text:p text:style-name="P156"><text:span text:style-name="CharStyle11"><text:span text:style-name="T59">6. Lampy napĺňajme vo dne.</text:span></text:span></text:p>
        <text:p text:style-name="P102"><text:span text:style-name="CharStyle11"><text:span text:style-name="T59">7. Kde sú deti, nech lampa visí, ale tak, aby sa neprevalila. Ke</text:span></text:span><text:span text:style-name="CharStyle11"><text:span text:style-name="T96">ď</text:span></text:span><text:span text:style-name="CharStyle11"><text:span text:style-name="T59"> stojí lampa na stole, nech má ťažký a dolu široký stojan, aby sa ľahko nepre­valila.</text:span></text:span></text:p>
        <text:p text:style-name="P157"><text:span text:style-name="CharStyle11"><text:span text:style-name="T59">8. Olejom nikdy nerozkladajme ohňa.</text:span></text:span></text:p>
        <text:p text:style-name="P20"><text:span text:style-name="CharStyle37"><text:span text:style-name="T59"/></text:span></text:p>
        <text:p text:style-name="P93"><text:span text:style-name="CharStyle37"><text:span text:style-name="T59"/></text:span></text:p>
        <text:h text:style-name="P240" text:outline-level="4"><text:bookmark-start text:name="bookmark281"/><text:span text:style-name="CharStyle29"><text:span text:style-name="T59">XIV. Stavy bezvedomia.</text:span></text:span><text:bookmark-end text:name="bookmark281"/></text:h>
        <text:p text:style-name="P29"><text:span text:style-name="CharStyle12"><text:span text:style-name="T59"/></text:span></text:p>
        <text:p text:style-name="P69"><text:span text:style-name="CharStyle12"><text:span text:style-name="T59">94. Otrasenie mozgov</text:span></text:span><text:span text:style-name="CharStyle12"><text:span text:style-name="T2">.</text:span></text:span></text:p>
        <text:p text:style-name="P97"><text:span text:style-name="CharStyle11"><text:span text:style-name="T59"/></text:span></text:p>
        <text:p text:style-name="P196"><text:soft-page-break/><text:span text:style-name="CharStyle11"><text:span text:style-name="T59">Jestli nájdeme človeka leža</text:span></text:span><text:span text:style-name="CharStyle11"><text:span text:style-name="T39">ť</text:span></text:span><text:span text:style-name="CharStyle11"><text:span text:style-name="T59"> tak, že sa ne­hýbe, že necíti, že ničoho nevie, čo sa vôkol neho robí, slovom, že vyzerá tak, ako by bol mŕtvy, myslíme, že človek bu</text:span></text:span><text:span text:style-name="CharStyle11"><text:span text:style-name="T96">ď</text:span></text:span><text:span text:style-name="CharStyle11"><text:span text:style-name="T59"> ochorel, bu</text:span></text:span><text:span text:style-name="CharStyle11"><text:span text:style-name="T96">ď</text:span></text:span><text:span text:style-name="CharStyle11"><text:span text:style-name="T59"> sa otrávil alebo dajakým úderom bol tak omráčený, že upa­dol do bezvedomia.</text:span></text:span></text:p>
        <text:p text:style-name="P97"><text:span text:style-name="CharStyle11"><text:span text:style-name="T59">Otrasenie mozgov nastáva vtedy, jestli človek velikou silou bol udretý po hlave tak, že na hlave nebadáme nijakej stopy po úraze. Otrasenie moz­gov poznáme dľa nasledovných príznako</text:span></text:span><text:span text:style-name="CharStyle11"><text:span text:style-name="T2">v</text:span></text:span><text:span text:style-name="CharStyle11"><text:span text:style-name="T59">:</text:span></text:span></text:p>
        <text:p text:style-name="P214"><text:span text:style-name="CharStyle11"><text:span text:style-name="T59">1. Nemocný je úplne be</text:span></text:span><text:span text:style-name="CharStyle21"><text:span text:style-name="T39">z</text:span></text:span><text:span text:style-name="CharStyle21"><text:span text:style-name="T59"> vedomia; </text:span></text:span><text:span text:style-name="CharStyle21"><text:span text:style-name="T2">2.</text:span></text:span><text:span text:style-name="CharStyle21"><text:span text:style-name="T59"> puls bije m</text:span></text:span><text:span text:style-name="CharStyle21"><text:span text:style-name="T2">u</text:span></text:span><text:span text:style-name="CharStyle21"><text:span text:style-name="T59"> voľne; 3. často, ale nie vždy, vracia. Prvé dva príznaky sú stále, tretí môže i chybovať. Stav bezvedomia pri otrasení trvá obyčajne len nie­koľko minút. Vtedy nemocný akoby zo sna sa prebudí, nepamätá sa, čo sa s ním robilo a ako </text:span></text:span><text:span text:style-name="CharStyle11"><text:span text:style-name="T59">dlho bol v bezvedomí. Ale sú i také prípady, že bezvedomie trvá niekoľko hodín. Niekedy preberie sa nemocný tak, že počne vracať. Ťažké prípady otrasenia mozgov a menovite také, kde nemocného za dlhý čas k životu vzkriesiť nemožno, končievajú smrťou.</text:span></text:span></text:p>
        <text:p text:style-name="P25"><text:span text:style-name="CharStyle11"><text:span text:style-name="T59">Nemocný v stave bezvedomia je bledý a údy má chladné. Puls za minútu bije 40—50 ráz, možno ho pocítiť a je nepravidelný. Dýchanie je tak</text:span></text:span><text:span text:style-name="CharStyle11"><text:span text:style-name="T96">é </text:span></text:span><text:span text:style-name="CharStyle11"><text:span text:style-name="T59">slabé, že s času na čas úplne prestáva. Prebude­nie </text:span></text:span><text:span text:style-name="CharStyle11"><text:span text:style-name="T2">z</text:span></text:span><text:span text:style-name="CharStyle11"><text:span text:style-name="T59"> toh</text:span></text:span><text:span text:style-name="CharStyle11"><text:span text:style-name="T2">ot</text:span></text:span><text:span text:style-name="CharStyle11"><text:span text:style-name="T59">o omráčenia obyčajne nenecháva nija­kých následkov po sebe, len niekedy t</text:span></text:span><text:span text:style-name="CharStyle11"><text:span text:style-name="T2">r</text:span></text:span><text:span text:style-name="CharStyle11"><text:span text:style-name="T59">vá ešte za nejaký čas zomdlenos</text:span></text:span><text:span text:style-name="CharStyle11"><text:span text:style-name="T96">ť</text:span></text:span><text:span text:style-name="CharStyle11"><text:span text:style-name="T59"> a omámenie, alebo závrat a bolenie hlavy.</text:span></text:span></text:p>
        <text:p text:style-name="P97"><text:span text:style-name="CharStyle11"><text:span text:style-name="T59">Stav bezvedomia často prechodí k smrti. V tomto prípade nemocný je </text:span></text:span><text:soft-page-break/><text:span text:style-name="CharStyle11"><text:span text:style-name="T59">nepokojný, koža na tele je horúca a začervená sa, puls bije rýchle a plno. Alebo puls sa ani nepolepší a nastáva smr</text:span></text:span><text:span text:style-name="CharStyle11"><text:span text:style-name="T2">ť </text:span></text:span><text:span text:style-name="CharStyle11"><text:span text:style-name="T59">ochablosťou srdca.</text:span></text:span></text:p>
        <text:p text:style-name="P97"><text:span text:style-name="CharStyle11"><text:span text:style-name="T59">Otrasenie mozgov inokedy má za následok </text:span></text:span><text:span text:style-name="CharStyle11"><text:span text:style-name="T2">ť</text:span></text:span><text:span text:style-name="CharStyle11"><text:span text:style-name="T59">ažké mozgové choroby.</text:span></text:span></text:p>
        <text:p text:style-name="P97"><text:span text:style-name="CharStyle11"><text:span text:style-name="T59">V každom prípade je otras mozgov úrazom </text:span></text:span><text:span text:style-name="CharStyle11"><text:span text:style-name="T2">ť</text:span></text:span><text:span text:style-name="CharStyle11"><text:span text:style-name="T59">ažkým a vyžaduje pečlivého ošetrovania.</text:span></text:span></text:p>
        <text:p text:style-name="P97"><text:span text:style-name="CharStyle21"><text:span text:style-name="T59">Ako pomáha</text:span></text:span><text:span text:style-name="CharStyle21"><text:span text:style-name="T96">ť</text:span></text:span><text:span text:style-name="CharStyle21"><text:span text:style-name="T59"> pri otrasení mozgov? Ke</text:span></text:span><text:span text:style-name="CharStyle21"><text:span text:style-name="T96">ď</text:span></text:span><text:span text:style-name="CharStyle21"><text:span text:style-name="T59"> n</text:span></text:span><text:span text:style-name="CharStyle11"><text:span text:style-name="T39">a</text:span></text:span><text:span text:style-name="CharStyle11"><text:span text:style-name="T59">jdeme človeka v bezvedomí, hne</text:span></text:span><text:span text:style-name="CharStyle11"><text:span text:style-name="T97">ď</text:span></text:span><text:span text:style-name="CharStyle11"><text:span text:style-name="T59"> pošleme pre le­kára, nemocného položíme vodorovne s hlavou nižšie položenou, rozopneme mu odev a </text:span></text:span><text:span text:style-name="CharStyle11"><text:span text:style-name="T2">ľ</text:span></text:span><text:span text:style-name="CharStyle11"><text:span text:style-name="T59">ahko ho priodejeme, aby sa nenachladil. Postaráme sa, aby nemocný mal úplný pokoj. Potom postriekame mu tvár studenou vodou, aby precítnul, dáme mu za­voňať páchnúce látky (švábel, ammoniak, ocot at</text:span></text:span><text:span text:style-name="CharStyle11"><text:span text:style-name="T97">ď</text:span></text:span><text:span text:style-name="CharStyle11"><text:span text:style-name="T59">.) a jestli sa neprebúdza, zavedieme umelé dýchanie. (Vi</text:span></text:span><text:span text:style-name="CharStyle11"><text:span text:style-name="T97">ď</text:span></text:span><text:span text:style-name="CharStyle11"><text:span text:style-name="T59"> odstavec 96.) Jestli sa nemocný prebudí s bôľom hlavy a jestli je nepokojný, dáme mu studený obkladok na hlavu. Ak je zomdlený, omá­mený a bledý, dáme mu trochu teplej čiernej kávy alebo kalištek nejakej liehoviny.</text:span></text:span></text:p>
        <text:p text:style-name="P31"><text:span text:style-name="CharStyle12"><text:span text:style-name="T59"/></text:span></text:p>
        <text:p text:style-name="P71"><text:span text:style-name="CharStyle12"><text:span text:style-name="T59">95. Šok (Shock).</text:span></text:span></text:p>
        <text:p text:style-name="P97"><text:span text:style-name="CharStyle11"><text:span text:style-name="T59"/></text:span></text:p>
        <text:p text:style-name="P196"><text:span text:style-name="CharStyle11"><text:span text:style-name="T59">Šok líši sa od otrasenia mozgov tým, že otra­senie mozgov nastáva po úraze hlavy, kdežto šok objaví sa vtedy, keď sa nemocný udre do pŕs alebo do brucha. Pri otrasení mozgov nastávajú premeny v mozgoch, pri šoku premeny v predĺžení špiku. V čom je táto premena, dosia</text:span></text:span><text:span text:style-name="CharStyle11"><text:span text:style-name="T40">ľ</text:span></text:span><text:span text:style-name="CharStyle11"><text:span text:style-name="T59"> nevedno.</text:span></text:span></text:p>
        <text:p text:style-name="P97"><text:soft-page-break/><text:span text:style-name="CharStyle11"><text:span text:style-name="T59">Kto utrpí šok, leží nehybne, oči má otvorené a h</text:span></text:span><text:span text:style-name="CharStyle11"><text:span text:style-name="T40">ľ</text:span></text:span><text:span text:style-name="CharStyle11"><text:span text:style-name="T59">adí do neurčit</text:span></text:span><text:span text:style-name="CharStyle11"><text:span text:style-name="T40">a</text:span></text:span><text:span text:style-name="CharStyle11"><text:span text:style-name="T59">. Je bledý alebo i belasý v tvári…</text:span></text:span><text:span text:style-name="CharStyle8"><text:span text:style-name="T59"> </text:span></text:span><text:span text:style-name="CharStyle11"><text:span text:style-name="T59">Telo jeho sa potí chladným potom. Na otázky neodpovedá, je tupý k svojmu okoliu a nebadať na ňom, že by trpel bolesťou. Teplota jeho tela spadne o 1 až</text:span></text:span><text:span text:style-name="CharStyle11"><text:span text:style-name="T2"> </text:span></text:span><text:span text:style-name="CharStyle11"><text:span text:style-name="T59">2 stupne (35</text:span></text:span><text:span text:style-name="CharStyle11"><text:span text:style-name="T2">°</text:span></text:span><text:span text:style-name="CharStyle11"><text:span text:style-name="T59">C.). Srdce mu bije zvoľn</text:span></text:span><text:span text:style-name="CharStyle11"><text:span text:style-name="T2">a</text:span></text:span><text:span text:style-name="CharStyle11"><text:span text:style-name="T59">; nemocný vracia a čká sa mu. Toto je obraz jed­ného šoku. Iný šok vyzerá takt</text:span></text:span><text:span text:style-name="CharStyle11"><text:span text:style-name="T2">o</text:span></text:span><text:span text:style-name="CharStyle11"><text:span text:style-name="T59">: nemocný je ne­pokojný, kričí a hádže sa od bolesti, trasie sa na</text:span></text:span><text:span text:style-name="CharStyle26"><text:span text:style-name="T2"> </text:span></text:span><text:span text:style-name="CharStyle11"><text:span text:style-name="T2">c</text:span></text:span><text:span text:style-name="CharStyle11"><text:span text:style-name="T59">elom tele, je veľmi smädný a každý nápoj vy­dávi. Dýcha zvoľna a puls má malý a rýchly. Prvý šok považujeme za ťažký, druhý za ľahší, ale obe formy môžu prejsť jedna v druhú, a tak z ľahkého môže sa stať ťažký a z ťažkého ľahký.</text:span></text:span></text:p>
        <text:p text:style-name="P97"><text:span text:style-name="CharStyle21"><text:span text:style-name="T59">Čo počať </text:span></text:span><text:span text:style-name="CharStyle21"><text:span text:style-name="T2">v</text:span></text:span><text:span text:style-name="CharStyle21"><text:span text:style-name="T59"> takomto prípade? Pri ľahšom páde najlepšie vyčkať príchod lekára. Jestli vi­díme, že nemocný slabo dýcha, zavedieme umelé dýchanie (Vi</text:span></text:span><text:span text:style-name="CharStyle21"><text:span text:style-name="T97">ď</text:span></text:span><text:span text:style-name="CharStyle21"><text:span text:style-name="T59"> odstavec 96.) a jestli zbadáme, že puls je malý, dáme nemocnému koňaku alebo inej liehoviny, alebo čiernej kávy. Jestli je ne­mocný veľmi nepokojný, obložíme mu hlavu stu­denými handrami.</text:span></text:span></text:p>
        <text:p text:style-name="P31"><text:span text:style-name="CharStyle12"><text:span text:style-name="T59"/></text:span></text:p>
        <text:p text:style-name="P71"><text:span text:style-name="CharStyle12"><text:span text:style-name="T59">96. O u</text:span></text:span><text:span text:style-name="CharStyle12"><text:span text:style-name="T40">m</text:span></text:span><text:span text:style-name="CharStyle12"><text:span text:style-name="T59">elom dýchaní.</text:span></text:span></text:p>
        <text:p text:style-name="P97"><text:span text:style-name="CharStyle11"><text:span text:style-name="T59"/></text:span></text:p>
        <text:p text:style-name="P196"><text:span text:style-name="CharStyle11"><text:span text:style-name="T59">Poučenie o tom, ako k životu vzkriesiť člo­veka, ktorý prestal dýchať, či ako zaviesť a obno­viť dýchanie, ktoré prestalo, podávame v tomto odstavci preto, lebo pri nehodách, o ktorých budeme ďalej písať, často sa budeme odvolávať na tento návod o umelom dýchaní.</text:span></text:span></text:p>
        <text:p text:style-name="P97"><text:soft-page-break/><text:span text:style-name="CharStyle11"><text:span text:style-name="T59">Umelé dýchanie je veľmi dôležitá pomoc vo všetkých prípadoch, keď človek leží ako mŕtvy. Často len umelým dýchaním vzkriesime zdanliv</text:span></text:span><text:span text:style-name="CharStyle11"><text:span text:style-name="T98">e</text:span></text:span><text:span text:style-name="CharStyle11"><text:span text:style-name="T2"> </text:span></text:span><text:span text:style-name="CharStyle11"><text:span text:style-name="T59">mŕtveho.</text:span></text:span></text:p>
        <text:p text:style-name="P97"><text:span text:style-name="CharStyle11"><text:span text:style-name="T59">Aby sme mohli začať s umelým dýchaním, nemocného treba najprv uložiť na chrbát, podložiť mu pod hrudník kus složených šiat alebo iný predmet tak, aby ramená a hlava ležaly nižšie. </text:span></text:span><text:span text:style-name="CharStyle11"><text:span text:style-name="T98">R</text:span></text:span><text:span text:style-name="CharStyle11"><text:span text:style-name="T59">oztvoríme mu ústa a presvedčíme sa, či dutina úst a hrtana nie je upchatá pevnými alebo ried­kymi látkami (zem, šatka, blato, múka a pod.). Ďalej povytiahneme mu jazyk, aby tiež nezapchával hrtan. Nemocného soblečieme po pás, aby telo nebolo stiahnuté.</text:span></text:span></text:p>
        <text:p text:style-name="P97"><text:span text:style-name="CharStyle11"><text:span text:style-name="T59">Umelé dýchanie vykonať možno viacerým spô­sobom. Tu opíšeme umelé dýchanie d</text:span></text:span><text:span text:style-name="CharStyle21"><text:span text:style-name="T41">ľ</text:span></text:span><text:span text:style-name="CharStyle21"><text:span text:style-name="T59">a spôsobu Sylvestrovh</text:span></text:span><text:span text:style-name="CharStyle21"><text:span text:style-name="T2">o:</text:span></text:span><text:span text:style-name="CharStyle11"><text:span text:style-name="T59"> Pomáhajúci kľakne si za hlavu nemocného, chytí jeho obe ruky za päsťou a potom</text:span></text:span><text:span text:style-name="CharStyle26"><text:span text:style-name="T59"> </text:span></text:span><text:span text:style-name="CharStyle11"><text:span text:style-name="T59">ohnúc ruky v lakti, pritisne silne predlaktie ku hrudníku. Týmto stlačením vytisne sa povetrie </text:span></text:span><text:span text:style-name="CharStyle11"><text:span text:style-name="T2">z</text:span></text:span><text:span text:style-name="CharStyle11"><text:span text:style-name="T59"> pľúc, čo zodpovedá u zdravého vydýchnutiu. Po stlačení hrudníka rýchle zodvihne ruky nemocného nad jeho hlavu k svojej tvári. Týmto rýchlym zodvihnutím rúk nemocného natiahnu sa svaly na hrudníku a do pľúc vbehne čerstvé povetrie. Takto nemocný vdýchne. Tieto pohyby opakujeme s pre­stávkou 2—3. sekúnd, tak že za 1 minútu ne­mocný vdýchne a vydýchne 14—18 ráz.</text:span></text:span></text:p>
        <text:p text:style-name="P97"><text:span text:style-name="CharStyle11"><text:span text:style-name="T59">Vykonávajúc umelé dýchanie, stále pozoru­jeme nemocného, či sám od seba nezačne dýchať, a vtedy prestaneme s umelým dýchaním. Stane sa však, že nemocný počne síce dýchať, ale za chvíľu prestane znova. Tu treba </text:span></text:span><text:span text:style-name="CharStyle11"><text:span text:style-name="T98">ď</text:span></text:span><text:span text:style-name="CharStyle11"><text:span text:style-name="T59">alej vies</text:span></text:span><text:span text:style-name="CharStyle11"><text:span text:style-name="T98">ť</text:span></text:span><text:span text:style-name="CharStyle11"><text:span text:style-name="T59"> umelé dýchanie. Často tieto pohyby musíme vykonávať hodinu i </text:span></text:span><text:soft-page-break/><text:span text:style-name="CharStyle11"><text:span text:style-name="T59">dve, kým sa zdanliv</text:span></text:span><text:span text:style-name="CharStyle11"><text:span text:style-name="T41">e</text:span></text:span><text:span text:style-name="CharStyle11"><text:span text:style-name="T59"> mŕtvy nepreberie.</text:span></text:span></text:p>
        <text:p text:style-name="P97"><text:span text:style-name="CharStyle11"><text:span text:style-name="T59">Najlepším znakom je, že nemocný preberá sa k životu, premena farby v jeho tvári. Ak totiž bol pred umelým dýchaním bledý, po umelom dý­chaní začne mu tvár červenieť, a jestli bol v tvári červeno-belasý, tvár mu zbledne.</text:span></text:span></text:p>
        <text:p text:style-name="P97"><text:span text:style-name="CharStyle11"><text:span text:style-name="T59">Iné spôsoby umelého dýchania sú ešte nasle­dovné:</text:span></text:span></text:p>
        <text:p text:style-name="P97"><text:span text:style-name="CharStyle11"><text:span text:style-name="T59">Nemocného uložíme na stôl a prevádzame dýchacie pohyby podobne, ako pri Sylvestrovom spôsobe.</text:span></text:span></text:p>
        <text:p text:style-name="P97"><text:span text:style-name="CharStyle11"><text:span text:style-name="T59">Alebo konáme dýchacie pohyby takt</text:span></text:span><text:span text:style-name="CharStyle11"><text:span text:style-name="T2">o</text:span></text:span><text:span text:style-name="CharStyle11"><text:span text:style-name="T59">: Ne­mocného uložíme na zem, ruky mu vytiahneme ku hlave, potom kľakneme si k nemu tak, že bedrá nemocného ležia medzi našimi kolenami. Ruky naše priložíme k jeho hrudníku tak, že palce ležia na krajných rebrách pri prsnej kosti a malé prsty našich rúk na krátkych rebrách na bokoch nemocného. Lakte môžeme opre</text:span></text:span><text:span text:style-name="CharStyle11"><text:span text:style-name="T2">ť</text:span></text:span><text:span text:style-name="CharStyle11"><text:span text:style-name="T59"> o kosti bedier.</text:span></text:span><text:span text:style-name="CharStyle37"><text:span text:style-name="T59"> </text:span></text:span><text:span text:style-name="CharStyle11"><text:span text:style-name="T59">Potom pritlačíme celou silou krajné rebrá hrud­níka a rýchle prestaneme tlačiť. Pritlačením hrud­níka vyženieme vzduch z pľúc, či vykonáme umelý výdych. Uvoľnením stlačeného hrudníka vbehne povetrie do p</text:span></text:span><text:span text:style-name="CharStyle11"><text:span text:style-name="T2">ľ</text:span></text:span><text:span text:style-name="CharStyle11"><text:span text:style-name="T59">úc a nastane vdýchnutie. Tieto pohyby opakujeme v takých prestávkach, ako pri Sylvestrovej met</text:span></text:span><text:span text:style-name="CharStyle11"><text:span text:style-name="T41">o</text:span></text:span><text:span text:style-name="CharStyle11"><text:span text:style-name="T59">de. Spôsob tohoto dýchania je snadnejší a menej unavujúci, ako Sylvestrov. Preto jestli má za dlhý </text:span></text:span><text:span text:style-name="CharStyle11"><text:span text:style-name="T2">č</text:span></text:span><text:span text:style-name="CharStyle11"><text:span text:style-name="T59">as trva</text:span></text:span><text:span text:style-name="CharStyle11"><text:span text:style-name="T98">ť</text:span></text:span><text:span text:style-name="CharStyle11"><text:span text:style-name="T59"> umelé dýchanie a ak niet druhého pomocníka, ktorý by nás za­menil, môžeme prevádzať zamieňave jeden spôsob za druhým.</text:span></text:span></text:p>
        <text:p text:style-name="P97"><text:span text:style-name="CharStyle11"><text:span text:style-name="T59">Najnovšie zavádza sa umelé dýchanie dľa met</text:span></text:span><text:span text:style-name="CharStyle11"><text:span text:style-name="T41">o</text:span></text:span><text:span text:style-name="CharStyle11"><text:span text:style-name="T59">dy Labordovej</text:span></text:span><text:span text:style-name="CharStyle21"><text:span text:style-name="T2">.</text:span></text:span><text:span text:style-name="CharStyle11"><text:span text:style-name="T59"> Záleží v </text:span></text:span><text:soft-page-break/><text:span text:style-name="CharStyle11"><text:span text:style-name="T59">nasledovno</text:span></text:span><text:span text:style-name="CharStyle11"><text:span text:style-name="T2">m</text:span></text:span><text:span text:style-name="CharStyle11"><text:span text:style-name="T59">: Do suchej šatky chytíme ukazovacím prstom a palcom konec jazyka tak, aby s</text:span></text:span><text:span text:style-name="CharStyle11"><text:span text:style-name="T2">a n</text:span></text:span><text:span text:style-name="CharStyle11"><text:span text:style-name="T59">evyk</text:span></text:span><text:span text:style-name="CharStyle11"><text:span text:style-name="T2">ĺ</text:span></text:span><text:span text:style-name="CharStyle11"><text:span text:style-name="T59">zol; potom 10—12 ráz za minúta poťahujeme jazyk z úst a zase ho zpä</text:span></text:span><text:span text:style-name="CharStyle11"><text:span text:style-name="T41">ť</text:span></text:span><text:span text:style-name="CharStyle11"><text:span text:style-name="T59"> púšťame. Týmto činom dráždime nervy ja­zyka a takéto podráždenie prenáša sa na hybné svalstvo hrudníka, tak že nemocný počne sám dý­chať. Tento spôsob umelého dýchania môžeme spo­jiť so stlačovaním hrudníka, ovšem len vtedy, ak je pri ruke viacej pomocníkov.</text:span></text:span></text:p>
        <text:p text:style-name="P31"><text:span text:style-name="CharStyle12"><text:span text:style-name="T59"/></text:span></text:p>
        <text:p text:style-name="P71"><text:span text:style-name="CharStyle12"><text:span text:style-name="T59">97. O zamdlen</text:span></text:span><text:span text:style-name="CharStyle12"><text:span text:style-name="T98">í</text:span></text:span><text:span text:style-name="CharStyle12"><text:span text:style-name="T59">.</text:span></text:span></text:p>
        <text:p text:style-name="P97"><text:span text:style-name="CharStyle11"><text:span text:style-name="T2"/></text:span></text:p>
        <text:p text:style-name="P196"><text:span text:style-name="CharStyle11"><text:span text:style-name="T59">Ľudia zamdlievajú z ve</text:span></text:span><text:span text:style-name="CharStyle11"><text:span text:style-name="T41">ľ</text:span></text:span><text:span text:style-name="CharStyle11"><text:span text:style-name="T59">mi mnohých príčin. Jeden preto, že ztratil mnoho krvi; iný preto, že videl krv; mnohí zamdlievajú zo strachu, z ustalosti, z hladu, zo smädu, z nervosity, z plaču; iní zamdlievajú v teplom kúpeli, alebo v preplnenej sieni pre horúčosť. Mdloba prichodí takt</text:span></text:span><text:span text:style-name="CharStyle11"><text:span text:style-name="T2">o</text:span></text:span><text:span text:style-name="CharStyle11"><text:span text:style-name="T59">: človeka začne najprv rozpa</text:span></text:span><text:span text:style-name="CharStyle11"><text:span text:style-name="T2">ľ</text:span></text:span><text:span text:style-name="CharStyle11"><text:span text:style-name="T59">ovať, potí sa, potom bledne, v očiach sa mu st</text:span></text:span><text:span text:style-name="CharStyle11"><text:span text:style-name="T98">m</text:span></text:span><text:span text:style-name="CharStyle11"><text:span text:style-name="T59">ie, do hlavy dostane závrat a klesne v bezvedomí na zem.</text:span></text:span></text:p>
        <text:p text:style-name="P97"><text:span text:style-name="CharStyle11"><text:span text:style-name="T59">Takto zamdleného človeka treba uložiť na chrbát tak, aby mu hlava nebola vyššie od pliec, tedy hlavou uloženou na zemi; šaty nemocného na hrudníku, na prsiach a na krku treba uvoľniť,</text:span></text:span><text:span text:style-name="CharStyle37"><text:span text:style-name="T59"> </text:span></text:span><text:span text:style-name="CharStyle11"><text:span text:style-name="T59">dvere a obloky pootvárať, aby do miestnosti do­stalo sa čerstvého povetria, alebo, ak je to možné, vyniesť ho na čerstvé povetrie. Takouto pomocou zamdletý obyčajne </text:span></text:span><text:span text:style-name="CharStyle11"><text:span text:style-name="T2">p</text:span></text:span><text:span text:style-name="CharStyle11"><text:span text:style-name="T59">richodí k sebe; keby sa však neprebúdzal, postriekame mu tvár a hrudník stu­denou vodou a pod nos dáme </text:span></text:span><text:soft-page-break/><text:span text:style-name="CharStyle11"><text:span text:style-name="T59">mu zavoňa</text:span></text:span><text:span text:style-name="CharStyle11"><text:span text:style-name="T98">ť</text:span></text:span><text:span text:style-name="CharStyle11"><text:span text:style-name="T59"> dráždivých látok (ocot, ether, chren, ammoniak a pod.)</text:span></text:span><text:span text:style-name="CharStyle11"><text:span text:style-name="T2">;</text:span></text:span><text:span text:style-name="CharStyle11"><text:span text:style-name="T59"> </text:span></text:span><text:span text:style-name="CharStyle11"><text:span text:style-name="T98">ď</text:span></text:span><text:span text:style-name="CharStyle11"><text:span text:style-name="T59">alej začneme tre</text:span></text:span><text:span text:style-name="CharStyle11"><text:span text:style-name="T98">ť</text:span></text:span><text:span text:style-name="CharStyle11"><text:span text:style-name="T59"> nemocného od nôh nahor, aby sme tak krv z nôh vytlačili smerom k srdcu. Jestli nepomáha ani všetko toto, zavedieme umelé dý­chanie. (Vi</text:span></text:span><text:span text:style-name="CharStyle11"><text:span text:style-name="T98">ď</text:span></text:span><text:span text:style-name="CharStyle11"><text:span text:style-name="T59"> odstavec 96.)</text:span></text:span></text:p>
        <text:p text:style-name="P97"><text:span text:style-name="CharStyle11"><text:span text:style-name="T59">Ke</text:span></text:span><text:span text:style-name="CharStyle11"><text:span text:style-name="T98">ď</text:span></text:span><text:span text:style-name="CharStyle11"><text:span text:style-name="T59"> zamdlený prec</text:span></text:span><text:span text:style-name="CharStyle11"><text:span text:style-name="T98">í</text:span></text:span><text:span text:style-name="CharStyle11"><text:span text:style-name="T59">tne, môžeme mu da</text:span></text:span><text:span text:style-name="CharStyle11"><text:span text:style-name="T2">ť</text:span></text:span><text:span text:style-name="CharStyle11"><text:span text:style-name="T59"> trocha občerstvujúcich nápojov (čaju, kávy, koňaku, vína at</text:span></text:span><text:span text:style-name="CharStyle11"><text:span text:style-name="T98">ď</text:span></text:span><text:span text:style-name="CharStyle11"><text:span text:style-name="T59">.) a postaráme sa, aby mal úplný pokoj, ne­chajúc niekoho pri ňom, aby dal pozor, či sa zamdlenie nebude opakovať.</text:span></text:span></text:p>
        <text:p text:style-name="P97"><text:span text:style-name="CharStyle11"><text:span text:style-name="T59">V ľahkých prípadoch prechodí zamdlenie za niekoľko minú</text:span></text:span><text:span text:style-name="CharStyle11"><text:span text:style-name="T2">t;</text:span></text:span><text:span text:style-name="CharStyle11"><text:span text:style-name="T59"> sú však i také prípady, kde trvá dni, až týždne, tu však treba sveri</text:span></text:span><text:span text:style-name="CharStyle11"><text:span text:style-name="T2">ť</text:span></text:span><text:span text:style-name="CharStyle11"><text:span text:style-name="T59"> nemocného lekárskej opatere.</text:span></text:span></text:p>
        <text:p text:style-name="P28"><text:span text:style-name="CharStyle12"><text:span text:style-name="T59"/></text:span></text:p>
        <text:p text:style-name="P68"><text:span text:style-name="CharStyle12"><text:span text:style-name="T59">98. O zamrznutí.</text:span></text:span></text:p>
        <text:p text:style-name="P97"><text:span text:style-name="CharStyle11"><text:span text:style-name="T59"/></text:span></text:p>
        <text:p text:style-name="P196"><text:span text:style-name="CharStyle11"><text:span text:style-name="T59">Ľudia zamrznú bu</text:span></text:span><text:span text:style-name="CharStyle11"><text:span text:style-name="T98">ď</text:span></text:span><text:span text:style-name="CharStyle11"><text:span text:style-name="T59"> preto, že je ich telo vy­stavené veľkému mrazu, alebo preto, že sú zosla­bení tak, že ich telo sa chytro unaví a ľahnúc si na zem, i v menšej zime zamrznú. Zamŕzajú oby­čajne jednotlivci, ktorí sú slabí, nemocní, starci alebo deti, a konečne ľudia opití. Zriedka s</text:span></text:span><text:span text:style-name="CharStyle11"><text:span text:style-name="T2">a </text:span></text:span><text:span text:style-name="CharStyle11"><text:span text:style-name="T59">stane, že by ľudia v húfe idúci zamrzli, lebo vždy sa n</text:span></text:span><text:span text:style-name="CharStyle11"><text:span text:style-name="T42">a</text:span></text:span><text:span text:style-name="CharStyle11"><text:span text:style-name="T59">jde medzi nimi taký, ktorý i ostatných chráni od zamrznutia. U nás zamŕzajú obyčajne ľudia bez prístrešia: žobráci a tuláci, cigáni a opití.</text:span></text:span></text:p>
        <text:p text:style-name="P97"><text:span text:style-name="CharStyle21"><text:span text:style-name="T99">Č</text:span></text:span><text:span text:style-name="CharStyle21"><text:span text:style-name="T59">o máme robiť, keď nájdeme zamrznutého?</text:span></text:span></text:p>
        <text:p text:style-name="P25"><text:soft-page-break/><text:span text:style-name="CharStyle11"><text:span text:style-name="T59">Zamrznutý človek má také krehké údy, že sa ľahko zlomia, preto musíme dať veľký pozor, dotýkajúc sa zamrznutého, aby sme mu daktorý úd (nos, ucho, ruku, nohu) nezlomili.</text:span></text:span></text:p>
        <text:p text:style-name="P97"><text:span text:style-name="CharStyle11"><text:span text:style-name="T59">V Rakúsku úradné predpisy o ošetrovaní za­mrznutého znejú nasledovne:</text:span></text:span></text:p>
        <text:p text:style-name="P62"><text:span text:style-name="CharStyle11"><text:span text:style-name="T59">1. Zamrznutého uložíme na sneh, na slamu, na seno alebo sečku a zavezieme ho na voze, alebo zanesieme na nosidlách na príhodné miesto tak pozorne, aby sme mu zamrznuté údy nezlo­mili.</text:span></text:span></text:p>
        <text:p text:style-name="P126"><text:span text:style-name="CharStyle11"><text:span text:style-name="T59">2. Miestnosť, kde sa zamrznutý kriesi, nesmie byť vykúrená a nesmie by</text:span></text:span><text:span text:style-name="CharStyle11"><text:span text:style-name="T99">ť</text:span></text:span><text:span text:style-name="CharStyle11"><text:span text:style-name="T59"> v nej prievan</text:span></text:span><text:span text:style-name="CharStyle11"><text:span text:style-name="T2">u</text:span></text:span><text:span text:style-name="CharStyle11"><text:span text:style-name="T59">; na to je najlepšia komora, humno, predsieň a pod.</text:span></text:span></text:p>
        <text:p text:style-name="P133"><text:span text:style-name="CharStyle11"><text:span text:style-name="T59">3. Nešťastníka pozorne soblečieme, uložíme ho na sneh a celé telo zakryjeme snehom tak, aby všade na telo priliehal.</text:span></text:span></text:p>
        <text:p text:style-name="P133"><text:span text:style-name="CharStyle21"><text:span text:style-name="T59">4. Na takejto posteli zostane, kým neodmrznú všetky údy a kým sa nedostaví pohyblivosť v kĺboch.</text:span></text:span></text:p>
        <text:p text:style-name="P133"><text:span text:style-name="CharStyle11"><text:span text:style-name="T59">5. Ak sa na niektorom mieste topí sneh, treba ho novým nahradiť.</text:span></text:span></text:p>
        <text:p text:style-name="P126"><text:span text:style-name="CharStyle11"><text:span text:style-name="T59">6. Jestli niet snehu, zamrznutý zakrúti sa do plachiet, namočených v studenej vode, ktoré s času na čas studenou vodou pokropíme, alebo ho pozorne položíme do studenej vody, v ktorej plá­vajú kúsky </text:span></text:span><text:span text:style-name="CharStyle11"><text:span text:style-name="T99">ľ</text:span></text:span><text:span text:style-name="CharStyle11"><text:span text:style-name="T59">adu.</text:span></text:span></text:p>
        <text:p text:style-name="P133"><text:span text:style-name="CharStyle11"><text:span text:style-name="T59">7. Ke</text:span></text:span><text:span text:style-name="CharStyle11"><text:span text:style-name="T99">ď</text:span></text:span><text:span text:style-name="CharStyle11"><text:span text:style-name="T59"> zamrznuté údy odmrzly, uložíme ne­mocného do studenej postele, ktorá stojí v nekú­renej izbe, a prikryjeme ho studenými šatmi.</text:span></text:span></text:p>
        <text:p text:style-name="P133"><text:span text:style-name="CharStyle11"><text:span text:style-name="T2">8. </text:span></text:span><text:span text:style-name="CharStyle11"><text:span text:style-name="T59">Potom ho zvo</text:span></text:span><text:span text:style-name="CharStyle11"><text:span text:style-name="T42">ľ</text:span></text:span><text:span text:style-name="CharStyle11"><text:span text:style-name="T59">na zahrievame šatmi mierne zohriatymi, alebo prikladaním teplých (nie horú­cich) tanierov, tehál, skál, alebo fľašami, naplne­nými teplou </text:span></text:span><text:soft-page-break/><text:span text:style-name="CharStyle11"><text:span text:style-name="T59">vodou.</text:span></text:span></text:p>
        <text:p text:style-name="P133"><text:span text:style-name="CharStyle11"><text:span text:style-name="T59">9. Ak zamrznutý nedýcha alebo nezahrieva sa, postriekame mu tvár, prsia alebo brucho studenou vodou a medzitým pošteklíme ho na podošvách, alebo pierkom v nose a v hrdle.</text:span></text:span></text:p>
        <text:p text:style-name="P158"><text:span text:style-name="CharStyle11"><text:span text:style-name="T59">10. Zamrznutému svobodno vdychovať povetrie do úst. Nos stisneme, ústa otvoríme a očistíme a</text:span></text:span><text:span text:style-name="CharStyle37"><text:span text:style-name="T59"> </text:span></text:span><text:span text:style-name="CharStyle11"><text:span text:style-name="T59">zvoľna do nich dýchame, medzitým dlaňou mierne tlačíme na brucho.</text:span></text:span></text:p>
        <text:p text:style-name="P159"><text:span text:style-name="CharStyle11"><text:span text:style-name="T2">11</text:span></text:span><text:span text:style-name="CharStyle11"><text:span text:style-name="T59">. Zavedieme umelé dýchanie, a to tak dlho, až nemocný sám začne dýchať a sa zahrieva. (Vi</text:span></text:span><text:span text:style-name="CharStyle11"><text:span text:style-name="T99">ď</text:span></text:span><text:span text:style-name="CharStyle11"><text:span text:style-name="T59"> odstavec „O umelom dýchaní“.)</text:span></text:span></text:p>
        <text:p text:style-name="P160"><text:span text:style-name="CharStyle11"><text:span text:style-name="T59">12. Izbu začneme pomaličky vykurovať, aby teploty pomaly pribúdalo, a nemocnému, jestli sa už prebral, dáme trochu vlažného čaju s vínom, alebo čistej vlažnej polievky. Zamrznutého pre­búdzať dráždivými látkami (ammoniakom, etherom, octom) alebo trením, drmaním nesvobodno, lebo takéto počínanie by len škodilo zamrznutému.</text:span></text:span></text:p>
        <text:p text:style-name="P25"><text:span text:style-name="CharStyle11"><text:span text:style-name="T59"/></text:span></text:p>
        <text:p text:style-name="P63"><text:span text:style-name="CharStyle11"><text:span text:style-name="T59">Dodatok: </text:span></text:span><text:span text:style-name="CharStyle21"><text:span text:style-name="T2">O</text:span></text:span><text:span text:style-name="CharStyle21"><text:span text:style-name="T59"> o</text:span></text:span><text:span text:style-name="CharStyle21"><text:span text:style-name="T2">zi</text:span></text:span><text:span text:style-name="CharStyle21"><text:span text:style-name="T42">ab</text:span></text:span><text:span text:style-name="CharStyle21"><text:span text:style-name="T59">nut</text:span></text:span><text:span text:style-name="CharStyle21"><text:span text:style-name="T2">í.</text:span></text:span></text:p>
        <text:p text:style-name="P97"><text:span text:style-name="CharStyle11"><text:span text:style-name="T59"/></text:span></text:p>
        <text:p text:style-name="P196"><text:span text:style-name="CharStyle11"><text:span text:style-name="T59">Ľudom, pracujúcim v zime na svobodnom alebo v studených miestnostiach, oziabnu ruky, uši alebo nos. Oziabnuté údy neskoršie očerve­nejú, zapália sa a vyhodia sa na nich pľuzgiere. Takéto nehody prihodia sa obyčajne vtedy, keď oziabnutý náhle príde do teplej izby, alebo keď oziabnutý úd zohrieva pri peci. </text:span></text:span><text:soft-page-break/><text:span text:style-name="CharStyle11"><text:span text:style-name="T59">Jestli rozohrejeme náhle oziabnutý úd, pocítime prudkú bolesť.</text:span></text:span></text:p>
        <text:p text:style-name="P97"><text:span text:style-name="CharStyle11"><text:span text:style-name="T59">Jestli máme tedy oziabnuté údy, namočme ich najprv do studenej vody, alebo vydrhnime snehom a nevstupujme nikdy razom do teplej izby a oziabnuté údy neprikladajme k horúcim pred­metom. Oziabnutý úd treba tedy len postupne, zvoľna zahrievať.</text:span></text:span></text:p>
        <text:p text:style-name="P28"><text:span text:style-name="CharStyle12"><text:span text:style-name="T59"/></text:span></text:p>
        <text:p text:style-name="P68"><text:span text:style-name="CharStyle12"><text:span text:style-name="T59">99. O utopen</text:span></text:span><text:span text:style-name="CharStyle12"><text:span text:style-name="T99">í</text:span></text:span></text:p>
        <text:p text:style-name="P97"><text:span text:style-name="CharStyle11"><text:span text:style-name="T59"/></text:span></text:p>
        <text:p text:style-name="P196"><text:span text:style-name="CharStyle11"><text:span text:style-name="T59">Jestli človek padne do vody a ponorí sa tak, že ústa a nos sú pod hladinou vody, môže sa utopiť. Je pozoruhodné, že zvieratá, i keď sa do­stanú pod hladinu vody, v pár okamihoch vztýčia hlavu nad vodu a plávajú. Ani zdravý a dospelý človek nemal by sa vlastne nikdy utopiť. A prečo sa tak nestáva? Príčina je v tom, že človek, padnuvší do hlbokej vody, ztratí duchaprítomnosť, naľaká sa a v tomto duševnom stave dvíha ruky</text:span></text:span><text:span text:style-name="CharStyle37"><text:span text:style-name="T59"> </text:span></text:span><text:span text:style-name="CharStyle11"><text:span text:style-name="T59">nad hladinu, ako by sa chcel niečoho pevného za­chytiť, a v tom je jeho záhuba. Zviera, hnané pudom, začne hýbať noham</text:span></text:span><text:span text:style-name="CharStyle11"><text:span text:style-name="T2">i</text:span></text:span><text:span text:style-name="CharStyle11"><text:span text:style-name="T59">; človek miesto toho, že by hýbal nohami a rukami, vystrkuje ruky nad</text:span></text:span><text:span text:style-name="CharStyle26"><text:span text:style-name="T59"> </text:span></text:span><text:span text:style-name="CharStyle11"><text:span text:style-name="T59">hladinu a preto klesá na dno. Akonáhle ústa a nos dostanú sa pod hladinu vody, voda vniká do p</text:span></text:span><text:span text:style-name="CharStyle11"><text:span text:style-name="T42">ľ</text:span></text:span><text:span text:style-name="CharStyle11"><text:span text:style-name="T59">úc, dráždi ich ku kaš</text:span></text:span><text:span text:style-name="CharStyle11"><text:span text:style-name="T99">ľu</text:span></text:span><text:span text:style-name="CharStyle11"><text:span text:style-name="T59"> a tým viac a viac vody dostáva sa do pľúc a do žalúdka. Krv nedostáva kyslíku zo vzduchu, tak že po jednej-dvoch mi­nútach nešťastník ztráca pomaly vedomie; srdce, zpočiatku rozbúrené, ustáva, bije vždy tichšie, i nastáva bu</text:span></text:span><text:span text:style-name="CharStyle11"><text:span text:style-name="T99">ď</text:span></text:span><text:span text:style-name="CharStyle11"><text:span text:style-name="T59"> zdanlivá alebo </text:span></text:span><text:soft-page-break/><text:span text:style-name="CharStyle11"><text:span text:style-name="T59">skutočná smrť.</text:span></text:span></text:p>
        <text:p text:style-name="P97"><text:span text:style-name="CharStyle11"><text:span text:style-name="T59">Utopenec má tvár odutú, kožu chladnú, lebo presiakla vodou, a je bledý. Oči má vytreštené a nehybné, jazyk opuchnutý a vyplazený. Z úst a nosa mu vymoká pena, často krvavá.</text:span></text:span></text:p>
        <text:p text:style-name="P97"><text:span text:style-name="CharStyle11"><text:span text:style-name="T59">Ako dlho môže byť človek pod vodou a vy­tiahnutý zachránený, dosia</text:span></text:span><text:span text:style-name="CharStyle11"><text:span text:style-name="T100">ľ</text:span></text:span><text:span text:style-name="CharStyle11"><text:span text:style-name="T59"> nie je ustálené. Spo­mínajú sa hodnoverné prípady, že zachránili člo­veka, ktorý bol pod vodou až 24 hodiny. Oby­čajne možno zachrániť človeka, ktorý bol pod vodou 2—6 hodín.</text:span></text:span></text:p>
        <text:p text:style-name="P97"><text:span text:style-name="CharStyle21"><text:span text:style-name="T2">R</text:span></text:span><text:span text:style-name="CharStyle21"><text:span text:style-name="T59">atovať treba každého utopeného, k</text:span></text:span><text:span text:style-name="CharStyle21"><text:span text:style-name="T2">ý</text:span></text:span><text:span text:style-name="CharStyle21"><text:span text:style-name="T59">m jeho telo nezačne sa rozkladať.</text:span></text:span></text:p>
        <text:p text:style-name="P97"><text:span text:style-name="CharStyle21"><text:span text:style-name="T59">Ako ratovať utopeného? Úradný predpis zni</text:span></text:span><text:span text:style-name="CharStyle11"><text:span text:style-name="T2">e</text:span></text:span><text:span text:style-name="CharStyle11"><text:span text:style-name="T59">:</text:span></text:span></text:p>
        <text:p text:style-name="P117"><text:span text:style-name="CharStyle11"><text:span text:style-name="T59">1. Hľadať utopených hákmi a podobnými vecmi treba veľmi pozorne.</text:span></text:span></text:p>
        <text:p text:style-name="P117"><text:span text:style-name="CharStyle11"><text:span text:style-name="T59">2. Utopenému vyčistia sa chytro ústa, hrtan a nos (prstom, šatôčkou, pierkom a pod.).</text:span></text:span></text:p>
        <text:p text:style-name="P126"><text:span text:style-name="CharStyle11"><text:span text:style-name="T59">3. Potom sa jeho telo nakloní hlavou a prsami šikmo nadol, aby voda z úst, nosa a pľúc vyte­kala; najlepšie je položiť ho bruchom na dosku a dosku</text:span></text:span><text:span text:style-name="CharStyle11"><text:span text:style-name="T2"> </text:span></text:span><text:span text:style-name="CharStyle11"><text:span text:style-name="T59">na konci, kde sú nohy, zodvihnúť, pri čom treba hlavu podopierať.</text:span></text:span></text:p>
        <text:p text:style-name="P101"><text:span text:style-name="CharStyle11"><text:span text:style-name="T59">4. Potom chytro preniesť utopeného na miesto, kde ho možno zahriať.</text:span></text:span></text:p>
        <text:p text:style-name="P100"><text:span text:style-name="CharStyle11"><text:span text:style-name="T59">5. V zime, keď v ľadovej vode telo stuhne, ako u zamrznutého, treba konať dľa návodu, ozna­čeného v odstavci „</text:span></text:span><text:span text:style-name="CharStyle11"><text:span text:style-name="T2">O</text:span></text:span><text:span text:style-name="CharStyle11"><text:span text:style-name="T59"> zamrznutí“.</text:span></text:span></text:p>
        <text:p text:style-name="P100"><text:span text:style-name="CharStyle11"><text:span text:style-name="T59">6. V lete možno utopeného hne</text:span></text:span><text:span text:style-name="CharStyle11"><text:span text:style-name="T100">ď</text:span></text:span><text:span text:style-name="CharStyle11"><text:span text:style-name="T59"> na mieste bu</text:span></text:span><text:span text:style-name="CharStyle11"><text:span text:style-name="T100">ď</text:span></text:span><text:span text:style-name="CharStyle11"><text:span text:style-name="T59"> do horúceho piesku uložiť, alebo na slnci zo­hrievať.</text:span></text:span></text:p>
        <text:p text:style-name="P125"><text:soft-page-break/><text:span text:style-name="CharStyle11"><text:span text:style-name="T59">7. Ináč donesieme ho domov, kde si v teplej posteli poleží, alebo v teplom kúpeli sa vykúpa.</text:span></text:span></text:p>
        <text:p text:style-name="P117"><text:span text:style-name="CharStyle11"><text:span text:style-name="T59">8. Zavedieme umelé dýchanie d</text:span></text:span><text:span text:style-name="CharStyle11"><text:span text:style-name="T2">ľ</text:span></text:span><text:span text:style-name="CharStyle11"><text:span text:style-name="T59">a návodu v odstavci 98. (punkty 9., 10. a 11.) označenom.</text:span></text:span></text:p>
        <text:p text:style-name="P101"><text:span text:style-name="CharStyle11"><text:span text:style-name="T59">9. Zachránená osoba potrebuje za dlhší čas bedlivej opatery.</text:span></text:span></text:p>
        <text:p text:style-name="P97"><text:span text:style-name="CharStyle11"><text:span text:style-name="T59">Rozumie sa samo sebou, že prv, ako zave­dieme umelé dýchanie, uvo</text:span></text:span><text:span text:style-name="CharStyle11"><text:span text:style-name="T101">ľ</text:span></text:span><text:span text:style-name="CharStyle11"><text:span text:style-name="T59">níme šaty na utopen­covi a svlečieme ho do pása. Na hlavu mu dáme teplú vlnenú čiapku a izbu, do ktorej utopenca donesieme, dobre vykúrime. Jazyk mu z úst pov</text:span></text:span><text:span text:style-name="CharStyle11"><text:span text:style-name="T2">yt</text:span></text:span><text:span text:style-name="CharStyle11"><text:span text:style-name="T59">iahneme. Utopeného elektrisova</text:span></text:span><text:span text:style-name="CharStyle11"><text:span text:style-name="T101">ť</text:span></text:span><text:span text:style-name="CharStyle11"><text:span text:style-name="T59"> je často pro­spešné.</text:span></text:span></text:p>
        <text:p text:style-name="P97"><text:span text:style-name="CharStyle11"><text:span text:style-name="T59">Hlavným pravidlom nech je: netra</text:span></text:span><text:span text:style-name="CharStyle11"><text:span text:style-name="T43">t</text:span></text:span><text:span text:style-name="CharStyle11"><text:span text:style-name="T59">iť času márnym trením a kriesením, ale čím skôr zaviesť umelé dýchanie. Ke</text:span></text:span><text:span text:style-name="CharStyle11"><text:span text:style-name="T101">ď</text:span></text:span><text:span text:style-name="CharStyle11"><text:span text:style-name="T59"> utopený začne meniť farbu v tvári, totiž keď sa bledosť tratí a tvár počne sa červenať, necháme ho dýchať samotného a celé telo začneme treť suchou kefou alebo suchým fla­nelom. Neskoršie možno kefu alebo flanel navlhčiť octom alebo gáfrovým liehom.</text:span></text:span></text:p>
        <text:p text:style-name="P97"><text:span text:style-name="CharStyle11"><text:span text:style-name="T59">Zotavenému nešťastníkovi dajme trochu čaju, koňaku, rumu alebo dobrého vína. Umelé dýchanie treba často celé hodiny prevádzať. Zotavený oby­čajne dostáva horúčku, a tu treba lekárskej pomoci.</text:span></text:span></text:p>
        <text:p text:style-name="P187"><text:span text:style-name="CharStyle12"><text:span text:style-name="T59"/></text:span></text:p>
        <text:p text:style-name="P226"><text:span text:style-name="CharStyle12"><text:span text:style-name="T59">100. O obesení, zaškrtení a zadusení.</text:span></text:span></text:p>
        <text:p text:style-name="P97"><text:span text:style-name="CharStyle11"><text:span text:style-name="T59"/></text:span></text:p>
        <text:p text:style-name="P196"><text:span text:style-name="CharStyle11"><text:span text:style-name="T59">Vo všetkých týchto troch prípadoch zdanlivej alebo skutočnej smrti ide o to, </text:span></text:span><text:soft-page-break/><text:span text:style-name="CharStyle11"><text:span text:style-name="T59">že sa nešťastníkovi násilne prekazí dýchať. Tak tu, ako i u utopeného nastáva smrť zadusením.</text:span></text:span></text:p>
        <text:p text:style-name="P113"><text:span text:style-name="CharStyle11"><text:span text:style-name="T59">1. Obesenie nastane, keď človek visí na s</text:span></text:span><text:span text:style-name="CharStyle11"><text:span text:style-name="T101">ľ</text:span></text:span><text:span text:style-name="CharStyle11"><text:span text:style-name="T59">učke, obkrútenej okolo hrdla, a slučka váhou jeho tela tak mu stlačí hrtan, že sa nešťastník zadusí.</text:span></text:span></text:p>
        <text:p text:style-name="P117"><text:span text:style-name="CharStyle11"><text:span text:style-name="T59">2. Zaškrtenie stáva sa skrze nepriate</text:span></text:span><text:span text:style-name="CharStyle11"><text:span text:style-name="T43">ľ</text:span></text:span><text:span text:style-name="CharStyle11"><text:span text:style-name="T59">skú ruku tlakom na hrdlo človeka.</text:span></text:span></text:p>
        <text:p text:style-name="P154"><text:span text:style-name="CharStyle11"><text:span text:style-name="T59">3. Zadusenie prihodí sa, keď človek bu</text:span></text:span><text:span text:style-name="CharStyle11"><text:span text:style-name="T101">ď</text:span></text:span><text:span text:style-name="CharStyle11"><text:span text:style-name="T59"> sám, bu</text:span></text:span><text:span text:style-name="CharStyle11"><text:span text:style-name="T101">ď</text:span></text:span><text:span text:style-name="CharStyle11"><text:span text:style-name="T59"> nepriateľskou rukou n</text:span></text:span><text:span text:style-name="CharStyle11"><text:span text:style-name="T43">a</text:span></text:span><text:span text:style-name="CharStyle11"><text:span text:style-name="T59">jde sa v takom stave, že nos a ústa sa zapchajú a človek nedostatkom povetria zhynie.</text:span></text:span></text:p>
        <text:p text:style-name="P97"><text:span text:style-name="CharStyle11"><text:span text:style-name="T59">Pri obesení a uškrtení padá ešte na váhu, že nešťastník prichodí do bezvedomia následkom stla­čenia žíl a tepien krčných a konečne i stlačenia nervov. Tieto tri okolnosti zapríčinia jeho omá­menie a v krátkom čase smrť.</text:span></text:span></text:p>
        <text:p text:style-name="P97"><text:span text:style-name="CharStyle11"><text:span text:style-name="T59">Tvár mŕtvol je opuchnutá a belaso-červená. Mŕtvoly bývajú dlho teplé a údy pohyblivé. Na hrdle nešťastníkov nachádzame znaky: po obesení pruhy od povrázka, po zaškrtení oškúleniny a pod­liatiny krvi pod kožou.</text:span></text:span></text:p>
        <text:p text:style-name="P97"><text:span text:style-name="CharStyle21"><text:span text:style-name="T59">Ako pomáhať v takýchto prípadoch? Obese­ného chytíme tak, aby po prerezaní povrázka nesrútil sa na zem a si neublíži</text:span></text:span><text:span text:style-name="CharStyle11"><text:span text:style-name="T2">l</text:span></text:span><text:span text:style-name="CharStyle11"><text:span text:style-name="T59">; potom mu odstrá­nime povrázok s krku a uložíme ho vodorovne na zem, obnažíme mu hrdlo a hrudník a hne</text:span></text:span><text:span text:style-name="CharStyle11"><text:span text:style-name="T102">ď</text:span></text:span><text:span text:style-name="CharStyle11"><text:span text:style-name="T59"> zave­dieme umelé dýchanie. (Vi</text:span></text:span><text:span text:style-name="CharStyle11"><text:span text:style-name="T102">ď</text:span></text:span><text:span text:style-name="CharStyle11"><text:span text:style-name="T59"> odstavec 96.) Použi­jeme všetkých dráždiacich prostriedkov, aby sme nešťastníka čím skorej priviedli k životu. Na hlavu mu dáme studené obkladky, na nohy teplé alebo dráždivé predmety (chren, horčicu). Izba, v ktorej leží obesený a kde ho kriesime, nech </text:span></text:span><text:soft-page-break/><text:span text:style-name="CharStyle11"><text:span text:style-name="T59">je chladná a dobre vetraná. Ke</text:span></text:span><text:span text:style-name="CharStyle11"><text:span text:style-name="T102">ď</text:span></text:span><text:span text:style-name="CharStyle11"><text:span text:style-name="T59"> sa nešťastník preberie, dáme mu studený obkladok na hrdlo a zavoláme lekára.</text:span></text:span></text:p>
        <text:p text:style-name="P97"><text:span text:style-name="CharStyle21"><text:span text:style-name="T59">Dodatok. Smrť v tlačenici, zasypaním a priľahnutím nastáva z tých istých príčin, ako vyššie, a podobná je i prvá pomoc.</text:span></text:span></text:p>
        <text:p text:style-name="P188"><text:span text:style-name="CharStyle12"><text:span text:style-name="T59"/></text:span></text:p>
        <text:p text:style-name="P227"><text:span text:style-name="CharStyle12"><text:span text:style-name="T59">101. O omráčení bleskom a</text:span></text:span><text:span text:style-name="CharStyle12"><text:span text:style-name="T2"> </text:span></text:span><text:span text:style-name="CharStyle12"><text:span text:style-name="T59">elektrinou.</text:span></text:span></text:p>
        <text:p text:style-name="P97"><text:span text:style-name="CharStyle11"><text:span text:style-name="T59"/></text:span></text:p>
        <text:p text:style-name="P196"><text:span text:style-name="CharStyle11"><text:span text:style-name="T59">Za letného teplého dňa vídame často, ako sa čierne mračná blížia k sebe, potom kľukaté ohnivé reťaze a iskry letia k temenu vrchov, alebo vrá­žajú do vysokých stromov, veží a budov. Tieto</text:span></text:span><text:span text:style-name="CharStyle37"><text:span text:style-name="T59"> </text:span></text:span><text:span text:style-name="CharStyle11"><text:span text:style-name="T59">ohnivé reťaze a iskry voláme bleskom. Blesk je elektrická iskra a povstáva tým, že sa k sebe sblížia dve mračná, ktoré sú naplnené protivnou elektrinou, jedno elektrinou kladnou a druhé zápornou. Náraz alebo i samé sblíženie vyvolá blesk</text:span></text:span><text:span text:style-name="CharStyle11"><text:span text:style-name="T2">,</text:span></text:span><text:span text:style-name="CharStyle11"><text:span text:style-name="T59"> </text:span></text:span><text:span text:style-name="CharStyle11"><text:span text:style-name="T2">č</text:span></text:span><text:span text:style-name="CharStyle11"><text:span text:style-name="T59">o vidíme v prírode, to môžeme vyvolať v prí­bytku svojom. V prírode povstalý blesk nie je nič iného, ako výboj elektrického prístroja. A účinky oboch, blesku i elektrického výboja, sú úplne rovné.</text:span></text:span></text:p>
        <text:p text:style-name="P97"><text:span text:style-name="CharStyle11"><text:span text:style-name="T59">Úradné predpisy o prvej pomoci pri omrá­čení bleskom sú nasledujúc</text:span></text:span><text:span text:style-name="CharStyle11"><text:span text:style-name="T2">e</text:span></text:span><text:span text:style-name="CharStyle11"><text:span text:style-name="T59">:</text:span></text:span></text:p>
        <text:p text:style-name="P103"><text:span text:style-name="CharStyle11"><text:span text:style-name="T59">1. Že nejakú osobu omráčil blesk, poznáme d</text:span></text:span><text:span text:style-name="CharStyle11"><text:span text:style-name="T44">ľ</text:span></text:span><text:span text:style-name="CharStyle11"><text:span text:style-name="T59">a znakov na šatách, na tele a dľa sírového zá­pachu.</text:span></text:span></text:p>
        <text:p text:style-name="P134"><text:span text:style-name="CharStyle11"><text:span text:style-name="T59">2. Znaky na tele bývajú obyčajne len po­vrchné: červenkastá, kľukatá, rozvetvená čiara.</text:span></text:span></text:p>
        <text:p text:style-name="P134"><text:soft-page-break/><text:span text:style-name="CharStyle11"><text:span text:style-name="T59">3. Jestli sa nešťastie stalo v uzavrenom prí­bytku, treba hneď otvoriť dvere a obloky, alebo omráčeného hneď von vyniesť.</text:span></text:span></text:p>
        <text:p text:style-name="P102"><text:span text:style-name="CharStyle11"><text:span text:style-name="T59">4. Jestli sa nešťastie stalo v poli, omráčeného zanesieme do najbližšej obce, a jestli je to ne­možné, prikryjeme ho čerstvou trávou alebo šat­stvom.</text:span></text:span></text:p>
        <text:p text:style-name="P103"><text:span text:style-name="CharStyle11"><text:span text:style-name="T59">5. Dopravený na príslušné miesto uloží sa s povýšenou hlavou, na ktorú priložíme studené obkladky. Telo zakrútime do teplých šiat a nohy vložíme do vlažného kúpeľa.</text:span></text:span></text:p>
        <text:p text:style-name="P117"><text:span text:style-name="CharStyle11"><text:span text:style-name="T59">6. Kriesenie a umelé dýchanie treba vykonáva</text:span></text:span><text:span text:style-name="CharStyle21"><text:span text:style-name="T44">ť</text:span></text:span><text:span text:style-name="CharStyle21"><text:span text:style-name="T59"> i niekoľko hodín.</text:span></text:span></text:p>
        <text:p text:style-name="P97"><text:span text:style-name="CharStyle21"><text:span text:style-name="T59">Ako sa máme chrániť, aby nás blesk neza­siahol? Jestli sme von, vystríhajme sa stať si pod strom. Je väčšie nešťastie, keď nás omráči hrom, ako keď zmokneme. Ke</text:span></text:span><text:span text:style-name="CharStyle21"><text:span text:style-name="T102">ď</text:span></text:span><text:span text:style-name="CharStyle21"><text:span text:style-name="T59"> kráčame poľom, zohýbajme sa a nevypínajme hlavy. Za hrmavice ani </text:span></text:span><text:span text:style-name="CharStyle11"><text:span text:style-name="T59">bežať nesvobodno, lebo prúdom vzduchu ľahko pri­tiahneme hrom k sebe. Ke</text:span></text:span><text:span text:style-name="CharStyle11"><text:span text:style-name="T102">ď</text:span></text:span><text:span text:style-name="CharStyle11"><text:span text:style-name="T59"> ide viac ľudí spolu, nech nikdy nebežia.</text:span></text:span></text:p>
        <text:p text:style-name="P97"><text:span text:style-name="CharStyle11"><text:span text:style-name="T59">V príbytku počas búrky nestojme pri stenách, oblokoch, železných peciach, pri zrkadlách a vôbec pri kovových predmetoch. Jestli máme v domác­nosti telef</text:span></text:span><text:span text:style-name="CharStyle11"><text:span text:style-name="T44">o</text:span></text:span><text:span text:style-name="CharStyle11"><text:span text:style-name="T59">n alebo elektrický zvonček, nedotýkajme sa ich, ale čím najskôr pred búrkou vypnime ich zo spojenia so strediskom v úradoch. Blesk rád vniká oblokmi a dvermi, alebo často udiera do drôtov telefonických a telegrafických.</text:span></text:span></text:p>
        <text:p text:style-name="P97"><text:span text:style-name="CharStyle11"><text:span text:style-name="T59">V mestách, kde majú elektrické tramwaye (železnice), úrady vydávajú pre obecenstvo zvláštne poučenia a výstrahy, v ktorých vystríhajú ľudí, aby sa nedotýkali drôtov alebo iných kovových predmetov, ktorými prúdi elektrická </text:span></text:span><text:soft-page-break/><text:span text:style-name="CharStyle11"><text:span text:style-name="T59">sila.</text:span></text:span></text:p>
        <text:p text:style-name="P45"><text:span text:style-name="CharStyle12"><text:span text:style-name="T59"/></text:span></text:p>
        <text:p text:style-name="P72"><text:span text:style-name="CharStyle12"><text:span text:style-name="T59">102. O porážke.</text:span></text:span></text:p>
        <text:p text:style-name="P97"><text:span text:style-name="CharStyle11"><text:span text:style-name="T59"/></text:span></text:p>
        <text:p text:style-name="P196"><text:span text:style-name="CharStyle11"><text:span text:style-name="T59">Porážkou menujeme stav človeka, keď razom ztratí vedomie, na zem padá, zhlboka alebo chrap­tiv</text:span></text:span><text:span text:style-name="CharStyle11"><text:span text:style-name="T102">e</text:span></text:span><text:span text:style-name="CharStyle11"><text:span text:style-name="T59"> dýcha a keď za pár minút badáme, že buď niektoré údy, alebo i celá polovica tela stala sa nehybnou, akoby mŕtvou.</text:span></text:span></text:p>
        <text:p text:style-name="P161"><text:span text:style-name="CharStyle11"><text:span text:style-name="T59">Príčin porážky je viac. Najčastejšie pukne cieva v mozgoch, krv z nej sa vylieva do mozgov a </text:span></text:span><text:span text:style-name="CharStyle11"><text:span text:style-name="T2">ro</text:span></text:span><text:span text:style-name="CharStyle11"><text:span text:style-name="T59">ztrhúva ich jemnú skladbu. Inokedy na pr. z chorého srdca prúd krvi zachytí kúštik srazeniny a zanesie ju do mozgových ciev, následkom čoho nastáva porážka daktorých čiastok tela. Je mnoho chorôb, pri ktorých nastáva porážka mozgov a srdca. Každá porážka, už či sa končí vyzdravením alebo smrťou, nech je výstrahou i pre ozdra­veného i pre zdravých, aby sa vystríhali takého života, ktorý vedie k porážke.</text:span></text:span></text:p>
        <text:p text:style-name="P97"><text:span text:style-name="CharStyle11"><text:span text:style-name="T59">Cievy pukajú u ľudí nemierne pijúcich a faj­čiacich, u hnevlivých a prudkých, u ľudí, ktorí sa objedajú a trpia zapchatím. Komu sa zavše iskrí pred očima, v ušiach mu hučieva, kto všetko dvo­jit</text:span></text:span><text:span text:style-name="CharStyle11"><text:span text:style-name="T44">e</text:span></text:span><text:span text:style-name="CharStyle11"><text:span text:style-name="T59"> vidí, alebo kto vidí predmety, ako by mal</text:span></text:span><text:span text:style-name="CharStyle11"><text:span text:style-name="T102">y</text:span></text:span><text:span text:style-name="CharStyle11"><text:span text:style-name="T2"> </text:span></text:span><text:span text:style-name="CharStyle11"><text:span text:style-name="T59">červený pás okolo seba, kto je nápadne veselý, alebo bez príčiny plakáva, kto trpí nespalos</text:span></text:span><text:span text:style-name="CharStyle11"><text:span text:style-name="T102">ť</text:span></text:span><text:span text:style-name="CharStyle11"><text:span text:style-name="T59">ou, ťažkými snami, komu slabne pamäť, kto máva s času na čas závrat, alebo upadúva do bezvedomia, kto dostáva kŕče do prstov, komu sa nápadne </text:span></text:span><text:span text:style-name="CharStyle11"><text:span text:style-name="T2">ro</text:span></text:span><text:span text:style-name="CharStyle11"><text:span text:style-name="T59">zčervenie tvár, kto </text:span></text:span><text:span text:style-name="CharStyle11"><text:span text:style-name="T102">č</text:span></text:span><text:span text:style-name="CharStyle11"><text:span text:style-name="T59">asto krváca z nosa a kto často </text:span></text:span><text:soft-page-break/><text:span text:style-name="CharStyle11"><text:span text:style-name="T59">zíva, — nech dáva pozor na seba, lebo všetky takéto úkazy môžu byť znakom nastávajúcej po­rážky.</text:span></text:span></text:p>
        <text:p text:style-name="P97"><text:span text:style-name="CharStyle21"><text:span text:style-name="T59">Ako pomáha</text:span></text:span><text:span text:style-name="CharStyle21"><text:span text:style-name="T102">ť</text:span></text:span><text:span text:style-name="CharStyle21"><text:span text:style-name="T59"> pri porážke? Nemocného ulo­žíme vodorovne na chrbát a hlavu mu podložíme, aby sa krv nevalila do nej. Na hlavu mu prilo­žíme </text:span></text:span><text:span text:style-name="CharStyle11"><text:span text:style-name="T44">ľ</text:span></text:span><text:span text:style-name="CharStyle11"><text:span text:style-name="T59">adu alebo ľadové obkladky, a síce na pravú stranu vtedy, keď je </text:span></text:span><text:span text:style-name="CharStyle11"><text:span text:style-name="T102">ľ</text:span></text:span><text:span text:style-name="CharStyle11"><text:span text:style-name="T59">avá strana tela porazená, a naopak. Na prsia a na lýtka môžeme mu priložiť chrenu, horčice, aby sa koža podráždila, začerve­nala a tak krv z mozgov do kože pritiahla. Z tej istej príčiny nemocného preklystierujeme, aby krv mohla voľne kolovať v cievach brušných. Kým je nemocný bez vedomia, nedávajme mu nijakého nápoja, a keď sa preberie, okrem čistej vody ne</text:span></text:span><text:span text:style-name="CharStyle21"><text:span text:style-name="T59">svobodno mu dáva</text:span></text:span><text:span text:style-name="CharStyle21"><text:span text:style-name="T2">ť</text:span></text:span><text:span text:style-name="CharStyle21"><text:span text:style-name="T59"> nijakého rozčuľujúceho nápoja, teda nijakých liehovín (vína, koňaku, rumu at</text:span></text:span><text:span text:style-name="CharStyle21"><text:span text:style-name="T102">ď</text:span></text:span><text:span text:style-name="CharStyle21"><text:span text:style-name="T59">.), nijakej kávy, ani čaju. Pokrm po porážke musí byt ľahko str</text:span></text:span><text:span text:style-name="CharStyle11"><text:span text:style-name="T44">a</text:span></text:span><text:span text:style-name="CharStyle11"><text:span text:style-name="T59">viteľný, ktorý nenad</text:span></text:span><text:span text:style-name="CharStyle11"><text:span text:style-name="T44">ú</text:span></text:span><text:span text:style-name="CharStyle11"><text:span text:style-name="T59">va a nezapeká.</text:span></text:span></text:p>
        <text:p text:style-name="P97"><text:span text:style-name="CharStyle11"><text:span text:style-name="T59">Porážka často končieva sa úplným vyzdravením. Ale vyzdravenie nech je práve výstrahou človeku, aby svoj spôsob života premenil a vy­stríhal sa všetkého, čo zapríčiňuje porážku. Ino­kedy porážka končí sa smrťou alebo trvalým ochr­nutím jedného alebo viacerých údov, a tak ne­mocný často je pútaný k posteli za dlhé roky.</text:span></text:span></text:p>
        <text:p text:style-name="P46"><text:span text:style-name="CharStyle12"><text:span text:style-name="T59"/></text:span></text:p>
        <text:p text:style-name="P73"><text:span text:style-name="CharStyle12"><text:span text:style-name="T59">103. O úpale slnečnom</text:span></text:span><text:span text:style-name="CharStyle12"><text:span text:style-name="T2">.</text:span></text:span></text:p>
        <text:p text:style-name="P97"><text:span text:style-name="CharStyle11"><text:span text:style-name="T59"/></text:span></text:p>
        <text:p text:style-name="P196"><text:soft-page-break/><text:span text:style-name="CharStyle11"><text:span text:style-name="T59">Ke</text:span></text:span><text:span text:style-name="CharStyle11"><text:span text:style-name="T102">ď</text:span></text:span><text:span text:style-name="CharStyle11"><text:span text:style-name="T59"> človek za veľkého parna koná dlhú a namáhavú cestu a </text:span></text:span><text:span text:style-name="CharStyle11"><text:span text:style-name="T2">je</text:span></text:span><text:span text:style-name="CharStyle11"><text:span text:style-name="T59">stli trpí smädom a hladom, upadúva do bezvedomia, a takéto bezvedomie me­nujeme úpalom slnečným. Úpal je nebezpečný me­novite v takom čase, keď je úplné bezvetrie a keď mnoho ľudí tesne vedľa seba kráča.</text:span></text:span></text:p>
        <text:p text:style-name="P97"><text:span text:style-name="CharStyle11"><text:span text:style-name="T59">Úpal nastáva niekedy po krátkom, asi hodi­novom pochode, inokedy po 2—3-hodinovom. Prí­znaky úpalu sú nasledujúce: Človek cíti strašnú únavu, je mu nevoľno, má smäd a potom razom, ako keby ho podkosil, padá na zem. Pred počína­júcim úpalom vidíme, že tvár chodcova je rozpá­lená, celé telo pokryté horúcim potom a v chôdzi sa potáca. Pred očima sa mu mení a dostáva závrat, v prsiach cíti ťažobu, puls má slabý a rýchly, dýcha ťažko, na otázky ťažko odpovedá, často ani dobre nepočuje. Toto sú všetko príznaky blížia­ceho sa nešťastia a sú výstrahou, aby človek za­stal a si odpočinul. Jestli takýto človek kráča </text:span></text:span><text:span text:style-name="CharStyle11"><text:span text:style-name="T102">ď</text:span></text:span><text:span text:style-name="CharStyle11"><text:span text:style-name="T59">alej, razom bezvedomý padá na zem.</text:span></text:span></text:p>
        <text:p text:style-name="P97"><text:span text:style-name="CharStyle11"><text:span text:style-name="T59">Keď nemocnému hneď pomáhame, možno ho udržať pri živote. Často vzdor všetkej pomoci na­stáva smrť. Smrť nastupuje takt</text:span></text:span><text:span text:style-name="CharStyle11"><text:span text:style-name="T2">o</text:span></text:span><text:span text:style-name="CharStyle11"><text:span text:style-name="T59">: Nemocný do­stane kŕče do rúk a do nôh a potom do celého tela. Tvár mu opuchne a obelasie, zorničky sa roztiahnu, puls slabne, dych sa kráti a nemocný začne chrčať. Potom celé telo začne tuhnúť a ko­nečne z úst vyvalí sa krvavá pena a nemocný v bezvedomí umiera.</text:span></text:span></text:p>
        <text:p text:style-name="P97"><text:span text:style-name="CharStyle11"><text:span text:style-name="T59">Podstatou úpalu je prekrvenie mozgov a zhustnutie krvi. Účinkom slnka cievy mozgové sa roz­tiahnu a krv preplní mozgy; následkom ohromnej ztraty </text:span></text:span><text:soft-page-break/><text:span text:style-name="CharStyle11"><text:span text:style-name="T59">vody z krvi, a síce potom a rýchlym dý­chaním, krv zhustne.</text:span></text:span></text:p>
        <text:p text:style-name="P97"><text:span text:style-name="CharStyle21"><text:span text:style-name="T59">Pri úpale treba pomáhať takto:</text:span></text:span></text:p>
        <text:p text:style-name="P97"><text:span text:style-name="CharStyle11"><text:span text:style-name="T59">Slabí, nemocní a v pochodoch neotužení ľudia nech sa za horúcich dní vôbec nevyberajú na ďa­leké a namáhavé cesty, lebo práve takíto sú náklonní k úpalu.</text:span></text:span></text:p>
        <text:p text:style-name="P97"><text:span text:style-name="CharStyle11"><text:span text:style-name="T59">Úpalom stihnutého treba čím skorej odniesť do stínu stromu, vôbec do chládku a ochladiť ho na celom tel</text:span></text:span><text:span text:style-name="CharStyle11"><text:span text:style-name="T2">e</text:span></text:span><text:span text:style-name="CharStyle11"><text:span text:style-name="T59">: umyť ho studenou vodou. Na hlavu, na čelo priložíme mu studené handry a uložíme ho tak, aby hlava ležala vyššie; všetky šaty mu uvoľníme, aby mohol voľne dýchať, a tvár mu ovievame. Ak sa nemocný preberie, dáme mu čerstvej vody alebo vody s vínom. Jestli neprichodí k sebe, zavedieme umelé dýchanie (Viď odstavec 96.) a pokúsime sa dráždivými látkami (chrenom, octom, horčicou, vlhkou kefou) odvádzať krv z mozgov do nôh a ostatných údov.</text:span></text:span></text:p>
        <text:p text:style-name="P97"><text:span text:style-name="CharStyle11"><text:span text:style-name="T59">Stáva sa, že nemocný prichodí k sebe a po krátkom čase zase padne do bezvedomia. Preto takýchto nemocných treba strážiť dlhší čas a pozor dávať na nich, aby sme im mohli hne</text:span></text:span><text:span text:style-name="CharStyle11"><text:span text:style-name="T102">ď</text:span></text:span><text:span text:style-name="CharStyle11"><text:span text:style-name="T59"> pomáhať.</text:span></text:span></text:p>
        <text:p text:style-name="P10"><text:span text:style-name="CharStyle26"><text:span text:style-name="T59"/></text:span></text:p>
        <text:h text:style-name="P237" text:outline-level="4"><text:bookmark-start text:name="bookmark30"/><text:span text:style-name="CharStyle29"><text:span text:style-name="T59">XV. </text:span></text:span><text:span text:style-name="CharStyle29"><text:span text:style-name="T2">O</text:span></text:span><text:span text:style-name="CharStyle29"><text:span text:style-name="T59"> otravách.</text:span></text:span><text:bookmark-end text:name="bookmark30"/></text:h>
        <text:p text:style-name="P185"><text:span text:style-name="CharStyle12"><text:span text:style-name="T59"/></text:span></text:p>
        <text:p text:style-name="P223"><text:span text:style-name="CharStyle12"><text:span text:style-name="T59">104. O jedoch vo všeobecnosti.</text:span></text:span></text:p>
        <text:p text:style-name="P97"><text:span text:style-name="CharStyle11"><text:span text:style-name="T59"/></text:span></text:p>
        <text:p text:style-name="P196"><text:soft-page-break/><text:span text:style-name="CharStyle11"><text:span text:style-name="T59">Jedy sú také látky, ktoré, dostanúc </text:span></text:span><text:span text:style-name="CharStyle11"><text:span text:style-name="T33">s</text:span></text:span><text:span text:style-name="CharStyle11"><text:span text:style-name="T59">a do tela, poškodia ho bu</text:span></text:span><text:span text:style-name="CharStyle11"><text:span text:style-name="T90">ď</text:span></text:span><text:span text:style-name="CharStyle11"><text:span text:style-name="T59"> len na čas, bu</text:span></text:span><text:span text:style-name="CharStyle11"><text:span text:style-name="T90">ď</text:span></text:span><text:span text:style-name="CharStyle11"><text:span text:style-name="T59"> trval</text:span></text:span><text:span text:style-name="CharStyle11"><text:span text:style-name="T33">e</text:span></text:span><text:span text:style-name="CharStyle11"><text:span text:style-name="T59">, alebo zapríčinia smr</text:span></text:span><text:span text:style-name="CharStyle11"><text:span text:style-name="T90">ť</text:span></text:span><text:span text:style-name="CharStyle11"><text:span text:style-name="T59">. Menšia čiastka jedov po­chodí zo živočíchov (hady, hmyz at</text:span></text:span><text:span text:style-name="CharStyle11"><text:span text:style-name="T90">ď</text:span></text:span><text:span text:style-name="CharStyle11"><text:span text:style-name="T59">.) a z ne­rastov (arsen, fosfor at</text:span></text:span><text:span text:style-name="CharStyle11"><text:span text:style-name="T90">ď</text:span></text:span><text:span text:style-name="CharStyle11"><text:span text:style-name="T59">.). Najviac jedov obsahujú rastliny a konečne ve</text:span></text:span><text:span text:style-name="CharStyle11"><text:span text:style-name="T33">ľ</text:span></text:span><text:span text:style-name="CharStyle11"><text:span text:style-name="T59">ký počet pripravuje sa umele v priemysle.</text:span></text:span></text:p>
        <text:p text:style-name="P97"><text:span text:style-name="CharStyle11"><text:span text:style-name="T59">Všetky jedy neúčinkujú rovnako. Z niektorých usmrcuje malinká čiastka, iné ani vo väčšom množ­stve neusmrcu</text:span></text:span><text:span text:style-name="CharStyle11"><text:span text:style-name="T2">jú</text:span></text:span><text:span text:style-name="CharStyle11"><text:span text:style-name="T59">. Väčšina liekov sú jedy, ale v takej dávke, ktorá je prospešná </text:span></text:span><text:span text:style-name="CharStyle11"><text:span text:style-name="T33">ľ</text:span></text:span><text:span text:style-name="CharStyle11"><text:span text:style-name="T59">udskému zdraviu.</text:span></text:span></text:p>
        <text:p text:style-name="P97"><text:span text:style-name="CharStyle11"><text:span text:style-name="T59">Účinok jedu závisí </text:span></text:span><text:span text:style-name="CharStyle11"><text:span text:style-name="T90">ď</text:span></text:span><text:span text:style-name="CharStyle11"><text:span text:style-name="T59">alej od toho, či sme ho požili úplne rozpustený a či v kúskoch, nerozpu­stený. Jed rozpustený v teplej vode účinkuje skôr, ako studený roztok. Jedy sa časom kazia, to jest</text:span></text:span><text:span text:style-name="CharStyle11"><text:span text:style-name="T2">; </text:span></text:span><text:span text:style-name="CharStyle11"><text:span text:style-name="T59">účinok jedovatej látky stane sa neškodným.</text:span></text:span></text:p>
        <text:p text:style-name="P97"><text:span text:style-name="CharStyle11"><text:span text:style-name="T59">Je mnoho živočíchov, ktoré bez škody užijú také jedy, ktoré by človeka usmrtily. Na pr. ježa môže pohrýz</text:span></text:span><text:span text:style-name="CharStyle11"><text:span text:style-name="T2">ť</text:span></text:span><text:span text:style-name="CharStyle11"><text:span text:style-name="T59"> had a nič sa mu nestane.</text:span></text:span></text:p>
        <text:p text:style-name="P97"><text:span text:style-name="CharStyle11"><text:span text:style-name="T59">Účinok jedu je rôzny, d</text:span></text:span><text:span text:style-name="CharStyle11"><text:span text:style-name="T33">ľ</text:span></text:span><text:span text:style-name="CharStyle11"><text:span text:style-name="T59">a toho, kde účinkuje. Tak na pr. isté jedy neprenikajú čez kožu, kdežto v ústach, žalúdku, pľúcach môžu zapríčiniť otravy, a naopak. Jed hada usmrcuje, keď sa dostane skrze poranenú kožu do krvi, kdežto v ústach a žalúdku je bez účinku.</text:span></text:span></text:p>
        <text:p text:style-name="P97"><text:span text:style-name="CharStyle11"><text:span text:style-name="T59">Skoro všetky jedy prudšie účinkujú v prázdnom žalúdku, lebo chytro vniknú, ako keď je žalúdok plný.</text:span></text:span></text:p>
        <text:p text:style-name="P97"><text:span text:style-name="CharStyle11"><text:span text:style-name="T59">U slabých ľudí a starcov isté jedy silnejšie účinkujú, iné zas menej.</text:span></text:span></text:p>
        <text:p text:style-name="P97"><text:span text:style-name="CharStyle11"><text:span text:style-name="T59">I zvyk užívať niektorý jed denne zmenšuje otravnos</text:span></text:span><text:span text:style-name="CharStyle11"><text:span text:style-name="T90">ť</text:span></text:span><text:span text:style-name="CharStyle11"><text:span text:style-name="T59"> jedu. Kto prvý raz fajčí, </text:span></text:span><text:soft-page-break/><text:span text:style-name="CharStyle11"><text:span text:style-name="T59">ľahko sa otrávi nikotínom, kdežto denný fajčiar zle sa cíti, ak nevyfajčí svoju porciu. Podobne je to s liehovi­nami, morfiumom, koka</text:span></text:span><text:span text:style-name="CharStyle11"><text:span text:style-name="T33">i</text:span></text:span><text:span text:style-name="CharStyle11"><text:span text:style-name="T59">nom, koffeinom at</text:span></text:span><text:span text:style-name="CharStyle11"><text:span text:style-name="T90">ď</text:span></text:span><text:span text:style-name="CharStyle11"><text:span text:style-name="T59">.</text:span></text:span></text:p>
        <text:p text:style-name="P97"><text:span text:style-name="CharStyle11"><text:span text:style-name="T59">Hladní ľudia skorej sa otrávia, ako nasýtení. Konečne rozhoduje i osobná náklonnosť (idiosynkrasia) k jedom, a síce tak, že jeden človek ľahko znáša isté jedy, druhý by sa však tým istým jedom otrávil.</text:span></text:span></text:p>
        <text:p text:style-name="P97"><text:span text:style-name="CharStyle11"><text:span text:style-name="T59">Rozoznávame dvojaký účinok jedov, a síce: miestny a vzdialený účinok. Kto na pr. vypije karbolovú kyselinu, spáli si ústa a hrtan. To je účinok miestny. Kto užije veľkú dávku mor</text:span></text:span><text:span text:style-name="CharStyle11"><text:span text:style-name="T2">f</text:span></text:span><text:span text:style-name="CharStyle11"><text:span text:style-name="T59">ia, neuškodí si ústam, ani hrtanu, ale otrávi a zoslabí si čuvy (nervy) a mozgy. To je účinok vzdialený.</text:span></text:span></text:p>
        <text:p text:style-name="P97"><text:span text:style-name="CharStyle11"><text:span text:style-name="T59">Dostanúc sa do tela, jed sa mení. Obyčajne z prudk</text:span></text:span><text:span text:style-name="CharStyle11"><text:span text:style-name="T2">oje</text:span></text:span><text:span text:style-name="CharStyle11"><text:span text:style-name="T59">dovatých slúčenín tvoria sa menej jedo­vaté slúčeniny.</text:span></text:span></text:p>
        <text:p text:style-name="P97"><text:span text:style-name="CharStyle11"><text:span text:style-name="T59">Okrem toho ústroje ľudské majú viac pro­striedkov, aby sa jedu čím skôr zbavily.</text:span></text:span></text:p>
        <text:p text:style-name="P97"><text:span text:style-name="CharStyle11"><text:span text:style-name="T59">Najprv vracaním. Je mnoho jedov, ktoré, do</text:span></text:span><text:span text:style-name="CharStyle11"><text:span text:style-name="T2">s</text:span></text:span><text:span text:style-name="CharStyle11"><text:span text:style-name="T59">tanúc sa do žalúdka, vzbudia ošklivosť a človek vracia a tak zbavuje sa čiastok jedov. Mnohé jedy vylučujú sa z tela črevami, slznicou úst, pľúcami, </text:span></text:span><text:span text:style-name="CharStyle11"><text:span text:style-name="T34">k</text:span></text:span><text:span text:style-name="CharStyle11"><text:span text:style-name="T59">ožou (potom) a obličkami (močom).</text:span></text:span></text:p>
        <text:p text:style-name="P97"><text:span text:style-name="CharStyle11"><text:span text:style-name="T59">Mnohé jedy stávajú sa neškodnými tým, že sa ukladajú </text:span></text:span><text:span text:style-name="CharStyle11"><text:span text:style-name="T91">v </text:span></text:span><text:span text:style-name="CharStyle11"><text:span text:style-name="T59">niektorých ústrojoch, menovite v pe­čeniach (železo, arsenik, strychnin).</text:span></text:span></text:p>
        <text:p text:style-name="P97"><text:span text:style-name="CharStyle11"><text:span text:style-name="T59">Ďalej šťavy žalúdka a čriev premieňajú lúhovité jedy svojou kyslotou a tak sa otravnosť jedov zmenšu</text:span></text:span><text:span text:style-name="CharStyle11"><text:span text:style-name="T2">j</text:span></text:span><text:span text:style-name="CharStyle11"><text:span text:style-name="T59">e. Túto premenu menujeme neutralisovaním. A naopak: kyslé jedy premieňajú sa na lúhovité </text:span></text:span><text:span text:style-name="CharStyle11"><text:span text:style-name="T2">a</text:span></text:span><text:span text:style-name="CharStyle11"><text:span text:style-name="T59"> tým sa mení ich otravnosť.</text:span></text:span></text:p>
        <text:p text:style-name="P97"><text:soft-page-break/><text:span text:style-name="CharStyle11"><text:span text:style-name="T59">Konečne ľudské ústroje odkysličujú (redukujú) alebo okysličujú (oxydujú) také jedy, ktoré touto premenou stávajú sa neškodnými alebo menej otravnými.</text:span></text:span></text:p>
        <text:p text:style-name="P97"><text:span text:style-name="CharStyle11"><text:span text:style-name="T59">Ďalej rozoznávame otravu náhlu a zdĺhavú. Prvá nastupuje h</text:span></text:span><text:span text:style-name="CharStyle11"><text:span text:style-name="T2">n</text:span></text:span><text:span text:style-name="CharStyle11"><text:span text:style-name="T59">e</text:span></text:span><text:span text:style-name="CharStyle11"><text:span text:style-name="T91">ď</text:span></text:span><text:span text:style-name="CharStyle11"><text:span text:style-name="T59"> po užití jedu, druhá len po dlhšom čase. Ďalej hovorí sa o otravách vra</text:span></text:span><text:span text:style-name="CharStyle21"><text:span text:style-name="T2">ž</text:span></text:span><text:span text:style-name="CharStyle21"><text:span text:style-name="T59">edlných, o otravách z povolania (v dielňach a fa­brikách, v priemysle, pri hospodárstve), o otravách </text:span></text:span><text:span text:style-name="CharStyle21"><text:span text:style-name="T2">l</text:span></text:span><text:span text:style-name="CharStyle21"><text:span text:style-name="T59">iekami, konečne o otravách pri chorobách, kde telo samo tvorí jedy (intoxikácia).</text:span></text:span></text:p>
        <text:p text:style-name="P97"><text:span text:style-name="CharStyle21"><text:span text:style-name="T59">Ako poznáme otravu?</text:span></text:span></text:p>
        <text:p text:style-name="P97"><text:span text:style-name="CharStyle11"><text:span text:style-name="T59">Často udáva sám otrávený alebo jeho rodina, akú otravu užil. Inokedy n</text:span></text:span><text:span text:style-name="CharStyle11"><text:span text:style-name="T34">a</text:span></text:span><text:span text:style-name="CharStyle11"><text:span text:style-name="T59">jdeme v blízkosti otrá­veného zbytky jedu, alebo sa nám podarí dostať jed z vyvracaných čiastok; jed často n</text:span></text:span><text:span text:style-name="CharStyle11"><text:span text:style-name="T34">a</text:span></text:span><text:span text:style-name="CharStyle11"><text:span text:style-name="T59">jdeme len pečlivou pytvou a lučebným vyšetrovaním. Sú i</text:span></text:span><text:span text:style-name="CharStyle39"><text:span text:style-name="T59"> </text:span></text:span><text:span text:style-name="CharStyle11"><text:span text:style-name="T59">také prípady, že sa nám nepodarí zistiť, čím bol nemocný otrávený.</text:span></text:span></text:p>
        <text:p text:style-name="P97"><text:span text:style-name="CharStyle11"><text:span text:style-name="T59">Na otravu musíme pomýšľať v každom prí­pade, keď osoba predtým úplne zdravá razom ná­padne onemocnie a je v nebezpečí smrti. Meno­vite ak vieme, že človek onemocnel náhle po užití nejakej potravy, tekutiny alebo akejkoľvek látky, a jestli aj iné osoby, ktoré tej istej látky užily, náhle ochorely.</text:span></text:span></text:p>
        <text:p text:style-name="P97"><text:span text:style-name="CharStyle11"><text:span text:style-name="T59">Najčastejšie príznaky otráv sú: vracanie, hnačka, kŕče, porážky údov, zadúšanie, zmenený puls at</text:span></text:span><text:span text:style-name="CharStyle11"><text:span text:style-name="T91">ď</text:span></text:span><text:span text:style-name="CharStyle11"><text:span text:style-name="T59">.</text:span></text:span></text:p>
        <text:p text:style-name="P97"><text:span text:style-name="CharStyle11"><text:span text:style-name="T59">Často treba sa vypytovať rodiny a známych na pomery otráveného v jeho </text:span></text:span><text:soft-page-break/><text:span text:style-name="CharStyle11"><text:span text:style-name="T59">rodine, v spoloč­nosti a na jeho duševný stav. Ďalej na to, ako </text:span></text:span><text:span text:style-name="CharStyle11"><text:span text:style-name="T2">s</text:span></text:span><text:span text:style-name="CharStyle11"><text:span text:style-name="T59">a dostavily prvé príznaky otravy, či po nejakom pokrme alebo nápoji, či otrávený užil jed náhodou a či si ho zúmyselne pripravil.</text:span></text:span></text:p>
        <text:p text:style-name="P97"><text:span text:style-name="CharStyle11"><text:span text:style-name="T59">Pri otravách často kladú lekárovi otázku, či na čas zachránený zostane pri živote. Pri niekto­rých jedoch lekár môže odpovedať určite, že áno, pri mnohých (plynom uholným, arsenikom, olovom, fosforom) nemožno nikdy predvídať, ako sa skončí otrávenie. Za všeobecné pravidlo platí: čím skorej príde lekár k otrávenému, tým väčšia je nádej, že sa zachráni.</text:span></text:span></text:p>
        <text:p text:style-name="P58"><text:span text:style-name="CharStyle12"><text:span text:style-name="T59"/></text:span></text:p>
        <text:p text:style-name="P84"><text:span text:style-name="CharStyle12"><text:span text:style-name="T59">105. Prvá pomoc pri otravách.</text:span></text:span></text:p>
        <text:p text:style-name="P97"><text:span text:style-name="CharStyle11"><text:span text:style-name="T59"/></text:span></text:p>
        <text:p text:style-name="P196"><text:span text:style-name="CharStyle11"><text:span text:style-name="T59">Pri otrave treba pamätať na tri veci.</text:span></text:span></text:p>
        <text:p text:style-name="P115"><text:span text:style-name="CharStyle11"><text:span text:style-name="T59">1. Treba sa starať, aby sme jed čím skôr od</text:span></text:span><text:span text:style-name="CharStyle21"><text:span text:style-name="T59">stránili </text:span></text:span><text:span text:style-name="CharStyle21"><text:span text:style-name="T34">z</text:span></text:span><text:span text:style-name="CharStyle21"><text:span text:style-name="T59"> tela. Týmto cie</text:span></text:span><text:span text:style-name="CharStyle11"><text:span text:style-name="T2">ľ</text:span></text:span><text:span text:style-name="CharStyle11"><text:span text:style-name="T59">om použijeme nasledu­júcich prostriedkov:</text:span></text:span></text:p>
        <text:p text:style-name="P106"><text:span text:style-name="CharStyle11"><text:span text:style-name="T59">a) Pri ranách otrávenýc</text:span></text:span><text:span text:style-name="CharStyle11"><text:span text:style-name="T2">h</text:span></text:span><text:span text:style-name="CharStyle11"><text:span text:style-name="T59">: úd podviažeme nad i pod ranou, aby sa jed </text:span></text:span><text:span text:style-name="CharStyle11"><text:span text:style-name="T91">ď</text:span></text:span><text:span text:style-name="CharStyle11"><text:span text:style-name="T59">alej po tele neroznášal; ranu vymyjeme, jed vyciciame alebo vypálime (Vi</text:span></text:span><text:span text:style-name="CharStyle11"><text:span text:style-name="T91">ď</text:span></text:span><text:span text:style-name="CharStyle11"><text:span text:style-name="T59"> odstavec „</text:span></text:span><text:span text:style-name="CharStyle11"><text:span text:style-name="T2">O</text:span></text:span><text:span text:style-name="CharStyle11"><text:span text:style-name="T59"> ranách otrávených“, uhryznutie ha­dom); konečne použijeme chemických látok, ktoré jed zničujú a i samo telo rozrušujú (hypermangan, chlorová voda).</text:span></text:span></text:p>
        <text:p text:style-name="P126"><text:span text:style-name="CharStyle11"><text:span text:style-name="T59">b) Pri užití jedu: otrávenému dáme liekov na vracanie.</text:span></text:span></text:p>
        <text:p text:style-name="P162"><text:span text:style-name="CharStyle11"><text:span text:style-name="T59">c) Žalúdok vymyjeme a vypumpujeme.</text:span></text:span></text:p>
        <text:p text:style-name="P134"><text:soft-page-break/><text:span text:style-name="CharStyle11"><text:span text:style-name="T59">d) Preklystierujeme, a síce vtedy, keď my­slíme, že jed dostal sa už do čriev.</text:span></text:span></text:p>
        <text:p text:style-name="P162"><text:span text:style-name="CharStyle11"><text:span text:style-name="T59">e) Dáme takých liekov, ktoré preháňajú.</text:span></text:span></text:p>
        <text:p text:style-name="P163"><text:span text:style-name="CharStyle11"><text:span text:style-name="T59">2. H</text:span></text:span><text:span text:style-name="CharStyle11"><text:span text:style-name="T91">ľ</text:span></text:span><text:span text:style-name="CharStyle11"><text:span text:style-name="T59">adíme jed učini</text:span></text:span><text:span text:style-name="CharStyle21"><text:span text:style-name="T34">ť</text:span></text:span><text:span text:style-name="CharStyle21"><text:span text:style-name="T59"> </text:span></text:span><text:span text:style-name="CharStyle21"><text:span text:style-name="T2">v</text:span></text:span><text:span text:style-name="CharStyle21"><text:span text:style-name="T59"> tele neškodným. To sa stane dávaním takých liekov, ktoré sa spoja s jedom a robia ho nejedovatým alebo menej je­dovatým.</text:span></text:span></text:p>
        <text:p text:style-name="P105"><text:span text:style-name="CharStyle11"><text:span text:style-name="T59">3. Liečime následky otravy.</text:span></text:span></text:p>
        <text:p text:style-name="P97"><text:span text:style-name="CharStyle21"><text:span text:style-name="T59">Pri popálení úst a </text:span></text:span><text:span text:style-name="CharStyle21"><text:span text:style-name="T2">h</text:span></text:span><text:span text:style-name="CharStyle21"><text:span text:style-name="T59">rtana dáme nemocnému slznatých a šliamových nápojov.</text:span></text:span></text:p>
        <text:p text:style-name="P97"><text:span text:style-name="CharStyle21"><text:span text:style-name="T59">Pri zapálení hrtana a gágora a pri nepre</text:span></text:span><text:span text:style-name="CharStyle11"><text:span text:style-name="T59">stajnom vracaní: kúsky ľadu.</text:span></text:span></text:p>
        <text:p text:style-name="P97"><text:span text:style-name="CharStyle21"><text:span text:style-name="T59">Jestli na otráveného vystupuje studený pot a ak chladne, zakrútime ho do teplých plachiet a treme ho, aby sa zohrial.</text:span></text:span></text:p>
        <text:p text:style-name="P97"><text:span text:style-name="CharStyle21"><text:span text:style-name="T59">Pri bezvedomí a v mdlobách uložíme otráve­ného tak, aby plecia a hlava ležaly nižšie, postrie</text:span></text:span><text:span text:style-name="CharStyle11"><text:span text:style-name="T59">kame ho studenou vodou, menovite tvár a hlav</text:span></text:span><text:span text:style-name="CharStyle11"><text:span text:style-name="T91">u </text:span></text:span><text:span text:style-name="CharStyle11"><text:span text:style-name="T59">priložíme mu pod nos etheru a gáfru, </text:span></text:span><text:span text:style-name="CharStyle11"><text:span text:style-name="T91">ď</text:span></text:span><text:span text:style-name="CharStyle11"><text:span text:style-name="T59">alej dáme mu kávy, čaju a liehovín.</text:span></text:span></text:p>
        <text:p text:style-name="P97"><text:span text:style-name="CharStyle21"><text:span text:style-name="T59">Jestli prestáva dýchať, striekame ho studenou vodou, treme octom a zavedieme umelé dýchanie. (Vi</text:span></text:span><text:span text:style-name="CharStyle21"><text:span text:style-name="T91">ď</text:span></text:span><text:span text:style-name="CharStyle21"><text:span text:style-name="T59"> odstavec 96.)</text:span></text:span></text:p>
        <text:p text:style-name="P22"><text:span text:style-name="CharStyle72"><text:span text:style-name="T59"/></text:span></text:p>
        <text:p text:style-name="P90"><text:span text:style-name="CharStyle72"><text:span text:style-name="T59">106. Otravy rastlinami.</text:span></text:span></text:p>
        <text:p text:style-name="P90"><text:span text:style-name="CharStyle26"><text:span text:style-name="T104"/></text:span></text:p>
        <text:h text:style-name="P253" text:outline-level="1"/>
        <text:h text:style-name="P254" text:outline-level="1">Jed <text:s text:c="2"/>Príznaky otravy <text:s/>Pomoc</text:h>
        <text:h text:style-name="P246" text:outline-level="1"/>
        <text:h text:style-name="P246" text:outline-level="1"/>
        <text:h text:style-name="P246" text:outline-level="1">1. Aconitum. O<text:span text:style-name="T138">m</text:span>ej pravý; ľutič; nálep.</text:h>
        <text:h text:style-name="P246" text:outline-level="1"/>
        <text:h text:style-name="P254" text:outline-level="1">Zapálenie a bolesti v ústach a žalúdku. Slinotok. Boľavé prežieranie. Vracanie a hnačka. Tep a dych slabý. Telo studené. Zadržanie moča. Kŕče a obelasenie tel<text:span text:style-name="T138">a.</text:span>­</text:h>
        <text:h text:style-name="P246" text:outline-level="1"/>
        <text:h text:style-name="P254" text:outline-level="1">Liek na vracanie. <text:span text:style-name="T138">V</text:span>ypláknutie žalúd<text:span text:style-name="T138">ka. Dráždivé a posilňujúce nápoje: káva, čaj, víno.</text:span></text:h>
        <text:h text:style-name="P246" text:outline-level="1"/>
        <text:h text:style-name="P254" text:outline-level="1">2. a) Atropin. (Belladonna). Ľuľok; rulík; nadraguľa; vlčia jahoda.</text:h>
        <text:h text:style-name="P246" text:outline-level="1"/>
        <text:h text:style-name="P254" text:outline-level="1">b) Hyosciamus</text:h>
        <text:h text:style-name="P246" text:outline-level="1"><text:span text:style-name="T138">Č</text:span>ierny blen; belian; sviňský bôb.</text:h>
        <text:h text:style-name="P246" text:outline-level="1"/>
        <text:h text:style-name="P250" text:outline-level="1">c) Duboisin.</text:h>
        <text:h text:style-name="P250" text:outline-level="1">d) Datura stramonium.</text:h>
        <text:h text:style-name="P250" text:outline-level="1">Durman bodľavý; bodľavé jablko</text:h>
        <text:h text:style-name="P250" text:outline-level="1"><text:soft-page-break/></text:h>
        <text:h text:style-name="P250" text:outline-level="1"/>
        <text:h text:style-name="P254" text:outline-level="1">Hrdlo schnie a ťažké preg<text:span text:style-name="T138">ĺ</text:span>ganie. Zorničky rozšírené. Koža horúca a suchá. Závrat. Kŕče. Zúrivosť. Bezcitnosť a skleslosť.</text:h>
        <text:h text:style-name="P246" text:outline-level="1"/>
        <text:h text:style-name="P246" text:outline-level="1"/>
        <text:h text:style-name="P254" text:outline-level="1">Liek na vracanie a na hnačku. Vypláknuť žalúdok. Káva, <text:span text:style-name="T138">čaj.</text:span></text:h>
        <text:h text:style-name="P254" text:outline-level="1"/>
        <text:h text:style-name="P246" text:outline-level="1"/>
        <text:h text:style-name="P254" text:outline-level="1">3) Cicuta virosa. Rozpuk; smradlivec jedovatý; vodná mrkev.</text:h>
        <text:h text:style-name="P246" text:outline-level="1"/>
        <text:h text:style-name="P254" text:outline-level="1">Dávenie, bolesti v bruchu; závrat. Rozšírenie zorničky. Kŕče v celom tele. Bez­vedomie.</text:h>
        <text:h text:style-name="P246" text:outline-level="1"/>
        <text:h text:style-name="P246" text:outline-level="1"/>
        <text:h text:style-name="P254" text:outline-level="1">Liek na vra­canie a na hnačku. Drá­ždivé látky: káva, čaj. Vypláknutie ža­lúdka.</text:h>
        <text:h text:style-name="P246" text:outline-level="1"/>
        <text:h text:style-name="P246" text:outline-level="1"/>
        <text:p text:style-name="P265">4. Colchicum autu<text:span text:style-name="T139">m</text:span>nale.</text:p>
        <text:h text:style-name="P246" text:outline-level="1">Ocúň podzimný; naháč; jasienka; dríšťalka.</text:h>
        <text:h text:style-name="P246" text:outline-level="1"/>
        <text:h text:style-name="P254" text:outline-level="1"><text:soft-page-break/>Pálenie v ústach. B<text:span text:style-name="T139">ôľ</text:span> v bruchu. Vracanie a hnačka. Závrat. Omámenie. Zúri­vosť. Slabý tep.</text:h>
        <text:h text:style-name="P246" text:outline-level="1"/>
        <text:h text:style-name="P254" text:outline-level="1">Liek na dá­venie a hnač­ka. Dráždivé nápoje: káva, čaj.</text:h>
        <text:h text:style-name="P246" text:outline-level="1"/>
        <text:h text:style-name="P246" text:outline-level="1"/>
        <text:h text:style-name="P254" text:outline-level="1">5. Conium maculatum. Bolehlav škvrnatý.</text:h>
        <text:h text:style-name="P246" text:outline-level="1"/>
        <text:h text:style-name="P246" text:outline-level="1"/>
        <text:h text:style-name="P254" text:outline-level="1">Suchosť v hrdle, rozšírené zorničky, kŕče. Studené telo. Nehybnosť tela po­rážkou svalov. Ťažký dych.</text:h>
        <text:h text:style-name="P246" text:outline-level="1"/>
        <text:h text:style-name="P246" text:outline-level="1"/>
        <text:h text:style-name="P254" text:outline-level="1">Liek na dá­venie, dráždi­vé nápoje a dráždivé klystiere. Umelé dýchanie. Prí­stup čerstvé­ho vzduchu.</text:h>
        <text:h text:style-name="P246" text:outline-level="1"/>
        <text:h text:style-name="P246" text:outline-level="1"/>
        <text:h text:style-name="P254" text:outline-level="1">6. Cytisus laburn<text:span text:style-name="T139">um</text:span>. Zvolina; ko­zia <text:span text:style-name="T139">ď</text:span>atelina</text:h>
        <text:h text:style-name="P246" text:outline-level="1"/>
        <text:h text:style-name="P246" text:outline-level="1"/>
        <text:h text:style-name="P254" text:outline-level="1">Vracanie a hnačka. Su­chosť v hrdle a smäd. Zá­vrat. Mdloba. Bolesť v bruchu. <text:soft-page-break/>Kŕče v tvári a končatinách. Rozšírenie zorničky. Dusenie.</text:h>
        <text:h text:style-name="P246" text:outline-level="1"/>
        <text:h text:style-name="P254" text:outline-level="1"/>
        <text:h text:style-name="P246" text:outline-level="1"/>
        <text:h text:style-name="P246" text:outline-level="1">Liek na dá­venie. Dráždidlá. Umelé dýchanie.</text:h>
        <text:h text:style-name="P246" text:outline-level="1"/>
        <text:h text:style-name="P246" text:outline-level="1"/>
        <text:p text:style-name="P265"/>
        <text:p text:style-name="P265">7. Digitalis purpurea. Náprstník červený.</text:p>
        <text:p text:style-name="P249"/>
        <text:p text:style-name="P249"/>
        <text:p text:style-name="P265">Dávenie zelených látok. Hnačka a kolika. Závrat. Bolenie hlavy. Hučanie v ušiach. Špatné videnie. Zúrivosť a treštenie. Kŕče. Bezvedomie. Porážka srdca</text:p>
        <text:p text:style-name="P249"/>
        <text:p text:style-name="P249"/>
        <text:p text:style-name="P265">Liek na dá­venie, vypláknutie žalúdka, čierna káva s rumom. Iné dráždidlá: ví<text:span text:style-name="T139">n</text:span>o, ether, gáfor, horčicové semä na podošvy. Studené obkladky na hlavu.</text:p>
        <text:p text:style-name="P249"/>
        <text:p text:style-name="P249"/>
        <text:p text:style-name="P265">8. Secale cornutum. (Ergotin.) Námel. Žito svätojánske.</text:p>
        <text:p text:style-name="P249"/>
        <text:p text:style-name="P249"><text:soft-page-break/></text:p>
        <text:p text:style-name="P265">Vracanie, hnačka. Suché ústa. Slinotok. Závrat Bo­lenie hlavy. Špatné videnie. Treštenie a omámenie.</text:p>
        <text:p text:style-name="P249"/>
        <text:p text:style-name="P249"/>
        <text:p text:style-name="P265">Liek na dá­venie a hnač­ku. Vypláknutie žalúdka. Dráždidlá: víno, káva; ammoniak privoniavať.</text:p>
        <text:p text:style-name="P249"/>
        <text:p text:style-name="P249"/>
        <text:p text:style-name="P265">9. Nicotiana t<text:span text:style-name="T139">a</text:span>bacum. Dohán, tabak.</text:p>
        <text:p text:style-name="P249"/>
        <text:p text:style-name="P249"/>
        <text:p text:style-name="P265">Sucho v hrdle. Dávenie a hnačka. Slinotok. Stu­dená koža. Závrat. Strach. Klopanie srdca. Boleni<text:span text:style-name="T139">e</text:span> hlavy. Kŕče a omámenie.</text:p>
        <text:p text:style-name="P249"/>
        <text:p text:style-name="P249"/>
        <text:p text:style-name="P265">Liek na dá­venie. Drá­ždidlá: čierna káva, čaj. Po­lievanie studenou vodou. Umelé dý­chanie. <text:span text:style-name="T139">Č</text:span>er­stvý vzduch.</text:p>
        <text:p text:style-name="P249">­</text:p>
        <text:p text:style-name="P249"/>
        <text:p text:style-name="P265">10. Nux vomica. Strychnin.</text:p>
        <text:p text:style-name="P249"><text:soft-page-break/></text:p>
        <text:p text:style-name="P249"/>
        <text:p text:style-name="P265">Napäté svaly. Triaška v celom tele. Zakriačené ústa. Kŕče. Dych časom prestáva. Smrť zadusením.</text:p>
        <text:p text:style-name="P249"/>
        <text:p text:style-name="P249"/>
        <text:p text:style-name="P265">Liek <text:span text:style-name="T139">n</text:span>a vra­canie. Vy­<text:span text:style-name="T139">pl</text:span>áknutie ža­lúdka. Drá­ždivé nápoje: káva, čaj, víno. Umelé dýchanie.</text:p>
        <text:p text:style-name="P249"/>
        <text:p text:style-name="P249"/>
        <text:p text:style-name="P265">11. Ópium. Vlčí, planý mak i siaty mak.</text:p>
        <text:p text:style-name="P249"/>
        <text:p text:style-name="P249"/>
        <text:p text:style-name="P265">Dávenie. Bolenie hlavy. Bozčulenost. Závrat. Treštenie. Plachosť pred sve­tlom a hrmotom. Svrbľavosť kože. Slabý dych. Rýchly tep. Smrť porážkou.</text:p>
        <text:p text:style-name="P249"/>
        <text:p text:style-name="P265">Vypláknutie žalúdka. Liek na hnačku. Polievanie studenou vodou. Umelé dýchanie.</text:p>
        <text:p text:style-name="P249"/>
        <text:p text:style-name="P249"/>
        <text:p text:style-name="P265">12. Sabina. Chvojka.</text:p>
        <text:p text:style-name="P249"><text:soft-page-break/></text:p>
        <text:p text:style-name="P249"/>
        <text:p text:style-name="P265">Po niekoľkých hodinách vracanie chvojkou páchnu­cich látok. Silenie na moč a krvavý moč. Kŕče. Ne­hybnosť tela. Dakedy zápal brušnej blany.</text:p>
        <text:p text:style-name="P249"/>
        <text:p text:style-name="P249"/>
        <text:p text:style-name="P265">Liek na dá­venie. Vypláknutie ža­lúdka. Drá­ždidlá.</text:p>
        <text:p text:style-name="P249"/>
        <text:p text:style-name="P249"/>
        <text:p text:style-name="P265">13. Santonin. Semen cinae.</text:p>
        <text:p text:style-name="P249"/>
        <text:p text:style-name="P249"/>
        <text:p text:style-name="P265">Predmety zdajú sa žltými. Vracanie. Závrat a bo­lenie hlavy. Nepokoj. Triaš­ka údov. Kŕče. Zakriačené zuby. Veľký pot. Bezve­domie. Smrť.</text:p>
        <text:p text:style-name="P249"/>
        <text:p text:style-name="P265">Liek na dávenie a hnač­ku. Dráždivé nápoje a tre­nie tela.</text:p>
        <text:p text:style-name="P249"/>
        <text:p text:style-name="P249"/>
        <text:p text:style-name="P249"/>
        <text:p text:style-name="P249"/>
        <text:p text:style-name="P265">14. Solan<text:span text:style-name="T140">u</text:span>m nigrim. Lilek <text:span text:style-name="T141">č</text:span>ierny; psie víno.</text:p>
        <text:p text:style-name="P249"><text:soft-page-break/></text:p>
        <text:p text:style-name="P251">Vracanie a hnačka. Studená, mokrá koža. Rýchly tep a dych.</text:p>
        <text:p text:style-name="P251"/>
        <text:p text:style-name="P251">Vyčerpanie žalúdka. Lieky na vracanie a hnačku. Dráždidlá vnútorné a zovnútorné.</text:p>
        <text:p text:style-name="P251"/>
        <text:p text:style-name="P249"/>
        <text:p text:style-name="P265">15. Veratrum album. Čemerica biela.</text:p>
        <text:p text:style-name="P249"/>
        <text:p text:style-name="P251">Pálenie v hrdle. Slinotok. Bolesti v žalúdku. Dávanie a hnačka. Trhanie v tele. Slabý dych a tep. Závrat. Bolenie hlavy. Bezcitnosť a mdloba.</text:p>
        <text:p text:style-name="P249"/>
        <text:p text:style-name="P249"/>
        <text:p text:style-name="P249"/>
        <text:p text:style-name="P252">107. Otravy hubami a pliesňami</text:p>
        <text:p text:style-name="P252"/>
        <text:p text:style-name="P298">Všetky jedo­vaté huby.</text:p>
        <text:p text:style-name="P265"><text:bookmark text:name="bookmark1"/></text:p>
        <text:p text:style-name="P251">Slinenie. Vracanie a hnačka. Špatné videnie. Kŕče. Ospanlivosť. Otrava podobná otrave arsenikom alebo cholere. Smrť hrozí porážkou srdca.</text:p>
        <text:p text:style-name="P251"/>
        <text:p text:style-name="P251"><text:soft-page-break/>Lienk na vracanie. Na hnačku ricinový olej. Čierna káva. Umelé dýchanie.</text:p>
        <text:p text:style-name="P251"/>
        <text:p text:style-name="P251"/>
        <text:h text:style-name="P300" text:outline-level="1"><text:bookmark-start text:name="bookmark21"/>108. Otravy kyselinami.<text:bookmark-end text:name="bookmark21"/></text:h>
        <text:h text:style-name="P247" text:outline-level="1"/>
        <text:h text:style-name="P247" text:outline-level="1"/>
        <text:h text:style-name="P300" text:outline-level="1">Kyselina sírová, dusičná, chromová, chlorovodí<text:span text:style-name="T140">ková</text:span></text:h>
        <text:h text:style-name="P247" text:outline-level="1"/>
        <text:h text:style-name="P247" text:outline-level="1"/>
        <text:h text:style-name="P300" text:outline-level="1">Popálenie úst a hrtana. Bolest<text:span text:style-name="T142">i</text:span> pri, preg<text:span text:style-name="T142">ĺ</text:span>ganí a v žalúdku. Vracanie krvavých látok. Veľký smäd. Zachrípnutie. Skleslosť.</text:h>
        <text:h text:style-name="P247" text:outline-level="1"/>
        <text:h text:style-name="P247" text:outline-level="1"/>
        <text:h text:style-name="P300" text:outline-level="1">Kyslé látky rozriedime a premeníme ich na lúhovité, a síce: roztokom magnesie, kriedy, sódou alebo mydlo­vou vodou. Bielok s vo­dou. Na dá­venie nesvobodno dávať.</text:h>
        <text:h text:style-name="P304" text:outline-level="1"/>
        <text:h text:style-name="P248" text:outline-level="1"/>
        <text:h text:style-name="P248" text:outline-level="1"><text:bookmark-start text:name="bookmark3"/>109. Otravy alkaliam<text:bookmark-end text:name="bookmark3"/><text:span text:style-name="T142">i</text:span></text:h>
        <text:h text:style-name="P248" text:outline-level="1"/>
        <text:h text:style-name="P248" text:outline-level="1"/>
        <text:h text:style-name="P304" text:outline-level="1"><text:soft-page-break/>Lúh sódnatý a draselnatý. Ammoniak. <text:span text:style-name="T142">Vápno.</text:span></text:h>
        <text:h text:style-name="P248" text:outline-level="1"/>
        <text:h text:style-name="P248" text:outline-level="1"/>
        <text:h text:style-name="P304" text:outline-level="1">Popálenie a bolesti v ústach a v hrtane. Vracanie krvavých látok. Krvavá stolica. Ostatné príznaky ako u kyselín.</text:h>
        <text:h text:style-name="P248" text:outline-level="1"/>
        <text:h text:style-name="P248" text:outline-level="1"/>
        <text:h text:style-name="P304" text:outline-level="1">Dáme kyslých nápojov: octu, citr<text:span text:style-name="T142">o</text:span>nu a pod. Mnoho mlieka, olejnatých látok a bielok s vodou. Na dávenie nesvobodno dávať.</text:h>
        <text:h text:style-name="P248" text:outline-level="1"/>
        <text:h text:style-name="P248" text:outline-level="1">­</text:h>
        <text:p text:style-name="P265">110. Otravy inými jedmi.</text:p>
        <text:p text:style-name="P249"/>
        <text:p text:style-name="P265">1. Arsenik a jeho slúčeniny.</text:p>
        <text:p text:style-name="P249"/>
        <text:p text:style-name="P249"/>
        <text:p text:style-name="P265">Príznaky dostavujú sa za <text:span text:style-name="T142">1/2</text:span><text:span text:style-name="T143">—</text:span>1 hodin<text:span text:style-name="T142">u</text:span>. Vracanie. Smäd. Suchota a škra­banie v ústach. Bolavé preg<text:span text:style-name="T142">ĺ</text:span>ganie. Krvavá stolica a moč. Závrat. Bolesť hlavy a údov. Telo chladné. Kŕče. Porážka tela.</text:p>
        <text:p text:style-name="P249"/>
        <text:p text:style-name="P249"/>
        <text:p text:style-name="P265"><text:soft-page-break/>Mlieko, mast­né nápoje a oleje. Vypláknutie ža­lúdka. Liek na hnačku. Lúhovitých, bielkovitých a kyslých ná­pojov nesvo-bodno dávať (bielok, voda octová a p.).</text:p>
        <text:p text:style-name="P249"/>
        <text:p text:style-name="P249"/>
        <text:p text:style-name="P265">2. Karbol.</text:p>
        <text:p text:style-name="P249"/>
        <text:p text:style-name="P249"/>
        <text:p text:style-name="P265">Bolesť v bruchu. Dávenie a vracanie. Moč tmavo­zelený. Bezvedomie. Ústa a hrtan biele.</text:p>
        <text:p text:style-name="P249"/>
        <text:p text:style-name="P249"/>
        <text:p text:style-name="P265">Liek na vra­canie. Bielok s vodou. Vá­penná voda <text:span text:style-name="T142">s</text:span> cukrom. Mlieko a <text:span text:style-name="T142">š</text:span>liamovité nápoje. Umelé dý­chanie.</text:p>
        <text:p text:style-name="P249"/>
        <text:p text:style-name="P249"/>
        <text:p text:style-name="P265">3. Kreosot.</text:p>
        <text:p text:style-name="P249"/>
        <text:p text:style-name="P249"/>
        <text:p text:style-name="P265">V ústach vredy. Slinotok. Pálčivosť v hrdle a v ža­lúdku. Dávenie. Zadržanie moča. Bolesť hlavy a v ľadvách.</text:p>
        <text:p text:style-name="P249"><text:soft-page-break/></text:p>
        <text:p text:style-name="P249"/>
        <text:p text:style-name="P265">Lieky ako u karbolu.</text:p>
        <text:p text:style-name="P265"/>
        <text:p text:style-name="P249"/>
        <text:p text:style-name="P265">4. Meď.</text:p>
        <text:p text:style-name="P249"/>
        <text:p text:style-name="P265">Zapálenie žalúdka a čriev. Dávenie zelených, me<text:span text:style-name="T142">ď</text:span>ou zapáchajúcich hmôt. Ko­lika. Silenie na stolicu. Stolica modrá, zelená a krvavá. Slabosti od srdca a závrat. Kŕče. Neskoršie žltačka.</text:p>
        <text:p text:style-name="P249"/>
        <text:p text:style-name="P249"/>
        <text:p text:style-name="P265">Liek na dá­venie. Mlieko Bielok. Magnesia. Olejovitých látok dať nesvobodno.</text:p>
        <text:p text:style-name="P249"/>
        <text:p text:style-name="P249"/>
        <text:p text:style-name="P265">5. Cyankali. Kyselina psotná.</text:p>
        <text:p text:style-name="P249"/>
        <text:p text:style-name="P249"/>
        <text:p text:style-name="P265">Kŕčovité dýchanie a zvíjavé kŕče. Bezcitnosť. Po­rážka srdca a pľúc. Bez­vedomie. Rozšírenie zor­ničky. Dych páchne hor­kými mandľami.</text:p>
        <text:p text:style-name="P249"/>
        <text:p text:style-name="P249"><text:soft-page-break/></text:p>
        <text:p text:style-name="P265">Liek na dá­venie. Vypláknutie žalúdka. Piť mnoho vody. Roztok chlorového vápna Dráždidlá.</text:p>
        <text:p text:style-name="P249"/>
        <text:p text:style-name="P249"/>
        <text:p text:style-name="P249"/>
        <text:p text:style-name="P265">6. Olej krotonský.</text:p>
        <text:p text:style-name="P249"/>
        <text:p text:style-name="P249"/>
        <text:p text:style-name="P265">Prudká hnačka a vracanie. Pálenie v ústach. Závrat. Pot. Obelasenie tela. Bez­vedomie. Smrť zadusením.</text:p>
        <text:p text:style-name="P249"/>
        <text:p text:style-name="P249"/>
        <text:p text:style-name="P265">Ľad a ľadová voda Mlieko a šliamové nápoje.</text:p>
        <text:p text:style-name="P249"/>
        <text:p text:style-name="P249"/>
        <text:p text:style-name="P265">7. Živé strie­bro a jehoslúčeniny. (Sublimat, kalomel at<text:span text:style-name="T144">ď</text:span>.)</text:p>
        <text:p text:style-name="P249"/>
        <text:p text:style-name="P249"/>
        <text:p text:style-name="P265">Vracanie. Popálené ústa. Bolesti v bruchu. Silenie na stolicu a na moč. Kr­vavá stolica. Bolestivé mo­čenie. Kŕče a chraptivý spánok.</text:p>
        <text:p text:style-name="P249"><text:soft-page-break/></text:p>
        <text:p text:style-name="P249"/>
        <text:p text:style-name="P265">Najprv bielok vo vode a po­tom lieky na dávenie. Hoj­ne mlieka.</text:p>
        <text:p text:style-name="P249"/>
        <text:p text:style-name="P245"><text:span text:style-name="CharStyle26"><text:span text:style-name="T104"/></text:span></text:p>
        <text:p text:style-name="P45"><text:span text:style-name="CharStyle12"><text:span text:style-name="T59">111. Otravy potravinami</text:span></text:span><text:span text:style-name="CharStyle12"><text:span text:style-name="T2">.</text:span></text:span></text:p>
        <text:p text:style-name="P97"><text:span text:style-name="CharStyle11"><text:span text:style-name="T59"/></text:span></text:p>
        <text:p text:style-name="P196"><text:span text:style-name="CharStyle11"><text:span text:style-name="T59">Každý pokrm môže zapríčiniť otravu, a síce tak, že bu</text:span></text:span><text:span text:style-name="CharStyle11"><text:span text:style-name="T67">ď</text:span></text:span><text:span text:style-name="CharStyle11"><text:span text:style-name="T59"> sa sám zkazí, alebo nachádzajú sa v ňom otravné látky. Sú i také otravy, keď z omylu užijeme nejakú potravu, ktorá je od prírody jedo­vatá (huby). Konečne môže byť pokrm tak pri</text:span></text:span><text:span text:style-name="CharStyle46"><text:span text:style-name="T59">pravený, že otravy ani chuťou, ani vôňou nepo­známe (virštle, jaternice, klobásky, saláma a pod.).</text:span></text:span></text:p>
        <text:p text:style-name="P97"><text:span text:style-name="CharStyle11"><text:span text:style-name="T59">Potraviny, menovite potraviny s octom, s ky­slým ovocím pripravené </text:span></text:span><text:span text:style-name="CharStyle11"><text:span text:style-name="T67">j</text:span></text:span><text:span text:style-name="CharStyle11"><text:span text:style-name="T59">edlá môžu sa stať otrav­nými, keď dlhší čas stoja v medených nádobách, alebo voda, ktorá tečie olovenými rúrami.</text:span></text:span></text:p>
        <text:p text:style-name="P45"><text:span text:style-name="CharStyle12"><text:span text:style-name="T59"/></text:span></text:p>
        <text:p text:style-name="P72"><text:span text:style-name="CharStyle12"><text:span text:style-name="T59">112. Otrava klobásovým jedom.</text:span></text:span></text:p>
        <text:p text:style-name="P4"><text:span text:style-name="CharStyle8"><text:span text:style-name="T59">(Botulismus, allantiasis.)</text:span></text:span></text:p>
        <text:p text:style-name="P97"><text:span text:style-name="CharStyle11"><text:span text:style-name="T59"/></text:span></text:p>
        <text:p text:style-name="P196"><text:span text:style-name="CharStyle11"><text:span text:style-name="T59">Otravu údenárskymi výrobkami (klobásami, jaternicami, salámami, viršt</text:span></text:span><text:span text:style-name="CharStyle11"><text:span text:style-name="T2">l</text:span></text:span><text:span text:style-name="CharStyle11"><text:span text:style-name="T59">ami, mäsom at</text:span></text:span><text:span text:style-name="CharStyle11"><text:span text:style-name="T67">ď</text:span></text:span><text:span text:style-name="CharStyle11"><text:span text:style-name="T59">.) za­príčiňuje zvláštny bacil</text:span></text:span><text:span text:style-name="CharStyle11"><text:span text:style-name="T2">l</text:span></text:span><text:span text:style-name="CharStyle11"><text:span text:style-name="T59">: bacillus botulinus. Tento bacill žije, </text:span></text:span><text:soft-page-break/><text:span text:style-name="CharStyle11"><text:span text:style-name="T59">rozmnožuje sa menovite v takých po­travinách, ktoré dlhší čas stoja a nahnívajú. Preto otrava klobásovým jedom nikdy sa neprihodí, keď požijeme čerstvých výrobkov údenárskych a čer­stvého mäsa.</text:span></text:span></text:p>
        <text:p text:style-name="P97"><text:span text:style-name="CharStyle11"><text:span text:style-name="T59">Často vídame, že dvaja ľudia, ktorí užili na pr. z jedného kusa klobásy, neotrávili sa obaja, ale len jeden. Príčinou toho je, že často len v istej čiastke klobásy nachodia sa bacilly otravy. Meno­vite veľké kusy mäsa, nachádzajúce sa v prostriedku klobásy, sú otravné, a to preto, lebo taký kus ťažko sa uvarí a bacilly ťažko sa zničia.</text:span></text:span></text:p>
        <text:p text:style-name="P97"><text:span text:style-name="CharStyle11"><text:span text:style-name="T59">Jedovatý pokrm býva farby šedivo-zelenej, je nakyslastej a príkrej chuti, páchne ako zhnilý syr a je mľazgavý, mäkký.</text:span></text:span></text:p>
        <text:p text:style-name="P97"><text:span text:style-name="CharStyle11"><text:span text:style-name="T59">Otrava táto vyskytuje sa nielen v údenár­skych výrobkoch a mäse, ale i v konservách, ry­bách a šunke.</text:span></text:span></text:p>
        <text:p text:style-name="P97"><text:span text:style-name="CharStyle21"><text:span text:style-name="T59">Príznaky otravy zjavia sa v pár hodinách po požití zkazenej potravy. Otrávený osmutnie, v ža­lúdku ho tlačí, vracia a dostane hnačku. Neskoršie dostaví sa závrat, mdloba a slabosť; nemocný zle vidí, ťažko prežiera, ztráca výrečnosť, cíti strašné sucho v ústach a v hrdle. Srdce mu bije voľne a slabo. Neskoršie dostaví sa tvrdošijné zapečenie.</text:span></text:span></text:p>
        <text:p text:style-name="P97"><text:span text:style-name="CharStyle11"><text:span text:style-name="T59">Ľahšie prípady sa ovšem vylieča. Ťažko otrá­vený za krátky čas padne do bezvedomia a za týždeň, najviac za tri umiera.</text:span></text:span></text:p>
        <text:p text:style-name="P97"><text:span text:style-name="CharStyle11"><text:span text:style-name="T59">Aby sa človek otrávil, dostačí poži</text:span></text:span><text:span text:style-name="CharStyle11"><text:span text:style-name="T67">ť</text:span></text:span><text:span text:style-name="CharStyle11"><text:span text:style-name="T59"> malinký kúsok mäsa, koliesko salámy. Z toho súdime, že bacillus botulinus rozmnožuje sa v útrobách ľud­ských a tým </text:span></text:span><text:soft-page-break/><text:span text:style-name="CharStyle11"><text:span text:style-name="T59">sa otrava zväčšuje.</text:span></text:span></text:p>
        <text:p text:style-name="P97"><text:span text:style-name="CharStyle11"><text:span text:style-name="T59">Proti otrave zkazeným mäsom najlepšou ochra­nou je, keď každé mäso a menovite všetky úde­nárske výrobky dobre uvaríme alebo upečiem</text:span></text:span><text:span text:style-name="CharStyle21"><text:span text:style-name="T2">e</text:span></text:span><text:span text:style-name="CharStyle21"><text:span text:style-name="T59">; takto bacill zahynie. Ďalej vyhneme otrave tak, keď len čerstvé mäso a údeniny kúpime a keď surových nepožijeme.</text:span></text:span></text:p>
        <text:p text:style-name="P97"><text:span text:style-name="CharStyle11"><text:span text:style-name="T59">Otravu liečime takt</text:span></text:span><text:span text:style-name="CharStyle11"><text:span text:style-name="T2">o</text:span></text:span><text:span text:style-name="CharStyle11"><text:span text:style-name="T59">: Hne</text:span></text:span><text:span text:style-name="CharStyle11"><text:span text:style-name="T67">ď</text:span></text:span><text:span text:style-name="CharStyle11"><text:span text:style-name="T59"> po zbadaní ne­mocnému dáme na vracanie a na hnačku (ricínový olej, odvar matkových lístkov, kalomel) a hne</text:span></text:span><text:span text:style-name="CharStyle11"><text:span text:style-name="T67">ď</text:span></text:span><text:span text:style-name="CharStyle11"><text:span text:style-name="T59"> ho preklystierujeme. Jestli je otrávený veľmi skleslý, dáme mu čiernej kávy, čaju alebo trochu liehovín. Potom okamžite pošleme pre lekára a oznámime mu, čo sa stalo. Vyvracané zbytky pokrmov od­ložíme a ukážeme lekárovi.</text:span></text:span></text:p>
        <text:p text:style-name="P46"><text:span text:style-name="CharStyle12"><text:span text:style-name="T59"/></text:span></text:p>
        <text:p text:style-name="P73"><text:span text:style-name="CharStyle12"><text:span text:style-name="T59">113. Otravy plyn</text:span></text:span><text:span text:style-name="CharStyle12"><text:span text:style-name="T10">am</text:span></text:span><text:span text:style-name="CharStyle12"><text:span text:style-name="T59">i.</text:span></text:span></text:p>
        <text:p text:style-name="P4"><text:span text:style-name="CharStyle8"><text:span text:style-name="T59">(Zahorenie.)</text:span></text:span></text:p>
        <text:p text:style-name="P47"><text:span text:style-name="CharStyle11"><text:span text:style-name="T59">1. Otrava kysličníkom uhoľnatým (CO).</text:span></text:span></text:p>
        <text:p text:style-name="P97"><text:span text:style-name="CharStyle11"><text:span text:style-name="T59">Otrava plynom najčastejšie stáva sa u chu­dobných ľudí, ktorí, kúriac z večera uhlím alebo drevom, zavierajú záklopky na rúrach do komína, aby im vraj do rána teplo neušlo a pec aby im</text:span></text:span><text:span text:style-name="CharStyle40"><text:span text:style-name="T59"> </text:span></text:span><text:span text:style-name="CharStyle11"><text:span text:style-name="T59">dlho hriala. V peci býva ešte žeravé, neprehorené uhlie, ktoré začne tlieť, lebo pec dobre „neťahá“, či pahraba nemá dostatok čerstvého povetria, a v tomto páde neúplným a nedokonalým spaľo­vaním a zhorením uhlia, dreva, koksu tvorí sa plyn náramne jedovatý a otravný, ktorý sa me­nuje v lučbe kysličníkom uhoľnatým (CO). Tento plyn </text:span></text:span><text:soft-page-break/><text:span text:style-name="CharStyle11"><text:span text:style-name="T59">vyrába sa temer pri každom spaľovaní dreva a kamenného uhlia, ale uchodí s ostatnými plynmi a dymom do komína. Ke</text:span></text:span><text:span text:style-name="CharStyle11"><text:span text:style-name="T67">ď</text:span></text:span><text:span text:style-name="CharStyle11"><text:span text:style-name="T59"> zavreme záklopku na rúre, plyn valí sa do izby, ukladá sa po zemi a vždy vyššie a vyššie, kým pahraba nezhasne. Ľudia, ktorí v takejto izbe spia blízko zeme, skorej sa otrávia, ako </text:span></text:span><text:span text:style-name="CharStyle11"><text:span text:style-name="T10">ľ</text:span></text:span><text:span text:style-name="CharStyle11"><text:span text:style-name="T59">udia, ktorí ležia vyššie a ešte dý­chajú plyn smiešaný s povetrím. Tento plyn je bez farby a bez zápachu. Na šťastie pri nedokonalom spaľovaní tvoria sa i iné plyny a smiešajú sa s ky­sličníkom uhoľnatým, a len zápachom týchto iných plynov bývame upozornení na nešťastie, ktoré hrozí obyvateľom izby.</text:span></text:span></text:p>
        <text:p text:style-name="P97"><text:span text:style-name="CharStyle11"><text:span text:style-name="T59">Ale kysličník uhoľnatý ešte aj inokedy môže vniknúť do izby, menovite keď rúry a komíny za­pchajú sa sadzou, keď sa prach na peci pomaly spaľuje, keď sú pece zle postavené, keď gazdiny hladia bielizeň hladičkou, v ktorej horí drevené uhlie, keď sa nové príbytky sušia železnými piec­kami bez dveriec, keď lampy čadia; </text:span></text:span><text:span text:style-name="CharStyle11"><text:span text:style-name="T67">ď</text:span></text:span><text:span text:style-name="CharStyle11"><text:span text:style-name="T59">alej vo fa­brikách, u plechárov, ktorí pri nitovaní používajú dreveného uhlia; pri osvetľovaní plynom, keď rúra pukne a z nej plyn uniká do príbytku, at</text:span></text:span><text:span text:style-name="CharStyle11"><text:span text:style-name="T67">ď</text:span></text:span><text:span text:style-name="CharStyle11"><text:span text:style-name="T59">.</text:span></text:span></text:p>
        <text:p text:style-name="P97"><text:span text:style-name="CharStyle11"><text:span text:style-name="T59">Plyn tento stáva sa otravným vtedy, keď ho je v povetrí </text:span></text:span><text:span text:style-name="CharStyle11"><text:span text:style-name="T10">1 %</text:span></text:span><text:span text:style-name="CharStyle11"><text:span text:style-name="T59"> t</text:span></text:span><text:span text:style-name="CharStyle11"><text:span text:style-name="T2">.</text:span></text:span><text:span text:style-name="CharStyle11"><text:span text:style-name="T59"> j. keď v 100 litroch povetria je 1 liter kysličníku uhoľnatého.</text:span></text:span></text:p>
        <text:p text:style-name="P97"><text:span text:style-name="CharStyle11"><text:span text:style-name="T59">Známo je, že z ľudí, ktorí ležali v jednom príbytku, niektorí sa otrávili, iní sa lekárskou pomocou zachránili. Ako pri iných otravách, i tu rozhoduje zdravie, sila a náklonnosť človeka k otrave. Deti a chorí ľudia obyčajne skorej sa otrávia, ako ľudia zdraví.</text:span></text:span></text:p>
        <text:p text:style-name="P97"><text:soft-page-break/><text:span text:style-name="CharStyle11"><text:span text:style-name="T59">Otrava kysličníkom uhoľnatým ukazuje sa takto: Otrávený zpočiatku cíti teplotu v tvári, potom bolenie hlavy, hučanie v ušiach, strach, závrat a vracia; inokedy je nepokojný, rozč</text:span></text:span><text:span text:style-name="CharStyle11"><text:span text:style-name="T2">ú</text:span></text:span><text:span text:style-name="CharStyle11"><text:span text:style-name="T59">lený a začne zúri</text:span></text:span><text:span text:style-name="CharStyle11"><text:span text:style-name="T2">ť</text:span></text:span><text:span text:style-name="CharStyle11"><text:span text:style-name="T59">, potom prestáva dýchať, má slabý a rýchly puls a upáda do bezvedomia. Otrávený do­stane kŕče, v tvári obelasie, chrčí a konečne mu ochrnú všetky svaly, i nastane smrť o niekoľko hodín</text:span></text:span><text:span text:style-name="CharStyle11"><text:span text:style-name="T2">.</text:span></text:span></text:p>
        <text:p text:style-name="P97"><text:span text:style-name="CharStyle11"><text:span text:style-name="T59">Zachránení ľudia, preberúc sa z bezvedomia, sú slabí, majú veľké bolenie hlavy, ztrácajú pa­mäť a neraz zúria. Inokedy zblbnú a dostávajú kŕče, podobné zrádniku, a cukrovú nemoc. Krv otrávených týmto plynom býva farby čerešňovej.</text:span></text:span></text:p>
        <text:p text:style-name="P97"><text:span text:style-name="CharStyle21"><text:span text:style-name="T59">Ako pomáhať otrávenému?</text:span></text:span></text:p>
        <text:p text:style-name="P97"><text:span text:style-name="CharStyle11"><text:span text:style-name="T59">Úradné predpisy o ošetrovaní osôb, ktoré sa jedovatými plynmi otrávily, nakladajú:</text:span></text:span></text:p>
        <text:p text:style-name="P126"><text:span text:style-name="CharStyle11"><text:span text:style-name="T59">1. Medzi otravné plyny, okrem kysl</text:span></text:span><text:span text:style-name="CharStyle11"><text:span text:style-name="T67">i</text:span></text:span><text:span text:style-name="CharStyle21"><text:span text:style-name="T10">č</text:span></text:span><text:span text:style-name="CharStyle21"><text:span text:style-name="T59">n</text:span></text:span><text:span text:style-name="CharStyle21"><text:span text:style-name="T67">í</text:span></text:span><text:span text:style-name="CharStyle21"><text:span text:style-name="T59">ka uhoľ­natého z uhlia neúplne spáleného, patrí i kyselina uhličitá</text:span></text:span><text:span text:style-name="CharStyle11"><text:span text:style-name="T59">, ktorá sa tvorí pri kvasení vína, piva, muštu; </text:span></text:span><text:span text:style-name="CharStyle11"><text:span text:style-name="T67">ď</text:span></text:span><text:span text:style-name="CharStyle11"><text:span text:style-name="T59">alej svietiplyn, potom výpary ky­selín (dusičnej, sírovej a iných), výpary lúhu, plyny v studniach, jamách a kanáloch.</text:span></text:span></text:p>
        <text:p text:style-name="P117"><text:span text:style-name="CharStyle11"><text:span text:style-name="T59">2. Otrávenú osobu ihne</text:span></text:span><text:span text:style-name="CharStyle11"><text:span text:style-name="T67">ď</text:span></text:span><text:span text:style-name="CharStyle11"><text:span text:style-name="T59"> vynesieme na čerstvé povetrie, prv však otvoríme dvere a obloky, aby nastal prievan.</text:span></text:span></text:p>
        <text:p text:style-name="P133"><text:span text:style-name="CharStyle11"><text:span text:style-name="T59">3. Jestli záchranca vstupuje do jám a studien, naplnených otravnými plynmi, nech prv naleje ta bu</text:span></text:span><text:span text:style-name="CharStyle11"><text:span text:style-name="T67">ď</text:span></text:span><text:span text:style-name="CharStyle11"><text:span text:style-name="T59"> vápennej vody, alebo nech spustí horiacu slamu, </text:span></text:span><text:soft-page-break/><text:span text:style-name="CharStyle11"><text:span text:style-name="T59">stružliny a pod.</text:span></text:span></text:p>
        <text:p text:style-name="P133"><text:span text:style-name="CharStyle11"><text:span text:style-name="T59">4. Ochranca nech sa spúšťa po rebríku, uvia­zaný okolo pása povrazom a druhý povraz nech drží v ruke, ktorým dá znamenie v nebezpečen­stve, ktoré nastáva vtedy, ak lampa alebo svieca zhasne.</text:span></text:span></text:p>
        <text:p text:style-name="P101"><text:span text:style-name="CharStyle11"><text:span text:style-name="T59">5. Otráveného odnesieme do príhodného prí­bytku (v zime) a uložíme ho s povýšenou hlavou na zem.</text:span></text:span></text:p>
        <text:p text:style-name="P117"><text:span text:style-name="CharStyle11"><text:span text:style-name="T59">6. Na hlavu prikladajú sa studené obkladky a polieva sa studenou vodou. Ostatné telo zakrú­time do studených plachiet. Umývať octom a kvapnutie octu do úst je prospešné.</text:span></text:span></text:p>
        <text:p text:style-name="P103"><text:span text:style-name="CharStyle11"><text:span text:style-name="T59">7. Zavedie sa umelé dýchanie (Viď </text:span></text:span><text:span text:style-name="CharStyle11"><text:span text:style-name="T2">od</text:span></text:span><text:span text:style-name="CharStyle11"><text:span text:style-name="T59">st</text:span></text:span><text:span text:style-name="CharStyle11"><text:span text:style-name="T2">av</text:span></text:span><text:span text:style-name="CharStyle11"><text:span text:style-name="T59">ec 96.) a všetky dráždivé pokusy.</text:span></text:span></text:p>
        <text:p text:style-name="P117"><text:span text:style-name="CharStyle11"><text:span text:style-name="T59">8. Prebratého uložíme v teplej izbe s pový­šenou hlavou na posteli a pozorujeme ho, aby znovu neupadol do bezvedomia.</text:span></text:span></text:p>
        <text:p text:style-name="P97"><text:span text:style-name="CharStyle11"><text:span text:style-name="T59">Rozumie sa samo sebou, že k otrávenému za­voláme lekára.</text:span></text:span></text:p>
        <text:p text:style-name="P42"><text:span text:style-name="CharStyle11"><text:span text:style-name="T59"/></text:span></text:p>
        <text:p text:style-name="P74"><text:span text:style-name="CharStyle11"><text:span text:style-name="T59">2. Otrava svietivým plynom.</text:span></text:span></text:p>
        <text:p text:style-name="P97"><text:span text:style-name="CharStyle11"><text:span text:style-name="T59"/></text:span></text:p>
        <text:p text:style-name="P196"><text:span text:style-name="CharStyle11"><text:span text:style-name="T59">Otrava svietivým plynom je vlastne otrava kysličníkom uho</text:span></text:span><text:span text:style-name="CharStyle11"><text:span text:style-name="T10">ľ</text:span></text:span><text:span text:style-name="CharStyle11"><text:span text:style-name="T59">natým, a tak všetko, čo sme po­vedali o tomto, platí tiež o svietivom plyne. Ne­šťastie prihodí sa v príbytku, kde osvetľujú týmto plynom, a to tak, že buď nezavrú kohútik, alebo rúra pukne a škárou vniká plyn do príbytku. Je veľké šťastie, že svietivý plyn veľmi zapácha a tým prezradzuje sa jeho prítomnosť v povetrí prí­bytku. </text:span></text:span><text:soft-page-break/><text:span text:style-name="CharStyle11"><text:span text:style-name="T59">Avšak st</text:span></text:span><text:span text:style-name="CharStyle11"><text:span text:style-name="T10">a</text:span></text:span><text:span text:style-name="CharStyle11"><text:span text:style-name="T59">ly sa otravy svietivým plynom bez toho, že by ho boli obyvatelia zavoňali. To stáva sa v takých prípadoch, keď rúra pukne pod zemou a plyn preniká čez zem do príbytku, čím ztráca svoj zápach.</text:span></text:span></text:p>
        <text:p text:style-name="P97"><text:span text:style-name="CharStyle11"><text:span text:style-name="T59">Svietivý plyn je výbušný plyn. Ke</text:span></text:span><text:span text:style-name="CharStyle11"><text:span text:style-name="T67">ď</text:span></text:span><text:span text:style-name="CharStyle11"><text:span text:style-name="T59"> ho je totiž isté percento v povetrí príbytku a keď do takejto izby vkročíme so svetlom, alebo si chcenie zápalkou posvietiť, razom nastáva výbuch, ktorý nielen že môže usmrtiť všetkých prítomných, ale môže i steny a dom rozbúrať.</text:span></text:span></text:p>
        <text:p text:style-name="P97"><text:span text:style-name="CharStyle11"><text:span text:style-name="T2">Je</text:span></text:span><text:span text:style-name="CharStyle11"><text:span text:style-name="T59">stli teda vstupujeme do izby, kde sa stala otrava svietivým plynom, nikdy nezapaľujme svetla, ale prejdime popri stenách k obloku a do korán ho otvorme, podobne i dvere, a keď sa povetrie prievanom prečistí, otráveným poskytneme prvej pomoci, ako sme to vyššie opísali. Ešte treba po­znamenať, aby sme pri otrave svietivým plynom nemarili času trením a inými dráždivými pro­striedkami, ale ihneď zaveďme umelé dýchanie.</text:span></text:span></text:p>
        <text:p text:style-name="P94"><text:span text:style-name="CharStyle8"><text:span text:style-name="T59"/></text:span></text:p>
        <text:p text:style-name="P228"><text:span text:style-name="CharStyle8"><text:span text:style-name="T59">114. Otrava liehom (alkoholom, </text:span></text:span><text:span text:style-name="CharStyle8"><text:span text:style-name="T2">š</text:span></text:span><text:span text:style-name="CharStyle8"><text:span text:style-name="T59">piritusom.)</text:span></text:span></text:p>
        <text:p text:style-name="P97"><text:span text:style-name="CharStyle11"><text:span text:style-name="T59"/></text:span></text:p>
        <text:p text:style-name="P196"><text:span text:style-name="CharStyle11"><text:span text:style-name="T59">O pijanstve (alkoholisme) sme sa už zmienili. Tu prehovoríme o prudkej, náhlej otrave, ktorá sa prihodí u ľudí (u mládeže i dospelých), ktorí iná</text:span></text:span><text:span text:style-name="CharStyle11"><text:span text:style-name="T2">č</text:span></text:span><text:span text:style-name="CharStyle11"><text:span text:style-name="T59">e nie sú opilci.</text:span></text:span></text:p>
        <text:p text:style-name="P97"><text:span text:style-name="CharStyle11"><text:span text:style-name="T59">V našom kraji sú časté náhle otravy u detí, ktoré náhodou, z neopatrnosti alebo nevedomosti rodičov vypijú väčšie množstvo daktorého z lie­hových </text:span></text:span><text:soft-page-break/><text:span text:style-name="CharStyle11"><text:span text:style-name="T59">nápojov; u dospelých prihodia sa z roztopašnosti, na stávku, alebo z vystatovania sa, ko</text:span></text:span><text:span text:style-name="CharStyle11"><text:span text:style-name="T10">ľ</text:span></text:span><text:span text:style-name="CharStyle11"><text:span text:style-name="T59">ko ten alebo onen „vydrží“.</text:span></text:span></text:p>
        <text:p text:style-name="P97"><text:span text:style-name="CharStyle11"><text:span text:style-name="T59">Ke</text:span></text:span><text:span text:style-name="CharStyle11"><text:span text:style-name="T67">ď</text:span></text:span><text:span text:style-name="CharStyle11"><text:span text:style-name="T59"> užijeme väčšie množstvo liehov za krátky čas, opijeme sa. Opitý človek zpočiatku je veselý, shovorčivý, dakedy zúri a je rozč</text:span></text:span><text:span text:style-name="CharStyle11"><text:span text:style-name="T2">ú</text:span></text:span><text:span text:style-name="CharStyle11"><text:span text:style-name="T59">lený, konečne zoslabne a upadne do bezvedomia. Otrávený lie­hom dýcha </text:span></text:span><text:span text:style-name="CharStyle11"><text:span text:style-name="T67">ť</text:span></text:span><text:span text:style-name="CharStyle11"><text:span text:style-name="T59">ažko, dych páchne liehovinou, tvár mu očervenie, chladne a časom vracia. V bez­vedomom stave môže nastať sm</text:span></text:span><text:span text:style-name="CharStyle11"><text:span text:style-name="T2">r</text:span></text:span><text:span text:style-name="CharStyle11"><text:span text:style-name="T10">ť</text:span></text:span><text:span text:style-name="CharStyle11"><text:span text:style-name="T59">.</text:span></text:span></text:p>
        <text:p text:style-name="P97"><text:span text:style-name="CharStyle21"><text:span text:style-name="T59">Pomoc pri otrave lieho</text:span></text:span><text:span text:style-name="CharStyle21"><text:span text:style-name="T2">m</text:span></text:span><text:span text:style-name="CharStyle21"><text:span text:style-name="T59">:</text:span></text:span></text:p>
        <text:p text:style-name="P97"><text:span text:style-name="CharStyle11"><text:span text:style-name="T59">Otráveného uložíme s povýšenou hlavou na poste</text:span></text:span><text:span text:style-name="CharStyle11"><text:span text:style-name="T10">ľ</text:span></text:span><text:span text:style-name="CharStyle11"><text:span text:style-name="T59"> alebo na lavicu a tvár mu nachýlime na stranu, aby vyvracané hmoty voľne odchádzaly z úst, že by sa otrávený nezadusil. Tvár a telo mu polejeme studenou vodou a za nos ho potrhávame. Na hlavu priložíme mu studené obkladky. Ke</text:span></text:span><text:span text:style-name="CharStyle11"><text:span text:style-name="T67">ď</text:span></text:span><text:span text:style-name="CharStyle11"><text:span text:style-name="T59"> sa otrávený preberie, dáme mu silnej čiernej kávy, aby sa ochabnuté srdce prebralo k činnosti. Na príbytku otvoríme obloky, aby vnikal čerstvý vzduch, a ochladnuté telo otráveného prikryjeme perinami alebo šatkami. Ak otrávený dýcha slabo, zavedieme umelé dýchanie.</text:span></text:span></text:p>
        <text:p text:style-name="P97"><text:span text:style-name="CharStyle11"><text:span text:style-name="T59">Otráveného strážime, aby ho nenapadla zú­rivosť a v zúrivosti aby sebe alebo iným neublížil. Stáva sa totiž, že opilý, ležiac chvíľu pokojne, razom sa preberie, začne zúriť a rozbíjať predmety okolo seba, alebo sa schytí a vyskočí oblokom. Toto zúrenie je dosť časté menovite u opilcov, ktorí sa riadne a často opíjajú, a menuje sa </text:span></text:span><text:span text:style-name="CharStyle21"><text:span text:style-name="T2">b</text:span></text:span><text:span text:style-name="CharStyle21"><text:span text:style-name="T59">l</text:span></text:span><text:span text:style-name="CharStyle21"><text:span text:style-name="T2">ús</text:span></text:span><text:span text:style-name="CharStyle21"><text:span text:style-name="T59">nen</text:span></text:span><text:span text:style-name="CharStyle21"><text:span text:style-name="T2">í</text:span></text:span><text:span text:style-name="CharStyle21"><text:span text:style-name="T59">m opilcov (delirium tre</text:span></text:span><text:span text:style-name="CharStyle11"><text:span text:style-name="T2">me</text:span></text:span><text:span text:style-name="CharStyle11"><text:span text:style-name="T59">ns).</text:span></text:span></text:p>
        <text:p text:style-name="P97"><text:soft-page-break/><text:span text:style-name="CharStyle11"><text:span text:style-name="T59">Otravy liehom končievajú sa obyčajne mierne. Opitý sa vyspí a prebudí sa s bolením hlavy, veľ­kým smädom a katarrhom žalúdka.</text:span></text:span></text:p>
        <text:p text:style-name="P97"><text:span text:style-name="CharStyle11"><text:span text:style-name="T59">Aké následky má riadne pitie liehovín, o tom sme sa dočítali v odstavci „Požívanie liehových nápojov“.</text:span></text:span></text:p>
        <text:p text:style-name="P46"><text:span text:style-name="CharStyle12"><text:span text:style-name="T59"/></text:span></text:p>
        <text:p text:style-name="P73"><text:span text:style-name="CharStyle12"><text:span text:style-name="T59">115. Otrava fosforom.</text:span></text:span></text:p>
        <text:p text:style-name="P4"><text:span text:style-name="CharStyle8"><text:span text:style-name="T59">(Otrava fosforovými zápalkami.)</text:span></text:span></text:p>
        <text:p text:style-name="P97"><text:span text:style-name="CharStyle11"><text:span text:style-name="T59"/></text:span></text:p>
        <text:p text:style-name="P196"><text:span text:style-name="CharStyle11"><text:span text:style-name="T59">Fosforu užíva sa v priemysle pri výrobe zá­paliek preto, lebo sa ľahko zapaľuje. Na obyčaj­ných zápalkách forfor smiešaný je obyčajne s gummou.</text:span></text:span></text:p>
        <text:p text:style-name="P97"><text:span text:style-name="CharStyle11"><text:span text:style-name="T59">Otravy fosforom stávajú sa v továrňach na zápalky, pri spracovaní fosforu, </text:span></text:span><text:span text:style-name="CharStyle11"><text:span text:style-name="T67">ď</text:span></text:span><text:span text:style-name="CharStyle11"><text:span text:style-name="T59">alej zúmyselne pri samovraždách, omylom alebo z úmyslu vražedlného.</text:span></text:span></text:p>
        <text:p text:style-name="P97"><text:span text:style-name="CharStyle11"><text:span text:style-name="T59">Fosfor má odporný zápach a preto k zločinným cieľom sa ho málo používa.</text:span></text:span></text:p>
        <text:p text:style-name="P97"><text:span text:style-name="CharStyle11"><text:span text:style-name="T59">Príznaky otravy počínajú sa dávením, neskoršie hnačkou, niekedy i krvavou. Vyvracané hmoty v tme svetielkujú, podobne ako fosforové zápalky. Dych otráveného páchne cesnakom. Zpočiatku prí­znaky bývajú slabé, len o niekoľko hodín, o deň sa stupňujú, tak že vracanie a hnačka opakujú sa každú chvíľu.</text:span></text:span></text:p>
        <text:p text:style-name="P97"><text:span text:style-name="CharStyle11"><text:span text:style-name="T59">K týmto príznakom družia sa príznaky nervové. Otrávený javí úzkosť, bolí ho hlava a je ospalý. Keď sa jed dostane do obehu krvi, a síce tak, že</text:span></text:span><text:span text:style-name="CharStyle26"><text:span text:style-name="T59"> </text:span></text:span><text:span text:style-name="CharStyle11"><text:span text:style-name="T59">sa vstrebe žalúdkom a črevami, koža sa zafarbí do žlta, nemocný dostane </text:span></text:span><text:soft-page-break/><text:span text:style-name="CharStyle11"><text:span text:style-name="T59">žltačku. Má stály bôľ v bruchu, cíti sa plným a pečene sú nad mieru citlivé. Takto to trvá asi za dva-tri dni. V tomto čase môže ešte nasta</text:span></text:span><text:span text:style-name="CharStyle11"><text:span text:style-name="T2">ť</text:span></text:span><text:span text:style-name="CharStyle11"><text:span text:style-name="T59"> obrat k lepšiemu, alebo choroba postupuje istým krokom k smrti. V zhor­šenom stave vidíme, že otrávený dýcha krátko, puls má slabý a rýchly, dostáva závrat, blúzni, uteká z postele, v očiach sa mu zatmieva, až po­rážkou p</text:span></text:span><text:span text:style-name="CharStyle11"><text:span text:style-name="T2">ľ</text:span></text:span><text:span text:style-name="CharStyle11"><text:span text:style-name="T59">úc a srdca umiera.</text:span></text:span></text:p>
        <text:p text:style-name="P97"><text:span text:style-name="CharStyle11"><text:span text:style-name="T59">Otrava fosforom je veľmi nebezpečná, lebo známe sú prípady, že otrávený, ktorého sa poda­rilo zpočiatku zachrániť, o pár dní ťažko onemocnel a jeho choroba skončila sa smrťou.</text:span></text:span></text:p>
        <text:p text:style-name="P97"><text:span text:style-name="CharStyle11"><text:span text:style-name="T59">Proti otrave fosforom, či vlastne zápalkami je najlepšia ochrana, keď obyčajných zápaliek ne­budeme upotrebovať. V mnohých krajinách už vôbec zakázali výrobu obyčajných zápaliek; one­dlho stane sa to i v našej krajine.</text:span></text:span></text:p>
        <text:p text:style-name="P97"><text:span text:style-name="CharStyle11"><text:span text:style-name="T59">Pomoc pri otrave záleží v tom, že sa posta­ráme, aby otrávený čím skôr jed vyvrátil. Dáme mu tedy užiť na vracanie a preklystierujeme ho.</text:span></text:span></text:p>
        <text:p text:style-name="P97"><text:span text:style-name="CharStyle27"><text:span text:style-name="T59">Pri otrave fosforom nemocnému nesvobodno dať mlieka, oleja a vôbec nijakých mastných nápojov a pokrmov. To preto, lebo fosfor sa ľahko rozpúšťa v mastných látkach, čím by sa napomohlo jeho vstrebanie do krvi a tak usnadnilo by sa otrávenie. Dobrým protiliekom je obyčajný starý terpentinový olej, z ktorého mô</text:span></text:span><text:span text:style-name="CharStyle11"><text:span text:style-name="T59">žeme dávať nemocnému 5—15 kvapiek za pol ho­diny. Zavolaný lekár vymyje nemocnému žalúdok a predpíše mu potrebné lieky.</text:span></text:span></text:p>
        <text:p text:style-name="P97"><text:span text:style-name="CharStyle11"><text:span text:style-name="T59">O vleklej otrave fosforom hovorili sme v ka­pitole „O práci“.</text:span></text:span></text:p>
        <text:p text:style-name="P9"><text:soft-page-break/><text:span text:style-name="CharStyle104"><text:span text:style-name="T5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6_29_" style:display-name="Základný text (6)" style:family="paragraph" style:master-page-name="">
      <loext:graphic-properties draw:fill="none" draw:fill-color="#729fcf"/>
      <style:paragraph-properties style:page-number="auto" fo:background-color="transparent"/>
    </style:style>
    <style:style style:name="Základný_20_text_20__28_4_29_" style:display-name="Základný text (4)" style:family="paragraph" style:master-page-name="">
      <loext:graphic-properties draw:fill="none" draw:fill-color="#729fcf"/>
      <style:paragraph-properties fo:text-align="end"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2" style:display-name="Záhlavie #2" style:family="paragraph" style:list-style-name="" style:master-page-name="">
      <loext:graphic-properties draw:fill="none" draw:fill-color="#729fcf"/>
      <style:paragraph-properties style:page-number="auto" fo:background-color="transparent"/>
    </style:style>
    <style:style style:name="Základný_20_text_20__28_3_29_" style:display-name="Základný text (3)" style:family="paragraph" style:master-page-name="">
      <loext:graphic-properties draw:fill="none" draw:fill-color="#729fcf"/>
      <style:paragraph-properties fo:margin-left="0cm" fo:margin-right="0cm" fo:text-indent="0.212cm" style:auto-text-indent="false" style:page-number="auto" fo:background-color="transparent"/>
    </style:style>
    <style:style style:name="Základný_20_text_20__28_5_29_" style:display-name="Základný text (5)" style:family="paragraph"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4" style:display-name="Záhlavie #4" style:family="paragraph" style:list-style-name=""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Footnote" style:family="paragraph" style:class="extra" style:master-page-name="">
      <loext:graphic-properties draw:fill="none" draw:fill-color="#729fcf"/>
      <style:paragraph-properties fo:margin-left="0cm" fo:margin-right="0cm" fo:text-indent="0.706cm" style:auto-text-indent="false" style:page-number="auto" fo:background-color="transparent"/>
    </style:style>
    <style:style style:name="Názov_20_tabuľky" style:display-name="Názov tabuľky" style:family="paragraph" style:master-page-name="">
      <loext:graphic-properties draw:fill="none" draw:fill-color="#729fcf"/>
      <style:paragraph-properties fo:margin-left="0cm" fo:margin-right="0cm" fo:text-indent="0.741cm" style:auto-text-indent="false" style:page-number="auto" fo:background-color="transparent"/>
    </style:style>
    <style:style style:name="Základný_20_text_20__28_9_29_" style:display-name="Základný text (9)" style:family="paragraph" style:master-page-name="">
      <loext:graphic-properties draw:fill="none" draw:fill-color="#729fcf"/>
      <style:paragraph-properties style:page-number="auto" fo:background-color="transparent"/>
    </style:style>
    <style:style style:name="Obsah" style:family="paragraph" style:master-page-name="">
      <loext:graphic-properties draw:fill="none" draw:fill-color="#729fcf"/>
      <style:paragraph-properties fo:margin-left="0cm" fo:margin-right="0cm" fo:text-indent="0.953cm" style:auto-text-indent="false"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b__20_DropCap1" style:display-name="Základný text + DropCap1" style:family="paragraph" style:parent-style-name="Základný_20_text" style:master-page-name="">
      <loext:graphic-properties draw:fill="none" draw:fill-color="#729fcf"/>
      <style:paragraph-properties fo:margin-left="0cm" fo:margin-right="0cm" fo:text-align="start" style:justify-single-word="false" fo:text-indent="0cm" style:auto-text-indent="false" style:page-number="auto" fo:background-color="transparent">
        <style:tab-stops>
          <style:tab-stop style:position="4.902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9" style:family="text" style:parent-style-name="CharStyle8">
      <style:text-properties fo:color="#000000" fo:language="sk" fo:country="SK" style:language-asian="sk" style:country-asian="SK" style:language-complex="sk" style:country-complex="SK"/>
    </style:style>
    <style:style style:name="CharStyle11" style:family="text" style:parent-style-name="DefaultFontStyle"/>
    <style:style style:name="CharStyle12" style:family="text" style:parent-style-name="CharStyle11">
      <style:text-properties fo:color="#000000" fo:language="sk" fo:country="SK" style:language-asian="sk" style:country-asian="SK" style:language-complex="sk" style:country-complex="SK"/>
    </style:style>
    <style:style style:name="CharStyle14" style:family="text" style:parent-style-name="DefaultFontStyle"/>
    <style:style style:name="CharStyle15" style:family="text" style:parent-style-name="CharStyle11">
      <style:text-properties fo:color="#000000" fo:language="sk" fo:country="SK" style:language-asian="sk" style:country-asian="SK" style:language-complex="sk" style:country-complex="SK"/>
    </style:style>
    <style:style style:name="CharStyle17" style:family="text" style:parent-style-name="DefaultFontStyle"/>
    <style:style style:name="CharStyle18" style:family="text" style:parent-style-name="CharStyle17">
      <style:text-properties fo:color="#000000" fo:language="sk" fo:country="SK" style:language-asian="sk" style:country-asian="SK" style:language-complex="sk" style:country-complex="SK"/>
    </style:style>
    <style:style style:name="CharStyle20" style:family="text" style:parent-style-name="DefaultFontStyle"/>
    <style:style style:name="CharStyle21" style:family="text" style:parent-style-name="CharStyle11">
      <style:text-properties fo:color="#000000" fo:language="sk" fo:country="SK" style:language-asian="sk" style:country-asian="SK" style:language-complex="sk" style:country-complex="SK"/>
    </style:style>
    <style:style style:name="CharStyle23" style:family="text" style:parent-style-name="DefaultFontStyle"/>
    <style:style style:name="CharStyle24" style:family="text" style:parent-style-name="CharStyle23">
      <style:text-properties fo:color="#000000" fo:language="sk" fo:country="SK" style:language-asian="sk" style:country-asian="SK" style:language-complex="sk" style:country-complex="SK"/>
    </style:style>
    <style:style style:name="CharStyle26" style:family="text" style:parent-style-name="DefaultFontStyle"/>
    <style:style style:name="CharStyle27" style:family="text" style:parent-style-name="CharStyle11">
      <style:text-properties fo:color="#000000" fo:language="sk" fo:country="SK" style:language-asian="sk" style:country-asian="SK" style:language-complex="sk" style:country-complex="SK"/>
    </style:style>
    <style:style style:name="CharStyle29" style:family="text" style:parent-style-name="DefaultFontStyle"/>
    <style:style style:name="CharStyle30" style:family="text" style:parent-style-name="CharStyle11">
      <style:text-properties fo:color="#000000" fo:language="sk" fo:country="SK" style:language-asian="sk" style:country-asian="SK" style:language-complex="sk" style:country-complex="SK"/>
    </style:style>
    <style:style style:name="CharStyle32" style:family="text" style:parent-style-name="DefaultFontStyle"/>
    <style:style style:name="CharStyle33" style:family="text" style:parent-style-name="CharStyle32">
      <style:text-properties fo:color="#000000" fo:language="sk" fo:country="SK" style:language-asian="sk" style:country-asian="SK" style:language-complex="sk" style:country-complex="SK"/>
    </style:style>
    <style:style style:name="CharStyle34" style:family="text" style:parent-style-name="CharStyle32">
      <style:text-properties fo:color="#000000" fo:language="sk" fo:country="SK" style:language-asian="sk" style:country-asian="SK" style:language-complex="sk" style:country-complex="SK"/>
    </style:style>
    <style:style style:name="CharStyle35" style:family="text" style:parent-style-name="CharStyle32">
      <style:text-properties fo:color="#000000" fo:language="sk" fo:country="SK" style:language-asian="sk" style:country-asian="SK" style:language-complex="sk" style:country-complex="SK"/>
    </style:style>
    <style:style style:name="CharStyle37" style:family="text" style:parent-style-name="DefaultFontStyle"/>
    <style:style style:name="CharStyle38" style:family="text" style:parent-style-name="CharStyle23">
      <style:text-properties fo:color="#000000" fo:language="sk" fo:country="SK" style:language-asian="sk" style:country-asian="SK" style:language-complex="sk" style:country-complex="SK"/>
    </style:style>
    <style:style style:name="CharStyle39" style:family="text" style:parent-style-name="CharStyle26">
      <style:text-properties fo:color="#000000" fo:language="sk" fo:country="SK" style:language-asian="sk" style:country-asian="SK" style:language-complex="sk" style:country-complex="SK"/>
    </style:style>
    <style:style style:name="CharStyle40" style:family="text" style:parent-style-name="CharStyle8">
      <style:text-properties fo:color="#000000" fo:language="sk" fo:country="SK" style:language-asian="sk" style:country-asian="SK" style:language-complex="sk" style:country-complex="SK"/>
    </style:style>
    <style:style style:name="CharStyle42" style:family="text" style:parent-style-name="DefaultFontStyle"/>
    <style:style style:name="CharStyle43" style:family="text" style:parent-style-name="CharStyle37">
      <style:text-properties fo:color="#000000" fo:language="sk" fo:country="SK" style:language-asian="sk" style:country-asian="SK" style:language-complex="sk" style:country-complex="SK"/>
    </style:style>
    <style:style style:name="CharStyle44" style:family="text" style:parent-style-name="CharStyle37">
      <style:text-properties fo:color="#000000" fo:language="sk" fo:country="SK" style:language-asian="sk" style:country-asian="SK" style:language-complex="sk" style:country-complex="SK"/>
    </style:style>
    <style:style style:name="CharStyle45" style:family="text" style:parent-style-name="CharStyle37">
      <style:text-properties fo:color="#000000" fo:language="sk" fo:country="SK" style:language-asian="sk" style:country-asian="SK" style:language-complex="sk" style:country-complex="SK"/>
    </style:style>
    <style:style style:name="CharStyle46" style:family="text" style:parent-style-name="CharStyle11">
      <style:text-properties fo:color="#000000" fo:language="sk" fo:country="SK" style:language-asian="sk" style:country-asian="SK" style:language-complex="sk" style:country-complex="SK"/>
    </style:style>
    <style:style style:name="CharStyle47" style:family="text" style:parent-style-name="CharStyle32">
      <style:text-properties fo:color="#000000" fo:language="sk" fo:country="SK" style:language-asian="sk" style:country-asian="SK" style:language-complex="sk" style:country-complex="SK"/>
    </style:style>
    <style:style style:name="CharStyle48" style:family="text" style:parent-style-name="CharStyle11">
      <style:text-properties fo:color="#000000" fo:language="sk" fo:country="SK" style:language-asian="sk" style:country-asian="SK" style:language-complex="sk" style:country-complex="SK"/>
    </style:style>
    <style:style style:name="CharStyle50" style:family="text" style:parent-style-name="DefaultFontStyle"/>
    <style:style style:name="CharStyle51" style:family="text" style:parent-style-name="CharStyle32">
      <style:text-properties fo:color="#000000" fo:language="sk" fo:country="SK" style:language-asian="sk" style:country-asian="SK" style:language-complex="sk" style:country-complex="SK"/>
    </style:style>
    <style:style style:name="CharStyle52" style:family="text" style:parent-style-name="CharStyle32">
      <style:text-properties fo:color="#000000" fo:language="sk" fo:country="SK" style:language-asian="sk" style:country-asian="SK" style:language-complex="sk" style:country-complex="SK"/>
    </style:style>
    <style:style style:name="CharStyle53" style:family="text" style:parent-style-name="CharStyle32">
      <style:text-properties fo:color="#000000" fo:language="sk" fo:country="SK" style:language-asian="sk" style:country-asian="SK" style:language-complex="sk" style:country-complex="SK"/>
    </style:style>
    <style:style style:name="CharStyle54" style:family="text" style:parent-style-name="CharStyle32">
      <style:text-properties fo:color="#000000" fo:language="sk" fo:country="SK" style:language-asian="sk" style:country-asian="SK" style:language-complex="sk" style:country-complex="SK"/>
    </style:style>
    <style:style style:name="CharStyle55" style:family="text" style:parent-style-name="CharStyle17">
      <style:text-properties fo:color="#000000" fo:language="sk" fo:country="SK" style:language-asian="sk" style:country-asian="SK" style:language-complex="sk" style:country-complex="SK"/>
    </style:style>
    <style:style style:name="CharStyle56" style:family="text" style:parent-style-name="CharStyle32">
      <style:text-properties fo:color="#000000" fo:language="sk" fo:country="SK" style:language-asian="sk" style:country-asian="SK" style:language-complex="sk" style:country-complex="SK"/>
    </style:style>
    <style:style style:name="CharStyle58" style:family="text" style:parent-style-name="DefaultFontStyle"/>
    <style:style style:name="CharStyle59" style:family="text" style:parent-style-name="CharStyle58">
      <style:text-properties fo:color="#000000" fo:language="sk" fo:country="SK" style:language-asian="sk" style:country-asian="SK" style:language-complex="sk" style:country-complex="SK"/>
    </style:style>
    <style:style style:name="CharStyle60" style:family="text" style:parent-style-name="CharStyle32">
      <style:text-properties fo:color="#ffffff" fo:language="sk" fo:country="SK" style:language-asian="sk" style:country-asian="SK" style:language-complex="sk" style:country-complex="SK"/>
    </style:style>
    <style:style style:name="CharStyle61" style:family="text" style:parent-style-name="CharStyle32">
      <style:text-properties fo:color="#000000" fo:language="sk" fo:country="SK" style:language-asian="sk" style:country-asian="SK" style:language-complex="sk" style:country-complex="SK"/>
    </style:style>
    <style:style style:name="CharStyle62" style:family="text" style:parent-style-name="CharStyle32">
      <style:text-properties fo:color="#000000" fo:language="sk" fo:country="SK" style:language-asian="sk" style:country-asian="SK" style:language-complex="sk" style:country-complex="SK"/>
    </style:style>
    <style:style style:name="CharStyle63" style:family="text" style:parent-style-name="CharStyle32">
      <style:text-properties fo:color="#ffffff" fo:language="sk" fo:country="SK" style:language-asian="sk" style:country-asian="SK" style:language-complex="sk" style:country-complex="SK"/>
    </style:style>
    <style:style style:name="CharStyle64" style:family="text" style:parent-style-name="CharStyle17">
      <style:text-properties fo:font-variant="small-caps" fo:color="#000000" fo:language="sk" fo:country="SK" style:language-asian="sk" style:country-asian="SK" style:language-complex="sk" style:country-complex="SK"/>
    </style:style>
    <style:style style:name="CharStyle65" style:family="text" style:parent-style-name="CharStyle32">
      <style:text-properties fo:color="#000000" fo:language="sk" fo:country="SK" style:language-asian="sk" style:country-asian="SK" style:language-complex="sk" style:country-complex="SK"/>
    </style:style>
    <style:style style:name="CharStyle66" style:family="text" style:parent-style-name="CharStyle37">
      <style:text-properties fo:color="#000000" fo:language="sk" fo:country="SK" style:language-asian="sk" style:country-asian="SK" style:language-complex="sk" style:country-complex="SK"/>
    </style:style>
    <style:style style:name="CharStyle67" style:family="text" style:parent-style-name="CharStyle37">
      <style:text-properties fo:color="#000000" fo:language="sk" fo:country="SK" style:language-asian="sk" style:country-asian="SK" style:language-complex="sk" style:country-complex="SK"/>
    </style:style>
    <style:style style:name="CharStyle68" style:family="text" style:parent-style-name="CharStyle37">
      <style:text-properties fo:color="#000000" fo:language="sk" fo:country="SK" style:language-asian="sk" style:country-asian="SK" style:language-complex="sk" style:country-complex="SK"/>
    </style:style>
    <style:style style:name="CharStyle69" style:family="text" style:parent-style-name="CharStyle37">
      <style:text-properties fo:color="#000000" fo:language="sk" fo:country="SK" style:language-asian="sk" style:country-asian="SK" style:language-complex="sk" style:country-complex="SK"/>
    </style:style>
    <style:style style:name="CharStyle70" style:family="text" style:parent-style-name="CharStyle37">
      <style:text-properties fo:color="#000000" fo:language="sk" fo:country="SK" style:language-asian="sk" style:country-asian="SK" style:language-complex="sk" style:country-complex="SK"/>
    </style:style>
    <style:style style:name="CharStyle71" style:family="text" style:parent-style-name="CharStyle37">
      <style:text-properties fo:color="#000000" fo:language="sk" fo:country="SK" style:language-asian="sk" style:country-asian="SK" style:language-complex="sk" style:country-complex="SK"/>
    </style:style>
    <style:style style:name="CharStyle72" style:family="text" style:parent-style-name="CharStyle50">
      <style:text-properties fo:color="#000000" fo:language="sk" fo:country="SK" style:language-asian="sk" style:country-asian="SK" style:language-complex="sk" style:country-complex="SK"/>
    </style:style>
    <style:style style:name="CharStyle73" style:family="text" style:parent-style-name="CharStyle11">
      <style:text-properties fo:color="#000000" fo:language="sk" fo:country="SK" style:language-asian="sk" style:country-asian="SK" style:language-complex="sk" style:country-complex="SK"/>
    </style:style>
    <style:style style:name="CharStyle75" style:family="text" style:parent-style-name="DefaultFontStyle"/>
    <style:style style:name="CharStyle76" style:family="text" style:parent-style-name="CharStyle75">
      <style:text-properties fo:color="#000000" fo:language="sk" fo:country="SK" style:language-asian="sk" style:country-asian="SK" style:language-complex="sk" style:country-complex="SK"/>
    </style:style>
    <style:style style:name="CharStyle77" style:family="text" style:parent-style-name="CharStyle50">
      <style:text-properties fo:color="#000000" fo:language="sk" fo:country="SK" style:language-asian="sk" style:country-asian="SK" style:language-complex="sk" style:country-complex="SK"/>
    </style:style>
    <style:style style:name="CharStyle78" style:family="text" style:parent-style-name="CharStyle8">
      <style:text-properties fo:color="#000000" fo:language="sk" fo:country="SK" style:language-asian="sk" style:country-asian="SK" style:language-complex="sk" style:country-complex="SK"/>
    </style:style>
    <style:style style:name="CharStyle79" style:family="text" style:parent-style-name="CharStyle75">
      <style:text-properties fo:color="#000000" fo:language="sk" fo:country="SK" style:language-asian="sk" style:country-asian="SK" style:language-complex="sk" style:country-complex="SK"/>
    </style:style>
    <style:style style:name="CharStyle80" style:family="text" style:parent-style-name="CharStyle11">
      <style:text-properties fo:font-variant="small-caps" fo:color="#000000" fo:language="sk" fo:country="SK" style:language-asian="sk" style:country-asian="SK" style:language-complex="sk" style:country-complex="SK"/>
    </style:style>
    <style:style style:name="CharStyle81" style:family="text" style:parent-style-name="CharStyle37">
      <style:text-properties fo:color="#000000" fo:language="sk" fo:country="SK" style:language-asian="sk" style:country-asian="SK" style:language-complex="sk" style:country-complex="SK"/>
    </style:style>
    <style:style style:name="CharStyle82" style:family="text" style:parent-style-name="CharStyle42">
      <style:text-properties fo:color="#000000" fo:language="sk" fo:country="SK" style:language-asian="sk" style:country-asian="SK" style:language-complex="sk" style:country-complex="SK"/>
    </style:style>
    <style:style style:name="CharStyle83" style:family="text" style:parent-style-name="CharStyle50">
      <style:text-properties fo:color="#000000" fo:language="sk" fo:country="SK" style:language-asian="sk" style:country-asian="SK" style:language-complex="sk" style:country-complex="SK"/>
    </style:style>
    <style:style style:name="CharStyle84" style:family="text" style:parent-style-name="CharStyle17">
      <style:text-properties fo:color="#000000" fo:language="sk" fo:country="SK" style:language-asian="sk" style:country-asian="SK" style:language-complex="sk" style:country-complex="SK"/>
    </style:style>
    <style:style style:name="CharStyle85" style:family="text" style:parent-style-name="CharStyle26">
      <style:text-properties fo:color="#000000" fo:language="sk" fo:country="SK" style:language-asian="sk" style:country-asian="SK" style:language-complex="sk" style:country-complex="SK"/>
    </style:style>
    <style:style style:name="CharStyle86" style:family="text" style:parent-style-name="CharStyle32">
      <style:text-properties fo:color="#000000" fo:language="sk" fo:country="SK" style:language-asian="sk" style:country-asian="SK" style:language-complex="sk" style:country-complex="SK"/>
    </style:style>
    <style:style style:name="CharStyle87" style:family="text" style:parent-style-name="CharStyle8">
      <style:text-properties fo:font-variant="small-caps" fo:color="#000000" fo:language="sk" fo:country="SK" style:language-asian="sk" style:country-asian="SK" style:language-complex="sk" style:country-complex="SK"/>
    </style:style>
    <style:style style:name="CharStyle88" style:family="text" style:parent-style-name="CharStyle11">
      <style:text-properties fo:font-variant="small-caps" fo:color="#000000" fo:language="sk" fo:country="SK" style:language-asian="sk" style:country-asian="SK" style:language-complex="sk" style:country-complex="SK"/>
    </style:style>
    <style:style style:name="CharStyle89" style:family="text" style:parent-style-name="CharStyle32">
      <style:text-properties fo:color="#000000" fo:language="sk" fo:country="SK" style:language-asian="sk" style:country-asian="SK" style:language-complex="sk" style:country-complex="SK"/>
    </style:style>
    <style:style style:name="CharStyle90" style:family="text" style:parent-style-name="CharStyle32">
      <style:text-properties fo:color="#000000" fo:language="sk" fo:country="SK" style:language-asian="sk" style:country-asian="SK" style:language-complex="sk" style:country-complex="SK"/>
    </style:style>
    <style:style style:name="CharStyle91" style:family="text" style:parent-style-name="CharStyle32">
      <style:text-properties fo:color="#000000" fo:language="sk" fo:country="SK" style:language-asian="sk" style:country-asian="SK" style:language-complex="sk" style:country-complex="SK"/>
    </style:style>
    <style:style style:name="CharStyle92" style:family="text" style:parent-style-name="CharStyle11">
      <style:text-properties fo:color="#000000" fo:language="sk" fo:country="SK" style:language-asian="sk" style:country-asian="SK" style:language-complex="sk" style:country-complex="SK"/>
    </style:style>
    <style:style style:name="CharStyle93" style:family="text" style:parent-style-name="CharStyle8">
      <style:text-properties fo:color="#000000" fo:language="sk" fo:country="SK" style:language-asian="sk" style:country-asian="SK" style:language-complex="sk" style:country-complex="SK"/>
    </style:style>
    <style:style style:name="CharStyle94" style:family="text" style:parent-style-name="CharStyle32">
      <style:text-properties fo:color="#000000" fo:language="sk" fo:country="SK" style:language-asian="sk" style:country-asian="SK" style:language-complex="sk" style:country-complex="SK"/>
    </style:style>
    <style:style style:name="CharStyle95" style:family="text" style:parent-style-name="CharStyle8">
      <style:text-properties fo:color="#000000" fo:language="sk" fo:country="SK" style:language-asian="sk" style:country-asian="SK" style:language-complex="sk" style:country-complex="SK"/>
    </style:style>
    <style:style style:name="CharStyle97" style:family="text" style:parent-style-name="DefaultFontStyle"/>
    <style:style style:name="CharStyle98" style:family="text" style:parent-style-name="CharStyle29">
      <style:text-properties fo:color="#000000" fo:language="sk" fo:country="SK" style:language-asian="sk" style:country-asian="SK" style:language-complex="sk" style:country-complex="SK"/>
    </style:style>
    <style:style style:name="CharStyle99" style:family="text" style:parent-style-name="CharStyle75">
      <style:text-properties fo:color="#000000" fo:language="sk" fo:country="SK" style:language-asian="sk" style:country-asian="SK" style:language-complex="sk" style:country-complex="SK"/>
    </style:style>
    <style:style style:name="CharStyle100" style:family="text" style:parent-style-name="CharStyle75">
      <style:text-properties fo:color="#000000" fo:language="sk" fo:country="SK" style:language-asian="sk" style:country-asian="SK" style:language-complex="sk" style:country-complex="SK"/>
    </style:style>
    <style:style style:name="CharStyle101" style:family="text" style:parent-style-name="CharStyle29">
      <style:text-properties fo:color="#000000" fo:language="sk" fo:country="SK" style:language-asian="sk" style:country-asian="SK" style:language-complex="sk" style:country-complex="SK"/>
    </style:style>
    <style:style style:name="CharStyle102" style:family="text" style:parent-style-name="CharStyle29">
      <style:text-properties fo:font-variant="small-caps" fo:color="#000000" fo:language="sk" fo:country="SK" style:language-asian="sk" style:country-asian="SK" style:language-complex="sk" style:country-complex="SK"/>
    </style:style>
    <style:style style:name="CharStyle104" style:family="text" style:parent-style-name="DefaultFontStyle"/>
    <style:style style:name="CharStyle105" style:family="text" style:parent-style-name="CharStyle104">
      <style:text-properties fo:color="#000000" fo:language="sk" fo:country="SK" style:language-asian="sk" style:country-asian="SK" style:language-complex="sk" style:country-complex="SK"/>
    </style:style>
    <style:style style:name="Predvolené_20_písmo_20_odseku" style:display-name="Predvolené písmo odseku"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3111408300</dc:title>
    <dc:subject/>
    <meta:initial-creator/>
    <meta:keyword/>
    <meta:generator>LibreOffice/5.4.2.2$Windows_x86 LibreOffice_project/22b09f6418e8c2d508a9eaf86b2399209b0990f4</meta:generator>
    <dc:date>2024-01-28T16:48:20.643000000</dc:date>
    <meta:editing-duration>PT14H6M5S</meta:editing-duration>
    <meta:editing-cycles>38</meta:editing-cycles>
    <meta:document-statistic meta:table-count="0" meta:image-count="0" meta:object-count="0" meta:page-count="287" meta:paragraph-count="1536" meta:word-count="56738" meta:character-count="354733" meta:non-whitespace-character-count="299544"/>
  </office:meta>
</office:document-meta>
</file>